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9.999cm"/>
    </style:style>
    <style:style style:name="co7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362cm"/>
    </style:style>
    <style:style style:name="co15" style:family="table-column">
      <style:table-column-properties fo:break-before="page" style:column-width="1cm"/>
    </style:style>
    <style:style style:name="co13" style:family="table-column">
      <style:table-column-properties fo:break-before="auto" style:column-width="2.3cm"/>
    </style:style>
    <style:style style:name="co16" style:family="table-column">
      <style:table-column-properties fo:break-before="auto" style:column-width="2.401cm"/>
    </style:style>
    <style:style style:name="co17" style:family="table-column">
      <style:table-column-properties fo:break-before="auto" style:column-width="2.6cm"/>
    </style:style>
    <style:style style:name="co18" style:family="table-column">
      <style:table-column-properties fo:break-before="auto" style:column-width="2.307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6.001cm"/>
    </style:style>
    <style:style style:name="co21" style:family="table-column">
      <style:table-column-properties fo:break-before="auto" style:column-width="3.5cm"/>
    </style:style>
    <style:style style:name="co22" style:family="table-column">
      <style:table-column-properties fo:break-before="auto" style:column-width="3.099cm"/>
    </style:style>
    <style:style style:name="co23" style:family="table-column">
      <style:table-column-properties fo:break-before="auto" style:column-width="4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page" style:use-optimal-row-height="tru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64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00a_20_récapitulatif_20_corps_20_d_20_état_20_-_20_MOe_20__26__20_offres_20_entreprises">
      <style:table-properties table:display="true" style:writing-mode="lr-tb"/>
    </style:style>
    <style:style style:name="ta7" style:family="table" style:master-page-name="PageStyle_5f_01b_20_VRD">
      <style:table-properties table:display="true" style:writing-mode="lr-tb"/>
    </style:style>
    <style:style style:name="ta8" style:family="table" style:master-page-name="PageStyle_5f_01c_20_gros_20_oeuvre">
      <style:table-properties table:display="true" style:writing-mode="lr-tb"/>
    </style:style>
    <style:style style:name="ta9" style:family="table" style:master-page-name="PageStyle_5f_02_20_charpente_20_metallique_20_">
      <style:table-properties table:display="true" style:writing-mode="lr-tb"/>
    </style:style>
    <style:style style:name="ta10" style:family="table" style:master-page-name="PageStyle_5f_03_20_couverture">
      <style:table-properties table:display="true" style:writing-mode="lr-tb"/>
    </style:style>
    <style:style style:name="ta11" style:family="table" style:master-page-name="PageStyle_5f_04_20_etancheite">
      <style:table-properties table:display="true" style:writing-mode="lr-tb"/>
    </style:style>
    <style:style style:name="ta12" style:family="table" style:master-page-name="PageStyle_5f_05_20_menuiserie_20_metallique">
      <style:table-properties table:display="true" style:writing-mode="lr-tb"/>
    </style:style>
    <style:style style:name="ta13" style:family="table" style:master-page-name="PageStyle_5f_06_20_menuiserie_20_aluminium">
      <style:table-properties table:display="true" style:writing-mode="lr-tb"/>
    </style:style>
    <style:style style:name="ta14" style:family="table" style:master-page-name="PageStyle_5f_07_20_menuiserie_20_bois">
      <style:table-properties table:display="true" style:writing-mode="lr-tb"/>
    </style:style>
    <style:style style:name="ta15" style:family="table" style:master-page-name="PageStyle_5f_08_20_menuiserie_20_PVC">
      <style:table-properties table:display="true" style:writing-mode="lr-tb"/>
    </style:style>
    <style:style style:name="ta17" style:family="table" style:master-page-name="PageStyle_5f_09a_20_revetements_20_durs">
      <style:table-properties table:display="true" style:writing-mode="lr-tb"/>
    </style:style>
    <style:style style:name="ta16" style:family="table" style:master-page-name="PageStyle_5f_09b_20_revetements_20_souples">
      <style:table-properties table:display="true" style:writing-mode="lr-tb"/>
    </style:style>
    <style:style style:name="ta18" style:family="table" style:master-page-name="PageStyle_5f_10_20_plaques_20_de_20_platre">
      <style:table-properties table:display="true" style:writing-mode="lr-tb"/>
    </style:style>
    <style:style style:name="ta20" style:family="table" style:master-page-name="PageStyle_5f_12_20_climatisation">
      <style:table-properties table:display="true" style:writing-mode="lr-tb"/>
    </style:style>
    <style:style style:name="ta22" style:family="table" style:master-page-name="PageStyle_5f_14_20_ascenseur">
      <style:table-properties table:display="true" style:writing-mode="lr-tb"/>
    </style:style>
    <style:style style:name="ta23" style:family="table" style:master-page-name="PageStyle_5f_15_20_peinture">
      <style:table-properties table:display="true" style:writing-mode="lr-tb"/>
    </style:style>
    <style:style style:name="ta24" style:family="table" style:master-page-name="PageStyle_5f_00a_20_récapitulatif_20_corps_20_d_20_état">
      <style:table-properties table:display="true" style:writing-mode="lr-tb"/>
    </style:style>
    <style:style style:name="ta25" style:family="table" style:master-page-name="PageStyle_5f_00b_20_récapitulatif_20_lots_20_-_20_MOe_20__26__20_offres_20_entreprises">
      <style:table-properties table:display="true" style:writing-mode="lr-tb"/>
    </style:style>
    <style:style style:name="ta26" style:family="table" style:master-page-name="PageStyle_5f_01a_20_démolition">
      <style:table-properties table:display="true" style:writing-mode="lr-tb"/>
    </style:style>
    <style:style style:name="ta27" style:family="table" style:master-page-name="PageStyle_5f_11_20_plomberie">
      <style:table-properties table:display="true" style:writing-mode="lr-tb"/>
    </style:style>
    <style:style style:name="ta28" style:family="table" style:master-page-name="PageStyle_5f_13_20_electricité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 style:data-style-name="N107">
      <style:table-cell-properties style:diagonal-bl-tr="none" style:diagonal-tl-br="none" fo:border="0.002cm solid #000000" style:rotation-align="none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" style:family="table-cell" style:parent-style-name="Default" style:data-style-name="N4">
      <style:table-cell-properties style:diagonal-bl-tr="none" style:diagonal-tl-br="none" fo:border="0.002cm solid #000000" style:rotation-align="none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diagonal-bl-tr="none" style:diagonal-tl-br="none" fo:border="0.002cm solid #000000" style:rotation-align="none"/>
    </style:style>
    <style:style style:name="ce28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43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order="none" style:rotation-align="none"/>
    </style:style>
    <style:style style:name="ce47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02cm solid #000000" style:rotation-align="none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32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7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 style:data-style-name="N4">
      <style:table-cell-properties fo:background-color="#ffffcc" style:diagonal-bl-tr="none" style:diagonal-tl-br="none" fo:border="0.002cm solid #000000" style:rotation-align="none"/>
    </style:style>
    <style:style style:name="ce91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ffffcc"/>
    </style:style>
    <style:style style:name="ce103" style:family="table-cell" style:parent-style-name="Default">
      <style:table-cell-properties fo:background-color="#ffffcc" style:diagonal-bl-tr="none" style:diagonal-tl-br="none" fo:border="0.002cm solid #000000" style:rotation-align="none"/>
    </style:style>
    <style:style style:name="ce104" style:family="table-cell" style:parent-style-name="Default">
      <style:table-cell-properties style:diagonal-bl-tr="none" style:diagonal-tl-br="none" fo:background-color="transparent" fo:border="0.002cm solid #000000" style:rotation-align="none"/>
    </style:style>
    <style:style style:name="ce105" style:family="table-cell" style:parent-style-name="Default" style:data-style-name="N2"/>
    <style:style style:name="ce10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1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11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1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58" style:family="table-cell" style:parent-style-name="Default" style:data-style-name="N107">
      <style:table-cell-properties style:diagonal-bl-tr="none" style:diagonal-tl-br="none" fo:border="none" style:rotation-align="none"/>
    </style:style>
    <style:style style:name="ce65" style:family="table-cell" style:parent-style-name="Default" style:data-style-name="N4">
      <style:table-cell-properties style:diagonal-bl-tr="none" style:diagonal-tl-br="none" fo:border="none" style:rotation-align="none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7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</style:style>
    <style:style style:name="ce78" style:family="table-cell" style:parent-style-name="Default" style:data-style-name="N11"/>
    <style:style style:name="ce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3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 style:data-style-name="N0"/>
    <style:style style:name="ce98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469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 style:data-style-name="N113"/>
    <style:style style:name="ce121" style:family="table-cell" style:parent-style-name="Default" style:data-style-name="N113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fo:background-color="#ff0000"/>
    </style:style>
    <style:style style:name="ce61" style:family="table-cell" style:parent-style-name="Default" style:data-style-name="N113">
      <style:table-cell-properties style:diagonal-bl-tr="none" style:diagonal-tl-br="none" fo:border="0.002cm solid #000000" style:rotation-align="none"/>
    </style:style>
    <style:style style:name="ce69" style:family="table-cell" style:parent-style-name="Default" style:data-style-name="N11">
      <style:table-cell-properties style:diagonal-bl-tr="none" style:diagonal-tl-br="none" fo:border="0.002cm solid #000000" style:rotation-align="none"/>
    </style:style>
    <style:style style:name="ce95" style:family="table-cell" style:parent-style-name="Default">
      <style:table-cell-properties fo:background-color="#3deb3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7" style:family="table-cell" style:parent-style-name="Default" style:data-style-name="N2">
      <style:table-cell-properties fo:background-color="#ffffcc" style:diagonal-bl-tr="none" style:diagonal-tl-br="none" fo:border="0.002cm solid #000000" style:rotation-align="none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39" style:family="table-cell" style:parent-style-name="Default" style:data-style-name="N4">
      <style:table-cell-properties fo:background-color="#ffffcc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4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411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43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ext-properties fo:color="#ff0000" fo:font-weight="bold" style:font-weight-asian="bold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.058cm" style:writing-mode="page"/>
    </style:style>
    <style:style style:name="ce146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 style:data-style-name="N107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49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51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52" style:family="table-cell" style:parent-style-name="Default" style:data-style-name="N107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53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54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7" style:family="table-cell" style:parent-style-name="Default" style:data-style-name="N107">
      <style:table-cell-properties fo:border-bottom="0.002cm solid #000000" fo:background-color="#ff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822cm" style:writing-mode="page"/>
    </style:style>
    <style:style style:name="ce15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706cm" style:writing-mode="page"/>
    </style:style>
    <style:style style:name="ce161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2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3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4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165" style:family="table-cell" style:parent-style-name="Default" style:data-style-name="N113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66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 style:data-style-name="N112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7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190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 style:data-style-name="N2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 style:data-style-name="N115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 style:data-style-name="N11">
      <style:table-cell-properties style:diagonal-bl-tr="none" style:diagonal-tl-br="none" fo:border="none" style:rotation-align="none"/>
    </style:style>
    <style:style style:name="ce198" style:family="table-cell" style:parent-style-name="Default" style:data-style-name="N11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 style:data-style-name="N11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ffff99"/>
    </style:style>
    <style:style style:name="ce205" style:family="table-cell" style:parent-style-name="Default">
      <style:table-cell-properties fo:background-color="#ff0000"/>
      <style:text-properties style:use-window-font-color="true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764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117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00a récapitulatif corps d état MOe" table:style-name="ta24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7" table:default-cell-style-name="ce12"/>
        <table:table-column table:style-name="co4" table:default-cell-style-name="ce12"/>
        <table:table-column table:style-name="co8" table:default-cell-style-name="ce12"/>
        <table:table-column table:style-name="co6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3"/>
        </table:table-row>
        <table:table-row table:style-name="ro1">
          <table:table-cell table:style-name="ce28"/>
          <table:table-cell table:style-name="ce28" office:value-type="string">
            <text:p>RECAPITULATIF PAR CORPS D'ETAT</text:p>
          </table:table-cell>
          <table:table-cell table:style-name="ce28" office:value-type="string">
            <text:p>TRAVAUX DE BASE</text:p>
          </table:table-cell>
          <table:table-cell table:style-name="ce28" table:number-columns-repeated="2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1a démolition'.F65]" office:value-type="currency" office:currency="EUR" office:value="77663.8009">
            <text:p>77 663,80 €</text:p>
          </table:table-cell>
          <table:table-cell table:formula="of:=[.C5]*0.085" office:value-type="currency" office:currency="EUR" office:value="6601.4230765">
            <text:p>6 601,42 €</text:p>
          </table:table-cell>
          <table:table-cell table:formula="of:=[.D5]+[.C5]" office:value-type="currency" office:currency="EUR" office:value="84265.2239765">
            <text:p>84 265,22 €</text:p>
          </table:table-cell>
          <table:table-cell table:number-columns-repeated="4"/>
          <table:table-cell table:style-name="ce43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159]" office:value-type="currency" office:currency="EUR" office:value="130657.42805">
            <text:p>130 657,43 €</text:p>
          </table:table-cell>
          <table:table-cell table:formula="of:=[.C7]*0.085" office:value-type="currency" office:currency="EUR" office:value="11105.88138425">
            <text:p>11 105,88 €</text:p>
          </table:table-cell>
          <table:table-cell table:formula="of:=[.D7]+[.C7]" office:value-type="currency" office:currency="EUR" office:value="141763.30943425">
            <text:p>141 763,31 €</text:p>
          </table:table-cell>
          <table:table-cell table:number-columns-repeated="4"/>
          <table:table-cell table:style-name="ce36"/>
          <table:table-cell table:number-columns-repeated="8"/>
        </table:table-row>
        <table:table-row table:style-name="ro1">
          <table:table-cell/>
          <table:table-cell table:style-name="ce31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99]" office:value-type="currency" office:currency="EUR" office:value="89565.4251">
            <text:p>89 565,43 €</text:p>
          </table:table-cell>
          <table:table-cell table:formula="of:=[.C9]*0.085" office:value-type="currency" office:currency="EUR" office:value="7613.0611335">
            <text:p>7 613,06 €</text:p>
          </table:table-cell>
          <table:table-cell table:formula="of:=[.D9]+[.C9]" office:value-type="currency" office:currency="EUR" office:value="97178.4862335">
            <text:p>97 178,49 €</text:p>
          </table:table-cell>
          <table:table-cell table:number-columns-repeated="4"/>
          <table:table-cell table:style-name="ce36"/>
          <table:table-cell/>
          <table:table-cell table:style-name="ce36"/>
          <table:table-cell table:number-columns-repeated="6"/>
        </table:table-row>
        <table:table-row table:style-name="ro1">
          <table:table-cell/>
          <table:table-cell table:style-name="ce31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2 charpente metallique '.F42]" office:value-type="currency" office:currency="EUR" office:value="108390.4792">
            <text:p>108 390,48 €</text:p>
          </table:table-cell>
          <table:table-cell table:formula="of:=[.C11]*0.085" office:value-type="currency" office:currency="EUR" office:value="9213.190732">
            <text:p>9 213,19 €</text:p>
          </table:table-cell>
          <table:table-cell table:formula="of:=[.D11]+[.C11]" office:value-type="currency" office:currency="EUR" office:value="117603.669932">
            <text:p>117 603,67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3 couverture'.F38]" office:value-type="currency" office:currency="EUR" office:value="65414.2">
            <text:p>65 414,20 €</text:p>
          </table:table-cell>
          <table:table-cell table:formula="of:=[.C13]*0.085" office:value-type="currency" office:currency="EUR" office:value="5560.207">
            <text:p>5 560,21 €</text:p>
          </table:table-cell>
          <table:table-cell table:formula="of:=[.D13]+[.C13]" office:value-type="currency" office:currency="EUR" office:value="70974.407">
            <text:p>70 974,4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4 etancheite'.F22]" office:value-type="currency" office:currency="EUR" office:value="10868.16">
            <text:p>10 868,16 €</text:p>
          </table:table-cell>
          <table:table-cell table:formula="of:=[.C15]*0.085" office:value-type="currency" office:currency="EUR" office:value="923.7936">
            <text:p>923,79 €</text:p>
          </table:table-cell>
          <table:table-cell table:formula="of:=[.D15]+[.C15]" office:value-type="currency" office:currency="EUR" office:value="11791.9536">
            <text:p>11 791,95 €</text:p>
          </table:table-cell>
          <table:table-cell/>
          <table:table-cell table:style-name="ce36"/>
          <table:table-cell table:number-columns-repeated="2"/>
          <table:table-cell table:style-name="ce36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5 menuiserie metallique'.F30]" office:value-type="currency" office:currency="EUR" office:value="43185.99568">
            <text:p>43 186,00 €</text:p>
          </table:table-cell>
          <table:table-cell table:formula="of:=[.C17]*0.085" office:value-type="currency" office:currency="EUR" office:value="3670.8096328">
            <text:p>3 670,81 €</text:p>
          </table:table-cell>
          <table:table-cell table:formula="of:=[.D17]+[.C17]" office:value-type="currency" office:currency="EUR" office:value="46856.8053128">
            <text:p>46 856,81 €</text:p>
          </table:table-cell>
          <table:table-cell table:number-columns-repeated="4"/>
          <table:table-cell table:style-name="ce36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1]" office:value-type="currency" office:currency="EUR" office:value="30836.4">
            <text:p>30 836,40 €</text:p>
          </table:table-cell>
          <table:table-cell table:formula="of:=[.C19]*0.085" office:value-type="currency" office:currency="EUR" office:value="2621.094">
            <text:p>2 621,09 €</text:p>
          </table:table-cell>
          <table:table-cell table:formula="of:=[.D19]+[.C19]" office:value-type="currency" office:currency="EUR" office:value="33457.494">
            <text:p>33 457,49 €</text:p>
          </table:table-cell>
          <table:table-cell table:number-columns-repeated="4"/>
          <table:table-cell table:style-name="ce36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7 menuiserie bois'.F28]" office:value-type="currency" office:currency="EUR" office:value="10155.3854">
            <text:p>10 155,39 €</text:p>
          </table:table-cell>
          <table:table-cell table:formula="of:=[.C21]*0.085" office:value-type="currency" office:currency="EUR" office:value="863.207759">
            <text:p>863,21 €</text:p>
          </table:table-cell>
          <table:table-cell table:formula="of:=[.D21]+[.C21]" office:value-type="currency" office:currency="EUR" office:value="11018.593159">
            <text:p>11 018,59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9a revetements durs'.F41]" office:value-type="currency" office:currency="EUR" office:value="17988.25625">
            <text:p>17 988,26 €</text:p>
          </table:table-cell>
          <table:table-cell table:formula="of:=[.C25]*0.085" office:value-type="currency" office:currency="EUR" office:value="1529.00178125">
            <text:p>1 529,00 €</text:p>
          </table:table-cell>
          <table:table-cell table:formula="of:=[.D25]+[.C25]" office:value-type="currency" office:currency="EUR" office:value="19517.25803125">
            <text:p>19 517,26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28]" office:value-type="currency" office:currency="EUR" office:value="18221.296">
            <text:p>18 221,30 €</text:p>
          </table:table-cell>
          <table:table-cell table:formula="of:=[.C29]*0.085" office:value-type="currency" office:currency="EUR" office:value="1548.81016">
            <text:p>1 548,81 €</text:p>
          </table:table-cell>
          <table:table-cell table:formula="of:=[.D29]+[.C29]" office:value-type="currency" office:currency="EUR" office:value="19770.10616">
            <text:p>19 770,1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11 plomberie'.F106]" office:value-type="currency" office:currency="EUR" office:value="10173.4">
            <text:p>10 173,40 €</text:p>
          </table:table-cell>
          <table:table-cell table:formula="of:=[.C31]*0.085" office:value-type="currency" office:currency="EUR" office:value="864.739">
            <text:p>864,74 €</text:p>
          </table:table-cell>
          <table:table-cell table:formula="of:=[.D31]+[.C31]" office:value-type="currency" office:currency="EUR" office:value="11038.139">
            <text:p>11 038,14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36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13 electricité'.F64]" office:value-type="currency" office:currency="EUR" office:value="30485">
            <text:p>30 485,00 €</text:p>
          </table:table-cell>
          <table:table-cell table:formula="of:=[.C35]*0.085" office:value-type="currency" office:currency="EUR" office:value="2591.225">
            <text:p>2 591,23 €</text:p>
          </table:table-cell>
          <table:table-cell table:formula="of:=[.D35]+[.C35]" office:value-type="currency" office:currency="EUR" office:value="33076.225">
            <text:p>33 076,23 €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14 ascenseur'.F10]" office:value-type="currency" office:currency="EUR" office:value="26500">
            <text:p>26 500,00 €</text:p>
          </table:table-cell>
          <table:table-cell table:formula="of:=[.C37]*0.085" office:value-type="currency" office:currency="EUR" office:value="2252.5">
            <text:p>2 252,50 €</text:p>
          </table:table-cell>
          <table:table-cell table:formula="of:=[.D37]+[.C37]" office:value-type="currency" office:currency="EUR" office:value="28752.5">
            <text:p>28 752,50 €</text:p>
          </table:table-cell>
          <table:table-cell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0]" office:value-type="currency" office:currency="EUR" office:value="15560.16">
            <text:p>15 560,16 €</text:p>
          </table:table-cell>
          <table:table-cell table:formula="of:=[.C39]*0.085" office:value-type="currency" office:currency="EUR" office:value="1322.6136">
            <text:p>1 322,61 €</text:p>
          </table:table-cell>
          <table:table-cell table:formula="of:=[.D39]+[.C39]" office:value-type="currency" office:currency="EUR" office:value="16882.7736">
            <text:p>16 882,77 €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table:number-columns-repeated="2" office:value-type="currency" office:currency="EUR" office:value="0">
            <text:p>0,00 €</text:p>
          </table:table-cell>
          <table:table-cell table:formula="of:=[.D41]+[.C41]" office:value-type="currency" office:currency="EUR" office:value="0">
            <text:p>0,00 €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178" office:value-type="string">
            <text:p>Dépassement de budget</text:p>
          </table:table-cell>
          <table:table-cell table:style-name="ce40"/>
          <table:table-cell table:number-columns-repeated="10"/>
        </table:table-row>
        <table:table-row table:style-name="ro1">
          <table:table-cell table:style-name="Default"/>
          <table:table-cell table:style-name="ce32" office:value-type="string">
            <text:p>TOTAL TTC</text:p>
          </table:table-cell>
          <table:table-cell table:style-name="ce28" table:number-columns-repeated="2"/>
          <table:table-cell table:style-name="ce34" table:formula="of:=SUM([.E2:.E42])" office:value-type="currency" office:currency="EUR" office:value="743946.9444393">
            <text:p>743 946,94 €</text:p>
          </table:table-cell>
          <table:table-cell table:style-name="ce13" table:formula="of:=SUM([.C5:.C42])" office:value-type="currency" office:currency="EUR" office:value="685665.38658">
            <text:p>685 665,39 €</text:p>
          </table:table-cell>
          <table:table-cell table:style-name="ce179" table:formula="of:=[.F44]-650000" office:value-type="currency" office:currency="EUR" office:value="35665.3865800001">
            <text:p>35 665,39 €</text:p>
          </table:table-cell>
          <table:table-cell table:style-name="ce180" table:formula="of:=[.F44]/650000-1" office:value-type="percentage" office:value="0.0548698255076925">
            <text:p>5,49%</text:p>
          </table:table-cell>
          <table:table-cell/>
          <table:table-cell table:style-name="ce43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43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33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743946.9444393">
            <text:p>743 946,94 €</text:p>
          </table:table-cell>
          <table:table-cell/>
          <table:table-cell table:style-name="ce39" table:formula="of:=650000*1.05" office:value-type="currency" office:currency="EUR" office:value="682500">
            <text:p>682 500,00 €</text:p>
          </table:table-cell>
          <table:table-cell table:style-name="ce42" office:value-type="string">
            <text:p>Max (5%)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35" office:value-type="string">
            <text:p>réduire estim de</text:p>
          </table:table-cell>
          <table:table-cell table:style-name="ce39" table:formula="of:=[.F44]-[.G46]" office:value-type="currency" office:currency="EUR" office:value="3165.38658000005">
            <text:p>3 165,39 €</text:p>
          </table:table-cell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named-expressions/>
      </table:table>
      <table:table table:name="00a récapitulatif corps d état_options-variantes MOe" table:style-name="ta3" table:print="false">
        <table:table-column table:style-name="co1" table:default-cell-style-name="ce27"/>
        <table:table-column table:style-name="co2" table:default-cell-style-name="ce30"/>
        <table:table-column table:style-name="co7" table:default-cell-style-name="ce12"/>
        <table:table-column table:style-name="co4" table:default-cell-style-name="ce12"/>
        <table:table-column table:style-name="co8" table:default-cell-style-name="ce12"/>
        <table:table-column table:style-name="co6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1"/>
        </table:table-row>
        <table:table-row table:style-name="ro1">
          <table:table-cell table:style-name="ce28"/>
          <table:table-cell table:style-name="ce28" office:value-type="string">
            <text:p>RECAPITULATIF PAR CORPS D'ETAT</text:p>
          </table:table-cell>
          <table:table-cell table:style-name="ce28" office:value-type="string">
            <text:p>TRAVAUX EN OPTIONS</text:p>
          </table:table-cell>
          <table:table-cell table:style-name="ce28" table:number-columns-repeated="2"/>
          <table:table-cell table:number-columns-repeated="11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1"/>
        </table:table-row>
        <table:table-row-group>
          <table:table-row table:style-name="ro2" table:visibility="collapse">
            <table:table-cell office:value-type="string">
              <text:p>01.a</text:p>
            </table:table-cell>
            <table:table-cell office:value-type="string">
              <text:p>DEMOLITION</text:p>
            </table:table-cell>
            <table:table-cell/>
            <table:table-cell table:style-name="ce15" table:formula="of:=[.C5]*0.085" office:value-type="float" office:value="0">
              <text:p>0,00</text:p>
            </table:table-cell>
            <table:table-cell table:formula="of:=[.D5]+[.C5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3"/>
            <table:table-cell table:style-name="ce43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/>
            <table:table-cell table:style-name="ce15"/>
            <table:table-cell table:number-columns-repeated="12"/>
          </table:table-row>
        </table:table-row-group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231]" office:value-type="currency" office:currency="EUR" office:value="109356.115">
            <text:p>109 356,12 €</text:p>
          </table:table-cell>
          <table:table-cell table:formula="of:=[.C7]*0.085" office:value-type="currency" office:currency="EUR" office:value="9295.269775">
            <text:p>9 295,27 €</text:p>
          </table:table-cell>
          <table:table-cell table:formula="of:=[.D7]+[.C7]" office:value-type="currency" office:currency="EUR" office:value="118651.384775">
            <text:p>118 651,38 €</text:p>
          </table:table-cell>
          <table:table-cell table:number-columns-repeated="4"/>
          <table:table-cell table:style-name="ce36"/>
          <table:table-cell table:number-columns-repeated="6"/>
        </table:table-row>
        <table:table-row table:style-name="ro1">
          <table:table-cell/>
          <table:table-cell table:style-name="ce31"/>
          <table:table-cell table:number-columns-repeated="14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107]" office:value-type="currency" office:currency="EUR" office:value="14641.2">
            <text:p>14 641,20 €</text:p>
          </table:table-cell>
          <table:table-cell table:formula="of:=[.C9]*0.085" office:value-type="currency" office:currency="EUR" office:value="1244.502">
            <text:p>1 244,50 €</text:p>
          </table:table-cell>
          <table:table-cell table:formula="of:=[.D9]+[.C9]" office:value-type="currency" office:currency="EUR" office:value="15885.702">
            <text:p>15 885,70 €</text:p>
          </table:table-cell>
          <table:table-cell table:number-columns-repeated="4"/>
          <table:table-cell table:style-name="ce36"/>
          <table:table-cell/>
          <table:table-cell table:style-name="ce36"/>
          <table:table-cell table:number-columns-repeated="4"/>
        </table:table-row>
        <table:table-row table:style-name="ro1">
          <table:table-cell/>
          <table:table-cell table:style-name="ce31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2.</text:p>
            </table:table-cell>
            <table:table-cell office:value-type="string">
              <text:p>CHARPENTE METALLIQUE</text:p>
            </table:table-cell>
            <table:table-cell/>
            <table:table-cell table:formula="of:=[.C11]*0.085" office:value-type="currency" office:currency="EUR" office:value="0">
              <text:p>0,00 €</text:p>
            </table:table-cell>
            <table:table-cell table:formula="of:=[.D11]+[.C1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3.</text:p>
            </table:table-cell>
            <table:table-cell office:value-type="string">
              <text:p>COUVERTURE</text:p>
            </table:table-cell>
            <table:table-cell/>
            <table:table-cell table:formula="of:=[.C13]*0.085" office:value-type="currency" office:currency="EUR" office:value="0">
              <text:p>0,00 €</text:p>
            </table:table-cell>
            <table:table-cell table:formula="of:=[.D13]+[.C1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4.</text:p>
            </table:table-cell>
            <table:table-cell office:value-type="string">
              <text:p>ETANCHEITE</text:p>
            </table:table-cell>
            <table:table-cell/>
            <table:table-cell table:formula="of:=[.C15]*0.085" office:value-type="currency" office:currency="EUR" office:value="0">
              <text:p>0,00 €</text:p>
            </table:table-cell>
            <table:table-cell table:formula="of:=[.D15]+[.C15]" office:value-type="currency" office:currency="EUR" office:value="0">
              <text:p>0,00 €</text:p>
            </table:table-cell>
            <table:table-cell/>
            <table:table-cell table:style-name="ce36"/>
            <table:table-cell table:number-columns-repeated="2"/>
            <table:table-cell table:style-name="ce36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5.</text:p>
            </table:table-cell>
            <table:table-cell office:value-type="string">
              <text:p>MENUISERIE METALLIQUE</text:p>
            </table:table-cell>
            <table:table-cell table:formula="of:=[$'05 menuiserie metallique'.F48]" office:value-type="currency" office:currency="EUR" office:value="0">
              <text:p>0,00 €</text:p>
            </table:table-cell>
            <table:table-cell table:formula="of:=[.C17]*0.085" office:value-type="currency" office:currency="EUR" office:value="0">
              <text:p>0,00 €</text:p>
            </table:table-cell>
            <table:table-cell table:formula="of:=[.D17]+[.C17]" office:value-type="currency" office:currency="EUR" office:value="0">
              <text:p>0,00 €</text:p>
            </table:table-cell>
            <table:table-cell table:number-columns-repeated="4"/>
            <table:table-cell table:style-name="ce36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7]" office:value-type="currency" office:currency="EUR" office:value="21104">
            <text:p>21 104,00 €</text:p>
          </table:table-cell>
          <table:table-cell table:formula="of:=[.C19]*0.085" office:value-type="currency" office:currency="EUR" office:value="1793.84">
            <text:p>1 793,84 €</text:p>
          </table:table-cell>
          <table:table-cell table:formula="of:=[.D19]+[.C19]" office:value-type="currency" office:currency="EUR" office:value="22897.84">
            <text:p>22 897,84 €</text:p>
          </table:table-cell>
          <table:table-cell table:number-columns-repeated="4"/>
          <table:table-cell table:style-name="ce36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7.</text:p>
            </table:table-cell>
            <table:table-cell office:value-type="string">
              <text:p>MENUISERIE BOIS</text:p>
            </table:table-cell>
            <table:table-cell/>
            <table:table-cell table:formula="of:=[.C21]*0.085" office:value-type="currency" office:currency="EUR" office:value="0">
              <text:p>0,00 €</text:p>
            </table:table-cell>
            <table:table-cell table:formula="of:=[.D21]+[.C2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b récapitulatif lots - MOe &amp; offres entreprises'.C85]+[$'00b récapitulatif lots - MOe &amp; offres entreprises'.C86]" office:value-type="currency" office:currency="EUR" office:value="18944.78">
            <text:p>18 944,78 €</text:p>
          </table:table-cell>
          <table:table-cell table:formula="of:=[.C25]*0.085" office:value-type="currency" office:currency="EUR" office:value="1610.3063">
            <text:p>1 610,31 €</text:p>
          </table:table-cell>
          <table:table-cell table:formula="of:=[.D25]+[.C25]" office:value-type="currency" office:currency="EUR" office:value="20555.0863">
            <text:p>20 555,09 €</text:p>
          </table:table-cell>
          <table:table-cell table:number-columns-repeated="11"/>
        </table:table-row>
        <table:table-row-group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46]" office:value-type="currency" office:currency="EUR" office:value="11840">
            <text:p>11 840,00 €</text:p>
          </table:table-cell>
          <table:table-cell table:formula="of:=[.C29]*0.085" office:value-type="currency" office:currency="EUR" office:value="1006.4">
            <text:p>1 006,40 €</text:p>
          </table:table-cell>
          <table:table-cell table:formula="of:=[.D29]+[.C29]" office:value-type="currency" office:currency="EUR" office:value="12846.4">
            <text:p>12 846,40 €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6"/>
        </table:table-row>
        <table:table-row-group>
          <table:table-row table:style-name="ro1" table:visibility="collapse">
            <table:table-cell office:value-type="string">
              <text:p>11.</text:p>
            </table:table-cell>
            <table:table-cell office:value-type="string">
              <text:p>PLOMBERIE</text:p>
            </table:table-cell>
            <table:table-cell/>
            <table:table-cell table:formula="of:=[.C31]*0.085" office:value-type="currency" office:currency="EUR" office:value="0">
              <text:p>0,00 €</text:p>
            </table:table-cell>
            <table:table-cell table:formula="of:=[.D31]+[.C3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36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13.</text:p>
            </table:table-cell>
            <table:table-cell office:value-type="string">
              <text:p>ELECTRICITE</text:p>
            </table:table-cell>
            <table:table-cell/>
            <table:table-cell table:formula="of:=[.C35]*0.085" office:value-type="currency" office:currency="EUR" office:value="0">
              <text:p>0,00 €</text:p>
            </table:table-cell>
            <table:table-cell table:formula="of:=[.D35]+[.C35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5"/>
            <table:table-cell office:value-type="string">
              <text:p><text:s text:c="2"/></text:p>
            </table:table-cell>
          </table:table-row>
          <table:table-row table:style-name="ro1" table:visibility="collapse">
            <table:table-cell office:value-type="string">
              <text:p>14.</text:p>
            </table:table-cell>
            <table:table-cell office:value-type="string">
              <text:p>ASCENSEUR</text:p>
            </table:table-cell>
            <table:table-cell/>
            <table:table-cell table:formula="of:=[.C37]*0.085" office:value-type="currency" office:currency="EUR" office:value="0">
              <text:p>0,00 €</text:p>
            </table:table-cell>
            <table:table-cell table:formula="of:=[.D37]+[.C37]" office:value-type="currency" office:currency="EUR" office:value="0">
              <text:p>0,00 €</text:p>
            </table:table-cell>
            <table:table-cell/>
            <table:table-cell table:style-name="ce13"/>
            <table:table-cell table:number-columns-repeated="9"/>
          </table:table-row>
          <table:table-row table:style-name="ro1" table:visibility="collapse">
            <table:table-cell/>
            <table:table-cell table:style-name="ce8"/>
            <table:table-cell table:number-columns-repeated="7"/>
            <table:table-cell office:value-type="string">
              <text:p><text:s/></text:p>
            </table:table-cell>
            <table:table-cell table:number-columns-repeated="6"/>
          </table:table-row>
        </table:table-row-group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9]" office:value-type="currency" office:currency="EUR" office:value="1250.2386">
            <text:p>1 250,24 €</text:p>
          </table:table-cell>
          <table:table-cell table:formula="of:=[.C39]*0.085" office:value-type="currency" office:currency="EUR" office:value="106.270281">
            <text:p>106,27 €</text:p>
          </table:table-cell>
          <table:table-cell table:formula="of:=[.D39]+[.C39]" office:value-type="currency" office:currency="EUR" office:value="1356.508881">
            <text:p>1 356,51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/>
          <table:table-cell table:number-columns-repeated="12"/>
        </table:table-row>
        <table:table-row-group>
          <table:table-row table:style-name="ro2" table:visibility="collapse">
            <table:table-cell office:value-type="string">
              <text:p>XX.</text:p>
            </table:table-cell>
            <table:table-cell office:value-type="string">
              <text:p>IMPRÉVUS</text:p>
            </table:table-cell>
            <table:table-cell/>
            <table:table-cell table:style-name="ce15" table:formula="of:=[.C41]*0.085" office:value-type="float" office:value="0">
              <text:p>0,00</text:p>
            </table:table-cell>
            <table:table-cell table:formula="of:=[.D41]+[.C41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10"/>
          </table:table-row>
          <table:table-row table:style-name="ro1" table:visibility="collapse">
            <table:table-cell table:number-columns-repeated="3"/>
            <table:table-cell table:style-name="ce15"/>
            <table:table-cell table:number-columns-repeated="12"/>
          </table:table-row>
        </table:table-row-group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44"/>
          <table:table-cell table:style-name="ce46"/>
          <table:table-cell table:number-columns-repeated="8"/>
        </table:table-row>
        <table:table-row table:style-name="ro1">
          <table:table-cell table:style-name="Default"/>
          <table:table-cell table:style-name="ce29" office:value-type="string">
            <text:p>TOTAL TTC</text:p>
          </table:table-cell>
          <table:table-cell table:style-name="ce14"/>
          <table:table-cell table:style-name="ce17"/>
          <table:table-cell table:style-name="ce19" table:formula="of:=SUM([.E2:.E42])" office:value-type="currency" office:currency="EUR" office:value="192192.921956">
            <text:p>192 192,92 €</text:p>
          </table:table-cell>
          <table:table-cell table:style-name="ce13" table:formula="of:=SUM([.C5:.C42])" office:value-type="currency" office:currency="EUR" office:value="177136.3336">
            <text:p>177 136,33 €</text:p>
          </table:table-cell>
          <table:table-cell table:style-name="ce45"/>
          <table:table-cell table:style-name="ce47"/>
          <table:table-cell/>
          <table:table-cell table:style-name="ce43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43"/>
          <table:table-cell table:number-columns-repeated="7"/>
        </table:table-row>
        <table:table-row table:style-name="ro1">
          <table:table-cell table:style-name="Default"/>
          <table:table-cell table:style-name="ce33" office:value-type="string">
            <text:p>RECAPITULATIF PAR CORPS D'ETAT TRAVAUX EN OPTION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192192.921956">
            <text:p>192 192,92 €</text:p>
          </table:table-cell>
          <table:table-cell table:number-columns-repeated="11"/>
        </table:table-row>
        <table:table-row table:style-name="ro1" table:number-rows-repeated="6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named-expressions/>
      </table:table>
      <table:table table:name="00b récapitulatif lots - MOe &amp; offres entreprises" table:style-name="ta25" table:print-ranges="'00b récapitulatif lots - MOe &amp; offres entreprises'.A2:'00b récapitulatif lots - MOe &amp; offres entreprises'.Q106">
        <table:table-column table:style-name="co1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ce78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46"/>
          <table:table-cell table:style-name="ce181"/>
          <table:table-cell table:style-name="ce195"/>
          <table:table-cell table:number-columns-repeated="1019"/>
        </table:table-row>
        <table:table-row table:style-name="ro1">
          <table:table-cell table:style-name="ce181" table:number-columns-repeated="4"/>
          <table:table-cell table:style-name="ce195"/>
          <table:table-cell table:number-columns-repeated="1019"/>
        </table:table-row>
        <table:table-row table:style-name="ro9">
          <table:table-cell table:style-name="ce182" office:value-type="string">
            <text:p>LOT 1</text:p>
          </table:table-cell>
          <table:table-cell table:style-name="ce28"/>
          <table:table-cell table:style-name="ce1" office:value-type="string">
            <text:p>Maîtrise d’œuvre</text:p>
          </table:table-cell>
          <table:table-cell table:style-name="ce1" office:value-type="string">
            <text:p>PAQ-ALU-TP (5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T.B.P (6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4B-BTP (8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S2R (9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FEN-TP (10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STIGMA (13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CAROUPAYE (14)</text:p>
          </table:table-cell>
          <table:table-cell table:style-name="ce196" office:value-type="string">
            <text:p>Rapport Ent / Moe</text:p>
          </table:table-cell>
          <table:table-cell table:number-columns-repeated="1007"/>
        </table:table-row>
        <table:table-row table:style-name="ro1">
          <table:table-cell table:style-name="ce27"/>
          <table:table-cell table:style-name="ce6"/>
          <table:table-cell table:style-name="ce12" table:number-columns-repeated="2"/>
          <table:table-cell table:style-name="ce69"/>
          <table:table-cell table:style-name="ce12"/>
          <table:table-cell table:style-name="ce69"/>
          <table:table-cell table:style-name="ce12"/>
          <table:table-cell table:style-name="ce69"/>
          <table:table-cell table:style-name="ce12"/>
          <table:table-cell table:style-name="ce69"/>
          <table:table-cell table:style-name="ce12"/>
          <table:table-cell table:style-name="ce69"/>
          <table:table-cell table:style-name="ce12"/>
          <table:table-cell table:style-name="ce69"/>
          <table:table-cell table:style-name="ce12"/>
          <table:table-cell table:style-name="ce69"/>
          <table:table-cell table:number-columns-repeated="1007"/>
        </table:table-row>
        <table:table-row table:style-name="ro1">
          <table:table-cell table:style-name="ce27" office:value-type="string">
            <text:p>01.b</text:p>
          </table:table-cell>
          <table:table-cell table:style-name="ce30" office:value-type="string">
            <text:p>VOIRIE RESEAUX DIVERS base</text:p>
          </table:table-cell>
          <table:table-cell table:style-name="ce12" table:formula="of:=[$'01b VRD'.F159]" office:value-type="currency" office:currency="EUR" office:value="130657.42805">
            <text:p>130 657,43 €</text:p>
          </table:table-cell>
          <table:table-cell table:style-name="ce12" table:formula="of:=['01b VRD'.H159]" office:value-type="currency" office:currency="EUR" office:value="144737.27029">
            <text:p>144 737,27 €</text:p>
          </table:table-cell>
          <table:table-cell table:style-name="ce69" table:formula="of:=[.D5]/[.C5]-1" office:value-type="percentage" office:value="0.107761513831513">
            <text:p>10,78%</text:p>
          </table:table-cell>
          <table:table-cell table:style-name="ce12" table:formula="of:=['01b VRD'.J159]" office:value-type="currency" office:currency="EUR" office:value="232880.55217">
            <text:p>232 880,55 €</text:p>
          </table:table-cell>
          <table:table-cell table:style-name="ce69" table:formula="of:=[.F5]/[.C5]-1" office:value-type="percentage" office:value="0.782375144265669">
            <text:p>78,24%</text:p>
          </table:table-cell>
          <table:table-cell table:style-name="ce12" table:formula="of:=['01b VRD'.L159]" office:value-type="currency" office:currency="EUR" office:value="139620.9825596">
            <text:p>139 620,98 €</text:p>
          </table:table-cell>
          <table:table-cell table:style-name="ce69" table:formula="of:=[.H5]/[.C5]-1" office:value-type="percentage" office:value="0.0686034819709587">
            <text:p>6,86%</text:p>
          </table:table-cell>
          <table:table-cell table:style-name="ce12" table:formula="of:=['01b VRD'.N159]" office:value-type="currency" office:currency="EUR" office:value="200875.822633">
            <text:p>200 875,82 €</text:p>
          </table:table-cell>
          <table:table-cell table:style-name="ce69" table:formula="of:=[.J5]/[.C5]-1" office:value-type="percentage" office:value="0.537423670670517">
            <text:p>53,74%</text:p>
          </table:table-cell>
          <table:table-cell table:style-name="ce12" table:formula="of:=['01b VRD'.V159]" office:value-type="currency" office:currency="EUR" office:value="205958.0064946">
            <text:p>205 958,01 €</text:p>
          </table:table-cell>
          <table:table-cell table:style-name="ce69" table:formula="of:=[.L5]/[.C5]-1" office:value-type="percentage" office:value="0.576320685080254">
            <text:p>57,63%</text:p>
          </table:table-cell>
          <table:table-cell table:style-name="ce12" table:formula="of:=['01b VRD'.X159]" office:value-type="currency" office:currency="EUR" office:value="225209.37518">
            <text:p>225 209,38 €</text:p>
          </table:table-cell>
          <table:table-cell table:style-name="ce69" table:formula="of:=[.N5]/[.C5]-1" office:value-type="percentage" office:value="0.723663005931946">
            <text:p>72,37%</text:p>
          </table:table-cell>
          <table:table-cell table:style-name="ce12" table:formula="of:=['01b VRD'.Z159]" office:value-type="currency" office:currency="EUR" office:value="192841.07952">
            <text:p>192 841,08 €</text:p>
          </table:table-cell>
          <table:table-cell table:style-name="ce69" table:formula="of:=[.P5]/[.C5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style-name="ce50"/>
          <table:table-cell table:style-name="ce184"/>
          <table:table-cell table:style-name="ce58"/>
          <table:table-cell table:style-name="ce65"/>
          <table:table-cell table:style-name="ce197"/>
          <table:table-cell table:style-name="ce65"/>
          <table:table-cell table:style-name="ce197"/>
          <table:table-cell table:style-name="ce65"/>
          <table:table-cell table:style-name="ce197"/>
          <table:table-cell table:style-name="ce65"/>
          <table:table-cell table:style-name="ce197"/>
          <table:table-cell table:style-name="ce65"/>
          <table:table-cell table:style-name="ce197"/>
          <table:table-cell table:style-name="ce65"/>
          <table:table-cell table:style-name="ce197"/>
          <table:table-cell table:style-name="ce65"/>
          <table:table-cell table:style-name="ce197"/>
          <table:table-cell table:number-columns-repeated="1007"/>
        </table:table-row>
        <table:table-row table:style-name="ro1">
          <table:table-cell/>
          <table:table-cell table:style-name="ce28" office:value-type="string">
            <text:p>RECAP LOT 1 EN BASE</text:p>
          </table:table-cell>
          <table:table-cell table:style-name="ce189" table:formula="of:=[.C5]" office:value-type="currency" office:currency="EUR" office:value="130657.42805">
            <text:p>130 657,43 €</text:p>
          </table:table-cell>
          <table:table-cell table:style-name="ce189" table:formula="of:=[.D5]" office:value-type="currency" office:currency="EUR" office:value="144737.27029">
            <text:p>144 737,27 €</text:p>
          </table:table-cell>
          <table:table-cell table:style-name="ce198" table:formula="of:=[.D7]/[.C7]-1" office:value-type="percentage" office:value="0.107761513831513">
            <text:p>10,78%</text:p>
          </table:table-cell>
          <table:table-cell table:style-name="ce189" table:formula="of:=[.F5]" office:value-type="currency" office:currency="EUR" office:value="232880.55217">
            <text:p>232 880,55 €</text:p>
          </table:table-cell>
          <table:table-cell table:style-name="ce198" table:formula="of:=[.F7]/[.C7]-1" office:value-type="percentage" office:value="0.782375144265669">
            <text:p>78,24%</text:p>
          </table:table-cell>
          <table:table-cell table:style-name="ce189" table:formula="of:=[.H5]" office:value-type="currency" office:currency="EUR" office:value="139620.9825596">
            <text:p>139 620,98 €</text:p>
          </table:table-cell>
          <table:table-cell table:style-name="ce198" table:formula="of:=[.H7]/[.C7]-1" office:value-type="percentage" office:value="0.0686034819709587">
            <text:p>6,86%</text:p>
          </table:table-cell>
          <table:table-cell table:style-name="ce189" table:formula="of:=[.J5]" office:value-type="currency" office:currency="EUR" office:value="200875.822633">
            <text:p>200 875,82 €</text:p>
          </table:table-cell>
          <table:table-cell table:style-name="ce198" table:formula="of:=[.J7]/[.C7]-1" office:value-type="percentage" office:value="0.537423670670517">
            <text:p>53,74%</text:p>
          </table:table-cell>
          <table:table-cell table:style-name="ce189" table:formula="of:=[.L5]" office:value-type="currency" office:currency="EUR" office:value="205958.0064946">
            <text:p>205 958,01 €</text:p>
          </table:table-cell>
          <table:table-cell table:style-name="ce198" table:formula="of:=[.L7]/[.C7]-1" office:value-type="percentage" office:value="0.576320685080254">
            <text:p>57,63%</text:p>
          </table:table-cell>
          <table:table-cell table:style-name="ce189" table:formula="of:=[.N5]" office:value-type="currency" office:currency="EUR" office:value="225209.37518">
            <text:p>225 209,38 €</text:p>
          </table:table-cell>
          <table:table-cell table:style-name="ce198" table:formula="of:=[.N7]/[.C7]-1" office:value-type="percentage" office:value="0.723663005931946">
            <text:p>72,37%</text:p>
          </table:table-cell>
          <table:table-cell table:style-name="ce189" table:formula="of:=[.P5]" office:value-type="currency" office:currency="EUR" office:value="192841.07952">
            <text:p>192 841,08 €</text:p>
          </table:table-cell>
          <table:table-cell table:style-name="ce198" table:formula="of:=[.P7]/[.C7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7" office:value-type="string">
            <text:p>01.b</text:p>
          </table:table-cell>
          <table:table-cell table:style-name="ce30" office:value-type="string">
            <text:p>VOIRIE RESEAUX DIVERS option</text:p>
          </table:table-cell>
          <table:table-cell table:style-name="ce12" table:formula="of:=[$'00a récapitulatif corps d état_options-variantes MOe'.C7]" office:value-type="currency" office:currency="EUR" office:value="109356.115">
            <text:p>109 356,12 €</text:p>
          </table:table-cell>
          <table:table-cell table:style-name="ce15" table:formula="of:=['01b VRD'.H231]" office:value-type="float" office:value="96578.175">
            <text:p>96 578,18</text:p>
          </table:table-cell>
          <table:table-cell table:style-name="ce69" table:formula="of:=[.D9]/[.C9]-1" office:value-type="percentage" office:value="-0.11684705514639">
            <text:p>-11,68%</text:p>
          </table:table-cell>
          <table:table-cell table:style-name="ce12" table:formula="of:=['01b VRD'.J231]" office:value-type="currency" office:currency="EUR" office:value="101531.1025">
            <text:p>101 531,10 €</text:p>
          </table:table-cell>
          <table:table-cell table:style-name="ce69" table:formula="of:=[.F9]/[.C9]-1" office:value-type="percentage" office:value="-0.0715553263756673">
            <text:p>-7,16%</text:p>
          </table:table-cell>
          <table:table-cell table:style-name="ce12" table:formula="of:=['01b VRD'.L231]" office:value-type="currency" office:currency="EUR" office:value="83888.3155">
            <text:p>83 888,32 €</text:p>
          </table:table-cell>
          <table:table-cell table:style-name="ce69" table:formula="of:=[.H9]/[.C9]-1" office:value-type="percentage" office:value="-0.232888663793515">
            <text:p>-23,29%</text:p>
          </table:table-cell>
          <table:table-cell table:style-name="ce15" table:formula="of:=['01b VRD'.N231]" office:value-type="float" office:value="140712.36675">
            <text:p>140 712,37</text:p>
          </table:table-cell>
          <table:table-cell table:style-name="ce69" table:formula="of:=[.J9]/[.C9]-1" office:value-type="percentage" office:value="0.286735238811291">
            <text:p>28,67%</text:p>
          </table:table-cell>
          <table:table-cell table:style-name="ce12" table:formula="of:=['01b VRD'.V231]" office:value-type="currency" office:currency="EUR" office:value="112656.0185">
            <text:p>112 656,02 €</text:p>
          </table:table-cell>
          <table:table-cell table:style-name="ce69" table:formula="of:=[.L9]/[.C9]-1" office:value-type="percentage" office:value="0.0301757565180509">
            <text:p>3,02%</text:p>
          </table:table-cell>
          <table:table-cell table:style-name="ce12" table:formula="of:=['01b VRD'.X231]" office:value-type="currency" office:currency="EUR" office:value="160222.57">
            <text:p>160 222,57 €</text:p>
          </table:table-cell>
          <table:table-cell table:style-name="ce69" table:formula="of:=[.N9]/[.C9]-1" office:value-type="percentage" office:value="0.465145044700975">
            <text:p>46,51%</text:p>
          </table:table-cell>
          <table:table-cell table:style-name="ce15" table:formula="of:=['01b VRD'.Z231]" office:value-type="float" office:value="114568.28">
            <text:p>114 568,28</text:p>
          </table:table-cell>
          <table:table-cell table:style-name="ce69" table:formula="of:=[.P9]/[.C9]-1" office:value-type="percentage" office:value="0.0476623095105382">
            <text:p>4,77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style-name="ce78"/>
          <table:table-cell table:style-name="ce13" table:number-columns-repeated="2"/>
          <table:table-cell table:style-name="ce78"/>
          <table:table-cell table:style-name="ce13" table:number-columns-repeated="2"/>
          <table:table-cell table:style-name="ce78"/>
          <table:table-cell table:style-name="ce13" table:number-columns-repeated="2"/>
          <table:table-cell table:style-name="ce78"/>
          <table:table-cell table:number-columns-repeated="1007"/>
        </table:table-row>
        <table:table-row table:style-name="ro1">
          <table:table-cell table:style-name="ce183"/>
          <table:table-cell table:style-name="ce28" office:value-type="string">
            <text:p>RECAP LOT 1 EN OPTION</text:p>
          </table:table-cell>
          <table:table-cell table:style-name="ce189" table:formula="of:=[.C9]" office:value-type="currency" office:currency="EUR" office:value="109356.115">
            <text:p>109 356,12 €</text:p>
          </table:table-cell>
          <table:table-cell table:style-name="ce189" table:formula="of:=[.D9]" office:value-type="currency" office:currency="EUR" office:value="96578.175">
            <text:p>96 578,18 €</text:p>
          </table:table-cell>
          <table:table-cell table:style-name="ce198" table:formula="of:=[.D11]/[.C11]-1" office:value-type="percentage" office:value="-0.11684705514639">
            <text:p>-11,68%</text:p>
          </table:table-cell>
          <table:table-cell table:style-name="ce189" table:formula="of:=[.F9]" office:value-type="currency" office:currency="EUR" office:value="101531.1025">
            <text:p>101 531,10 €</text:p>
          </table:table-cell>
          <table:table-cell table:style-name="ce198" table:formula="of:=[.F11]/[.C11]-1" office:value-type="percentage" office:value="-0.0715553263756673">
            <text:p>-7,16%</text:p>
          </table:table-cell>
          <table:table-cell table:style-name="ce189" table:formula="of:=[.H9]" office:value-type="currency" office:currency="EUR" office:value="83888.3155">
            <text:p>83 888,32 €</text:p>
          </table:table-cell>
          <table:table-cell table:style-name="ce198" table:formula="of:=[.H11]/[.C11]-1" office:value-type="percentage" office:value="-0.232888663793515">
            <text:p>-23,29%</text:p>
          </table:table-cell>
          <table:table-cell table:style-name="ce189" table:formula="of:=[.J9]" office:value-type="currency" office:currency="EUR" office:value="140712.36675">
            <text:p>140 712,37 €</text:p>
          </table:table-cell>
          <table:table-cell table:style-name="ce198" table:formula="of:=[.J11]/[.C11]-1" office:value-type="percentage" office:value="0.286735238811291">
            <text:p>28,67%</text:p>
          </table:table-cell>
          <table:table-cell table:style-name="ce189" table:formula="of:=[.L9]" office:value-type="currency" office:currency="EUR" office:value="112656.0185">
            <text:p>112 656,02 €</text:p>
          </table:table-cell>
          <table:table-cell table:style-name="ce198" table:formula="of:=[.L11]/[.C11]-1" office:value-type="percentage" office:value="0.0301757565180509">
            <text:p>3,02%</text:p>
          </table:table-cell>
          <table:table-cell table:style-name="ce189" table:formula="of:=[.N9]" office:value-type="currency" office:currency="EUR" office:value="160222.57">
            <text:p>160 222,57 €</text:p>
          </table:table-cell>
          <table:table-cell table:style-name="ce198" table:formula="of:=[.N11]/[.C11]-1" office:value-type="percentage" office:value="0.465145044700975">
            <text:p>46,51%</text:p>
          </table:table-cell>
          <table:table-cell table:style-name="ce189" table:formula="of:=[.P9]" office:value-type="currency" office:currency="EUR" office:value="114568.28">
            <text:p>114 568,28 €</text:p>
          </table:table-cell>
          <table:table-cell table:style-name="ce198" table:formula="of:=[.P11]/[.C11]-1" office:value-type="percentage" office:value="0.0476623095105382">
            <text:p>4,77%</text:p>
          </table:table-cell>
          <table:table-cell table:style-name="ce183" table:number-columns-repeated="1007"/>
        </table:table-row>
        <table:table-row table:style-name="ro1" table:number-rows-repeated="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9">
          <table:table-cell table:style-name="ce182" office:value-type="string">
            <text:p>LOT 2</text:p>
          </table:table-cell>
          <table:table-cell table:style-name="ce28"/>
          <table:table-cell table:style-name="ce1" office:value-type="string">
            <text:p>Maîtrise d’œuvre</text:p>
          </table:table-cell>
          <table:table-cell table:style-name="ce192" office:value-type="string">
            <text:p>T.B.P (6)</text:p>
          </table:table-cell>
          <table:table-cell table:style-name="ce196" office:value-type="string">
            <text:p>Rapport Ent / Moe</text:p>
          </table:table-cell>
          <table:table-cell table:style-name="ce192" office:value-type="string">
            <text:p>S2R (9)</text:p>
          </table:table-cell>
          <table:table-cell table:style-name="ce196" office:value-type="string">
            <text:p>Rapport Ent / Moe</text:p>
          </table:table-cell>
          <table:table-cell table:style-name="ce192" office:value-type="string">
            <text:p>SIOU (11)</text:p>
          </table:table-cell>
          <table:table-cell table:style-name="ce196" office:value-type="string">
            <text:p>Rapport Ent / Moe</text:p>
          </table:table-cell>
          <table:table-cell table:style-name="ce192" office:value-type="string">
            <text:p>STIGMA (13)</text:p>
          </table:table-cell>
          <table:table-cell table:style-name="ce196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27"/>
          <table:table-cell table:style-name="ce6"/>
          <table:table-cell table:style-name="ce12" table:number-columns-repeated="2"/>
          <table:table-cell table:style-name="ce69"/>
          <table:table-cell table:style-name="ce12"/>
          <table:table-cell table:style-name="ce69"/>
          <table:table-cell table:style-name="ce12"/>
          <table:table-cell table:style-name="ce69"/>
          <table:table-cell table:style-name="ce12"/>
          <table:table-cell table:style-name="ce69"/>
          <table:table-cell table:number-columns-repeated="1013"/>
        </table:table-row>
        <table:table-row table:style-name="ro1">
          <table:table-cell table:style-name="ce27" office:value-type="string">
            <text:p>01.a</text:p>
          </table:table-cell>
          <table:table-cell table:style-name="ce30" office:value-type="string">
            <text:p>DEMOLITION base</text:p>
          </table:table-cell>
          <table:table-cell table:style-name="ce12" table:formula="of:=[$'01a démolition'.F65]" office:value-type="currency" office:currency="EUR" office:value="77663.8009">
            <text:p>77 663,80 €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69" table:formula="of:=[.D17]/[.C17]-1" office:value-type="percentage" office:value="0">
            <text:p>#NOM ?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69" table:formula="of:=[.F17]/[.C17]-1" office:value-type="percentage" office:value="0">
            <text:p>#NOM ?</text:p>
          </table:table-cell>
          <table:table-cell table:style-name="ce12" table:formula="of:=['01a démolition'.H65]" office:value-type="currency" office:currency="EUR" office:value="87741.3585">
            <text:p>87 741,36 €</text:p>
          </table:table-cell>
          <table:table-cell table:style-name="ce69" table:formula="of:=[.H17]/[.C17]-1" office:value-type="percentage" office:value="0.129758748390075">
            <text:p>12,98%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69" table:formula="of:=[.J17]/[.C17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27" office:value-type="string">
            <text:p>01.c</text:p>
          </table:table-cell>
          <table:table-cell table:style-name="ce30" office:value-type="string">
            <text:p>GROS OEUVRE base</text:p>
          </table:table-cell>
          <table:table-cell table:style-name="ce12" table:formula="of:=[$'01c gros oeuvre'.F99]" office:value-type="currency" office:currency="EUR" office:value="89565.4251">
            <text:p>89 565,43 €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69" table:formula="of:=[.D18]/[.C18]-1" office:value-type="percentage" office:value="0">
            <text:p>#NOM ?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69" table:formula="of:=[.F18]/[.C18]-1" office:value-type="percentage" office:value="0">
            <text:p>#NOM ?</text:p>
          </table:table-cell>
          <table:table-cell table:style-name="ce12" table:formula="of:=['01c gros oeuvre'.H99]" office:value-type="currency" office:currency="EUR" office:value="137551.690035">
            <text:p>137 551,69 €</text:p>
          </table:table-cell>
          <table:table-cell table:style-name="ce69" table:formula="of:=[.H18]/[.C18]-1" office:value-type="percentage" office:value="0.535767734942621">
            <text:p>53,58%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69" table:formula="of:=[.J18]/[.C18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28" office:value-type="string">
            <text:p>RECAP LOT 2 EN BASE</text:p>
          </table:table-cell>
          <table:table-cell table:style-name="ce190" table:formula="of:=[.C17]+[.C18]" office:value-type="currency" office:currency="EUR" office:value="167229.226">
            <text:p>167 229,23 €</text:p>
          </table:table-cell>
          <table:table-cell table:style-name="ce190" table:formula="of:=[.D17]+[.D18]" office:value-type="currency" office:currency="EUR" office:value="0">
            <text:p>#NOM ?</text:p>
          </table:table-cell>
          <table:table-cell table:style-name="ce198" table:formula="of:=[.D20]/[.C20]-1" office:value-type="percentage" office:value="0">
            <text:p>#NOM ?</text:p>
          </table:table-cell>
          <table:table-cell table:style-name="ce190" table:formula="of:=[.F17]+[.F18]" office:value-type="currency" office:currency="EUR" office:value="0">
            <text:p>#NOM ?</text:p>
          </table:table-cell>
          <table:table-cell table:style-name="ce198" table:formula="of:=[.F20]/[.C20]-1" office:value-type="percentage" office:value="0">
            <text:p>#NOM ?</text:p>
          </table:table-cell>
          <table:table-cell table:style-name="ce190" table:formula="of:=[.H17]+[.H18]" office:value-type="currency" office:currency="EUR" office:value="225293.048535">
            <text:p>225 293,05 €</text:p>
          </table:table-cell>
          <table:table-cell table:style-name="ce198" table:formula="of:=[.H20]/[.C20]-1" office:value-type="percentage" office:value="0.34721097456374">
            <text:p>34,72%</text:p>
          </table:table-cell>
          <table:table-cell table:style-name="ce190" table:formula="of:=[.J17]+[.J18]" office:value-type="currency" office:currency="EUR" office:value="0">
            <text:p>#NOM ?</text:p>
          </table:table-cell>
          <table:table-cell table:style-name="ce198" table:formula="of:=[.J20]/[.C20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3"/>
        </table:table-row>
        <table:table-row table:style-name="ro1">
          <table:table-cell table:style-name="ce27" office:value-type="string">
            <text:p>01.c</text:p>
          </table:table-cell>
          <table:table-cell table:style-name="ce30" office:value-type="string">
            <text:p>GROS OEUVRE en option 1</text:p>
          </table:table-cell>
          <table:table-cell table:style-name="ce12" table:formula="of:=[$'00a récapitulatif corps d état_options-variantes MOe'.C9]" office:value-type="currency" office:currency="EUR" office:value="14641.2">
            <text:p>14 641,20 €</text:p>
          </table:table-cell>
          <table:table-cell table:style-name="ce12" table:formula="of:='01c gros oeuvre'.#ref !107" office:value-type="currency" office:currency="EUR" office:value="0">
            <text:p>#NOM ?</text:p>
          </table:table-cell>
          <table:table-cell table:style-name="ce69" table:formula="of:=[.D22]/[.C22]-1" office:value-type="percentage" office:value="0">
            <text:p>#NOM ?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69" table:formula="of:=[.F22]/[.C22]-1" office:value-type="percentage" office:value="0">
            <text:p>#NOM ?</text:p>
          </table:table-cell>
          <table:table-cell table:style-name="ce15" table:formula="of:=['01c gros oeuvre'.H107]" office:value-type="float" office:value="31478.58">
            <text:p>31 478,58</text:p>
          </table:table-cell>
          <table:table-cell table:style-name="ce69" table:formula="of:=[.H22]/[.C22]-1" office:value-type="percentage" office:value="1.15">
            <text:p>115,00%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69" table:formula="of:=[.J22]/[.C22]-1" office:value-type="percentage" office:value="0">
            <text:p>#NOM ?</text:p>
          </table:table-cell>
          <table:table-cell table:style-name="ce36"/>
          <table:table-cell table:number-columns-repeated="1012"/>
        </table:table-row>
        <table:table-row table:style-name="ro1">
          <table:table-cell table:style-name="ce27" office:value-type="string">
            <text:p>01.c</text:p>
          </table:table-cell>
          <table:table-cell table:style-name="ce30" office:value-type="string">
            <text:p>GROS OEUVRE en option 2</text:p>
          </table:table-cell>
          <table:table-cell table:style-name="ce61" table:formula="of:=[$'01c gros oeuvre'.F116]" office:value-type="currency" office:currency="EUR" office:value="-4893.84">
            <text:p>-4 893,84 €</text:p>
          </table:table-cell>
          <table:table-cell table:style-name="ce61" table:formula="of:='01c gros oeuvre'.#ref !116" office:value-type="currency" office:currency="EUR" office:value="0">
            <text:p>#NOM ?</text:p>
          </table:table-cell>
          <table:table-cell table:style-name="ce69" table:formula="of:=[.D23]/[.C23]-1" office:value-type="percentage" office:value="0">
            <text:p>#NOM ?</text:p>
          </table:table-cell>
          <table:table-cell table:style-name="ce61" table:formula="of:='01c gros oeuvre'.#ref !116" office:value-type="currency" office:currency="EUR" office:value="0">
            <text:p>#NOM ?</text:p>
          </table:table-cell>
          <table:table-cell table:style-name="ce69" table:formula="of:=[.F23]/[.C23]-1" office:value-type="percentage" office:value="0">
            <text:p>#NOM ?</text:p>
          </table:table-cell>
          <table:table-cell table:style-name="ce61" table:formula="of:=['01c gros oeuvre'.H116]" office:value-type="currency" office:currency="EUR" office:value="-3192.648">
            <text:p>-3 192,65 €</text:p>
          </table:table-cell>
          <table:table-cell table:style-name="ce69" table:formula="of:=[.H23]/[.C23]-1" office:value-type="percentage" office:value="-0.347619047619047">
            <text:p>-34,76%</text:p>
          </table:table-cell>
          <table:table-cell table:style-name="ce61" table:formula="of:='01c gros oeuvre'.#ref !116" office:value-type="currency" office:currency="EUR" office:value="0">
            <text:p>#NOM ?</text:p>
          </table:table-cell>
          <table:table-cell table:style-name="ce69" table:formula="of:=[.J23]/[.C23]-1" office:value-type="percentage" office:value="0">
            <text:p>#NOM ?</text:p>
          </table:table-cell>
          <table:table-cell table:style-name="ce36"/>
          <table:table-cell table:number-columns-repeated="1012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28" office:value-type="string">
            <text:p>RECAP LOT 2 EN OPTION</text:p>
          </table:table-cell>
          <table:table-cell table:style-name="ce190" table:formula="of:=[.C22]+[.C23]" office:value-type="currency" office:currency="EUR" office:value="9747.36">
            <text:p>9 747,36 €</text:p>
          </table:table-cell>
          <table:table-cell table:style-name="ce190" table:formula="of:=[.D22]+[.D23]" office:value-type="currency" office:currency="EUR" office:value="0">
            <text:p>#NOM ?</text:p>
          </table:table-cell>
          <table:table-cell table:style-name="ce198" table:formula="of:=[.D25]/[.C25]-1" office:value-type="percentage" office:value="0">
            <text:p>#NOM ?</text:p>
          </table:table-cell>
          <table:table-cell table:style-name="ce190" table:formula="of:=[.F22]+[.F23]" office:value-type="currency" office:currency="EUR" office:value="0">
            <text:p>#NOM ?</text:p>
          </table:table-cell>
          <table:table-cell table:style-name="ce198" table:formula="of:=[.F25]/[.C25]-1" office:value-type="percentage" office:value="0">
            <text:p>#NOM ?</text:p>
          </table:table-cell>
          <table:table-cell table:style-name="ce190" table:formula="of:=[.H22]+[.H23]" office:value-type="currency" office:currency="EUR" office:value="28285.932">
            <text:p>28 285,93 €</text:p>
          </table:table-cell>
          <table:table-cell table:style-name="ce198" table:formula="of:=[.H25]/[.C25]-1" office:value-type="percentage" office:value="1.9019069778894">
            <text:p>190,19%</text:p>
          </table:table-cell>
          <table:table-cell table:style-name="ce190" table:formula="of:=[.J22]+[.J23]" office:value-type="currency" office:currency="EUR" office:value="0">
            <text:p>#NOM ?</text:p>
          </table:table-cell>
          <table:table-cell table:style-name="ce198" table:formula="of:=[.J25]/[.C25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number-columns-repeated="2"/>
          <table:table-cell office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number-columns-repeated="1019"/>
        </table:table-row>
        <table:table-row table:style-name="ro9">
          <table:table-cell table:style-name="ce182" office:value-type="string">
            <text:p>LOT 3</text:p>
          </table:table-cell>
          <table:table-cell table:style-name="ce185"/>
          <table:table-cell table:style-name="ce1" office:value-type="string">
            <text:p>Maîtrise d’œuvre</text:p>
          </table:table-cell>
          <table:table-cell table:style-name="ce192" office:value-type="string">
            <text:p>S2R (9)</text:p>
          </table:table-cell>
          <table:table-cell table:style-name="ce196" office:value-type="string">
            <text:p>Rapport Ent / Moe</text:p>
          </table:table-cell>
          <table:table-cell table:style-name="ce192" office:value-type="string">
            <text:p>CMOI (12)</text:p>
          </table:table-cell>
          <table:table-cell table:style-name="ce196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number-columns-repeated="1017"/>
        </table:table-row>
        <table:table-row table:style-name="ro1">
          <table:table-cell table:style-name="ce27" office:value-type="string">
            <text:p>02.</text:p>
          </table:table-cell>
          <table:table-cell table:style-name="ce30" office:value-type="string">
            <text:p>CHARPENTE METALLIQUE base</text:p>
          </table:table-cell>
          <table:table-cell table:style-name="ce12" table:formula="of:=[$'02 charpente metallique '.F42]" office:value-type="currency" office:currency="EUR" office:value="108390.4792">
            <text:p>108 390,48 €</text:p>
          </table:table-cell>
          <table:table-cell table:style-name="ce12" table:formula="of:=['02 charpente metallique '.H42]" office:value-type="currency" office:currency="EUR" office:value="176275">
            <text:p>176 275,00 €</text:p>
          </table:table-cell>
          <table:table-cell table:style-name="ce69" table:formula="of:=[.D31]/[.C31]-1" office:value-type="percentage" office:value="0.626295974526885">
            <text:p>62,63%</text:p>
          </table:table-cell>
          <table:table-cell table:style-name="ce12" table:formula="of:=['02 charpente metallique '.J42]" office:value-type="currency" office:currency="EUR" office:value="222417.44">
            <text:p>222 417,44 €</text:p>
          </table:table-cell>
          <table:table-cell table:style-name="ce69" table:formula="of:=[.F31]/[.C31]-1" office:value-type="percentage" office:value="1.05200163004723">
            <text:p>105,20%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05.</text:p>
          </table:table-cell>
          <table:table-cell table:style-name="ce30" office:value-type="string">
            <text:p>MENUISERIE METALLIQUE base</text:p>
          </table:table-cell>
          <table:table-cell table:style-name="ce12" table:formula="of:=[$'05 menuiserie metallique'.F30]" office:value-type="currency" office:currency="EUR" office:value="43185.99568">
            <text:p>43 186,00 €</text:p>
          </table:table-cell>
          <table:table-cell table:style-name="ce12" table:formula="of:=['05 menuiserie metallique'.H30]" office:value-type="currency" office:currency="EUR" office:value="101029.925">
            <text:p>101 029,93 €</text:p>
          </table:table-cell>
          <table:table-cell table:style-name="ce69" table:formula="of:=[.D32]/[.C32]-1" office:value-type="percentage" office:value="1.3394140486794">
            <text:p>133,94%</text:p>
          </table:table-cell>
          <table:table-cell table:style-name="ce12" table:formula="of:=['05 menuiserie metallique'.K30]" office:value-type="currency" office:currency="EUR" office:value="112909.458">
            <text:p>112 909,46 €</text:p>
          </table:table-cell>
          <table:table-cell table:style-name="ce69" table:formula="of:=[.F32]/[.C32]-1" office:value-type="percentage" office:value="1.61449241176787">
            <text:p>161,45%</text:p>
          </table:table-cell>
          <table:table-cell table:number-columns-repeated="1017"/>
        </table:table-row>
        <table:table-row table:style-name="ro1">
          <table:table-cell table:style-name="ce50"/>
          <table:table-cell table:style-name="ce186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number-columns-repeated="1017"/>
        </table:table-row>
        <table:table-row table:style-name="ro1">
          <table:table-cell/>
          <table:table-cell table:style-name="ce187" office:value-type="string">
            <text:p>RECAP LOT 3 EN <text:s/>BASE</text:p>
          </table:table-cell>
          <table:table-cell table:style-name="ce187" table:formula="of:=[.C31]+[.C32]" office:value-type="currency" office:currency="EUR" office:value="151576.47488">
            <text:p>151 576,47 €</text:p>
          </table:table-cell>
          <table:table-cell table:style-name="ce190" table:formula="of:=[.D31]+[.D32]" office:value-type="currency" office:currency="EUR" office:value="277304.925">
            <text:p>277 304,93 €</text:p>
          </table:table-cell>
          <table:table-cell table:style-name="ce198" table:formula="of:=[.D34]/[.C34]-1" office:value-type="percentage" office:value="0.82947205507673">
            <text:p>82,95%</text:p>
          </table:table-cell>
          <table:table-cell table:style-name="ce190" table:formula="of:=[.F31]+[.F32]" office:value-type="currency" office:currency="EUR" office:value="335326.898">
            <text:p>335 326,90 €</text:p>
          </table:table-cell>
          <table:table-cell table:style-name="ce198" table:formula="of:=[.F34]/[.C34]-1" office:value-type="percentage" office:value="1.21226214863139">
            <text:p>121,23%</text:p>
          </table:table-cell>
          <table:table-cell table:number-columns-repeated="1017"/>
        </table:table-row>
        <table:table-row table:style-name="ro1">
          <table:table-cell table:style-name="ce50"/>
          <table:table-cell table:style-name="ce186"/>
          <table:table-cell table:style-name="ce58" table:number-columns-repeated="2"/>
          <table:table-cell table:style-name="ce197"/>
          <table:table-cell table:number-columns-repeated="1019"/>
        </table:table-row>
        <table:table-row-group table:display="false">
          <table:table-row table:style-name="ro1" table:visibility="collapse">
            <table:table-cell table:style-name="ce50"/>
            <table:table-cell table:style-name="ce186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9" table:visibility="collapse">
            <table:table-cell table:style-name="ce182" office:value-type="string">
              <text:p>LOT</text:p>
            </table:table-cell>
            <table:table-cell table:style-name="ce185" office:value-type="float" office:value="4">
              <text:p>4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MG sarl (6)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ECIS (11)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99" office:value-type="string">
              <text:p>Rapport Ent / Moe</text:p>
            </table:table-cell>
            <table:table-cell table:number-columns-repeated="1015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03.</text:p>
            </table:table-cell>
            <table:table-cell table:style-name="ce30" office:value-type="string">
              <text:p>COUVERTURE en travaux de base</text:p>
            </table:table-cell>
            <table:table-cell table:style-name="ce12" table:formula="of:=[$'03 couverture'.F38]" office:value-type="currency" office:currency="EUR" office:value="65414.2">
              <text:p>65 414,20 €</text:p>
            </table:table-cell>
            <table:table-cell table:style-name="ce12" table:formula="of:=[$'03 couverture'.I38]" office:value-type="currency" office:currency="EUR" office:value="119783.062">
              <text:p>119 783,06 €</text:p>
            </table:table-cell>
            <table:table-cell table:style-name="ce69" table:formula="of:=[.D39]/[.C39]-1" office:value-type="percentage" office:value="0.831147701875128">
              <text:p>83,11%</text:p>
            </table:table-cell>
            <table:table-cell table:style-name="ce12" table:formula="of:=[$'03 couverture'.L38]" office:value-type="currency" office:currency="EUR" office:value="116345.7974">
              <text:p>116 345,80 €</text:p>
            </table:table-cell>
            <table:table-cell table:style-name="ce69" table:formula="of:=[.F39]/[.C39]-1" office:value-type="percentage" office:value="0.77860154828768">
              <text:p>77,86%</text:p>
            </table:table-cell>
            <table:table-cell table:style-name="ce12" table:formula="of:=[$'03 couverture'.N38]" office:value-type="currency" office:currency="EUR" office:value="95470.849">
              <text:p>95 470,85 €</text:p>
            </table:table-cell>
            <table:table-cell table:style-name="ce69" table:formula="of:=[.H39]/[.C39]-1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4 EN TRAVAUX DE BASE</text:p>
            </table:table-cell>
            <table:table-cell table:style-name="ce187" table:formula="of:=[.C39]" office:value-type="currency" office:currency="EUR" office:value="65414.2">
              <text:p>65 414,20 €</text:p>
            </table:table-cell>
            <table:table-cell table:style-name="ce187" table:formula="of:=[.D39]" office:value-type="currency" office:currency="EUR" office:value="119783.062">
              <text:p>119 783,06 €</text:p>
            </table:table-cell>
            <table:table-cell table:style-name="ce198" table:formula="of:=[.D41]/[.C41]-1" office:value-type="percentage" office:value="0.831147701875128">
              <text:p>83,11%</text:p>
            </table:table-cell>
            <table:table-cell table:style-name="ce187" table:formula="of:=[.F39]" office:value-type="currency" office:currency="EUR" office:value="116345.7974">
              <text:p>116 345,80 €</text:p>
            </table:table-cell>
            <table:table-cell table:style-name="ce198" table:formula="of:=[.G39]" office:value-type="percentage" office:value="0.77860154828768">
              <text:p>77,86%</text:p>
            </table:table-cell>
            <table:table-cell table:style-name="ce187" table:formula="of:=[.H39]" office:value-type="currency" office:currency="EUR" office:value="95470.849">
              <text:p>95 470,85 €</text:p>
            </table:table-cell>
            <table:table-cell table:style-name="ce198" table:formula="of:=[.I39]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187" office:value-type="string">
              <text:p>NOTES selon règlement de consultation</text:p>
            </table:table-cell>
            <table:table-cell table:style-name="ce191"/>
            <table:table-cell table:style-name="ce191" table:formula="of:=[.H41]/[.D41]*100" office:value-type="float" office:value="79.7031294791913">
              <text:p>79,70</text:p>
            </table:table-cell>
            <table:table-cell table:style-name="ce191"/>
            <table:table-cell table:style-name="ce191" table:formula="of:=[.H41]/[.F41]*100" office:value-type="float" office:value="82.0578406212376">
              <text:p>82,06</text:p>
            </table:table-cell>
            <table:table-cell table:style-name="ce191"/>
            <table:table-cell table:style-name="ce191" office:value-type="float" office:value="100">
              <text:p>100,00</text:p>
            </table:table-cell>
            <table:table-cell table:style-name="ce191"/>
            <table:table-cell table:number-columns-repeated="1015"/>
          </table:table-row>
          <table:table-row table:style-name="ro1" table:visibility="collapse" table:number-rows-repeated="2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9" table:visibility="collapse">
            <table:table-cell table:style-name="ce182" office:value-type="string">
              <text:p>LOT</text:p>
            </table:table-cell>
            <table:table-cell table:style-name="ce185" office:value-type="float" office:value="5">
              <text:p>5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99" office:value-type="string">
              <text:p>Rapport Ent / Moe</text:p>
            </table:table-cell>
            <table:table-cell table:number-columns-repeated="1013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04.</text:p>
            </table:table-cell>
            <table:table-cell table:style-name="ce30" office:value-type="string">
              <text:p>ETANCHEITE en travaux de base</text:p>
            </table:table-cell>
            <table:table-cell table:style-name="ce12" table:formula="of:=[$'04 etancheite'.F22]" office:value-type="currency" office:currency="EUR" office:value="10868.16">
              <text:p>10 868,16 €</text:p>
            </table:table-cell>
            <table:table-cell table:style-name="ce12" table:formula="of:=[$'04 etancheite'.H22]" office:value-type="currency" office:currency="EUR" office:value="14482.98">
              <text:p>14 482,98 €</text:p>
            </table:table-cell>
            <table:table-cell table:style-name="ce69" table:formula="of:=[.D48]/[.C48]-1" office:value-type="percentage" office:value="0.332606439360481">
              <text:p>33,26%</text:p>
            </table:table-cell>
            <table:table-cell table:style-name="ce12" table:formula="of:=[$'04 etancheite'.J22]" office:value-type="currency" office:currency="EUR" office:value="14469.18">
              <text:p>14 469,18 €</text:p>
            </table:table-cell>
            <table:table-cell table:style-name="ce69" table:formula="of:=[.F48]/[.C48]-1" office:value-type="percentage" office:value="0.331336675205371">
              <text:p>33,13%</text:p>
            </table:table-cell>
            <table:table-cell table:style-name="ce12" table:formula="of:=[$'04 etancheite'.L22]" office:value-type="currency" office:currency="EUR" office:value="27070.08">
              <text:p>27 070,08 €</text:p>
            </table:table-cell>
            <table:table-cell table:style-name="ce69" table:formula="of:=[.H48]/[.C48]-1" office:value-type="percentage" office:value="1.49076936666372">
              <text:p>149,08%</text:p>
            </table:table-cell>
            <table:table-cell table:style-name="ce12" table:formula="of:=[$'04 etancheite'.N22]" office:value-type="currency" office:currency="EUR" office:value="13587.88">
              <text:p>13 587,88 €</text:p>
            </table:table-cell>
            <table:table-cell table:style-name="ce69" table:formula="of:=[.J48]/[.C48]-1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50"/>
            <table:table-cell table:style-name="ce186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5 EN TRAVAUX DE BASE</text:p>
            </table:table-cell>
            <table:table-cell table:style-name="ce187" table:formula="of:=[.C48]" office:value-type="currency" office:currency="EUR" office:value="10868.16">
              <text:p>10 868,16 €</text:p>
            </table:table-cell>
            <table:table-cell table:style-name="ce187" table:formula="of:=[.D48]" office:value-type="currency" office:currency="EUR" office:value="14482.98">
              <text:p>14 482,98 €</text:p>
            </table:table-cell>
            <table:table-cell table:style-name="ce198" table:formula="of:=[.D50]/[.C50]-1" office:value-type="percentage" office:value="0.332606439360481">
              <text:p>33,26%</text:p>
            </table:table-cell>
            <table:table-cell table:style-name="ce187" table:formula="of:=[.F48]" office:value-type="currency" office:currency="EUR" office:value="14469.18">
              <text:p>14 469,18 €</text:p>
            </table:table-cell>
            <table:table-cell table:style-name="ce198" table:formula="of:=[.G48]" office:value-type="percentage" office:value="0.331336675205371">
              <text:p>33,13%</text:p>
            </table:table-cell>
            <table:table-cell table:style-name="ce187" table:formula="of:=[.H48]" office:value-type="currency" office:currency="EUR" office:value="27070.08">
              <text:p>27 070,08 €</text:p>
            </table:table-cell>
            <table:table-cell table:style-name="ce198" table:formula="of:=[.I48]" office:value-type="percentage" office:value="1.49076936666372">
              <text:p>149,08%</text:p>
            </table:table-cell>
            <table:table-cell table:style-name="ce187" table:formula="of:=[.J48]" office:value-type="currency" office:currency="EUR" office:value="13587.88">
              <text:p>13 587,88 €</text:p>
            </table:table-cell>
            <table:table-cell table:style-name="ce198" table:formula="of:=[.K48]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50"/>
            <table:table-cell table:style-name="ce186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187" office:value-type="string">
              <text:p>NOTES selon règlement de consultation</text:p>
            </table:table-cell>
            <table:table-cell table:style-name="ce191"/>
            <table:table-cell table:style-name="ce191" table:formula="of:=[.J50]/[.D50]*100" office:value-type="float" office:value="93.8196420902328">
              <text:p>93,82</text:p>
            </table:table-cell>
            <table:table-cell table:style-name="ce191"/>
            <table:table-cell table:style-name="ce191" table:formula="of:=[.J50]/[.F50]*100" office:value-type="float" office:value="93.9091227008027">
              <text:p>93,91</text:p>
            </table:table-cell>
            <table:table-cell table:style-name="ce191"/>
            <table:table-cell table:style-name="ce191" table:formula="of:=[.J50]/[.H50]*100" office:value-type="float" office:value="50.1951970588931">
              <text:p>50,20</text:p>
            </table:table-cell>
            <table:table-cell table:style-name="ce191"/>
            <table:table-cell table:style-name="ce191" office:value-type="float" office:value="100">
              <text:p>100,00</text:p>
            </table:table-cell>
            <table:table-cell table:style-name="ce191"/>
            <table:table-cell table:number-columns-repeated="1013"/>
          </table:table-row>
        </table:table-row-group>
        <table:table-row table:style-name="ro1" table:number-rows-repeated="2">
          <table:table-cell table:style-name="ce50"/>
          <table:table-cell table:style-name="ce186"/>
          <table:table-cell table:style-name="ce58" table:number-columns-repeated="2"/>
          <table:table-cell table:style-name="ce197"/>
          <table:table-cell table:number-columns-repeated="1019"/>
        </table:table-row>
        <table:table-row table:style-name="ro9">
          <table:table-cell table:style-name="ce182" office:value-type="string">
            <text:p>LOT</text:p>
          </table:table-cell>
          <table:table-cell table:style-name="ce185" office:value-type="float" office:value="6">
            <text:p>6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ESPACE ALU (3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PAQ-ALU-TP (5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FAOI (7)</text:p>
          </table:table-cell>
          <table:table-cell table:style-name="ce196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50"/>
          <table:table-cell table:style-name="ce186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3"/>
        </table:table-row>
        <table:table-row table:style-name="ro1">
          <table:table-cell table:style-name="ce27" office:value-type="string">
            <text:p>06.</text:p>
          </table:table-cell>
          <table:table-cell table:style-name="ce30" office:value-type="string">
            <text:p>MENUISERIE ALUMINIUM base</text:p>
          </table:table-cell>
          <table:table-cell table:style-name="ce12" table:formula="of:=[$'00a récapitulatif corps d état MOe'.C19]" office:value-type="currency" office:currency="EUR" office:value="30836.4">
            <text:p>30 836,40 €</text:p>
          </table:table-cell>
          <table:table-cell table:style-name="ce12" table:formula="of:=['06 menuiserie aluminium'.I21]" office:value-type="currency" office:currency="EUR" office:value="40651.16">
            <text:p>40 651,16 €</text:p>
          </table:table-cell>
          <table:table-cell table:style-name="ce69" table:formula="of:=[.D57]/[.C57]-1" office:value-type="percentage" office:value="0.318284884098014">
            <text:p>31,83%</text:p>
          </table:table-cell>
          <table:table-cell table:style-name="ce12" table:formula="of:=['06 menuiserie aluminium'.K21]" office:value-type="currency" office:currency="EUR" office:value="34944">
            <text:p>34 944,00 €</text:p>
          </table:table-cell>
          <table:table-cell table:style-name="ce69" table:formula="of:=[.F57]/[.C57]-1" office:value-type="percentage" office:value="0.133206210841732">
            <text:p>13,32%</text:p>
          </table:table-cell>
          <table:table-cell table:style-name="ce12" table:formula="of:=['06 menuiserie aluminium'.M21]" office:value-type="currency" office:currency="EUR" office:value="42210">
            <text:p>42 210,00 €</text:p>
          </table:table-cell>
          <table:table-cell table:style-name="ce69" table:formula="of:=[.H57]/[.C57]-1" office:value-type="percentage" office:value="0.368836829201852">
            <text:p>36,88%</text:p>
          </table:table-cell>
          <table:table-cell table:style-name="ce12" table:formula="of:=['06 menuiserie aluminium'.O21]" office:value-type="currency" office:currency="EUR" office:value="41371">
            <text:p>41 371,00 €</text:p>
          </table:table-cell>
          <table:table-cell table:style-name="ce69" table:formula="of:=[.J57]/[.C57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87" office:value-type="string">
            <text:p>RECAP LOT 6 EN BASE</text:p>
          </table:table-cell>
          <table:table-cell table:style-name="ce187" table:formula="of:=[.C57]" office:value-type="currency" office:currency="EUR" office:value="30836.4">
            <text:p>30 836,40 €</text:p>
          </table:table-cell>
          <table:table-cell table:style-name="ce187" table:formula="of:=[.D57]" office:value-type="currency" office:currency="EUR" office:value="40651.16">
            <text:p>40 651,16 €</text:p>
          </table:table-cell>
          <table:table-cell table:style-name="ce198" table:formula="of:=[.D59]/[.C59]-1" office:value-type="percentage" office:value="0.318284884098014">
            <text:p>31,83%</text:p>
          </table:table-cell>
          <table:table-cell table:style-name="ce187" table:formula="of:=[.F57]" office:value-type="currency" office:currency="EUR" office:value="34944">
            <text:p>34 944,00 €</text:p>
          </table:table-cell>
          <table:table-cell table:style-name="ce198" table:formula="of:=[.F59]/[.C59]-1" office:value-type="percentage" office:value="0.133206210841732">
            <text:p>13,32%</text:p>
          </table:table-cell>
          <table:table-cell table:style-name="ce187" table:formula="of:=[.H57]" office:value-type="currency" office:currency="EUR" office:value="42210">
            <text:p>42 210,00 €</text:p>
          </table:table-cell>
          <table:table-cell table:style-name="ce198" table:formula="of:=[.H59]/[.C59]-1" office:value-type="percentage" office:value="0.368836829201852">
            <text:p>36,88%</text:p>
          </table:table-cell>
          <table:table-cell table:style-name="ce187" table:formula="of:=[.J57]" office:value-type="currency" office:currency="EUR" office:value="41371">
            <text:p>41 371,00 €</text:p>
          </table:table-cell>
          <table:table-cell table:style-name="ce198" table:formula="of:=[.J59]/[.C59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3"/>
        </table:table-row>
        <table:table-row table:style-name="ro1">
          <table:table-cell table:style-name="ce27" office:value-type="string">
            <text:p>06.</text:p>
          </table:table-cell>
          <table:table-cell table:style-name="ce30" office:value-type="string">
            <text:p>MENUISERIE ALUMINIUM option</text:p>
          </table:table-cell>
          <table:table-cell table:style-name="ce12" table:formula="of:=[$'00a récapitulatif corps d état_options-variantes MOe'.C19]" office:value-type="currency" office:currency="EUR" office:value="21104">
            <text:p>21 104,00 €</text:p>
          </table:table-cell>
          <table:table-cell table:style-name="ce12" table:formula="of:=['06 menuiserie aluminium'.I27]" office:value-type="currency" office:currency="EUR" office:value="26400">
            <text:p>26 400,00 €</text:p>
          </table:table-cell>
          <table:table-cell table:style-name="ce69" table:formula="of:=[.D61]/[.C61]-1" office:value-type="percentage" office:value="0.250947687642153">
            <text:p>25,09%</text:p>
          </table:table-cell>
          <table:table-cell table:style-name="ce12" table:formula="of:=['06 menuiserie aluminium'.K27]" office:value-type="currency" office:currency="EUR" office:value="22840">
            <text:p>22 840,00 €</text:p>
          </table:table-cell>
          <table:table-cell table:style-name="ce69" table:formula="of:=[.F61]/[.C61]-1" office:value-type="percentage" office:value="0.0822592873388932">
            <text:p>8,23%</text:p>
          </table:table-cell>
          <table:table-cell table:style-name="ce12" table:formula="of:=['06 menuiserie aluminium'.M27]" office:value-type="currency" office:currency="EUR" office:value="28000">
            <text:p>28 000,00 €</text:p>
          </table:table-cell>
          <table:table-cell table:style-name="ce69" table:formula="of:=[.H61]/[.G61]-1" office:value-type="percentage" office:value="340386.096774193">
            <text:p>34038609,68%</text:p>
          </table:table-cell>
          <table:table-cell table:style-name="ce12" table:formula="of:=['06 menuiserie aluminium'.O27]" office:value-type="currency" office:currency="EUR" office:value="29750">
            <text:p>29 750,00 €</text:p>
          </table:table-cell>
          <table:table-cell table:style-name="ce69" table:formula="of:=[.J61]/[.C61]-1" office:value-type="percentage" office:value="0.409685367702805">
            <text:p>40,97%</text:p>
          </table:table-cell>
          <table:table-cell table:number-columns-repeated="1013"/>
        </table:table-row>
        <table:table-row table:style-name="ro1">
          <table:table-cell table:style-name="ce27" office:value-type="string">
            <text:p>06.</text:p>
          </table:table-cell>
          <table:table-cell table:style-name="ce30" office:value-type="string">
            <text:p>MENUISERIE ALUMINIUM option</text:p>
          </table:table-cell>
          <table:table-cell table:style-name="ce12" table:formula="of:=['06 menuiserie aluminium'.F33]" office:value-type="currency" office:currency="EUR" office:value="7540">
            <text:p>7 540,00 €</text:p>
          </table:table-cell>
          <table:table-cell table:style-name="ce12" table:formula="of:=['06 menuiserie aluminium'.I33]" office:value-type="currency" office:currency="EUR" office:value="39156">
            <text:p>39 156,00 €</text:p>
          </table:table-cell>
          <table:table-cell table:style-name="ce69" table:formula="of:=[.D62]/[.C62]-1" office:value-type="percentage" office:value="4.19310344827586">
            <text:p>419,31%</text:p>
          </table:table-cell>
          <table:table-cell table:style-name="ce12" table:formula="of:=['06 menuiserie aluminium'.K33]" office:value-type="currency" office:currency="EUR" office:value="27300">
            <text:p>27 300,00 €</text:p>
          </table:table-cell>
          <table:table-cell table:style-name="ce69" table:formula="of:=[.F62]/[.C62]-1" office:value-type="percentage" office:value="2.62068965517241">
            <text:p>262,07%</text:p>
          </table:table-cell>
          <table:table-cell table:style-name="ce12" table:formula="of:=['06 menuiserie aluminium'.M33]" office:value-type="currency" office:currency="EUR" office:value="19500">
            <text:p>19 500,00 €</text:p>
          </table:table-cell>
          <table:table-cell table:style-name="ce69" table:formula="of:=[.H62]/[.G62]-1" office:value-type="percentage" office:value="7439.78947368421">
            <text:p>743978,95%</text:p>
          </table:table-cell>
          <table:table-cell table:style-name="ce12" table:formula="of:=['06 menuiserie aluminium'.O33]" office:value-type="currency" office:currency="EUR" office:value="25350">
            <text:p>25 350,00 €</text:p>
          </table:table-cell>
          <table:table-cell table:style-name="ce69" table:formula="of:=[.J62]/[.C62]-1" office:value-type="percentage" office:value="2.36206896551724">
            <text:p>236,21%</text:p>
          </table:table-cell>
          <table:table-cell table:number-columns-repeated="1013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87" office:value-type="string">
            <text:p>RECAP LOT 6 EN OPTION</text:p>
          </table:table-cell>
          <table:table-cell table:style-name="ce187" table:formula="of:=[.C61]" office:value-type="currency" office:currency="EUR" office:value="21104">
            <text:p>21 104,00 €</text:p>
          </table:table-cell>
          <table:table-cell table:style-name="ce187" table:formula="of:=[.D61]" office:value-type="currency" office:currency="EUR" office:value="26400">
            <text:p>26 400,00 €</text:p>
          </table:table-cell>
          <table:table-cell table:style-name="ce198" table:formula="of:=[.D64]/[.C64]-1" office:value-type="percentage" office:value="0.250947687642153">
            <text:p>25,09%</text:p>
          </table:table-cell>
          <table:table-cell table:style-name="ce187" table:formula="of:=[.F61]" office:value-type="currency" office:currency="EUR" office:value="22840">
            <text:p>22 840,00 €</text:p>
          </table:table-cell>
          <table:table-cell table:style-name="ce198" table:formula="of:=[.F64]/[.C64]-1" office:value-type="percentage" office:value="0.0822592873388932">
            <text:p>8,23%</text:p>
          </table:table-cell>
          <table:table-cell table:style-name="ce187" table:formula="of:=[.H61]" office:value-type="currency" office:currency="EUR" office:value="28000">
            <text:p>28 000,00 €</text:p>
          </table:table-cell>
          <table:table-cell table:style-name="ce198" table:formula="of:=[.H64]/[.C64]-1" office:value-type="percentage" office:value="0.326762699014405">
            <text:p>32,68%</text:p>
          </table:table-cell>
          <table:table-cell table:style-name="ce187" table:formula="of:=[.J61]" office:value-type="currency" office:currency="EUR" office:value="29750">
            <text:p>29 750,00 €</text:p>
          </table:table-cell>
          <table:table-cell table:style-name="ce198" table:formula="of:=[.J64]/[.C64]-1" office:value-type="percentage" office:value="0.409685367702805">
            <text:p>40,97%</text:p>
          </table:table-cell>
          <table:table-cell table:number-columns-repeated="1013"/>
        </table:table-row>
        <table:table-row table:style-name="ro1" table:number-rows-repeated="3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number-columns-repeated="1019"/>
        </table:table-row>
        <table:table-row table:style-name="ro9">
          <table:table-cell table:style-name="ce182" office:value-type="string">
            <text:p>LOT</text:p>
          </table:table-cell>
          <table:table-cell table:style-name="ce185" office:value-type="float" office:value="7">
            <text:p>7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REMBAT (2)</text:p>
          </table:table-cell>
          <table:table-cell table:style-name="ce196" office:value-type="string">
            <text:p>Rapport Ent / Moe</text:p>
          </table:table-cell>
          <table:table-cell table:style-name="ce1" office:value-type="string">
            <text:p>LJDS BOIS (4)</text:p>
          </table:table-cell>
          <table:table-cell table:style-name="ce196" office:value-type="string">
            <text:p>Rapport Ent / Moe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186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5"/>
        </table:table-row>
        <table:table-row table:style-name="ro1">
          <table:table-cell table:style-name="ce27" office:value-type="string">
            <text:p>07.</text:p>
          </table:table-cell>
          <table:table-cell table:style-name="ce30" office:value-type="string">
            <text:p>MENUISERIE BOIS base</text:p>
          </table:table-cell>
          <table:table-cell table:style-name="ce12" table:formula="of:=[$'00a récapitulatif corps d état MOe'.C21]" office:value-type="currency" office:currency="EUR" office:value="10155.3854">
            <text:p>10 155,39 €</text:p>
          </table:table-cell>
          <table:table-cell table:style-name="ce12" table:formula="of:=['07 menuiserie bois'.I28]" office:value-type="currency" office:currency="EUR" office:value="26071.5">
            <text:p>26 071,50 €</text:p>
          </table:table-cell>
          <table:table-cell table:style-name="ce69" table:formula="of:=[.D70]/[.C70]-1" office:value-type="percentage" office:value="1.56725855032543">
            <text:p>156,73%</text:p>
          </table:table-cell>
          <table:table-cell table:style-name="ce12" table:formula="of:=['07 menuiserie bois'.L28]" office:value-type="currency" office:currency="EUR" office:value="10479.02">
            <text:p>10 479,02 €</text:p>
          </table:table-cell>
          <table:table-cell table:style-name="ce69" table:formula="of:=[.F70]/[.C70]-1" office:value-type="percentage" office:value="0.0318682735566098">
            <text:p>3,19%</text:p>
          </table:table-cell>
          <table:table-cell table:style-name="ce12" table:formula="of:=['07 menuiserie bois'.O28]" office:value-type="currency" office:currency="EUR" office:value="15940.31">
            <text:p>15 940,31 €</text:p>
          </table:table-cell>
          <table:table-cell table:style-name="ce69" table:formula="of:=[.H70]/[.C70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87" office:value-type="string">
            <text:p>RECAP LOT 7 EN BASE</text:p>
          </table:table-cell>
          <table:table-cell table:style-name="ce187" table:formula="of:=[.C70]" office:value-type="currency" office:currency="EUR" office:value="10155.3854">
            <text:p>10 155,39 €</text:p>
          </table:table-cell>
          <table:table-cell table:style-name="ce187" table:formula="of:=[.D70]" office:value-type="currency" office:currency="EUR" office:value="26071.5">
            <text:p>26 071,50 €</text:p>
          </table:table-cell>
          <table:table-cell table:style-name="ce198" table:formula="of:=[.D72]/[.C72]-1" office:value-type="percentage" office:value="1.56725855032543">
            <text:p>156,73%</text:p>
          </table:table-cell>
          <table:table-cell table:style-name="ce187" table:formula="of:=[.F70]" office:value-type="currency" office:currency="EUR" office:value="10479.02">
            <text:p>10 479,02 €</text:p>
          </table:table-cell>
          <table:table-cell table:style-name="ce198" table:formula="of:=[.F72]/[.C72]-1" office:value-type="percentage" office:value="0.0318682735566098">
            <text:p>3,19%</text:p>
          </table:table-cell>
          <table:table-cell table:style-name="ce187" table:formula="of:=[.H70]" office:value-type="currency" office:currency="EUR" office:value="15940.31">
            <text:p>15 940,31 €</text:p>
          </table:table-cell>
          <table:table-cell table:style-name="ce198" table:formula="of:=[.H72]/[.C72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7" office:value-type="string">
            <text:p>07.</text:p>
          </table:table-cell>
          <table:table-cell table:style-name="ce30" office:value-type="string">
            <text:p>MENUISERIE BOIS option</text:p>
          </table:table-cell>
          <table:table-cell table:style-name="ce12" table:formula="of:=['07 menuiserie bois'.F36]" office:value-type="currency" office:currency="EUR" office:value="1375">
            <text:p>1 375,00 €</text:p>
          </table:table-cell>
          <table:table-cell table:style-name="ce12" table:formula="of:=['07 menuiserie bois'.I36]" office:value-type="currency" office:currency="EUR" office:value="5840">
            <text:p>5 840,00 €</text:p>
          </table:table-cell>
          <table:table-cell table:style-name="ce69" table:formula="of:=[.D74]/[.C74]-1" office:value-type="percentage" office:value="3.24727272727273">
            <text:p>324,73%</text:p>
          </table:table-cell>
          <table:table-cell table:style-name="ce12" table:formula="of:=['07 menuiserie bois'.L36]" office:value-type="currency" office:currency="EUR" office:value="7083">
            <text:p>7 083,00 €</text:p>
          </table:table-cell>
          <table:table-cell table:style-name="ce69" table:formula="of:=[.F74]/[.C74]-1" office:value-type="percentage" office:value="4.15127272727273">
            <text:p>415,13%</text:p>
          </table:table-cell>
          <table:table-cell table:style-name="ce12" table:formula="of:=['07 menuiserie bois'.O36]" office:value-type="currency" office:currency="EUR" office:value="2500">
            <text:p>2 500,00 €</text:p>
          </table:table-cell>
          <table:table-cell table:style-name="ce69" table:formula="of:=[.H74]/[.C74]-1" office:value-type="percentage" office:value="0.818181818181818">
            <text:p>81,82%</text:p>
          </table:table-cell>
          <table:table-cell table:style-name="ce58"/>
          <table:table-cell table:style-name="ce197"/>
          <table:table-cell table:number-columns-repeated="1013"/>
        </table:table-row>
        <table:table-row table:style-name="ro1">
          <table:table-cell table:style-name="ce50"/>
          <table:table-cell table:style-name="ce188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87" office:value-type="string">
            <text:p>RECAP LOT 7 EN OPTION</text:p>
          </table:table-cell>
          <table:table-cell table:style-name="ce187" table:formula="of:=[.C74]" office:value-type="currency" office:currency="EUR" office:value="1375">
            <text:p>1 375,00 €</text:p>
          </table:table-cell>
          <table:table-cell table:style-name="ce187" table:formula="of:=[.D74]" office:value-type="currency" office:currency="EUR" office:value="5840">
            <text:p>5 840,00 €</text:p>
          </table:table-cell>
          <table:table-cell table:style-name="ce198" table:formula="of:=[.D76]/[.C76]-1" office:value-type="percentage" office:value="3.24727272727273">
            <text:p>324,73%</text:p>
          </table:table-cell>
          <table:table-cell table:style-name="ce187" table:formula="of:=[.F74]" office:value-type="currency" office:currency="EUR" office:value="7083">
            <text:p>7 083,00 €</text:p>
          </table:table-cell>
          <table:table-cell table:style-name="ce198" table:formula="of:=[.F76]/[.C76]-1" office:value-type="percentage" office:value="4.15127272727273">
            <text:p>415,13%</text:p>
          </table:table-cell>
          <table:table-cell table:style-name="ce187" table:formula="of:=[.H74]" office:value-type="currency" office:currency="EUR" office:value="2500">
            <text:p>2 500,00 €</text:p>
          </table:table-cell>
          <table:table-cell table:style-name="ce198" table:formula="of:=[.H76]/[.C76]-1" office:value-type="percentage" office:value="0.818181818181818">
            <text:p>81,82%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style-name="ce58"/>
          <table:table-cell table:style-name="ce197"/>
          <table:table-cell table:number-columns-repeated="1015"/>
        </table:table-row>
        <table:table-row-group table:display="false"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style-name="ce58"/>
            <table:table-cell table:style-name="ce197"/>
            <table:table-cell table:style-name="ce58"/>
            <table:table-cell table:style-name="ce197"/>
            <table:table-cell table:number-columns-repeated="1015"/>
          </table:table-row>
          <table:table-row table:style-name="ro9" table:visibility="collapse">
            <table:table-cell table:style-name="ce182" office:value-type="string">
              <text:p>LOT</text:p>
            </table:table-cell>
            <table:table-cell table:style-name="ce185" office:value-type="float" office:value="8">
              <text:p>8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ARB (8)</text:p>
            </table:table-cell>
            <table:table-cell table:style-name="ce199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186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09.a</text:p>
            </table:table-cell>
            <table:table-cell table:style-name="ce30" office:value-type="string">
              <text:p>REVETEMENTS DURS en travaux de base</text:p>
            </table:table-cell>
            <table:table-cell table:style-name="ce12" table:formula="of:=[$'00a récapitulatif corps d état MOe'.C25]" office:value-type="currency" office:currency="EUR" office:value="17988.25625">
              <text:p>17 988,26 €</text:p>
            </table:table-cell>
            <table:table-cell table:style-name="ce12" table:formula="of:=[$'09a revetements durs'.H41]" office:value-type="currency" office:currency="EUR" office:value="23791.4685">
              <text:p>23 791,47 €</text:p>
            </table:table-cell>
            <table:table-cell table:style-name="ce69" table:formula="of:=[.D81]/[.C81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8 EN TRAVAUX DE BASE</text:p>
            </table:table-cell>
            <table:table-cell table:style-name="ce187" table:formula="of:=[.C81]" office:value-type="currency" office:currency="EUR" office:value="17988.25625">
              <text:p>17 988,26 €</text:p>
            </table:table-cell>
            <table:table-cell table:style-name="ce187" table:formula="of:=[.D81]" office:value-type="currency" office:currency="EUR" office:value="23791.4685">
              <text:p>23 791,47 €</text:p>
            </table:table-cell>
            <table:table-cell table:style-name="ce198" table:formula="of:=[.D83]/[.C83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09.a</text:p>
            </table:table-cell>
            <table:table-cell table:style-name="ce30" office:value-type="string">
              <text:p>REVETEMENTS DURS en option 1</text:p>
            </table:table-cell>
            <table:table-cell table:style-name="ce12" table:formula="of:=[$'09a revetements durs'.F51]" office:value-type="currency" office:currency="EUR" office:value="9081">
              <text:p>9 081,00 €</text:p>
            </table:table-cell>
            <table:table-cell table:style-name="ce12" table:formula="of:=[$'09a revetements durs'.H51]" office:value-type="currency" office:currency="EUR" office:value="10897.2">
              <text:p>10 897,20 €</text:p>
            </table:table-cell>
            <table:table-cell table:style-name="ce69" table:formula="of:=[.D85]/[.C85]-1" office:value-type="percentage" office:value="0.2">
              <text:p>20,00%</text:p>
            </table:table-cell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09.a</text:p>
            </table:table-cell>
            <table:table-cell table:style-name="ce30" office:value-type="string">
              <text:p>REVETEMENTS DURS en variante 1</text:p>
            </table:table-cell>
            <table:table-cell table:style-name="ce12" table:formula="of:=[$'09a revetements durs'.F68]" office:value-type="currency" office:currency="EUR" office:value="9863.78">
              <text:p>9 863,78 €</text:p>
            </table:table-cell>
            <table:table-cell table:style-name="ce12" table:formula="of:=[$'09a revetements durs'.H68]" office:value-type="currency" office:currency="EUR" office:value="13464.237">
              <text:p>13 464,24 €</text:p>
            </table:table-cell>
            <table:table-cell table:style-name="ce69" table:formula="of:=[.D86]/[.C86]-1" office:value-type="percentage" office:value="0.365017974853454">
              <text:p>36,50%</text:p>
            </table:table-cell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8 EN OPTION</text:p>
            </table:table-cell>
            <table:table-cell table:style-name="ce187" table:formula="of:=[.C85]+[.C86]" office:value-type="currency" office:currency="EUR" office:value="18944.78">
              <text:p>18 944,78 €</text:p>
            </table:table-cell>
            <table:table-cell table:style-name="ce187" table:formula="of:=[.D85]+[.D86]" office:value-type="currency" office:currency="EUR" office:value="24361.437">
              <text:p>24 361,44 €</text:p>
            </table:table-cell>
            <table:table-cell table:style-name="ce198" table:formula="of:=[.D88]/[.C88]-1" office:value-type="percentage" office:value="0.28591817904457">
              <text:p>28,59%</text:p>
            </table:table-cell>
            <table:table-cell table:number-columns-repeated="1019"/>
          </table:table-row>
          <table:table-row table:style-name="ro1" table:visibility="collapse" table:number-rows-repeated="2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9" table:visibility="collapse">
            <table:table-cell table:style-name="ce182" office:value-type="string">
              <text:p>LOT</text:p>
            </table:table-cell>
            <table:table-cell table:style-name="ce185" office:value-type="float" office:value="9">
              <text:p>9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CIB (10)</text:p>
            </table:table-cell>
            <table:table-cell table:style-name="ce199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186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10.</text:p>
            </table:table-cell>
            <table:table-cell table:style-name="ce30" office:value-type="string">
              <text:p>PLAQUES DE PLATRE en travaux de base</text:p>
            </table:table-cell>
            <table:table-cell table:style-name="ce12" table:formula="of:=[$'00a récapitulatif corps d état MOe'.C29]" office:value-type="currency" office:currency="EUR" office:value="18221.296">
              <text:p>18 221,30 €</text:p>
            </table:table-cell>
            <table:table-cell table:style-name="ce15" table:formula="of:=[$'10 plaques de platre'.H28]" office:value-type="float" office:value="23487.454">
              <text:p>23 487,45</text:p>
            </table:table-cell>
            <table:table-cell table:style-name="ce69" table:formula="of:=[.D93]/[.C93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9 EN TRAVAUX DE BASE</text:p>
            </table:table-cell>
            <table:table-cell table:style-name="ce187" table:formula="of:=[.C93]" office:value-type="currency" office:currency="EUR" office:value="18221.296">
              <text:p>18 221,30 €</text:p>
            </table:table-cell>
            <table:table-cell table:style-name="ce187" table:formula="of:=[.D93]" office:value-type="currency" office:currency="EUR" office:value="23487.454">
              <text:p>23 487,45 €</text:p>
            </table:table-cell>
            <table:table-cell table:style-name="ce198" table:formula="of:=[.D95]/[.C95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10.</text:p>
            </table:table-cell>
            <table:table-cell table:style-name="ce30" office:value-type="string">
              <text:p>PLAQUES DE PLATRE en option</text:p>
            </table:table-cell>
            <table:table-cell table:style-name="ce12" table:formula="of:=[$'00a récapitulatif corps d état_options-variantes MOe'.C29]" office:value-type="currency" office:currency="EUR" office:value="11840">
              <text:p>11 840,00 €</text:p>
            </table:table-cell>
            <table:table-cell table:style-name="ce15" table:formula="of:=[$'10 plaques de platre'.H46]" office:value-type="float" office:value="5624">
              <text:p>5 624,00</text:p>
            </table:table-cell>
            <table:table-cell table:style-name="ce69" table:formula="of:=[.D97]/[.C97]-1" office:value-type="percentage" office:value="-0.525">
              <text:p>-52,50%</text:p>
            </table:table-cell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9 EN OPTION</text:p>
            </table:table-cell>
            <table:table-cell table:style-name="ce187" table:formula="of:=[.C97]" office:value-type="currency" office:currency="EUR" office:value="11840">
              <text:p>11 840,00 €</text:p>
            </table:table-cell>
            <table:table-cell table:style-name="ce194" table:formula="of:=[.D97]" office:value-type="currency" office:currency="FRF" office:value="5624">
              <text:p>5 624,00 FRF</text:p>
            </table:table-cell>
            <table:table-cell table:style-name="ce198" table:formula="of:=[.D99]/[.C99]-1" office:value-type="percentage" office:value="-0.525">
              <text:p>-52,50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number-columns-repeated="1019"/>
        </table:table-row>
        <table:table-row table:style-name="ro9">
          <table:table-cell table:style-name="ce182" office:value-type="string">
            <text:p>LOT</text:p>
          </table:table-cell>
          <table:table-cell table:style-name="ce185" office:value-type="float" office:value="10">
            <text:p>10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REMBAT (2)</text:p>
          </table:table-cell>
          <table:table-cell table:style-name="ce199" office:value-type="string">
            <text:p>Rapport Ent / Moe</text:p>
          </table:table-cell>
          <table:table-cell table:style-name="ce192" office:value-type="string">
            <text:p>S2R (9)</text:p>
          </table:table-cell>
          <table:table-cell table:style-name="ce199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50"/>
          <table:table-cell table:style-name="ce186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number-columns-repeated="1017"/>
        </table:table-row>
        <table:table-row table:style-name="ro1">
          <table:table-cell table:style-name="ce27" office:value-type="string">
            <text:p>11.</text:p>
          </table:table-cell>
          <table:table-cell table:style-name="ce30" office:value-type="string">
            <text:p>PLOMBERIE base</text:p>
          </table:table-cell>
          <table:table-cell table:style-name="ce12" table:formula="of:=[$'00a récapitulatif corps d état MOe'.C31]" office:value-type="currency" office:currency="EUR" office:value="10173.4">
            <text:p>10 173,40 €</text:p>
          </table:table-cell>
          <table:table-cell table:style-name="ce15" table:formula="of:=['11 plomberie'.H106]" office:value-type="float" office:value="13739.5">
            <text:p>13 739,50</text:p>
          </table:table-cell>
          <table:table-cell table:style-name="ce69" table:formula="of:=[.D104]/[.C104]-1" office:value-type="percentage" office:value="0.350531778952956">
            <text:p>35,05%</text:p>
          </table:table-cell>
          <table:table-cell table:style-name="ce15" table:formula="of:=['11 plomberie'.J106]" office:value-type="float" office:value="10414.8">
            <text:p>10 414,80</text:p>
          </table:table-cell>
          <table:table-cell table:style-name="ce69" table:formula="of:=[.F104]/[.C104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style-name="ce58"/>
          <table:table-cell table:style-name="ce197"/>
          <table:table-cell table:number-columns-repeated="1017"/>
        </table:table-row>
        <table:table-row table:style-name="ro1">
          <table:table-cell/>
          <table:table-cell table:style-name="ce187" office:value-type="string">
            <text:p>RECAP LOT 10 EN TRAVAUX DE BASE</text:p>
          </table:table-cell>
          <table:table-cell table:style-name="ce187" table:formula="of:=[.C104]" office:value-type="currency" office:currency="EUR" office:value="10173.4">
            <text:p>10 173,40 €</text:p>
          </table:table-cell>
          <table:table-cell table:style-name="ce187" table:formula="of:=[.D104]" office:value-type="currency" office:currency="EUR" office:value="13739.5">
            <text:p>13 739,50 €</text:p>
          </table:table-cell>
          <table:table-cell table:style-name="ce198" table:formula="of:=[.D106]/[.C106]-1" office:value-type="percentage" office:value="0.350531778952956">
            <text:p>35,05%</text:p>
          </table:table-cell>
          <table:table-cell table:style-name="ce187" table:formula="of:=[.F104]" office:value-type="currency" office:currency="EUR" office:value="10414.8">
            <text:p>10 414,80 €</text:p>
          </table:table-cell>
          <table:table-cell table:style-name="ce198" table:formula="of:=[.F106]/[.C106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/>
          <table:table-cell table:style-name="ce44"/>
          <table:table-cell table:style-name="ce58" table:number-columns-repeated="2"/>
          <table:table-cell table:style-name="ce200"/>
          <table:table-cell table:number-columns-repeated="1019"/>
        </table:table-row>
        <table:table-row-group>
          <table:table-row table:style-name="ro1" table:visibility="collapse">
            <table:table-cell table:style-name="ce27" office:value-type="string">
              <text:p>12.</text:p>
            </table:table-cell>
            <table:table-cell table:style-name="ce30" office:value-type="string">
              <text:p>(CLIMATISATION en option)</text:p>
            </table:table-cell>
            <table:table-cell table:style-name="ce12"/>
            <table:table-cell table:style-name="ce15"/>
            <table:table-cell table:style-name="ce69"/>
            <table:table-cell table:number-columns-repeated="4"/>
            <table:table-cell table:style-name="ce36"/>
            <table:table-cell table:number-columns-repeated="1014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10 EN OPTION</text:p>
            </table:table-cell>
            <table:table-cell table:style-name="ce187" table:number-columns-repeated="2"/>
            <table:table-cell table:style-name="ce198"/>
            <table:table-cell table:number-columns-repeated="1019"/>
          </table:table-row>
        </table:table-row-group>
        <table:table-row table:style-name="ro1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number-columns-repeated="1019"/>
        </table:table-row>
        <table:table-row-group table:display="false">
          <table:table-row table:style-name="ro9" table:visibility="collapse">
            <table:table-cell table:style-name="ce182" office:value-type="string">
              <text:p>LOT</text:p>
            </table:table-cell>
            <table:table-cell table:style-name="ce185" office:value-type="float" office:value="11">
              <text:p>11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IRELEC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IDEM</text:p>
            </table:table-cell>
            <table:table-cell table:style-name="ce199" office:value-type="string">
              <text:p>Rapport Ent / Moe</text:p>
            </table:table-cell>
            <table:table-cell table:number-columns-repeated="1017"/>
          </table:table-row>
          <table:table-row table:style-name="ro1" table:visibility="collapse">
            <table:table-cell table:style-name="ce50"/>
            <table:table-cell table:style-name="ce186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13.</text:p>
            </table:table-cell>
            <table:table-cell table:style-name="ce30" office:value-type="string">
              <text:p>ELECTRICITE en travaux de base</text:p>
            </table:table-cell>
            <table:table-cell table:style-name="ce12" table:formula="of:=[$'00a récapitulatif corps d état MOe'.C35]" office:value-type="currency" office:currency="EUR" office:value="30485">
              <text:p>30 485,00 €</text:p>
            </table:table-cell>
            <table:table-cell table:style-name="ce15" table:formula="of:=[$'13 electricité'.H64]" office:value-type="float" office:value="32220">
              <text:p>32 220,00</text:p>
            </table:table-cell>
            <table:table-cell table:style-name="ce69" table:formula="of:=[.D114]/[.C114]-1" office:value-type="percentage" office:value="0.0569132360177136">
              <text:p>5,69%</text:p>
            </table:table-cell>
            <table:table-cell table:style-name="ce12" table:formula="of:=[$'13 electricité'.J64]" office:value-type="currency" office:currency="EUR" office:value="31744.66">
              <text:p>31 744,66 €</text:p>
            </table:table-cell>
            <table:table-cell table:style-name="ce69" table:formula="of:=[.F114]/[.C114]-1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11 EN TRAVAUX DE BASE</text:p>
            </table:table-cell>
            <table:table-cell table:style-name="ce187" table:formula="of:=[.C114]" office:value-type="currency" office:currency="EUR" office:value="30485">
              <text:p>30 485,00 €</text:p>
            </table:table-cell>
            <table:table-cell table:style-name="ce187" table:formula="of:=[.D114]" office:value-type="currency" office:currency="EUR" office:value="32220">
              <text:p>32 220,00 €</text:p>
            </table:table-cell>
            <table:table-cell table:style-name="ce198" table:formula="of:=[.D116]/[.C116]-1" office:value-type="percentage" office:value="0.0569132360177136">
              <text:p>5,69%</text:p>
            </table:table-cell>
            <table:table-cell table:style-name="ce187" table:formula="of:=[.F114]" office:value-type="currency" office:currency="EUR" office:value="31744.66">
              <text:p>31 744,66 €</text:p>
            </table:table-cell>
            <table:table-cell table:style-name="ce198" table:formula="of:=[.G114]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NOTES selon règlement de consultation</text:p>
            </table:table-cell>
            <table:table-cell table:style-name="ce191"/>
            <table:table-cell table:style-name="ce191" table:formula="of:=[.F116]/[.D116]*100" office:value-type="float" office:value="98.5247051520794">
              <text:p>98,52</text:p>
            </table:table-cell>
            <table:table-cell table:style-name="ce191"/>
            <table:table-cell table:style-name="ce191" office:value-type="float" office:value="100">
              <text:p>100,00</text:p>
            </table:table-cell>
            <table:table-cell table:style-name="ce191"/>
            <table:table-cell table:number-columns-repeated="1017"/>
          </table:table-row>
        </table:table-row-group>
        <table:table-row table:style-name="ro1" table:number-rows-repeated="2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number-columns-repeated="1019"/>
        </table:table-row>
        <table:table-row-group table:display="false">
          <table:table-row table:style-name="ro9" table:visibility="collapse">
            <table:table-cell table:style-name="ce182" office:value-type="string">
              <text:p>LOT</text:p>
            </table:table-cell>
            <table:table-cell table:style-name="ce185" office:value-type="float" office:value="12">
              <text:p>12</text:p>
            </table:table-cell>
            <table:table-cell table:style-name="ce192" office:value-type="string">
              <text:p>Maîtrise d’œuvre</text:p>
            </table:table-cell>
            <table:table-cell table:style-name="ce1" office:value-type="string">
              <text:p>ENT. RIVIERE SCHINDLER (2)</text:p>
            </table:table-cell>
            <table:table-cell table:style-name="ce199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186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14.</text:p>
            </table:table-cell>
            <table:table-cell table:style-name="ce30" office:value-type="string">
              <text:p>ASCENSEUR en travaux de base</text:p>
            </table:table-cell>
            <table:table-cell table:style-name="ce12" table:formula="of:=[$'00a récapitulatif corps d état MOe'.C37]" office:value-type="currency" office:currency="EUR" office:value="26500">
              <text:p>26 500,00 €</text:p>
            </table:table-cell>
            <table:table-cell table:style-name="ce15" table:formula="of:=[$'14 ascenseur'.H10]" office:value-type="float" office:value="23130">
              <text:p>23 130,00</text:p>
            </table:table-cell>
            <table:table-cell table:style-name="ce69" table:formula="of:=[.D123]/[.C123]-1" office:value-type="percentage" office:value="-0.127169811320755">
              <text:p>-12,72%</text:p>
            </table:table-cell>
            <table:table-cell/>
            <table:table-cell table:style-name="ce13"/>
            <table:table-cell table:number-columns-repeated="1017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12 EN TRAVAUX DE BASE</text:p>
            </table:table-cell>
            <table:table-cell table:style-name="ce187" table:formula="of:=[.C123]" office:value-type="currency" office:currency="EUR" office:value="26500">
              <text:p>26 500,00 €</text:p>
            </table:table-cell>
            <table:table-cell table:style-name="ce187" table:formula="of:=[.D123]" office:value-type="currency" office:currency="EUR" office:value="23130">
              <text:p>23 130,00 €</text:p>
            </table:table-cell>
            <table:table-cell table:style-name="ce198" table:formula="of:=[.D125]/[.C125]-1" office:value-type="percentage" office:value="-0.127169811320755">
              <text:p>-12,72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number-columns-repeated="1019"/>
        </table:table-row>
        <table:table-row-group table:display="false">
          <table:table-row table:style-name="ro9" table:visibility="collapse">
            <table:table-cell table:style-name="ce182" office:value-type="string">
              <text:p>LOT</text:p>
            </table:table-cell>
            <table:table-cell table:style-name="ce185" office:value-type="float" office:value="13">
              <text:p>13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99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99" office:value-type="string">
              <text:p>Rapport Ent / Moe</text:p>
            </table:table-cell>
            <table:table-cell table:number-columns-repeated="1011"/>
          </table:table-row>
          <table:table-row table:style-name="ro1" table:visibility="collapse">
            <table:table-cell table:style-name="ce50"/>
            <table:table-cell table:style-name="ce186"/>
            <table:table-cell table:style-name="ce58" table:number-columns-repeated="2"/>
            <table:table-cell table:style-name="ce197"/>
            <table:table-cell table:style-name="ce58"/>
            <table:table-cell table:style-name="ce197"/>
            <table:table-cell table:style-name="ce58"/>
            <table:table-cell table:style-name="ce197"/>
            <table:table-cell table:style-name="ce58"/>
            <table:table-cell table:style-name="ce197"/>
            <table:table-cell table:style-name="ce58"/>
            <table:table-cell table:style-name="ce197"/>
            <table:table-cell table:number-columns-repeated="1011"/>
          </table:table-row>
          <table:table-row table:style-name="ro1" table:visibility="collapse">
            <table:table-cell table:style-name="ce27" office:value-type="string">
              <text:p>15.</text:p>
            </table:table-cell>
            <table:table-cell table:style-name="ce30" office:value-type="string">
              <text:p>PEINTURE en travaux de base</text:p>
            </table:table-cell>
            <table:table-cell table:style-name="ce12" table:formula="of:=[$'00a récapitulatif corps d état MOe'.C39]" office:value-type="currency" office:currency="EUR" office:value="15560.16">
              <text:p>15 560,16 €</text:p>
            </table:table-cell>
            <table:table-cell table:style-name="ce12" table:formula="of:=[$'15 peinture'.H50]" office:value-type="currency" office:currency="EUR" office:value="27925.6">
              <text:p>27 925,60 €</text:p>
            </table:table-cell>
            <table:table-cell table:style-name="ce69" table:formula="of:=[.D130]/[.C130]-1" office:value-type="percentage" office:value="0.794685915826058">
              <text:p>79,47%</text:p>
            </table:table-cell>
            <table:table-cell table:style-name="ce12" table:formula="of:=[$'15 peinture'.J50]" office:value-type="currency" office:currency="EUR" office:value="14299.115">
              <text:p>14 299,12 €</text:p>
            </table:table-cell>
            <table:table-cell table:style-name="ce69" table:formula="of:=[.F130]/[.C130]-1" office:value-type="percentage" office:value="-0.0810431897872514">
              <text:p>-8,10%</text:p>
            </table:table-cell>
            <table:table-cell table:style-name="ce12" table:formula="of:=[$'15 peinture'.L50]" office:value-type="currency" office:currency="EUR" office:value="24551.34">
              <text:p>24 551,34 €</text:p>
            </table:table-cell>
            <table:table-cell table:style-name="ce69" table:formula="of:=[.H130]/[.C130]-1" office:value-type="percentage" office:value="0.577833389888021">
              <text:p>57,78%</text:p>
            </table:table-cell>
            <table:table-cell table:style-name="ce12" table:formula="of:=[$'15 peinture'.N50]" office:value-type="currency" office:currency="EUR" office:value="14706.72">
              <text:p>14 706,72 €</text:p>
            </table:table-cell>
            <table:table-cell table:style-name="ce69" table:formula="of:=[.J130]/[.C130]-1" office:value-type="percentage" office:value="-0.0548477650615418">
              <text:p>-5,48%</text:p>
            </table:table-cell>
            <table:table-cell table:style-name="ce12" table:formula="of:=[$'15 peinture'.P50]" office:value-type="currency" office:currency="EUR" office:value="20634.586">
              <text:p>20 634,59 €</text:p>
            </table:table-cell>
            <table:table-cell table:style-name="ce69" table:formula="of:=[.L130]/[.C130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style-name="ce58"/>
            <table:table-cell table:style-name="ce197"/>
            <table:table-cell table:style-name="ce58"/>
            <table:table-cell table:style-name="ce197"/>
            <table:table-cell table:style-name="ce58"/>
            <table:table-cell table:style-name="ce197"/>
            <table:table-cell table:style-name="ce58"/>
            <table:table-cell table:style-name="ce197"/>
            <table:table-cell table:number-columns-repeated="1011"/>
          </table:table-row>
          <table:table-row table:style-name="ro1" table:visibility="collapse">
            <table:table-cell/>
            <table:table-cell table:style-name="ce187" office:value-type="string">
              <text:p>RECAPITULATIF LOT 13 EN TRAVAUX DE BASE</text:p>
            </table:table-cell>
            <table:table-cell table:style-name="ce187" table:formula="of:=[.C130]" office:value-type="currency" office:currency="EUR" office:value="15560.16">
              <text:p>15 560,16 €</text:p>
            </table:table-cell>
            <table:table-cell table:style-name="ce187" table:formula="of:=[.D130]" office:value-type="currency" office:currency="EUR" office:value="27925.6">
              <text:p>27 925,60 €</text:p>
            </table:table-cell>
            <table:table-cell table:style-name="ce198" table:formula="of:=[.D132]/[.C132]-1" office:value-type="percentage" office:value="0.794685915826058">
              <text:p>79,47%</text:p>
            </table:table-cell>
            <table:table-cell table:style-name="ce187" table:formula="of:=[.F130]" office:value-type="currency" office:currency="EUR" office:value="14299.115">
              <text:p>14 299,12 €</text:p>
            </table:table-cell>
            <table:table-cell table:style-name="ce198" table:formula="of:=[.F132]/[.C132]-1" office:value-type="percentage" office:value="-0.0810431897872514">
              <text:p>-8,10%</text:p>
            </table:table-cell>
            <table:table-cell table:style-name="ce187" table:formula="of:=[.H130]" office:value-type="currency" office:currency="EUR" office:value="24551.34">
              <text:p>24 551,34 €</text:p>
            </table:table-cell>
            <table:table-cell table:style-name="ce198" table:formula="of:=[.H132]/[.C132]-1" office:value-type="percentage" office:value="0.577833389888021">
              <text:p>57,78%</text:p>
            </table:table-cell>
            <table:table-cell table:style-name="ce187" table:formula="of:=[.J130]" office:value-type="currency" office:currency="EUR" office:value="14706.72">
              <text:p>14 706,72 €</text:p>
            </table:table-cell>
            <table:table-cell table:style-name="ce198" table:formula="of:=[.J132]/[.C132]-1" office:value-type="percentage" office:value="-0.0548477650615418">
              <text:p>-5,48%</text:p>
            </table:table-cell>
            <table:table-cell table:style-name="ce187" table:formula="of:=[.L130]" office:value-type="currency" office:currency="EUR" office:value="20634.586">
              <text:p>20 634,59 €</text:p>
            </table:table-cell>
            <table:table-cell table:style-name="ce198" table:formula="of:=[.L132]/[.C132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50"/>
            <table:table-cell table:style-name="ce187" office:value-type="string">
              <text:p>NOTES selon règlement de consultation</text:p>
            </table:table-cell>
            <table:table-cell table:style-name="ce191"/>
            <table:table-cell table:style-name="ce191" table:formula="of:=[.F132]/[.D132]*100" office:value-type="float" office:value="51.2043250637408">
              <text:p>51,20</text:p>
            </table:table-cell>
            <table:table-cell table:style-name="ce191"/>
            <table:table-cell table:style-name="ce191" office:value-type="float" office:value="100">
              <text:p>100,00</text:p>
            </table:table-cell>
            <table:table-cell table:style-name="ce191"/>
            <table:table-cell table:style-name="ce191" table:formula="of:=[.F132]/[.H132]*100" office:value-type="float" office:value="58.2416886410273">
              <text:p>58,24</text:p>
            </table:table-cell>
            <table:table-cell table:style-name="ce191"/>
            <table:table-cell table:style-name="ce191" table:formula="of:=[.F132]/[.J132]*100" office:value-type="float" office:value="97.2284438678373">
              <text:p>97,23</text:p>
            </table:table-cell>
            <table:table-cell table:style-name="ce191"/>
            <table:table-cell table:style-name="ce191" table:formula="of:=[.F132]/[.L132]*100" office:value-type="float" office:value="69.2968349352878">
              <text:p>69,30</text:p>
            </table:table-cell>
            <table:table-cell table:style-name="ce191"/>
            <table:table-cell table:number-columns-repeated="1011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 table:style-name="ce27" office:value-type="string">
              <text:p>15.</text:p>
            </table:table-cell>
            <table:table-cell table:style-name="ce30" office:value-type="string">
              <text:p>PEINTURE en option</text:p>
            </table:table-cell>
            <table:table-cell table:style-name="ce12" table:formula="of:=[$'00a récapitulatif corps d état_options-variantes MOe'.C39]" office:value-type="currency" office:currency="EUR" office:value="1250.2386">
              <text:p>1 250,24 €</text:p>
            </table:table-cell>
            <table:table-cell table:style-name="ce12" table:formula="of:=[$'15 peinture'.H59]" office:value-type="currency" office:currency="EUR" office:value="4306.3774">
              <text:p>4 306,38 €</text:p>
            </table:table-cell>
            <table:table-cell table:style-name="ce69" table:formula="of:=[.D136]/[.C136]-1" office:value-type="percentage" office:value="2.44444444444444">
              <text:p>244,44%</text:p>
            </table:table-cell>
            <table:table-cell table:style-name="ce12" table:formula="of:=[$'15 peinture'.J59]" office:value-type="currency" office:currency="EUR" office:value="1597.5271">
              <text:p>1 597,53 €</text:p>
            </table:table-cell>
            <table:table-cell table:style-name="ce69" table:formula="of:=[.F136]/[.C136]-1" office:value-type="percentage" office:value="0.277777777777778">
              <text:p>27,78%</text:p>
            </table:table-cell>
            <table:table-cell table:style-name="ce12" table:formula="of:=[$'15 peinture'.L59]" office:value-type="currency" office:currency="EUR" office:value="2917.2234">
              <text:p>2 917,22 €</text:p>
            </table:table-cell>
            <table:table-cell table:style-name="ce69" table:formula="of:=[.H136]/[.C136]-1" office:value-type="percentage" office:value="1.33333333333333">
              <text:p>133,33%</text:p>
            </table:table-cell>
            <table:table-cell table:style-name="ce12" table:formula="of:=[$'15 peinture'.N59]" office:value-type="currency" office:currency="EUR" office:value="1805.9002">
              <text:p>1 805,90 €</text:p>
            </table:table-cell>
            <table:table-cell table:style-name="ce69" table:formula="of:=[.J136]/[.C136]-1" office:value-type="percentage" office:value="0.444444444444444">
              <text:p>44,44%</text:p>
            </table:table-cell>
            <table:table-cell table:style-name="ce12" table:formula="of:=[$'15 peinture'.P59]" office:value-type="currency" office:currency="EUR" office:value="2361.5618">
              <text:p>2 361,56 €</text:p>
            </table:table-cell>
            <table:table-cell table:style-name="ce69" table:formula="of:=[.L136]/[.C136]-1" office:value-type="percentage" office:value="0.888888888888889">
              <text:p>88,89%</text:p>
            </table:table-cell>
            <table:table-cell table:number-columns-repeated="1011"/>
          </table:table-row>
          <table:table-row table:style-name="ro1" table:visibility="collapse">
            <table:table-cell table:style-name="ce50"/>
            <table:table-cell table:style-name="ce53"/>
            <table:table-cell table:style-name="ce58" table:number-columns-repeated="2"/>
            <table:table-cell table:style-name="ce197"/>
            <table:table-cell table:number-columns-repeated="1019"/>
          </table:table-row>
          <table:table-row table:style-name="ro1" table:visibility="collapse">
            <table:table-cell/>
            <table:table-cell table:style-name="ce187" office:value-type="string">
              <text:p>RECAPITULATIF LOT 13 EN OPTION</text:p>
            </table:table-cell>
            <table:table-cell table:style-name="ce187" table:formula="of:=[.C136]" office:value-type="currency" office:currency="EUR" office:value="1250.2386">
              <text:p>1 250,24 €</text:p>
            </table:table-cell>
            <table:table-cell table:style-name="ce187" table:formula="of:=[.D136]" office:value-type="currency" office:currency="EUR" office:value="4306.3774">
              <text:p>4 306,38 €</text:p>
            </table:table-cell>
            <table:table-cell table:style-name="ce198" table:formula="of:=[.D138]/[.C138]-1" office:value-type="percentage" office:value="2.44444444444444">
              <text:p>244,44%</text:p>
            </table:table-cell>
            <table:table-cell table:style-name="ce187" table:formula="of:=[.F136]" office:value-type="currency" office:currency="EUR" office:value="1597.5271">
              <text:p>1 597,53 €</text:p>
            </table:table-cell>
            <table:table-cell table:style-name="ce198" table:formula="of:=[.F138]/[.C138]-1" office:value-type="percentage" office:value="0.277777777777778">
              <text:p>27,78%</text:p>
            </table:table-cell>
            <table:table-cell table:style-name="ce187" table:formula="of:=[.H136]" office:value-type="currency" office:currency="EUR" office:value="2917.2234">
              <text:p>2 917,22 €</text:p>
            </table:table-cell>
            <table:table-cell table:style-name="ce198" table:formula="of:=[.H138]/[.C138]-1" office:value-type="percentage" office:value="1.33333333333333">
              <text:p>133,33%</text:p>
            </table:table-cell>
            <table:table-cell table:style-name="ce187" table:formula="of:=[.J136]" office:value-type="currency" office:currency="EUR" office:value="1805.9002">
              <text:p>1 805,90 €</text:p>
            </table:table-cell>
            <table:table-cell table:style-name="ce198" table:formula="of:=[.J138]/[.C138]-1" office:value-type="percentage" office:value="0.444444444444444">
              <text:p>44,44%</text:p>
            </table:table-cell>
            <table:table-cell table:style-name="ce187" table:formula="of:=[.L136]" office:value-type="currency" office:currency="EUR" office:value="2361.5618">
              <text:p>2 361,56 €</text:p>
            </table:table-cell>
            <table:table-cell table:style-name="ce198" table:formula="of:=[.L138]/[.C138]-1" office:value-type="percentage" office:value="0.888888888888889">
              <text:p>88,89%</text:p>
            </table:table-cell>
            <table:table-cell table:number-columns-repeated="1011"/>
          </table:table-row>
        </table:table-row-group>
        <table:table-row table:style-name="ro1" table:number-rows-repeated="2">
          <table:table-cell table:style-name="ce50"/>
          <table:table-cell table:style-name="ce53"/>
          <table:table-cell table:style-name="ce58" table:number-columns-repeated="2"/>
          <table:table-cell table:style-name="ce197"/>
          <table:table-cell table:number-columns-repeated="1019"/>
        </table:table-row>
        <table:table-row table:style-name="ro1">
          <table:table-cell/>
          <table:table-cell table:style-name="ce33" office:value-type="string">
            <text:p>TOTAL TOUS LOTS en travaux de base</text:p>
          </table:table-cell>
          <table:table-cell table:style-name="ce193" table:number-columns-repeated="2"/>
          <table:table-cell table:style-name="ce20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>
            <text:p>TOTAL TOUS LOTS en option</text:p>
          </table:table-cell>
          <table:table-cell table:style-name="ce193" table:number-columns-repeated="2"/>
          <table:table-cell table:style-name="ce201"/>
          <table:table-cell table:number-columns-repeated="101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00a récapitulatif corps d état - MOe &amp; offres entreprises" table:style-name="ta5" table:print="false">
        <table:table-column table:style-name="co1" table:default-cell-style-name="ce27"/>
        <table:table-column table:style-name="co2" table:default-cell-style-name="ce30"/>
        <table:table-column table:style-name="co8" table:number-columns-repeated="3" table:default-cell-style-name="ce12"/>
        <table:table-column table:style-name="co8" table:number-columns-repeated="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Maîtrise d’œuvre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28"/>
          <table:table-cell table:style-name="ce28" office:value-type="string">
            <text:p>RECAPITULATIF PAR CORPS D'ETAT – TRAVAUX DE BASE</text:p>
          </table:table-cell>
          <table:table-cell table:style-name="ce28" table:number-columns-repeated="3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0a récapitulatif corps d état MOe'.C5]" office:value-type="currency" office:currency="EUR" office:value="77663.8009">
            <text:p>77 663,80 €</text:p>
          </table:table-cell>
          <table:table-cell table:number-columns-repeated="6"/>
          <table:table-cell table:style-name="ce43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0a récapitulatif corps d état MOe'.C7]" office:value-type="currency" office:currency="EUR" office:value="130657.42805">
            <text:p>130 657,43 €</text:p>
          </table:table-cell>
          <table:table-cell table:number-columns-repeated="6"/>
          <table:table-cell table:style-name="ce36"/>
          <table:table-cell table:number-columns-repeated="8"/>
        </table:table-row>
        <table:table-row table:style-name="ro1">
          <table:table-cell/>
          <table:table-cell table:style-name="ce31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0a récapitulatif corps d état MOe'.C9]" office:value-type="currency" office:currency="EUR" office:value="89565.4251">
            <text:p>89 565,43 €</text:p>
          </table:table-cell>
          <table:table-cell table:number-columns-repeated="6"/>
          <table:table-cell table:style-name="ce36"/>
          <table:table-cell/>
          <table:table-cell table:style-name="ce36"/>
          <table:table-cell table:number-columns-repeated="6"/>
        </table:table-row>
        <table:table-row table:style-name="ro1">
          <table:table-cell/>
          <table:table-cell table:style-name="ce31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0a récapitulatif corps d état MOe'.C11]" office:value-type="currency" office:currency="EUR" office:value="108390.4792">
            <text:p>108 390,48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0a récapitulatif corps d état MOe'.C13]" office:value-type="currency" office:currency="EUR" office:value="65414.2">
            <text:p>65 414,2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0a récapitulatif corps d état MOe'.C15]" office:value-type="currency" office:currency="EUR" office:value="10868.16">
            <text:p>10 868,16 €</text:p>
          </table:table-cell>
          <table:table-cell table:number-columns-repeated="3"/>
          <table:table-cell table:style-name="ce36"/>
          <table:table-cell table:number-columns-repeated="2"/>
          <table:table-cell table:style-name="ce36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0a récapitulatif corps d état MOe'.C17]" office:value-type="currency" office:currency="EUR" office:value="43185.99568">
            <text:p>43 186,00 €</text:p>
          </table:table-cell>
          <table:table-cell table:number-columns-repeated="6"/>
          <table:table-cell table:style-name="ce36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0a récapitulatif corps d état MOe'.C19]" office:value-type="currency" office:currency="EUR" office:value="30836.4">
            <text:p>30 836,40 €</text:p>
          </table:table-cell>
          <table:table-cell table:number-columns-repeated="6"/>
          <table:table-cell table:style-name="ce36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0a récapitulatif corps d état MOe'.C21]" office:value-type="currency" office:currency="EUR" office:value="10155.3854">
            <text:p>10 155,39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 table:number-columns-repeated="16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a récapitulatif corps d état MOe'.C25]" office:value-type="currency" office:currency="EUR" office:value="17988.25625">
            <text:p>17 988,26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 table:number-columns-repeated="16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00a récapitulatif corps d état MOe'.C29]" office:value-type="currency" office:currency="EUR" office:value="18221.296">
            <text:p>18 221,3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00a récapitulatif corps d état MOe'.C31]" office:value-type="currency" office:currency="EUR" office:value="10173.4">
            <text:p>10 173,40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 table:number-columns-repeated="7"/>
            <table:table-cell table:style-name="ce36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00a récapitulatif corps d état MOe'.C35]" office:value-type="currency" office:currency="EUR" office:value="30485">
            <text:p>30 485,00 €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00a récapitulatif corps d état MOe'.C37]" office:value-type="currency" office:currency="EUR" office:value="26500">
            <text:p>26 500,00 €</text:p>
          </table:table-cell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00a récapitulatif corps d état MOe'.C39]" office:value-type="currency" office:currency="EUR" office:value="15560.16">
            <text:p>15 560,16 €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office:value-type="currency" office:currency="EUR" office:value="0">
            <text:p>0,00 €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 table:style-name="Default"/>
          <table:table-cell table:style-name="ce32" office:value-type="string">
            <text:p>TOTAL TTC</text:p>
          </table:table-cell>
          <table:table-cell table:style-name="ce34" table:formula="of:=SUM([.C2:.C42])" office:value-type="currency" office:currency="EUR" office:value="685665.38658">
            <text:p>685 665,39 €</text:p>
          </table:table-cell>
          <table:table-cell table:style-name="ce28"/>
          <table:table-cell table:style-name="ce28" table:formula="of:=SUM([.E2:.E42])" office:value-type="float" office:value="0">
            <text:p>0</text:p>
          </table:table-cell>
          <table:table-cell table:number-columns-repeated="4"/>
          <table:table-cell table:style-name="ce43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43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33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0">
            <text:p>0,00 €</text:p>
          </table:table-cell>
          <table:table-cell/>
          <table:table-cell table:style-name="ce39"/>
          <table:table-cell table:style-name="ce42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35"/>
          <table:table-cell table:style-name="ce42"/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named-expressions/>
      </table:table>
      <table:table table:name="01a démolition" table:style-name="ta26" table:print-ranges="'01a démolition'.A1:'01a démolition'.H66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-group table:display="false">
          <table:table-column table:style-name="co13" table:visibility="collapse" table:number-columns-repeated="2" table:default-cell-style-name="Default"/>
        </table:table-column-group>
        <table:table-column table:style-name="co13" table:number-columns-repeated="5" table:default-cell-style-name="Default"/>
        <table:table-column-group table:display="false">
          <table:table-column table:style-name="co14" table:visibility="collapse" table:number-columns-repeated="7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SIOU (11)</text:p>
          </table:table-cell>
          <table:covered-table-cell table:style-name="ce92"/>
          <table:table-cell table:style-name="ce1"/>
          <table:table-cell table:style-name="ce1" office:value-type="string">
            <text:p>AVANCEMENT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69" table:number-columns-repeated="2"/>
          <table:table-cell table:style-name="ce5"/>
          <table:table-cell table:number-columns-repeated="9"/>
        </table:table-row>
        <table:table-row table:style-name="ro1">
          <table:table-cell table:style-name="ce83"/>
          <table:table-cell table:style-name="ce6" office:value-type="string">
            <text:p>DEMOLI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69" table:number-columns-repeated="2"/>
          <table:table-cell table:style-name="ce5"/>
          <table:table-cell/>
          <table:table-cell office:value-type="string">
            <text:p>gros œuvre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0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83" office:value-type="string">
            <text:p>0.1</text:p>
          </table:table-cell>
          <table:table-cell table:style-name="ce8" office:value-type="string">
            <text:p>Constat d'huissier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6]*[.D6]" office:value-type="currency" office:currency="EUR" office:value="550">
            <text:p>55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6]*([.J6]-[.I6])" office:value-type="currency" office:currency="EUR" office:value="0">
            <text:p>0,00 €</text:p>
          </table:table-cell>
          <table:table-cell table:number-columns-repeated="7"/>
          <table:table-cell table:style-name="ce205"/>
          <table:table-cell office:value-type="string">
            <text:p>vérifier sur situations précédentes</text:p>
          </table:table-cell>
        </table:table-row>
        <table:table-row table:style-name="ro1">
          <table:table-cell table:style-name="ce8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69" table:number-columns-repeated="2"/>
          <table:table-cell table:style-name="ce5"/>
          <table:table-cell table:number-columns-repeated="9"/>
        </table:table-row>
        <table:table-row table:style-name="ro1">
          <table:table-cell table:style-name="ce83" office:value-type="string">
            <text:p>1</text:p>
          </table:table-cell>
          <table:table-cell table:style-name="ce30" office:value-type="string">
            <text:p>GROS OEUV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69" table:number-columns-repeated="2"/>
          <table:table-cell table:style-name="ce5"/>
          <table:table-cell table:number-columns-repeated="2"/>
          <table:table-cell office:value-type="string">
            <text:p>démolition bâtiment existant suivant plans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1.1</text:p>
          </table:table-cell>
          <table:table-cell table:style-name="ce31" office:value-type="string">
            <text:p>Démolition de bâtiments et aménagements extérieurs</text:p>
          </table:table-cell>
          <table:table-cell table:style-name="ce73"/>
          <table:table-cell table:style-name="ce91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2"/>
          <table:table-cell office:value-type="string">
            <text:p>démolition murs existants en arrière du bâtiment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1.1.1</text:p>
          </table:table-cell>
          <table:table-cell table:style-name="ce85" office:value-type="string">
            <text:p>démolition bâtiment existant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*(0.22*3.5*9.6)" office:value-type="float" office:value="22.176">
            <text:p>22,18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0]*[.E10]" office:value-type="currency" office:currency="EUR" office:value="1108.8">
            <text:p>1 108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93" office:value-type="currency" office:currency="EUR" office:value="4214.2">
            <text:p>4 214,2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7">
            <text:p>70,00%</text:p>
          </table:table-cell>
          <table:table-cell table:style-name="ce12" table:formula="of:=[.H10]*([.J10]-[.I10])" office:value-type="currency" office:currency="EUR" office:value="842.84">
            <text:p>842,84 €</text:p>
          </table:table-cell>
          <table:table-cell table:number-columns-repeated="9"/>
        </table:table-row>
        <table:table-row table:style-name="ro2">
          <table:table-cell table:style-name="ce83" office:value-type="string">
            <text:p>1.1.2</text:p>
          </table:table-cell>
          <table:table-cell table:style-name="ce85" office:value-type="string">
            <text:p>démolition murs existants en avant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13.4*0.28*1)+(6.7*0.4*1)+(4.3*0.28*1)+(15*0.28*1)+(2.85*0.28*1)+(6.05*0.28*1))" office:value-type="float" office:value="14.328">
            <text:p>14,3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1]*[.E11]" office:value-type="currency" office:currency="EUR" office:value="716.4">
            <text:p>716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93" office:value-type="currency" office:currency="EUR" office:value="2722.7">
            <text:p>2 722,7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1]*([.J11]-[.I11])" office:value-type="currency" office:currency="EUR" office:value="0">
            <text:p>0,00 €</text:p>
          </table:table-cell>
          <table:table-cell office:value-type="string">
            <text:p>(murs en avant du bâtiment)</text:p>
          </table:table-cell>
          <table:table-cell table:number-columns-repeated="8"/>
        </table:table-row>
        <table:table-row table:style-name="ro2">
          <table:table-cell table:style-name="ce83" office:value-type="string">
            <text:p>1.1.3</text:p>
          </table:table-cell>
          <table:table-cell table:style-name="ce85" office:value-type="string">
            <text:p>démolition murs existants en arrière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2.1*4*0.5*3.5" office:value-type="float" office:value="84.7">
            <text:p>84,7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2]*[.E12]" office:value-type="currency" office:currency="EUR" office:value="4235">
            <text:p>4 235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2]*[.D12]" office:value-type="currency" office:currency="EUR" office:value="16093">
            <text:p>16 093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2]*([.J12]-[.I12])" office:value-type="currency" office:currency="EUR" office:value="0">
            <text:p>0,00 €</text:p>
          </table:table-cell>
          <table:table-cell office:value-type="string">
            <text:p>(murs en arrière du bâtiment)</text:p>
          </table:table-cell>
          <table:table-cell table:number-columns-repeated="8"/>
        </table:table-row>
        <table:table-row table:style-name="ro2">
          <table:table-cell table:style-name="ce83" office:value-type="string">
            <text:p>1.1.4</text:p>
          </table:table-cell>
          <table:table-cell table:style-name="ce85" office:value-type="string">
            <text:p>démolition dall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.22+103.09)*0.1+10" office:value-type="float" office:value="29.131">
            <text:p>29,1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]*[.E13]" office:value-type="currency" office:currency="EUR" office:value="1456.55">
            <text:p>1 456,55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3]*[.D13]" office:value-type="currency" office:currency="EUR" office:value="5534.89">
            <text:p>5 534,89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3]*([.J13]-[.I13])" office:value-type="currency" office:currency="EUR" office:value="0">
            <text:p>0,00 €</text:p>
          </table:table-cell>
          <table:table-cell/>
          <table:table-cell table:style-name="ce204"/>
          <table:table-cell office:value-type="string">
            <text:p>manque dallage en pied de façade NW pour passage drain ?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1.2</text:p>
          </table:table-cell>
          <table:table-cell table:style-name="ce31" office:value-type="string">
            <text:p>Démolition au sein du bâtiment réhabilité</text:p>
          </table:table-cell>
          <table:table-cell table:style-name="ce73"/>
          <table:table-cell table:style-name="ce91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83" office:value-type="string">
            <text:p>1.2.1</text:p>
          </table:table-cell>
          <table:table-cell table:style-name="ce202" office:value-type="string">
            <text:p>Démolition dalles en béton armé</text:p>
          </table:table-cell>
          <table:table-cell table:style-name="ce73"/>
          <table:table-cell table:style-name="ce91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2">
          <table:table-cell table:style-name="ce83" office:value-type="string">
            <text:p>1.2.1.1</text:p>
          </table:table-cell>
          <table:table-cell table:style-name="ce203" office:value-type="string">
            <text:p>dalle couverture coursive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65*2)*0.12+(3.65*0.17*0.2)*6*2" office:value-type="float" office:value="17.0892">
            <text:p>17,09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6]*[.E16]" office:value-type="currency" office:currency="EUR" office:value="2563.38">
            <text:p>2 563,38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6]*[.D16]" office:value-type="currency" office:currency="EUR" office:value="3246.948">
            <text:p>3 246,95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6]*([.J16]-[.I16])" office:value-type="currency" office:currency="EUR" office:value="0">
            <text:p>0,00 €</text:p>
          </table:table-cell>
          <table:table-cell office:value-type="string">
            <text:p>(dalle plafond coursives en R+1)</text:p>
          </table:table-cell>
          <table:table-cell table:style-name="ce95"/>
          <table:table-cell table:number-columns-repeated="7"/>
        </table:table-row>
        <table:table-row table:style-name="ro2">
          <table:table-cell table:style-name="ce83" office:value-type="string">
            <text:p>1.2.1.2</text:p>
          </table:table-cell>
          <table:table-cell table:style-name="ce88" office:value-type="string">
            <text:p>dalle coursive R+1 façade S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86.88*0.1+(3.6*0.15*0.3)*5" office:value-type="float" office:value="9.498">
            <text:p>9,5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7]*[.E17]" office:value-type="currency" office:currency="EUR" office:value="1424.7">
            <text:p>1 424,7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7]*[.D17]" office:value-type="currency" office:currency="EUR" office:value="1804.62">
            <text:p>1 804,62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7]*([.J17]-[.I17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2"/>
          <table:table-cell table:style-name="ce96" table:formula="of:=(14.28*3.6)+(3.7*3.7)*2+(3.6*0.15*0.3)*5" office:value-type="float" office:value="79.598">
            <text:p>79,598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2">
          <table:table-cell table:style-name="ce83" office:value-type="string">
            <text:p>1.2.1.3</text:p>
          </table:table-cell>
          <table:table-cell table:style-name="ce89" office:value-type="string">
            <text:p>Dalle &amp; dallage trémie escalier à créer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1.4)*0.17+(7.3+16.15)*0.17" office:value-type="float" office:value="5.9245">
            <text:p>5,92</text:p>
          </table:table-cell>
          <table:table-cell table:style-name="ce12" office:value-type="currency" office:currency="EUR" office:value="120">
            <text:p>120,00 €</text:p>
          </table:table-cell>
          <table:table-cell table:style-name="ce12" table:formula="of:=[.D18]*[.E18]" office:value-type="currency" office:currency="EUR" office:value="710.94">
            <text:p>710,94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8]*[.D18]" office:value-type="currency" office:currency="EUR" office:value="1125.655">
            <text:p>1 125,66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8]*([.J18]-[.I18])" office:value-type="currency" office:currency="EUR" office:value="0">
            <text:p>0,00 €</text:p>
          </table:table-cell>
          <table:table-cell office:value-type="string">
            <text:p>dalle local R+1 + dallage escalier+local RDC</text:p>
          </table:table-cell>
          <table:table-cell table:style-name="ce95"/>
          <table:table-cell table:number-columns-repeated="7"/>
        </table:table-row>
        <table:table-row table:style-name="ro1">
          <table:table-cell table:style-name="ce83" office:value-type="string">
            <text:p>1.2.2</text:p>
          </table:table-cell>
          <table:table-cell table:style-name="ce85" office:value-type="string">
            <text:p>Démolition murs moellons</text:p>
          </table:table-cell>
          <table:table-cell table:style-name="ce73"/>
          <table:table-cell table:style-name="ce91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2">
          <table:table-cell table:style-name="ce83" office:value-type="string">
            <text:p>1.2.2.1</text:p>
          </table:table-cell>
          <table:table-cell table:style-name="ce88" office:value-type="string">
            <text:p>mur de refend à l'étage entre logement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35*0.55*8" office:value-type="float" office:value="19.14">
            <text:p>19,1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0]*[.E20]" office:value-type="currency" office:currency="EUR" office:value="1339.8">
            <text:p>1 339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0]*[.D20]" office:value-type="currency" office:currency="EUR" office:value="3636.6">
            <text:p>3 636,6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0]*([.J20]-[.I20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7"/>
        </table:table-row>
        <table:table-row table:style-name="ro2">
          <table:table-cell table:style-name="ce83" office:value-type="string">
            <text:p>1.2.2.2</text:p>
          </table:table-cell>
          <table:table-cell table:style-name="ce88" office:value-type="string">
            <text:p>mur refend au RDC entre sall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*0.55*8" office:value-type="float" office:value="17.6">
            <text:p>17,6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1]*[.E21]" office:value-type="currency" office:currency="EUR" office:value="1232">
            <text:p>1 232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1]*[.D21]" office:value-type="currency" office:currency="EUR" office:value="3344">
            <text:p>3 344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1]*([.J21]-[.I21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7"/>
        </table:table-row>
        <table:table-row table:style-name="ro2">
          <table:table-cell table:style-name="ce83" office:value-type="string">
            <text:p>1.2.2.3</text:p>
          </table:table-cell>
          <table:table-cell table:style-name="ce88" office:value-type="string">
            <text:p>murs périphériques RDC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6+16+4.45)*0.5*3.5-((3+3.5)*2)" office:value-type="float" office:value="30.8375">
            <text:p>30,8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2]*[.E22]" office:value-type="currency" office:currency="EUR" office:value="2158.625">
            <text:p>2 158,6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2]*[.D22]" office:value-type="currency" office:currency="EUR" office:value="5859.125">
            <text:p>5 859,13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2]*([.J22]-[.I22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7"/>
        </table:table-row>
        <table:table-row table:style-name="ro2">
          <table:table-cell table:style-name="ce83" office:value-type="string">
            <text:p>1.2.2.4</text:p>
          </table:table-cell>
          <table:table-cell table:style-name="ce88" office:value-type="string">
            <text:p>mur entre escalier et petit local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.1*4*0.55" office:value-type="float" office:value="6.82">
            <text:p>6,82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3]*[.E23]" office:value-type="currency" office:currency="EUR" office:value="477.4">
            <text:p>477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3]*[.D23]" office:value-type="currency" office:currency="EUR" office:value="1295.8">
            <text:p>1 295,8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3]*([.J23]-[.I23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7"/>
        </table:table-row>
        <table:table-row table:style-name="ro2">
          <table:table-cell table:style-name="ce83" office:value-type="string">
            <text:p>1.2.2.5</text:p>
          </table:table-cell>
          <table:table-cell table:style-name="ce88" office:value-type="string">
            <text:p>muret sous arcs en coursive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6*(1.1*3)" office:value-type="float" office:value="19.8">
            <text:p>19,8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4]*[.E24]" office:value-type="currency" office:currency="EUR" office:value="1386">
            <text:p>1 386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4]*[.D24]" office:value-type="currency" office:currency="EUR" office:value="3762">
            <text:p>3 762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4]*([.J24]-[.I24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7"/>
        </table:table-row>
        <table:table-row table:style-name="ro1">
          <table:table-cell table:style-name="ce83" office:value-type="string">
            <text:p>1.2.3</text:p>
          </table:table-cell>
          <table:table-cell table:style-name="ce70" office:value-type="string">
            <text:p>Démolition mur en béton armé</text:p>
          </table:table-cell>
          <table:table-cell table:style-name="ce73"/>
          <table:table-cell table:style-name="ce91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2">
          <table:table-cell table:style-name="ce83" office:value-type="string">
            <text:p>1.2.3.1</text:p>
          </table:table-cell>
          <table:table-cell table:style-name="ce88" office:value-type="string">
            <text:p>voiles entre escalier et locaux R+1 et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07*(4.12+2.15)*0.2)" office:value-type="float" office:value="3.84978">
            <text:p>3,85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577.467">
            <text:p>577,47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6]*[.D26]" office:value-type="currency" office:currency="EUR" office:value="731.4582">
            <text:p>731,46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6]*([.J26]-[.I26])" office:value-type="currency" office:currency="EUR" office:value="0">
            <text:p>0,00 €</text:p>
          </table:table-cell>
          <table:table-cell/>
          <table:table-cell table:style-name="ce95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1.2.3.2</text:p>
          </table:table-cell>
          <table:table-cell table:style-name="ce88" office:value-type="string">
            <text:p>voile en R+1 sur coursiv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*(1.12*0.16*3.35)" office:value-type="float" office:value="1.20064">
            <text:p>1,2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80.096">
            <text:p>180,1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7]*[.D27]" office:value-type="currency" office:currency="EUR" office:value="228.1216">
            <text:p>228,12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7]*([.J27]-[.I27])" office:value-type="currency" office:currency="EUR" office:value="0">
            <text:p>0,00 €</text:p>
          </table:table-cell>
          <table:table-cell/>
          <table:table-cell table:style-name="ce95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1.2.4</text:p>
          </table:table-cell>
          <table:table-cell table:style-name="ce70" office:value-type="string">
            <text:p>Démolition murs en blocs creux</text:p>
          </table:table-cell>
          <table:table-cell table:style-name="ce73"/>
          <table:table-cell table:style-name="ce91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2">
          <table:table-cell table:style-name="ce83" office:value-type="string">
            <text:p>1.2.4.1</text:p>
          </table:table-cell>
          <table:table-cell table:style-name="ce88" office:value-type="string">
            <text:p>murs cloisonnement en étag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63+4.07+0.75*2+3.16+3.61+0.75*2+1.92+3.18+0.81+0.79+3.18+1.92+3.19+4.07+3.67+0.75*2+3.64+0.6)*4.35*0.13" office:value-type="float" office:value="25.97907">
            <text:p>25,9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9]*[.E29]" office:value-type="currency" office:currency="EUR" office:value="1818.5349">
            <text:p>1 818,5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9]*[.D29]" office:value-type="currency" office:currency="EUR" office:value="4936.0233">
            <text:p>4 936,02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9]*([.J29]-[.I29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2"/>
          <table:table-cell table:style-name="ce96" table:formula="of:=(4.35*(151.18-65.81-12.12-65.06))" office:value-type="float" office:value="35.6265">
            <text:p>35,6265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2">
          <table:table-cell table:style-name="ce83" office:value-type="string">
            <text:p>1.2.4.2</text:p>
          </table:table-cell>
          <table:table-cell table:style-name="ce88" office:value-type="string">
            <text:p>murs cloisonnement WC existant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2.5+3+2*3+1.1)*2.5*0.12" office:value-type="float" office:value="3.78">
            <text:p>3,7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30]*[.E30]" office:value-type="currency" office:currency="EUR" office:value="264.6">
            <text:p>264,6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0]*[.D30]" office:value-type="currency" office:currency="EUR" office:value="718.2">
            <text:p>718,2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30]*([.J30]-[.I30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7"/>
        </table:table-row>
        <table:table-row table:style-name="ro1">
          <table:table-cell table:style-name="ce83" office:value-type="string">
            <text:p>1.2.5</text:p>
          </table:table-cell>
          <table:table-cell table:style-name="ce70" office:value-type="string">
            <text:p>Démolition escaliers béton</text:p>
          </table:table-cell>
          <table:table-cell table:style-name="ce5" table:number-columns-repeated="6"/>
          <table:table-cell table:style-name="ce69" table:number-columns-repeated="2"/>
          <table:table-cell table:style-name="ce5"/>
          <table:table-cell table:number-columns-repeated="9"/>
        </table:table-row>
        <table:table-row table:style-name="ro2">
          <table:table-cell table:style-name="ce83" office:value-type="string">
            <text:p>1.2.5.1</text:p>
          </table:table-cell>
          <table:table-cell table:style-name="ce88" office:value-type="string">
            <text:p>escalier du RDC au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35*3.1+1.27*3.1)*0.18+((1.3*2.75)*0.21+1)*2" office:value-type="float" office:value="4.96346">
            <text:p>4,9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2]*[.E32]" office:value-type="currency" office:currency="EUR" office:value="992.692">
            <text:p>992,69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2]*[.D32]" office:value-type="currency" office:currency="EUR" office:value="943.0574">
            <text:p>943,06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32]*([.J32]-[.I32])" office:value-type="currency" office:currency="EUR" office:value="0">
            <text:p>0,00 €</text:p>
          </table:table-cell>
          <table:table-cell office:value-type="string">
            <text:p>palier intermédiaire+palier haut+volée escalier*2</text:p>
          </table:table-cell>
          <table:table-cell table:style-name="ce95"/>
          <table:table-cell table:number-columns-repeated="2"/>
          <table:table-cell table:style-name="ce96" table:formula="of:=(0.95*2)*1.28" office:value-type="float" office:value="2.432">
            <text:p>2,432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2" table:visibility="collapse">
          <table:table-cell table:style-name="ce83"/>
          <table:table-cell table:style-name="ce88" office:value-type="string">
            <text:p>en coursive d'étag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/>
          <table:table-cell table:style-name="ce12" office:value-type="currency" office:currency="EUR" office:value="70">
            <text:p>70,00 €</text:p>
          </table:table-cell>
          <table:table-cell table:style-name="ce12" table:formula="of:=[.D33]*[.E33]" office:value-type="currency" office:currency="EUR" office:value="0">
            <text:p>0,00 €</text:p>
          </table:table-cell>
          <table:table-cell table:style-name="ce12" table:number-columns-repeated="2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83" office:value-type="string">
            <text:p>1.2.6</text:p>
          </table:table-cell>
          <table:table-cell table:style-name="ce70" office:value-type="string">
            <text:p>Reprises en sous œuvre</text:p>
          </table:table-cell>
          <table:table-cell table:style-name="ce73"/>
          <table:table-cell table:style-name="ce91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83" office:value-type="string">
            <text:p>1.2.6.1</text:p>
          </table:table-cell>
          <table:table-cell table:style-name="ce90" office:value-type="string">
            <text:p>fondations existantes, à proximité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5]*[.E35]" office:value-type="currency" office:currency="EUR" office:value="750">
            <text:p>750,00 €</text:p>
          </table:table-cell>
          <table:table-cell table:style-name="ce77" office:value-type="currency" office:currency="EUR" office:value="1990">
            <text:p>1 990,00 €</text:p>
          </table:table-cell>
          <table:table-cell table:style-name="ce12" table:formula="of:=[.G35]*[.D35]" office:value-type="currency" office:currency="EUR" office:value="1990">
            <text:p>1 99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35]*([.J35]-[.I35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83" office:value-type="string">
            <text:p>1.2.6.2</text:p>
          </table:table-cell>
          <table:table-cell table:style-name="ce90" office:value-type="string">
            <text:p>ouverture 50x1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6]*[.E36]" office:value-type="currency" office:currency="EUR" office:value="750">
            <text:p>75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6]*[.D36]" office:value-type="currency" office:currency="EUR" office:value="550">
            <text:p>55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36]*([.J36]-[.I36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7"/>
        </table:table-row>
        <table:table-row table:style-name="ro1">
          <table:table-cell table:style-name="ce83" office:value-type="string">
            <text:p>1.2.6.3</text:p>
          </table:table-cell>
          <table:table-cell table:style-name="ce90" office:value-type="string">
            <text:p>ouvertures 200x300cm</text:p>
          </table:table-cell>
          <table:table-cell table:style-name="ce73" office:value-type="string">
            <text:p>U</text:p>
          </table:table-cell>
          <table:table-cell table:style-name="ce76" office:value-type="float" office:value="12">
            <text:p>12,00</text:p>
          </table:table-cell>
          <table:table-cell table:style-name="ce12" office:value-type="currency" office:currency="EUR" office:value="3200">
            <text:p>3 200,00 €</text:p>
          </table:table-cell>
          <table:table-cell table:style-name="ce12" table:formula="of:=[.D37]*[.E37]" office:value-type="currency" office:currency="EUR" office:value="38400">
            <text:p>38 40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37]*[.D37]" office:value-type="currency" office:currency="EUR" office:value="9480">
            <text:p>9 48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37]*([.J37]-[.I37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7"/>
        </table:table-row>
        <table:table-row table:style-name="ro1">
          <table:table-cell table:style-name="ce83" office:value-type="string">
            <text:p>1.2.6.4</text:p>
          </table:table-cell>
          <table:table-cell table:style-name="ce90" office:value-type="string">
            <text:p>ouverture 350x7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500">
            <text:p>5 500,00 €</text:p>
          </table:table-cell>
          <table:table-cell table:style-name="ce12" table:formula="of:=[.D38]*[.E38]" office:value-type="currency" office:currency="EUR" office:value="5500">
            <text:p>5 5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38]*[.D38]" office:value-type="currency" office:currency="EUR" office:value="990">
            <text:p>99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38]*([.J38]-[.I38])" office:value-type="currency" office:currency="EUR" office:value="0">
            <text:p>0,00 €</text:p>
          </table:table-cell>
          <table:table-cell/>
          <table:table-cell table:style-name="ce95"/>
          <table:table-cell table:number-columns-repeated="7"/>
        </table:table-row>
        <table:table-row table:style-name="ro1">
          <table:table-cell table:style-name="ce83" office:value-type="string">
            <text:p>1.2.7</text:p>
          </table:table-cell>
          <table:table-cell table:style-name="ce70" office:value-type="string">
            <text:p>Découpe de dalle BA (trappe de visite 100x100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39]*[.E39]" office:value-type="currency" office:currency="EUR" office:value="650">
            <text:p>6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39]*[.D39]" office:value-type="currency" office:currency="EUR" office:value="1190">
            <text:p>1 190,00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39]*([.J39]-[.I39])" office:value-type="currency" office:currency="EUR" office:value="1130.5">
            <text:p>1 130,50 €</text:p>
          </table:table-cell>
          <table:table-cell/>
          <table:table-cell table:style-name="ce95"/>
          <table:table-cell table:number-columns-repeated="7"/>
        </table:table-row>
        <table:table-row table:style-name="ro1">
          <table:table-cell table:style-name="ce83" office:value-type="string">
            <text:p>2</text:p>
          </table:table-cell>
          <table:table-cell table:style-name="ce30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2">
          <table:table-cell table:style-name="ce83" office:value-type="string">
            <text:p>2.1</text:p>
          </table:table-cell>
          <table:table-cell table:style-name="ce31" office:value-type="string">
            <text:p>Démolition &amp; evacuation en decharge</text:p>
          </table:table-cell>
          <table:table-cell table:style-name="ce73" office:value-type="string">
            <text:p>Ml</text:p>
          </table:table-cell>
          <table:table-cell table:style-name="ce76" table:formula="of:=14.7*0.6*9.6" office:value-type="float" office:value="84.672">
            <text:p>84,67</text:p>
          </table:table-cell>
          <table:table-cell table:style-name="ce12" office:value-type="currency" office:currency="EUR" office:value="8">
            <text:p>8,00 €</text:p>
          </table:table-cell>
          <table:table-cell table:style-name="ce12" table:formula="of:=[.D41]*[.E41]" office:value-type="currency" office:currency="EUR" office:value="677.376">
            <text:p>677,38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41]*[.D41]" office:value-type="currency" office:currency="EUR" office:value="4656.96">
            <text:p>4 656,96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41]*([.J41]-[.I41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dalle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3</text:p>
          </table:table-cell>
          <table:table-cell table:style-name="ce30" office:value-type="string">
            <text:p>COUVERTU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entre murs coursive façade est suivant plans</text:p>
          </table:table-cell>
          <table:table-cell table:number-columns-repeated="5"/>
        </table:table-row>
        <table:table-row table:style-name="ro2">
          <table:table-cell table:style-name="ce83" office:value-type="string">
            <text:p>3.1</text:p>
          </table:table-cell>
          <table:table-cell table:style-name="ce31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 table:formula="of:=9.6*14.7" office:value-type="float" office:value="141.12">
            <text:p>141,12</text:p>
          </table:table-cell>
          <table:table-cell table:style-name="ce12" office:value-type="currency" office:currency="EUR" office:value="12">
            <text:p>12,00 €</text:p>
          </table:table-cell>
          <table:table-cell table:style-name="ce12" table:formula="of:=[.D43]*[.E43]" office:value-type="currency" office:currency="EUR" office:value="1693.44">
            <text:p>1 693,44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43]*[.D43]" office:value-type="currency" office:currency="EUR" office:value="3528">
            <text:p>3 528,00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43]*([.J43]-[.I43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murs</text:p>
          </table:table-cell>
          <table:table-cell table:number-columns-repeated="6"/>
        </table:table-row>
        <table:table-row table:style-name="ro1" table:visibility="collapse">
          <table:table-cell table:style-name="ce83"/>
          <table:table-cell office:value-type="string">
            <text:p>ETANCHE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mur refend entre logements étage</text:p>
          </table:table-cell>
          <table:table-cell table:number-columns-repeated="4"/>
          <table:table-cell office:value-type="string">
            <text:p>?50€/m3</text:p>
          </table:table-cell>
        </table:table-row>
        <table:table-row table:style-name="ro2" table:visibility="collapse">
          <table:table-cell table:style-name="ce83"/>
          <table:table-cell table:style-name="ce31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/>
          <table:table-cell table:style-name="ce12"/>
          <table:table-cell table:style-name="ce12" table:formula="of:=[.D45]*[.E45]" office:value-type="currency" office:currency="EUR" office:value="0">
            <text:p>0,00 €</text:p>
          </table:table-cell>
          <table:table-cell table:style-name="ce12" table:number-columns-repeated="2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murs cloisonnement étage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4</text:p>
          </table:table-cell>
          <table:table-cell table:style-name="ce30" office:value-type="string">
            <text:p>MENUISERIE METALLIQUE</text:p>
          </table:table-cell>
          <table:table-cell table:style-name="ce5"/>
          <table:table-cell table:style-name="ce15"/>
          <table:table-cell table:style-name="ce12" table:number-columns-repeated="2"/>
          <table:table-cell table:style-name="ce12" office:value-type="string">
            <text:p>*</text:p>
          </table:table-cell>
          <table:table-cell table:style-name="ce12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murs périphériques RDC suivant plans</text:p>
          </table:table-cell>
          <table:table-cell table:number-columns-repeated="5"/>
        </table:table-row>
        <table:table-row table:style-name="ro2">
          <table:table-cell table:style-name="ce83" office:value-type="string">
            <text:p>4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47]*[.E47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47]*[.D47]" office:value-type="currency" office:currency="EUR" office:value="1590">
            <text:p>1 590,0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47]*([.J47]-[.I47])" office:value-type="currency" office:currency="EUR" office:value="79.5000000000001">
            <text:p>79,50 €</text:p>
          </table:table-cell>
          <table:table-cell table:number-columns-repeated="3"/>
          <table:table-cell office:value-type="string">
            <text:p>mur refend RDC dans salle polyvalente / entre salles</text:p>
          </table:table-cell>
          <table:table-cell table:number-columns-repeated="5"/>
        </table:table-row>
        <table:table-row table:style-name="ro1" table:visibility="collapse">
          <table:table-cell table:style-name="ce83"/>
          <table:table-cell table:style-name="ce30" office:value-type="string">
            <text:p>MENUISERIE ALUMINIUM</text:p>
          </table:table-cell>
          <table:table-cell table:style-name="ce5" table:number-columns-repeated="2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mur entre escalier et petit local</text:p>
          </table:table-cell>
          <table:table-cell table:number-columns-repeated="5"/>
        </table:table-row>
        <table:table-row table:style-name="ro1" table:visibility="collapse">
          <table:table-cell table:style-name="ce8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49]*[.E49]" office:value-type="currency" office:currency="EUR" office:value="0">
            <text:p>0,00 €</text:p>
          </table:table-cell>
          <table:table-cell table:style-name="ce12" table:number-columns-repeated="2"/>
          <table:table-cell table:style-name="ce69" table:number-columns-repeated="2"/>
          <table:table-cell table:style-name="ce12"/>
          <table:table-cell table:number-columns-repeated="2"/>
          <table:table-cell office:value-type="string">
            <text:p>reprise en sous œuvre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5</text:p>
          </table:table-cell>
          <table:table-cell table:style-name="ce30" office:value-type="string">
            <text:p>MENUISERIE BOI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création/agrandissement d'ouvertures suivant plans</text:p>
          </table:table-cell>
          <table:table-cell table:number-columns-repeated="5"/>
        </table:table-row>
        <table:table-row table:style-name="ro2">
          <table:table-cell table:style-name="ce83" office:value-type="string">
            <text:p>5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1]*[.E51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51]*[.D51]" office:value-type="currency" office:currency="EUR" office:value="1590">
            <text:p>1 590,0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51]*([.J51]-[.I51])" office:value-type="currency" office:currency="EUR" office:value="79.5000000000001">
            <text:p>79,50 €</text:p>
          </table:table-cell>
          <table:table-cell table:number-columns-repeated="4"/>
          <table:table-cell office:value-type="string">
            <text:p>ouverture 50x150</text:p>
          </table:table-cell>
          <table:table-cell table:number-columns-repeated="4"/>
        </table:table-row>
        <table:table-row table:style-name="ro1" table:visibility="collapse">
          <table:table-cell table:style-name="ce83"/>
          <table:table-cell table:style-name="ce30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4"/>
          <table:table-cell office:value-type="string">
            <text:p>ouvertures 200x300</text:p>
          </table:table-cell>
          <table:table-cell table:number-columns-repeated="3"/>
          <table:table-cell office:value-type="string">
            <text:p>42K€</text:p>
          </table:table-cell>
        </table:table-row>
        <table:table-row table:style-name="ro1" table:visibility="collapse">
          <table:table-cell table:style-name="ce8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3]*[.E53]" office:value-type="currency" office:currency="EUR" office:value="0">
            <text:p>0,00 €</text:p>
          </table:table-cell>
          <table:table-cell table:style-name="ce12" table:number-columns-repeated="2"/>
          <table:table-cell table:style-name="ce69" table:number-columns-repeated="2"/>
          <table:table-cell table:style-name="ce12"/>
          <table:table-cell table:number-columns-repeated="4"/>
          <table:table-cell office:value-type="string">
            <text:p>ouvertures 350x750</text:p>
          </table:table-cell>
          <table:table-cell table:number-columns-repeated="3"/>
          <table:table-cell office:value-type="string">
            <text:p>5K€</text:p>
          </table:table-cell>
        </table:table-row>
        <table:table-row table:style-name="ro1" table:visibility="collapse">
          <table:table-cell table:style-name="ce83"/>
          <table:table-cell table:style-name="ce30" office:value-type="string">
            <text:p>REVETEMENST DUR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découpe de dalle BA (trappe de visite 100x100) suivant plans</text:p>
          </table:table-cell>
          <table:table-cell table:number-columns-repeated="4"/>
          <table:table-cell office:value-type="string">
            <text:p>0,5K€</text:p>
          </table:table-cell>
        </table:table-row>
        <table:table-row table:style-name="ro2" table:visibility="collapse">
          <table:table-cell table:style-name="ce83"/>
          <table:table-cell table:style-name="ce31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5]*[.E55]" office:value-type="currency" office:currency="EUR" office:value="0">
            <text:p>0,00 €</text:p>
          </table:table-cell>
          <table:table-cell table:style-name="ce12" table:number-columns-repeated="2"/>
          <table:table-cell table:style-name="ce69" table:number-columns-repeated="2"/>
          <table:table-cell table:style-name="ce12"/>
          <table:table-cell table:number-columns-repeated="2"/>
          <table:table-cell office:value-type="string">
            <text:p>démolition enduit</text:p>
          </table:table-cell>
          <table:table-cell table:number-columns-repeated="6"/>
        </table:table-row>
        <table:table-row table:style-name="ro1" table:visibility="collapse">
          <table:table-cell table:style-name="ce83"/>
          <table:table-cell table:style-name="ce30" office:value-type="string">
            <text:p>PLAQUES DE PLAT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mur refend intérieur côté salle polyvalente</text:p>
          </table:table-cell>
          <table:table-cell table:number-columns-repeated="5"/>
        </table:table-row>
        <table:table-row table:style-name="ro2" table:visibility="collapse">
          <table:table-cell table:style-name="ce83"/>
          <table:table-cell table:style-name="ce31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7]*[.E57]" office:value-type="currency" office:currency="EUR" office:value="0">
            <text:p>0,00 €</text:p>
          </table:table-cell>
          <table:table-cell table:style-name="ce12" table:number-columns-repeated="2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mur refend intérieur côté escalier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6</text:p>
          </table:table-cell>
          <table:table-cell table:style-name="ce30" office:value-type="string">
            <text:p>PLOMBERI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2"/>
          <table:table-cell office:value-type="string">
            <text:p>démolition marches d'escalier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6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9]*[.E59]" office:value-type="currency" office:currency="EUR" office:value="1150">
            <text:p>1 1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59]*[.D59]" office:value-type="currency" office:currency="EUR" office:value="1190">
            <text:p>1 19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59]*([.J59]-[.I59])" office:value-type="currency" office:currency="EUR" office:value="0">
            <text:p>0,00 €</text:p>
          </table:table-cell>
          <table:table-cell table:number-columns-repeated="3"/>
          <table:table-cell office:value-type="string">
            <text:p>en coursive étage suivant plans</text:p>
          </table:table-cell>
          <table:table-cell table:number-columns-repeated="2"/>
          <table:table-cell office:value-type="string">
            <text:p>démolition 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7</text:p>
          </table:table-cell>
          <table:table-cell table:style-name="ce30" office:value-type="string">
            <text:p>ELECTRIC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2"/>
          <table:table-cell office:value-type="string">
            <text:p>décapage peinture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7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61]*[.E61]" office:value-type="currency" office:currency="EUR" office:value="1150">
            <text:p>1 15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61]*[.D61]" office:value-type="currency" office:currency="EUR" office:value="790">
            <text:p>79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61]*([.J61]-[.I61])" office:value-type="currency" office:currency="EUR" office:value="0">
            <text:p>0,00 €</text:p>
          </table:table-cell>
          <table:table-cell table:number-columns-repeated="3"/>
          <table:table-cell office:value-type="string">
            <text:p>murs intérieurs</text:p>
          </table:table-cell>
          <table:table-cell table:number-columns-repeated="5"/>
        </table:table-row>
        <table:table-row table:style-name="ro1">
          <table:table-cell table:style-name="ce8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3"/>
          <table:table-cell office:value-type="string">
            <text:p>murs extérieurs</text:p>
          </table:table-cell>
          <table:table-cell table:number-columns-repeated="5"/>
        </table:table-row>
        <table:table-row table:style-name="ro1">
          <table:table-cell table:style-name="ce8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69" table:number-columns-repeated="2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7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1])" office:value-type="currency" office:currency="EUR" office:value="77663.8009">
            <text:p>77 663,80 €</text:p>
          </table:table-cell>
          <table:table-cell table:style-name="ce19"/>
          <table:table-cell table:style-name="ce19" table:formula="of:=SUM([.H10:.H61])" office:value-type="currency" office:currency="EUR" office:value="87741.3585">
            <text:p>87 741,36 €</text:p>
          </table:table-cell>
          <table:table-cell table:style-name="ce19" table:number-columns-repeated="2"/>
          <table:table-cell table:style-name="ce19" table:formula="of:=SUM([.K10:.K63])" office:value-type="currency" office:currency="EUR" office:value="2132.34">
            <text:p>2 132,34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78" table:formula="of:=[.H65]/[.F65]" office:value-type="percentage" office:value="1.12975874839008">
            <text:p>112,98%</text:p>
          </table:table-cell>
          <table:table-cell table:style-name="ce78"/>
          <table:table-cell/>
          <table:table-cell table:style-name="ce78" table:formula="of:=[.K65]/[.H65]" office:value-type="percentage" office:value="0.0243025642234614">
            <text:p>2,43%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96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1b VRD" table:style-name="ta7" table:print-ranges="'01b VRD'.A1:'01b VRD'.Z232">
        <office:forms form:automatic-focus="false" form:apply-design-mode="false"/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4" table:number-columns-repeated="8" table:default-cell-style-name="Default"/>
        <table:table-column table:style-name="co15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4" table:number-columns-repeated="6" table:default-cell-style-name="Default"/>
        <table:table-column-group>
          <table:table-column table:style-name="co14" table:visibility="collapse" table:number-columns-repeated="2" table:default-cell-style-name="Default"/>
        </table:table-column-group>
        <table:table-column table:style-name="co14" table:number-columns-repeated="2" table:default-cell-style-name="Default"/>
        <table:table-column-group>
          <table:table-column table:style-name="co14" table:visibility="collapse" table:number-columns-repeated="3" table:default-cell-style-name="Default"/>
          <table:table-column table:style-name="co14" table:visibility="collapse" table:default-cell-style-name="ce108"/>
          <table:table-column table:style-name="co14" table:visibility="collapse" table:default-cell-style-name="Default"/>
          <table:table-column table:style-name="co14" table:visibility="collapse" table:default-cell-style-name="ce108"/>
          <table:table-column table:style-name="co14" table:visibility="collapse" table:default-cell-style-name="Default"/>
        </table:table-column-group>
        <table:table-column table:style-name="co6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PAQ-ALU-TP (5)</text:p>
          </table:table-cell>
          <table:covered-table-cell table:style-name="ce92"/>
          <table:table-cell table:style-name="ce92" office:value-type="string" table:number-columns-spanned="2" table:number-rows-spanned="1">
            <text:p>T.B.P (6)</text:p>
          </table:table-cell>
          <table:covered-table-cell table:style-name="ce92"/>
          <table:table-cell table:style-name="ce92" office:value-type="string" table:number-columns-spanned="2" table:number-rows-spanned="1">
            <text:p>4B-BTP (8)</text:p>
          </table:table-cell>
          <table:covered-table-cell table:style-name="ce92"/>
          <table:table-cell table:style-name="ce92" office:value-type="string" table:number-columns-spanned="2" table:number-rows-spanned="1">
            <text:p>S2R (9)</text:p>
          </table:table-cell>
          <table:covered-table-cell table:style-name="ce92"/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FENELON JOVANY (10)</text:p>
          </table:table-cell>
          <table:covered-table-cell table:style-name="ce92"/>
          <table:table-cell table:style-name="ce92" office:value-type="string" table:number-columns-spanned="2" table:number-rows-spanned="1">
            <text:p>STIGMA (13)</text:p>
          </table:table-cell>
          <table:covered-table-cell table:style-name="ce92"/>
          <table:table-cell table:style-name="ce92" office:value-type="string" table:number-columns-spanned="2" table:number-rows-spanned="1">
            <text:p>CAROUPAYE (14)</text:p>
          </table:table-cell>
          <table:covered-table-cell table:style-name="ce92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8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8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8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8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8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83" office:value-type="string">
            <text:p>1</text:p>
          </table:table-cell>
          <table:table-cell table:style-name="ce30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83" office:value-type="string">
            <text:p>1</text:p>
          </table:table-cell>
          <table:table-cell table:style-name="ce30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-group>
          <table:table-row table:style-name="ro2" table:visibility="collapse">
            <table:table-cell table:style-name="ce83"/>
            <table:table-cell table:style-name="ce31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83"/>
            <table:table-cell table:style-name="ce31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7]*[.S7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  <table:table-row table:style-name="ro2" table:visibility="collapse">
            <table:table-cell table:style-name="ce83"/>
            <table:table-cell table:style-name="ce31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83"/>
            <table:table-cell table:style-name="ce31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8]*[.S8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</table:table-row-group>
        <table:table-row table:style-name="ro1">
          <table:table-cell table:style-name="ce83" office:value-type="string">
            <text:p>1.1</text:p>
          </table:table-cell>
          <table:table-cell table:style-name="ce31" office:value-type="string">
            <text:p>Terrassements en remblai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1.1</text:p>
          </table:table-cell>
          <table:table-cell table:style-name="ce31" office:value-type="string">
            <text:p>Terrassements en remblai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83" office:value-type="string">
            <text:p>1.1.1</text:p>
          </table:table-cell>
          <table:table-cell table:style-name="ce85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10845.75">
            <text:p>10 845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]*[.D10]" office:value-type="currency" office:currency="EUR" office:value="13014.9">
            <text:p>13 014,9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0]*[.D10]" office:value-type="currency" office:currency="EUR" office:value="11568.8">
            <text:p>11 568,8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K10]*[.D10]" office:value-type="currency" office:currency="EUR" office:value="7230.5">
            <text:p>7 230,50 €</text:p>
          </table:table-cell>
          <table:table-cell table:style-name="ce77" office:value-type="currency" office:currency="EUR" office:value="20.63">
            <text:p>20,63 €</text:p>
          </table:table-cell>
          <table:table-cell table:style-name="ce12" table:formula="of:=[.M10]*[.D10]" office:value-type="currency" office:currency="EUR" office:value="14916.5215">
            <text:p>14 916,52 €</text:p>
          </table:table-cell>
          <table:table-cell table:style-name="ce83" office:value-type="string">
            <text:p>1.1.1</text:p>
          </table:table-cell>
          <table:table-cell table:style-name="ce85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]*[.S10]" office:value-type="currency" office:currency="EUR" office:value="10845.75">
            <text:p>10 845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0]*[.D10]" office:value-type="currency" office:currency="EUR" office:value="14461">
            <text:p>14 461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0]*[.D10]" office:value-type="currency" office:currency="EUR" office:value="36152.5">
            <text:p>36 152,50 €</text:p>
          </table:table-cell>
          <table:table-cell table:style-name="ce109" office:value-type="currency" office:currency="EUR" office:value="10">
            <text:p>10,00 €</text:p>
          </table:table-cell>
          <table:table-cell table:style-name="ce12" table:formula="of:=[.Y10]*[.D10]" office:value-type="currency" office:currency="EUR" office:value="7230.5">
            <text:p>7 230,5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2" table:visibility="collapse">
            <table:table-cell table:style-name="ce83"/>
            <table:table-cell table:style-name="ce85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1]*[.S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]*[.D11]" office:value-type="currency" office:currency="EUR" office:value="0">
              <text:p>0,00 €</text:p>
            </table:table-cell>
            <table:table-cell table:style-name="ce109" office:value-type="currency" office:currency="EUR" office:value="5">
              <text:p>5,00 €</text:p>
            </table:table-cell>
            <table:table-cell table:style-name="ce12" table:formula="of:=[.Y11]*[.D1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2">
          <table:table-cell table:style-name="ce83" office:value-type="string">
            <text:p>1.1.2</text:p>
          </table:table-cell>
          <table:table-cell table:style-name="ce85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0]-([$'01a démolition'.D10]+[$'01a démolition'.D11]+[$'01a démolition'.D12]+[$'01a démolition'.D13]+[$'01a démolition'.D16]+[$'01a démolition'.D17]+[$'01a démolition'.D18]+[$'01a démolition'.D20]+[$'01a démolition'.D21]+[$'01a démolition'.D22]+[$'01a démolition'.D23]+[$'01a démolition'.D24]+[$'01a démolition'.D26]+[$'01a démolition'.D27]+[$'01a démolition'.D29]+[$'01a démolition'.D32]+15+[.D19]+(141.36*0.5))" office:value-type="float" office:value="225.33285">
            <text:p>225,33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D12]*[.E12]" office:value-type="currency" office:currency="EUR" office:value="1577.32995">
            <text:p>1 577,3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12]*[.D12]" office:value-type="currency" office:currency="EUR" office:value="2703.9942">
            <text:p>2 703,99 €</text:p>
          </table:table-cell>
          <table:table-cell table:style-name="ce77" office:value-type="currency" office:currency="EUR" office:value="9.38">
            <text:p>9,38 €</text:p>
          </table:table-cell>
          <table:table-cell table:style-name="ce12" table:formula="of:=[.M12]*[.D12]" office:value-type="currency" office:currency="EUR" office:value="2113.622133">
            <text:p>2 113,62 €</text:p>
          </table:table-cell>
          <table:table-cell table:style-name="ce83" office:value-type="string">
            <text:p>1.1.2</text:p>
          </table:table-cell>
          <table:table-cell table:style-name="ce85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0]-([$'01a démolition'.J10]+[$'01a démolition'.J11]+[$'01a démolition'.J12]+[$'01a démolition'.J13]+[$'01a démolition'.J16]+[$'01a démolition'.J17]+[$'01a démolition'.J18]+[$'01a démolition'.J20]+[$'01a démolition'.J21]+[$'01a démolition'.J22]+[$'01a démolition'.J23]+[$'01a démolition'.J24]+[$'01a démolition'.J26]+[$'01a démolition'.J27]+[$'01a démolition'.J29]+[$'01a démolition'.J32]+15+[.R19]+(141.36*0.5))" office:value-type="float" office:value="523.42">
            <text:p>523,42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R12]*[.S12]" office:value-type="currency" office:currency="EUR" office:value="3663.94">
            <text:p>3 663,94 €</text:p>
          </table:table-cell>
          <table:table-cell table:style-name="ce109" office:value-type="currency" office:currency="EUR" office:value="28">
            <text:p>28,00 €</text:p>
          </table:table-cell>
          <table:table-cell table:style-name="ce12" table:formula="of:=[.U12]*[.D12]" office:value-type="currency" office:currency="EUR" office:value="6309.3198">
            <text:p>6 309,32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W12]*[.D12]" office:value-type="currency" office:currency="EUR" office:value="5182.65555">
            <text:p>5 182,66 €</text:p>
          </table:table-cell>
          <table:table-cell table:style-name="ce109" office:value-type="currency" office:currency="EUR" office:value="20">
            <text:p>20,00 €</text:p>
          </table:table-cell>
          <table:table-cell table:style-name="ce12" table:formula="of:=[.Y12]*[.D12]" office:value-type="currency" office:currency="EUR" office:value="4506.657">
            <text:p>4 506,66 €</text:p>
          </table:table-cell>
          <table:table-cell table:style-name="ce12" table:number-columns-repeated="2"/>
          <table:table-cell table:number-columns-repeated="2"/>
          <table:table-cell table:style-name="ce110" office:value-type="string">
            <text:p>(remblai nécessaire) moins ((apports de gravats issus de démolitions)+(forfait RSO)+(déblais ANC))</text:p>
          </table:table-cell>
          <table:table-cell table:number-columns-repeated="7"/>
        </table:table-row>
        <table:table-row-group>
          <table:table-row table:style-name="ro2" table:visibility="collapse">
            <table:table-cell table:style-name="ce83"/>
            <table:table-cell table:style-name="ce31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3]*[.S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]*[.D13]" office:value-type="currency" office:currency="EUR" office:value="0">
              <text:p>0,00 €</text:p>
            </table:table-cell>
            <table:table-cell table:style-name="ce109" office:value-type="currency" office:currency="EUR" office:value="5">
              <text:p>5,00 €</text:p>
            </table:table-cell>
            <table:table-cell table:style-name="ce12" table:formula="of:=[.Y13]*[.D1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office:value-type="float" office:value="1098.15">
              <text:p>1 098,15</text:p>
            </table:table-cell>
            <table:table-cell table:number-columns-repeated="3"/>
          </table:table-row>
          <table:table-row table:style-name="ro2" table:visibility="collapse">
            <table:table-cell table:style-name="ce83"/>
            <table:table-cell table:style-name="ce31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4]*[.S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4]*[.D14]" office:value-type="currency" office:currency="EUR" office:value="0">
              <text:p>0,00 €</text:p>
            </table:table-cell>
            <table:table-cell table:style-name="ce109" office:value-type="currency" office:currency="EUR" office:value="5">
              <text:p>5,00 €</text:p>
            </table:table-cell>
            <table:table-cell table:style-name="ce12" table:formula="of:=[.Y14]*[.D1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table:formula="of:=[.AI13]" office:value-type="float" office:value="1098.15">
              <text:p>1 098,15</text:p>
            </table:table-cell>
            <table:table-cell table:number-columns-repeated="3"/>
          </table:table-row>
        </table:table-row-group>
        <table:table-row table:style-name="ro2">
          <table:table-cell table:style-name="ce83" office:value-type="string">
            <text:p>1.2</text:p>
          </table:table-cell>
          <table:table-cell table:style-name="ce31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102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5]*[.E15]" office:value-type="currency" office:currency="EUR" office:value="4524.86">
            <text:p>4 524,8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5]*[.D15]" office:value-type="currency" office:currency="EUR" office:value="11312.15">
            <text:p>11 312,1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5]*[.D15]" office:value-type="currency" office:currency="EUR" office:value="27149.16">
            <text:p>27 149,16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5]*[.D15]" office:value-type="currency" office:currency="EUR" office:value="4072.374">
            <text:p>4 072,37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5]*[.D15]" office:value-type="currency" office:currency="EUR" office:value="10746.5425">
            <text:p>10 746,54 €</text:p>
          </table:table-cell>
          <table:table-cell table:style-name="ce83" office:value-type="string">
            <text:p>1.2</text:p>
          </table:table-cell>
          <table:table-cell table:style-name="ce31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102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5]*[.S15]" office:value-type="currency" office:currency="EUR" office:value="4524.86">
            <text:p>4 524,86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5]*[.D15]" office:value-type="currency" office:currency="EUR" office:value="5656.075">
            <text:p>5 656,08 €</text:p>
          </table:table-cell>
          <table:table-cell table:style-name="ce109" office:value-type="currency" office:currency="EUR" office:value="8">
            <text:p>8,00 €</text:p>
          </table:table-cell>
          <table:table-cell table:style-name="ce12" table:formula="of:=[.W15]*[.D15]" office:value-type="currency" office:currency="EUR" office:value="18099.44">
            <text:p>18 099,44 €</text:p>
          </table:table-cell>
          <table:table-cell table:style-name="ce109" office:value-type="currency" office:currency="EUR" office:value="5">
            <text:p>5,00 €</text:p>
          </table:table-cell>
          <table:table-cell table:style-name="ce12" table:formula="of:=[.Y15]*[.D15]" office:value-type="currency" office:currency="EUR" office:value="11312.15">
            <text:p>11 312,15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 hors tranche conditionnelle</text:p>
          </table:table-cell>
          <table:table-cell table:number-columns-repeated="3"/>
          <table:table-cell table:style-name="ce111"/>
          <table:table-cell table:number-columns-repeated="3"/>
        </table:table-row>
        <table:table-row table:style-name="ro1">
          <table:table-cell table:style-name="ce83"/>
          <table:table-cell table:style-name="ce31"/>
          <table:table-cell table:style-name="ce73"/>
          <table:table-cell table:style-name="ce91"/>
          <table:table-cell table:style-name="ce12" table:number-columns-repeated="10"/>
          <table:table-cell table:style-name="ce83"/>
          <table:table-cell table:style-name="ce31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7:.F15])" office:value-type="currency" office:currency="EUR" office:value="16947.93995">
            <text:p>16 947,94 €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2</text:p>
          </table:table-cell>
          <table:table-cell table:style-name="ce30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2</text:p>
          </table:table-cell>
          <table:table-cell table:style-name="ce30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1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83" office:value-type="string">
            <text:p>2.1.1</text:p>
          </table:table-cell>
          <table:table-cell table:style-name="ce8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D38]+[.D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9]*[.E19]" office:value-type="currency" office:currency="EUR" office:value="2970">
            <text:p>2 970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9]*[.D19]" office:value-type="currency" office:currency="EUR" office:value="1386">
            <text:p>1 386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9]*[.D19]" office:value-type="currency" office:currency="EUR" office:value="1089">
            <text:p>1 089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9]*[.D19]" office:value-type="currency" office:currency="EUR" office:value="3960">
            <text:p>3 96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9]*[.D19]" office:value-type="currency" office:currency="EUR" office:value="3465">
            <text:p>3 465,00 €</text:p>
          </table:table-cell>
          <table:table-cell table:style-name="ce83" office:value-type="string">
            <text:p>2.1.1</text:p>
          </table:table-cell>
          <table:table-cell table:style-name="ce8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R38]+[.R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9]*[.S19]" office:value-type="currency" office:currency="EUR" office:value="2970">
            <text:p>2 97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19]*[.D19]" office:value-type="currency" office:currency="EUR" office:value="2574">
            <text:p>2 574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9]*[.D19]" office:value-type="currency" office:currency="EUR" office:value="3960">
            <text:p>3 960,00 €</text:p>
          </table:table-cell>
          <table:table-cell table:style-name="ce109" office:value-type="currency" office:currency="EUR" office:value="10">
            <text:p>10,00 €</text:p>
          </table:table-cell>
          <table:table-cell table:style-name="ce12" table:formula="of:=[.Y19]*[.D19]" office:value-type="currency" office:currency="EUR" office:value="990">
            <text:p>990,00 €</text:p>
          </table:table-cell>
          <table:table-cell table:style-name="ce12" table:number-columns-repeated="2"/>
          <table:table-cell table:number-columns-repeated="2"/>
          <table:table-cell office:value-type="string">
            <text:p>(fouille pour canalisations)+(fouille pour fosses et bac à graisse)+(fouille pour réseau d'épandage)</text:p>
          </table:table-cell>
          <table:table-cell table:number-columns-repeated="7"/>
        </table:table-row>
        <table:table-row table:style-name="ro2">
          <table:table-cell table:style-name="ce83" office:value-type="string">
            <text:p>2.1.2</text:p>
          </table:table-cell>
          <table:table-cell table:style-name="ce8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0]*[.E20]" office:value-type="currency" office:currency="EUR" office:value="618.75">
            <text:p>618,7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20]*[.D20]" office:value-type="currency" office:currency="EUR" office:value="1113.75">
            <text:p>1 113,75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20]*[.D20]" office:value-type="currency" office:currency="EUR" office:value="6311.25">
            <text:p>6 31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20]*[.D20]" office:value-type="currency" office:currency="EUR" office:value="371.25">
            <text:p>371,25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20]*[.D20]" office:value-type="currency" office:currency="EUR" office:value="1794.375">
            <text:p>1 794,38 €</text:p>
          </table:table-cell>
          <table:table-cell table:style-name="ce83" office:value-type="string">
            <text:p>2.1.2</text:p>
          </table:table-cell>
          <table:table-cell table:style-name="ce8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20]*[.S20]" office:value-type="currency" office:currency="EUR" office:value="618.75">
            <text:p>618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20]*[.D20]" office:value-type="currency" office:currency="EUR" office:value="123.75">
            <text:p>123,75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20]*[.D20]" office:value-type="currency" office:currency="EUR" office:value="1361.25">
            <text:p>1 3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0]*[.D20]" office:value-type="currency" office:currency="EUR" office:value="371.25">
            <text:p>371,25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2" table:visibility="collapse">
            <table:table-cell table:style-name="ce83" office:value-type="string">
              <text:p>2.1.2</text:p>
            </table:table-cell>
            <table:table-cell table:style-name="ce85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]*[.V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83" office:value-type="string">
              <text:p>2.1.2</text:p>
            </table:table-cell>
            <table:table-cell table:style-name="ce85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21]*[.S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]*[.D2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83"/>
            <table:table-cell table:style-name="ce89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D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]*[.V2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83"/>
            <table:table-cell table:style-name="ce89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R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R22]*[.S2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]*[.D2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83" office:value-type="string">
            <text:p>2.2</text:p>
          </table:table-cell>
          <table:table-cell table:style-name="ce31" office:value-type="string">
            <text:p>Canalisation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2.2</text:p>
          </table:table-cell>
          <table:table-cell table:style-name="ce31" office:value-type="string">
            <text:p>Canalisation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2.2.1</text:p>
          </table:table-cell>
          <table:table-cell table:style-name="ce8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4]*[.E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24]*[.D24]" office:value-type="currency" office:currency="EUR" office:value="3969">
            <text:p>3 969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24]*[.D24]" office:value-type="currency" office:currency="EUR" office:value="5071.5">
            <text:p>5 071,5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24]*[.D24]" office:value-type="currency" office:currency="EUR" office:value="1543.5">
            <text:p>1 543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4]*[.D24]" office:value-type="currency" office:currency="EUR" office:value="7717.5">
            <text:p>7 717,50 €</text:p>
          </table:table-cell>
          <table:table-cell table:style-name="ce83" office:value-type="string">
            <text:p>2.2.1</text:p>
          </table:table-cell>
          <table:table-cell table:style-name="ce8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4]*[.S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24]*[.D24]" office:value-type="currency" office:currency="EUR" office:value="3969">
            <text:p>3 969,00 €</text:p>
          </table:table-cell>
          <table:table-cell table:style-name="ce109" office:value-type="currency" office:currency="EUR" office:value="17">
            <text:p>17,00 €</text:p>
          </table:table-cell>
          <table:table-cell table:style-name="ce12" table:formula="of:=[.W24]*[.D24]" office:value-type="currency" office:currency="EUR" office:value="3748.5">
            <text:p>3 748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4]*[.D24]" office:value-type="currency" office:currency="EUR" office:value="3307.5">
            <text:p>3 307,5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83" office:value-type="string">
            <text:p>2.2.2</text:p>
          </table:table-cell>
          <table:table-cell table:style-name="ce85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5]*[.E25]" office:value-type="currency" office:currency="EUR" office:value="444">
            <text:p>444,00 €</text:p>
          </table:table-cell>
          <table:table-cell table:style-name="ce77" office:value-type="currency" office:currency="EUR" office:value="22">
            <text:p>22,00 €</text:p>
          </table:table-cell>
          <table:table-cell table:style-name="ce12" table:formula="of:=[.G25]*[.D25]" office:value-type="currency" office:currency="EUR" office:value="488.4">
            <text:p>488,4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I25]*[.D25]" office:value-type="currency" office:currency="EUR" office:value="599.4">
            <text:p>599,4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25]*[.D25]" office:value-type="currency" office:currency="EUR" office:value="310.8">
            <text:p>310,8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25]*[.D25]" office:value-type="currency" office:currency="EUR" office:value="832.5">
            <text:p>832,50 €</text:p>
          </table:table-cell>
          <table:table-cell table:style-name="ce83" office:value-type="string">
            <text:p>2.2.2</text:p>
          </table:table-cell>
          <table:table-cell table:style-name="ce85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5]*[.S25]" office:value-type="currency" office:currency="EUR" office:value="444">
            <text:p>444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25]*[.D25]" office:value-type="currency" office:currency="EUR" office:value="532.8">
            <text:p>532,80 €</text:p>
          </table:table-cell>
          <table:table-cell table:style-name="ce109" office:value-type="currency" office:currency="EUR" office:value="19">
            <text:p>19,00 €</text:p>
          </table:table-cell>
          <table:table-cell table:style-name="ce12" table:formula="of:=[.W25]*[.D25]" office:value-type="currency" office:currency="EUR" office:value="421.8">
            <text:p>421,8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25]*[.D25]" office:value-type="currency" office:currency="EUR" office:value="377.4">
            <text:p>377,40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WC et lave-mains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2.2.3</text:p>
          </table:table-cell>
          <table:table-cell table:style-name="ce85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6]*[.E26]" office:value-type="currency" office:currency="EUR" office:value="370.5">
            <text:p>370,5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26]*[.D26]" office:value-type="currency" office:currency="EUR" office:value="345.8">
            <text:p>345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6]*[.D26]" office:value-type="currency" office:currency="EUR" office:value="469.3">
            <text:p>469,3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K26]*[.D26]" office:value-type="currency" office:currency="EUR" office:value="333.45">
            <text:p>333,45 €</text:p>
          </table:table-cell>
          <table:table-cell table:style-name="ce77" office:value-type="currency" office:currency="EUR" office:value="42.5">
            <text:p>42,50 €</text:p>
          </table:table-cell>
          <table:table-cell table:style-name="ce12" table:formula="of:=[.M26]*[.D26]" office:value-type="currency" office:currency="EUR" office:value="524.875">
            <text:p>524,88 €</text:p>
          </table:table-cell>
          <table:table-cell table:style-name="ce83" office:value-type="string">
            <text:p>2.2.3</text:p>
          </table:table-cell>
          <table:table-cell table:style-name="ce85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6]*[.S26]" office:value-type="currency" office:currency="EUR" office:value="370.5">
            <text:p>370,5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U26]*[.D26]" office:value-type="currency" office:currency="EUR" office:value="419.9">
            <text:p>419,90 €</text:p>
          </table:table-cell>
          <table:table-cell table:style-name="ce109" office:value-type="currency" office:currency="EUR" office:value="22">
            <text:p>22,00 €</text:p>
          </table:table-cell>
          <table:table-cell table:style-name="ce12" table:formula="of:=[.W26]*[.D26]" office:value-type="currency" office:currency="EUR" office:value="271.7">
            <text:p>271,7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6]*[.D26]" office:value-type="currency" office:currency="EUR" office:value="308.75">
            <text:p>308,75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vers attente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83"/>
            <table:table-cell table:style-name="ce85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7]*[.V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27]*[.S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7]*[.D2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5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28]*[.E2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8]*[.V2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8]*[.D28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28]*[.S2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8]*[.D2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83" office:value-type="string">
            <text:p>2.3</text:p>
          </table:table-cell>
          <table:table-cell table:style-name="ce31" office:value-type="string">
            <text:p>Regard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2.3</text:p>
          </table:table-cell>
          <table:table-cell table:style-name="ce31" office:value-type="string">
            <text:p>Regard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2.3.1</text:p>
          </table:table-cell>
          <table:table-cell table:style-name="ce85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30]*[.E30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0]*[.D30]" office:value-type="currency" office:currency="EUR" office:value="2200">
            <text:p>2 2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30]*[.D30]" office:value-type="currency" office:currency="EUR" office:value="1400">
            <text:p>1 4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30]*[.D30]" office:value-type="currency" office:currency="EUR" office:value="1200">
            <text:p>1 2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30]*[.D30]" office:value-type="currency" office:currency="EUR" office:value="2675">
            <text:p>2 675,00 €</text:p>
          </table:table-cell>
          <table:table-cell table:style-name="ce83" office:value-type="string">
            <text:p>2.3.1</text:p>
          </table:table-cell>
          <table:table-cell table:style-name="ce85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30]*[.S30]" office:value-type="currency" office:currency="EUR" office:value="2000">
            <text:p>2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30]*[.D30]" office:value-type="currency" office:currency="EUR" office:value="1640">
            <text:p>1 640,00 €</text:p>
          </table:table-cell>
          <table:table-cell table:style-name="ce109" office:value-type="currency" office:currency="EUR" office:value="600">
            <text:p>600,00 €</text:p>
          </table:table-cell>
          <table:table-cell table:style-name="ce12" table:formula="of:=[.W30]*[.D30]" office:value-type="currency" office:currency="EUR" office:value="2400">
            <text:p>2 4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30]*[.D30]" office:value-type="currency" office:currency="EUR" office:value="1700">
            <text:p>1 7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83" office:value-type="string">
            <text:p>2.3.2</text:p>
          </table:table-cell>
          <table:table-cell table:style-name="ce85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31]*[.E31]" office:value-type="currency" office:currency="EUR" office:value="2100">
            <text:p>2 10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31]*[.D31]" office:value-type="currency" office:currency="EUR" office:value="2250">
            <text:p>2 250,0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I31]*[.D31]" office:value-type="currency" office:currency="EUR" office:value="1260">
            <text:p>1 26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31]*[.D31]" office:value-type="currency" office:currency="EUR" office:value="1200">
            <text:p>1 200,00 €</text:p>
          </table:table-cell>
          <table:table-cell table:style-name="ce77" office:value-type="currency" office:currency="EUR" office:value="793.75">
            <text:p>793,75 €</text:p>
          </table:table-cell>
          <table:table-cell table:style-name="ce12" table:formula="of:=[.M31]*[.D31]" office:value-type="currency" office:currency="EUR" office:value="2381.25">
            <text:p>2 381,25 €</text:p>
          </table:table-cell>
          <table:table-cell table:style-name="ce83" office:value-type="string">
            <text:p>2.3.2</text:p>
          </table:table-cell>
          <table:table-cell table:style-name="ce85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31]*[.S31]" office:value-type="currency" office:currency="EUR" office:value="2100">
            <text:p>2 100,00 €</text:p>
          </table:table-cell>
          <table:table-cell table:style-name="ce77" office:value-type="currency" office:currency="EUR" office:value="680">
            <text:p>680,00 €</text:p>
          </table:table-cell>
          <table:table-cell table:style-name="ce12" table:formula="of:=[.U31]*[.D31]" office:value-type="currency" office:currency="EUR" office:value="2040">
            <text:p>2 040,00 €</text:p>
          </table:table-cell>
          <table:table-cell table:style-name="ce109" office:value-type="currency" office:currency="EUR" office:value="850">
            <text:p>850,00 €</text:p>
          </table:table-cell>
          <table:table-cell table:style-name="ce12" table:formula="of:=[.W31]*[.D31]" office:value-type="currency" office:currency="EUR" office:value="2550">
            <text:p>2 550,00 €</text:p>
          </table:table-cell>
          <table:table-cell table:style-name="ce77" office:value-type="currency" office:currency="EUR" office:value="765">
            <text:p>765,00 €</text:p>
          </table:table-cell>
          <table:table-cell table:style-name="ce12" table:formula="of:=[.Y31]*[.D31]" office:value-type="currency" office:currency="EUR" office:value="2295">
            <text:p>2 295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83"/>
            <table:table-cell table:style-name="ce85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32]*[.V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32]*[.S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32]*[.D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2">
          <table:table-cell table:style-name="ce83" office:value-type="string">
            <text:p>2.4</text:p>
          </table:table-cell>
          <table:table-cell table:style-name="ce31" office:value-type="string">
            <text:p>Fosses septiques et bacs à graisse prefabriquée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2.4</text:p>
          </table:table-cell>
          <table:table-cell table:style-name="ce31" office:value-type="string">
            <text:p>Fosses septiques et bacs à graisse prefabriquée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2.4.1</text:p>
          </table:table-cell>
          <table:table-cell table:style-name="ce85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D34]*[.E34]" office:value-type="currency" office:currency="EUR" office:value="6150">
            <text:p>6 15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G34]*[.D34]" office:value-type="currency" office:currency="EUR" office:value="7000">
            <text:p>7 0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I34]*[.D34]" office:value-type="currency" office:currency="EUR" office:value="6400">
            <text:p>6 400,00 €</text:p>
          </table:table-cell>
          <table:table-cell table:style-name="ce77" office:value-type="currency" office:currency="EUR" office:value="3300">
            <text:p>3 300,00 €</text:p>
          </table:table-cell>
          <table:table-cell table:style-name="ce12" table:formula="of:=[.K34]*[.D34]" office:value-type="currency" office:currency="EUR" office:value="6600">
            <text:p>6 600,00 €</text:p>
          </table:table-cell>
          <table:table-cell table:style-name="ce77" office:value-type="currency" office:currency="EUR" office:value="7350">
            <text:p>7 350,00 €</text:p>
          </table:table-cell>
          <table:table-cell table:style-name="ce12" table:formula="of:=[.M34]*[.D34]" office:value-type="currency" office:currency="EUR" office:value="14700">
            <text:p>14 700,00 €</text:p>
          </table:table-cell>
          <table:table-cell table:style-name="ce83" office:value-type="string">
            <text:p>2.4.1</text:p>
          </table:table-cell>
          <table:table-cell table:style-name="ce85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R34]*[.S34]" office:value-type="currency" office:currency="EUR" office:value="6150">
            <text:p>6 150,00 €</text:p>
          </table:table-cell>
          <table:table-cell table:style-name="ce77" office:value-type="currency" office:currency="EUR" office:value="6000">
            <text:p>6 000,00 €</text:p>
          </table:table-cell>
          <table:table-cell table:style-name="ce12" table:formula="of:=[.U34]*[.D34]" office:value-type="currency" office:currency="EUR" office:value="12000">
            <text:p>12 000,00 €</text:p>
          </table:table-cell>
          <table:table-cell table:style-name="ce109" office:value-type="currency" office:currency="EUR" office:value="2800">
            <text:p>2 800,00 €</text:p>
          </table:table-cell>
          <table:table-cell table:style-name="ce12" table:formula="of:=[.W34]*[.D34]" office:value-type="currency" office:currency="EUR" office:value="5600">
            <text:p>5 600,0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Y34]*[.D34]" office:value-type="currency" office:currency="EUR" office:value="15100">
            <text:p>15 1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83" office:value-type="string">
            <text:p>2.4.2</text:p>
          </table:table-cell>
          <table:table-cell table:style-name="ce85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D35]*[.E35]" office:value-type="currency" office:currency="EUR" office:value="515">
            <text:p>515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35]*[.D35]" office:value-type="currency" office:currency="EUR" office:value="1500">
            <text:p>1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35]*[.D35]" office:value-type="currency" office:currency="EUR" office:value="1900">
            <text:p>1 9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35]*[.D35]" office:value-type="currency" office:currency="EUR" office:value="900">
            <text:p>900,00 €</text:p>
          </table:table-cell>
          <table:table-cell table:style-name="ce77" office:value-type="currency" office:currency="EUR" office:value="6125">
            <text:p>6 125,00 €</text:p>
          </table:table-cell>
          <table:table-cell table:style-name="ce12" table:formula="of:=[.M35]*[.D35]" office:value-type="currency" office:currency="EUR" office:value="6125">
            <text:p>6 125,00 €</text:p>
          </table:table-cell>
          <table:table-cell table:style-name="ce83" office:value-type="string">
            <text:p>2.4.2</text:p>
          </table:table-cell>
          <table:table-cell table:style-name="ce85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R35]*[.S35]" office:value-type="currency" office:currency="EUR" office:value="515">
            <text:p>515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35]*[.D35]" office:value-type="currency" office:currency="EUR" office:value="2200">
            <text:p>2 200,00 €</text:p>
          </table:table-cell>
          <table:table-cell table:style-name="ce109" office:value-type="currency" office:currency="EUR" office:value="1500">
            <text:p>1 500,00 €</text:p>
          </table:table-cell>
          <table:table-cell table:style-name="ce12" table:formula="of:=[.W35]*[.D35]" office:value-type="currency" office:currency="EUR" office:value="1500">
            <text:p>1 500,00 €</text:p>
          </table:table-cell>
          <table:table-cell table:style-name="ce77" office:value-type="currency" office:currency="EUR" office:value="1340">
            <text:p>1 340,00 €</text:p>
          </table:table-cell>
          <table:table-cell table:style-name="ce12" table:formula="of:=[.Y35]*[.D35]" office:value-type="currency" office:currency="EUR" office:value="1340">
            <text:p>1 34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83" office:value-type="string">
            <text:p>2.5</text:p>
          </table:table-cell>
          <table:table-cell table:style-name="ce31" office:value-type="string">
            <text:p>Lit d'épandage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2.5</text:p>
          </table:table-cell>
          <table:table-cell table:style-name="ce31" office:value-type="string">
            <text:p>Lit d'épandage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83" office:value-type="string">
            <text:p>2.5.1</text:p>
          </table:table-cell>
          <table:table-cell table:style-name="ce8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37]*[.E37]" office:value-type="currency" office:currency="EUR" office:value="390">
            <text:p>39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37]*[.D37]" office:value-type="currency" office:currency="EUR" office:value="780">
            <text:p>78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560">
            <text:p>1 56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37]*[.D37]" office:value-type="currency" office:currency="EUR" office:value="650">
            <text:p>650,00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37]*[.D37]" office:value-type="currency" office:currency="EUR" office:value="1138.8">
            <text:p>1 138,80 €</text:p>
          </table:table-cell>
          <table:table-cell table:style-name="ce83" office:value-type="string">
            <text:p>2.5.1</text:p>
          </table:table-cell>
          <table:table-cell table:style-name="ce8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37]*[.S37]" office:value-type="currency" office:currency="EUR" office:value="390">
            <text:p>390,00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37]*[.D37]" office:value-type="currency" office:currency="EUR" office:value="884">
            <text:p>88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37]*[.D37]" office:value-type="currency" office:currency="EUR" office:value="1820">
            <text:p>1 82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37]*[.D37]" office:value-type="currency" office:currency="EUR" office:value="1560">
            <text:p>1 560,00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83" office:value-type="string">
            <text:p>2.5.2</text:p>
          </table:table-cell>
          <table:table-cell table:style-name="ce8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38]*[.E38]" office:value-type="currency" office:currency="EUR" office:value="1020">
            <text:p>1 02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8]*[.D38]" office:value-type="currency" office:currency="EUR" office:value="2100">
            <text:p>2 10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38]*[.D38]" office:value-type="currency" office:currency="EUR" office:value="1920">
            <text:p>1 920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38]*[.D38]" office:value-type="currency" office:currency="EUR" office:value="2520">
            <text:p>2 520,0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38]*[.D38]" office:value-type="currency" office:currency="EUR" office:value="2325">
            <text:p>2 325,00 €</text:p>
          </table:table-cell>
          <table:table-cell table:style-name="ce83" office:value-type="string">
            <text:p>2.5.2</text:p>
          </table:table-cell>
          <table:table-cell table:style-name="ce8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38]*[.S38]" office:value-type="currency" office:currency="EUR" office:value="1020">
            <text:p>1 020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38]*[.D38]" office:value-type="currency" office:currency="EUR" office:value="2700">
            <text:p>2 700,00 €</text:p>
          </table:table-cell>
          <table:table-cell table:style-name="ce109" office:value-type="currency" office:currency="EUR" office:value="35">
            <text:p>35,00 €</text:p>
          </table:table-cell>
          <table:table-cell table:style-name="ce12" table:formula="of:=[.W38]*[.D38]" office:value-type="currency" office:currency="EUR" office:value="2100">
            <text:p>2 100,0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38]*[.D38]" office:value-type="currency" office:currency="EUR" office:value="2040">
            <text:p>2 040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2" table:visibility="collapse">
            <table:table-cell table:style-name="ce83"/>
            <table:table-cell table:style-name="ce85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style-name="ce83"/>
            <table:table-cell table:style-name="ce85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number-columns-repeated="10"/>
          </table:table-row>
        </table:table-row-group>
        <table:table-row table:style-name="ro1">
          <table:table-cell table:style-name="ce83"/>
          <table:table-cell table:style-name="ce85"/>
          <table:table-cell table:style-name="ce73"/>
          <table:table-cell table:style-name="ce91"/>
          <table:table-cell table:style-name="ce12" table:number-columns-repeated="10"/>
          <table:table-cell table:style-name="ce83"/>
          <table:table-cell table:style-name="ce85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18:.F39])" office:value-type="currency" office:currency="EUR" office:value="20988.25">
            <text:p>20 988,25 €</text:p>
          </table:table-cell>
          <table:table-cell table:number-columns-repeated="7"/>
        </table:table-row>
        <table:table-row table:style-name="ro2">
          <table:table-cell table:style-name="ce83" office:value-type="string">
            <text:p>3</text:p>
          </table:table-cell>
          <table:table-cell table:style-name="ce30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3</text:p>
          </table:table-cell>
          <table:table-cell table:style-name="ce30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12" office:value-type="string">
            <text:p>OK</text:p>
          </table:table-cell>
          <table:table-cell table:style-name="Default"/>
          <table:table-cell table:number-columns-repeated="2"/>
          <table:table-cell table:style-name="ce116" office:value-type="string">
            <text:p>possibilité de proposer en moins value un bassin en gabion</text:p>
          </table:table-cell>
          <table:table-cell/>
        </table:table-row>
        <table:table-row table:style-name="ro1">
          <table:table-cell table:style-name="ce8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83" office:value-type="string">
            <text:p>3.1.1</text:p>
          </table:table-cell>
          <table:table-cell table:style-name="ce8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103" table:formula="of:=([.D46]*0.5*0.8)+([.D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43]*[.E43]" office:value-type="currency" office:currency="EUR" office:value="2299.5">
            <text:p>2 299,5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3]*[.D43]" office:value-type="currency" office:currency="EUR" office:value="1073.1">
            <text:p>1 073,1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43]*[.D43]" office:value-type="currency" office:currency="EUR" office:value="919.8">
            <text:p>919,8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43]*[.D43]" office:value-type="currency" office:currency="EUR" office:value="3066">
            <text:p>3 066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43]*[.D43]" office:value-type="currency" office:currency="EUR" office:value="2682.75">
            <text:p>2 682,75 €</text:p>
          </table:table-cell>
          <table:table-cell table:style-name="ce83" office:value-type="string">
            <text:p>3.1.1</text:p>
          </table:table-cell>
          <table:table-cell table:style-name="ce8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103" table:formula="of:=([.R46]*0.5*0.8)+([.R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43]*[.S43]" office:value-type="currency" office:currency="EUR" office:value="2299.5">
            <text:p>2 299,5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43]*[.D43]" office:value-type="currency" office:currency="EUR" office:value="1992.9">
            <text:p>1 992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43]*[.D43]" office:value-type="currency" office:currency="EUR" office:value="3066">
            <text:p>3 066,00 €</text:p>
          </table:table-cell>
          <table:table-cell table:style-name="ce109" office:value-type="currency" office:currency="EUR" office:value="10">
            <text:p>10,00 €</text:p>
          </table:table-cell>
          <table:table-cell table:style-name="ce12" table:formula="of:=[.Y43]*[.D43]" office:value-type="currency" office:currency="EUR" office:value="766.5">
            <text:p>766,5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13"/>
          <table:table-cell table:number-columns-repeated="5"/>
        </table:table-row>
        <table:table-row table:style-name="ro2">
          <table:table-cell table:style-name="ce83" office:value-type="string">
            <text:p>3.1.2</text:p>
          </table:table-cell>
          <table:table-cell table:style-name="ce8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4]*[.E44]" office:value-type="currency" office:currency="EUR" office:value="479.0625">
            <text:p>479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4]*[.D44]" office:value-type="currency" office:currency="EUR" office:value="862.3125">
            <text:p>862,31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44]*[.D44]" office:value-type="currency" office:currency="EUR" office:value="4886.4375">
            <text:p>4 886,4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44]*[.D44]" office:value-type="currency" office:currency="EUR" office:value="287.4375">
            <text:p>287,4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44]*[.D44]" office:value-type="currency" office:currency="EUR" office:value="1389.28125">
            <text:p>1 389,28 €</text:p>
          </table:table-cell>
          <table:table-cell table:style-name="ce83" office:value-type="string">
            <text:p>3.1.2</text:p>
          </table:table-cell>
          <table:table-cell table:style-name="ce8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44]*[.S44]" office:value-type="currency" office:currency="EUR" office:value="479.0625">
            <text:p>479,0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44]*[.D44]" office:value-type="currency" office:currency="EUR" office:value="95.8125">
            <text:p>95,8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44]*[.D44]" office:value-type="currency" office:currency="EUR" office:value="1053.9375">
            <text:p>1 053,9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44]*[.D44]" office:value-type="currency" office:currency="EUR" office:value="287.4375">
            <text:p>287,44 €</text:p>
          </table:table-cell>
          <table:table-cell table:style-name="ce12" table:number-columns-repeated="2"/>
          <table:table-cell table:number-columns-repeated="4"/>
          <table:table-cell table:style-name="ce113"/>
          <table:table-cell table:number-columns-repeated="5"/>
        </table:table-row>
        <table:table-row table:style-name="ro1">
          <table:table-cell table:style-name="ce83" office:value-type="string">
            <text:p>3.2</text:p>
          </table:table-cell>
          <table:table-cell table:style-name="ce31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83" office:value-type="string">
            <text:p>3.2</text:p>
          </table:table-cell>
          <table:table-cell table:style-name="ce31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4"/>
          <table:table-cell table:style-name="ce113"/>
          <table:table-cell table:number-columns-repeated="2"/>
          <table:table-cell table:style-name="ce111"/>
          <table:table-cell table:number-columns-repeated="2"/>
        </table:table-row>
        <table:table-row table:style-name="ro2">
          <table:table-cell table:style-name="ce83" office:value-type="string">
            <text:p>3.2.1</text:p>
          </table:table-cell>
          <table:table-cell table:style-name="ce85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103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D46]*[.E46]" office:value-type="currency" office:currency="EUR" office:value="2268">
            <text:p>2 268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6]*[.D46]" office:value-type="currency" office:currency="EUR" office:value="1764">
            <text:p>1 764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I46]*[.D46]" office:value-type="currency" office:currency="EUR" office:value="1260">
            <text:p>1 26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46]*[.D46]" office:value-type="currency" office:currency="EUR" office:value="1512">
            <text:p>1 512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M46]*[.D46]" office:value-type="currency" office:currency="EUR" office:value="3780">
            <text:p>3 780,00 €</text:p>
          </table:table-cell>
          <table:table-cell table:style-name="ce83" office:value-type="string">
            <text:p>3.2.1</text:p>
          </table:table-cell>
          <table:table-cell table:style-name="ce85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103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R46]*[.S46]" office:value-type="currency" office:currency="EUR" office:value="2268">
            <text:p>2 268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U46]*[.D46]" office:value-type="currency" office:currency="EUR" office:value="1638">
            <text:p>1 638,00 €</text:p>
          </table:table-cell>
          <table:table-cell table:style-name="ce109" office:value-type="currency" office:currency="EUR" office:value="17">
            <text:p>17,00 €</text:p>
          </table:table-cell>
          <table:table-cell table:style-name="ce12" table:formula="of:=[.W46]*[.D46]" office:value-type="currency" office:currency="EUR" office:value="2142">
            <text:p>2 142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46]*[.D46]" office:value-type="currency" office:currency="EUR" office:value="1638">
            <text:p>1 63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13"/>
          <table:table-cell table:number-columns-repeated="2"/>
          <table:table-cell table:style-name="ce111"/>
          <table:table-cell table:number-columns-repeated="2"/>
        </table:table-row>
        <table:table-row-group>
          <table:table-row table:style-name="ro2" table:visibility="collapse">
            <table:table-cell table:style-name="ce83"/>
            <table:table-cell table:style-name="ce85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20">
              <text:p>20,00 €</text:p>
            </table:table-cell>
            <table:table-cell table:style-name="ce12" table:formula="of:=[.D47]*[.E4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7]*[.D4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7]*[.D47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20">
              <text:p>20,00 €</text:p>
            </table:table-cell>
            <table:table-cell table:style-name="ce12" table:formula="of:=[.R47]*[.S4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7]*[.D4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13"/>
            <table:table-cell table:number-columns-repeated="2"/>
            <table:table-cell table:style-name="ce111"/>
            <table:table-cell table:number-columns-repeated="2"/>
          </table:table-row>
          <table:table-row table:style-name="ro2" table:visibility="collapse">
            <table:table-cell table:style-name="ce83"/>
            <table:table-cell table:style-name="ce85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30">
              <text:p>30,00 €</text:p>
            </table:table-cell>
            <table:table-cell table:style-name="ce12" table:formula="of:=[.D49]*[.E48]" office:value-type="currency" office:currency="EUR" office:value="2250">
              <text:p>2 25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30">
              <text:p>30,00 €</text:p>
            </table:table-cell>
            <table:table-cell table:style-name="ce12" table:formula="of:=[.R49]*[.S48]" office:value-type="currency" office:currency="EUR" office:value="2250">
              <text:p>2 25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8]*[.D4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13"/>
            <table:table-cell table:number-columns-repeated="2"/>
            <table:table-cell table:style-name="ce111"/>
            <table:table-cell table:number-columns-repeated="2"/>
          </table:table-row>
        </table:table-row-group>
        <table:table-row table:style-name="ro2">
          <table:table-cell table:style-name="ce83" office:value-type="string">
            <text:p>3.2.2</text:p>
          </table:table-cell>
          <table:table-cell table:style-name="ce8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103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9]*[.E49]" office:value-type="currency" office:currency="EUR" office:value="4125">
            <text:p>4 125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49]*[.D49]" office:value-type="currency" office:currency="EUR" office:value="2475">
            <text:p>2 47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I49]*[.D49]" office:value-type="currency" office:currency="EUR" office:value="3150">
            <text:p>3 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49]*[.D49]" office:value-type="currency" office:currency="EUR" office:value="2625">
            <text:p>2 62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49]*[.D49]" office:value-type="currency" office:currency="EUR" office:value="3562.5">
            <text:p>3 562,50 €</text:p>
          </table:table-cell>
          <table:table-cell table:style-name="ce83" office:value-type="string">
            <text:p>3.2.2</text:p>
          </table:table-cell>
          <table:table-cell table:style-name="ce8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103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R49]*[.S49]" office:value-type="currency" office:currency="EUR" office:value="4125">
            <text:p>4 125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49]*[.D49]" office:value-type="currency" office:currency="EUR" office:value="3450">
            <text:p>3 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49]*[.D49]" office:value-type="currency" office:currency="EUR" office:value="3750">
            <text:p>3 7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49]*[.D49]" office:value-type="currency" office:currency="EUR" office:value="2325">
            <text:p>2 325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13"/>
          <table:table-cell table:number-columns-repeated="2"/>
          <table:table-cell table:style-name="ce111"/>
          <table:table-cell table:number-columns-repeated="2"/>
        </table:table-row>
        <table:table-row-group>
          <table:table-row table:style-name="ro2" table:visibility="collapse">
            <table:table-cell table:style-name="ce83"/>
            <table:table-cell table:style-name="ce8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70">
              <text:p>70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50]*[.V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70">
              <text:p>70,00 €</text:p>
            </table:table-cell>
            <table:table-cell table:style-name="ce12" table:formula="of:=[.R50]*[.S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50]*[.D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113"/>
            <table:table-cell table:number-columns-repeated="2"/>
            <table:table-cell table:style-name="ce111"/>
            <table:table-cell table:number-columns-repeated="2"/>
          </table:table-row>
        </table:table-row-group>
        <table:table-row table:style-name="ro2">
          <table:table-cell table:style-name="ce83" office:value-type="string">
            <text:p>3.3</text:p>
          </table:table-cell>
          <table:table-cell table:style-name="ce31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83" office:value-type="string">
            <text:p>3.3</text:p>
          </table:table-cell>
          <table:table-cell table:style-name="ce31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13"/>
          <table:table-cell table:number-columns-repeated="2"/>
          <table:table-cell table:style-name="ce111"/>
          <table:table-cell table:number-columns-repeated="2"/>
        </table:table-row>
        <table:table-row table:style-name="ro2">
          <table:table-cell table:style-name="ce8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103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52]*[.E52]" office:value-type="currency" office:currency="EUR" office:value="3000">
            <text:p>3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52]*[.D52]" office:value-type="currency" office:currency="EUR" office:value="3300">
            <text:p>3 3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52]*[.D52]" office:value-type="currency" office:currency="EUR" office:value="2100">
            <text:p>2 1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52]*[.D52]" office:value-type="currency" office:currency="EUR" office:value="1800">
            <text:p>1 8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52]*[.D52]" office:value-type="currency" office:currency="EUR" office:value="4012.5">
            <text:p>4 012,50 €</text:p>
          </table:table-cell>
          <table:table-cell table:style-name="ce8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103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52]*[.S52]" office:value-type="currency" office:currency="EUR" office:value="3000">
            <text:p>3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52]*[.D52]" office:value-type="currency" office:currency="EUR" office:value="2460">
            <text:p>2 46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52]*[.D52]" office:value-type="currency" office:currency="EUR" office:value="3000">
            <text:p>3 000,00 €</text:p>
          </table:table-cell>
          <table:table-cell table:style-name="ce77" office:value-type="currency" office:currency="EUR" office:value="325">
            <text:p>325,00 €</text:p>
          </table:table-cell>
          <table:table-cell table:style-name="ce12" table:formula="of:=[.Y52]*[.D52]" office:value-type="currency" office:currency="EUR" office:value="1950">
            <text:p>1 950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13"/>
          <table:table-cell table:number-columns-repeated="2"/>
          <table:table-cell table:style-name="ce111"/>
          <table:table-cell table:number-columns-repeated="2"/>
        </table:table-row>
        <table:table-row table:style-name="ro2">
          <table:table-cell table:style-name="ce8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103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53]*[.E53]" office:value-type="currency" office:currency="EUR" office:value="2400">
            <text:p>2 40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G53]*[.D53]" office:value-type="currency" office:currency="EUR" office:value="2400">
            <text:p>2 400,00 €</text:p>
          </table:table-cell>
          <table:table-cell table:style-name="ce77" office:value-type="currency" office:currency="EUR" office:value="520">
            <text:p>520,00 €</text:p>
          </table:table-cell>
          <table:table-cell table:style-name="ce12" table:formula="of:=[.I53]*[.D53]" office:value-type="currency" office:currency="EUR" office:value="2080">
            <text:p>2 08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53]*[.D53]" office:value-type="currency" office:currency="EUR" office:value="1600">
            <text:p>1 600,00 €</text:p>
          </table:table-cell>
          <table:table-cell table:style-name="ce77" office:value-type="currency" office:currency="EUR" office:value="762.5">
            <text:p>762,50 €</text:p>
          </table:table-cell>
          <table:table-cell table:style-name="ce12" table:formula="of:=[.M53]*[.D53]" office:value-type="currency" office:currency="EUR" office:value="3050">
            <text:p>3 050,00 €</text:p>
          </table:table-cell>
          <table:table-cell table:style-name="ce8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103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R53]*[.S53]" office:value-type="currency" office:currency="EUR" office:value="2400">
            <text:p>2 400,00 €</text:p>
          </table:table-cell>
          <table:table-cell table:style-name="ce77" office:value-type="currency" office:currency="EUR" office:value="580">
            <text:p>580,00 €</text:p>
          </table:table-cell>
          <table:table-cell table:style-name="ce12" table:formula="of:=[.U53]*[.D53]" office:value-type="currency" office:currency="EUR" office:value="2320">
            <text:p>2 32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53]*[.D53]" office:value-type="currency" office:currency="EUR" office:value="2600">
            <text:p>2 600,00 €</text:p>
          </table:table-cell>
          <table:table-cell table:style-name="ce77" office:value-type="currency" office:currency="EUR" office:value="437">
            <text:p>437,00 €</text:p>
          </table:table-cell>
          <table:table-cell table:style-name="ce12" table:formula="of:=[.Y53]*[.D53]" office:value-type="currency" office:currency="EUR" office:value="1748">
            <text:p>1 74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13"/>
          <table:table-cell table:number-columns-repeated="2"/>
          <table:table-cell table:style-name="ce111"/>
          <table:table-cell table:number-columns-repeated="2"/>
        </table:table-row>
        <table:table-row table:style-name="ro2">
          <table:table-cell table:style-name="ce83" office:value-type="string">
            <text:p>3.4</text:p>
          </table:table-cell>
          <table:table-cell table:style-name="ce31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83" office:value-type="string">
            <text:p>3.4</text:p>
          </table:table-cell>
          <table:table-cell table:style-name="ce31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13"/>
          <table:table-cell table:number-columns-repeated="2"/>
          <table:table-cell table:style-name="ce111"/>
          <table:table-cell table:number-columns-repeated="2"/>
        </table:table-row>
        <table:table-row table:style-name="ro2">
          <table:table-cell table:style-name="ce83" office:value-type="string">
            <text:p>3.4.1</text:p>
          </table:table-cell>
          <table:table-cell table:style-name="ce8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103" table:formula="of:=((0.5+(2*0.7))*[.D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55]*[.E55]" office:value-type="currency" office:currency="EUR" office:value="466.83">
            <text:p>466,83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G55]*[.D55]" office:value-type="currency" office:currency="EUR" office:value="1089.27">
            <text:p>1 089,27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55]*[.D55]" office:value-type="currency" office:currency="EUR" office:value="1867.32">
            <text:p>1 867,32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55]*[.D55]" office:value-type="currency" office:currency="EUR" office:value="778.05">
            <text:p>778,0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55]*[.D55]" office:value-type="currency" office:currency="EUR" office:value="1363.1436">
            <text:p>1 363,14 €</text:p>
          </table:table-cell>
          <table:table-cell table:style-name="ce83" office:value-type="string">
            <text:p>3.4.1</text:p>
          </table:table-cell>
          <table:table-cell table:style-name="ce8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103" table:formula="of:=((0.5+(2*0.7))*[.R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55]*[.S55]" office:value-type="currency" office:currency="EUR" office:value="466.83">
            <text:p>466,83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55]*[.D55]" office:value-type="currency" office:currency="EUR" office:value="1058.148">
            <text:p>1 058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55]*[.D55]" office:value-type="currency" office:currency="EUR" office:value="2178.54">
            <text:p>2 178,54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55]*[.D55]" office:value-type="currency" office:currency="EUR" office:value="1867.32">
            <text:p>1 867,32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13"/>
          <table:table-cell table:number-columns-repeated="2"/>
          <table:table-cell table:style-name="ce111"/>
          <table:table-cell table:style-name="ce36" office:value-type="string">
            <text:p>? geotextile pas seulement sur le dessus mais aussi sur les faces !</text:p>
          </table:table-cell>
          <table:table-cell/>
        </table:table-row>
        <table:table-row table:style-name="ro2">
          <table:table-cell table:style-name="ce83" office:value-type="string">
            <text:p>3.4.2</text:p>
          </table:table-cell>
          <table:table-cell table:style-name="ce8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02" table:formula="of:=[.D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56]*[.E56]" office:value-type="currency" office:currency="EUR" office:value="1303.05">
            <text:p>1 303,0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56]*[.D56]" office:value-type="currency" office:currency="EUR" office:value="2682.75">
            <text:p>2 682,75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56]*[.D56]" office:value-type="currency" office:currency="EUR" office:value="2452.8">
            <text:p>2 452,8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56]*[.D56]" office:value-type="currency" office:currency="EUR" office:value="3219.3">
            <text:p>3 219,3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56]*[.D56]" office:value-type="currency" office:currency="EUR" office:value="2970.1875">
            <text:p>2 970,19 €</text:p>
          </table:table-cell>
          <table:table-cell table:style-name="ce83" office:value-type="string">
            <text:p>3.4.2</text:p>
          </table:table-cell>
          <table:table-cell table:style-name="ce8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02" table:formula="of:=[.R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56]*[.S56]" office:value-type="currency" office:currency="EUR" office:value="1303.05">
            <text:p>1 303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56]*[.D56]" office:value-type="currency" office:currency="EUR" office:value="3449.25">
            <text:p>3 449,25 €</text:p>
          </table:table-cell>
          <table:table-cell table:style-name="ce109" office:value-type="currency" office:currency="EUR" office:value="35">
            <text:p>35,00 €</text:p>
          </table:table-cell>
          <table:table-cell table:style-name="ce12" table:formula="of:=[.W56]*[.D56]" office:value-type="currency" office:currency="EUR" office:value="2682.75">
            <text:p>2 682,75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56]*[.D56]" office:value-type="currency" office:currency="EUR" office:value="2606.1">
            <text:p>2 606,1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113"/>
          <table:table-cell table:number-columns-repeated="2"/>
          <table:table-cell table:style-name="ce111"/>
          <table:table-cell table:number-columns-repeated="2"/>
        </table:table-row>
        <table:table-row table:style-name="ro1">
          <table:table-cell table:style-name="ce83"/>
          <table:table-cell table:style-name="ce31"/>
          <table:table-cell table:style-name="ce73"/>
          <table:table-cell table:style-name="ce91"/>
          <table:table-cell table:style-name="ce12" table:number-columns-repeated="10"/>
          <table:table-cell table:style-name="ce83"/>
          <table:table-cell table:style-name="ce31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42:.F56])" office:value-type="currency" office:currency="EUR" office:value="18591.4425">
            <text:p>18 591,44 €</text:p>
          </table:table-cell>
          <table:table-cell table:number-columns-repeated="4"/>
          <table:table-cell table:style-name="ce111"/>
          <table:table-cell table:number-columns-repeated="2"/>
        </table:table-row>
        <table:table-row-group>
          <table:table-row table:style-name="ro1" table:visibility="collapse">
            <table:table-cell table:style-name="ce83"/>
            <table:table-cell table:style-name="ce30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83"/>
            <table:table-cell table:style-name="ce30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8]*[.D5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7"/>
            <table:table-cell table:style-name="ce111" table:formula="of:=([.AJ57]*0.7)+(20*0.5*1)" office:value-type="float" office:value="10">
              <text:p>10,00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30"/>
            <table:table-cell table:style-name="ce73"/>
            <table:table-cell table:style-name="ce15"/>
            <table:table-cell table:style-name="ce12" table:number-columns-repeated="10"/>
            <table:table-cell table:style-name="ce83"/>
            <table:table-cell table:style-name="ce30"/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9]*[.D5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8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60]*[.D6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83"/>
            <table:table-cell table:style-name="ce85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61]*[.E6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1]*[.V6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1]*[.D61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61]*[.S6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1]*[.D6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83"/>
            <table:table-cell table:style-name="ce89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2]*[.V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83"/>
            <table:table-cell table:style-name="ce89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62]*[.S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2]*[.D6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31" office:value-type="string">
              <text:p>Canalisations</text:p>
            </table:table-cell>
            <table:table-cell table:style-name="ce73"/>
            <table:table-cell table:style-name="ce91"/>
            <table:table-cell table:style-name="ce12" table:number-columns-repeated="10"/>
            <table:table-cell table:style-name="ce83"/>
            <table:table-cell table:style-name="ce31" office:value-type="string">
              <text:p>Canalisations</text:p>
            </table:table-cell>
            <table:table-cell table:style-name="ce73"/>
            <table:table-cell table:style-name="ce91"/>
            <table:table-cell table:style-name="ce12" table:number-columns-repeated="6"/>
            <table:table-cell table:style-name="ce12"/>
            <table:table-cell table:style-name="ce12" table:formula="of:=[.Y63]*[.D6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5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4]*[.V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R64]*[.S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4]*[.D6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5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5]*[.V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65]*[.S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5]*[.D6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5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6]*[.V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R66]*[.S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6]*[.D6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5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7]*[.V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67]*[.S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7]*[.D6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5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D68]*[.E6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8]*[.V6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8]*[.D68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R68]*[.S6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8]*[.D6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31" office:value-type="string">
              <text:p>Vannes et robinetterie</text:p>
            </table:table-cell>
            <table:table-cell table:style-name="ce73"/>
            <table:table-cell table:style-name="ce91"/>
            <table:table-cell table:style-name="ce12" table:number-columns-repeated="10"/>
            <table:table-cell table:style-name="ce83"/>
            <table:table-cell table:style-name="ce31" office:value-type="string">
              <text:p>Vannes et robinetterie</text:p>
            </table:table-cell>
            <table:table-cell table:style-name="ce73"/>
            <table:table-cell table:style-name="ce91"/>
            <table:table-cell table:style-name="ce12" table:number-columns-repeated="6"/>
            <table:table-cell table:style-name="ce12"/>
            <table:table-cell table:style-name="ce12" table:formula="of:=[.Y69]*[.D6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5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0]*[.V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R70]*[.S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0]*[.D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5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D71]*[.E7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1]*[.V7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1]*[.D71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R71]*[.S7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1]*[.D7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5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2]*[.V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2]*[.D72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72]*[.S7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2]*[.D7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31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D73]*[.E7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3]*[.V7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3]*[.D73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R73]*[.S7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3]*[.D7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31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D74]*[.E7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4]*[.V7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4]*[.D74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R74]*[.S7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4]*[.D7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31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5]*[.V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75]*[.S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5]*[.D7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31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6]*[.V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R76]*[.S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6]*[.D7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31"/>
            <table:table-cell table:style-name="ce73"/>
            <table:table-cell table:style-name="ce91"/>
            <table:table-cell table:style-name="ce12" table:number-columns-repeated="10"/>
            <table:table-cell table:style-name="ce83"/>
            <table:table-cell table:style-name="ce31"/>
            <table:table-cell table:style-name="ce73"/>
            <table:table-cell table:style-name="ce91"/>
            <table:table-cell table:style-name="ce12" table:number-columns-repeated="6"/>
            <table:table-cell table:style-name="ce12"/>
            <table:table-cell table:style-name="ce12" table:formula="of:=[.Y77]*[.D7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table:style-name="ce13" table:formula="of:=SUM([.F59:.F76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8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1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4.1</text:p>
          </table:table-cell>
          <table:table-cell table:style-name="ce31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9]*[.E79]" office:value-type="currency" office:currency="EUR" office:value="10180">
            <text:p>10 18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79]*[.D79]" office:value-type="currency" office:currency="EUR" office:value="13437.6">
            <text:p>13 437,60 €</text:p>
          </table:table-cell>
          <table:table-cell table:style-name="ce77" office:value-type="currency" office:currency="EUR" office:value="86">
            <text:p>86,00 €</text:p>
          </table:table-cell>
          <table:table-cell table:style-name="ce12" table:formula="of:=[.I79]*[.D79]" office:value-type="currency" office:currency="EUR" office:value="35019.2">
            <text:p>35 019,2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K79]*[.D79]" office:value-type="currency" office:currency="EUR" office:value="17916.8">
            <text:p>17 916,8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79]*[.D79]" office:value-type="currency" office:currency="EUR" office:value="19342">
            <text:p>19 342,00 €</text:p>
          </table:table-cell>
          <table:table-cell table:style-name="ce83" office:value-type="string">
            <text:p>4.1</text:p>
          </table:table-cell>
          <table:table-cell table:style-name="ce31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79]*[.S79]" office:value-type="currency" office:currency="EUR" office:value="10180">
            <text:p>10 180,00 €</text:p>
          </table:table-cell>
          <table:table-cell table:style-name="ce77" office:value-type="currency" office:currency="EUR" office:value="48">
            <text:p>48,00 €</text:p>
          </table:table-cell>
          <table:table-cell table:style-name="ce12" table:formula="of:=[.U79]*[.D79]" office:value-type="currency" office:currency="EUR" office:value="19545.6">
            <text:p>19 545,6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79]*[.D79]" office:value-type="currency" office:currency="EUR" office:value="20360">
            <text:p>20 36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Y79]*[.D79]" office:value-type="currency" office:currency="EUR" office:value="9772.8">
            <text:p>9 772,80 €</text:p>
          </table:table-cell>
          <table:table-cell table:style-name="ce12" table:number-columns-repeated="2"/>
          <table:table-cell table:number-columns-repeated="2"/>
          <table:table-cell office:value-type="string">
            <text:p>voirie principale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4.2</text:p>
          </table:table-cell>
          <table:table-cell table:style-name="ce31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80]*[.E80]" office:value-type="currency" office:currency="EUR" office:value="6026">
            <text:p>6 026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0]*[.D80]" office:value-type="currency" office:currency="EUR" office:value="3916.9">
            <text:p>3 916,90 €</text:p>
          </table:table-cell>
          <table:table-cell table:style-name="ce77" office:value-type="currency" office:currency="EUR" office:value="56">
            <text:p>56,00 €</text:p>
          </table:table-cell>
          <table:table-cell table:style-name="ce12" table:formula="of:=[.I80]*[.D80]" office:value-type="currency" office:currency="EUR" office:value="8436.4">
            <text:p>8 436,40 €</text:p>
          </table:table-cell>
          <table:table-cell table:style-name="ce77" office:value-type="currency" office:currency="EUR" office:value="58">
            <text:p>58,00 €</text:p>
          </table:table-cell>
          <table:table-cell table:style-name="ce12" table:formula="of:=[.K80]*[.D80]" office:value-type="currency" office:currency="EUR" office:value="8737.7">
            <text:p>8 737,7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M80]*[.D80]" office:value-type="currency" office:currency="EUR" office:value="7532.5">
            <text:p>7 532,50 €</text:p>
          </table:table-cell>
          <table:table-cell table:style-name="ce83" office:value-type="string">
            <text:p>4.2</text:p>
          </table:table-cell>
          <table:table-cell table:style-name="ce31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R80]*[.S80]" office:value-type="currency" office:currency="EUR" office:value="6026">
            <text:p>6 026,0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U80]*[.D80]" office:value-type="currency" office:currency="EUR" office:value="6628.6">
            <text:p>6 628,60 €</text:p>
          </table:table-cell>
          <table:table-cell table:style-name="ce109" office:value-type="currency" office:currency="EUR" office:value="40">
            <text:p>40,00 €</text:p>
          </table:table-cell>
          <table:table-cell table:style-name="ce12" table:formula="of:=[.W80]*[.D80]" office:value-type="currency" office:currency="EUR" office:value="6026">
            <text:p>6 026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Y80]*[.D80]" office:value-type="currency" office:currency="EUR" office:value="6327.3">
            <text:p>6 327,30 €</text:p>
          </table:table-cell>
          <table:table-cell table:style-name="ce12" table:number-columns-repeated="2"/>
          <table:table-cell table:number-columns-repeated="2"/>
          <table:table-cell office:value-type="string">
            <text:p>(parvis)+(rampe accès cour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83"/>
            <table:table-cell table:style-name="ce31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81]*[.S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1]*[.D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83" office:value-type="string">
            <text:p>4.3</text:p>
          </table:table-cell>
          <table:table-cell table:style-name="ce31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82]*[.E82]" office:value-type="currency" office:currency="EUR" office:value="3080">
            <text:p>3 08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82]*[.D82]" office:value-type="currency" office:currency="EUR" office:value="1309">
            <text:p>1 309,00 €</text:p>
          </table:table-cell>
          <table:table-cell table:style-name="ce77" office:value-type="currency" office:currency="EUR" office:value="165">
            <text:p>165,00 €</text:p>
          </table:table-cell>
          <table:table-cell table:style-name="ce12" table:formula="of:=[.I82]*[.D82]" office:value-type="currency" office:currency="EUR" office:value="2541">
            <text:p>2 541,00 €</text:p>
          </table:table-cell>
          <table:table-cell table:style-name="ce77" office:value-type="currency" office:currency="EUR" office:value="83.5">
            <text:p>83,50 €</text:p>
          </table:table-cell>
          <table:table-cell table:style-name="ce12" table:formula="of:=[.K82]*[.D82]" office:value-type="currency" office:currency="EUR" office:value="1285.9">
            <text:p>1 285,9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M82]*[.D82]" office:value-type="currency" office:currency="EUR" office:value="3465">
            <text:p>3 465,00 €</text:p>
          </table:table-cell>
          <table:table-cell table:style-name="ce83" office:value-type="string">
            <text:p>4.3</text:p>
          </table:table-cell>
          <table:table-cell table:style-name="ce31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82]*[.S82]" office:value-type="currency" office:currency="EUR" office:value="3080">
            <text:p>3 08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U82]*[.D82]" office:value-type="currency" office:currency="EUR" office:value="3311">
            <text:p>3 311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W82]*[.D82]" office:value-type="currency" office:currency="EUR" office:value="2387">
            <text:p>2 387,00 €</text:p>
          </table:table-cell>
          <table:table-cell table:style-name="ce77" office:value-type="currency" office:currency="EUR" office:value="92">
            <text:p>92,00 €</text:p>
          </table:table-cell>
          <table:table-cell table:style-name="ce12" table:formula="of:=[.Y82]*[.D82]" office:value-type="currency" office:currency="EUR" office:value="1416.8">
            <text:p>1 416,80 €</text:p>
          </table:table-cell>
          <table:table-cell table:style-name="ce12" table:number-columns-repeated="2"/>
          <table:table-cell table:number-columns-repeated="5"/>
          <table:table-cell table:style-name="ce116"/>
          <table:table-cell table:number-columns-repeated="4"/>
        </table:table-row>
        <table:table-row-group>
          <table:table-row table:style-name="ro1" table:visibility="collapse">
            <table:table-cell table:style-name="ce83"/>
            <table:table-cell table:style-name="ce31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83]*[.S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3]*[.D8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16"/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31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4]*[.D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4]*[.D84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84]*[.S8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4]*[.D8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108"/>
            <table:table-cell table:number-columns-repeated="3"/>
          </table:table-row>
        </table:table-row-group>
        <table:table-row table:style-name="ro1">
          <table:table-cell table:style-name="ce83" office:value-type="string">
            <text:p>4.4</text:p>
          </table:table-cell>
          <table:table-cell table:style-name="ce31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5]*[.E85]" office:value-type="currency" office:currency="EUR" office:value="13561.25">
            <text:p>13 5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85]*[.D85]" office:value-type="currency" office:currency="EUR" office:value="8136.75">
            <text:p>8 136,75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85]*[.D85]" office:value-type="currency" office:currency="EUR" office:value="21155.55">
            <text:p>21 155,5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85]*[.D85]" office:value-type="currency" office:currency="EUR" office:value="9764.1">
            <text:p>9 764,1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85]*[.D85]" office:value-type="currency" office:currency="EUR" office:value="10512.681">
            <text:p>10 512,68 €</text:p>
          </table:table-cell>
          <table:table-cell table:style-name="ce83" office:value-type="string">
            <text:p>4.4</text:p>
          </table:table-cell>
          <table:table-cell table:style-name="ce31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85]*[.S85]" office:value-type="currency" office:currency="EUR" office:value="13561.25">
            <text:p>13 561,25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5]*[.D85]" office:value-type="currency" office:currency="EUR" office:value="19528.2">
            <text:p>19 528,2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85]*[.D85]" office:value-type="currency" office:currency="EUR" office:value="6509.4">
            <text:p>6 509,4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85]*[.D85]" office:value-type="currency" office:currency="EUR" office:value="25495.15">
            <text:p>25 495,1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s arrière</text:p>
          </table:table-cell>
          <table:table-cell table:number-columns-repeated="3"/>
          <table:table-cell table:style-name="ce111"/>
          <table:table-cell table:number-columns-repeated="3"/>
        </table:table-row>
        <table:table-row table:style-name="ro1">
          <table:table-cell table:style-name="ce83" office:value-type="string">
            <text:p>4.5</text:p>
          </table:table-cell>
          <table:table-cell table:style-name="ce31" office:value-type="string">
            <text:p>Bordure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4.5</text:p>
          </table:table-cell>
          <table:table-cell table:style-name="ce31" office:value-type="string">
            <text:p>Bordure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6"/>
          <table:table-cell table:style-name="ce108"/>
          <table:table-cell table:number-columns-repeated="3"/>
        </table:table-row>
        <table:table-row table:style-name="ro1">
          <table:table-cell table:style-name="ce83" office:value-type="string">
            <text:p>4.5.1</text:p>
          </table:table-cell>
          <table:table-cell table:style-name="ce8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D87]*[.E87]" office:value-type="currency" office:currency="EUR" office:value="4695.84">
            <text:p>4 695,8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7]*[.D87]" office:value-type="currency" office:currency="EUR" office:value="4521.92">
            <text:p>4 521,92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7]*[.D87]" office:value-type="currency" office:currency="EUR" office:value="6608.96">
            <text:p>6 608,96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87]*[.D87]" office:value-type="currency" office:currency="EUR" office:value="5565.44">
            <text:p>5 565,44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87]*[.D87]" office:value-type="currency" office:currency="EUR" office:value="6087.2">
            <text:p>6 087,20 €</text:p>
          </table:table-cell>
          <table:table-cell table:style-name="ce83" office:value-type="string">
            <text:p>4.5.1</text:p>
          </table:table-cell>
          <table:table-cell table:style-name="ce8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R87]*[.S87]" office:value-type="currency" office:currency="EUR" office:value="4695.84">
            <text:p>4 695,8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7]*[.D87]" office:value-type="currency" office:currency="EUR" office:value="6261.12">
            <text:p>6 261,12 €</text:p>
          </table:table-cell>
          <table:table-cell table:style-name="ce109" office:value-type="currency" office:currency="EUR" office:value="28">
            <text:p>28,00 €</text:p>
          </table:table-cell>
          <table:table-cell table:style-name="ce12" table:formula="of:=[.W87]*[.D87]" office:value-type="currency" office:currency="EUR" office:value="4869.76">
            <text:p>4 869,76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Y87]*[.D87]" office:value-type="currency" office:currency="EUR" office:value="4695.84">
            <text:p>4 695,84 €</text:p>
          </table:table-cell>
          <table:table-cell table:style-name="ce12" table:number-columns-repeated="2"/>
          <table:table-cell table:number-columns-repeated="5"/>
          <table:table-cell table:formula="of:=(12.83+6.71+20.61+8.53+6.94+7.61+13.29+300+13.6+16.21+16.89)+(13+11.38+1.65+12.98+12.61+18.09+3.07+17.79)+((13.85+32.5+2+25.47))" office:value-type="float" office:value="587.61">
            <text:p>587,61</text:p>
          </table:table-cell>
          <table:table-cell table:style-name="ce108"/>
          <table:table-cell table:number-columns-repeated="3"/>
        </table:table-row>
        <table:table-row table:style-name="ro1">
          <table:table-cell table:style-name="ce83" office:value-type="string">
            <text:p>4.5.2</text:p>
          </table:table-cell>
          <table:table-cell table:style-name="ce85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102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88]*[.E88]" office:value-type="currency" office:currency="EUR" office:value="250">
            <text:p>250,0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G88]*[.D88]" office:value-type="currency" office:currency="EUR" office:value="212.5">
            <text:p>212,5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8]*[.D88]" office:value-type="currency" office:currency="EUR" office:value="475">
            <text:p>475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K88]*[.D88]" office:value-type="currency" office:currency="EUR" office:value="350">
            <text:p>350,0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88]*[.D88]" office:value-type="currency" office:currency="EUR" office:value="468.75">
            <text:p>468,75 €</text:p>
          </table:table-cell>
          <table:table-cell table:style-name="ce83" office:value-type="string">
            <text:p>4.5.2</text:p>
          </table:table-cell>
          <table:table-cell table:style-name="ce85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102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88]*[.S88]" office:value-type="currency" office:currency="EUR" office:value="250">
            <text:p>25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88]*[.D88]" office:value-type="currency" office:currency="EUR" office:value="375">
            <text:p>375,00 €</text:p>
          </table:table-cell>
          <table:table-cell table:style-name="ce109" office:value-type="currency" office:currency="EUR" office:value="30">
            <text:p>30,00 €</text:p>
          </table:table-cell>
          <table:table-cell table:style-name="ce12" table:formula="of:=[.W88]*[.D88]" office:value-type="currency" office:currency="EUR" office:value="375">
            <text:p>375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88]*[.D88]" office:value-type="currency" office:currency="EUR" office:value="312.5">
            <text:p>312,50 €</text:p>
          </table:table-cell>
          <table:table-cell table:style-name="ce12" table:number-columns-repeated="2"/>
          <table:table-cell table:number-columns-repeated="6"/>
          <table:table-cell table:style-name="ce111"/>
          <table:table-cell table:number-columns-repeated="3"/>
        </table:table-row>
        <table:table-row table:style-name="ro1">
          <table:table-cell table:style-name="ce83"/>
          <table:table-cell table:style-name="ce31"/>
          <table:table-cell table:style-name="ce73"/>
          <table:table-cell table:style-name="ce91"/>
          <table:table-cell table:style-name="ce12" table:number-columns-repeated="10"/>
          <table:table-cell table:style-name="ce83"/>
          <table:table-cell table:style-name="ce31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79:.F88])" office:value-type="currency" office:currency="EUR" office:value="37793.09">
            <text:p>37 793,09 €</text:p>
          </table:table-cell>
          <table:table-cell table:number-columns-repeated="3"/>
          <table:table-cell table:style-name="ce108"/>
          <table:table-cell table:number-columns-repeated="3"/>
        </table:table-row>
        <table:table-row table:style-name="ro1">
          <table:table-cell table:style-name="ce83" office:value-type="string">
            <text:p>5</text:p>
          </table:table-cell>
          <table:table-cell table:style-name="ce30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83" office:value-type="string">
            <text:p>5</text:p>
          </table:table-cell>
          <table:table-cell table:style-name="ce30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4"/>
          <table:table-cell table:style-name="ce11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8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8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92]*[.E92]" office:value-type="currency" office:currency="EUR" office:value="155.775">
            <text:p>155,78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92]*[.D92]" office:value-type="currency" office:currency="EUR" office:value="72.695">
            <text:p>72,7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I92]*[.D92]" office:value-type="currency" office:currency="EUR" office:value="1142.35">
            <text:p>1 142,35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92]*[.D92]" office:value-type="currency" office:currency="EUR" office:value="129.8125">
            <text:p>129,81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M92]*[.D92]" office:value-type="currency" office:currency="EUR" office:value="207.7">
            <text:p>207,70 €</text:p>
          </table:table-cell>
          <table:table-cell table:style-name="ce8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92]*[.S92]" office:value-type="currency" office:currency="EUR" office:value="155.775">
            <text:p>155,78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U92]*[.D92]" office:value-type="currency" office:currency="EUR" office:value="311.55">
            <text:p>311,55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W92]*[.D92]" office:value-type="currency" office:currency="EUR" office:value="1298.125">
            <text:p>1 298,1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Y92]*[.D92]" office:value-type="currency" office:currency="EUR" office:value="72.695">
            <text:p>72,70 €</text:p>
          </table:table-cell>
          <table:table-cell table:style-name="ce12" table:number-columns-repeated="2"/>
          <table:table-cell table:number-columns-repeated="2"/>
          <table:table-cell office:value-type="string">
            <text:p>fondation mur de soutènement</text:p>
          </table:table-cell>
          <table:table-cell table:number-columns-repeated="7"/>
        </table:table-row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PAQ-ALU-TP (5)</text:p>
          </table:table-cell>
          <table:covered-table-cell table:style-name="ce92"/>
          <table:table-cell table:style-name="ce92" office:value-type="string" table:number-columns-spanned="2" table:number-rows-spanned="1">
            <text:p>T.B.P (6)</text:p>
          </table:table-cell>
          <table:covered-table-cell table:style-name="ce92"/>
          <table:table-cell table:style-name="ce92" office:value-type="string" table:number-columns-spanned="2" table:number-rows-spanned="1">
            <text:p>4B-BTP (8)</text:p>
          </table:table-cell>
          <table:covered-table-cell table:style-name="ce92"/>
          <table:table-cell table:style-name="ce92" office:value-type="string" table:number-columns-spanned="2" table:number-rows-spanned="1">
            <text:p>S2R (9)</text:p>
          </table:table-cell>
          <table:covered-table-cell table:style-name="ce92"/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FENELON JOVANY (10)</text:p>
          </table:table-cell>
          <table:covered-table-cell table:style-name="ce92"/>
          <table:table-cell table:style-name="ce92" office:value-type="string" table:number-columns-spanned="2" table:number-rows-spanned="1">
            <text:p>STIGMA (13)</text:p>
          </table:table-cell>
          <table:covered-table-cell table:style-name="ce92"/>
          <table:table-cell table:style-name="ce92" office:value-type="string" table:number-columns-spanned="2" table:number-rows-spanned="1">
            <text:p>CAROUPAYE (14)</text:p>
          </table:table-cell>
          <table:covered-table-cell table:style-name="ce92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8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2">
          <table:table-cell table:style-name="ce8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96]*[.E96]" office:value-type="currency" office:currency="EUR" office:value="5711.75">
            <text:p>5 711,75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G96]*[.D96]" office:value-type="currency" office:currency="EUR" office:value="9709.975">
            <text:p>9 709,98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I96]*[.D96]" office:value-type="currency" office:currency="EUR" office:value="11994.675">
            <text:p>11 994,68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K96]*[.D96]" office:value-type="currency" office:currency="EUR" office:value="10281.15">
            <text:p>10 281,15 €</text:p>
          </table:table-cell>
          <table:table-cell table:style-name="ce77" office:value-type="currency" office:currency="EUR" office:value="147.5">
            <text:p>147,50 €</text:p>
          </table:table-cell>
          <table:table-cell table:style-name="ce12" table:formula="of:=[.M96]*[.D96]" office:value-type="currency" office:currency="EUR" office:value="8424.83125">
            <text:p>8 424,83 €</text:p>
          </table:table-cell>
          <table:table-cell table:style-name="ce8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96]*[.S96]" office:value-type="currency" office:currency="EUR" office:value="5711.75">
            <text:p>5 711,75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U96]*[.D96]" office:value-type="currency" office:currency="EUR" office:value="16564.075">
            <text:p>16 564,08 €</text:p>
          </table:table-cell>
          <table:table-cell table:style-name="ce109" office:value-type="currency" office:currency="EUR" office:value="320">
            <text:p>320,00 €</text:p>
          </table:table-cell>
          <table:table-cell table:style-name="ce12" table:formula="of:=[.W96]*[.D96]" office:value-type="currency" office:currency="EUR" office:value="18277.6">
            <text:p>18 277,60 €</text:p>
          </table:table-cell>
          <table:table-cell table:style-name="ce77" office:value-type="currency" office:currency="EUR" office:value="205">
            <text:p>205,00 €</text:p>
          </table:table-cell>
          <table:table-cell table:style-name="ce12" table:formula="of:=[.Y96]*[.D96]" office:value-type="currency" office:currency="EUR" office:value="11709.0875">
            <text:p>11 709,09 €</text:p>
          </table:table-cell>
          <table:table-cell table:style-name="ce12" table:number-columns-repeated="2"/>
          <table:table-cell table:number-columns-repeated="2"/>
          <table:table-cell office:value-type="string">
            <text:p>mur de soutènement en gabion 100cm épaisseur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9"/>
          <table:table-cell table:style-name="ce8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6"/>
          <table:table-cell table:style-name="ce12"/>
          <table:table-cell table:style-name="ce5" table:number-columns-repeated="2"/>
          <table:table-cell table:number-columns-repeated="2"/>
          <table:table-cell table:style-name="ce13" table:formula="of:=SUM([.F92:.F96])" office:value-type="currency" office:currency="EUR" office:value="5867.525">
            <text:p>5 867,53 €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7"/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99]*[.E99]" office:value-type="currency" office:currency="EUR" office:value="3297.78">
            <text:p>3 297,7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99]*[.D99]" office:value-type="currency" office:currency="EUR" office:value="2473.335">
            <text:p>2 473,34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I99]*[.D99]" office:value-type="currency" office:currency="EUR" office:value="3077.928">
            <text:p>3 077,93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K99]*[.D99]" office:value-type="currency" office:currency="EUR" office:value="1648.89">
            <text:p>1 648,8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0862.5">
            <text:p>10 862,50 €</text:p>
          </table:table-cell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R99]*[.S99]" office:value-type="currency" office:currency="EUR" office:value="3297.78">
            <text:p>3 297,78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U99]*[.D99]" office:value-type="currency" office:currency="EUR" office:value="2858.076">
            <text:p>2 858,08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W99]*[.D99]" office:value-type="currency" office:currency="EUR" office:value="3847.41">
            <text:p>3 847,41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Y99]*[.D99]" office:value-type="currency" office:currency="EUR" office:value="4616.892">
            <text:p>4 616,89 €</text:p>
          </table:table-cell>
          <table:table-cell table:style-name="ce12" table:number-columns-repeated="2"/>
          <table:table-cell table:number-columns-repeated="2"/>
          <table:table-cell office:value-type="string">
            <text:p>(escalier arrière)+(escalier avant parvis)+(escalier avant latéral)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99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100]*[.E100]" office:value-type="currency" office:currency="EUR" office:value="752.2335">
            <text:p>752,23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G100]*[.D100]" office:value-type="currency" office:currency="EUR" office:value="401.1912">
            <text:p>401,19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0]*[.D100]" office:value-type="currency" office:currency="EUR" office:value="835.815">
            <text:p>835,82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0]*[.D100]" office:value-type="currency" office:currency="EUR" office:value="0">
            <text:p>0,00 €</text:p>
          </table:table-cell>
          <table:table-cell table:style-name="ce83"/>
          <table:table-cell table:style-name="ce99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R100]*[.S100]" office:value-type="currency" office:currency="EUR" office:value="752.2335">
            <text:p>752,23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U100]*[.D100]" office:value-type="currency" office:currency="EUR" office:value="1103.2758">
            <text:p>1 103,28 €</text:p>
          </table:table-cell>
          <table:table-cell table:style-name="ce109" office:value-type="currency" office:currency="EUR" office:value="45">
            <text:p>45,00 €</text:p>
          </table:table-cell>
          <table:table-cell table:style-name="ce12" table:formula="of:=[.W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Y100]*[.D100]" office:value-type="currency" office:currency="EUR" office:value="2507.445">
            <text:p>2 507,45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83"/>
          <table:table-cell table:style-name="ce99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91" table:formula="of:=[.D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01]*[.E101]" office:value-type="currency" office:currency="EUR" office:value="126.4149">
            <text:p>126,41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1]*[.D101]" office:value-type="currency" office:currency="EUR" office:value="455.09364">
            <text:p>455,09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01]*[.D101]" office:value-type="currency" office:currency="EUR" office:value="303.39576">
            <text:p>303,4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K101]*[.D101]" office:value-type="currency" office:currency="EUR" office:value="505.6596">
            <text:p>505,66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1]*[.D101]" office:value-type="currency" office:currency="EUR" office:value="0">
            <text:p>0,00 €</text:p>
          </table:table-cell>
          <table:table-cell table:style-name="ce83"/>
          <table:table-cell table:style-name="ce99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91" table:formula="of:=[.R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01]*[.S101]" office:value-type="currency" office:currency="EUR" office:value="126.4149">
            <text:p>126,41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01]*[.D101]" office:value-type="currency" office:currency="EUR" office:value="151.69788">
            <text:p>151,70 €</text:p>
          </table:table-cell>
          <table:table-cell table:style-name="ce109" office:value-type="currency" office:currency="EUR" office:value="13.5">
            <text:p>13,50 €</text:p>
          </table:table-cell>
          <table:table-cell table:style-name="ce12" table:formula="of:=[.W101]*[.D101]" office:value-type="currency" office:currency="EUR" office:value="341.32023">
            <text:p>341,32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1]*[.D101]" office:value-type="currency" office:currency="EUR" office:value="379.2447">
            <text:p>379,24 €</text:p>
          </table:table-cell>
          <table:table-cell table:style-name="ce12" table:number-columns-repeated="2"/>
          <table:table-cell table:number-columns-repeated="3"/>
          <table:table-cell office:value-type="string">
            <text:p>Prix au M<text:span text:style-name="T1">3</text:span>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99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2]*[.E102]" office:value-type="currency" office:currency="EUR" office:value="1576">
            <text:p>1 576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2]*[.D102]" office:value-type="currency" office:currency="EUR" office:value="945.6">
            <text:p>945,6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102]*[.D102]" office:value-type="currency" office:currency="EUR" office:value="189.12">
            <text:p>189,12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K102]*[.D102]" office:value-type="currency" office:currency="EUR" office:value="126.08">
            <text:p>126,08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2]*[.D102]" office:value-type="currency" office:currency="EUR" office:value="0">
            <text:p>0,00 €</text:p>
          </table:table-cell>
          <table:table-cell table:style-name="ce83"/>
          <table:table-cell table:style-name="ce99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2]*[.S102]" office:value-type="currency" office:currency="EUR" office:value="1576">
            <text:p>1 57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02]*[.D102]" office:value-type="currency" office:currency="EUR" office:value="315.2">
            <text:p>315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W102]*[.D102]" office:value-type="currency" office:currency="EUR" office:value="630.4">
            <text:p>630,4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102]*[.D102]" office:value-type="currency" office:currency="EUR" office:value="1071.68">
            <text:p>1 071,68 €</text:p>
          </table:table-cell>
          <table:table-cell table:style-name="ce12" table:number-columns-repeated="2"/>
          <table:table-cell table:number-columns-repeated="2"/>
          <table:table-cell table:style-name="ce13" table:formula="of:=[.F99]+[.F100]+[.F101]+[.F102]" office:value-type="currency" office:currency="EUR" office:value="5752.4284">
            <text:p>5 752,43 €</text:p>
          </table:table-cell>
          <table:table-cell table:style-name="ce13" table:formula="of:=[.AE102]/[.D99]" office:value-type="currency" office:currency="EUR" office:value="523.300074595637">
            <text:p>523,30 €</text:p>
          </table:table-cell>
          <table:table-cell table:number-columns-repeated="6"/>
        </table:table-row>
        <table:table-row table:style-name="ro1">
          <table:table-cell table:style-name="ce8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4]*[.E104]" office:value-type="currency" office:currency="EUR" office:value="925">
            <text:p>925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04]*[.D104]" office:value-type="currency" office:currency="EUR" office:value="1665">
            <text:p>1 665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04]*[.D104]" office:value-type="currency" office:currency="EUR" office:value="851">
            <text:p>851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4]*[.D104]" office:value-type="currency" office:currency="EUR" office:value="925">
            <text:p>925,00 €</text:p>
          </table:table-cell>
          <table:table-cell table:style-name="ce77" office:value-type="currency" office:currency="EUR" office:value="27.5">
            <text:p>27,50 €</text:p>
          </table:table-cell>
          <table:table-cell table:style-name="ce12" table:formula="of:=[.M104]*[.D104]" office:value-type="currency" office:currency="EUR" office:value="1017.5">
            <text:p>1 017,50 €</text:p>
          </table:table-cell>
          <table:table-cell table:style-name="ce8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4]*[.S104]" office:value-type="currency" office:currency="EUR" office:value="925">
            <text:p>925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U104]*[.D104]" office:value-type="currency" office:currency="EUR" office:value="370">
            <text:p>370,00 €</text:p>
          </table:table-cell>
          <table:table-cell table:style-name="ce109" office:value-type="currency" office:currency="EUR" office:value="22">
            <text:p>22,00 €</text:p>
          </table:table-cell>
          <table:table-cell table:style-name="ce12" table:formula="of:=[.W104]*[.D104]" office:value-type="currency" office:currency="EUR" office:value="814">
            <text:p>814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Y104]*[.D104]" office:value-type="currency" office:currency="EUR" office:value="1665">
            <text:p>1 66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murs mitoyens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5]*[.E105]" office:value-type="currency" office:currency="EUR" office:value="135">
            <text:p>135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105]*[.D105]" office:value-type="currency" office:currency="EUR" office:value="1350">
            <text:p>1 350,0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I105]*[.D105]" office:value-type="currency" office:currency="EUR" office:value="585">
            <text:p>585,00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K105]*[.D105]" office:value-type="currency" office:currency="EUR" office:value="675">
            <text:p>675,00 €</text:p>
          </table:table-cell>
          <table:table-cell table:style-name="ce77" office:value-type="currency" office:currency="EUR" office:value="193.75">
            <text:p>193,75 €</text:p>
          </table:table-cell>
          <table:table-cell table:style-name="ce12" table:formula="of:=[.M105]*[.D105]" office:value-type="currency" office:currency="EUR" office:value="1743.75">
            <text:p>1 743,75 €</text:p>
          </table:table-cell>
          <table:table-cell table:style-name="ce8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5]*[.S105]" office:value-type="currency" office:currency="EUR" office:value="135">
            <text:p>135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105]*[.D105]" office:value-type="currency" office:currency="EUR" office:value="4950">
            <text:p>4 950,00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W105]*[.D105]" office:value-type="currency" office:currency="EUR" office:value="900">
            <text:p>9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5]*[.D105]" office:value-type="currency" office:currency="EUR" office:value="135">
            <text:p>13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protection d'arbres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70"/>
          <table:table-cell table:style-name="ce73"/>
          <table:table-cell table:style-name="ce91"/>
          <table:table-cell table:style-name="ce12" table:number-columns-repeated="10"/>
          <table:table-cell table:style-name="ce83"/>
          <table:table-cell table:style-name="ce70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104:.F105])" office:value-type="currency" office:currency="EUR" office:value="1060">
            <text:p>1 060,00 €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6</text:p>
          </table:table-cell>
          <table:table-cell table:style-name="ce30" office:value-type="string">
            <text:p>CLOTURES – PORTAIL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6</text:p>
          </table:table-cell>
          <table:table-cell table:style-name="ce30" office:value-type="string">
            <text:p>CLOTURES – PORTAIL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4"/>
          <table:table-cell table:style-name="ce112" office:value-type="string">
            <text:p>OK</text:p>
          </table:table-cell>
          <table:table-cell/>
          <table:table-cell table:style-name="ce107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8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6"/>
          <table:table-cell table:style-name="ce107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83" office:value-type="string">
            <text:p>6.1.1</text:p>
          </table:table-cell>
          <table:table-cell table:style-name="ce8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09]*[.E109]" office:value-type="currency" office:currency="EUR" office:value="682.27">
            <text:p>682,27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09]*[.D109]" office:value-type="currency" office:currency="EUR" office:value="2046.81">
            <text:p>2 046,81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I109]*[.D109]" office:value-type="currency" office:currency="EUR" office:value="10575.185">
            <text:p>10 575,19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09]*[.D109]" office:value-type="currency" office:currency="EUR" office:value="955.178">
            <text:p>955,18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875">
            <text:p>875,00 €</text:p>
          </table:table-cell>
          <table:table-cell table:style-name="ce83" office:value-type="string">
            <text:p>6.1.1</text:p>
          </table:table-cell>
          <table:table-cell table:style-name="ce8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09]*[.S109]" office:value-type="currency" office:currency="EUR" office:value="682.27">
            <text:p>682,27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U109]*[.D109]" office:value-type="currency" office:currency="EUR" office:value="3206.669">
            <text:p>3 206,6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09]*[.D109]" office:value-type="currency" office:currency="EUR" office:value="3070.215">
            <text:p>3 070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Y109]*[.D109]" office:value-type="currency" office:currency="EUR" office:value="2387.945">
            <text:p>2 387,95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8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6"/>
          <table:table-cell table:style-name="ce107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83" office:value-type="string">
            <text:p>6.2.1</text:p>
          </table:table-cell>
          <table:table-cell table:style-name="ce8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1]*[.E111]" office:value-type="currency" office:currency="EUR" office:value="1659.5882">
            <text:p>1 659,59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1]*[.D111]" office:value-type="currency" office:currency="EUR" office:value="2489.3823">
            <text:p>2 489,38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1]*[.D111]" office:value-type="currency" office:currency="EUR" office:value="5476.64106">
            <text:p>5 476,64 €</text:p>
          </table:table-cell>
          <table:table-cell table:style-name="ce77" office:value-type="currency" office:currency="EUR" office:value="14.23">
            <text:p>14,23 €</text:p>
          </table:table-cell>
          <table:table-cell table:style-name="ce12" table:formula="of:=[.K111]*[.D111]" office:value-type="currency" office:currency="EUR" office:value="2361.5940086">
            <text:p>2 361,5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187.5">
            <text:p>3 187,50 €</text:p>
          </table:table-cell>
          <table:table-cell table:style-name="ce83" office:value-type="string">
            <text:p>6.2.1</text:p>
          </table:table-cell>
          <table:table-cell table:style-name="ce8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1]*[.S111]" office:value-type="currency" office:currency="EUR" office:value="1659.5882">
            <text:p>1 659,59 €</text:p>
          </table:table-cell>
          <table:table-cell table:style-name="ce109" office:value-type="currency" office:currency="EUR" office:value="40.38">
            <text:p>40,38 €</text:p>
          </table:table-cell>
          <table:table-cell table:style-name="ce12" table:formula="of:=[.U111]*[.D111]" office:value-type="currency" office:currency="EUR" office:value="6701.4171516">
            <text:p>6 701,42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1]*[.D111]" office:value-type="currency" office:currency="EUR" office:value="7468.1469">
            <text:p>7 468,15 €</text:p>
          </table:table-cell>
          <table:table-cell table:style-name="ce109" office:value-type="currency" office:currency="EUR" office:value="36">
            <text:p>36,00 €</text:p>
          </table:table-cell>
          <table:table-cell table:style-name="ce12" table:formula="of:=[.Y111]*[.D111]" office:value-type="currency" office:currency="EUR" office:value="5974.51752">
            <text:p>5 974,52 €</text:p>
          </table:table-cell>
          <table:table-cell table:style-name="ce12" table:number-columns-repeated="2"/>
          <table:table-cell table:number-columns-repeated="5"/>
          <table:table-cell table:style-name="ce117" office:value-type="string">
            <text:p>portail coulissant 1 vantail 2*3,5</text:p>
          </table:table-cell>
          <table:table-cell table:style-name="ce96" table:formula="of:=((2+3.5+4.03)*2*3.66)+((2*3.5)*5)+(7*1.36)" office:value-type="float" office:value="114.2796">
            <text:p>114,2796</text:p>
          </table:table-cell>
          <table:table-cell table:formula="of:=[.AI111]*6+200" office:value-type="float" office:value="885.6776">
            <text:p>885,6776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83" office:value-type="string">
            <text:p>6.2.2</text:p>
          </table:table-cell>
          <table:table-cell table:style-name="ce8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2]*[.E112]" office:value-type="currency" office:currency="EUR" office:value="1809.767">
            <text:p>1 809,7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2]*[.D112]" office:value-type="currency" office:currency="EUR" office:value="2714.6505">
            <text:p>2 714,6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2]*[.D112]" office:value-type="currency" office:currency="EUR" office:value="5972.2311">
            <text:p>5 972,23 €</text:p>
          </table:table-cell>
          <table:table-cell table:style-name="ce77" office:value-type="currency" office:currency="EUR" office:value="13.11">
            <text:p>13,11 €</text:p>
          </table:table-cell>
          <table:table-cell table:style-name="ce12" table:formula="of:=[.K112]*[.D112]" office:value-type="currency" office:currency="EUR" office:value="2372.604537">
            <text:p>2 372,60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475">
            <text:p>3 475,00 €</text:p>
          </table:table-cell>
          <table:table-cell table:style-name="ce83" office:value-type="string">
            <text:p>6.2.2</text:p>
          </table:table-cell>
          <table:table-cell table:style-name="ce8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2]*[.S112]" office:value-type="currency" office:currency="EUR" office:value="1809.767">
            <text:p>1 809,77 €</text:p>
          </table:table-cell>
          <table:table-cell table:style-name="ce109" office:value-type="currency" office:currency="EUR" office:value="39.79">
            <text:p>39,79 €</text:p>
          </table:table-cell>
          <table:table-cell table:style-name="ce12" table:formula="of:=[.U112]*[.D112]" office:value-type="currency" office:currency="EUR" office:value="7201.062893">
            <text:p>7 201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2]*[.D112]" office:value-type="currency" office:currency="EUR" office:value="8143.9515">
            <text:p>8 143,95 €</text:p>
          </table:table-cell>
          <table:table-cell table:style-name="ce109" office:value-type="currency" office:currency="EUR" office:value="35">
            <text:p>35,00 €</text:p>
          </table:table-cell>
          <table:table-cell table:style-name="ce12" table:formula="of:=[.Y112]*[.D112]" office:value-type="currency" office:currency="EUR" office:value="6334.1845">
            <text:p>6 334,18 €</text:p>
          </table:table-cell>
          <table:table-cell table:style-name="ce12" table:number-columns-repeated="2"/>
          <table:table-cell table:number-columns-repeated="5"/>
          <table:table-cell table:style-name="ce117" office:value-type="string">
            <text:p>portail battant 1 vantail 2*3,5</text:p>
          </table:table-cell>
          <table:table-cell table:style-name="ce96" table:formula="of:=((2+3.5+4.03)*2*3.66)+((2*3.5)*5)+(7*1.36)" office:value-type="float" office:value="114.2796">
            <text:p>114,2796</text:p>
          </table:table-cell>
          <table:table-cell table:formula="of:=[.AI112]*6+200" office:value-type="float" office:value="885.6776">
            <text:p>885,6776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6.2.3</text:p>
          </table:table-cell>
          <table:table-cell table:style-name="ce8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3]*[.E113]" office:value-type="currency" office:currency="EUR" office:value="1127.497">
            <text:p>1 127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3]*[.D113]" office:value-type="currency" office:currency="EUR" office:value="1691.2455">
            <text:p>1 691,2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3]*[.D113]" office:value-type="currency" office:currency="EUR" office:value="3720.7401">
            <text:p>3 720,74 €</text:p>
          </table:table-cell>
          <table:table-cell table:style-name="ce77" office:value-type="currency" office:currency="EUR" office:value="12.12">
            <text:p>12,12 €</text:p>
          </table:table-cell>
          <table:table-cell table:style-name="ce12" table:formula="of:=[.K113]*[.D113]" office:value-type="currency" office:currency="EUR" office:value="1366.526364">
            <text:p>1 366,53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975">
            <text:p>1 975,00 €</text:p>
          </table:table-cell>
          <table:table-cell table:style-name="ce83" office:value-type="string">
            <text:p>6.2.3</text:p>
          </table:table-cell>
          <table:table-cell table:style-name="ce8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3]*[.S113]" office:value-type="currency" office:currency="EUR" office:value="1127.497">
            <text:p>1 127,50 €</text:p>
          </table:table-cell>
          <table:table-cell table:style-name="ce77" office:value-type="currency" office:currency="EUR" office:value="30.1">
            <text:p>30,10 €</text:p>
          </table:table-cell>
          <table:table-cell table:style-name="ce12" table:formula="of:=[.U113]*[.D113]" office:value-type="currency" office:currency="EUR" office:value="3393.76597">
            <text:p>3 393,7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3]*[.D113]" office:value-type="currency" office:currency="EUR" office:value="5073.7365">
            <text:p>5 073,74 €</text:p>
          </table:table-cell>
          <table:table-cell table:style-name="ce109" office:value-type="currency" office:currency="EUR" office:value="24">
            <text:p>24,00 €</text:p>
          </table:table-cell>
          <table:table-cell table:style-name="ce12" table:formula="of:=[.Y113]*[.D113]" office:value-type="currency" office:currency="EUR" office:value="2705.9928">
            <text:p>2 705,99 €</text:p>
          </table:table-cell>
          <table:table-cell table:style-name="ce12" table:number-columns-repeated="2"/>
          <table:table-cell table:number-columns-repeated="5"/>
          <table:table-cell table:style-name="ce117" office:value-type="string">
            <text:p>portail coulissant 1 vantail 2*1,5</text:p>
          </table:table-cell>
          <table:table-cell table:style-name="ce96" table:formula="of:=((2+1.5+2.5)*2*3.66)+((2*1.5)*5)+(3*1.36)" office:value-type="float" office:value="63">
            <text:p>63</text:p>
          </table:table-cell>
          <table:table-cell table:formula="of:=[.AI113]*6+200" office:value-type="float" office:value="578">
            <text:p>578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83"/>
          <table:table-cell table:style-name="ce99"/>
          <table:table-cell table:style-name="ce73"/>
          <table:table-cell table:style-name="ce91"/>
          <table:table-cell table:style-name="ce12" table:number-columns-repeated="10"/>
          <table:table-cell table:style-name="ce83"/>
          <table:table-cell table:style-name="ce99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108:.F113])" office:value-type="currency" office:currency="EUR" office:value="5279.1222">
            <text:p>5 279,12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83"/>
            <table:table-cell table:style-name="ce30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style-name="ce83"/>
            <table:table-cell table:style-name="ce30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number-columns-repeated="4"/>
            <table:table-cell table:style-name="ce43" office:value-type="string">
              <text:p>OK</text:p>
            </table:table-cell>
            <table:table-cell table:number-columns-repeated="5"/>
          </table:table-row>
          <table:table-row table:style-name="ro1" table:visibility="collapse">
            <table:table-cell table:style-name="ce8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103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D116]*[.E11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6]*[.V1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6]*[.D116]" office:value-type="currency" office:currency="EUR" office:value="0">
              <text:p>0,00 €</text:p>
            </table:table-cell>
            <table:table-cell table:style-name="ce8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103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R116]*[.S1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111"/>
            <table:table-cell table:number-columns-repeated="4"/>
          </table:table-row>
          <table:table-row table:style-name="ro1" table:visibility="collapse">
            <table:table-cell table:style-name="ce8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103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117]*[.E11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7]*[.V1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7]*[.D117]" office:value-type="currency" office:currency="EUR" office:value="0">
              <text:p>0,00 €</text:p>
            </table:table-cell>
            <table:table-cell table:style-name="ce8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103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117]*[.S1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111"/>
            <table:table-cell table:number-columns-repeated="4"/>
          </table:table-row>
          <table:table-row table:style-name="ro1" table:visibility="collapse">
            <table:table-cell table:style-name="ce8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35">
              <text:p>35,00 €</text:p>
            </table:table-cell>
            <table:table-cell table:style-name="ce12" table:formula="of:=[.D118]*[.E11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8]*[.V1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8]*[.D118]" office:value-type="currency" office:currency="EUR" office:value="0">
              <text:p>0,00 €</text:p>
            </table:table-cell>
            <table:table-cell table:style-name="ce8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35">
              <text:p>35,00 €</text:p>
            </table:table-cell>
            <table:table-cell table:style-name="ce12" table:formula="of:=[.R118]*[.S1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111"/>
            <table:table-cell table:number-columns-repeated="4"/>
          </table:table-row>
          <table:table-row table:style-name="ro1" table:visibility="collapse">
            <table:table-cell table:style-name="ce8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35">
              <text:p>35,00 €</text:p>
            </table:table-cell>
            <table:table-cell table:style-name="ce12" table:formula="of:=[.D119]*[.E1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9]*[.V1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9]*[.D119]" office:value-type="currency" office:currency="EUR" office:value="0">
              <text:p>0,00 €</text:p>
            </table:table-cell>
            <table:table-cell table:style-name="ce8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35">
              <text:p>35,00 €</text:p>
            </table:table-cell>
            <table:table-cell table:style-name="ce12" table:formula="of:=[.R119]*[.S1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111"/>
            <table:table-cell table:number-columns-repeated="4"/>
          </table:table-row>
          <table:table-row table:style-name="ro1" table:visibility="collapse">
            <table:table-cell table:style-name="ce8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103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120]*[.E1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0]*[.V1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0]*[.D120]" office:value-type="currency" office:currency="EUR" office:value="0">
              <text:p>0,00 €</text:p>
            </table:table-cell>
            <table:table-cell table:style-name="ce8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103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120]*[.S1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111"/>
            <table:table-cell table:number-columns-repeated="4"/>
          </table:table-row>
          <table:table-row table:style-name="ro1" table:visibility="collapse">
            <table:table-cell table:style-name="ce83"/>
            <table:table-cell table:style-name="ce8"/>
            <table:table-cell table:style-name="ce73"/>
            <table:table-cell table:style-name="ce91"/>
            <table:table-cell table:style-name="ce12" table:number-columns-repeated="10"/>
            <table:table-cell table:style-name="ce83"/>
            <table:table-cell table:style-name="ce8"/>
            <table:table-cell table:style-name="ce73"/>
            <table:table-cell table:style-name="ce91"/>
            <table:table-cell table:style-name="ce12" table:number-columns-repeated="10"/>
            <table:table-cell table:number-columns-repeated="2"/>
            <table:table-cell table:style-name="ce13" table:formula="of:=SUM([.F116:.F120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83" office:value-type="string">
            <text:p>7</text:p>
          </table:table-cell>
          <table:table-cell table:style-name="ce30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7</text:p>
          </table:table-cell>
          <table:table-cell table:style-name="ce30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12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3]*[.E1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3]*[.V1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3]*[.D123]" office:value-type="currency" office:currency="EUR" office:value="0">
              <text:p>0,00 €</text:p>
            </table:table-cell>
            <table:table-cell table:style-name="ce8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3]*[.S1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3]*[.D12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4]*[.E1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4]*[.V1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4]*[.D124]" office:value-type="currency" office:currency="EUR" office:value="0">
              <text:p>0,00 €</text:p>
            </table:table-cell>
            <table:table-cell table:style-name="ce8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4]*[.S1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4]*[.D12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8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125]*[.E125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125]*[.D125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125]*[.D125]" office:value-type="currency" office:currency="EUR" office:value="200">
            <text:p>200,00 €</text:p>
          </table:table-cell>
          <table:table-cell table:style-name="ce77" office:value-type="currency" office:currency="EUR" office:value="245">
            <text:p>245,00 €</text:p>
          </table:table-cell>
          <table:table-cell table:style-name="ce12" table:formula="of:=[.K125]*[.D125]" office:value-type="currency" office:currency="EUR" office:value="245">
            <text:p>245,00 €</text:p>
          </table:table-cell>
          <table:table-cell table:style-name="ce77" office:value-type="currency" office:currency="EUR" office:value="725">
            <text:p>725,00 €</text:p>
          </table:table-cell>
          <table:table-cell table:style-name="ce12" table:formula="of:=[.M125]*[.D125]" office:value-type="currency" office:currency="EUR" office:value="725">
            <text:p>725,00 €</text:p>
          </table:table-cell>
          <table:table-cell table:style-name="ce8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125]*[.S125]" office:value-type="currency" office:currency="EUR" office:value="1750">
            <text:p>1 750,00 €</text:p>
          </table:table-cell>
          <table:table-cell table:style-name="ce77" office:value-type="currency" office:currency="EUR" office:value="318.5">
            <text:p>318,50 €</text:p>
          </table:table-cell>
          <table:table-cell table:style-name="ce12" table:formula="of:=[.U125]*[.D125]" office:value-type="currency" office:currency="EUR" office:value="318.5">
            <text:p>318,50 €</text:p>
          </table:table-cell>
          <table:table-cell table:style-name="ce109" office:value-type="currency" office:currency="EUR" office:value="380">
            <text:p>380,00 €</text:p>
          </table:table-cell>
          <table:table-cell table:style-name="ce12" table:formula="of:=[.W125]*[.D125]" office:value-type="currency" office:currency="EUR" office:value="380">
            <text:p>380,00 €</text:p>
          </table:table-cell>
          <table:table-cell table:style-name="ce109" office:value-type="currency" office:currency="EUR" office:value="850">
            <text:p>850,00 €</text:p>
          </table:table-cell>
          <table:table-cell table:style-name="ce12" table:formula="of:=[.Y125]*[.D125]" office:value-type="currency" office:currency="EUR" office:value="850">
            <text:p>85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 table:number-columns-repeated="6"/>
        </table:table-row>
        <table:table-row table:style-name="ro2">
          <table:table-cell table:style-name="ce8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26]*[.E126]" office:value-type="currency" office:currency="EUR" office:value="1205.73">
            <text:p>1 205,7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6]*[.D126]" office:value-type="currency" office:currency="EUR" office:value="361.719">
            <text:p>361,72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26]*[.D126]" office:value-type="currency" office:currency="EUR" office:value="643.056">
            <text:p>643,06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126]*[.D126]" office:value-type="currency" office:currency="EUR" office:value="801.81045">
            <text:p>801,81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26]*[.D126]" office:value-type="currency" office:currency="EUR" office:value="1406.685">
            <text:p>1 406,69 €</text:p>
          </table:table-cell>
          <table:table-cell table:style-name="ce8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26]*[.S126]" office:value-type="currency" office:currency="EUR" office:value="1205.73">
            <text:p>1 205,73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126]*[.D126]" office:value-type="currency" office:currency="EUR" office:value="1205.73">
            <text:p>1 205,73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26]*[.D126]" office:value-type="currency" office:currency="EUR" office:value="1004.775">
            <text:p>1 004,78 €</text:p>
          </table:table-cell>
          <table:table-cell table:style-name="ce109" office:value-type="currency" office:currency="EUR" office:value="21">
            <text:p>21,00 €</text:p>
          </table:table-cell>
          <table:table-cell table:style-name="ce12" table:formula="of:=[.Y126]*[.D126]" office:value-type="currency" office:currency="EUR" office:value="844.011">
            <text:p>844,01 €</text:p>
          </table:table-cell>
          <table:table-cell table:style-name="ce12" table:number-columns-repeated="2"/>
          <table:table-cell table:number-columns-repeated="3"/>
          <table:table-cell table:style-name="ce111"/>
          <table:table-cell/>
          <table:table-cell table:style-name="ce111" office:value-type="float" office:value="1098.15">
            <text:p>1 098,15</text:p>
          </table:table-cell>
          <table:table-cell table:number-columns-repeated="4"/>
        </table:table-row>
        <table:table-row table:style-name="ro4">
          <table:table-cell table:style-name="ce8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12"/>
          <table:table-cell table:style-name="ce8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9"/>
          <table:table-cell table:style-name="ce12"/>
          <table:table-cell table:style-name="ce5" table:number-columns-repeated="2"/>
          <table:table-cell table:number-columns-repeated="3"/>
          <table:table-cell table:style-name="ce111"/>
          <table:table-cell table:number-columns-repeated="6"/>
        </table:table-row>
        <table:table-row table:style-name="ro1">
          <table:table-cell table:style-name="ce8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128]*[.E128]" office:value-type="currency" office:currency="EUR" office:value="1300">
            <text:p>1 3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128]*[.D128]" office:value-type="currency" office:currency="EUR" office:value="3250">
            <text:p>3 2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28]*[.D128]" office:value-type="currency" office:currency="EUR" office:value="455">
            <text:p>455,00 €</text:p>
          </table:table-cell>
          <table:table-cell table:style-name="ce77" office:value-type="currency" office:currency="EUR" office:value="172">
            <text:p>172,00 €</text:p>
          </table:table-cell>
          <table:table-cell table:style-name="ce12" table:formula="of:=[.K128]*[.D128]" office:value-type="currency" office:currency="EUR" office:value="2236">
            <text:p>2 236,00 €</text:p>
          </table:table-cell>
          <table:table-cell table:style-name="ce77" office:value-type="currency" office:currency="EUR" office:value="187.5">
            <text:p>187,50 €</text:p>
          </table:table-cell>
          <table:table-cell table:style-name="ce12" table:formula="of:=[.M128]*[.D128]" office:value-type="currency" office:currency="EUR" office:value="2437.5">
            <text:p>2 437,50 €</text:p>
          </table:table-cell>
          <table:table-cell table:style-name="ce8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128]*[.S128]" office:value-type="currency" office:currency="EUR" office:value="1300">
            <text:p>1 300,00 €</text:p>
          </table:table-cell>
          <table:table-cell table:style-name="ce77" office:value-type="currency" office:currency="EUR" office:value="223">
            <text:p>223,00 €</text:p>
          </table:table-cell>
          <table:table-cell table:style-name="ce12" table:formula="of:=[.U128]*[.D128]" office:value-type="currency" office:currency="EUR" office:value="2899">
            <text:p>2 899,00 €</text:p>
          </table:table-cell>
          <table:table-cell table:style-name="ce109" office:value-type="currency" office:currency="EUR" office:value="175">
            <text:p>175,00 €</text:p>
          </table:table-cell>
          <table:table-cell table:style-name="ce12" table:formula="of:=[.W128]*[.D128]" office:value-type="currency" office:currency="EUR" office:value="2275">
            <text:p>2 275,00 €</text:p>
          </table:table-cell>
          <table:table-cell table:style-name="ce109" office:value-type="currency" office:currency="EUR" office:value="280">
            <text:p>280,00 €</text:p>
          </table:table-cell>
          <table:table-cell table:style-name="ce12" table:formula="of:=[.Y128]*[.D128]" office:value-type="currency" office:currency="EUR" office:value="3640">
            <text:p>3 64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 table:number-columns-repeated="6"/>
        </table:table-row>
        <table:table-row-group>
          <table:table-row table:style-name="ro1" table:visibility="collapse">
            <table:table-cell table:style-name="ce8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29]*[.E12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9]*[.D1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9]*[.D129]" office:value-type="currency" office:currency="EUR" office:value="0">
              <text:p>0,00 €</text:p>
            </table:table-cell>
            <table:table-cell table:style-name="ce8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29]*[.S1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9]*[.D1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9]*[.D129]" office:value-type="currency" office:currency="EUR" office:value="0">
              <text:p>0,00 €</text:p>
            </table:table-cell>
            <table:table-cell table:style-name="ce109" office:value-type="currency" office:currency="EUR" office:value="5">
              <text:p>5,00 €</text:p>
            </table:table-cell>
            <table:table-cell table:style-name="ce12" table:formula="of:=[.Y129]*[.D12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111"/>
            <table:table-cell table:number-columns-repeated="6"/>
          </table:table-row>
          <table:table-row table:style-name="ro1" table:visibility="collapse">
            <table:table-cell table:style-name="ce8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0]*[.E1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0]*[.D1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0]*[.D130]" office:value-type="currency" office:currency="EUR" office:value="0">
              <text:p>0,00 €</text:p>
            </table:table-cell>
            <table:table-cell table:style-name="ce8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0]*[.S1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0]*[.D1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0]*[.D130]" office:value-type="currency" office:currency="EUR" office:value="0">
              <text:p>0,00 €</text:p>
            </table:table-cell>
            <table:table-cell table:style-name="ce109" office:value-type="currency" office:currency="EUR" office:value="5">
              <text:p>5,00 €</text:p>
            </table:table-cell>
            <table:table-cell table:style-name="ce12" table:formula="of:=[.Y130]*[.D13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111"/>
            <table:table-cell table:number-columns-repeated="6"/>
          </table:table-row>
          <table:table-row table:style-name="ro1" table:visibility="collapse">
            <table:table-cell table:style-name="ce8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1]*[.E1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1]*[.D1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1]*[.D131]" office:value-type="currency" office:currency="EUR" office:value="0">
              <text:p>0,00 €</text:p>
            </table:table-cell>
            <table:table-cell table:style-name="ce8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1]*[.S1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1]*[.D1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1]*[.D131]" office:value-type="currency" office:currency="EUR" office:value="0">
              <text:p>0,00 €</text:p>
            </table:table-cell>
            <table:table-cell table:style-name="ce109" office:value-type="currency" office:currency="EUR" office:value="5">
              <text:p>5,00 €</text:p>
            </table:table-cell>
            <table:table-cell table:style-name="ce12" table:formula="of:=[.Y131]*[.D13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111"/>
            <table:table-cell table:number-columns-repeated="6"/>
          </table:table-row>
          <table:table-row table:style-name="ro4" table:visibility="collapse">
            <table:table-cell table:style-name="ce8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2]*[.E1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2]*[.D1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2]*[.D132]" office:value-type="currency" office:currency="EUR" office:value="0">
              <text:p>0,00 €</text:p>
            </table:table-cell>
            <table:table-cell table:style-name="ce8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2]*[.S1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2]*[.D1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2]*[.D132]" office:value-type="currency" office:currency="EUR" office:value="0">
              <text:p>0,00 €</text:p>
            </table:table-cell>
            <table:table-cell table:style-name="ce109" office:value-type="currency" office:currency="EUR" office:value="5">
              <text:p>5,00 €</text:p>
            </table:table-cell>
            <table:table-cell table:style-name="ce12" table:formula="of:=[.Y132]*[.D1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111"/>
            <table:table-cell/>
            <table:table-cell table:style-name="ce111"/>
            <table:table-cell table:number-columns-repeated="4"/>
          </table:table-row>
        </table:table-row-group>
        <table:table-row table:style-name="ro4">
          <table:table-cell table:style-name="ce8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33]*[.E133]" office:value-type="currency" office:currency="EUR" office:value="450">
            <text:p>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3]*[.D133]" office:value-type="currency" office:currency="EUR" office:value="150">
            <text:p>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33]*[.D133]" office:value-type="currency" office:currency="EUR" office:value="105">
            <text:p>105,0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K133]*[.D133]" office:value-type="currency" office:currency="EUR" office:value="222">
            <text:p>222,00 €</text:p>
          </table:table-cell>
          <table:table-cell table:style-name="ce77" office:value-type="currency" office:currency="EUR" office:value="181.25">
            <text:p>181,25 €</text:p>
          </table:table-cell>
          <table:table-cell table:style-name="ce12" table:formula="of:=[.M133]*[.D133]" office:value-type="currency" office:currency="EUR" office:value="543.75">
            <text:p>543,75 €</text:p>
          </table:table-cell>
          <table:table-cell table:style-name="ce8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R133]*[.S133]" office:value-type="currency" office:currency="EUR" office:value="450">
            <text:p>450,00 €</text:p>
          </table:table-cell>
          <table:table-cell table:style-name="ce77" office:value-type="currency" office:currency="EUR" office:value="96">
            <text:p>96,00 €</text:p>
          </table:table-cell>
          <table:table-cell table:style-name="ce12" table:formula="of:=[.U133]*[.D133]" office:value-type="currency" office:currency="EUR" office:value="288">
            <text:p>288,00 €</text:p>
          </table:table-cell>
          <table:table-cell table:style-name="ce109" office:value-type="currency" office:currency="EUR" office:value="80">
            <text:p>80,00 €</text:p>
          </table:table-cell>
          <table:table-cell table:style-name="ce12" table:formula="of:=[.W133]*[.D133]" office:value-type="currency" office:currency="EUR" office:value="240">
            <text:p>240,00 €</text:p>
          </table:table-cell>
          <table:table-cell table:style-name="ce109" office:value-type="currency" office:currency="EUR" office:value="210">
            <text:p>210,00 €</text:p>
          </table:table-cell>
          <table:table-cell table:style-name="ce12" table:formula="of:=[.Y133]*[.D133]" office:value-type="currency" office:currency="EUR" office:value="630">
            <text:p>63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4]*[.E134]" office:value-type="currency" office:currency="EUR" office:value="50">
            <text:p>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4]*[.D134]" office:value-type="currency" office:currency="EUR" office:value="50">
            <text:p>5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I134]*[.D134]" office:value-type="currency" office:currency="EUR" office:value="25">
            <text:p>25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K134]*[.D134]" office:value-type="currency" office:currency="EUR" office:value="55">
            <text:p>55,00 €</text:p>
          </table:table-cell>
          <table:table-cell table:style-name="ce77" office:value-type="currency" office:currency="EUR" office:value="56.25">
            <text:p>56,25 €</text:p>
          </table:table-cell>
          <table:table-cell table:style-name="ce12" table:formula="of:=[.M134]*[.D134]" office:value-type="currency" office:currency="EUR" office:value="56.25">
            <text:p>56,25 €</text:p>
          </table:table-cell>
          <table:table-cell table:style-name="ce8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R134]*[.S134]" office:value-type="currency" office:currency="EUR" office:value="50">
            <text:p>5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U134]*[.D134]" office:value-type="currency" office:currency="EUR" office:value="80">
            <text:p>80,00 €</text:p>
          </table:table-cell>
          <table:table-cell table:style-name="ce109" office:value-type="currency" office:currency="EUR" office:value="55">
            <text:p>55,00 €</text:p>
          </table:table-cell>
          <table:table-cell table:style-name="ce12" table:formula="of:=[.W134]*[.D134]" office:value-type="currency" office:currency="EUR" office:value="55">
            <text:p>55,00 €</text:p>
          </table:table-cell>
          <table:table-cell table:style-name="ce109" office:value-type="currency" office:currency="EUR" office:value="160">
            <text:p>160,00 €</text:p>
          </table:table-cell>
          <table:table-cell table:style-name="ce12" table:formula="of:=[.Y134]*[.D134]" office:value-type="currency" office:currency="EUR" office:value="160">
            <text:p>16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5]*[.E135]" office:value-type="currency" office:currency="EUR" office:value="270">
            <text:p>27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5]*[.D135]" office:value-type="currency" office:currency="EUR" office:value="810">
            <text:p>81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35]*[.D135]" office:value-type="currency" office:currency="EUR" office:value="594">
            <text:p>59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135]*[.D135]" office:value-type="currency" office:currency="EUR" office:value="459">
            <text:p>459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M135]*[.D135]" office:value-type="currency" office:currency="EUR" office:value="540">
            <text:p>540,00 €</text:p>
          </table:table-cell>
          <table:table-cell table:style-name="ce8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5]*[.S135]" office:value-type="currency" office:currency="EUR" office:value="270">
            <text:p>27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U135]*[.D135]" office:value-type="currency" office:currency="EUR" office:value="648">
            <text:p>648,00 €</text:p>
          </table:table-cell>
          <table:table-cell table:style-name="ce109" office:value-type="currency" office:currency="EUR" office:value="9.5">
            <text:p>9,50 €</text:p>
          </table:table-cell>
          <table:table-cell table:style-name="ce12" table:formula="of:=[.W135]*[.D135]" office:value-type="currency" office:currency="EUR" office:value="513">
            <text:p>513,00 €</text:p>
          </table:table-cell>
          <table:table-cell table:style-name="ce109" office:value-type="currency" office:currency="EUR" office:value="45">
            <text:p>45,00 €</text:p>
          </table:table-cell>
          <table:table-cell table:style-name="ce12" table:formula="of:=[.Y135]*[.D135]" office:value-type="currency" office:currency="EUR" office:value="2430">
            <text:p>2 43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6]*[.E136]" office:value-type="currency" office:currency="EUR" office:value="100">
            <text:p>1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6]*[.D136]" office:value-type="currency" office:currency="EUR" office:value="300">
            <text:p>3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I136]*[.D136]" office:value-type="currency" office:currency="EUR" office:value="300">
            <text:p>300,00 €</text:p>
          </table:table-cell>
          <table:table-cell table:style-name="ce77" office:value-type="currency" office:currency="EUR" office:value="18.5">
            <text:p>18,50 €</text:p>
          </table:table-cell>
          <table:table-cell table:style-name="ce12" table:formula="of:=[.K136]*[.D136]" office:value-type="currency" office:currency="EUR" office:value="370">
            <text:p>370,00 €</text:p>
          </table:table-cell>
          <table:table-cell table:style-name="ce77" office:value-type="currency" office:currency="EUR" office:value="16.88">
            <text:p>16,88 €</text:p>
          </table:table-cell>
          <table:table-cell table:style-name="ce12" table:formula="of:=[.M136]*[.D136]" office:value-type="currency" office:currency="EUR" office:value="337.6">
            <text:p>337,60 €</text:p>
          </table:table-cell>
          <table:table-cell table:style-name="ce8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6]*[.S136]" office:value-type="currency" office:currency="EUR" office:value="100">
            <text:p>10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6]*[.D136]" office:value-type="currency" office:currency="EUR" office:value="480">
            <text:p>480,00 €</text:p>
          </table:table-cell>
          <table:table-cell table:style-name="ce109" office:value-type="currency" office:currency="EUR" office:value="21.5">
            <text:p>21,50 €</text:p>
          </table:table-cell>
          <table:table-cell table:style-name="ce12" table:formula="of:=[.W136]*[.D136]" office:value-type="currency" office:currency="EUR" office:value="430">
            <text:p>430,00 €</text:p>
          </table:table-cell>
          <table:table-cell table:style-name="ce109" office:value-type="currency" office:currency="EUR" office:value="31">
            <text:p>31,00 €</text:p>
          </table:table-cell>
          <table:table-cell table:style-name="ce12" table:formula="of:=[.Y136]*[.D136]" office:value-type="currency" office:currency="EUR" office:value="620">
            <text:p>62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7]*[.E137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7]*[.D137]" office:value-type="currency" office:currency="EUR" office:value="150">
            <text:p>15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7]*[.D137]" office:value-type="currency" office:currency="EUR" office:value="20">
            <text:p>20,00 €</text:p>
          </table:table-cell>
          <table:table-cell table:style-name="ce77" office:value-type="currency" office:currency="EUR" office:value="15.3">
            <text:p>15,30 €</text:p>
          </table:table-cell>
          <table:table-cell table:style-name="ce12" table:formula="of:=[.K137]*[.D137]" office:value-type="currency" office:currency="EUR" office:value="153">
            <text:p>153,00 €</text:p>
          </table:table-cell>
          <table:table-cell table:style-name="ce77" office:value-type="currency" office:currency="EUR" office:value="16.49">
            <text:p>16,49 €</text:p>
          </table:table-cell>
          <table:table-cell table:style-name="ce12" table:formula="of:=[.M137]*[.D137]" office:value-type="currency" office:currency="EUR" office:value="164.9">
            <text:p>164,90 €</text:p>
          </table:table-cell>
          <table:table-cell table:style-name="ce8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7]*[.S137]" office:value-type="currency" office:currency="EUR" office:value="150">
            <text:p>15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37]*[.D137]" office:value-type="currency" office:currency="EUR" office:value="200">
            <text:p>200,00 €</text:p>
          </table:table-cell>
          <table:table-cell table:style-name="ce109" office:value-type="currency" office:currency="EUR" office:value="16">
            <text:p>16,00 €</text:p>
          </table:table-cell>
          <table:table-cell table:style-name="ce12" table:formula="of:=[.W137]*[.D137]" office:value-type="currency" office:currency="EUR" office:value="160">
            <text:p>160,00 €</text:p>
          </table:table-cell>
          <table:table-cell table:style-name="ce109" office:value-type="currency" office:currency="EUR" office:value="35">
            <text:p>35,00 €</text:p>
          </table:table-cell>
          <table:table-cell table:style-name="ce12" table:formula="of:=[.Y137]*[.D137]" office:value-type="currency" office:currency="EUR" office:value="350">
            <text:p>35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D138]*[.E138]" office:value-type="currency" office:currency="EUR" office:value="1400">
            <text:p>1 4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38]*[.D138]" office:value-type="currency" office:currency="EUR" office:value="2000">
            <text:p>2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138]*[.D138]" office:value-type="currency" office:currency="EUR" office:value="2000">
            <text:p>2 000,00 €</text:p>
          </table:table-cell>
          <table:table-cell table:style-name="ce77" office:value-type="currency" office:currency="EUR" office:value="266">
            <text:p>266,00 €</text:p>
          </table:table-cell>
          <table:table-cell table:style-name="ce12" table:formula="of:=[.K138]*[.D138]" office:value-type="currency" office:currency="EUR" office:value="266">
            <text:p>266,00 €</text:p>
          </table:table-cell>
          <table:table-cell table:style-name="ce77" office:value-type="currency" office:currency="EUR" office:value="512.5">
            <text:p>512,50 €</text:p>
          </table:table-cell>
          <table:table-cell table:style-name="ce12" table:formula="of:=[.M138]*[.D138]" office:value-type="currency" office:currency="EUR" office:value="512.5">
            <text:p>512,50 €</text:p>
          </table:table-cell>
          <table:table-cell table:style-name="ce8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R138]*[.S138]" office:value-type="currency" office:currency="EUR" office:value="1400">
            <text:p>1 4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U138]*[.D138]" office:value-type="currency" office:currency="EUR" office:value="350">
            <text:p>350,00 €</text:p>
          </table:table-cell>
          <table:table-cell table:style-name="ce109" office:value-type="currency" office:currency="EUR" office:value="280">
            <text:p>280,00 €</text:p>
          </table:table-cell>
          <table:table-cell table:style-name="ce12" table:formula="of:=[.W138]*[.D138]" office:value-type="currency" office:currency="EUR" office:value="280">
            <text:p>280,00 €</text:p>
          </table:table-cell>
          <table:table-cell table:style-name="ce109" office:value-type="currency" office:currency="EUR" office:value="1300">
            <text:p>1 300,00 €</text:p>
          </table:table-cell>
          <table:table-cell table:style-name="ce12" table:formula="of:=[.Y138]*[.D138]" office:value-type="currency" office:currency="EUR" office:value="1300">
            <text:p>1 30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9]*[.E139]" office:value-type="currency" office:currency="EUR" office:value="195">
            <text:p>19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9]*[.D139]" office:value-type="currency" office:currency="EUR" office:value="390">
            <text:p>39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139]*[.D139]" office:value-type="currency" office:currency="EUR" office:value="715">
            <text:p>715,00 €</text:p>
          </table:table-cell>
          <table:table-cell table:style-name="ce77" office:value-type="currency" office:currency="EUR" office:value="17.7">
            <text:p>17,70 €</text:p>
          </table:table-cell>
          <table:table-cell table:style-name="ce12" table:formula="of:=[.K139]*[.D139]" office:value-type="currency" office:currency="EUR" office:value="230.1">
            <text:p>230,10 €</text:p>
          </table:table-cell>
          <table:table-cell table:style-name="ce77" office:value-type="currency" office:currency="EUR" office:value="28.75">
            <text:p>28,75 €</text:p>
          </table:table-cell>
          <table:table-cell table:style-name="ce12" table:formula="of:=[.M139]*[.D139]" office:value-type="currency" office:currency="EUR" office:value="373.75">
            <text:p>373,75 €</text:p>
          </table:table-cell>
          <table:table-cell table:style-name="ce8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9]*[.S139]" office:value-type="currency" office:currency="EUR" office:value="195">
            <text:p>195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9]*[.D139]" office:value-type="currency" office:currency="EUR" office:value="312">
            <text:p>312,00 €</text:p>
          </table:table-cell>
          <table:table-cell table:style-name="ce109" office:value-type="currency" office:currency="EUR" office:value="20">
            <text:p>20,00 €</text:p>
          </table:table-cell>
          <table:table-cell table:style-name="ce12" table:formula="of:=[.W139]*[.D139]" office:value-type="currency" office:currency="EUR" office:value="260">
            <text:p>260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Y139]*[.D139]" office:value-type="currency" office:currency="EUR" office:value="1170">
            <text:p>1 17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 table:number-columns-repeated="6"/>
        </table:table-row>
        <table:table-row table:style-name="ro4">
          <table:table-cell table:style-name="ce8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style-name="ce8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number-columns-repeated="3"/>
          <table:table-cell table:style-name="ce111"/>
          <table:table-cell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41]*[.E141]" office:value-type="currency" office:currency="EUR" office:value="113.75">
            <text:p>113,75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141]*[.D141]" office:value-type="currency" office:currency="EUR" office:value="127.4">
            <text:p>127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141]*[.D141]" office:value-type="currency" office:currency="EUR" office:value="22.75">
            <text:p>22,75 €</text:p>
          </table:table-cell>
          <table:table-cell table:style-name="ce77" office:value-type="currency" office:currency="EUR" office:value="15.22">
            <text:p>15,22 €</text:p>
          </table:table-cell>
          <table:table-cell table:style-name="ce12" table:formula="of:=[.K141]*[.D141]" office:value-type="currency" office:currency="EUR" office:value="69.251">
            <text:p>69,25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M141]*[.D141]" office:value-type="currency" office:currency="EUR" office:value="455">
            <text:p>455,00 €</text:p>
          </table:table-cell>
          <table:table-cell table:style-name="ce8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41]*[.S141]" office:value-type="currency" office:currency="EUR" office:value="113.75">
            <text:p>11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41]*[.D141]" office:value-type="currency" office:currency="EUR" office:value="91">
            <text:p>91,00 €</text:p>
          </table:table-cell>
          <table:table-cell table:style-name="ce109" office:value-type="currency" office:currency="EUR" office:value="14.5">
            <text:p>14,50 €</text:p>
          </table:table-cell>
          <table:table-cell table:style-name="ce12" table:formula="of:=[.W141]*[.D141]" office:value-type="currency" office:currency="EUR" office:value="65.975">
            <text:p>65,98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1]*[.D141]" office:value-type="currency" office:currency="EUR" office:value="59.15">
            <text:p>59,15 €</text:p>
          </table:table-cell>
          <table:table-cell table:style-name="ce12" table:number-columns-repeated="2"/>
          <table:table-cell table:number-columns-repeated="3"/>
          <table:table-cell table:style-name="ce111"/>
          <table:table-cell table:style-name="ce114"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2]*[.E142]" office:value-type="currency" office:currency="EUR" office:value="2009.55">
            <text:p>2 009,5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2]*[.D142]" office:value-type="currency" office:currency="EUR" office:value="1004.775">
            <text:p>1 004,78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2]*[.D142]" office:value-type="currency" office:currency="EUR" office:value="803.82">
            <text:p>803,82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142]*[.D142]" office:value-type="currency" office:currency="EUR" office:value="1985.4354">
            <text:p>1 985,44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42]*[.D142]" office:value-type="currency" office:currency="EUR" office:value="2262.7533">
            <text:p>2 262,75 €</text:p>
          </table:table-cell>
          <table:table-cell table:style-name="ce8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2]*[.S142]" office:value-type="currency" office:currency="EUR" office:value="2009.55">
            <text:p>2 009,55 €</text:p>
          </table:table-cell>
          <table:table-cell table:style-name="ce77" office:value-type="currency" office:currency="EUR" office:value="6.45">
            <text:p>6,45 €</text:p>
          </table:table-cell>
          <table:table-cell table:style-name="ce12" table:formula="of:=[.U142]*[.D142]" office:value-type="currency" office:currency="EUR" office:value="2592.3195">
            <text:p>2 592,32 €</text:p>
          </table:table-cell>
          <table:table-cell table:style-name="ce109" office:value-type="currency" office:currency="EUR" office:value="8">
            <text:p>8,00 €</text:p>
          </table:table-cell>
          <table:table-cell table:style-name="ce12" table:formula="of:=[.W142]*[.D142]" office:value-type="currency" office:currency="EUR" office:value="3215.28">
            <text:p>3 215,28 €</text:p>
          </table:table-cell>
          <table:table-cell table:style-name="ce109" office:value-type="currency" office:currency="EUR" office:value="12">
            <text:p>12,00 €</text:p>
          </table:table-cell>
          <table:table-cell table:style-name="ce12" table:formula="of:=[.Y142]*[.D142]" office:value-type="currency" office:currency="EUR" office:value="4822.92">
            <text:p>4 822,92 €</text:p>
          </table:table-cell>
          <table:table-cell table:style-name="ce12" table:number-columns-repeated="2"/>
          <table:table-cell table:number-columns-repeated="3"/>
          <table:table-cell table:style-name="ce111"/>
          <table:table-cell table:style-name="ce114"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3]*[.E143]" office:value-type="currency" office:currency="EUR" office:value="1058.6">
            <text:p>1 058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3]*[.D143]" office:value-type="currency" office:currency="EUR" office:value="529.3">
            <text:p>529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43]*[.D143]" office:value-type="currency" office:currency="EUR" office:value="1270.32">
            <text:p>1 270,32 €</text:p>
          </table:table-cell>
          <table:table-cell table:style-name="ce77" office:value-type="currency" office:currency="EUR" office:value="2.75">
            <text:p>2,75 €</text:p>
          </table:table-cell>
          <table:table-cell table:style-name="ce12" table:formula="of:=[.K143]*[.D143]" office:value-type="currency" office:currency="EUR" office:value="582.23">
            <text:p>582,23 €</text:p>
          </table:table-cell>
          <table:table-cell table:style-name="ce77" office:value-type="currency" office:currency="EUR" office:value="5.13">
            <text:p>5,13 €</text:p>
          </table:table-cell>
          <table:table-cell table:style-name="ce12" table:formula="of:=[.M143]*[.D143]" office:value-type="currency" office:currency="EUR" office:value="1086.1236">
            <text:p>1 086,12 €</text:p>
          </table:table-cell>
          <table:table-cell table:style-name="ce8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3]*[.S143]" office:value-type="currency" office:currency="EUR" office:value="1058.6">
            <text:p>1 058,60 €</text:p>
          </table:table-cell>
          <table:table-cell table:style-name="ce77" office:value-type="currency" office:currency="EUR" office:value="3.6">
            <text:p>3,60 €</text:p>
          </table:table-cell>
          <table:table-cell table:style-name="ce12" table:formula="of:=[.U143]*[.D143]" office:value-type="currency" office:currency="EUR" office:value="762.192">
            <text:p>762,19 €</text:p>
          </table:table-cell>
          <table:table-cell table:style-name="ce109" office:value-type="currency" office:currency="EUR" office:value="4.5">
            <text:p>4,50 €</text:p>
          </table:table-cell>
          <table:table-cell table:style-name="ce12" table:formula="of:=[.W143]*[.D143]" office:value-type="currency" office:currency="EUR" office:value="952.74">
            <text:p>952,7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3]*[.D143]" office:value-type="currency" office:currency="EUR" office:value="2752.36">
            <text:p>2 752,36 €</text:p>
          </table:table-cell>
          <table:table-cell table:style-name="ce12" table:number-columns-repeated="2"/>
          <table:table-cell table:number-columns-repeated="3"/>
          <table:table-cell table:style-name="ce111"/>
          <table:table-cell table:style-name="ce114"/>
          <table:table-cell table:style-name="ce111"/>
          <table:table-cell table:number-columns-repeated="4"/>
        </table:table-row>
        <table:table-row table:style-name="ro1">
          <table:table-cell table:style-name="ce8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D144]*[.E144]" office:value-type="currency" office:currency="EUR" office:value="3000">
            <text:p>3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44]*[.D144]" office:value-type="currency" office:currency="EUR" office:value="2000">
            <text:p>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I144]*[.D144]" office:value-type="currency" office:currency="EUR" office:value="2500">
            <text:p>2 500,00 €</text:p>
          </table:table-cell>
          <table:table-cell table:style-name="ce77" office:value-type="currency" office:currency="EUR" office:value="3060">
            <text:p>3 060,00 €</text:p>
          </table:table-cell>
          <table:table-cell table:style-name="ce12" table:formula="of:=[.K144]*[.D144]" office:value-type="currency" office:currency="EUR" office:value="3060">
            <text:p>3 060,00 €</text:p>
          </table:table-cell>
          <table:table-cell table:style-name="ce77" office:value-type="currency" office:currency="EUR" office:value="4864.67">
            <text:p>4 864,67 €</text:p>
          </table:table-cell>
          <table:table-cell table:style-name="ce12" table:formula="of:=[.M144]*[.D144]" office:value-type="currency" office:currency="EUR" office:value="4864.67">
            <text:p>4 864,67 €</text:p>
          </table:table-cell>
          <table:table-cell table:style-name="ce8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R144]*[.S144]" office:value-type="currency" office:currency="EUR" office:value="3000">
            <text:p>3 000,00 €</text:p>
          </table:table-cell>
          <table:table-cell table:style-name="ce77" office:value-type="currency" office:currency="EUR" office:value="3980">
            <text:p>3 980,00 €</text:p>
          </table:table-cell>
          <table:table-cell table:style-name="ce12" table:formula="of:=[.U144]*[.D144]" office:value-type="currency" office:currency="EUR" office:value="3980">
            <text:p>3 98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144]*[.D144]" office:value-type="currency" office:currency="EUR" office:value="3520">
            <text:p>3 520,00 €</text:p>
          </table:table-cell>
          <table:table-cell table:style-name="ce77" office:value-type="currency" office:currency="EUR" office:value="3650">
            <text:p>3 650,00 €</text:p>
          </table:table-cell>
          <table:table-cell table:style-name="ce12" table:formula="of:=[.Y144]*[.D144]" office:value-type="currency" office:currency="EUR" office:value="3650">
            <text:p>3 650,00 €</text:p>
          </table:table-cell>
          <table:table-cell table:style-name="ce12" table:number-columns-repeated="2"/>
          <table:table-cell table:number-columns-repeated="3"/>
          <table:table-cell table:style-name="ce111"/>
          <table:table-cell table:number-columns-repeated="6"/>
        </table:table-row>
        <table:table-row table:style-name="ro1">
          <table:table-cell table:style-name="ce83"/>
          <table:table-cell table:style-name="ce70"/>
          <table:table-cell table:style-name="ce73"/>
          <table:table-cell table:style-name="ce91"/>
          <table:table-cell table:style-name="ce12" table:number-columns-repeated="2"/>
          <table:table-cell/>
          <table:table-cell table:style-name="ce12" table:number-columns-repeated="7"/>
          <table:table-cell table:style-name="ce83"/>
          <table:table-cell table:style-name="ce70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125:.F144])" office:value-type="currency" office:currency="EUR" office:value="13052.63">
            <text:p>13 052,63 €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8</text:p>
          </table:table-cell>
          <table:table-cell table:style-name="ce30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8</text:p>
          </table:table-cell>
          <table:table-cell table:style-name="ce30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11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148]*[.E148]" office:value-type="currency" office:currency="EUR" office:value="160">
            <text:p>16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48]*[.D148]" office:value-type="currency" office:currency="EUR" office:value="1500">
            <text:p>1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148]*[.D148]" office:value-type="currency" office:currency="EUR" office:value="850">
            <text:p>8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148]*[.D148]" office:value-type="currency" office:currency="EUR" office:value="1800">
            <text:p>1 8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148]*[.D148]" office:value-type="currency" office:currency="EUR" office:value="637.5">
            <text:p>637,50 €</text:p>
          </table:table-cell>
          <table:table-cell table:style-name="ce8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R148]*[.S148]" office:value-type="currency" office:currency="EUR" office:value="160">
            <text:p>16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148]*[.D148]" office:value-type="currency" office:currency="EUR" office:value="1260">
            <text:p>1 26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148]*[.D148]" office:value-type="currency" office:currency="EUR" office:value="1700">
            <text:p>1 700,00 €</text:p>
          </table:table-cell>
          <table:table-cell table:style-name="ce77" office:value-type="currency" office:currency="EUR" office:value="457">
            <text:p>457,00 €</text:p>
          </table:table-cell>
          <table:table-cell table:style-name="ce12" table:formula="of:=[.Y148]*[.D148]" office:value-type="currency" office:currency="EUR" office:value="914">
            <text:p>914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83" office:value-type="string">
              <text:p>8.2</text:p>
            </table:table-cell>
            <table:table-cell table:style-name="ce31" office:value-type="string">
              <text:p>Corbeilles</text:p>
            </table:table-cell>
            <table:table-cell table:style-name="ce73"/>
            <table:table-cell table:style-name="ce91"/>
            <table:table-cell table:style-name="ce12" table:number-columns-repeated="10"/>
            <table:table-cell table:style-name="ce83" office:value-type="string">
              <text:p>8.2</text:p>
            </table:table-cell>
            <table:table-cell table:style-name="ce31" office:value-type="string">
              <text:p>Corbeilles</text:p>
            </table:table-cell>
            <table:table-cell table:style-name="ce73"/>
            <table:table-cell table:style-name="ce91"/>
            <table:table-cell table:style-name="ce12" table:number-columns-repeated="10"/>
            <table:table-cell table:number-columns-repeated="10"/>
          </table:table-row>
          <table:table-row table:style-name="ro1" table:visibility="collapse">
            <table:table-cell table:style-name="ce8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150]*[.E1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50]*[.V1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0]*[.D150]" office:value-type="currency" office:currency="EUR" office:value="0">
              <text:p>0,00 €</text:p>
            </table:table-cell>
            <table:table-cell table:style-name="ce8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R150]*[.S1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50]*[.F1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83"/>
          <table:table-cell table:style-name="ce31"/>
          <table:table-cell table:style-name="ce73"/>
          <table:table-cell table:style-name="ce31"/>
          <table:table-cell table:style-name="ce12" table:number-columns-repeated="10"/>
          <table:table-cell table:style-name="ce83"/>
          <table:table-cell table:style-name="ce31"/>
          <table:table-cell table:style-name="ce73"/>
          <table:table-cell table:style-name="ce31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8.2</text:p>
          </table:table-cell>
          <table:table-cell table:style-name="ce30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83" office:value-type="string">
            <text:p>8.2</text:p>
          </table:table-cell>
          <table:table-cell table:style-name="ce30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112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D153]*[.E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153]*[.D153]" office:value-type="currency" office:currency="EUR" office:value="2500">
            <text:p>2 500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I153]*[.D153]" office:value-type="currency" office:currency="EUR" office:value="1300">
            <text:p>1 3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153]*[.D153]" office:value-type="currency" office:currency="EUR" office:value="1955">
            <text:p>1 95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153]*[.D153]" office:value-type="currency" office:currency="EUR" office:value="1850">
            <text:p>1 850,00 €</text:p>
          </table:table-cell>
          <table:table-cell table:style-name="ce8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R153]*[.S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153]*[.D153]" office:value-type="currency" office:currency="EUR" office:value="2500">
            <text:p>2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153]*[.D153]" office:value-type="currency" office:currency="EUR" office:value="1900">
            <text:p>1 9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153]*[.D153]" office:value-type="currency" office:currency="EUR" office:value="2950">
            <text:p>2 950,00 €</text:p>
          </table:table-cell>
          <table:table-cell table:style-name="ce12" table:number-columns-repeated="2"/>
          <table:table-cell table:number-columns-repeated="5"/>
          <table:table-cell table:style-name="ce111"/>
          <table:table-cell table:number-columns-repeated="4"/>
        </table:table-row>
        <table:table-row table:style-name="ro1">
          <table:table-cell table:style-name="ce8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D154]*[.E154]" office:value-type="currency" office:currency="EUR" office:value="1200">
            <text:p>1 2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4]*[.D154]" office:value-type="currency" office:currency="EUR" office:value="3000">
            <text:p>3 0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154]*[.D154]" office:value-type="currency" office:currency="EUR" office:value="1900">
            <text:p>1 900,00 €</text:p>
          </table:table-cell>
          <table:table-cell table:style-name="ce77" office:value-type="currency" office:currency="EUR" office:value="2530">
            <text:p>2 530,00 €</text:p>
          </table:table-cell>
          <table:table-cell table:style-name="ce12" table:formula="of:=[.K154]*[.D154]" office:value-type="currency" office:currency="EUR" office:value="2530">
            <text:p>2 53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M154]*[.D154]" office:value-type="currency" office:currency="EUR" office:value="1650">
            <text:p>1 650,00 €</text:p>
          </table:table-cell>
          <table:table-cell table:style-name="ce8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R154]*[.S154]" office:value-type="currency" office:currency="EUR" office:value="1200">
            <text:p>1 20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U154]*[.D154]" office:value-type="currency" office:currency="EUR" office:value="3500">
            <text:p>3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W154]*[.D154]" office:value-type="currency" office:currency="EUR" office:value="2200">
            <text:p>2 200,00 €</text:p>
          </table:table-cell>
          <table:table-cell table:style-name="ce77" office:value-type="currency" office:currency="EUR" office:value="3561">
            <text:p>3 561,00 €</text:p>
          </table:table-cell>
          <table:table-cell table:style-name="ce12" table:formula="of:=[.Y154]*[.D154]" office:value-type="currency" office:currency="EUR" office:value="3561">
            <text:p>3 561,00 €</text:p>
          </table:table-cell>
          <table:table-cell table:style-name="ce12" table:number-columns-repeated="2"/>
          <table:table-cell table:number-columns-repeated="5"/>
          <table:table-cell table:style-name="ce111"/>
          <table:table-cell table:number-columns-repeated="4"/>
        </table:table-row>
        <table:table-row table:style-name="ro1">
          <table:table-cell table:style-name="ce8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103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5]*[.E155]" office:value-type="currency" office:currency="EUR" office:value="1435">
            <text:p>1 435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5]*[.D155]" office:value-type="currency" office:currency="EUR" office:value="820">
            <text:p>820,00 €</text:p>
          </table:table-cell>
          <table:table-cell table:style-name="ce77" office:value-type="currency" office:currency="EUR" office:value="109">
            <text:p>109,00 €</text:p>
          </table:table-cell>
          <table:table-cell table:style-name="ce12" table:formula="of:=[.I155]*[.D155]" office:value-type="currency" office:currency="EUR" office:value="4469">
            <text:p>4 469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5]*[.D155]" office:value-type="currency" office:currency="EUR" office:value="2880.25">
            <text:p>2 880,25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155]*[.D155]" office:value-type="currency" office:currency="EUR" office:value="4367.32">
            <text:p>4 367,32 €</text:p>
          </table:table-cell>
          <table:table-cell table:style-name="ce8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103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5]*[.S155]" office:value-type="currency" office:currency="EUR" office:value="1435">
            <text:p>1 435,00 €</text:p>
          </table:table-cell>
          <table:table-cell table:style-name="ce77" office:value-type="currency" office:currency="EUR" office:value="93">
            <text:p>93,00 €</text:p>
          </table:table-cell>
          <table:table-cell table:style-name="ce12" table:formula="of:=[.U155]*[.D155]" office:value-type="currency" office:currency="EUR" office:value="3813">
            <text:p>3 813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5]*[.D155]" office:value-type="currency" office:currency="EUR" office:value="3280">
            <text:p>3 28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Y155]*[.D155]" office:value-type="currency" office:currency="EUR" office:value="1066">
            <text:p>1 066,00 €</text:p>
          </table:table-cell>
          <table:table-cell table:style-name="ce12" table:number-columns-repeated="2"/>
          <table:table-cell table:number-columns-repeated="5"/>
          <table:table-cell table:style-name="ce111"/>
          <table:table-cell table:number-columns-repeated="4"/>
        </table:table-row>
        <table:table-row table:style-name="ro1">
          <table:table-cell table:style-name="ce8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103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6]*[.E156]" office:value-type="currency" office:currency="EUR" office:value="980">
            <text:p>98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6]*[.D156]" office:value-type="currency" office:currency="EUR" office:value="560">
            <text:p>560,00 €</text:p>
          </table:table-cell>
          <table:table-cell table:style-name="ce77" office:value-type="currency" office:currency="EUR" office:value="87">
            <text:p>87,00 €</text:p>
          </table:table-cell>
          <table:table-cell table:style-name="ce12" table:formula="of:=[.I156]*[.D156]" office:value-type="currency" office:currency="EUR" office:value="2436">
            <text:p>2 43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6]*[.D156]" office:value-type="currency" office:currency="EUR" office:value="1967">
            <text:p>1 967,00 €</text:p>
          </table:table-cell>
          <table:table-cell table:style-name="ce77" office:value-type="currency" office:currency="EUR" office:value="41.92">
            <text:p>41,92 €</text:p>
          </table:table-cell>
          <table:table-cell table:style-name="ce12" table:formula="of:=[.M156]*[.D156]" office:value-type="currency" office:currency="EUR" office:value="1173.76">
            <text:p>1 173,76 €</text:p>
          </table:table-cell>
          <table:table-cell table:style-name="ce8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103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6]*[.S156]" office:value-type="currency" office:currency="EUR" office:value="980">
            <text:p>980,00 €</text:p>
          </table:table-cell>
          <table:table-cell table:style-name="ce77" office:value-type="currency" office:currency="EUR" office:value="96.5">
            <text:p>96,50 €</text:p>
          </table:table-cell>
          <table:table-cell table:style-name="ce12" table:formula="of:=[.U156]*[.D156]" office:value-type="currency" office:currency="EUR" office:value="2702">
            <text:p>2 702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6]*[.D156]" office:value-type="currency" office:currency="EUR" office:value="2240">
            <text:p>2 24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Y156]*[.D156]" office:value-type="currency" office:currency="EUR" office:value="504">
            <text:p>504,00 €</text:p>
          </table:table-cell>
          <table:table-cell table:style-name="ce12" table:number-columns-repeated="2"/>
          <table:table-cell table:number-columns-repeated="5"/>
          <table:table-cell table:style-name="ce111"/>
          <table:table-cell table:number-columns-repeated="4"/>
        </table:table-row>
        <table:table-row table:style-name="ro1">
          <table:table-cell table:style-name="ce8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57]*[.E157]" office:value-type="currency" office:currency="EUR" office:value="700">
            <text:p>700,00 €</text:p>
          </table:table-cell>
          <table:table-cell table:style-name="ce77" office:value-type="currency" office:currency="EUR" office:value="1550">
            <text:p>1 550,00 €</text:p>
          </table:table-cell>
          <table:table-cell table:style-name="ce12" table:formula="of:=[.G157]*[.D157]" office:value-type="currency" office:currency="EUR" office:value="1550">
            <text:p>1 550,00 €</text:p>
          </table:table-cell>
          <table:table-cell table:style-name="ce77" office:value-type="currency" office:currency="EUR" office:value="5200">
            <text:p>5 200,00 €</text:p>
          </table:table-cell>
          <table:table-cell table:style-name="ce12" table:formula="of:=[.I157]*[.D157]" office:value-type="currency" office:currency="EUR" office:value="5200">
            <text:p>5 200,00 €</text:p>
          </table:table-cell>
          <table:table-cell table:style-name="ce77" office:value-type="currency" office:currency="EUR" office:value="3467">
            <text:p>3 467,00 €</text:p>
          </table:table-cell>
          <table:table-cell table:style-name="ce12" table:formula="of:=[.K157]*[.D157]" office:value-type="currency" office:currency="EUR" office:value="3467">
            <text:p>3 467,00 €</text:p>
          </table:table-cell>
          <table:table-cell table:style-name="ce77" office:value-type="currency" office:currency="EUR" office:value="1987.5">
            <text:p>1 987,50 €</text:p>
          </table:table-cell>
          <table:table-cell table:style-name="ce12" table:formula="of:=[.M157]*[.D157]" office:value-type="currency" office:currency="EUR" office:value="1987.5">
            <text:p>1 987,50 €</text:p>
          </table:table-cell>
          <table:table-cell table:style-name="ce8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157]*[.S157]" office:value-type="currency" office:currency="EUR" office:value="700">
            <text:p>700,00 €</text:p>
          </table:table-cell>
          <table:table-cell table:style-name="ce77" office:value-type="currency" office:currency="EUR" office:value="3226">
            <text:p>3 226,00 €</text:p>
          </table:table-cell>
          <table:table-cell table:style-name="ce12" table:formula="of:=[.U157]*[.D157]" office:value-type="currency" office:currency="EUR" office:value="3226">
            <text:p>3 226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W157]*[.D157]" office:value-type="currency" office:currency="EUR" office:value="3000">
            <text:p>3 000,00 €</text:p>
          </table:table-cell>
          <table:table-cell table:style-name="ce77" office:value-type="currency" office:currency="EUR" office:value="7360">
            <text:p>7 360,00 €</text:p>
          </table:table-cell>
          <table:table-cell table:style-name="ce12" table:formula="of:=[.Y157]*[.D157]" office:value-type="currency" office:currency="EUR" office:value="7360">
            <text:p>7 360,00 €</text:p>
          </table:table-cell>
          <table:table-cell table:style-name="ce12" table:number-columns-repeated="2"/>
          <table:table-cell table:number-columns-repeated="5"/>
          <table:table-cell table:style-name="ce111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10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7])" office:value-type="currency" office:currency="EUR" office:value="130657.42805">
            <text:p>130 657,43 €</text:p>
          </table:table-cell>
          <table:table-cell table:style-name="ce19"/>
          <table:table-cell table:style-name="ce19" table:formula="of:=SUM([.H3:.H157])" office:value-type="currency" office:currency="EUR" office:value="144737.27029">
            <text:p>144 737,27 €</text:p>
          </table:table-cell>
          <table:table-cell table:style-name="ce19"/>
          <table:table-cell table:style-name="ce19" table:formula="of:=SUM([.J3:.J157])" office:value-type="currency" office:currency="EUR" office:value="232880.55217">
            <text:p>232 880,55 €</text:p>
          </table:table-cell>
          <table:table-cell table:style-name="ce19"/>
          <table:table-cell table:style-name="ce19" table:formula="of:=SUM([.L3:.L157])" office:value-type="currency" office:currency="EUR" office:value="139620.9825596">
            <text:p>139 620,98 €</text:p>
          </table:table-cell>
          <table:table-cell table:style-name="ce19"/>
          <table:table-cell table:style-name="ce19" table:formula="of:=SUM([.N3:.N157])" office:value-type="currency" office:currency="EUR" office:value="200875.822633">
            <text:p>200 875,82 €</text:p>
          </table:table-cell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3:.T157])" office:value-type="currency" office:currency="EUR" office:value="132744.0381">
            <text:p>132 744,04 €</text:p>
          </table:table-cell>
          <table:table-cell table:style-name="ce19"/>
          <table:table-cell table:style-name="ce19" table:formula="of:=SUM([.V3:.V157])" office:value-type="currency" office:currency="EUR" office:value="205958.0064946">
            <text:p>205 958,01 €</text:p>
          </table:table-cell>
          <table:table-cell table:style-name="ce19"/>
          <table:table-cell table:style-name="ce19" table:formula="of:=SUM([.X3:.X157])" office:value-type="currency" office:currency="EUR" office:value="225209.37518">
            <text:p>225 209,38 €</text:p>
          </table:table-cell>
          <table:table-cell table:style-name="ce19"/>
          <table:table-cell table:style-name="ce19" table:formula="of:=SUM([.Z3:.Z157])" office:value-type="currency" office:currency="EUR" office:value="192841.07952">
            <text:p>192 841,08 €</text:p>
          </table:table-cell>
          <table:table-cell table:style-name="ce19" table:number-columns-repeated="2"/>
          <table:table-cell table:number-columns-repeated="10"/>
        </table:table-row>
        <table:table-row table:style-name="ro1">
          <table:table-cell/>
          <table:table-cell table:style-name="ce100"/>
          <table:table-cell table:style-name="ce50"/>
          <table:table-cell table:style-name="ce65"/>
          <table:table-cell table:style-name="ce58"/>
          <table:table-cell table:style-name="ce13"/>
          <table:table-cell table:style-name="ce107" office:value-type="string">
            <text:p>rapport offre entreprise / estim Moe :</text:p>
          </table:table-cell>
          <table:table-cell table:style-name="ce78" table:formula="of:=[.H159]/[.F159]" office:value-type="percentage" office:value="1.10776151383151">
            <text:p>110,78%</text:p>
          </table:table-cell>
          <table:table-cell table:style-name="ce45"/>
          <table:table-cell table:style-name="ce78" table:formula="of:=[.J159]/[.F159]" office:value-type="percentage" office:value="1.78237514426567">
            <text:p>178,24%</text:p>
          </table:table-cell>
          <table:table-cell table:style-name="ce45"/>
          <table:table-cell table:style-name="ce78" table:formula="of:=[.L159]/[.F159]" office:value-type="percentage" office:value="1.06860348197096">
            <text:p>106,86%</text:p>
          </table:table-cell>
          <table:table-cell table:style-name="ce45"/>
          <table:table-cell table:style-name="ce78" table:formula="of:=[.N159]/[.F159]" office:value-type="percentage" office:value="1.53742367067052">
            <text:p>153,74%</text:p>
          </table:table-cell>
          <table:table-cell/>
          <table:table-cell table:style-name="ce100"/>
          <table:table-cell table:style-name="ce50"/>
          <table:table-cell table:style-name="ce65"/>
          <table:table-cell table:style-name="ce58"/>
          <table:table-cell table:style-name="ce13"/>
          <table:table-cell table:style-name="ce45"/>
          <table:table-cell table:style-name="ce78" table:formula="of:=[.V159]/[.F159]" office:value-type="percentage" office:value="1.57632068508025">
            <text:p>157,63%</text:p>
          </table:table-cell>
          <table:table-cell table:style-name="ce45"/>
          <table:table-cell table:style-name="ce78" table:formula="of:=[.X159]/[.F159]" office:value-type="percentage" office:value="1.72366300593195">
            <text:p>172,37%</text:p>
          </table:table-cell>
          <table:table-cell table:style-name="ce45"/>
          <table:table-cell table:style-name="ce78" table:formula="of:=[.Z159]/[.F159]" office:value-type="percentage" office:value="1.47592894179888">
            <text:p>147,59%</text:p>
          </table:table-cell>
          <table:table-cell table:style-name="ce45" table:number-columns-repeated="2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5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PAQ-ALU-TP (5)</text:p>
          </table:table-cell>
          <table:covered-table-cell table:style-name="ce92"/>
          <table:table-cell table:style-name="ce92" office:value-type="string" table:number-columns-spanned="2" table:number-rows-spanned="1">
            <text:p>T.B.P (6)</text:p>
          </table:table-cell>
          <table:covered-table-cell table:style-name="ce92"/>
          <table:table-cell table:style-name="ce92" office:value-type="string" table:number-columns-spanned="2" table:number-rows-spanned="1">
            <text:p>4B-BTP (8)</text:p>
          </table:table-cell>
          <table:covered-table-cell table:style-name="ce92"/>
          <table:table-cell table:style-name="ce92" office:value-type="string" table:number-columns-spanned="2" table:number-rows-spanned="1">
            <text:p>S2R (9)</text:p>
          </table:table-cell>
          <table:covered-table-cell table:style-name="ce92"/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FENELON JOVANY (10)</text:p>
          </table:table-cell>
          <table:covered-table-cell table:style-name="ce92"/>
          <table:table-cell table:style-name="ce92" office:value-type="string" table:number-columns-spanned="2" table:number-rows-spanned="1">
            <text:p>STIGMA (13)</text:p>
          </table:table-cell>
          <table:covered-table-cell table:style-name="ce92"/>
          <table:table-cell table:style-name="ce92" office:value-type="string" table:number-columns-spanned="2" table:number-rows-spanned="1">
            <text:p>CAROUPAYE (14)</text:p>
          </table:table-cell>
          <table:covered-table-cell table:style-name="ce92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number-columns-repeated="10"/>
        </table:table-row>
        <table:table-row table:style-name="ro1">
          <table:table-cell table:style-name="ce82"/>
          <table:table-cell table:style-name="ce1"/>
          <table:table-cell table:style-name="ce72"/>
          <table:table-cell table:style-name="ce1" table:number-columns-repeated="11"/>
          <table:table-cell table:style-name="ce82"/>
          <table:table-cell table:style-name="ce1"/>
          <table:table-cell table:style-name="ce72"/>
          <table:table-cell table:style-name="ce1" table:number-columns-repeated="11"/>
          <table:table-cell table:number-columns-repeated="10"/>
        </table:table-row>
        <table:table-row table:style-name="ro1">
          <table:table-cell table:style-name="ce83"/>
          <table:table-cell table:style-name="ce101" office:value-type="string">
            <text:p>VRD – OPTION 1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9"/>
          <table:table-cell table:style-name="ce83"/>
          <table:table-cell table:style-name="ce101" office:value-type="string">
            <text:p>VRD – OPTION 1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9"/>
          <table:table-cell table:number-columns-repeated="6"/>
          <table:table-cell table:style-name="ce108"/>
          <table:table-cell table:number-columns-repeated="3"/>
        </table:table-row>
        <table:table-row table:style-name="ro1">
          <table:table-cell table:style-name="ce83"/>
          <table:table-cell table:style-name="ce101"/>
          <table:table-cell table:style-name="ce73"/>
          <table:table-cell table:style-name="ce91"/>
          <table:table-cell table:style-name="ce12"/>
          <table:table-cell table:style-name="ce5" table:number-columns-repeated="9"/>
          <table:table-cell table:style-name="ce83"/>
          <table:table-cell table:style-name="ce101"/>
          <table:table-cell table:style-name="ce73"/>
          <table:table-cell table:style-name="ce91"/>
          <table:table-cell table:style-name="ce12"/>
          <table:table-cell table:style-name="ce5" table:number-columns-repeated="9"/>
          <table:table-cell table:number-columns-repeated="6"/>
          <table:table-cell table:style-name="ce108"/>
          <table:table-cell table:number-columns-repeated="3"/>
        </table:table-row>
        <table:table-row table:style-name="ro1">
          <table:table-cell table:style-name="ce83" office:value-type="string">
            <text:p>9</text:p>
          </table:table-cell>
          <table:table-cell table:style-name="ce30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83" office:value-type="string">
            <text:p>9</text:p>
          </table:table-cell>
          <table:table-cell table:style-name="ce30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2">
          <table:table-cell table:style-name="ce83" office:value-type="string">
            <text:p>9.1</text:p>
          </table:table-cell>
          <table:table-cell table:style-name="ce31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103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68]*[.E168]" office:value-type="currency" office:currency="EUR" office:value="5490.75">
            <text:p>5 490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68]*[.D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68]*[.D168]" office:value-type="currency" office:currency="EUR" office:value="6588.9">
            <text:p>6 588,90 €</text:p>
          </table:table-cell>
          <table:table-cell table:style-name="ce77" office:value-type="currency" office:currency="EUR" office:value="1.5">
            <text:p>1,50 €</text:p>
          </table:table-cell>
          <table:table-cell table:style-name="ce12" table:formula="of:=[.K168]*[.D168]" office:value-type="currency" office:currency="EUR" office:value="1647.225">
            <text:p>1 647,2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M168]*[.D168]" office:value-type="currency" office:currency="EUR" office:value="21963">
            <text:p>21 963,00 €</text:p>
          </table:table-cell>
          <table:table-cell table:style-name="ce83" office:value-type="string">
            <text:p>9.1</text:p>
          </table:table-cell>
          <table:table-cell table:style-name="ce31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103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68]*[.S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68]*[.D168]" office:value-type="currency" office:currency="EUR" office:value="6588.9">
            <text:p>6 58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68]*[.D168]" office:value-type="currency" office:currency="EUR" office:value="27453.75">
            <text:p>27 453,7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Y168]*[.D168]" office:value-type="currency" office:currency="EUR" office:value="7687.05">
            <text:p>7 687,0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111"/>
          <table:table-cell table:number-columns-repeated="3"/>
        </table:table-row>
        <table:table-row table:style-name="ro2">
          <table:table-cell table:style-name="ce83" office:value-type="string">
            <text:p>9.2</text:p>
          </table:table-cell>
          <table:table-cell table:style-name="ce31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103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D169]*[.E169]" office:value-type="currency" office:currency="EUR" office:value="4392.6">
            <text:p>4 392,6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G169]*[.D169]" office:value-type="currency" office:currency="EUR" office:value="6588.9">
            <text:p>6 588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I169]*[.D169]" office:value-type="currency" office:currency="EUR" office:value="8785.2">
            <text:p>8 785,20 €</text:p>
          </table:table-cell>
          <table:table-cell table:style-name="ce77" office:value-type="currency" office:currency="EUR" office:value="2.7">
            <text:p>2,70 €</text:p>
          </table:table-cell>
          <table:table-cell table:style-name="ce12" table:formula="of:=[.K169]*[.D169]" office:value-type="currency" office:currency="EUR" office:value="2965.005">
            <text:p>2 965,01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69]*[.D169]" office:value-type="currency" office:currency="EUR" office:value="6182.5845">
            <text:p>6 182,58 €</text:p>
          </table:table-cell>
          <table:table-cell table:style-name="ce83" office:value-type="string">
            <text:p>9.2</text:p>
          </table:table-cell>
          <table:table-cell table:style-name="ce31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103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R169]*[.S169]" office:value-type="currency" office:currency="EUR" office:value="4392.6">
            <text:p>4 392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69]*[.D169]" office:value-type="currency" office:currency="EUR" office:value="5490.75">
            <text:p>5 490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W169]*[.D169]" office:value-type="currency" office:currency="EUR" office:value="19766.7">
            <text:p>19 766,7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Y169]*[.D169]" office:value-type="currency" office:currency="EUR" office:value="3294.45">
            <text:p>3 294,4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111"/>
          <table:table-cell table:number-columns-repeated="3"/>
        </table:table-row>
        <table:table-row-group>
          <table:table-row table:style-name="ro2" table:visibility="collapse">
            <table:table-cell table:style-name="ce83" office:value-type="string">
              <text:p>9.3</text:p>
            </table:table-cell>
            <table:table-cell table:style-name="ce31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70]*[.E1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70]*[.D1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0]*[.D170]" office:value-type="currency" office:currency="EUR" office:value="0">
              <text:p>0,00 €</text:p>
            </table:table-cell>
            <table:table-cell table:style-name="ce83" office:value-type="string">
              <text:p>9.3</text:p>
            </table:table-cell>
            <table:table-cell table:style-name="ce31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70]*[.S1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70]*[.D1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111"/>
            <table:table-cell table:number-columns-repeated="3"/>
          </table:table-row>
        </table:table-row-group>
        <table:table-row table:style-name="ro2">
          <table:table-cell table:style-name="ce83" office:value-type="string">
            <text:p>9.4</text:p>
          </table:table-cell>
          <table:table-cell table:style-name="ce31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103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1]*[.E171]" office:value-type="currency" office:currency="EUR" office:value="2986.7">
            <text:p>2 986,7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71]*[.D171]" office:value-type="currency" office:currency="EUR" office:value="7466.75">
            <text:p>7 466,7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71]*[.D171]" office:value-type="currency" office:currency="EUR" office:value="2688.03">
            <text:p>2 688,03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71]*[.D171]" office:value-type="currency" office:currency="EUR" office:value="7093.4125">
            <text:p>7 093,41 €</text:p>
          </table:table-cell>
          <table:table-cell table:style-name="ce83" office:value-type="string">
            <text:p>9.4</text:p>
          </table:table-cell>
          <table:table-cell table:style-name="ce31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103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71]*[.S171]" office:value-type="currency" office:currency="EUR" office:value="2986.7">
            <text:p>2 986,7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71]*[.D171]" office:value-type="currency" office:currency="EUR" office:value="3733.375">
            <text:p>3 733,38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71]*[.D171]" office:value-type="currency" office:currency="EUR" office:value="8960.1">
            <text:p>8 960,10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</text:p>
          </table:table-cell>
          <table:table-cell table:number-columns-repeated="3"/>
          <table:table-cell table:style-name="ce111"/>
          <table:table-cell table:number-columns-repeated="3"/>
        </table:table-row>
        <table:table-row table:style-name="ro1">
          <table:table-cell table:style-name="ce83"/>
          <table:table-cell table:style-name="ce31"/>
          <table:table-cell table:style-name="ce73"/>
          <table:table-cell table:style-name="ce104"/>
          <table:table-cell table:style-name="ce12" table:number-columns-repeated="10"/>
          <table:table-cell table:style-name="ce83"/>
          <table:table-cell table:style-name="ce31"/>
          <table:table-cell table:style-name="ce73"/>
          <table:table-cell table:style-name="ce104"/>
          <table:table-cell table:style-name="ce12" table:number-columns-repeated="10"/>
          <table:table-cell table:number-columns-repeated="6"/>
          <table:table-cell table:style-name="ce111"/>
          <table:table-cell table:number-columns-repeated="3"/>
        </table:table-row>
        <table:table-row table:style-name="ro1">
          <table:table-cell table:style-name="ce83" office:value-type="string">
            <text:p>10</text:p>
          </table:table-cell>
          <table:table-cell table:style-name="ce30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10</text:p>
          </table:table-cell>
          <table:table-cell table:style-name="ce30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2"/>
          <table:table-cell table:style-name="ce13" table:formula="of:=SUM([.F165:.F171])" office:value-type="currency" office:currency="EUR" office:value="12870.05">
            <text:p>12 870,05 €</text:p>
          </table:table-cell>
          <table:table-cell/>
          <table:table-cell table:style-name="ce43" office:value-type="string">
            <text:p>OK</text:p>
          </table:table-cell>
          <table:table-cell table:style-name="ce116" office:value-type="string">
            <text:p>possibilité de proposer en moins-value un bassin en gabion ?</text:p>
          </table:table-cell>
          <table:table-cell table:number-columns-repeated="4"/>
        </table:table-row>
        <table:table-row table:style-name="ro1">
          <table:table-cell table:style-name="ce8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83" office:value-type="string">
            <text:p>10.1.1</text:p>
          </table:table-cell>
          <table:table-cell table:style-name="ce8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75]*[.E175]" office:value-type="currency" office:currency="EUR" office:value="2289.525">
            <text:p>2 289,5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75]*[.D175]" office:value-type="currency" office:currency="EUR" office:value="1068.445">
            <text:p>1 068,4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75]*[.D175]" office:value-type="currency" office:currency="EUR" office:value="839.4925">
            <text:p>839,49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75]*[.D175]" office:value-type="currency" office:currency="EUR" office:value="3052.7">
            <text:p>3 052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5]*[.D175]" office:value-type="currency" office:currency="EUR" office:value="2671.1125">
            <text:p>2 671,11 €</text:p>
          </table:table-cell>
          <table:table-cell table:style-name="ce83" office:value-type="string">
            <text:p>10.1.1</text:p>
          </table:table-cell>
          <table:table-cell table:style-name="ce8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75]*[.S175]" office:value-type="currency" office:currency="EUR" office:value="2289.525">
            <text:p>2 289,5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5]*[.D175]" office:value-type="currency" office:currency="EUR" office:value="1526.35">
            <text:p>1 526,35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5]*[.D175]" office:value-type="currency" office:currency="EUR" office:value="3052.7">
            <text:p>3 052,7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Y175]*[.D175]" office:value-type="currency" office:currency="EUR" office:value="839.4925">
            <text:p>839,49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)+(tranchées de réseau)</text:p>
          </table:table-cell>
          <table:table-cell table:number-columns-repeated="7"/>
        </table:table-row>
        <table:table-row table:style-name="ro2">
          <table:table-cell table:style-name="ce83" office:value-type="string">
            <text:p>10.1.2</text:p>
          </table:table-cell>
          <table:table-cell table:style-name="ce85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76]*[.E17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76]*[.D176]" office:value-type="currency" office:currency="EUR" office:value="0">
            <text:p>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office:value-type="currency" office:currency="EUR" office:value="209.87">
            <text:p>209,87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office:value-type="currency" office:currency="EUR" office:value="763.18">
            <text:p>763,18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office:value-type="currency" office:currency="EUR" office:value="1384.75">
            <text:p>1 384,75 €</text:p>
          </table:table-cell>
          <table:table-cell table:style-name="ce83" office:value-type="string">
            <text:p>10.1.2</text:p>
          </table:table-cell>
          <table:table-cell table:style-name="ce85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76]*[.S17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office:value-type="currency" office:currency="EUR" office:value="95.4">
            <text:p>95,4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office:value-type="currency" office:currency="EUR" office:value="858.57">
            <text:p>858,5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office:value-type="currency" office:currency="EUR" office:value="286.19">
            <text:p>286,19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83" office:value-type="string">
            <text:p>10.2</text:p>
          </table:table-cell>
          <table:table-cell table:style-name="ce31" office:value-type="string">
            <text:p>Canalisation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10.2</text:p>
          </table:table-cell>
          <table:table-cell table:style-name="ce31" office:value-type="string">
            <text:p>Canalisation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10.2.1</text:p>
          </table:table-cell>
          <table:table-cell table:style-name="ce8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8]*[.E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78]*[.D178]" office:value-type="currency" office:currency="EUR" office:value="2430.9">
            <text:p>2 430,9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8]*[.D178]" office:value-type="currency" office:currency="EUR" office:value="3106.15">
            <text:p>3 106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178]*[.D178]" office:value-type="currency" office:currency="EUR" office:value="945.35">
            <text:p>945,3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8]*[.D178]" office:value-type="currency" office:currency="EUR" office:value="4726.75">
            <text:p>4 726,75 €</text:p>
          </table:table-cell>
          <table:table-cell table:style-name="ce83" office:value-type="string">
            <text:p>10.2.1</text:p>
          </table:table-cell>
          <table:table-cell table:style-name="ce8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8]*[.S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178]*[.D178]" office:value-type="currency" office:currency="EUR" office:value="2430.9">
            <text:p>2 430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8]*[.D178]" office:value-type="currency" office:currency="EUR" office:value="5402">
            <text:p>5 402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78]*[.D178]" office:value-type="currency" office:currency="EUR" office:value="2025.75">
            <text:p>2 025,7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+ drain extension)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10.2.2</text:p>
          </table:table-cell>
          <table:table-cell table:style-name="ce85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9]*[.E179]" office:value-type="currency" office:currency="EUR" office:value="640">
            <text:p>64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179]*[.D179]" office:value-type="currency" office:currency="EUR" office:value="800">
            <text:p>800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9]*[.D179]" office:value-type="currency" office:currency="EUR" office:value="736">
            <text:p>736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79]*[.D179]" office:value-type="currency" office:currency="EUR" office:value="448">
            <text:p>448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9]*[.D179]" office:value-type="currency" office:currency="EUR" office:value="1120">
            <text:p>1 120,00 €</text:p>
          </table:table-cell>
          <table:table-cell table:style-name="ce83" office:value-type="string">
            <text:p>10.2.2</text:p>
          </table:table-cell>
          <table:table-cell table:style-name="ce85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9]*[.S179]" office:value-type="currency" office:currency="EUR" office:value="640">
            <text:p>64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9]*[.D179]" office:value-type="currency" office:currency="EUR" office:value="640">
            <text:p>6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W179]*[.D179]" office:value-type="currency" office:currency="EUR" office:value="1216">
            <text:p>1 216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Y179]*[.D179]" office:value-type="currency" office:currency="EUR" office:value="512">
            <text:p>512,00 €</text:p>
          </table:table-cell>
          <table:table-cell table:style-name="ce12" table:number-columns-repeated="2"/>
          <table:table-cell table:number-columns-repeated="2"/>
          <table:table-cell office:value-type="string">
            <text:p>drainage périphérique extension bâtiment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10.2.3</text:p>
          </table:table-cell>
          <table:table-cell table:style-name="ce8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80]*[.E180]" office:value-type="currency" office:currency="EUR" office:value="1530">
            <text:p>1 53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180]*[.D180]" office:value-type="currency" office:currency="EUR" office:value="1683">
            <text:p>1 683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80]*[.D180]" office:value-type="currency" office:currency="EUR" office:value="1785">
            <text:p>1 785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180]*[.D180]" office:value-type="currency" office:currency="EUR" office:value="1785">
            <text:p>1 78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180]*[.D180]" office:value-type="currency" office:currency="EUR" office:value="2422.5">
            <text:p>2 422,50 €</text:p>
          </table:table-cell>
          <table:table-cell table:style-name="ce83" office:value-type="string">
            <text:p>10.2.3</text:p>
          </table:table-cell>
          <table:table-cell table:style-name="ce8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80]*[.S180]" office:value-type="currency" office:currency="EUR" office:value="1530">
            <text:p>1 530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180]*[.D180]" office:value-type="currency" office:currency="EUR" office:value="2346">
            <text:p>2 346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80]*[.D180]" office:value-type="currency" office:currency="EUR" office:value="2550">
            <text:p>2 5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180]*[.D180]" office:value-type="currency" office:currency="EUR" office:value="1581">
            <text:p>1 581,00 €</text:p>
          </table:table-cell>
          <table:table-cell table:style-name="ce12" table:number-columns-repeated="2"/>
          <table:table-cell table:number-columns-repeated="2"/>
          <table:table-cell office:value-type="string">
            <text:p>EP toitures vers tranchées d'infiltration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83" office:value-type="string">
              <text:p>9.1.2.4</text:p>
            </table:table-cell>
            <table:table-cell table:style-name="ce85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181]*[.E1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1]*[.V1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1]*[.D181]" office:value-type="currency" office:currency="EUR" office:value="0">
              <text:p>0,00 €</text:p>
            </table:table-cell>
            <table:table-cell table:style-name="ce83" office:value-type="string">
              <text:p>9.1.2.4</text:p>
            </table:table-cell>
            <table:table-cell table:style-name="ce85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181]*[.S1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1]*[.D1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office:value-type="string">
              <text:p><text:s text:c="3"/></text:p>
            </table:table-cell>
            <table:table-cell table:number-columns-repeated="5"/>
          </table:table-row>
          <table:table-row table:style-name="ro1" table:visibility="collapse">
            <table:table-cell table:style-name="ce83"/>
            <table:table-cell table:style-name="ce8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82]*[.E1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2]*[.V1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2]*[.D182]" office:value-type="currency" office:currency="EUR" office:value="0">
              <text:p>0,00 €</text:p>
            </table:table-cell>
            <table:table-cell table:style-name="ce83"/>
            <table:table-cell table:style-name="ce8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182]*[.S1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2]*[.D18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83" office:value-type="string">
            <text:p>10.3</text:p>
          </table:table-cell>
          <table:table-cell table:style-name="ce31" office:value-type="string">
            <text:p>Regard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10.3</text:p>
          </table:table-cell>
          <table:table-cell table:style-name="ce31" office:value-type="string">
            <text:p>Regard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84]*[.E184]" office:value-type="currency" office:currency="EUR" office:value="6000">
            <text:p>6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184]*[.D184]" office:value-type="currency" office:currency="EUR" office:value="6600">
            <text:p>6 60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184]*[.D184]" office:value-type="currency" office:currency="EUR" office:value="1020">
            <text:p>1 02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184]*[.D184]" office:value-type="currency" office:currency="EUR" office:value="3600">
            <text:p>3 6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184]*[.D184]" office:value-type="currency" office:currency="EUR" office:value="8025">
            <text:p>8 025,00 €</text:p>
          </table:table-cell>
          <table:table-cell table:style-name="ce8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184]*[.S184]" office:value-type="currency" office:currency="EUR" office:value="6000">
            <text:p>6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184]*[.D184]" office:value-type="currency" office:currency="EUR" office:value="4920">
            <text:p>4 92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184]*[.D184]" office:value-type="currency" office:currency="EUR" office:value="6000">
            <text:p>6 0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184]*[.D18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2"/>
          <table:table-cell office:value-type="string">
            <text:p>(regards en pied de chutes)+(regards d'angles)+(regard tranchées d'infiltration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8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85]*[.E185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8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185]*[.S185]" office:value-type="currency" office:currency="EUR" office:value="0">
              <text:p>0,00 €</text:p>
            </table:table-cell>
            <table:table-cell table:style-name="ce12" table:number-columns-repeated="4"/>
            <table:table-cell table:style-name="ce12"/>
            <table:table-cell table:style-name="ce12" table:formula="of:=[.Y185]*[.D18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83" office:value-type="string">
            <text:p>10.4</text:p>
          </table:table-cell>
          <table:table-cell table:style-name="ce31" office:value-type="string">
            <text:p>tranchée d'infiltration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10.4</text:p>
          </table:table-cell>
          <table:table-cell table:style-name="ce31" office:value-type="string">
            <text:p>tranchée d'infiltration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83" office:value-type="string">
            <text:p>10.4.1</text:p>
          </table:table-cell>
          <table:table-cell table:style-name="ce8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D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187]*[.E187]" office:value-type="currency" office:currency="EUR" office:value="405.15">
            <text:p>405,1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187]*[.D187]" office:value-type="currency" office:currency="EUR" office:value="810.3">
            <text:p>810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87]*[.D187]" office:value-type="currency" office:currency="EUR" office:value="1620.6">
            <text:p>1 620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187]*[.D187]" office:value-type="currency" office:currency="EUR" office:value="675.25">
            <text:p>675,2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187]*[.D187]" office:value-type="currency" office:currency="EUR" office:value="1183.038">
            <text:p>1 183,04 €</text:p>
          </table:table-cell>
          <table:table-cell table:style-name="ce83" office:value-type="string">
            <text:p>10.4.1</text:p>
          </table:table-cell>
          <table:table-cell table:style-name="ce8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R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187]*[.S187]" office:value-type="currency" office:currency="EUR" office:value="405.15">
            <text:p>405,15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187]*[.D187]" office:value-type="currency" office:currency="EUR" office:value="918.34">
            <text:p>918,34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187]*[.D187]" office:value-type="currency" office:currency="EUR" office:value="1890.7">
            <text:p>1 890,7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87]*[.D187]" office:value-type="currency" office:currency="EUR" office:value="1620.6">
            <text:p>1 620,6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5"/>
          <table:table-cell table:style-name="ce36"/>
          <table:table-cell/>
        </table:table-row>
        <table:table-row table:style-name="ro2">
          <table:table-cell table:style-name="ce83" office:value-type="string">
            <text:p>10.4.2</text:p>
          </table:table-cell>
          <table:table-cell table:style-name="ce8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05" table:formula="of:=[.D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88]*[.E188]" office:value-type="currency" office:currency="EUR" office:value="6752.5">
            <text:p>6 752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188]*[.D188]" office:value-type="currency" office:currency="EUR" office:value="11816.875">
            <text:p>11 816,88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188]*[.D188]" office:value-type="currency" office:currency="EUR" office:value="10804">
            <text:p>10 804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188]*[.D188]" office:value-type="currency" office:currency="EUR" office:value="14180.25">
            <text:p>14 180,25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188]*[.D188]" office:value-type="currency" office:currency="EUR" office:value="13082.96875">
            <text:p>13 082,97 €</text:p>
          </table:table-cell>
          <table:table-cell table:style-name="ce83" office:value-type="string">
            <text:p>10.4.2</text:p>
          </table:table-cell>
          <table:table-cell table:style-name="ce8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105" table:formula="of:=[.R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88]*[.S188]" office:value-type="currency" office:currency="EUR" office:value="6752.5">
            <text:p>6 752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188]*[.D188]" office:value-type="currency" office:currency="EUR" office:value="11479.25">
            <text:p>11 479,2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31"/>
          <table:table-cell table:style-name="ce73"/>
          <table:table-cell table:style-name="ce91"/>
          <table:table-cell table:style-name="ce12" table:number-columns-repeated="10"/>
          <table:table-cell table:style-name="ce83"/>
          <table:table-cell table:style-name="ce31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174:.F188])" office:value-type="currency" office:currency="EUR" office:value="20318.175">
            <text:p>20 318,18 €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43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83"/>
            <table:table-cell table:style-name="ce31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91]*[.E1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1]*[.V1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1]*[.D191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191]*[.S1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1]*[.D19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31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2]*[.E1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2]*[.V1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2]*[.D192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R192]*[.S1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2]*[.D19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table:style-name="ce108"/>
            <table:table-cell table:number-columns-repeated="5"/>
          </table:table-row>
          <table:table-row table:style-name="ro1" table:visibility="collapse">
            <table:table-cell table:style-name="ce83"/>
            <table:table-cell table:style-name="ce31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193]*[.E19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3]*[.V19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3]*[.D193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193]*[.S19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3]*[.D19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31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94]*[.E19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4]*[.V19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4]*[.D194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94]*[.S19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4]*[.D19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16"/>
            <table:table-cell table:number-columns-repeated="4"/>
          </table:table-row>
          <table:table-row table:style-name="ro1" table:visibility="collapse">
            <table:table-cell table:style-name="ce83"/>
            <table:table-cell table:style-name="ce31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195]*[.E19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5]*[.V19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5]*[.D195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195]*[.S19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5]*[.D19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16"/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31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196]*[.E19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6]*[.V19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6]*[.D196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196]*[.S19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6]*[.D19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31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D197]*[.E19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7]*[.V19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7]*[.D197]" office:value-type="currency" office:currency="EUR" office:value="0">
              <text:p>0,00 €</text:p>
            </table:table-cell>
            <table:table-cell table:style-name="ce83"/>
            <table:table-cell table:style-name="ce31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R197]*[.S19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7]*[.D19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108"/>
            <table:table-cell table:number-columns-repeated="3"/>
          </table:table-row>
        </table:table-row-group>
        <table:table-row table:style-name="ro1">
          <table:table-cell table:style-name="ce83" office:value-type="string">
            <text:p>11.1</text:p>
          </table:table-cell>
          <table:table-cell table:style-name="ce31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98]*[.E198]" office:value-type="currency" office:currency="EUR" office:value="4510">
            <text:p>4 51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98]*[.D198]" office:value-type="currency" office:currency="EUR" office:value="2706">
            <text:p>2 706,00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198]*[.D198]" office:value-type="currency" office:currency="EUR" office:value="7035.6">
            <text:p>7 035,6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198]*[.D198]" office:value-type="currency" office:currency="EUR" office:value="3247.2">
            <text:p>3 247,2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198]*[.D198]" office:value-type="currency" office:currency="EUR" office:value="3496.152">
            <text:p>3 496,15 €</text:p>
          </table:table-cell>
          <table:table-cell table:style-name="ce83" office:value-type="string">
            <text:p>11.1</text:p>
          </table:table-cell>
          <table:table-cell table:style-name="ce31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98]*[.S198]" office:value-type="currency" office:currency="EUR" office:value="4510">
            <text:p>4 510,00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198]*[.D198]" office:value-type="currency" office:currency="EUR" office:value="6494.4">
            <text:p>6 494,4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98]*[.D198]" office:value-type="currency" office:currency="EUR" office:value="2164.8">
            <text:p>2 164,8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198]*[.D198]" office:value-type="currency" office:currency="EUR" office:value="8478.8">
            <text:p>8 478,80 €</text:p>
          </table:table-cell>
          <table:table-cell table:style-name="ce12" table:number-columns-repeated="2"/>
          <table:table-cell table:number-columns-repeated="2"/>
          <table:table-cell office:value-type="string">
            <text:p>accès depuis RD+parking 5 places</text:p>
          </table:table-cell>
          <table:table-cell table:number-columns-repeated="3"/>
          <table:table-cell table:style-name="ce111"/>
          <table:table-cell table:number-columns-repeated="3"/>
        </table:table-row>
        <table:table-row table:style-name="ro1">
          <table:table-cell table:style-name="ce83" office:value-type="string">
            <text:p>11.2</text:p>
          </table:table-cell>
          <table:table-cell table:style-name="ce31" office:value-type="string">
            <text:p>Bordure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11.2</text:p>
          </table:table-cell>
          <table:table-cell table:style-name="ce31" office:value-type="string">
            <text:p>Bordure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6"/>
          <table:table-cell table:style-name="ce108"/>
          <table:table-cell table:number-columns-repeated="3"/>
        </table:table-row>
        <table:table-row table:style-name="ro1">
          <table:table-cell table:style-name="ce83" office:value-type="string">
            <text:p>11.3.1</text:p>
          </table:table-cell>
          <table:table-cell table:style-name="ce8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D200]*[.E200]" office:value-type="currency" office:currency="EUR" office:value="2313.64">
            <text:p>2 313,6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200]*[.D200]" office:value-type="currency" office:currency="EUR" office:value="2148.38">
            <text:p>2 148,38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00]*[.D200]" office:value-type="currency" office:currency="EUR" office:value="3139.94">
            <text:p>3 139,94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200]*[.D200]" office:value-type="currency" office:currency="EUR" office:value="2644.16">
            <text:p>2 644,16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00]*[.D200]" office:value-type="currency" office:currency="EUR" office:value="2892.05">
            <text:p>2 892,05 €</text:p>
          </table:table-cell>
          <table:table-cell table:style-name="ce83" office:value-type="string">
            <text:p>11.3.1</text:p>
          </table:table-cell>
          <table:table-cell table:style-name="ce8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R200]*[.S200]" office:value-type="currency" office:currency="EUR" office:value="2313.64">
            <text:p>2 313,6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200]*[.D200]" office:value-type="currency" office:currency="EUR" office:value="2974.68">
            <text:p>2 974,68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W200]*[.D200]" office:value-type="currency" office:currency="EUR" office:value="2478.9">
            <text:p>2 47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00]*[.D200]" office:value-type="currency" office:currency="EUR" office:value="2065.75">
            <text:p>2 065,75 €</text:p>
          </table:table-cell>
          <table:table-cell table:style-name="ce12" table:number-columns-repeated="2"/>
          <table:table-cell table:number-columns-repeated="6"/>
          <table:table-cell table:style-name="ce108"/>
          <table:table-cell table:number-columns-repeated="3"/>
        </table:table-row>
        <table:table-row-group>
          <table:table-row table:style-name="ro1" table:visibility="collapse">
            <table:table-cell table:style-name="ce83" office:value-type="string">
              <text:p>11.3.2</text:p>
            </table:table-cell>
            <table:table-cell table:style-name="ce85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20">
              <text:p>20,00 €</text:p>
            </table:table-cell>
            <table:table-cell table:style-name="ce12" table:formula="of:=[.D201]*[.E20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1]*[.V20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1]*[.D201]" office:value-type="currency" office:currency="EUR" office:value="0">
              <text:p>0,00 €</text:p>
            </table:table-cell>
            <table:table-cell table:style-name="ce83" office:value-type="string">
              <text:p>11.3.2</text:p>
            </table:table-cell>
            <table:table-cell table:style-name="ce85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103"/>
            <table:table-cell table:style-name="ce12" office:value-type="currency" office:currency="EUR" office:value="20">
              <text:p>20,00 €</text:p>
            </table:table-cell>
            <table:table-cell table:style-name="ce12" table:formula="of:=[.R201]*[.S20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1]*[.D20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5 places</text:p>
            </table:table-cell>
            <table:table-cell/>
            <table:table-cell table:style-name="ce108"/>
            <table:table-cell/>
            <table:table-cell table:style-name="ce111"/>
            <table:table-cell table:number-columns-repeated="3"/>
          </table:table-row>
        </table:table-row-group>
        <table:table-row table:style-name="ro1">
          <table:table-cell table:style-name="ce83"/>
          <table:table-cell table:style-name="ce85"/>
          <table:table-cell table:style-name="ce73"/>
          <table:table-cell table:style-name="ce104"/>
          <table:table-cell table:style-name="ce12" table:number-columns-repeated="10"/>
          <table:table-cell table:style-name="ce83"/>
          <table:table-cell table:style-name="ce85"/>
          <table:table-cell table:style-name="ce73"/>
          <table:table-cell table:style-name="ce104"/>
          <table:table-cell table:style-name="ce12" table:number-columns-repeated="10"/>
          <table:table-cell table:number-columns-repeated="2"/>
          <table:table-cell table:style-name="ce13" table:formula="of:=SUM([.F190:.F201])" office:value-type="currency" office:currency="EUR" office:value="6823.64">
            <text:p>6 823,64 €</text:p>
          </table:table-cell>
          <table:table-cell table:number-columns-repeated="3"/>
          <table:table-cell table:style-name="ce111"/>
          <table:table-cell table:number-columns-repeated="3"/>
        </table:table-row>
        <table:table-row table:style-name="ro1">
          <table:table-cell table:style-name="ce83" office:value-type="string">
            <text:p>12</text:p>
          </table:table-cell>
          <table:table-cell table:style-name="ce30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83" office:value-type="string">
            <text:p>12</text:p>
          </table:table-cell>
          <table:table-cell table:style-name="ce30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43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D204]*[.E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204]*[.D204]" office:value-type="currency" office:currency="EUR" office:value="7500">
            <text:p>7 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204]*[.D204]" office:value-type="currency" office:currency="EUR" office:value="3600">
            <text:p>3 6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204]*[.D204]" office:value-type="currency" office:currency="EUR" office:value="5865">
            <text:p>5 86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204]*[.D204]" office:value-type="currency" office:currency="EUR" office:value="5550">
            <text:p>5 550,00 €</text:p>
          </table:table-cell>
          <table:table-cell table:style-name="ce8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R204]*[.S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204]*[.D204]" office:value-type="currency" office:currency="EUR" office:value="7500">
            <text:p>7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204]*[.D204]" office:value-type="currency" office:currency="EUR" office:value="5700">
            <text:p>5 7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204]*[.D204]" office:value-type="currency" office:currency="EUR" office:value="8850">
            <text:p>8 8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8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205]*[.E205]" office:value-type="currency" office:currency="EUR" office:value="1120">
            <text:p>1 12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05]*[.D205]" office:value-type="currency" office:currency="EUR" office:value="640">
            <text:p>640,00 €</text:p>
          </table:table-cell>
          <table:table-cell table:style-name="ce77" office:value-type="currency" office:currency="EUR" office:value="138">
            <text:p>138,00 €</text:p>
          </table:table-cell>
          <table:table-cell table:style-name="ce12" table:formula="of:=[.I205]*[.D205]" office:value-type="currency" office:currency="EUR" office:value="4416">
            <text:p>4 41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205]*[.D205]" office:value-type="currency" office:currency="EUR" office:value="2248">
            <text:p>2 248,00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205]*[.D205]" office:value-type="currency" office:currency="EUR" office:value="3408.64">
            <text:p>3 408,64 €</text:p>
          </table:table-cell>
          <table:table-cell table:style-name="ce8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205]*[.S205]" office:value-type="currency" office:currency="EUR" office:value="1120">
            <text:p>1 120,00 €</text:p>
          </table:table-cell>
          <table:table-cell table:style-name="ce77" office:value-type="currency" office:currency="EUR" office:value="95.84">
            <text:p>95,84 €</text:p>
          </table:table-cell>
          <table:table-cell table:style-name="ce12" table:formula="of:=[.U205]*[.D205]" office:value-type="currency" office:currency="EUR" office:value="3066.88">
            <text:p>3 066,88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205]*[.D205]" office:value-type="currency" office:currency="EUR" office:value="2560">
            <text:p>2 56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Y205]*[.D205]" office:value-type="currency" office:currency="EUR" office:value="1728">
            <text:p>1 728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8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206]*[.E20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6]*[.V20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6]*[.D206]" office:value-type="currency" office:currency="EUR" office:value="0">
              <text:p>0,00 €</text:p>
            </table:table-cell>
            <table:table-cell table:style-name="ce8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206]*[.S20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6]*[.D20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83"/>
          <table:table-cell table:style-name="ce8"/>
          <table:table-cell table:style-name="ce73"/>
          <table:table-cell table:style-name="ce91"/>
          <table:table-cell table:style-name="ce12" table:number-columns-repeated="10"/>
          <table:table-cell table:style-name="ce83"/>
          <table:table-cell table:style-name="ce8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204:.F206])" office:value-type="currency" office:currency="EUR" office:value="13120">
            <text:p>13 120,00 €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13</text:p>
          </table:table-cell>
          <table:table-cell table:style-name="ce30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13</text:p>
          </table:table-cell>
          <table:table-cell table:style-name="ce30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09]*[.E20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9]*[.V20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9]*[.D209]" office:value-type="currency" office:currency="EUR" office:value="0">
              <text:p>0,00 €</text:p>
            </table:table-cell>
            <table:table-cell table:style-name="ce8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09]*[.S20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9]*[.D20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8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10]*[.E21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0]*[.V2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0]*[.D210]" office:value-type="currency" office:currency="EUR" office:value="0">
              <text:p>0,00 €</text:p>
            </table:table-cell>
            <table:table-cell table:style-name="ce8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10]*[.S2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0]*[.D21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8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211]*[.E211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11]*[.D211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211]*[.D211]" office:value-type="currency" office:currency="EUR" office:value="200">
            <text:p>20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K211]*[.D211]" office:value-type="currency" office:currency="EUR" office:value="215">
            <text:p>215,00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211]*[.D211]" office:value-type="currency" office:currency="EUR" office:value="0">
            <text:p>0,00 €</text:p>
          </table:table-cell>
          <table:table-cell table:style-name="ce8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211]*[.S211]" office:value-type="currency" office:currency="EUR" office:value="1750">
            <text:p>1 75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U211]*[.D211]" office:value-type="currency" office:currency="EUR" office:value="280">
            <text:p>28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211]*[.D211]" office:value-type="currency" office:currency="EUR" office:value="650">
            <text:p>650,00 €</text:p>
          </table:table-cell>
          <table:table-cell table:style-name="ce109" office:value-type="currency" office:currency="EUR" office:value="1020">
            <text:p>1 020,00 €</text:p>
          </table:table-cell>
          <table:table-cell table:style-name="ce12" table:formula="of:=[.Y211]*[.D211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8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12]*[.E212]" office:value-type="currency" office:currency="EUR" office:value="32944.5">
            <text:p>32 944,5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12]*[.D212]" office:value-type="currency" office:currency="EUR" office:value="21963">
            <text:p>21 963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212]*[.D212]" office:value-type="currency" office:currency="EUR" office:value="17570.4">
            <text:p>17 570,40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212]*[.D212]" office:value-type="currency" office:currency="EUR" office:value="21908.0925">
            <text:p>21 908,09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12]*[.D212]" office:value-type="currency" office:currency="EUR" office:value="38435.25">
            <text:p>38 435,25 €</text:p>
          </table:table-cell>
          <table:table-cell table:style-name="ce8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12]*[.S212]" office:value-type="currency" office:currency="EUR" office:value="32944.5">
            <text:p>32 944,5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212]*[.D212]" office:value-type="currency" office:currency="EUR" office:value="32944.5">
            <text:p>32 944,5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212]*[.D212]" office:value-type="currency" office:currency="EUR" office:value="27453.75">
            <text:p>27 45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Y212]*[.D212]" office:value-type="currency" office:currency="EUR" office:value="21963">
            <text:p>21 963,00 €</text:p>
          </table:table-cell>
          <table:table-cell table:style-name="ce12" table:number-columns-repeated="2"/>
          <table:table-cell table:number-columns-repeated="10"/>
        </table:table-row>
        <table:table-row table:style-name="ro6">
          <table:table-cell table:style-name="ce8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4"/>
          <table:table-cell table:style-name="ce115"/>
          <table:table-cell table:number-columns-repeated="5"/>
        </table:table-row>
        <table:table-row table:style-name="ro6">
          <table:table-cell table:style-name="ce8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214]*[.E214]" office:value-type="currency" office:currency="EUR" office:value="1600">
            <text:p>1 6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214]*[.D214]" office:value-type="currency" office:currency="EUR" office:value="2400">
            <text:p>2 4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4]*[.D214]" office:value-type="currency" office:currency="EUR" office:value="560">
            <text:p>560,00 €</text:p>
          </table:table-cell>
          <table:table-cell table:style-name="ce77" office:value-type="currency" office:currency="EUR" office:value="108">
            <text:p>108,00 €</text:p>
          </table:table-cell>
          <table:table-cell table:style-name="ce12" table:formula="of:=[.K214]*[.D214]" office:value-type="currency" office:currency="EUR" office:value="1728">
            <text:p>1 728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M214]*[.D214]" office:value-type="currency" office:currency="EUR" office:value="3120">
            <text:p>3 120,00 €</text:p>
          </table:table-cell>
          <table:table-cell table:style-name="ce8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214]*[.S214]" office:value-type="currency" office:currency="EUR" office:value="1600">
            <text:p>1 600,00 €</text:p>
          </table:table-cell>
          <table:table-cell table:style-name="ce77" office:value-type="currency" office:currency="EUR" office:value="140">
            <text:p>140,00 €</text:p>
          </table:table-cell>
          <table:table-cell table:style-name="ce12" table:formula="of:=[.U214]*[.D214]" office:value-type="currency" office:currency="EUR" office:value="2240">
            <text:p>2 240,0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W214]*[.D214]" office:value-type="currency" office:currency="EUR" office:value="2000">
            <text:p>2 000,00 €</text:p>
          </table:table-cell>
          <table:table-cell table:style-name="ce109" office:value-type="currency" office:currency="EUR" office:value="318.75">
            <text:p>318,75 €</text:p>
          </table:table-cell>
          <table:table-cell table:style-name="ce12" table:formula="of:=[.Y214]*[.D21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4"/>
          <table:table-cell table:style-name="ce115"/>
          <table:table-cell table:number-columns-repeated="5"/>
        </table:table-row>
        <table:table-row-group>
          <table:table-row table:style-name="ro6" table:visibility="collapse">
            <table:table-cell table:style-name="ce8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215]*[.E2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5]*[.D2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5]*[.D215]" office:value-type="currency" office:currency="EUR" office:value="0">
              <text:p>0,00 €</text:p>
            </table:table-cell>
            <table:table-cell table:style-name="ce8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R215]*[.S2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5]*[.D2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5]*[.D215]" office:value-type="currency" office:currency="EUR" office:value="0">
              <text:p>0,00 €</text:p>
            </table:table-cell>
            <table:table-cell table:style-name="ce109" office:value-type="currency" office:currency="EUR" office:value="5">
              <text:p>5,00 €</text:p>
            </table:table-cell>
            <table:table-cell table:style-name="ce12" table:formula="of:=[.Y215]*[.D21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Grand natte éventuellement remplacé par hévéa (hevea brasiliensis), </text:p>
            </table:table-cell>
            <table:table-cell table:number-columns-repeated="4"/>
            <table:table-cell table:style-name="ce118"/>
            <table:table-cell table:number-columns-repeated="2"/>
          </table:table-row>
        </table:table-row-group>
        <table:table-row table:style-name="ro6">
          <table:table-cell table:style-name="ce8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D216]*[.E216]" office:value-type="currency" office:currency="EUR" office:value="4500">
            <text:p>4 5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G216]*[.D216]" office:value-type="currency" office:currency="EUR" office:value="3000">
            <text:p>3 0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6]*[.D216]" office:value-type="currency" office:currency="EUR" office:value="350">
            <text:p>350,00 €</text:p>
          </table:table-cell>
          <table:table-cell table:style-name="ce77" office:value-type="currency" office:currency="EUR" office:value="114">
            <text:p>114,00 €</text:p>
          </table:table-cell>
          <table:table-cell table:style-name="ce12" table:formula="of:=[.K216]*[.D216]" office:value-type="currency" office:currency="EUR" office:value="1140">
            <text:p>1 140,00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M216]*[.D216]" office:value-type="currency" office:currency="EUR" office:value="1700">
            <text:p>1 700,00 €</text:p>
          </table:table-cell>
          <table:table-cell table:style-name="ce8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R216]*[.S216]" office:value-type="currency" office:currency="EUR" office:value="4500">
            <text:p>4 5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U216]*[.D216]" office:value-type="currency" office:currency="EUR" office:value="1500">
            <text:p>1 500,00 €</text:p>
          </table:table-cell>
          <table:table-cell table:style-name="ce77" office:value-type="currency" office:currency="EUR" office:value="131">
            <text:p>131,00 €</text:p>
          </table:table-cell>
          <table:table-cell table:style-name="ce12" table:formula="of:=[.W216]*[.D216]" office:value-type="currency" office:currency="EUR" office:value="1310">
            <text:p>1 310,00 €</text:p>
          </table:table-cell>
          <table:table-cell table:style-name="ce109" office:value-type="currency" office:currency="EUR" office:value="238">
            <text:p>238,00 €</text:p>
          </table:table-cell>
          <table:table-cell table:style-name="ce12" table:formula="of:=[.Y216]*[.D216]" office:value-type="currency" office:currency="EUR" office:value="2380">
            <text:p>2 380,00 €</text:p>
          </table:table-cell>
          <table:table-cell table:style-name="ce12" table:number-columns-repeated="2"/>
          <table:table-cell table:number-columns-repeated="2"/>
          <table:table-cell office:value-type="string">
            <text:p>Latanier rouge éventuellement remplacé par palmier éventail de chine (livistona chinensis), palmiste rouge (acanthophoenix rubra), <text:s/>ou washingtonia (washingtonia robusta)</text:p>
          </table:table-cell>
          <table:table-cell table:number-columns-repeated="7"/>
        </table:table-row>
        <table:table-row table:style-name="ro6">
          <table:table-cell table:style-name="ce8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7]*[.E217]" office:value-type="currency" office:currency="EUR" office:value="90">
            <text:p>9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217]*[.D217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217]*[.D217]" office:value-type="currency" office:currency="EUR" office:value="54">
            <text:p>5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217]*[.D217]" office:value-type="currency" office:currency="EUR" office:value="153">
            <text:p>153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M217]*[.D217]" office:value-type="currency" office:currency="EUR" office:value="270">
            <text:p>270,00 €</text:p>
          </table:table-cell>
          <table:table-cell table:style-name="ce8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7]*[.S217]" office:value-type="currency" office:currency="EUR" office:value="90">
            <text:p>90,00 €</text:p>
          </table:table-cell>
          <table:table-cell table:style-name="ce77" office:value-type="currency" office:currency="EUR" office:value="11.05">
            <text:p>11,05 €</text:p>
          </table:table-cell>
          <table:table-cell table:style-name="ce12" table:formula="of:=[.U217]*[.D217]" office:value-type="currency" office:currency="EUR" office:value="198.9">
            <text:p>198,90 €</text:p>
          </table:table-cell>
          <table:table-cell table:style-name="ce77" office:value-type="currency" office:currency="EUR" office:value="9.8">
            <text:p>9,80 €</text:p>
          </table:table-cell>
          <table:table-cell table:style-name="ce12" table:formula="of:=[.W217]*[.D217]" office:value-type="currency" office:currency="EUR" office:value="176.4">
            <text:p>176,40 €</text:p>
          </table:table-cell>
          <table:table-cell table:style-name="ce109" office:value-type="currency" office:currency="EUR" office:value="318.75">
            <text:p>318,75 €</text:p>
          </table:table-cell>
          <table:table-cell table:style-name="ce12" table:formula="of:=[.Y217]*[.D217]" office:value-type="currency" office:currency="EUR" office:value="5737.5">
            <text:p>5 737,50 €</text:p>
          </table:table-cell>
          <table:table-cell table:style-name="ce12" table:number-columns-repeated="2"/>
          <table:table-cell table:number-columns-repeated="2"/>
          <table:table-cell office:value-type="string">
            <text:p>vétyver</text:p>
          </table:table-cell>
          <table:table-cell table:number-columns-repeated="7"/>
        </table:table-row>
        <table:table-row table:style-name="ro4">
          <table:table-cell table:style-name="ce8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D218]*[.E218]" office:value-type="currency" office:currency="EUR" office:value="5000">
            <text:p>5 0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18]*[.D218]" office:value-type="currency" office:currency="EUR" office:value="850">
            <text:p>85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218]*[.D218]" office:value-type="currency" office:currency="EUR" office:value="2000">
            <text:p>2 000,00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K218]*[.D218]" office:value-type="currency" office:currency="EUR" office:value="105">
            <text:p>105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M218]*[.D218]" office:value-type="currency" office:currency="EUR" office:value="350">
            <text:p>350,00 €</text:p>
          </table:table-cell>
          <table:table-cell table:style-name="ce8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R218]*[.S218]" office:value-type="currency" office:currency="EUR" office:value="5000">
            <text:p>5 000,00 €</text:p>
          </table:table-cell>
          <table:table-cell table:style-name="ce77" office:value-type="currency" office:currency="EUR" office:value="136.5">
            <text:p>136,50 €</text:p>
          </table:table-cell>
          <table:table-cell table:style-name="ce12" table:formula="of:=[.U218]*[.D218]" office:value-type="currency" office:currency="EUR" office:value="136.5">
            <text:p>136,5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W218]*[.D218]" office:value-type="currency" office:currency="EUR" office:value="150">
            <text:p>150,00 €</text:p>
          </table:table-cell>
          <table:table-cell table:style-name="ce109" office:value-type="currency" office:currency="EUR" office:value="1020">
            <text:p>1 020,00 €</text:p>
          </table:table-cell>
          <table:table-cell table:style-name="ce12" table:formula="of:=[.Y218]*[.D218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5"/>
          <table:table-cell table:style-name="ce111"/>
          <table:table-cell table:number-columns-repeated="4"/>
        </table:table-row>
        <table:table-row table:style-name="ro4">
          <table:table-cell table:style-name="ce8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9]*[.E219]" office:value-type="currency" office:currency="EUR" office:value="1689.75">
            <text:p>1 689,7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219]*[.D219]" office:value-type="currency" office:currency="EUR" office:value="844.875">
            <text:p>844,8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219]*[.D219]" office:value-type="currency" office:currency="EUR" office:value="1689.75">
            <text:p>1 689,75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219]*[.D219]" office:value-type="currency" office:currency="EUR" office:value="1669.473">
            <text:p>1 669,47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219]*[.D219]" office:value-type="currency" office:currency="EUR" office:value="1902.6585">
            <text:p>1 902,66 €</text:p>
          </table:table-cell>
          <table:table-cell table:style-name="ce8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9]*[.S219]" office:value-type="currency" office:currency="EUR" office:value="1689.75">
            <text:p>1 689,75 €</text:p>
          </table:table-cell>
          <table:table-cell table:style-name="ce77" office:value-type="currency" office:currency="EUR" office:value="6.43">
            <text:p>6,43 €</text:p>
          </table:table-cell>
          <table:table-cell table:style-name="ce12" table:formula="of:=[.U219]*[.D219]" office:value-type="currency" office:currency="EUR" office:value="2173.0185">
            <text:p>2 173,02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W219]*[.D219]" office:value-type="currency" office:currency="EUR" office:value="2872.575">
            <text:p>2 872,58 €</text:p>
          </table:table-cell>
          <table:table-cell table:style-name="ce109" office:value-type="currency" office:currency="EUR" office:value="11.05">
            <text:p>11,05 €</text:p>
          </table:table-cell>
          <table:table-cell table:style-name="ce12" table:formula="of:=[.Y219]*[.D219]" office:value-type="currency" office:currency="EUR" office:value="3734.3475">
            <text:p>3 734,35 €</text:p>
          </table:table-cell>
          <table:table-cell table:style-name="ce12" table:number-columns-repeated="2"/>
          <table:table-cell table:number-columns-repeated="4"/>
          <table:table-cell table:style-name="ce114"/>
          <table:table-cell table:style-name="ce111"/>
          <table:table-cell table:number-columns-repeated="4"/>
        </table:table-row>
        <table:table-row-group>
          <table:table-row table:style-name="ro4" table:visibility="collapse">
            <table:table-cell table:style-name="ce8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220]*[.E2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0]*[.D2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0]*[.D220]" office:value-type="currency" office:currency="EUR" office:value="0">
              <text:p>0,00 €</text:p>
            </table:table-cell>
            <table:table-cell table:style-name="ce8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R220]*[.S2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0]*[.D22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4">
          <table:table-cell table:style-name="ce8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102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221]*[.E221]" office:value-type="currency" office:currency="EUR" office:value="5200">
            <text:p>5 20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221]*[.D221]" office:value-type="currency" office:currency="EUR" office:value="1300">
            <text:p>1 3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I221]*[.D221]" office:value-type="currency" office:currency="EUR" office:value="1560">
            <text:p>1 560,00 €</text:p>
          </table:table-cell>
          <table:table-cell table:style-name="ce77" office:value-type="currency" office:currency="EUR" office:value="62.9">
            <text:p>62,90 €</text:p>
          </table:table-cell>
          <table:table-cell table:style-name="ce12" table:formula="of:=[.K221]*[.D221]" office:value-type="currency" office:currency="EUR" office:value="1635.4">
            <text:p>1 635,40 €</text:p>
          </table:table-cell>
          <table:table-cell table:style-name="ce77" office:value-type="currency" office:currency="EUR" office:value="107.5">
            <text:p>107,50 €</text:p>
          </table:table-cell>
          <table:table-cell table:style-name="ce12" table:formula="of:=[.M221]*[.D221]" office:value-type="currency" office:currency="EUR" office:value="2795">
            <text:p>2 795,00 €</text:p>
          </table:table-cell>
          <table:table-cell table:style-name="ce8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102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221]*[.S221]" office:value-type="currency" office:currency="EUR" office:value="5200">
            <text:p>5 200,00 €</text:p>
          </table:table-cell>
          <table:table-cell table:style-name="ce77" office:value-type="currency" office:currency="EUR" office:value="84">
            <text:p>84,00 €</text:p>
          </table:table-cell>
          <table:table-cell table:style-name="ce12" table:formula="of:=[.U221]*[.D221]" office:value-type="currency" office:currency="EUR" office:value="2184">
            <text:p>2 184,00 €</text:p>
          </table:table-cell>
          <table:table-cell table:style-name="ce77" office:value-type="currency" office:currency="EUR" office:value="72.4">
            <text:p>72,40 €</text:p>
          </table:table-cell>
          <table:table-cell table:style-name="ce12" table:formula="of:=[.W221]*[.D221]" office:value-type="currency" office:currency="EUR" office:value="1882.4">
            <text:p>1 882,4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Y221]*[.D221]" office:value-type="currency" office:currency="EUR" office:value="2080">
            <text:p>2 080,00 €</text:p>
          </table:table-cell>
          <table:table-cell table:style-name="ce12" table:number-columns-repeated="2"/>
          <table:table-cell table:number-columns-repeated="5"/>
          <table:table-cell table:style-name="ce111"/>
          <table:table-cell table:number-columns-repeated="4"/>
        </table:table-row>
        <table:table-row table:style-name="ro1">
          <table:table-cell table:style-name="ce8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D222]*[.E222]" office:value-type="currency" office:currency="EUR" office:value="2500">
            <text:p>2 50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22]*[.D222]" office:value-type="currency" office:currency="EUR" office:value="1000">
            <text:p>1 0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I222]*[.D222]" office:value-type="currency" office:currency="EUR" office:value="3000">
            <text:p>3 000,00 €</text:p>
          </table:table-cell>
          <table:table-cell table:style-name="ce77" office:value-type="currency" office:currency="EUR" office:value="1980">
            <text:p>1 980,00 €</text:p>
          </table:table-cell>
          <table:table-cell table:style-name="ce12" table:formula="of:=[.K222]*[.D222]" office:value-type="currency" office:currency="EUR" office:value="1980">
            <text:p>1 980,00 €</text:p>
          </table:table-cell>
          <table:table-cell table:style-name="ce77" office:value-type="currency" office:currency="EUR" office:value="4562.5">
            <text:p>4 562,50 €</text:p>
          </table:table-cell>
          <table:table-cell table:style-name="ce12" table:formula="of:=[.M222]*[.D222]" office:value-type="currency" office:currency="EUR" office:value="4562.5">
            <text:p>4 562,50 €</text:p>
          </table:table-cell>
          <table:table-cell table:style-name="ce8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R222]*[.S222]" office:value-type="currency" office:currency="EUR" office:value="2500">
            <text:p>2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222]*[.D222]" office:value-type="currency" office:currency="EUR" office:value="2200">
            <text:p>2 20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222]*[.D222]" office:value-type="currency" office:currency="EUR" office:value="3520">
            <text:p>3 520,00 €</text:p>
          </table:table-cell>
          <table:table-cell table:style-name="ce77" office:value-type="currency" office:currency="EUR" office:value="3125">
            <text:p>3 125,00 €</text:p>
          </table:table-cell>
          <table:table-cell table:style-name="ce12" table:formula="of:=[.Y222]*[.D222]" office:value-type="currency" office:currency="EUR" office:value="3125">
            <text:p>3 125,00 €</text:p>
          </table:table-cell>
          <table:table-cell table:style-name="ce12" table:number-columns-repeated="2"/>
          <table:table-cell table:number-columns-repeated="4"/>
          <table:table-cell table:style-name="ce96" table:formula="of:=NA()"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style-name="ce83"/>
          <table:table-cell table:style-name="ce70"/>
          <table:table-cell table:style-name="ce73"/>
          <table:table-cell table:style-name="ce91"/>
          <table:table-cell table:style-name="ce12" table:number-columns-repeated="10"/>
          <table:table-cell table:style-name="ce83"/>
          <table:table-cell table:style-name="ce70"/>
          <table:table-cell table:style-name="ce73"/>
          <table:table-cell table:style-name="ce91"/>
          <table:table-cell table:style-name="ce12" table:number-columns-repeated="10"/>
          <table:table-cell table:number-columns-repeated="2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14</text:p>
          </table:table-cell>
          <table:table-cell table:style-name="ce30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14</text:p>
          </table:table-cell>
          <table:table-cell table:style-name="ce30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8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6]*[.E226]" office:value-type="currency" office:currency="EUR" office:value="450">
            <text:p>4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226]*[.D226]" office:value-type="currency" office:currency="EUR" office:value="4500">
            <text:p>4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226]*[.D226]" office:value-type="currency" office:currency="EUR" office:value="2550">
            <text:p>2 5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226]*[.D226]" office:value-type="currency" office:currency="EUR" office:value="5400">
            <text:p>5 4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226]*[.D226]" office:value-type="currency" office:currency="EUR" office:value="1912.5">
            <text:p>1 912,50 €</text:p>
          </table:table-cell>
          <table:table-cell table:style-name="ce8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R226]*[.S226]" office:value-type="currency" office:currency="EUR" office:value="450">
            <text:p>45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226]*[.D226]" office:value-type="currency" office:currency="EUR" office:value="3780">
            <text:p>3 78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226]*[.D226]" office:value-type="currency" office:currency="EUR" office:value="5100">
            <text:p>5 1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226]*[.D226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83" office:value-type="string">
            <text:p>14.2</text:p>
          </table:table-cell>
          <table:table-cell table:style-name="ce31" office:value-type="string">
            <text:p>Corbeilles</text:p>
          </table:table-cell>
          <table:table-cell table:style-name="ce73"/>
          <table:table-cell table:style-name="ce91"/>
          <table:table-cell table:style-name="ce12" table:number-columns-repeated="10"/>
          <table:table-cell table:style-name="ce83" office:value-type="string">
            <text:p>14.2</text:p>
          </table:table-cell>
          <table:table-cell table:style-name="ce31" office:value-type="string">
            <text:p>Corbeilles</text:p>
          </table:table-cell>
          <table:table-cell table:style-name="ce73"/>
          <table:table-cell table:style-name="ce91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8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28]*[.E228]" office:value-type="currency" office:currency="EUR" office:value="500">
            <text:p>5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28]*[.D228]" office:value-type="currency" office:currency="EUR" office:value="1700">
            <text:p>1 700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I228]*[.D228]" office:value-type="currency" office:currency="EUR" office:value="390">
            <text:p>39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K228]*[.D228]" office:value-type="currency" office:currency="EUR" office:value="1200">
            <text:p>1 200,00 €</text:p>
          </table:table-cell>
          <table:table-cell table:style-name="ce77" office:value-type="currency" office:currency="EUR" office:value="231.25">
            <text:p>231,25 €</text:p>
          </table:table-cell>
          <table:table-cell table:style-name="ce12" table:formula="of:=[.M228]*[.D228]" office:value-type="currency" office:currency="EUR" office:value="462.5">
            <text:p>462,50 €</text:p>
          </table:table-cell>
          <table:table-cell table:style-name="ce8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R228]*[.S228]" office:value-type="currency" office:currency="EUR" office:value="500">
            <text:p>5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228]*[.D228]" office:value-type="currency" office:currency="EUR" office:value="1100">
            <text:p>1 10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W228]*[.D228]" office:value-type="currency" office:currency="EUR" office:value="900">
            <text:p>9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Y228]*[.D228]" office:value-type="currency" office:currency="EUR" office:value="1350">
            <text:p>1 3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8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style-name="ce8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number-columns-repeated="10"/>
        </table:table-row>
        <table:table-row table:style-name="ro1">
          <table:table-cell table:number-columns-repeated="30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66:.F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H166:.H230])" office:value-type="currency" office:currency="EUR" office:value="96578.175">
            <text:p>96 578,18 €</text:p>
          </table:table-cell>
          <table:table-cell table:style-name="ce19"/>
          <table:table-cell table:style-name="ce19" table:formula="of:=SUM([.J166:.J230])" office:value-type="currency" office:currency="EUR" office:value="101531.1025">
            <text:p>101 531,10 €</text:p>
          </table:table-cell>
          <table:table-cell table:style-name="ce19"/>
          <table:table-cell table:style-name="ce19" table:formula="of:=SUM([.L166:.L230])" office:value-type="currency" office:currency="EUR" office:value="83888.3155">
            <text:p>83 888,32 €</text:p>
          </table:table-cell>
          <table:table-cell table:style-name="ce19"/>
          <table:table-cell table:style-name="ce19" table:formula="of:=SUM([.N166:.N230])" office:value-type="currency" office:currency="EUR" office:value="140712.36675">
            <text:p>140 712,37 €</text:p>
          </table:table-cell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166:.T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V166:.V230])" office:value-type="currency" office:currency="EUR" office:value="112656.0185">
            <text:p>112 656,02 €</text:p>
          </table:table-cell>
          <table:table-cell table:style-name="ce19"/>
          <table:table-cell table:style-name="ce19" table:formula="of:=SUM([.X166:.X230])" office:value-type="currency" office:currency="EUR" office:value="160222.57">
            <text:p>160 222,57 €</text:p>
          </table:table-cell>
          <table:table-cell table:style-name="ce19"/>
          <table:table-cell table:style-name="ce19" table:formula="of:=SUM([.Z166:.Z230])" office:value-type="currency" office:currency="EUR" office:value="114568.28">
            <text:p>114 568,28 €</text:p>
          </table:table-cell>
          <table:table-cell table:style-name="ce19"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ce13"/>
          <table:table-cell table:style-name="ce107" office:value-type="string">
            <text:p>rapport offre entreprise / estim Moe :</text:p>
          </table:table-cell>
          <table:table-cell table:style-name="ce78" table:formula="of:=[.H231]/[.F231]" office:value-type="percentage" office:value="0.88315294485361">
            <text:p>88,32%</text:p>
          </table:table-cell>
          <table:table-cell/>
          <table:table-cell table:style-name="ce78" table:formula="of:=[.J231]/[.F231]" office:value-type="percentage" office:value="0.928444673624333">
            <text:p>92,84%</text:p>
          </table:table-cell>
          <table:table-cell/>
          <table:table-cell table:style-name="ce78" table:formula="of:=[.L231]/[.F231]" office:value-type="percentage" office:value="0.767111336206485">
            <text:p>76,71%</text:p>
          </table:table-cell>
          <table:table-cell/>
          <table:table-cell table:style-name="ce78" table:formula="of:=[.N231]/[.F231]" office:value-type="percentage" office:value="1.28673523881129">
            <text:p>128,67%</text:p>
          </table:table-cell>
          <table:table-cell table:number-columns-repeated="5"/>
          <table:table-cell table:style-name="ce13"/>
          <table:table-cell/>
          <table:table-cell table:style-name="ce78" table:formula="of:=[.V231]/[.H231]" office:value-type="percentage" office:value="1.16647491526942">
            <text:p>116,65%</text:p>
          </table:table-cell>
          <table:table-cell/>
          <table:table-cell table:style-name="ce78" table:formula="of:=[.X231]/[.F231]" office:value-type="percentage" office:value="1.46514504470097">
            <text:p>146,51%</text:p>
          </table:table-cell>
          <table:table-cell/>
          <table:table-cell table:style-name="ce78" table:formula="of:=[.Z231]/[.F231]" office:value-type="percentage" office:value="1.04766230951054">
            <text:p>104,77%</text:p>
          </table:table-cell>
          <table:table-cell table:number-columns-repeated="12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3"/>
          <table:table-cell table:style-name="ce106"/>
          <table:table-cell table:number-columns-repeated="3"/>
          <table:table-cell table:style-name="ce108"/>
          <table:table-cell table:number-columns-repeated="9"/>
          <table:table-cell table:style-name="ce106"/>
          <table:table-cell table:number-columns-repeated="20"/>
        </table:table-row>
        <table:table-row table:style-name="ro1" table:number-rows-repeated="1048339">
          <table:table-cell table:number-columns-repeated="38"/>
        </table:table-row>
        <table:table-row table:style-name="ro1">
          <table:table-cell table:number-columns-repeated="38"/>
        </table:table-row>
        <table:named-expressions/>
      </table:table>
      <table:table table:name="01c gros oeuvre" table:style-name="ta8" table:print-ranges="'01c gros oeuvre'.A1:'01c gros oeuvre'.H117">
        <office:forms form:automatic-focus="false" form:apply-design-mode="false"/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-group table:display="false">
          <table:table-column table:style-name="co13" table:visibility="collapse" table:number-columns-repeated="2" table:default-cell-style-name="ce13"/>
        </table:table-column-group>
        <table:table-column table:style-name="co13" table:default-cell-style-name="ce13"/>
        <table:table-column table:style-name="co16" table:default-cell-style-name="ce13"/>
        <table:table-column table:style-name="co13" table:default-cell-style-name="ce13"/>
        <table:table-column-group>
          <table:table-column table:style-name="co13" table:number-columns-repeated="2" table:default-cell-style-name="ce13"/>
          <table:table-column-group table:display="false">
            <table:table-column table:style-name="co14" table:visibility="collapse" table:number-columns-repeated="8" table:default-cell-style-name="Default"/>
          </table:table-column-group>
        </table:table-column-group>
        <table:table-column table:style-name="co6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SIOU (11)</text:p>
          </table:table-cell>
          <table:covered-table-cell table:style-name="ce92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 office:value-type="string">
            <text:p>1.1</text:p>
          </table:table-cell>
          <table:table-cell table:style-name="ce8" office:value-type="string">
            <text:p>Études d'exécution et synthèse gros œuvre (EXE+SYN) 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D5]*[.E5]" office:value-type="currency" office:currency="EUR" office:value="3000">
            <text:p>3 0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5]*[.D5]" office:value-type="currency" office:currency="EUR" office:value="5990">
            <text:p>5 990,00 €</text:p>
          </table:table-cell>
          <table:table-cell table:style-name="ce69" office:value-type="percentage" office:value="0.7">
            <text:p>70,00%</text:p>
          </table:table-cell>
          <table:table-cell table:style-name="ce69" office:value-type="percentage" office:value="0.9">
            <text:p>90,00%</text:p>
          </table:table-cell>
          <table:table-cell table:style-name="ce12" table:formula="of:=[.H5]*([.J5]-[.I5])" office:value-type="currency" office:currency="EUR" office:value="1198">
            <text:p>1 198,00 €</text:p>
          </table:table-cell>
          <table:table-cell table:number-columns-repeated="3"/>
          <table:table-cell table:style-name="ce36" office:value-type="string">
            <text:p>plancher BA à reprendre suite démolition mur refend</text:p>
          </table:table-cell>
          <table:table-cell table:number-columns-repeated="3"/>
          <table:table-cell office:value-type="string">
            <text:p>800E/m3</text:p>
          </table:table-cell>
          <table:table-cell table:style-name="ce95"/>
        </table:table-row>
        <table:table-row table:style-name="ro1">
          <table:table-cell table:style-name="ce83" office:value-type="string">
            <text:p>1.2</text:p>
          </table:table-cell>
          <table:table-cell table:style-name="ce8" office:value-type="string">
            <text:p>Pilotage et coordination</text:p>
          </table:table-cell>
          <table:table-cell table:style-name="ce73" office:value-type="string">
            <text:p>Ens</text:p>
          </table:table-cell>
          <table:table-cell table:style-name="ce91" office:value-type="float" office:value="1">
            <text:p>1,00</text:p>
          </table:table-cell>
          <table:table-cell table:style-name="ce77" table:formula="of:=659000*0.0155" office:value-type="currency" office:currency="EUR" office:value="10214.5">
            <text:p>10 214,50 €</text:p>
          </table:table-cell>
          <table:table-cell table:style-name="ce12" table:formula="of:=[.D6]*[.E6]" office:value-type="currency" office:currency="EUR" office:value="10214.5">
            <text:p>10 214,5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G6]*[.D6]" office:value-type="currency" office:currency="EUR" office:value="7550">
            <text:p>7 550,00 €</text:p>
          </table:table-cell>
          <table:table-cell table:number-columns-repeated="2" table:style-name="ce69" office:value-type="percentage" office:value="0.75">
            <text:p>75,00%</text:p>
          </table:table-cell>
          <table:table-cell table:style-name="ce12" table:formula="of:=[.H6]*([.J6]-[.I6])" office:value-type="currency" office:currency="EUR" office:value="0">
            <text:p>0,00 €</text:p>
          </table:table-cell>
          <table:table-cell table:number-columns-repeated="3"/>
          <table:table-cell table:style-name="ce36"/>
          <table:table-cell table:number-columns-repeated="4"/>
          <table:table-cell table:style-name="ce95"/>
        </table:table-row>
        <table:table-row table:style-name="ro1">
          <table:table-cell table:style-name="ce83" office:value-type="string">
            <text:p>1.3</text:p>
          </table:table-cell>
          <table:table-cell table:style-name="ce8" office:value-type="string">
            <text:p>Installation et gestion de chantier suivant CCAP, repliement</text:p>
          </table:table-cell>
          <table:table-cell table:style-name="ce73" office:value-type="string">
            <text:p>Ens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7]*[.E7]" office:value-type="currency" office:currency="EUR" office:value="3500">
            <text:p>3 5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7]*[.D7]" office:value-type="currency" office:currency="EUR" office:value="5990">
            <text:p>5 990,00 €</text:p>
          </table:table-cell>
          <table:table-cell table:number-columns-repeated="2" table:style-name="ce69" office:value-type="percentage" office:value="0.9">
            <text:p>90,00%</text:p>
          </table:table-cell>
          <table:table-cell table:style-name="ce12" table:formula="of:=[.H7]*([.J7]-[.I7])" office:value-type="currency" office:currency="EUR" office:value="0">
            <text:p>0,00 €</text:p>
          </table:table-cell>
          <table:table-cell table:number-columns-repeated="3"/>
          <table:table-cell table:style-name="ce36"/>
          <table:table-cell table:number-columns-repeated="4"/>
          <table:table-cell table:style-name="ce95"/>
        </table:table-row>
        <table:table-row table:style-name="ro1">
          <table:table-cell table:style-name="ce83" office:value-type="string">
            <text:p>1.4</text:p>
          </table:table-cell>
          <table:table-cell table:style-name="ce8" office:value-type="string">
            <text:p>Protection et sécurité de chantier</text:p>
          </table:table-cell>
          <table:table-cell table:style-name="ce73" office:value-type="string">
            <text:p>Ens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5300">
            <text:p>5 300,00 €</text:p>
          </table:table-cell>
          <table:table-cell table:style-name="ce12" table:formula="of:=[.D8]*[.E8]" office:value-type="currency" office:currency="EUR" office:value="5300">
            <text:p>5 3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8]*[.D8]" office:value-type="currency" office:currency="EUR" office:value="3990">
            <text:p>3 990,00 €</text:p>
          </table:table-cell>
          <table:table-cell table:number-columns-repeated="2" table:style-name="ce69" office:value-type="percentage" office:value="0.9">
            <text:p>90,00%</text:p>
          </table:table-cell>
          <table:table-cell table:style-name="ce12" table:formula="of:=[.H8]*([.J8]-[.I8])" office:value-type="currency" office:currency="EUR" office:value="0">
            <text:p>0,00 €</text:p>
          </table:table-cell>
          <table:table-cell/>
          <table:table-cell office:value-type="string">
            <text:p>PM : lineaire clôture de chantier</text:p>
          </table:table-cell>
          <table:table-cell/>
          <table:table-cell table:style-name="ce96" table:formula="of:=15+40+64" office:value-type="float" office:value="119">
            <text:p>119</text:p>
          </table:table-cell>
          <table:table-cell office:value-type="string">
            <text:p>clôture tôle </text:p>
          </table:table-cell>
          <table:table-cell table:style-name="ce13" office:value-type="currency" office:currency="EUR" office:value="45">
            <text:p>45,00 €</text:p>
          </table:table-cell>
          <table:table-cell office:value-type="string">
            <text:p>/ml</text:p>
          </table:table-cell>
          <table:table-cell table:style-name="ce13" table:formula="of:=[.O8]*[.Q8]" office:value-type="currency" office:currency="EUR" office:value="5355">
            <text:p>5 355,00 €</text:p>
          </table:table-cell>
          <table:table-cell table:style-name="ce95"/>
        </table:table-row>
        <table:table-row table:style-name="ro1">
          <table:table-cell table:style-name="ce83" office:value-type="string">
            <text:p>1.5</text:p>
          </table:table-cell>
          <table:table-cell table:style-name="ce8" office:value-type="string">
            <text:p>Implantation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9]*[.E9]" office:value-type="currency" office:currency="EUR" office:value="1000">
            <text:p>1 00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9]*[.D9]" office:value-type="currency" office:currency="EUR" office:value="1190">
            <text:p>1 19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9]*([.J9]-[.I9])" office:value-type="currency" office:currency="EUR" office:value="0">
            <text:p>0,00 €</text:p>
          </table:table-cell>
          <table:table-cell table:number-columns-repeated="2"/>
          <table:table-cell table:style-name="ce108"/>
          <table:table-cell table:number-columns-repeated="5"/>
          <table:table-cell table:style-name="ce95"/>
        </table:table-row>
        <table:table-row-group table:display="false">
          <table:table-row table:style-name="ro1" table:visibility="collapse">
            <table:table-cell table:style-name="ce83" office:value-type="string">
              <text:p>1.5</text:p>
            </table:table-cell>
            <table:table-cell table:style-name="ce8" office:value-type="string">
              <text:p>Constat d'huissier</text:p>
            </table:table-cell>
            <table:table-cell table:style-name="ce73" office:value-type="string">
              <text:p>U</text:p>
            </table:table-cell>
            <table:table-cell table:style-name="ce91" office:value-type="float" office:value="1">
              <text:p>1,00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10]*[.D10]" office:value-type="currency" office:currency="EUR" office:value="3">
              <text:p>3,00 €</text:p>
            </table:table-cell>
            <table:table-cell table:style-name="ce12" table:number-columns-repeated="3"/>
            <table:table-cell table:number-columns-repeated="2"/>
            <table:table-cell table:style-name="ce124"/>
            <table:table-cell table:number-columns-repeated="6"/>
          </table:table-row>
        </table:table-row-group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 office:value-type="string">
            <text:p>2</text:p>
          </table:table-cell>
          <table:table-cell table:style-name="ce6" office:value-type="string">
            <text:p>GROS OEUV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 office:value-type="string">
            <text:p>2.1</text:p>
          </table:table-cell>
          <table:table-cell table:style-name="ce5" office:value-type="string">
            <text:p>FOUILLES POUR FONDATION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8"/>
          <table:table-cell office:value-type="string">
            <text:p><text:s/></text:p>
          </table:table-cell>
        </table:table-row>
        <table:table-row table:style-name="ro2">
          <table:table-cell table:style-name="ce83" office:value-type="string">
            <text:p>2.1.1</text:p>
          </table:table-cell>
          <table:table-cell table:style-name="ce8" office:value-type="string">
            <text:p>Fouilles en terrain de tte natu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+[.D21]" office:value-type="float" office:value="8.303">
            <text:p>8,3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4]*[.E14]" office:value-type="currency" office:currency="EUR" office:value="415.15">
            <text:p>415,1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373.635">
            <text:p>373,64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4]*([.J14]-[.I14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2">
          <table:table-cell table:style-name="ce83" office:value-type="string">
            <text:p>2.1.2</text:p>
          </table:table-cell>
          <table:table-cell table:style-name="ce8" office:value-type="string">
            <text:p>Terrassements en terrain rocheux (provision de 40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]*0.4" office:value-type="float" office:value="3.3212">
            <text:p>3,32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5]*[.E15]" office:value-type="currency" office:currency="EUR" office:value="83.03">
            <text:p>83,03 €</text:p>
          </table:table-cell>
          <table:table-cell table:style-name="ce77" office:value-type="currency" office:currency="EUR" office:value="89">
            <text:p>89,00 €</text:p>
          </table:table-cell>
          <table:table-cell table:style-name="ce12" table:formula="of:=[.G15]*[.D15]" office:value-type="currency" office:currency="EUR" office:value="295.5868">
            <text:p>295,59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15]*([.J15]-[.I15])" office:value-type="currency" office:currency="EUR" office:value="0">
            <text:p>0,00 €</text:p>
          </table:table-cell>
          <table:table-cell table:number-columns-repeated="2"/>
          <table:table-cell table:style-name="ce108"/>
          <table:table-cell table:number-columns-repeated="6"/>
        </table:table-row>
        <table:table-row table:style-name="ro1">
          <table:table-cell table:style-name="ce83" office:value-type="string">
            <text:p>2.1.3</text:p>
          </table:table-cell>
          <table:table-cell table:style-name="ce8" office:value-type="string">
            <text:p>Contrôles au fleuret</text:p>
          </table:table-cell>
          <table:table-cell table:style-name="ce73" office:value-type="string">
            <text:p>Ens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700">
            <text:p>700,00 €</text:p>
          </table:table-cell>
          <table:table-cell table:style-name="ce12" table:formula="of:=[.D16]*[.E16]" office:value-type="currency" office:currency="EUR" office:value="700">
            <text:p>7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16]*[.D16]" office:value-type="currency" office:currency="EUR" office:value="3990">
            <text:p>3 99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6]*([.J16]-[.I16])" office:value-type="currency" office:currency="EUR" office:value="0">
            <text:p>0,00 €</text:p>
          </table:table-cell>
          <table:table-cell table:number-columns-repeated="2"/>
          <table:table-cell table:style-name="ce108"/>
          <table:table-cell table:number-columns-repeated="6"/>
        </table:table-row>
        <table:table-row table:style-name="ro1">
          <table:table-cell table:style-name="ce83" office:value-type="string">
            <text:p>2.2</text:p>
          </table:table-cell>
          <table:table-cell table:style-name="ce5" office:value-type="string">
            <text:p>INFRA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 office:value-type="string">
            <text:p>2.2.1</text:p>
          </table:table-cell>
          <table:table-cell table:style-name="ce8" office:value-type="string">
            <text:p>Traitement antitermites par film</text:p>
          </table:table-cell>
          <table:table-cell table:style-name="ce73" office:value-type="string">
            <text:p>M²</text:p>
          </table:table-cell>
          <table:table-cell table:style-name="ce76" table:formula="of:=((3*8)-(22.8*0.2))+(15*3.23)" office:value-type="float" office:value="67.89">
            <text:p>67,89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8]*[.E18]" office:value-type="currency" office:currency="EUR" office:value="1018.35">
            <text:p>1 018,35 €</text:p>
          </table:table-cell>
          <table:table-cell table:style-name="ce77" office:value-type="currency" office:currency="EUR" office:value="10.9">
            <text:p>10,90 €</text:p>
          </table:table-cell>
          <table:table-cell table:style-name="ce12" table:formula="of:=[.G18]*[.D18]" office:value-type="currency" office:currency="EUR" office:value="740.001">
            <text:p>74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8]*([.J18]-[.I18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2">
          <table:table-cell table:style-name="ce83" office:value-type="string">
            <text:p>2.2.2</text:p>
          </table:table-cell>
          <table:table-cell table:style-name="ce8" office:value-type="string">
            <text:p>Béton de propreté pour fondatio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3*1.5*3.23)*2)+(0.3*0.4*22.8)" office:value-type="float" office:value="5.643">
            <text:p>5,64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19]*[.E19]" office:value-type="currency" office:currency="EUR" office:value="1128.6">
            <text:p>1 128,6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G19]*[.D19]" office:value-type="currency" office:currency="EUR" office:value="1241.46">
            <text:p>1 241,46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19]*([.J19]-[.I19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83" office:value-type="string">
            <text:p>2.2.3</text:p>
          </table:table-cell>
          <table:table-cell table:style-name="ce8" office:value-type="string">
            <text:p>Béton pour semelles filantes &amp; isolées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2*1*3.23)*2)+(0.2*0.3*22.8)" office:value-type="float" office:value="2.66">
            <text:p>2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1]*[.E21]" office:value-type="currency" office:currency="EUR" office:value="798">
            <text:p>798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1]*[.D21]" office:value-type="currency" office:currency="EUR" office:value="771.4">
            <text:p>771,4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1]*([.J21]-[.I21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99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3.23+1)*2*0.2)+(22.8*2*0.2)" office:value-type="float" office:value="10.812">
            <text:p>10,81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2]*[.E22]" office:value-type="currency" office:currency="EUR" office:value="243.27">
            <text:p>243,27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2]*[.D22]" office:value-type="currency" office:currency="EUR" office:value="313.548">
            <text:p>313,55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2]*([.J22]-[.I22])" office:value-type="currency" office:currency="EUR" office:value="0">
            <text:p>0,00 €</text:p>
          </table:table-cell>
          <table:table-cell table:number-columns-repeated="9"/>
        </table:table-row>
        <table:table-row table:style-name="ro2">
          <table:table-cell table:style-name="ce83"/>
          <table:table-cell table:style-name="ce99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91" table:formula="of:=[.D21]*30" office:value-type="float" office:value="79.8">
            <text:p>79,8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399">
            <text:p>399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3]*[.D23]" office:value-type="currency" office:currency="EUR" office:value="438.9">
            <text:p>438,9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3]*([.J23]-[.I23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99" office:value-type="string">
            <text:p>Arase étanche</text:p>
          </table:table-cell>
          <table:table-cell table:style-name="ce73" office:value-type="string">
            <text:p>M²</text:p>
          </table:table-cell>
          <table:table-cell table:style-name="ce76" table:formula="of:=(3.23*0.5*2)+(22.8*0.2)" office:value-type="float" office:value="7.79">
            <text:p>7,79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24]*[.E24]" office:value-type="currency" office:currency="EUR" office:value="77.9">
            <text:p>77,90 €</text:p>
          </table:table-cell>
          <table:table-cell table:style-name="ce77" office:value-type="currency" office:currency="EUR" office:value="7.6">
            <text:p>7,60 €</text:p>
          </table:table-cell>
          <table:table-cell table:style-name="ce12" table:formula="of:=[.G24]*[.D24]" office:value-type="currency" office:currency="EUR" office:value="59.204">
            <text:p>59,2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4]*([.J24]-[.I24])" office:value-type="currency" office:currency="EUR" office:value="0">
            <text:p>0,00 €</text:p>
          </table:table-cell>
          <table:table-cell table:style-name="ce13" table:formula="of:=[.F21]+[.F22]+[.F23]" office:value-type="currency" office:currency="EUR" office:value="1440.27">
            <text:p>1 440,27 €</text:p>
          </table:table-cell>
          <table:table-cell table:style-name="ce13" table:formula="of:=[.L24]/[.D21]" office:value-type="currency" office:currency="EUR" office:value="541.454887218045">
            <text:p>541,45 €</text:p>
          </table:table-cell>
          <table:table-cell office:value-type="string">
            <text:p>((16+3,75+3,75)+(1,9+1,9+2,1+3,5+4,1+3))*0,25</text:p>
          </table:table-cell>
          <table:table-cell table:number-columns-repeated="6"/>
        </table:table-row>
        <table:table-row-group table:display="false">
          <table:table-row table:style-name="ro2" table:visibility="collapse">
            <table:table-cell table:style-name="ce83"/>
            <table:table-cell table:style-name="ce8" office:value-type="string">
              <text:p>Remblai en 5/50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83" office:value-type="string">
            <text:p>2.2.4</text:p>
          </table:table-cell>
          <table:table-cell table:style-name="ce8" office:value-type="string">
            <text:p>Radier</text:p>
          </table:table-cell>
          <table:table-cell table:style-name="ce73"/>
          <table:table-cell table:style-name="ce91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8*1.8*0.25" office:value-type="float" office:value="0.81">
            <text:p>0,81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7]*[.E27]" office:value-type="currency" office:currency="EUR" office:value="243">
            <text:p>243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7]*[.D27]" office:value-type="currency" office:currency="EUR" office:value="234.9">
            <text:p>234,9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7]*([.J27]-[.I27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2">
          <table:table-cell table:style-name="ce83"/>
          <table:table-cell table:style-name="ce99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0.25*1.6*4" office:value-type="float" office:value="1.6">
            <text:p>1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8]*[.E28]" office:value-type="currency" office:currency="EUR" office:value="36">
            <text:p>36,0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8]*[.D28]" office:value-type="currency" office:currency="EUR" office:value="46.4">
            <text:p>46,4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8]*([.J28]-[.I28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99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91" table:formula="of:=[.D27]*70" office:value-type="float" office:value="56.7">
            <text:p>56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9]*[.E29]" office:value-type="currency" office:currency="EUR" office:value="283.5">
            <text:p>28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9]*[.D29]" office:value-type="currency" office:currency="EUR" office:value="311.85">
            <text:p>311,85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29]*([.J29]-[.I29])" office:value-type="currency" office:currency="EUR" office:value="0">
            <text:p>0,00 €</text:p>
          </table:table-cell>
          <table:table-cell table:number-columns-repeated="9"/>
        </table:table-row>
        <table:table-row table:style-name="ro2">
          <table:table-cell table:style-name="ce83" office:value-type="string">
            <text:p>2.2.5</text:p>
          </table:table-cell>
          <table:table-cell table:style-name="ce8" office:value-type="string">
            <text:p>Hérissonn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(3*8)-(22.8*0.2))+(15*3.23))*0.2" office:value-type="float" office:value="13.578">
            <text:p>13,5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0]*[.E30]" office:value-type="currency" office:currency="EUR" office:value="543.12">
            <text:p>543,12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30]*[.D30]" office:value-type="currency" office:currency="EUR" office:value="801.102">
            <text:p>801,1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30]*([.J30]-[.I30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83" office:value-type="string">
            <text:p>2.2.6</text:p>
          </table:table-cell>
          <table:table-cell table:style-name="ce8" office:value-type="string">
            <text:p>Film polyane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67.89">
            <text:p>67,89</text:p>
          </table:table-cell>
          <table:table-cell table:style-name="ce12" office:value-type="currency" office:currency="EUR" office:value="2.5">
            <text:p>2,50 €</text:p>
          </table:table-cell>
          <table:table-cell table:style-name="ce12" table:formula="of:=[.D31]*[.E31]" office:value-type="currency" office:currency="EUR" office:value="169.725">
            <text:p>169,73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31]*[.D31]" office:value-type="currency" office:currency="EUR" office:value="536.331">
            <text:p>536,33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H31]*([.J31]-[.I31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-group table:display="false">
          <table:table-row table:style-name="ro1" table:visibility="collapse">
            <table:table-cell table:style-name="ce83"/>
            <table:table-cell table:style-name="ce8" office:value-type="string">
              <text:p>Bêche pour dallage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style-name="ce123"/>
            <table:table-cell table:number-columns-repeated="8"/>
          </table:table-row>
          <table:table-row table:style-name="ro2" table:visibility="collapse">
            <table:table-cell table:style-name="ce83"/>
            <table:table-cell table:style-name="ce99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83"/>
            <table:table-cell table:style-name="ce99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2" table:visibility="collapse">
            <table:table-cell table:style-name="ce83"/>
            <table:table-cell table:style-name="ce99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91" table:formula="of:=[.D33]*5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</table:table-row-group>
        <table:table-row table:style-name="ro1">
          <table:table-cell table:style-name="ce83" office:value-type="string">
            <text:p>2.2.7</text:p>
          </table:table-cell>
          <table:table-cell table:style-name="ce8" office:value-type="string">
            <text:p>Dallage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31]*0.1)" office:value-type="float" office:value="6.789">
            <text:p>6,7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37]*[.E37]" office:value-type="currency" office:currency="EUR" office:value="2036.7">
            <text:p>2 036,7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37]*[.D37]" office:value-type="currency" office:currency="EUR" office:value="1968.81">
            <text:p>1 968,81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37]*([.J37]-[.I37])" office:value-type="currency" office:currency="EUR" office:value="98.4405000000001">
            <text:p>98,44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99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[.D40]*0.05" office:value-type="float" office:value="3.3945">
            <text:p>3,3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38]*[.E38]" office:value-type="currency" office:currency="EUR" office:value="76.37625">
            <text:p>76,38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38]*[.D38]" office:value-type="currency" office:currency="EUR" office:value="98.4405">
            <text:p>98,44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38]*([.J38]-[.I38])" office:value-type="currency" office:currency="EUR" office:value="4.92202500000001">
            <text:p>4,92 €</text:p>
          </table:table-cell>
          <table:table-cell table:number-columns-repeated="9"/>
        </table:table-row>
        <table:table-row table:style-name="ro2">
          <table:table-cell table:style-name="ce83"/>
          <table:table-cell table:style-name="ce99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91" table:formula="of:=[.D37]*2.3" office:value-type="float" office:value="15.6147">
            <text:p>15,6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39]*[.E39]" office:value-type="currency" office:currency="EUR" office:value="78.0735">
            <text:p>78,07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39]*[.D39]" office:value-type="currency" office:currency="EUR" office:value="85.88085">
            <text:p>85,88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39]*([.J39]-[.I39])" office:value-type="currency" office:currency="EUR" office:value="4.2940425">
            <text:p>4,29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99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31]" office:value-type="float" office:value="67.89">
            <text:p>67,89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0]*[.E40]" office:value-type="currency" office:currency="EUR" office:value="1697.25">
            <text:p>1 697,25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40]*[.D40]" office:value-type="currency" office:currency="EUR" office:value="4005.51">
            <text:p>4 005,51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40]*([.J40]-[.I40])" office:value-type="currency" office:currency="EUR" office:value="3805.2345">
            <text:p>3 805,23 €</text:p>
          </table:table-cell>
          <table:table-cell table:style-name="ce13" table:formula="of:=[.F37]+[.F38]+[.F39]+[.F40]" office:value-type="currency" office:currency="EUR" office:value="3888.39975">
            <text:p>3 888,40 €</text:p>
          </table:table-cell>
          <table:table-cell table:style-name="ce13" table:formula="of:=[.L40]/[.D37]" office:value-type="currency" office:currency="EUR" office:value="572.75">
            <text:p>572,75 €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2.2.8</text:p>
          </table:table-cell>
          <table:table-cell table:style-name="ce8" office:value-type="string">
            <text:p>Dallage finition balayé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23"/>
          <table:table-cell table:number-columns-repeated="8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7.64*0.12+14.98*0.3*0.15" office:value-type="float" office:value="6.3909">
            <text:p>6,3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42]*[.E42]" office:value-type="currency" office:currency="EUR" office:value="1917.27">
            <text:p>1 917,27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42]*[.D42]" office:value-type="currency" office:currency="EUR" office:value="1853.361">
            <text:p>1 853,36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42]*([.J42]-[.I42])" office:value-type="currency" office:currency="EUR" office:value="1760.69295">
            <text:p>1 760,69 €</text:p>
          </table:table-cell>
          <table:table-cell office:value-type="string">
            <text:p>R-1, 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99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14.98*0.3" office:value-type="float" office:value="4.494">
            <text:p>4,4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43]*[.E43]" office:value-type="currency" office:currency="EUR" office:value="101.115">
            <text:p>101,12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43]*[.D43]" office:value-type="currency" office:currency="EUR" office:value="130.326">
            <text:p>130,33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43]*([.J43]-[.I43])" office:value-type="currency" office:currency="EUR" office:value="123.8097">
            <text:p>123,81 €</text:p>
          </table:table-cell>
          <table:table-cell table:number-columns-repeated="9"/>
        </table:table-row>
        <table:table-row table:style-name="ro1">
          <table:table-cell table:style-name="ce83"/>
          <table:table-cell table:style-name="ce99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91" table:formula="of:=[.D42]*2.3" office:value-type="float" office:value="14.69907">
            <text:p>14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44]*[.E44]" office:value-type="currency" office:currency="EUR" office:value="73.49535">
            <text:p>7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44]*[.D44]" office:value-type="currency" office:currency="EUR" office:value="80.844885">
            <text:p>80,84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44]*([.J44]-[.I44])" office:value-type="currency" office:currency="EUR" office:value="76.80264075">
            <text:p>76,80 €</text:p>
          </table:table-cell>
          <table:table-cell table:number-columns-repeated="9"/>
        </table:table-row>
        <table:table-row table:style-name="ro2">
          <table:table-cell table:style-name="ce83"/>
          <table:table-cell table:style-name="ce99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office:value-type="float" office:value="47.64">
            <text:p>47,6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45]*[.E45]" office:value-type="currency" office:currency="EUR" office:value="714.6">
            <text:p>714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45]*[.D45]" office:value-type="currency" office:currency="EUR" office:value="376.356">
            <text:p>376,36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45]*([.J45]-[.I45])" office:value-type="currency" office:currency="EUR" office:value="357.5382">
            <text:p>357,54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 table:display="false">
          <table:table-row table:style-name="ro1" table:visibility="collapse">
            <table:table-cell table:style-name="ce83"/>
            <table:table-cell table:style-name="ce99" office:value-type="string">
              <text:p>Plus-value pour dalle en ramp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42]+[.F43]+[.F44]+[.F45]+[.F46]" office:value-type="currency" office:currency="EUR" office:value="2806.48035">
              <text:p>2 806,48 €</text:p>
            </table:table-cell>
            <table:table-cell table:style-name="ce13" table:formula="of:=[.L46]/[.D42]" office:value-type="currency" office:currency="EUR" office:value="439.136952541895">
              <text:p>439,14 €</text:p>
            </table:table-cell>
            <table:table-cell table:number-columns-repeated="7"/>
          </table:table-row>
          <table:table-row table:style-name="ro1" table:visibility="collapse">
            <table:table-cell table:style-name="ce83"/>
            <table:table-cell table:style-name="ce8" office:value-type="string">
              <text:p>Ouvrages divers: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1" table:visibility="collapse">
            <table:table-cell table:style-name="ce83"/>
            <table:table-cell table:style-name="ce99" office:value-type="string">
              <text:p>Drain vertica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83"/>
            <table:table-cell table:style-name="ce99" office:value-type="string">
              <text:p>Peinture bitumineus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83"/>
            <table:table-cell table:style-name="ce99" office:value-type="string">
              <text:p>Drain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/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83" office:value-type="string">
            <text:p>2.3</text:p>
          </table:table-cell>
          <table:table-cell table:style-name="ce11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3" table:formula="of:=SUM([.F42:.F45])" office:value-type="currency" office:currency="EUR" office:value="2806.48035">
            <text:p>2 806,48 €</text:p>
          </table:table-cell>
          <table:table-cell table:number-columns-repeated="8"/>
        </table:table-row>
        <table:table-row table:style-name="ro1">
          <table:table-cell table:style-name="ce83" office:value-type="string">
            <text:p>2.3.1</text:p>
          </table:table-cell>
          <table:table-cell table:style-name="ce8" office:value-type="string">
            <text:p>Voi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23"/>
          <table:table-cell table:number-columns-repeated="8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2.74">
            <text:p>2,74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53]*[.E53]" office:value-type="currency" office:currency="EUR" office:value="822">
            <text:p>822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53]*[.D53]" office:value-type="currency" office:currency="EUR" office:value="794.6">
            <text:p>794,6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53]*([.J53]-[.I53])" office:value-type="currency" office:currency="EUR" office:value="39.73">
            <text:p>39,73 €</text:p>
          </table:table-cell>
          <table:table-cell office:value-type="string">
            <text:p>création poteau R+1 coursive+cuvelage ascenseur</text:p>
          </table:table-cell>
          <table:table-cell table:number-columns-repeated="8"/>
        </table:table-row>
        <table:table-row table:style-name="ro2">
          <table:table-cell table:style-name="ce83"/>
          <table:table-cell table:style-name="ce99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1.12+0.16)*3.35)*2+1.6*1.2*8" office:value-type="float" office:value="23.936">
            <text:p>23,94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54]*[.E54]" office:value-type="currency" office:currency="EUR" office:value="538.56">
            <text:p>538,56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54]*[.D54]" office:value-type="currency" office:currency="EUR" office:value="1172.864">
            <text:p>1 172,86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54]*([.J54]-[.I54])" office:value-type="currency" office:currency="EUR" office:value="58.6432000000001">
            <text:p>58,64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99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91" office:value-type="float" office:value="82.2">
            <text:p>82,2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55]*[.E55]" office:value-type="currency" office:currency="EUR" office:value="411">
            <text:p>411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office:value-type="currency" office:currency="EUR" office:value="451.55">
            <text:p>451,55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55]*([.J55]-[.I55])" office:value-type="currency" office:currency="EUR" office:value="22.5775">
            <text:p>22,58 €</text:p>
          </table:table-cell>
          <table:table-cell table:style-name="ce13" table:formula="of:=[.F53]+[.F54]+[.F55]" office:value-type="currency" office:currency="EUR" office:value="1771.56">
            <text:p>1 771,56 €</text:p>
          </table:table-cell>
          <table:table-cell table:style-name="ce13" table:formula="of:=[.L55]/[.D53]" office:value-type="currency" office:currency="EUR" office:value="646.554744525547">
            <text:p>646,55 €</text:p>
          </table:table-cell>
          <table:table-cell table:number-columns-repeated="7"/>
        </table:table-row>
        <table:table-row-group table:display="false">
          <table:table-row table:style-name="ro1" table:visibility="collapse">
            <table:table-cell table:style-name="ce83"/>
            <table:table-cell table:style-name="ce8" office:value-type="string">
              <text:p>Voi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2" table:visibility="collapse">
            <table:table-cell table:style-name="ce83"/>
            <table:table-cell table:style-name="ce99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2" table:visibility="collapse">
            <table:table-cell table:style-name="ce83"/>
            <table:table-cell table:style-name="ce99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7" table:visibility="collapse">
            <table:table-cell table:style-name="ce83"/>
            <table:table-cell table:style-name="ce99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91" table:formula="of:=[.D57]*3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57]+[.F58]+[.F59]" office:value-type="currency" office:currency="EUR" office:value="0">
              <text:p>0,00 €</text:p>
            </table:table-cell>
            <table:table-cell table:style-name="ce13" table:formula="of:=[.L59]/[.D57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83" office:value-type="string">
            <text:p>2.3.2</text:p>
          </table:table-cell>
          <table:table-cell table:style-name="ce8" office:value-type="string">
            <text:p>Dal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7">
            <text:p>3,7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1]*[.E61]" office:value-type="currency" office:currency="EUR" office:value="1110">
            <text:p>1 11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1]*[.D61]" office:value-type="currency" office:currency="EUR" office:value="1073">
            <text:p>1 073,0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61]*([.J61]-[.I61])" office:value-type="currency" office:currency="EUR" office:value="53.65">
            <text:p>53,65 €</text:p>
          </table:table-cell>
          <table:table-cell office:value-type="string">
            <text:p>escalier</text:p>
          </table:table-cell>
          <table:table-cell/>
          <table:table-cell office:value-type="string">
            <text:p>((5,12+4,01+10,89)+(16*3,75)+(232,5+7,79))*0,2</text:p>
          </table:table-cell>
          <table:table-cell table:number-columns-repeated="6"/>
        </table:table-row>
        <table:table-row table:style-name="ro2">
          <table:table-cell table:style-name="ce83"/>
          <table:table-cell table:style-name="ce99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10.76+7.72)" office:value-type="float" office:value="18.48">
            <text:p>18,48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62]*[.E62]" office:value-type="currency" office:currency="EUR" office:value="415.8">
            <text:p>415,8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62]*[.D62]" office:value-type="currency" office:currency="EUR" office:value="535.92">
            <text:p>535,92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62]*([.J62]-[.I62])" office:value-type="currency" office:currency="EUR" office:value="26.796">
            <text:p>26,8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99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91" office:value-type="float" office:value="203.5">
            <text:p>203,5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63]*[.E63]" office:value-type="currency" office:currency="EUR" office:value="1017.5">
            <text:p>1 017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office:value-type="currency" office:currency="EUR" office:value="1118.04">
            <text:p>1 118,04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63]*([.J63]-[.I63])" office:value-type="currency" office:currency="EUR" office:value="55.9020000000001">
            <text:p>55,90 €</text:p>
          </table:table-cell>
          <table:table-cell table:style-name="ce13" table:formula="of:=[.F61]+[.F62]+[.F63]" office:value-type="currency" office:currency="EUR" office:value="2543.3">
            <text:p>2 543,30 €</text:p>
          </table:table-cell>
          <table:table-cell table:style-name="ce13" table:formula="of:=[.L63]/[.D61]" office:value-type="currency" office:currency="EUR" office:value="687.378378378378">
            <text:p>687,38 €</text:p>
          </table:table-cell>
          <table:table-cell table:number-columns-repeated="7"/>
        </table:table-row>
        <table:table-row-group table:display="false">
          <table:table-row table:style-name="ro1" table:visibility="collapse">
            <table:table-cell table:style-name="ce83"/>
            <table:table-cell table:style-name="ce8" office:value-type="string">
              <text:p>Dal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2" table:visibility="collapse">
            <table:table-cell table:style-name="ce83"/>
            <table:table-cell table:style-name="ce99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2" table:visibility="collapse">
            <table:table-cell table:style-name="ce83"/>
            <table:table-cell table:style-name="ce99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1" table:visibility="collapse">
            <table:table-cell table:style-name="ce83"/>
            <table:table-cell table:style-name="ce99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91" table:formula="of:=[.D65]*55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5]+[.F66]+[.F67]" office:value-type="currency" office:currency="EUR" office:value="0">
              <text:p>0,00 €</text:p>
            </table:table-cell>
            <table:table-cell table:style-name="ce13" table:formula="of:=[.L67]/[.D65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83" office:value-type="string">
            <text:p>2.3.3</text:p>
          </table:table-cell>
          <table:table-cell table:style-name="ce8" office:value-type="string">
            <text:p>Dalles sur planchers collaborants</text:p>
          </table:table-cell>
          <table:table-cell table:style-name="ce73"/>
          <table:table-cell table:style-name="ce15"/>
          <table:table-cell table:style-name="ce12"/>
          <table:table-cell table:style-name="ce12"/>
          <table:table-cell table:style-name="ce12" table:number-columns-repeated="5"/>
          <table:table-cell office:value-type="string">
            <text:p>extension coursive, coursive R+1 (hors profilés supports au lot charpente métallique), reprise de plancher en lien et place du mur de refend (60cm de large)</text:p>
          </table:table-cell>
          <table:table-cell table:number-columns-repeated="8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70]*0.13+(8*0.6)*0.13" office:value-type="float" office:value="37.83">
            <text:p>37,83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9]*[.E69]" office:value-type="currency" office:currency="EUR" office:value="11349">
            <text:p>11 349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9]*[.D69]" office:value-type="currency" office:currency="EUR" office:value="10970.7">
            <text:p>10 970,70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69]*([.J69]-[.I69])" office:value-type="currency" office:currency="EUR" office:value="0">
            <text:p>0,00 €</text:p>
          </table:table-cell>
          <table:table-cell table:number-columns-repeated="9"/>
        </table:table-row>
        <table:table-row table:style-name="ro2">
          <table:table-cell table:style-name="ce83"/>
          <table:table-cell table:style-name="ce99" office:value-type="string">
            <text:p>Coffrage acier</text:p>
          </table:table-cell>
          <table:table-cell table:style-name="ce73" office:value-type="string">
            <text:p>M²</text:p>
          </table:table-cell>
          <table:table-cell table:style-name="ce76" table:formula="of:=(3.26*15)+232.5+(8*0.6)" office:value-type="float" office:value="286.2">
            <text:p>286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0]*[.E70]" office:value-type="currency" office:currency="EUR" office:value="7155">
            <text:p>7 155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70]*[.D70]" office:value-type="currency" office:currency="EUR" office:value="28333.8">
            <text:p>28 333,80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70]*([.J70]-[.I70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2">
          <table:table-cell table:style-name="ce83"/>
          <table:table-cell table:style-name="ce99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70]" office:value-type="float" office:value="286.2">
            <text:p>286,20</text:p>
          </table:table-cell>
          <table:table-cell table:style-name="ce12" office:value-type="currency" office:currency="EUR" office:value="24">
            <text:p>24,00 €</text:p>
          </table:table-cell>
          <table:table-cell table:style-name="ce12" table:formula="of:=[.D71]*[.E71]" office:value-type="currency" office:currency="EUR" office:value="6868.8">
            <text:p>6 868,80 €</text:p>
          </table:table-cell>
          <table:table-cell table:style-name="ce77" office:value-type="currency" office:currency="EUR" office:value="19.9">
            <text:p>19,90 €</text:p>
          </table:table-cell>
          <table:table-cell table:style-name="ce12" table:formula="of:=[.G71]*[.D71]" office:value-type="currency" office:currency="EUR" office:value="5695.38">
            <text:p>5 695,38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71]*([.J71]-[.I71])" office:value-type="currency" office:currency="EUR" office:value="0">
            <text:p>0,00 €</text:p>
          </table:table-cell>
          <table:table-cell table:style-name="ce13" table:formula="of:=[.F68]+[.F69]+[.F70]+[.F71]" office:value-type="currency" office:currency="EUR" office:value="25372.8">
            <text:p>25 372,80 €</text:p>
          </table:table-cell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 table:display="false">
          <table:table-row table:style-name="ro1" table:visibility="collapse">
            <table:table-cell table:style-name="ce83"/>
            <table:table-cell table:style-name="ce99" office:value-type="string">
              <text:p>Finition lissée (chape incorporée)</text:p>
            </table:table-cell>
            <table:table-cell table:style-name="ce73" office:value-type="string">
              <text:p>M²</text:p>
            </table:table-cell>
            <table:table-cell table:style-name="ce102"/>
            <table:table-cell table:style-name="ce12" office:value-type="currency" office:currency="EUR" office:value="24">
              <text:p>24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8]+[.F69]+[.F70]+[.F72]" office:value-type="currency" office:currency="EUR" office:value="18504">
              <text:p>18 504,00 €</text:p>
            </table:table-cell>
            <table:table-cell table:style-name="ce13" table:formula="of:=[.L72]/[.D69]" office:value-type="currency" office:currency="EUR" office:value="489.13560666138">
              <text:p>489,14 €</text:p>
            </table:table-cell>
            <table:table-cell table:number-columns-repeated="7"/>
          </table:table-row>
        </table:table-row-group>
        <table:table-row table:style-name="ro1">
          <table:table-cell table:style-name="ce83" office:value-type="string">
            <text:p>2.3.4</text:p>
          </table:table-cell>
          <table:table-cell table:style-name="ce8" office:value-type="string">
            <text:p>Escalier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scali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8*0.25" office:value-type="float" office:value="1.2">
            <text:p>1,2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74]*[.E74]" office:value-type="currency" office:currency="EUR" office:value="360">
            <text:p>36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74]*[.D74]" office:value-type="currency" office:currency="EUR" office:value="348">
            <text:p>348,0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74]*([.J74]-[.I74])" office:value-type="currency" office:currency="EUR" office:value="17.4">
            <text:p>17,40 €</text:p>
          </table:table-cell>
          <table:table-cell table:number-columns-repeated="9"/>
        </table:table-row>
        <table:table-row table:style-name="ro1">
          <table:table-cell table:style-name="ce83"/>
          <table:table-cell table:style-name="ce99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4.8*2" office:value-type="float" office:value="9.6">
            <text:p>9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75]*[.E75]" office:value-type="currency" office:currency="EUR" office:value="216">
            <text:p>216,00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75]*[.D75]" office:value-type="currency" office:currency="EUR" office:value="470.4">
            <text:p>470,4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75]*([.J75]-[.I75])" office:value-type="currency" office:currency="EUR" office:value="23.52">
            <text:p>23,52 €</text:p>
          </table:table-cell>
          <table:table-cell table:number-columns-repeated="9"/>
        </table:table-row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SIOU (11)</text:p>
          </table:table-cell>
          <table:covered-table-cell table:style-name="ce92"/>
          <table:table-cell table:style-name="ce92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82"/>
          <table:table-cell table:style-name="ce1"/>
          <table:table-cell table:style-name="ce72"/>
          <table:table-cell table:style-name="ce1" table:number-columns-repeated="8"/>
          <table:table-cell table:number-columns-repeated="9"/>
        </table:table-row>
        <table:table-row table:style-name="ro2">
          <table:table-cell table:style-name="ce83"/>
          <table:table-cell table:style-name="ce99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91" table:formula="of:=[.D74]*65" office:value-type="float" office:value="78">
            <text:p>7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79]*[.E79]" office:value-type="currency" office:currency="EUR" office:value="390">
            <text:p>390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79]*[.D79]" office:value-type="currency" office:currency="EUR" office:value="429">
            <text:p>429,0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79]*([.J79]-[.I79])" office:value-type="currency" office:currency="EUR" office:value="21.45">
            <text:p>21,45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99" office:value-type="string">
            <text:p>Finition lissée</text:p>
          </table:table-cell>
          <table:table-cell table:style-name="ce73" office:value-type="string">
            <text:p>M²</text:p>
          </table:table-cell>
          <table:table-cell table:style-name="ce76" office:value-type="float" office:value="4.8">
            <text:p>4,8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0]*[.E80]" office:value-type="currency" office:currency="EUR" office:value="120">
            <text:p>120,0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80]*[.D80]" office:value-type="currency" office:currency="EUR" office:value="37.92">
            <text:p>37,92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80]*([.J80]-[.I80])" office:value-type="currency" office:currency="EUR" office:value="1.896">
            <text:p>1,90 €</text:p>
          </table:table-cell>
          <table:table-cell table:style-name="ce13" table:formula="of:=[.F74]+[.F75]+[.F79]+[.F80]" office:value-type="currency" office:currency="EUR" office:value="1086">
            <text:p>1 086,00 €</text:p>
          </table:table-cell>
          <table:table-cell table:style-name="ce13" table:formula="of:=[.L80]/[.D74]" office:value-type="currency" office:currency="EUR" office:value="905">
            <text:p>905,00 €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2.3.5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91"/>
          <table:table-cell table:style-name="ce12" table:number-columns-repeated="7"/>
          <table:table-cell table:number-columns-repeated="5"/>
          <table:table-cell office:value-type="string">
            <text:p>Verif 2012</text:p>
          </table:table-cell>
          <table:table-cell table:number-columns-repeated="3"/>
        </table:table-row>
        <table:table-row table:style-name="ro1">
          <table:table-cell table:style-name="ce83" office:value-type="string">
            <text:p>2.3.5.1</text:p>
          </table:table-cell>
          <table:table-cell table:style-name="ce70" office:value-type="string">
            <text:p>Murs en blocs américains ep. 20,5cm enduit 1 face</text:p>
          </table:table-cell>
          <table:table-cell table:style-name="ce73" office:value-type="string">
            <text:p>M²</text:p>
          </table:table-cell>
          <table:table-cell table:style-name="ce76" table:formula="of:=(1.85+1.85+1.55+0.5)*2.2+(1+2+1.7)*7.6" office:value-type="float" office:value="48.37">
            <text:p>48,37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82]*[.E82]" office:value-type="currency" office:currency="EUR" office:value="2902.2">
            <text:p>2 902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82]*[.D82]" office:value-type="currency" office:currency="EUR" office:value="6239.73">
            <text:p>6 239,73 €</text:p>
          </table:table-cell>
          <table:table-cell table:style-name="ce69" office:value-type="percentage" office:value="0.7">
            <text:p>7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82]*([.J82]-[.I82])" office:value-type="currency" office:currency="EUR" office:value="1559.9325">
            <text:p>1 559,93 €</text:p>
          </table:table-cell>
          <table:table-cell office:value-type="string">
            <text:p>escalier WC handicapés gaine ascenseur</text:p>
          </table:table-cell>
          <table:table-cell table:number-columns-repeated="3"/>
          <table:table-cell table:style-name="ce5" office:value-type="string">
            <text:p>moellons</text:p>
          </table:table-cell>
          <table:table-cell table:style-name="ce5" office:value-type="string">
            <text:p>GDC R+1</text:p>
          </table:table-cell>
          <table:table-cell table:style-name="ce5" table:formula="of:=25.73*(1.1*0.5)*2" office:value-type="float" office:value="28.303">
            <text:p>28,303</text:p>
          </table:table-cell>
          <table:table-cell table:style-name="ce5" office:value-type="string">
            <text:p>m3</text:p>
          </table:table-cell>
          <table:table-cell/>
        </table:table-row>
        <table:table-row table:style-name="ro1">
          <table:table-cell table:style-name="ce83" office:value-type="string">
            <text:p>2.3.5.2</text:p>
          </table:table-cell>
          <table:table-cell table:style-name="ce70" office:value-type="string">
            <text:p>Murs en blocs américains ep. 22 cm enduit <text:s/>2 faces</text:p>
          </table:table-cell>
          <table:table-cell table:style-name="ce73" office:value-type="string">
            <text:p>M²</text:p>
          </table:table-cell>
          <table:table-cell table:style-name="ce76" table:formula="of:=(2.25+2.75)*2.2+(1.9+1.7)*7.6" office:value-type="float" office:value="38.36">
            <text:p>38,36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83]*[.E83]" office:value-type="currency" office:currency="EUR" office:value="2877">
            <text:p>2 877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83]*[.D83]" office:value-type="currency" office:currency="EUR" office:value="6099.24">
            <text:p>6 099,24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83]*([.J83]-[.I83])" office:value-type="currency" office:currency="EUR" office:value="304.962">
            <text:p>304,96 €</text:p>
          </table:table-cell>
          <table:table-cell office:value-type="string">
            <text:p>escalier WC handicapés gaine ascenseur</text:p>
          </table:table-cell>
          <table:table-cell table:number-columns-repeated="8"/>
        </table:table-row>
        <table:table-row-group table:display="false">
          <table:table-row table:style-name="ro1" table:visibility="collapse">
            <table:table-cell table:style-name="ce83"/>
            <table:table-cell table:style-name="ce70" office:value-type="string">
              <text:p>Murs en blocs américains ep. <text:s/>9 cm ragréage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69" office:value-type="percentage" office:value="0">
              <text:p>0,00%</text:p>
            </table:table-cell>
            <table:table-cell table:style-name="ce69" office:value-type="percentage" office:value="1">
              <text:p>100,00%</text:p>
            </table:table-cell>
            <table:table-cell table:style-name="ce12" table:formula="of:=[.H84]*([.J84]-[.I84])" office:value-type="currency" office:currency="EUR" office:value="0">
              <text:p>0,00 €</text:p>
            </table:table-cell>
            <table:table-cell office:value-type="string">
              <text:p>WC handicapés bureaux</text:p>
            </table:table-cell>
            <table:table-cell table:number-columns-repeated="8"/>
          </table:table-row>
        </table:table-row-group>
        <table:table-row table:style-name="ro1">
          <table:table-cell table:style-name="ce83" office:value-type="string">
            <text:p>2.3.5.3</text:p>
          </table:table-cell>
          <table:table-cell table:style-name="ce70" office:value-type="string">
            <text:p>Murs en blocs américains ep. 42 cm enduit 2 faces</text:p>
          </table:table-cell>
          <table:table-cell table:style-name="ce73" office:value-type="string">
            <text:p>M²</text:p>
          </table:table-cell>
          <table:table-cell table:style-name="ce76" table:formula="of:=(7.15*3.7)*2" office:value-type="float" office:value="52.91">
            <text:p>52,91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85]*[.E85]" office:value-type="currency" office:currency="EUR" office:value="6613.75">
            <text:p>6 613,75 €</text:p>
          </table:table-cell>
          <table:table-cell table:style-name="ce77" office:value-type="currency" office:currency="EUR" office:value="219">
            <text:p>219,00 €</text:p>
          </table:table-cell>
          <table:table-cell table:style-name="ce12" table:formula="of:=[.G85]*[.D85]" office:value-type="currency" office:currency="EUR" office:value="11587.29">
            <text:p>11 587,29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85]*([.J85]-[.I85])" office:value-type="currency" office:currency="EUR" office:value="579.364500000001">
            <text:p>579,36 €</text:p>
          </table:table-cell>
          <table:table-cell office:value-type="string">
            <text:p>extension coursive</text:p>
          </table:table-cell>
          <table:table-cell table:number-columns-repeated="8"/>
        </table:table-row>
        <table:table-row-group table:display="false">
          <table:table-row table:style-name="ro1" table:visibility="collapse">
            <table:table-cell table:style-name="ce83" office:value-type="string">
              <text:p>2.3.5.4</text:p>
            </table:table-cell>
            <table:table-cell table:style-name="ce70" office:value-type="string">
              <text:p>Murs en moellons ep. 50 cm enduit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70">
              <text:p>37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12" table:number-columns-repeated="3"/>
            <table:table-cell office:value-type="string">
              <text:p>coursive est</text:p>
            </table:table-cell>
            <table:table-cell table:number-columns-repeated="5"/>
            <table:table-cell table:style-name="ce96" table:formula="of:=(4.6+16+4.45)*0.5*3.5" office:value-type="float" office:value="43.8375">
              <text:p>43,8375</text:p>
            </table:table-cell>
            <table:table-cell table:number-columns-repeated="2"/>
          </table:table-row>
        </table:table-row-group>
        <table:table-row table:style-name="ro1">
          <table:table-cell table:style-name="ce83" office:value-type="string">
            <text:p>2.3.6</text:p>
          </table:table-cell>
          <table:table-cell table:style-name="ce8" office:value-type="string">
            <text:p>Ouvrages diver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 office:value-type="string">
            <text:p>2.3.6.1</text:p>
          </table:table-cell>
          <table:table-cell table:style-name="ce70" office:value-type="string">
            <text:p>Enduit 1 face murs moellons existants</text:p>
          </table:table-cell>
          <table:table-cell table:style-name="ce73" office:value-type="string">
            <text:p>M²</text:p>
          </table:table-cell>
          <table:table-cell table:style-name="ce76" office:value-type="string">
            <text:p>PM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77" office:value-type="currency" office:currency="EUR" office:value="79">
            <text:p>79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69"/>
          <table:table-cell table:style-name="ce69" office:value-type="percentage" office:value="0">
            <text:p>0,00%</text:p>
          </table:table-cell>
          <table:table-cell table:style-name="ce12" table:formula="of:=[.H88]*([.J88]-[.I88])" office:value-type="currency" office:currency="EUR" office:value="0">
            <text:p>0,00 €</text:p>
          </table:table-cell>
          <table:table-cell office:value-type="string">
            <text:p>ragréage murs existants endommagés</text:p>
          </table:table-cell>
          <table:table-cell table:number-columns-repeated="8"/>
        </table:table-row>
        <table:table-row table:style-name="ro1">
          <table:table-cell table:style-name="ce83" office:value-type="string">
            <text:p>2.3.6.2</text:p>
          </table:table-cell>
          <table:table-cell table:style-name="ce70" office:value-type="string">
            <text:p>Décapage murs périphériques coursives</text:p>
          </table:table-cell>
          <table:table-cell table:style-name="ce73" office:value-type="string">
            <text:p>M²</text:p>
          </table:table-cell>
          <table:table-cell table:style-name="ce76" table:formula="of:=113*2*2" office:value-type="float" office:value="452">
            <text:p>452,00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89]*[.E89]" office:value-type="currency" office:currency="EUR" office:value="904">
            <text:p>904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89]*[.D89]" office:value-type="currency" office:currency="EUR" office:value="2486">
            <text:p>2 486,0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89]*([.J89]-[.I89])" office:value-type="currency" office:currency="EUR" office:value="124.3">
            <text:p>124,30 €</text:p>
          </table:table-cell>
          <table:table-cell table:number-columns-repeated="9"/>
        </table:table-row>
        <table:table-row table:style-name="ro1">
          <table:table-cell table:style-name="ce83" office:value-type="string">
            <text:p>2.3.6.3</text:p>
          </table:table-cell>
          <table:table-cell table:style-name="ce70" office:value-type="string">
            <text:p>Chape 8cm avec forme de pente 3%</text:p>
          </table:table-cell>
          <table:table-cell table:style-name="ce73" office:value-type="string">
            <text:p>M²</text:p>
          </table:table-cell>
          <table:table-cell table:style-name="ce76" office:value-type="float" office:value="183.61">
            <text:p>183,61</text:p>
          </table:table-cell>
          <table:table-cell table:style-name="ce12" table:formula="of:=300*0.08" office:value-type="currency" office:currency="EUR" office:value="24">
            <text:p>24,00 €</text:p>
          </table:table-cell>
          <table:table-cell table:style-name="ce12" table:formula="of:=[.D90]*[.E90]" office:value-type="currency" office:currency="EUR" office:value="4406.64">
            <text:p>4 406,64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90]*[.D90]" office:value-type="currency" office:currency="EUR" office:value="8996.89">
            <text:p>8 996,89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90]*([.J90]-[.I90])" office:value-type="currency" office:currency="EUR" office:value="8547.0455">
            <text:p>8 547,05 €</text:p>
          </table:table-cell>
          <table:table-cell office:value-type="string">
            <text:p>coursive RDC</text:p>
          </table:table-cell>
          <table:table-cell table:number-columns-repeated="8"/>
        </table:table-row>
        <table:table-row table:style-name="ro2">
          <table:table-cell table:style-name="ce83"/>
          <table:table-cell table:style-name="ce99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[.D90]" office:value-type="float" office:value="183.61">
            <text:p>183,61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91]*[.E91]" office:value-type="currency" office:currency="EUR" office:value="2754.15">
            <text:p>2 754,15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91]*[.D91]" office:value-type="currency" office:currency="EUR" office:value="1450.519">
            <text:p>1 450,52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91]*([.J91]-[.I91])" office:value-type="currency" office:currency="EUR" office:value="1377.99305">
            <text:p>1 377,99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2.3.6.4</text:p>
          </table:table-cell>
          <table:table-cell table:style-name="ce70" office:value-type="string">
            <text:p>Reprise mortier pieds d'arcs et oculi à condamner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2]*[.E92]" office:value-type="currency" office:currency="EUR" office:value="1000">
            <text:p>1 0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92]*[.D92]" office:value-type="currency" office:currency="EUR" office:value="990">
            <text:p>990,0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H92]*([.J92]-[.I92])" office:value-type="currency" office:currency="EUR" office:value="49.5">
            <text:p>49,50 €</text:p>
          </table:table-cell>
          <table:table-cell table:number-columns-repeated="9"/>
        </table:table-row>
        <table:table-row table:style-name="ro1">
          <table:table-cell table:style-name="ce83" office:value-type="string">
            <text:p>2.3.6.5</text:p>
          </table:table-cell>
          <table:table-cell table:style-name="ce70" office:value-type="string">
            <text:p>passivation des aciers corrodés et reprise béto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3]*[.E93]" office:value-type="currency" office:currency="EUR" office:value="1000">
            <text:p>1 000,00 €</text:p>
          </table:table-cell>
          <table:table-cell table:style-name="ce77" office:value-type="currency" office:currency="EUR" office:value="390">
            <text:p>390,00 €</text:p>
          </table:table-cell>
          <table:table-cell table:style-name="ce12" table:formula="of:=[.G93]*[.D93]" office:value-type="currency" office:currency="EUR" office:value="390">
            <text:p>39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7">
            <text:p>70,00%</text:p>
          </table:table-cell>
          <table:table-cell table:style-name="ce12" table:formula="of:=[.H93]*([.J93]-[.I93])" office:value-type="currency" office:currency="EUR" office:value="78">
            <text:p>78,00 €</text:p>
          </table:table-cell>
          <table:table-cell table:number-columns-repeated="9"/>
        </table:table-row>
        <table:table-row table:style-name="ro1">
          <table:table-cell table:style-name="ce83" office:value-type="string">
            <text:p>2.3.6.6</text:p>
          </table:table-cell>
          <table:table-cell table:style-name="ce70" office:value-type="string">
            <text:p>Pissettes cuivre coursive Ø25 L700 mm (rep. PI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23">
            <text:p>23,00 €</text:p>
          </table:table-cell>
          <table:table-cell table:style-name="ce12" table:formula="of:=[.D94]*[.E94]" office:value-type="currency" office:currency="EUR" office:value="230">
            <text:p>230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94]*[.D94]" office:value-type="currency" office:currency="EUR" office:value="990">
            <text:p>990,00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94]*([.J94]-[.I94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83" office:value-type="string">
            <text:p>2.3.6.7</text:p>
          </table:table-cell>
          <table:table-cell table:style-name="ce8" office:value-type="string">
            <text:p>Traitement des remontées capillaires</text:p>
          </table:table-cell>
          <table:table-cell table:style-name="ce73"/>
          <table:table-cell table:style-name="ce91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/>
          <table:table-cell table:style-name="ce99" office:value-type="string">
            <text:p>conversion des sels et du salpètre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6">
            <text:p>16,00 €</text:p>
          </table:table-cell>
          <table:table-cell table:style-name="ce12" table:formula="of:=[.D96]*[.E96]" office:value-type="currency" office:currency="EUR" office:value="256">
            <text:p>256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96]*[.D96]" office:value-type="currency" office:currency="EUR" office:value="2544">
            <text:p>2 544,00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96]*([.J96]-[.I96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83"/>
          <table:table-cell table:style-name="ce99" office:value-type="string">
            <text:p>injection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97]*[.E97]" office:value-type="currency" office:currency="EUR" office:value="1280">
            <text:p>1 28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97]*[.D97]" office:value-type="currency" office:currency="EUR" office:value="880">
            <text:p>880,00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97]*([.J97]-[.I97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96])" office:value-type="currency" office:currency="EUR" office:value="89565.4251">
            <text:p>89 565,43 €</text:p>
          </table:table-cell>
          <table:table-cell table:style-name="ce19"/>
          <table:table-cell table:style-name="ce122" table:formula="of:=SUM([.H5:.H97])" office:value-type="currency" office:currency="EUR" office:value="137551.690035">
            <text:p>137 551,69 €</text:p>
          </table:table-cell>
          <table:table-cell table:style-name="ce19" table:number-columns-repeated="2"/>
          <table:table-cell table:style-name="ce19" table:formula="of:=SUM([.K5:.K97])" office:value-type="currency" office:currency="EUR" office:value="20372.39680825">
            <text:p>20 372,40 €</text:p>
          </table:table-cell>
          <table:table-cell table:number-columns-repeated="8"/>
          <table:table-cell table:formula="of:=[.K99]+['01a démolition'.K65]" office:value-type="currency" office:currency="EUR" office:value="22504.73680825">
            <text:p>22 504,74 €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78" table:formula="of:=[.H99]/[.F99]" office:value-type="percentage" office:value="1.53576773494262">
            <text:p>153,58%</text:p>
          </table:table-cell>
          <table:table-cell table:style-name="ce78"/>
          <table:table-cell/>
          <table:table-cell table:style-name="ce78" table:formula="of:=[.K99]/[.H99]" office:value-type="percentage" office:value="0.148107208301594">
            <text:p>14,81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 table:style-name="ce83" office:value-type="string">
            <text:p>3</text:p>
          </table:table-cell>
          <table:table-cell table:style-name="ce101" office:value-type="string">
            <text:p>OPTION 1</text:p>
          </table:table-cell>
          <table:table-cell table:style-name="ce27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83" office:value-type="string">
            <text:p>3.1</text:p>
          </table:table-cell>
          <table:table-cell table:style-name="ce11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 office:value-type="string">
            <text:p>3.1.1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91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 office:value-type="string">
            <text:p>3.1.1.1</text:p>
          </table:table-cell>
          <table:table-cell table:style-name="ce70" office:value-type="string">
            <text:p>Murs en blocs américains ep. <text:s/>9 cm enduit 2 faces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05]*[.E105]" office:value-type="currency" office:currency="EUR" office:value="14641.2">
            <text:p>14 641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105]*[.D105]" office:value-type="currency" office:currency="EUR" office:value="31478.58">
            <text:p>31 478,58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105]*([.J105]-[.I105])" office:value-type="currency" office:currency="EUR" office:value="0">
            <text:p>0,00 €</text:p>
          </table:table-cell>
          <table:table-cell office:value-type="string">
            <text:p>WC handicapés bureau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OPTION 1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02:.F105])" office:value-type="currency" office:currency="EUR" office:value="14641.2">
            <text:p>14 641,20 €</text:p>
          </table:table-cell>
          <table:table-cell table:style-name="ce19"/>
          <table:table-cell table:style-name="ce19" table:formula="of:=SUM([.H102:.H105])" office:value-type="currency" office:currency="EUR" office:value="31478.58">
            <text:p>31 478,58 €</text:p>
          </table:table-cell>
          <table:table-cell table:style-name="ce19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78" table:formula="of:=[.H107]/[.F107]" office:value-type="percentage" office:value="2.15">
            <text:p>215,00%</text:p>
          </table:table-cell>
          <table:table-cell table:style-name="ce78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83" office:value-type="string">
            <text:p>4</text:p>
          </table:table-cell>
          <table:table-cell table:style-name="ce101" office:value-type="string">
            <text:p>OPTION 2</text:p>
          </table:table-cell>
          <table:table-cell table:style-name="ce27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83" office:value-type="string">
            <text:p>4.1</text:p>
          </table:table-cell>
          <table:table-cell table:style-name="ce119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83" office:value-type="string">
            <text:p>4.1.1</text:p>
          </table:table-cell>
          <table:table-cell table:style-name="ce8" office:value-type="string">
            <text:p>Finition balayée en moins-value si carrelage coursive RDC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83"/>
          <table:table-cell table:style-name="ce99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114]*0.02)" office:value-type="float" office:value="-4.6608">
            <text:p>-4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61" table:formula="of:=[.D113]*[.E113]" office:value-type="currency" office:currency="EUR" office:value="-1398.24">
            <text:p>-1 398,24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113]*[.D113]" office:value-type="currency" office:currency="EUR" office:value="-1351.632">
            <text:p>-1 351,63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113]*([.J113]-[.I113])" office:value-type="currency" office:currency="EUR" office:value="-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2">
          <table:table-cell table:style-name="ce83"/>
          <table:table-cell table:style-name="ce99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-(164.56+68.48)" office:value-type="float" office:value="-233.04">
            <text:p>-233,0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61" table:formula="of:=[.D114]*[.E114]" office:value-type="currency" office:currency="EUR" office:value="-3495.6">
            <text:p>-3 495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114]*[.D114]" office:value-type="currency" office:currency="EUR" office:value="-1841.016">
            <text:p>-1 841,02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H114]*([.J114]-[.I114])" office:value-type="currency" office:currency="EUR" office:value="-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/>
          <table:table-cell/>
          <table:table-cell table:style-name="ce120" table:number-columns-repeated="6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OPTION 2 LOT N°01.b HT</text:p>
          </table:table-cell>
          <table:table-cell table:style-name="ce74"/>
          <table:table-cell table:style-name="ce17"/>
          <table:table-cell table:style-name="ce14"/>
          <table:table-cell table:style-name="ce121" table:formula="of:=SUM([.F110:.F114])" office:value-type="currency" office:currency="EUR" office:value="-4893.84">
            <text:p>-4 893,84 €</text:p>
          </table:table-cell>
          <table:table-cell table:style-name="ce121"/>
          <table:table-cell table:style-name="ce121" table:formula="of:=SUM([.H110:.H114])" office:value-type="currency" office:currency="EUR" office:value="-3192.648">
            <text:p>-3 192,65 €</text:p>
          </table:table-cell>
          <table:table-cell table:style-name="ce121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78" table:formula="of:=[.H116]/[.F116]" office:value-type="percentage" office:value="0.652380952380952">
            <text:p>65,24%</text:p>
          </table:table-cell>
          <table:table-cell table:style-name="ce78"/>
          <table:table-cell table:number-columns-repeated="11"/>
        </table:table-row>
        <table:table-row table:style-name="ro1" table:number-rows-repeated="1048458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2 charpente metallique " table:style-name="ta9" table:print-ranges="'02 charpente metallique '.A1:'02 charpente metallique '.J44">
        <office:forms form:automatic-focus="false" form:apply-design-mode="false"/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-group table:display="false">
          <table:table-column table:style-name="co17" table:visibility="collapse" table:number-columns-repeated="2" table:default-cell-style-name="Default"/>
        </table:table-column-group>
        <table:table-column table:style-name="co17" table:number-columns-repeated="2" table:default-cell-style-name="Default"/>
        <table:table-column-group table:display="false">
          <table:table-column table:style-name="co17" table:visibility="collapse" table:number-columns-repeated="2" table:default-cell-style-name="Default"/>
        </table:table-column-group>
        <table:table-column-group table:display="false">
          <table:table-column table:style-name="co6" table:visibility="collapse" table:number-columns-repeated="6" table:default-cell-style-name="Default"/>
        </table:table-column-group>
        <table:table-column table:style-name="co17" table:number-columns-repeated="3" table:default-cell-style-name="Default"/>
        <table:table-column table:style-name="co6" table:number-columns-repeated="5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S2R (9)</text:p>
          </table:table-cell>
          <table:covered-table-cell table:style-name="ce92"/>
          <table:table-cell table:style-name="ce92" office:value-type="string" table:number-columns-spanned="2" table:number-rows-spanned="1">
            <text:p>CMOI (12)</text:p>
          </table:table-cell>
          <table:covered-table-cell table:style-name="ce92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5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29" office:value-type="string" table:number-columns-spanned="2" table:number-rows-spanned="1">
            <text:p>OFFRE SANS DETAIL</text:p>
          </table:table-cell>
          <table:covered-table-cell table:style-name="ce129"/>
          <table:table-cell table:style-name="ce5" table:number-columns-repeated="9"/>
          <table:table-cell table:number-columns-repeated="5"/>
        </table:table-row>
        <table:table-row table:style-name="ro1">
          <table:table-cell table:style-name="ce8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5"/>
        </table:table-row>
        <table:table-row table:style-name="ro1">
          <table:table-cell table:style-name="ce83" office:value-type="string">
            <text:p>1.1</text:p>
          </table:table-cell>
          <table:table-cell table:style-name="ce8" office:value-type="string">
            <text:p>Études d'exécution et synthèse charpente (EXE+SYN) 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5]*[.E5]" office:value-type="currency" office:currency="EUR" office:value="3500">
            <text:p>3 500,00 €</text:p>
          </table:table-cell>
          <table:table-cell table:style-name="ce77" office:value-type="currency" office:currency="EUR" office:value="3350">
            <text:p>3 350,00 €</text:p>
          </table:table-cell>
          <table:table-cell table:style-name="ce12" table:formula="of:=[.G5]*[.D5]" office:value-type="currency" office:currency="EUR" office:value="3350">
            <text:p>3 350,00 €</text:p>
          </table:table-cell>
          <table:table-cell table:style-name="ce77"/>
          <table:table-cell table:style-name="ce12" table:formula="of:=[.I5]*[.D5]" office:value-type="currency" office:currency="EUR" office:value="0">
            <text:p>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69" office:value-type="percentage" office:value="0.95">
            <text:p>95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5]*([.R5]-[.Q5])" office:value-type="currency" office:currency="EUR" office:value="100.5">
            <text:p>100,50 €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1.2</text:p>
          </table:table-cell>
          <table:table-cell table:style-name="ce8" office:value-type="string">
            <text:p>Plans d'atelier et de chantier (PAC) 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D6]*[.E6]" office:value-type="currency" office:currency="EUR" office:value="2500">
            <text:p>2 500,00 €</text:p>
          </table:table-cell>
          <table:table-cell table:style-name="ce77" office:value-type="currency" office:currency="EUR" office:value="985">
            <text:p>985,00 €</text:p>
          </table:table-cell>
          <table:table-cell table:style-name="ce12" table:formula="of:=[.G6]*[.D6]" office:value-type="currency" office:currency="EUR" office:value="985">
            <text:p>985,00 €</text:p>
          </table:table-cell>
          <table:table-cell table:style-name="ce77"/>
          <table:table-cell table:style-name="ce12" table:formula="of:=[.I6]*[.D6]" office:value-type="currency" office:currency="EUR" office:value="0">
            <text:p>0,00 €</text:p>
          </table:table-cell>
          <table:table-cell table:style-name="ce77"/>
          <table:table-cell table:style-name="ce12" table:formula="of:=[.K6]*[.D6]" office:value-type="currency" office:currency="EUR" office:value="0">
            <text:p>0,00 €</text:p>
          </table:table-cell>
          <table:table-cell table:style-name="ce77"/>
          <table:table-cell table:style-name="ce12" table:formula="of:=[.M6]*[.D6]" office:value-type="currency" office:currency="EUR" office:value="0">
            <text:p>0,00 €</text:p>
          </table:table-cell>
          <table:table-cell table:style-name="ce77"/>
          <table:table-cell table:style-name="ce12" table:formula="of:=[.O6]*[.D6]" office:value-type="currency" office:currency="EUR" office:value="0">
            <text:p>0,00 €</text:p>
          </table:table-cell>
          <table:table-cell table:style-name="ce69" office:value-type="percentage" office:value="0.95">
            <text:p>95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6]*([.R6]-[.Q6])" office:value-type="currency" office:currency="EUR" office:value="29.5499999999999">
            <text:p>29,55 €</text:p>
          </table:table-cell>
          <table:table-cell table:number-columns-repeated="5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1"/>
          <table:table-cell table:style-name="ce69" table:number-columns-repeated="2"/>
          <table:table-cell table:style-name="ce5"/>
          <table:table-cell table:number-columns-repeated="5"/>
        </table:table-row>
        <table:table-row table:style-name="ro1">
          <table:table-cell table:style-name="ce83" office:value-type="string">
            <text:p>2</text:p>
          </table:table-cell>
          <table:table-cell table:style-name="ce6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12"/>
          <table:table-cell table:style-name="ce69" table:number-columns-repeated="2"/>
          <table:table-cell table:style-name="ce12"/>
          <table:table-cell table:number-columns-repeated="5"/>
        </table:table-row>
        <table:table-row table:style-name="ro1">
          <table:table-cell table:style-name="ce83" office:value-type="string">
            <text:p>2.1</text:p>
          </table:table-cell>
          <table:table-cell table:style-name="ce30" office:value-type="string">
            <text:p>STRUCTURE EN POUTRELLE UAP</text:p>
          </table:table-cell>
          <table:table-cell table:style-name="ce73"/>
          <table:table-cell table:style-name="ce15"/>
          <table:table-cell table:style-name="ce12" table:number-columns-repeated="12"/>
          <table:table-cell table:style-name="ce69" table:number-columns-repeated="2"/>
          <table:table-cell table:style-name="ce12"/>
          <table:table-cell table:number-columns-repeated="5"/>
        </table:table-row>
        <table:table-row table:style-name="ro1">
          <table:table-cell table:style-name="ce83" office:value-type="string">
            <text:p>2.1.1</text:p>
          </table:table-cell>
          <table:table-cell table:style-name="ce8" office:value-type="string">
            <text:p>charpente couverture zinc</text:p>
          </table:table-cell>
          <table:table-cell table:style-name="ce73"/>
          <table:table-cell table:style-name="ce15"/>
          <table:table-cell table:style-name="ce12" table:number-columns-repeated="12"/>
          <table:table-cell table:style-name="ce69" table:number-columns-repeated="2"/>
          <table:table-cell table:style-name="ce12"/>
          <table:table-cell table:number-columns-repeated="5"/>
        </table:table-row>
        <table:table-row table:style-name="ro1">
          <table:table-cell table:style-name="ce83" office:value-type="string">
            <text:p>2.1.1.1</text:p>
          </table:table-cell>
          <table:table-cell table:style-name="ce70" office:value-type="string">
            <text:p>Structure primaire (UAP/UPN 175)</text:p>
          </table:table-cell>
          <table:table-cell table:style-name="ce73" office:value-type="string">
            <text:p>Ml</text:p>
          </table:table-cell>
          <table:table-cell table:style-name="ce76" table:formula="of:=(((4.64+9)*8)+((5.37)+(5.29)+(9.01*2))+((12+7.45)*4))" office:value-type="float" office:value="215.6">
            <text:p>215,60</text:p>
          </table:table-cell>
          <table:table-cell table:style-name="ce12" table:formula="of:=21.2*6" office:value-type="currency" office:currency="EUR" office:value="127.2">
            <text:p>127,20 €</text:p>
          </table:table-cell>
          <table:table-cell table:style-name="ce12" table:formula="of:=[.D11]*[.E11]" office:value-type="currency" office:currency="EUR" office:value="27424.32">
            <text:p>27 424,32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G11]*[.D11]" office:value-type="currency" office:currency="EUR" office:value="45276">
            <text:p>45 276,00 €</text:p>
          </table:table-cell>
          <table:table-cell table:style-name="ce77"/>
          <table:table-cell table:style-name="ce12" table:formula="of:=[.I11]*[.D11]" office:value-type="currency" office:currency="EUR" office:value="0">
            <text:p>0,0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69" office:value-type="percentage" office:value="0.95">
            <text:p>95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11]*([.R11]-[.Q11])" office:value-type="currency" office:currency="EUR" office:value="1358.28">
            <text:p>1 358,28 €</text:p>
          </table:table-cell>
          <table:table-cell/>
          <table:table-cell table:style-name="ce108" table:number-columns-repeated="2"/>
          <table:table-cell table:number-columns-repeated="2"/>
        </table:table-row>
        <table:table-row table:style-name="ro1">
          <table:table-cell table:style-name="ce83" office:value-type="string">
            <text:p>2.1.1.2</text:p>
          </table:table-cell>
          <table:table-cell table:style-name="ce70" office:value-type="string">
            <text:p>Structure secondaire (UAP/UPN 80)</text:p>
          </table:table-cell>
          <table:table-cell table:style-name="ce73" office:value-type="string">
            <text:p>Ml</text:p>
          </table:table-cell>
          <table:table-cell table:style-name="ce76" table:formula="of:=2*(15.5+17.2+18.9+20.6+22.3+24+25.7+27.4+29.1+30.8+32.5+1.7+3.4+5.1+6.8+8.5+10.2+11.9+13.6+15.3+17)+((4.4+(4.6*5)+5.6)+((4.3+4.59)*2)*2)+(8*2)*3" office:value-type="float" office:value="831.56">
            <text:p>831,56</text:p>
          </table:table-cell>
          <table:table-cell table:style-name="ce12" table:formula="of:=8.38*6" office:value-type="currency" office:currency="EUR" office:value="50.28">
            <text:p>50,28 €</text:p>
          </table:table-cell>
          <table:table-cell table:style-name="ce12" table:formula="of:=[.D12]*[.E12]" office:value-type="currency" office:currency="EUR" office:value="41810.8368">
            <text:p>41 810,8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93" office:value-type="currency" office:currency="EUR" office:value="60291">
            <text:p>60 291,00 €</text:p>
          </table:table-cell>
          <table:table-cell table:style-name="ce77"/>
          <table:table-cell table:style-name="ce12" table:formula="of:=[.I12]*[.D12]" office:value-type="currency" office:currency="EUR" office:value="0">
            <text:p>0,00 €</text:p>
          </table:table-cell>
          <table:table-cell table:style-name="ce77"/>
          <table:table-cell table:style-name="ce12" table:formula="of:=[.K12]*[.D12]" office:value-type="currency" office:currency="EUR" office:value="0">
            <text:p>0,00 €</text:p>
          </table:table-cell>
          <table:table-cell table:style-name="ce77"/>
          <table:table-cell table:style-name="ce12" table:formula="of:=[.M12]*[.D12]" office:value-type="currency" office:currency="EUR" office:value="0">
            <text:p>0,00 €</text:p>
          </table:table-cell>
          <table:table-cell table:style-name="ce77"/>
          <table:table-cell table:style-name="ce12" table:formula="of:=[.O12]*[.D12]" office:value-type="currency" office:currency="EUR" office:value="0">
            <text:p>0,00 €</text:p>
          </table:table-cell>
          <table:table-cell table:style-name="ce69" office:value-type="percentage" office:value="0.95">
            <text:p>95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12]*([.R12]-[.Q12])" office:value-type="currency" office:currency="EUR" office:value="1808.73">
            <text:p>1 808,73 €</text:p>
          </table:table-cell>
          <table:table-cell/>
          <table:table-cell table:style-name="ce108" table:number-columns-repeated="2"/>
          <table:table-cell table:number-columns-repeated="2"/>
        </table:table-row>
        <table:table-row table:style-name="ro1">
          <table:table-cell table:style-name="ce83" office:value-type="string">
            <text:p>2.1.2</text:p>
          </table:table-cell>
          <table:table-cell table:style-name="ce8" office:value-type="string">
            <text:p>charpente planchers R+1 &amp; RDC</text:p>
          </table:table-cell>
          <table:table-cell table:style-name="ce73"/>
          <table:table-cell table:style-name="ce91"/>
          <table:table-cell table:style-name="ce12" table:number-columns-repeated="12"/>
          <table:table-cell table:style-name="ce69" table:number-columns-repeated="2"/>
          <table:table-cell table:style-name="ce12"/>
          <table:table-cell/>
          <table:table-cell table:style-name="ce108" table:number-columns-repeated="2"/>
          <table:table-cell table:number-columns-repeated="2"/>
        </table:table-row>
        <table:table-row table:style-name="ro1">
          <table:table-cell table:style-name="ce83" office:value-type="string">
            <text:p>2.1.2.1</text:p>
          </table:table-cell>
          <table:table-cell table:style-name="ce70" office:value-type="string">
            <text:p>poteaux pour planchers collaborants (IPE 240)</text:p>
          </table:table-cell>
          <table:table-cell table:style-name="ce73" office:value-type="string">
            <text:p>Ml</text:p>
          </table:table-cell>
          <table:table-cell table:style-name="ce76" table:formula="of:=(5.4*3)" office:value-type="float" office:value="16.2">
            <text:p>16,20</text:p>
          </table:table-cell>
          <table:table-cell table:style-name="ce12" table:formula="of:=30.72*6.9" office:value-type="currency" office:currency="EUR" office:value="211.968">
            <text:p>211,97 €</text:p>
          </table:table-cell>
          <table:table-cell table:style-name="ce12" table:formula="of:=[.D14]*[.E14]" office:value-type="currency" office:currency="EUR" office:value="3433.8816">
            <text:p>3 433,8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4]*[.D14]" office:value-type="currency" office:currency="EUR" office:value="3645">
            <text:p>3 645,00 €</text:p>
          </table:table-cell>
          <table:table-cell table:style-name="ce77"/>
          <table:table-cell table:style-name="ce12" table:formula="of:=[.I14]*[.D14]" office:value-type="currency" office:currency="EUR" office:value="0">
            <text:p>0,00 €</text:p>
          </table:table-cell>
          <table:table-cell table:style-name="ce77"/>
          <table:table-cell table:style-name="ce12" table:formula="of:=[.K14]*[.D14]" office:value-type="currency" office:currency="EUR" office:value="0">
            <text:p>0,00 €</text:p>
          </table:table-cell>
          <table:table-cell table:style-name="ce77"/>
          <table:table-cell table:style-name="ce12" table:formula="of:=[.M14]*[.D14]" office:value-type="currency" office:currency="EUR" office:value="0">
            <text:p>0,00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69" office:value-type="percentage" office:value="0.2">
            <text:p>20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14]*([.R14]-[.Q14])" office:value-type="currency" office:currency="EUR" office:value="2843.1">
            <text:p>2 843,10 €</text:p>
          </table:table-cell>
          <table:table-cell/>
          <table:table-cell table:style-name="ce108" table:number-columns-repeated="2"/>
          <table:table-cell table:number-columns-repeated="2"/>
        </table:table-row>
        <table:table-row table:style-name="ro1">
          <table:table-cell table:style-name="ce83" office:value-type="string">
            <text:p>2.1.2.2</text:p>
          </table:table-cell>
          <table:table-cell table:style-name="ce70" office:value-type="string">
            <text:p>poteaux pour planchers collaborants (½IPE 240)</text:p>
          </table:table-cell>
          <table:table-cell table:style-name="ce73" office:value-type="string">
            <text:p>Ml</text:p>
          </table:table-cell>
          <table:table-cell table:style-name="ce76" table:formula="of:=7.8*9" office:value-type="float" office:value="70.2">
            <text:p>70,20</text:p>
          </table:table-cell>
          <table:table-cell table:style-name="ce12" table:formula="of:=15.36*6.9" office:value-type="currency" office:currency="EUR" office:value="105.984">
            <text:p>105,98 €</text:p>
          </table:table-cell>
          <table:table-cell table:style-name="ce12" table:formula="of:=[.D15]*[.E15]" office:value-type="currency" office:currency="EUR" office:value="7440.0768">
            <text:p>7 440,0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5]*[.D15]" office:value-type="currency" office:currency="EUR" office:value="15795">
            <text:p>15 795,00 €</text:p>
          </table:table-cell>
          <table:table-cell table:style-name="ce77"/>
          <table:table-cell table:style-name="ce12" table:formula="of:=[.I15]*[.D15]" office:value-type="currency" office:currency="EUR" office:value="0">
            <text:p>0,0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69" office:value-type="percentage" office:value="0.2">
            <text:p>20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15]*([.R15]-[.Q15])" office:value-type="currency" office:currency="EUR" office:value="12320.1">
            <text:p>12 320,10 €</text:p>
          </table:table-cell>
          <table:table-cell/>
          <table:table-cell table:style-name="ce108" table:number-columns-repeated="2"/>
          <table:table-cell table:number-columns-repeated="2"/>
        </table:table-row>
        <table:table-row table:style-name="ro1">
          <table:table-cell table:style-name="ce83" office:value-type="string">
            <text:p>2.1.2.3</text:p>
          </table:table-cell>
          <table:table-cell table:style-name="ce70" office:value-type="string">
            <text:p>poteaux pour planchers collaborants (cornière 120)</text:p>
          </table:table-cell>
          <table:table-cell table:style-name="ce73" office:value-type="string">
            <text:p>Ml</text:p>
          </table:table-cell>
          <table:table-cell table:style-name="ce76" table:formula="of:=7.8*2" office:value-type="float" office:value="15.6">
            <text:p>15,60</text:p>
          </table:table-cell>
          <table:table-cell table:style-name="ce12" table:formula="of:=14.7*6.9" office:value-type="currency" office:currency="EUR" office:value="101.43">
            <text:p>101,43 €</text:p>
          </table:table-cell>
          <table:table-cell table:style-name="ce12" table:formula="of:=[.D16]*[.E16]" office:value-type="currency" office:currency="EUR" office:value="1582.308">
            <text:p>1 582,31 €</text:p>
          </table:table-cell>
          <table:table-cell table:style-name="ce77" office:value-type="currency" office:currency="EUR" office:value="127.5">
            <text:p>127,50 €</text:p>
          </table:table-cell>
          <table:table-cell table:style-name="ce12" table:formula="of:=[.G16]*[.D16]" office:value-type="currency" office:currency="EUR" office:value="1989">
            <text:p>1 989,00 €</text:p>
          </table:table-cell>
          <table:table-cell table:style-name="ce77"/>
          <table:table-cell table:style-name="ce12" table:formula="of:=[.I16]*[.D16]" office:value-type="currency" office:currency="EUR" office:value="0">
            <text:p>0,00 €</text:p>
          </table:table-cell>
          <table:table-cell table:style-name="ce77"/>
          <table:table-cell table:style-name="ce12" table:formula="of:=[.K16]*[.D16]" office:value-type="currency" office:currency="EUR" office:value="0">
            <text:p>0,00 €</text:p>
          </table:table-cell>
          <table:table-cell table:style-name="ce77"/>
          <table:table-cell table:style-name="ce12" table:formula="of:=[.M16]*[.D16]" office:value-type="currency" office:currency="EUR" office:value="0">
            <text:p>0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69" office:value-type="percentage" office:value="0.2">
            <text:p>20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16]*([.R16]-[.Q16])" office:value-type="currency" office:currency="EUR" office:value="1551.42">
            <text:p>1 551,42 €</text:p>
          </table:table-cell>
          <table:table-cell/>
          <table:table-cell table:style-name="ce108" table:number-columns-repeated="2"/>
          <table:table-cell table:number-columns-repeated="2"/>
        </table:table-row>
        <table:table-row table:style-name="ro1">
          <table:table-cell table:style-name="ce83" office:value-type="string">
            <text:p>2.1.2.4</text:p>
          </table:table-cell>
          <table:table-cell table:style-name="ce70" office:value-type="string">
            <text:p>poutres pour planchers collaborants (UAP/UPN 120)</text:p>
          </table:table-cell>
          <table:table-cell table:style-name="ce73" office:value-type="string">
            <text:p>Ml</text:p>
          </table:table-cell>
          <table:table-cell table:style-name="ce76" table:formula="of:=(29.6+15)*2+(23.15+9.05)*2" office:value-type="float" office:value="153.6">
            <text:p>153,60</text:p>
          </table:table-cell>
          <table:table-cell table:style-name="ce12" table:formula="of:=13.4*6.9" office:value-type="currency" office:currency="EUR" office:value="92.46">
            <text:p>92,46 €</text:p>
          </table:table-cell>
          <table:table-cell table:style-name="ce12" table:formula="of:=[.D17]*[.E17]" office:value-type="currency" office:currency="EUR" office:value="14201.856">
            <text:p>14 201,86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G17]*[.D17]" office:value-type="currency" office:currency="EUR" office:value="16128">
            <text:p>16 128,00 €</text:p>
          </table:table-cell>
          <table:table-cell table:style-name="ce77"/>
          <table:table-cell table:style-name="ce12" table:formula="of:=[.I17]*[.D17]" office:value-type="currency" office:currency="EUR" office:value="0">
            <text:p>0,00 €</text:p>
          </table:table-cell>
          <table:table-cell table:style-name="ce77"/>
          <table:table-cell table:style-name="ce12" table:formula="of:=[.K17]*[.D17]" office:value-type="currency" office:currency="EUR" office:value="0">
            <text:p>0,00 €</text:p>
          </table:table-cell>
          <table:table-cell table:style-name="ce77"/>
          <table:table-cell table:style-name="ce12" table:formula="of:=[.M17]*[.D17]" office:value-type="currency" office:currency="EUR" office:value="0">
            <text:p>0,0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69" office:value-type="percentage" office:value="0.2">
            <text:p>20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17]*([.R17]-[.Q17])" office:value-type="currency" office:currency="EUR" office:value="12579.84">
            <text:p>12 579,84 €</text:p>
          </table:table-cell>
          <table:table-cell/>
          <table:table-cell table:style-name="ce108" table:number-columns-repeated="2"/>
          <table:table-cell table:number-columns-repeated="2"/>
        </table:table-row>
        <table:table-row table:style-name="ro1">
          <table:table-cell table:style-name="ce83" office:value-type="string">
            <text:p>2.1.2.5</text:p>
          </table:table-cell>
          <table:table-cell table:style-name="ce70" office:value-type="string">
            <text:p>contreventement plan vertical (câble inox 316L)</text:p>
          </table:table-cell>
          <table:table-cell table:style-name="ce73" office:value-type="string">
            <text:p>Ml</text:p>
          </table:table-cell>
          <table:table-cell table:style-name="ce76" table:formula="of:=15.52*2*2" office:value-type="float" office:value="62.08">
            <text:p>62,0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483.2">
            <text:p>2 483,2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93" office:value-type="currency" office:currency="EUR" office:value="5278.5">
            <text:p>5 278,50 €</text:p>
          </table:table-cell>
          <table:table-cell table:style-name="ce77"/>
          <table:table-cell table:style-name="ce12" table:formula="of:=[.I18]*[.D18]" office:value-type="currency" office:currency="EUR" office:value="0">
            <text:p>0,0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69" office:value-type="percentage" office:value="0.95">
            <text:p>95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18]*([.R18]-[.Q18])" office:value-type="currency" office:currency="EUR" office:value="158.355">
            <text:p>158,36 €</text:p>
          </table:table-cell>
          <table:table-cell/>
          <table:table-cell table:style-name="ce108" table:number-columns-repeated="2"/>
          <table:table-cell table:number-columns-repeated="2"/>
        </table:table-row>
        <table:table-row table:style-name="ro1">
          <table:table-cell table:style-name="ce83" office:value-type="string">
            <text:p>2.1.3</text:p>
          </table:table-cell>
          <table:table-cell table:style-name="ce8" office:value-type="string">
            <text:p>Platines</text:p>
          </table:table-cell>
          <table:table-cell table:style-name="ce73"/>
          <table:table-cell table:style-name="ce15"/>
          <table:table-cell table:style-name="ce12" table:number-columns-repeated="12"/>
          <table:table-cell table:style-name="ce69" table:number-columns-repeated="2"/>
          <table:table-cell table:style-name="ce12"/>
          <table:table-cell table:number-columns-repeated="5"/>
        </table:table-row>
        <table:table-row table:style-name="ro1">
          <table:table-cell table:style-name="ce83" office:value-type="string">
            <text:p>2.1.3.1</text:p>
          </table:table-cell>
          <table:table-cell table:style-name="ce70" office:value-type="string">
            <text:p>platines charpente de couverture zinc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3013">
            <text:p>3 013,00 €</text:p>
          </table:table-cell>
          <table:table-cell table:style-name="ce12" table:formula="of:=[.D20]*[.E20]" office:value-type="currency" office:currency="EUR" office:value="3013">
            <text:p>3 013,00 €</text:p>
          </table:table-cell>
          <table:table-cell table:style-name="ce77" office:value-type="currency" office:currency="EUR" office:value="4437.5">
            <text:p>4 437,50 €</text:p>
          </table:table-cell>
          <table:table-cell table:style-name="ce12" table:formula="of:=[.G20]*[.D20]" office:value-type="currency" office:currency="EUR" office:value="4437.5">
            <text:p>4 437,50 €</text:p>
          </table:table-cell>
          <table:table-cell table:style-name="ce77"/>
          <table:table-cell table:style-name="ce12" table:formula="of:=[.I20]*[.D20]" office:value-type="currency" office:currency="EUR" office:value="0">
            <text:p>0,00 €</text:p>
          </table:table-cell>
          <table:table-cell table:style-name="ce77"/>
          <table:table-cell table:style-name="ce12" table:formula="of:=[.K20]*[.D20]" office:value-type="currency" office:currency="EUR" office:value="0">
            <text:p>0,00 €</text:p>
          </table:table-cell>
          <table:table-cell table:style-name="ce77"/>
          <table:table-cell table:style-name="ce12" table:formula="of:=[.M20]*[.D20]" office:value-type="currency" office:currency="EUR" office:value="0">
            <text:p>0,00 €</text:p>
          </table:table-cell>
          <table:table-cell table:style-name="ce77"/>
          <table:table-cell table:style-name="ce12" table:formula="of:=[.O20]*[.D20]" office:value-type="currency" office:currency="EUR" office:value="0">
            <text:p>0,0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20]*([.R20]-[.Q20])" office:value-type="currency" office:currency="EUR" office:value="355">
            <text:p>355,00 €</text:p>
          </table:table-cell>
          <table:table-cell table:number-columns-repeated="5"/>
        </table:table-row>
        <table:table-row-group table:display="false">
          <table:table-row table:style-name="ro1" table:visibility="collapse">
            <table:table-cell table:style-name="ce83"/>
            <table:table-cell table:style-name="ce88" office:value-type="string">
              <text:p>Platine 1</text:p>
            </table:table-cell>
            <table:table-cell table:style-name="ce73" office:value-type="string">
              <text:p>U</text:p>
            </table:table-cell>
            <table:table-cell table:style-name="ce76" table:formula="of:=10+4" office:value-type="float" office:value="14">
              <text:p>14,00</text:p>
            </table:table-cell>
            <table:table-cell/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/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number-columns-repeated="2" table:style-name="ce69"/>
            <table:table-cell table:style-name="ce12" table:formula="of:=[.H21]*([.R21]-[.Q21])" office:value-type="currency" office:currency="EUR" office:value="0">
              <text:p>0,00 €</text:p>
            </table:table-cell>
            <table:table-cell office:value-type="string">
              <text:p>dalle de toiture terrasse / charpente</text:p>
            </table:table-cell>
            <table:table-cell table:number-columns-repeated="3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83"/>
            <table:table-cell table:style-name="ce88" office:value-type="string">
              <text:p>Platine 2</text:p>
            </table:table-cell>
            <table:table-cell table:style-name="ce73" office:value-type="string">
              <text:p>U</text:p>
            </table:table-cell>
            <table:table-cell table:style-name="ce76" table:formula="of:=12+4" office:value-type="float" office:value="16">
              <text:p>16,00</text:p>
            </table:table-cell>
            <table:table-cell/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/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K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O22]*[.D22]" office:value-type="currency" office:currency="EUR" office:value="0">
              <text:p>0,00 €</text:p>
            </table:table-cell>
            <table:table-cell table:number-columns-repeated="2" table:style-name="ce69"/>
            <table:table-cell table:style-name="ce12" table:formula="of:=[.H22]*([.R22]-[.Q22])" office:value-type="currency" office:currency="EUR" office:value="0">
              <text:p>0,00 €</text:p>
            </table:table-cell>
            <table:table-cell office:value-type="string">
              <text:p>Mur coursive / charpente <text:s/>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83"/>
            <table:table-cell table:style-name="ce88" office:value-type="string">
              <text:p>Platine 3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18">
              <text:p>18,00</text:p>
            </table:table-cell>
            <table:table-cell/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/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O23]*[.D23]" office:value-type="currency" office:currency="EUR" office:value="0">
              <text:p>0,00 €</text:p>
            </table:table-cell>
            <table:table-cell table:number-columns-repeated="2" table:style-name="ce69"/>
            <table:table-cell table:style-name="ce12" table:formula="of:=[.H23]*([.R23]-[.Q23])" office:value-type="currency" office:currency="EUR" office:value="0">
              <text:p>0,00 €</text:p>
            </table:table-cell>
            <table:table-cell office:value-type="string">
              <text:p>Charpente / charpente (côté chéneau int</text:p>
            </table:table-cell>
            <table:table-cell table:style-name="ce13"/>
            <table:table-cell table:number-columns-repeated="2"/>
            <table:table-cell table:style-name="ce12" table:formula="of:=3.5*7" office:value-type="currency" office:currency="EUR" office:value="24.5">
              <text:p>24,50 €</text:p>
            </table:table-cell>
          </table:table-row>
          <table:table-row table:style-name="ro1" table:visibility="collapse">
            <table:table-cell table:style-name="ce83"/>
            <table:table-cell table:style-name="ce8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4">
              <text:p>4,00</text:p>
            </table:table-cell>
            <table:table-cell/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/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number-columns-repeated="2" table:style-name="ce69"/>
            <table:table-cell table:style-name="ce12" table:formula="of:=[.H24]*([.R24]-[.Q24])" office:value-type="currency" office:currency="EUR" office:value="0">
              <text:p>0,00 €</text:p>
            </table:table-cell>
            <table:table-cell office:value-type="string">
              <text:p>Charpente / charpente (côté chéneau int angles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83"/>
            <table:table-cell table:style-name="ce8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2">
              <text:p>22,00</text:p>
            </table:table-cell>
            <table:table-cell/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O25]*[.D25]" office:value-type="currency" office:currency="EUR" office:value="0">
              <text:p>0,00 €</text:p>
            </table:table-cell>
            <table:table-cell table:number-columns-repeated="2" table:style-name="ce69"/>
            <table:table-cell table:style-name="ce12" table:formula="of:=[.H25]*([.R25]-[.Q25])" office:value-type="currency" office:currency="EUR" office:value="0">
              <text:p>0,00 €</text:p>
            </table:table-cell>
            <table:table-cell office:value-type="string">
              <text:p>Charpente / charpente (côté chéneau ext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" table:visibility="collapse">
            <table:table-cell table:style-name="ce83"/>
            <table:table-cell table:style-name="ce8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">
              <text:p>2,00</text:p>
            </table:table-cell>
            <table:table-cell/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/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O26]*[.D26]" office:value-type="currency" office:currency="EUR" office:value="0">
              <text:p>0,00 €</text:p>
            </table:table-cell>
            <table:table-cell table:number-columns-repeated="2" table:style-name="ce69"/>
            <table:table-cell table:style-name="ce12" table:formula="of:=[.H26]*([.R26]-[.Q26])" office:value-type="currency" office:currency="EUR" office:value="0">
              <text:p>0,00 €</text:p>
            </table:table-cell>
            <table:table-cell office:value-type="string">
              <text:p>Charpente / charpente (angles du faitage</text:p>
            </table:table-cell>
            <table:table-cell table:style-name="ce13"/>
            <table:table-cell table:number-columns-repeated="2"/>
            <table:table-cell table:style-name="ce12" table:formula="of:=8.5*7" office:value-type="currency" office:currency="EUR" office:value="59.5">
              <text:p>59,50 €</text:p>
            </table:table-cell>
          </table:table-row>
          <table:table-row table:style-name="ro1" table:visibility="collapse">
            <table:table-cell table:style-name="ce83"/>
            <table:table-cell table:style-name="ce8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3">
              <text:p>3,00</text:p>
            </table:table-cell>
            <table:table-cell/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/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O27]*[.D27]" office:value-type="currency" office:currency="EUR" office:value="0">
              <text:p>0,00 €</text:p>
            </table:table-cell>
            <table:table-cell table:number-columns-repeated="2" table:style-name="ce69"/>
            <table:table-cell table:style-name="ce12" table:formula="of:=[.H27]*([.R27]-[.Q27])" office:value-type="currency" office:currency="EUR" office:value="0">
              <text:p>0,00 €</text:p>
            </table:table-cell>
            <table:table-cell office:value-type="string">
              <text:p>Charpente / charpente ( faitage courant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83" office:value-type="string">
            <text:p>2.1.3.2</text:p>
          </table:table-cell>
          <table:table-cell table:style-name="ce70" office:value-type="string">
            <text:p>platines structure planchers R+1 &amp; RDC</text:p>
          </table:table-cell>
          <table:table-cell table:style-name="ce73" office:value-type="string">
            <text:p>Ens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1001">
            <text:p>1 001,00 €</text:p>
          </table:table-cell>
          <table:table-cell table:style-name="ce12" table:formula="of:=[.D28]*[.E28]" office:value-type="currency" office:currency="EUR" office:value="1001">
            <text:p>1 001,00 €</text:p>
          </table:table-cell>
          <table:table-cell table:style-name="ce77" office:value-type="currency" office:currency="EUR" office:value="3250">
            <text:p>3 250,00 €</text:p>
          </table:table-cell>
          <table:table-cell table:style-name="ce12" table:formula="of:=[.G28]*[.D28]" office:value-type="currency" office:currency="EUR" office:value="3250">
            <text:p>3 250,00 €</text:p>
          </table:table-cell>
          <table:table-cell table:style-name="ce77"/>
          <table:table-cell table:style-name="ce12" table:formula="of:=[.I28]*[.D28]" office:value-type="currency" office:currency="EUR" office:value="0">
            <text:p>0,00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69" office:value-type="percentage" office:value="0.9">
            <text:p>90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28]*([.R28]-[.Q28])" office:value-type="currency" office:currency="EUR" office:value="260">
            <text:p>260,00 €</text:p>
          </table:table-cell>
          <table:table-cell/>
          <table:table-cell table:style-name="ce13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/>
            <table:table-cell table:style-name="ce88" office:value-type="string">
              <text:p>Platine 1</text:p>
            </table:table-cell>
            <table:table-cell table:style-name="ce73"/>
            <table:table-cell table:style-name="ce76" office:value-type="float" office:value="10">
              <text:p>10,00</text:p>
            </table:table-cell>
            <table:table-cell/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/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69" table:number-columns-repeated="2"/>
            <table:table-cell table:style-name="ce12"/>
            <table:table-cell/>
            <table:table-cell table:style-name="ce124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83"/>
            <table:table-cell table:style-name="ce88" office:value-type="string">
              <text:p>Platine 2</text:p>
            </table:table-cell>
            <table:table-cell table:style-name="ce73"/>
            <table:table-cell table:style-name="ce76" office:value-type="float" office:value="13">
              <text:p>13,00</text:p>
            </table:table-cell>
            <table:table-cell/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/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69" table:number-columns-repeated="2"/>
            <table:table-cell table:style-name="ce12"/>
            <table:table-cell/>
            <table:table-cell table:style-name="ce124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83"/>
            <table:table-cell table:style-name="ce88" office:value-type="string">
              <text:p>Platine 3</text:p>
            </table:table-cell>
            <table:table-cell table:style-name="ce73"/>
            <table:table-cell table:style-name="ce76" office:value-type="float" office:value="3">
              <text:p>3,00</text:p>
            </table:table-cell>
            <table:table-cell/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/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69" table:number-columns-repeated="2"/>
            <table:table-cell table:style-name="ce12"/>
            <table:table-cell/>
            <table:table-cell table:style-name="ce124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83"/>
          <table:table-cell table:style-name="ce125" office:value-type="string">
            <text:p>galvanisation à chaud (S2R)</text:p>
          </table:table-cell>
          <table:table-cell table:style-name="ce126" office:value-type="string">
            <text:p>ft</text:p>
          </table:table-cell>
          <table:table-cell table:style-name="ce127" office:value-type="float" office:value="1">
            <text:p>1,00</text:p>
          </table:table-cell>
          <table:table-cell table:style-name="ce12" table:number-columns-repeated="2"/>
          <table:table-cell table:number-columns-repeated="2" table:style-name="ce128" office:value-type="currency" office:currency="EUR" office:value="15850">
            <text:p>15 850,00 €</text:p>
          </table:table-cell>
          <table:table-cell table:style-name="ce12" table:number-columns-repeated="8"/>
          <table:table-cell table:style-name="ce69" office:value-type="percentage" office:value="0.95">
            <text:p>95,00%</text:p>
          </table:table-cell>
          <table:table-cell table:style-name="ce69" office:value-type="percentage" office:value="0.98">
            <text:p>98,00%</text:p>
          </table:table-cell>
          <table:table-cell table:style-name="ce12" table:formula="of:=[.H32]*([.R32]-[.Q32])" office:value-type="currency" office:currency="EUR" office:value="475.499999999999">
            <text:p>475,50 €</text:p>
          </table:table-cell>
          <table:table-cell/>
          <table:table-cell table:style-name="ce13"/>
          <table:table-cell table:number-columns-repeated="3"/>
        </table:table-row>
        <table:table-row-group table:display="false">
          <table:table-row table:style-name="ro1" table:visibility="collapse">
            <table:table-cell table:style-name="ce83"/>
            <table:table-cell table:style-name="ce30" office:value-type="string">
              <text:p>ESCALIER</text:p>
            </table:table-cell>
            <table:table-cell table:style-name="ce73"/>
            <table:table-cell table:style-name="ce91"/>
            <table:table-cell table:style-name="ce12" table:number-columns-repeated="15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"/>
            <table:table-cell table:style-name="ce73" office:value-type="string">
              <text:p>Kg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"/>
            <table:table-cell table:style-name="ce73"/>
            <table:table-cell table:style-name="ce91"/>
            <table:table-cell table:style-name="ce12" table:number-columns-repeated="15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5" office:value-type="string">
              <text:p>FOURNITURE ET POSE D'UN EXUTOIRE</text:p>
            </table:table-cell>
            <table:table-cell table:style-name="ce73"/>
            <table:table-cell table:style-name="ce15"/>
            <table:table-cell table:style-name="ce12" table:number-columns-repeated="15"/>
            <table:table-cell table:number-columns-repeated="5"/>
          </table:table-row>
          <table:table-row table:style-name="ro1" table:visibility="collapse">
            <table:table-cell table:style-name="ce83"/>
            <table:table-cell table:style-name="ce8" office:value-type="string">
              <text:p>Chevêtre pour exutoir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/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" office:value-type="string">
              <text:p>Exutoire (SUE minimum x m²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/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" office:value-type="string">
              <text:p>Treuil mécaniqu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/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" office:value-type="string">
              <text:p>Câb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/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5"/>
          <table:table-cell table:number-columns-repeated="5"/>
        </table:table-row>
        <table:table-row table:style-name="ro1">
          <table:table-cell/>
          <table:table-cell table:style-name="ce29" office:value-type="string">
            <text:p>TOTAL LOT N°0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0])" office:value-type="currency" office:currency="EUR" office:value="108390.4792">
            <text:p>108 390,48 €</text:p>
          </table:table-cell>
          <table:table-cell table:style-name="ce19"/>
          <table:table-cell table:style-name="ce19" table:formula="of:=SUM([.H3:.H40])" office:value-type="currency" office:currency="EUR" office:value="176275">
            <text:p>176 275,00 €</text:p>
          </table:table-cell>
          <table:table-cell table:style-name="ce19"/>
          <table:table-cell table:style-name="ce19" office:value-type="currency" office:currency="EUR" office:value="222417.44">
            <text:p>222 417,44 €</text:p>
          </table:table-cell>
          <table:table-cell table:style-name="ce19"/>
          <table:table-cell table:style-name="ce19" table:formula="of:=SUM([.L3:.L40])" office:value-type="currency" office:currency="EUR" office:value="0">
            <text:p>0,00 €</text:p>
          </table:table-cell>
          <table:table-cell table:style-name="ce19"/>
          <table:table-cell table:style-name="ce19" table:formula="of:=SUM([.N3:.N40])" office:value-type="currency" office:currency="EUR" office:value="0">
            <text:p>0,00 €</text:p>
          </table:table-cell>
          <table:table-cell table:style-name="ce19"/>
          <table:table-cell table:style-name="ce19" table:formula="of:=SUM([.P3:.P40])" office:value-type="currency" office:currency="EUR" office:value="0">
            <text:p>0,00 €</text:p>
          </table:table-cell>
          <table:table-cell table:style-name="ce19" table:number-columns-repeated="2"/>
          <table:table-cell table:style-name="ce19" table:formula="of:=SUM([.S3:.S40])" office:value-type="currency" office:currency="EUR" office:value="33840.375">
            <text:p>33 840,38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07" office:value-type="string">
            <text:p>rapport offre entreprise / estim Moe :</text:p>
          </table:table-cell>
          <table:table-cell table:style-name="ce78" table:formula="of:=[.H42]/[.F42]" office:value-type="percentage" office:value="1.62629597452688">
            <text:p>162,63%</text:p>
          </table:table-cell>
          <table:table-cell/>
          <table:table-cell table:style-name="ce78" table:formula="of:=[.J42]/[.F42]" office:value-type="percentage" office:value="2.05200163004723">
            <text:p>205,20%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14">
          <table:table-cell table:number-columns-repeated="24"/>
        </table:table-row>
        <table:table-row table:style-name="ro1">
          <table:table-cell table:number-columns-repeated="24"/>
        </table:table-row>
        <table:named-expressions/>
      </table:table>
      <table:table table:name="03 couverture" table:style-name="ta10" table:print="false"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8" table:default-cell-style-name="Default"/>
        <table:table-column-group>
          <table:table-column table:style-name="co14" table:visibility="collapse" table:number-columns-repeated="6" table:default-cell-style-name="Default"/>
        </table:table-column-group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3" table:number-rows-spanned="1">
            <text:p>ENT. SMG sarl (6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ENT. ECIS (11)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38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38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 table:style-name="ro1">
          <table:table-cell table:style-name="ce83"/>
          <table:table-cell table:style-name="ce6" office:value-type="string">
            <text:p>COUVER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Couverture bac acier 7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5]*[.E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5]*[.D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5]*[.D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]*[.D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5]*[.D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5]*[.D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Couverture tôle ondulée acier 7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6]*[.D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6]*[.D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Bande solin acier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7]*[.D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7]*[.D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7]*[.D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Tôle de rives acier</text:p>
            </table:table-cell>
            <table:table-cell table:style-name="ce134" office:value-type="string">
              <text:p>Ml</text:p>
            </table:table-cell>
            <table:table-cell table:style-name="ce137"/>
            <table:table-cell table:style-name="ce12" office:value-type="currency" office:currency="EUR" office:value="30">
              <text:p>30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8]*[.D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8]*[.D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]*[.D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8]*[.D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8]*[.D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Gouttière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9]*[.D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Descente EP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0]*[.D10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Dauphin PV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1]*[.D11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/>
            <table:table-cell table:style-name="ce73"/>
            <table:table-cell table:style-name="ce91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83"/>
            <table:table-cell table:style-name="ce8" office:value-type="string">
              <text:p>Couverture bac aluminium 6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3]*[.D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3]*[.D13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Couverture tôle ondulée aluminium 6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4]*[.D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4]*[.D1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Bande solin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5]*[.D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5]*[.D1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Tôle de rives aluminium</text:p>
            </table:table-cell>
            <table:table-cell table:style-name="ce134" office:value-type="string">
              <text:p>Ml</text:p>
            </table:table-cell>
            <table:table-cell table:style-name="ce137"/>
            <table:table-cell table:style-name="ce12" office:value-type="currency" office:currency="EUR" office:value="40">
              <text:p>40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6]*[.D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6]*[.D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6]*[.D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6]*[.D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6]*[.D1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Gouttière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7]*[.E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7]*[.D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7]*[.D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]*[.D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7]*[.D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7]*[.D1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Descente EP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8]*[.D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8]*[.D1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Dauphin aluminiu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9]*[.D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9]*[.D1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83"/>
            <table:table-cell table:style-name="ce8" office:value-type="string">
              <text:p>Couverture zinc à joints debout 10/10 en QZ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21]*[.D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1]*[.D21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83" office:value-type="string">
            <text:p>1</text:p>
          </table:table-cell>
          <table:table-cell table:style-name="ce8" office:value-type="string">
            <text:p>Couverture tôle ondulée zinc 10/10 (profil 760x18) en QZ</text:p>
          </table:table-cell>
          <table:table-cell table:style-name="ce73" office:value-type="string">
            <text:p>M²</text:p>
          </table:table-cell>
          <table:table-cell table:style-name="ce76" office:value-type="float" office:value="571.5">
            <text:p>571,50</text:p>
          </table:table-cell>
          <table:table-cell table:style-name="ce12" table:formula="of:=40+41.8" office:value-type="currency" office:currency="EUR" office:value="81.8">
            <text:p>81,80 €</text:p>
          </table:table-cell>
          <table:table-cell table:style-name="ce12" table:formula="of:=[.D22]*[.E22]" office:value-type="currency" office:currency="EUR" office:value="46748.7">
            <text:p>46 748,70 €</text:p>
          </table:table-cell>
          <table:table-cell table:style-name="ce139" office:value-type="float" office:value="666.4">
            <text:p>666,40</text:p>
          </table:table-cell>
          <table:table-cell table:style-name="ce77" office:value-type="currency" office:currency="EUR" office:value="131.64">
            <text:p>131,64 €</text:p>
          </table:table-cell>
          <table:table-cell table:style-name="ce12" table:formula="of:=[.H22]*[.G22]" office:value-type="currency" office:currency="EUR" office:value="87724.896">
            <text:p>87 724,90 €</text:p>
          </table:table-cell>
          <table:table-cell table:style-name="ce139" office:value-type="float" office:value="639.5">
            <text:p>639,50</text:p>
          </table:table-cell>
          <table:table-cell table:style-name="ce77" office:value-type="currency" office:currency="EUR" office:value="124.38">
            <text:p>124,38 €</text:p>
          </table:table-cell>
          <table:table-cell table:style-name="ce12" table:formula="of:=[.K22]*[.J22]" office:value-type="currency" office:currency="EUR" office:value="79541.01">
            <text:p>79 541,01 €</text:p>
          </table:table-cell>
          <table:table-cell table:style-name="ce77" office:value-type="currency" office:currency="EUR" office:value="119.35">
            <text:p>119,35 €</text:p>
          </table:table-cell>
          <table:table-cell table:style-name="ce12" table:formula="of:=[.M22]*[.D22]" office:value-type="currency" office:currency="EUR" office:value="68208.525">
            <text:p>68 208,5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2]*[.D22]" office:value-type="currency" office:currency="EUR" office:value="2286">
            <text:p>2 28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2]*[.D22]" office:value-type="currency" office:currency="EUR" office:value="2857.5">
            <text:p>2 857,50 €</text:p>
          </table:table-cell>
          <table:table-cell table:style-name="ce5" table:number-columns-repeated="2"/>
        </table:table-row>
        <table:table-row table:style-name="ro1">
          <table:table-cell table:style-name="ce83" office:value-type="string">
            <text:p>2</text:p>
          </table:table-cell>
          <table:table-cell table:style-name="ce8" office:value-type="string">
            <text:p>Solin en faîtage zinc 10/10 QZ</text:p>
          </table:table-cell>
          <table:table-cell table:style-name="ce134" office:value-type="string">
            <text:p>Ml</text:p>
          </table:table-cell>
          <table:table-cell table:style-name="ce137" office:value-type="float" office:value="15.5">
            <text:p>15,5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3]*[.E23]" office:value-type="currency" office:currency="EUR" office:value="620">
            <text:p>620,00 €</text:p>
          </table:table-cell>
          <table:table-cell table:style-name="ce139" office:value-type="float" office:value="15.8">
            <text:p>15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3]*[.G23]" office:value-type="currency" office:currency="EUR" office:value="1269.688">
            <text:p>1 269,69 €</text:p>
          </table:table-cell>
          <table:table-cell table:style-name="ce139" office:value-type="float" office:value="16.51">
            <text:p>16,51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3]*[.J23]" office:value-type="currency" office:currency="EUR" office:value="1508.6838">
            <text:p>1 508,68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3]*[.D23]" office:value-type="currency" office:currency="EUR" office:value="1160.485">
            <text:p>1 160,49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3]*[.D23]" office:value-type="currency" office:currency="EUR" office:value="62">
            <text:p>6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3]*[.D23]" office:value-type="currency" office:currency="EUR" office:value="77.5">
            <text:p>77,50 €</text:p>
          </table:table-cell>
          <table:table-cell table:style-name="ce5" table:number-columns-repeated="2"/>
        </table:table-row>
        <table:table-row table:style-name="ro1">
          <table:table-cell table:style-name="ce83" office:value-type="string">
            <text:p>3</text:p>
          </table:table-cell>
          <table:table-cell table:style-name="ce8" office:value-type="string">
            <text:p>Solin en arêtier zinc 10/10 QZ</text:p>
          </table:table-cell>
          <table:table-cell table:style-name="ce134" office:value-type="string">
            <text:p>Ml</text:p>
          </table:table-cell>
          <table:table-cell table:style-name="ce137" table:formula="of:=12.3*4" office:value-type="float" office:value="49.2">
            <text:p>49,2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4]*[.E24]" office:value-type="currency" office:currency="EUR" office:value="1968">
            <text:p>1 968,00 €</text:p>
          </table:table-cell>
          <table:table-cell table:style-name="ce139" office:value-type="float" office:value="53.8">
            <text:p>53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4]*[.G24]" office:value-type="currency" office:currency="EUR" office:value="4323.368">
            <text:p>4 323,37 €</text:p>
          </table:table-cell>
          <table:table-cell table:style-name="ce139" office:value-type="float" office:value="51.72">
            <text:p>51,72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4]*[.J24]" office:value-type="currency" office:currency="EUR" office:value="4726.1736">
            <text:p>4 726,17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4]*[.D24]" office:value-type="currency" office:currency="EUR" office:value="3683.604">
            <text:p>3 683,6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4]*[.D24]" office:value-type="currency" office:currency="EUR" office:value="196.8">
            <text:p>196,8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4]*[.D24]" office:value-type="currency" office:currency="EUR" office:value="246">
            <text:p>246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Tôle de rives zinc 10/10</text:p>
            </table:table-cell>
            <table:table-cell table:style-name="ce134" office:value-type="string">
              <text:p>Ml</text:p>
            </table:table-cell>
            <table:table-cell table:style-name="ce137"/>
            <table:table-cell table:style-name="ce12" office:value-type="currency" office:currency="EUR" office:value="40">
              <text:p>4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139"/>
            <table:table-cell table:style-name="ce77" office:value-type="currency" office:currency="EUR" office:value="1">
              <text:p>1,00 €</text:p>
            </table:table-cell>
            <table:table-cell table:style-name="ce12" table:formula="of:=[.H25]*[.G25]" office:value-type="currency" office:currency="EUR" office:value="0">
              <text:p>0,00 €</text:p>
            </table:table-cell>
            <table:table-cell table:style-name="ce139"/>
            <table:table-cell table:style-name="ce77" office:value-type="currency" office:currency="EUR" office:value="2">
              <text:p>2,00 €</text:p>
            </table:table-cell>
            <table:table-cell table:style-name="ce12" table:formula="of:=[.K25]*[.J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5]*[.D2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Lambrequin zinc 10/10</text:p>
            </table:table-cell>
            <table:table-cell table:style-name="ce134" office:value-type="string">
              <text:p>Ml</text:p>
            </table:table-cell>
            <table:table-cell table:style-name="ce137"/>
            <table:table-cell table:style-name="ce12" office:value-type="currency" office:currency="EUR" office:value="85">
              <text:p>8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139"/>
            <table:table-cell table:style-name="ce77" office:value-type="currency" office:currency="EUR" office:value="1">
              <text:p>1,00 €</text:p>
            </table:table-cell>
            <table:table-cell table:style-name="ce12" table:formula="of:=[.H26]*[.G26]" office:value-type="currency" office:currency="EUR" office:value="0">
              <text:p>0,00 €</text:p>
            </table:table-cell>
            <table:table-cell table:style-name="ce139"/>
            <table:table-cell table:style-name="ce77" office:value-type="currency" office:currency="EUR" office:value="2">
              <text:p>2,00 €</text:p>
            </table:table-cell>
            <table:table-cell table:style-name="ce12" table:formula="of:=[.K26]*[.J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6]*[.D2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Gouttière zin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139"/>
            <table:table-cell table:style-name="ce77" office:value-type="currency" office:currency="EUR" office:value="1">
              <text:p>1,00 €</text:p>
            </table:table-cell>
            <table:table-cell table:style-name="ce12" table:formula="of:=[.H27]*[.G27]" office:value-type="currency" office:currency="EUR" office:value="0">
              <text:p>0,00 €</text:p>
            </table:table-cell>
            <table:table-cell table:style-name="ce139"/>
            <table:table-cell table:style-name="ce77" office:value-type="currency" office:currency="EUR" office:value="2">
              <text:p>2,00 €</text:p>
            </table:table-cell>
            <table:table-cell table:style-name="ce12" table:formula="of:=[.K27]*[.J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7]*[.D27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83" office:value-type="string">
            <text:p>4</text:p>
          </table:table-cell>
          <table:table-cell table:style-name="ce8" office:value-type="string">
            <text:p>Chéneau zinc 10/10 QZ</text:p>
          </table:table-cell>
          <table:table-cell table:style-name="ce73" office:value-type="string">
            <text:p>Ml</text:p>
          </table:table-cell>
          <table:table-cell table:style-name="ce76" office:value-type="float" office:value="101.5">
            <text:p>101,5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12687.5">
            <text:p>12 687,50 €</text:p>
          </table:table-cell>
          <table:table-cell table:style-name="ce139" office:value-type="float" office:value="105">
            <text:p>105,00</text:p>
          </table:table-cell>
          <table:table-cell table:style-name="ce77" office:value-type="currency" office:currency="EUR" office:value="221.55">
            <text:p>221,55 €</text:p>
          </table:table-cell>
          <table:table-cell table:style-name="ce12" table:formula="of:=[.H28]*[.G28]" office:value-type="currency" office:currency="EUR" office:value="23262.75">
            <text:p>23 262,75 €</text:p>
          </table:table-cell>
          <table:table-cell table:style-name="ce139" office:value-type="float" office:value="101.5">
            <text:p>101,50</text:p>
          </table:table-cell>
          <table:table-cell table:style-name="ce77" office:value-type="currency" office:currency="EUR" office:value="263.58">
            <text:p>263,58 €</text:p>
          </table:table-cell>
          <table:table-cell table:style-name="ce12" table:formula="of:=[.K28]*[.J28]" office:value-type="currency" office:currency="EUR" office:value="26753.37">
            <text:p>26 753,37 €</text:p>
          </table:table-cell>
          <table:table-cell table:style-name="ce77" office:value-type="currency" office:currency="EUR" office:value="179.03">
            <text:p>179,03 €</text:p>
          </table:table-cell>
          <table:table-cell table:style-name="ce12" table:formula="of:=[.M28]*[.D28]" office:value-type="currency" office:currency="EUR" office:value="18171.545">
            <text:p>18 171,5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8]*[.D28]" office:value-type="currency" office:currency="EUR" office:value="406">
            <text:p>40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8]*[.D28]" office:value-type="currency" office:currency="EUR" office:value="507.5">
            <text:p>507,5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BAE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139"/>
            <table:table-cell table:style-name="ce77" office:value-type="currency" office:currency="EUR" office:value="1">
              <text:p>1,00 €</text:p>
            </table:table-cell>
            <table:table-cell table:style-name="ce12" table:formula="of:=[.H29]*[.G29]" office:value-type="currency" office:currency="EUR" office:value="0">
              <text:p>0,00 €</text:p>
            </table:table-cell>
            <table:table-cell table:style-name="ce139"/>
            <table:table-cell table:style-name="ce77" office:value-type="currency" office:currency="EUR" office:value="2">
              <text:p>2,00 €</text:p>
            </table:table-cell>
            <table:table-cell table:style-name="ce12" table:formula="of:=[.K29]*[.J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9]*[.D29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83" office:value-type="string">
            <text:p>5</text:p>
          </table:table-cell>
          <table:table-cell table:style-name="ce8" office:value-type="string">
            <text:p>Descente EP zinc QZ Ø160</text:p>
          </table:table-cell>
          <table:table-cell table:style-name="ce73" office:value-type="string">
            <text:p>Ml</text:p>
          </table:table-cell>
          <table:table-cell table:style-name="ce76" table:formula="of:=8.5*4" office:value-type="float" office:value="34">
            <text:p>34,00</text:p>
          </table:table-cell>
          <table:table-cell table:style-name="ce12" office:value-type="currency" office:currency="EUR" office:value="85">
            <text:p>85,00 €</text:p>
          </table:table-cell>
          <table:table-cell table:style-name="ce12" table:formula="of:=[.D30]*[.E30]" office:value-type="currency" office:currency="EUR" office:value="2890">
            <text:p>2 890,00 €</text:p>
          </table:table-cell>
          <table:table-cell table:style-name="ce139" office:value-type="float" office:value="34">
            <text:p>34,00</text:p>
          </table:table-cell>
          <table:table-cell table:style-name="ce77" office:value-type="currency" office:currency="EUR" office:value="77.02">
            <text:p>77,02 €</text:p>
          </table:table-cell>
          <table:table-cell table:style-name="ce12" table:formula="of:=[.H30]*[.G30]" office:value-type="currency" office:currency="EUR" office:value="2618.68">
            <text:p>2 618,68 €</text:p>
          </table:table-cell>
          <table:table-cell table:style-name="ce139" office:value-type="float" office:value="34">
            <text:p>34,00</text:p>
          </table:table-cell>
          <table:table-cell table:style-name="ce77" office:value-type="currency" office:currency="EUR" office:value="90.84">
            <text:p>90,84 €</text:p>
          </table:table-cell>
          <table:table-cell table:style-name="ce12" table:formula="of:=[.K30]*[.J30]" office:value-type="currency" office:currency="EUR" office:value="3088.56">
            <text:p>3 088,56 €</text:p>
          </table:table-cell>
          <table:table-cell table:style-name="ce77" office:value-type="currency" office:currency="EUR" office:value="104.16">
            <text:p>104,16 €</text:p>
          </table:table-cell>
          <table:table-cell table:style-name="ce12" table:formula="of:=[.M30]*[.D30]" office:value-type="currency" office:currency="EUR" office:value="3541.44">
            <text:p>3 541,44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0]*[.D30]" office:value-type="currency" office:currency="EUR" office:value="136">
            <text:p>13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0]*[.D30]" office:value-type="currency" office:currency="EUR" office:value="170">
            <text:p>170,00 €</text:p>
          </table:table-cell>
          <table:table-cell table:style-name="ce5" table:number-columns-repeated="2"/>
        </table:table-row>
        <table:table-row table:style-name="ro1">
          <table:table-cell table:style-name="ce83" office:value-type="string">
            <text:p>6 </text:p>
          </table:table-cell>
          <table:table-cell table:style-name="ce8" office:value-type="string">
            <text:p>Ancrages permanents</text:p>
          </table:table-cell>
          <table:table-cell table:style-name="ce73" office:value-type="string">
            <text:p>U</text:p>
          </table:table-cell>
          <table:table-cell table:style-name="ce76" office:value-type="float" office:value="5">
            <text:p>5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31]*[.E31]" office:value-type="currency" office:currency="EUR" office:value="500">
            <text:p>500,00 €</text:p>
          </table:table-cell>
          <table:table-cell table:style-name="ce139" office:value-type="float" office:value="6">
            <text:p>6,00</text:p>
          </table:table-cell>
          <table:table-cell table:style-name="ce77" office:value-type="currency" office:currency="EUR" office:value="97.28">
            <text:p>97,28 €</text:p>
          </table:table-cell>
          <table:table-cell table:style-name="ce12" table:formula="of:=[.H31]*[.G31]" office:value-type="currency" office:currency="EUR" office:value="583.68">
            <text:p>583,68 €</text:p>
          </table:table-cell>
          <table:table-cell table:style-name="ce139" office:value-type="float" office:value="5">
            <text:p>5,00</text:p>
          </table:table-cell>
          <table:table-cell table:style-name="ce77" office:value-type="currency" office:currency="EUR" office:value="145.6">
            <text:p>145,60 €</text:p>
          </table:table-cell>
          <table:table-cell table:style-name="ce12" table:formula="of:=[.K31]*[.J31]" office:value-type="currency" office:currency="EUR" office:value="728">
            <text:p>728,00 €</text:p>
          </table:table-cell>
          <table:table-cell table:style-name="ce77" office:value-type="currency" office:currency="EUR" office:value="141.05">
            <text:p>141,05 €</text:p>
          </table:table-cell>
          <table:table-cell table:style-name="ce12" table:formula="of:=[.M31]*[.D31]" office:value-type="currency" office:currency="EUR" office:value="705.25">
            <text:p>705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1]*[.D31]" office:value-type="currency" office:currency="EUR" office:value="20">
            <text:p>2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1]*[.D31]" office:value-type="currency" office:currency="EUR" office:value="25">
            <text:p>25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Dauphin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2]*[.D32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2]*[.D32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83"/>
            <table:table-cell table:style-name="ce8" office:value-type="string">
              <text:p>EEP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4]*[.D34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4]*[.D3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Descente EP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5]*[.D35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5]*[.D3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Dauphi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6]*[.D36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6]*[.D36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84"/>
          <table:table-cell table:style-name="ce130"/>
          <table:table-cell table:style-name="ce135"/>
          <table:table-cell table:style-name="ce65"/>
          <table:table-cell table:style-name="ce58"/>
          <table:table-cell table:style-name="ce46" table:number-columns-repeated="15"/>
        </table:table-row>
        <table:table-row table:style-name="ro1">
          <table:table-cell table:style-name="ce84"/>
          <table:table-cell table:style-name="ce29" office:value-type="string">
            <text:p>TOTAL LOT N°0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36])" office:value-type="currency" office:currency="EUR" office:value="65414.2">
            <text:p>65 414,20 €</text:p>
          </table:table-cell>
          <table:table-cell table:style-name="ce19" table:number-columns-repeated="2"/>
          <table:table-cell table:style-name="ce19" table:formula="of:=SUM([.I3:.I36])" office:value-type="currency" office:currency="EUR" office:value="119783.062">
            <text:p>119 783,06 €</text:p>
          </table:table-cell>
          <table:table-cell table:style-name="ce19" table:number-columns-repeated="2"/>
          <table:table-cell table:style-name="ce19" table:formula="of:=SUM([.L3:.L36])" office:value-type="currency" office:currency="EUR" office:value="116345.7974">
            <text:p>116 345,80 €</text:p>
          </table:table-cell>
          <table:table-cell table:style-name="ce19"/>
          <table:table-cell table:style-name="ce19" table:formula="of:=SUM([.N3:.N36])" office:value-type="currency" office:currency="EUR" office:value="95470.849">
            <text:p>95 470,85 €</text:p>
          </table:table-cell>
          <table:table-cell table:style-name="ce19"/>
          <table:table-cell table:style-name="ce19" table:formula="of:=SUM([.P3:.P36])" office:value-type="currency" office:currency="EUR" office:value="3106.8">
            <text:p>3 106,80 €</text:p>
          </table:table-cell>
          <table:table-cell table:style-name="ce19"/>
          <table:table-cell table:style-name="ce19" table:formula="of:=SUM([.R3:.R36])" office:value-type="currency" office:currency="EUR" office:value="3883.5">
            <text:p>3 883,50 €</text:p>
          </table:table-cell>
          <table:table-cell table:style-name="ce19" table:number-columns-repeated="2"/>
        </table:table-row>
        <table:table-row table:style-name="ro1">
          <table:table-cell table:style-name="ce84"/>
          <table:table-cell table:style-name="ce46"/>
          <table:table-cell table:style-name="ce135"/>
          <table:table-cell table:style-name="ce65"/>
          <table:table-cell table:style-name="ce58"/>
          <table:table-cell table:style-name="ce46" table:number-columns-repeated="2"/>
          <table:table-cell table:style-name="ce107" office:value-type="string">
            <text:p>rapport offre entreprise / estim Moe :</text:p>
          </table:table-cell>
          <table:table-cell table:style-name="ce78" table:formula="of:=[.I38]/[.F38]" office:value-type="percentage" office:value="1.83114770187513">
            <text:p>183,11%</text:p>
          </table:table-cell>
          <table:table-cell table:style-name="ce46" table:number-columns-repeated="2"/>
          <table:table-cell table:style-name="ce78" table:formula="of:=[.L38]/[.F38]" office:value-type="percentage" office:value="1.77860154828768">
            <text:p>177,86%</text:p>
          </table:table-cell>
          <table:table-cell table:style-name="ce46"/>
          <table:table-cell table:style-name="ce78" table:formula="of:=[.N38]/[.F38]" office:value-type="percentage" office:value="1.45948202378077">
            <text:p>145,95%</text:p>
          </table:table-cell>
          <table:table-cell table:style-name="ce46" table:number-columns-repeated="6"/>
        </table:table-row>
        <table:table-row table:style-name="ro1" table:number-rows-repeated="4">
          <table:table-cell/>
          <table:table-cell table:style-name="ce131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32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31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32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31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32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31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32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06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33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ce132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31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32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31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32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31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32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31"/>
          <table:table-cell table:style-name="ce136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4 etancheite" table:style-name="ta11" table:print="false"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8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/>
          <table:table-cell table:style-name="ce6" office:value-type="string">
            <text:p>ETANCHE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>
            <table:table-cell table:style-name="ce83"/>
            <table:table-cell table:style-name="ce5" office:value-type="string">
              <text:p>ETANCHEITE BICOUCHE BITUME SB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>
            <table:table-cell table:style-name="ce83"/>
            <table:table-cell table:style-name="ce8" office:value-type="string">
              <text:p>Bicouche avec isolant thermique ep 10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/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83"/>
            <table:table-cell table:style-name="ce8" office:value-type="string">
              <text:p>Traitement des évacuations EP (BAE+siphons+pissettes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/>
            <table:table-cell table:style-name="ce12" table:formula="of:=[.O7]*[.D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style-name="ce83" office:value-type="string">
            <text:p>1</text:p>
          </table:table-cell>
          <table:table-cell table:style-name="ce8" office:value-type="string">
            <text:p>ETANCHEITE LIQUID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1.1</text:p>
          </table:table-cell>
          <table:table-cell table:style-name="ce70" office:value-type="string">
            <text:p>Relevés d'étanchéité liquide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1.1.1</text:p>
          </table:table-cell>
          <table:table-cell table:style-name="ce90" office:value-type="string">
            <text:p>coursive supérieure</text:p>
          </table:table-cell>
          <table:table-cell table:style-name="ce73" office:value-type="string">
            <text:p>Ml</text:p>
          </table:table-cell>
          <table:table-cell table:style-name="ce76" table:formula="of:=29.58*2" office:value-type="float" office:value="59.16">
            <text:p>5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]*[.E10]" office:value-type="currency" office:currency="EUR" office:value="1479">
            <text:p>1 479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]*[.D10]" office:value-type="currency" office:currency="EUR" office:value="887.4">
            <text:p>887,4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0]*[.D10]" office:value-type="currency" office:currency="EUR" office:value="1064.88">
            <text:p>1 064,88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0]*[.D10]" office:value-type="currency" office:currency="EUR" office:value="2425.56">
            <text:p>2 425,56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0]*[.D10]" office:value-type="currency" office:currency="EUR" office:value="1064.88">
            <text:p>1 064,88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83"/>
          <table:table-cell table:style-name="ce90" office:value-type="string">
            <text:p>coursive inférieure</text:p>
          </table:table-cell>
          <table:table-cell table:style-name="ce73" office:value-type="string">
            <text:p>Ml</text:p>
          </table:table-cell>
          <table:table-cell table:style-name="ce76" table:formula="of:=3*2" office:value-type="float" office:value="6">
            <text:p>6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]*[.D11]" office:value-type="currency" office:currency="EUR" office:value="90">
            <text:p>9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1]*[.D11]" office:value-type="currency" office:currency="EUR" office:value="108">
            <text:p>108,00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1]*[.D11]" office:value-type="currency" office:currency="EUR" office:value="246">
            <text:p>246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1]*[.D11]" office:value-type="currency" office:currency="EUR" office:value="108">
            <text:p>108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83" office:value-type="string">
            <text:p>1.2</text:p>
          </table:table-cell>
          <table:table-cell table:style-name="ce70" office:value-type="string">
            <text:p>Étanchéité liquide sous carrelage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1.2.1</text:p>
          </table:table-cell>
          <table:table-cell table:style-name="ce90" office:value-type="string">
            <text:p>coursive supérieure</text:p>
          </table:table-cell>
          <table:table-cell table:style-name="ce73" office:value-type="string">
            <text:p>M²</text:p>
          </table:table-cell>
          <table:table-cell table:style-name="ce76" table:formula="of:=232.49" office:value-type="float" office:value="232.49">
            <text:p>232,4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3]*[.E13]" office:value-type="currency" office:currency="EUR" office:value="6974.7">
            <text:p>6 974,7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3]*[.D13]" office:value-type="currency" office:currency="EUR" office:value="10462.05">
            <text:p>10 462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3]*[.D13]" office:value-type="currency" office:currency="EUR" office:value="10462.05">
            <text:p>10 462,0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3]*[.D13]" office:value-type="currency" office:currency="EUR" office:value="18134.22">
            <text:p>18 134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3]*[.D13]" office:value-type="currency" office:currency="EUR" office:value="8137.15">
            <text:p>8 137,15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sup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1.2.2</text:p>
          </table:table-cell>
          <table:table-cell table:style-name="ce90" office:value-type="string">
            <text:p>coursive inférieure</text:p>
          </table:table-cell>
          <table:table-cell table:style-name="ce73" office:value-type="string">
            <text:p>M²</text:p>
          </table:table-cell>
          <table:table-cell table:style-name="ce76" table:formula="of:=15*3.23" office:value-type="float" office:value="48.45">
            <text:p>48,4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4]*[.E14]" office:value-type="currency" office:currency="EUR" office:value="1453.5">
            <text:p>1 453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2180.25">
            <text:p>2 180,2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4]*[.D14]" office:value-type="currency" office:currency="EUR" office:value="2180.25">
            <text:p>2 180,2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4]*[.D14]" office:value-type="currency" office:currency="EUR" office:value="3779.1">
            <text:p>3 779,10 €</text:p>
          </table:table-cell>
          <table:table-cell table:style-name="ce77" office:value-type="currency" office:currency="EUR" office:value="37">
            <text:p>37,00 €</text:p>
          </table:table-cell>
          <table:table-cell table:style-name="ce12" table:formula="of:=[.M14]*[.D14]" office:value-type="currency" office:currency="EUR" office:value="1792.65">
            <text:p>1 792,65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inf sous ext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2</text:p>
          </table:table-cell>
          <table:table-cell table:style-name="ce8" office:value-type="string">
            <text:p>ETANCHEITE BITUME SBS</text:p>
          </table:table-cell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2.1</text:p>
          </table:table-cell>
          <table:table-cell table:style-name="ce70" office:value-type="string">
            <text:p>étanchéité enterrée</text:p>
          </table:table-cell>
          <table:table-cell table:style-name="ce73" office:value-type="string">
            <text:p>M²</text:p>
          </table:table-cell>
          <table:table-cell table:style-name="ce76" table:formula="of:=(7.9+1.5+1.5)*1.2" office:value-type="float" office:value="13.08">
            <text:p>13,08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6]*[.E16]" office:value-type="currency" office:currency="EUR" office:value="784.8">
            <text:p>784,80 €</text:p>
          </table:table-cell>
          <table:table-cell table:style-name="ce77" office:value-type="currency" office:currency="EUR" office:value="51">
            <text:p>51,00 €</text:p>
          </table:table-cell>
          <table:table-cell table:style-name="ce12" table:formula="of:=[.G16]*[.D16]" office:value-type="currency" office:currency="EUR" office:value="667.08">
            <text:p>667,08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I16]*[.D16]" office:value-type="currency" office:currency="EUR" office:value="470.88">
            <text:p>470,88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6]*[.D16]" office:value-type="currency" office:currency="EUR" office:value="1242.6">
            <text:p>1 242,6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M16]*[.D16]" office:value-type="currency" office:currency="EUR" office:value="1635">
            <text:p>1 635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 : avec débord de 1,5m de part et d'autre, et 0,1m au-dessus du sol</text:p>
          </table:table-cell>
          <table:table-cell table:number-columns-repeated="2"/>
          <table:table-cell table:style-name="ce108"/>
          <table:table-cell/>
          <table:table-cell table:style-name="ce108"/>
        </table:table-row>
        <table:table-row table:style-name="ro1">
          <table:table-cell table:style-name="ce83" office:value-type="string">
            <text:p>2.2</text:p>
          </table:table-cell>
          <table:table-cell table:style-name="ce70" office:value-type="string">
            <text:p>drain vertical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13.08">
            <text:p>13,08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]*[.E17]" office:value-type="currency" office:currency="EUR" office:value="26.16">
            <text:p>26,1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7]*[.D17]" office:value-type="currency" office:currency="EUR" office:value="196.2">
            <text:p>196,2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I17]*[.D17]" office:value-type="currency" office:currency="EUR" office:value="183.12">
            <text:p>183,12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7]*[.D17]" office:value-type="currency" office:currency="EUR" office:value="1242.6">
            <text:p>1 242,6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M17]*[.D17]" office:value-type="currency" office:currency="EUR" office:value="850.2">
            <text:p>850,2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</text:p>
          </table:table-cell>
          <table:table-cell table:number-columns-repeated="2"/>
          <table:table-cell table:style-name="ce108"/>
          <table:table-cell/>
          <table:table-cell table:style-name="ce108"/>
        </table:table-row>
        <table:table-row-group>
          <table:table-row table:style-name="ro1">
            <table:table-cell table:style-name="ce83"/>
            <table:table-cell table:style-name="ce8" office:value-type="string">
              <text:p>Étanchéité liquide ss faïenc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83"/>
            <table:table-cell table:style-name="ce8" office:value-type="string">
              <text:p>Étanchéité liquide sr auvent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83"/>
            <table:table-cell table:style-name="ce8" office:value-type="string">
              <text:p>Étanchéité liquide sr dalle BA yc relevés, solins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4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0])" office:value-type="currency" office:currency="EUR" office:value="10868.16">
            <text:p>10 868,16 €</text:p>
          </table:table-cell>
          <table:table-cell table:style-name="ce19"/>
          <table:table-cell table:style-name="ce19" table:formula="of:=SUM([.H3:.H20])" office:value-type="currency" office:currency="EUR" office:value="14482.98">
            <text:p>14 482,98 €</text:p>
          </table:table-cell>
          <table:table-cell table:style-name="ce19"/>
          <table:table-cell table:style-name="ce19" table:formula="of:=SUM([.J3:.J20])" office:value-type="currency" office:currency="EUR" office:value="14469.18">
            <text:p>14 469,18 €</text:p>
          </table:table-cell>
          <table:table-cell table:style-name="ce19"/>
          <table:table-cell table:style-name="ce19" table:formula="of:=SUM([.L3:.L20])" office:value-type="currency" office:currency="EUR" office:value="27070.08">
            <text:p>27 070,08 €</text:p>
          </table:table-cell>
          <table:table-cell table:style-name="ce19"/>
          <table:table-cell table:style-name="ce19" table:formula="of:=SUM([.N3:.N20])" office:value-type="currency" office:currency="EUR" office:value="13587.88">
            <text:p>13 587,88 €</text:p>
          </table:table-cell>
          <table:table-cell table:style-name="ce19"/>
          <table:table-cell table:style-name="ce19" table:formula="of:=SUM([.P3:.P2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36"/>
          <table:table-cell table:style-name="ce16"/>
          <table:table-cell table:style-name="ce13"/>
          <table:table-cell/>
          <table:table-cell table:style-name="ce107" office:value-type="string">
            <text:p>rapport offre entreprise / estim Moe :</text:p>
          </table:table-cell>
          <table:table-cell table:style-name="ce78" table:formula="of:=[.H22]/[.F22]" office:value-type="percentage" office:value="1.33260643936048">
            <text:p>133,26%</text:p>
          </table:table-cell>
          <table:table-cell/>
          <table:table-cell table:style-name="ce78" table:formula="of:=[.J22]/[.F22]" office:value-type="percentage" office:value="1.33133667520537">
            <text:p>133,13%</text:p>
          </table:table-cell>
          <table:table-cell/>
          <table:table-cell table:style-name="ce78" table:formula="of:=[.L22]/[.F22]" office:value-type="percentage" office:value="2.49076936666372">
            <text:p>249,08%</text:p>
          </table:table-cell>
          <table:table-cell/>
          <table:table-cell table:style-name="ce78" table:formula="of:=[.N22]/[.F22]" office:value-type="percentage" office:value="1.2502465918794">
            <text:p>125,02%</text:p>
          </table:table-cell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  <table:named-expressions/>
      </table:table>
      <table:table table:name="05 menuiserie metallique" table:style-name="ta12" table:print-ranges="'05 menuiserie metallique'.A1:'05 menuiserie metallique'.K49">
        <office:forms form:automatic-focus="false" form:apply-design-mode="false"/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17" table:number-columns-repeated="5" table:default-cell-style-name="Default"/>
        <table:table-column-group table:display="false">
          <table:table-column table:style-name="co17" table:visibility="collapse" table:number-columns-repeated="3" table:default-cell-style-name="Default"/>
        </table:table-column-group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S2R (9)</text:p>
          </table:table-cell>
          <table:covered-table-cell table:style-name="ce92"/>
          <table:table-cell table:style-name="ce92" office:value-type="string" table:number-columns-spanned="3" table:number-rows-spanned="1">
            <text:p>CMOI (12)</text:p>
          </table:table-cell>
          <table:covered-table-cell table:number-columns-repeated="2" table:style-name="ce92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1.1</text:p>
          </table:table-cell>
          <table:table-cell table:style-name="ce8" office:value-type="string">
            <text:p>Études d'exécution (EXE) 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1775">
            <text:p>1 775,00 €</text:p>
          </table:table-cell>
          <table:table-cell table:style-name="ce12" table:formula="of:=[.G5]*[.D5]" office:value-type="currency" office:currency="EUR" office:value="1775">
            <text:p>1 775,00 €</text:p>
          </table:table-cell>
          <table:table-cell table:style-name="ce143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5]*[.D5]" office:value-type="currency" office:currency="EUR" office:value="0">
            <text:p>0,00 €</text:p>
          </table:table-cell>
          <table:table-cell table:style-name="ce77"/>
          <table:table-cell table:style-name="ce12" table:formula="of:=[.L5]*[.D5]" office:value-type="currency" office:currency="EUR" office:value="0">
            <text:p>0,00 €</text:p>
          </table:table-cell>
          <table:table-cell table:style-name="ce77"/>
          <table:table-cell table:style-name="ce12" table:formula="of:=[.N5]*[.D5]" office:value-type="currency" office:currency="EUR" office:value="0">
            <text:p>0,00 €</text:p>
          </table:table-cell>
          <table:table-cell table:style-name="ce77"/>
          <table:table-cell table:style-name="ce12" table:formula="of:=[.P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83" office:value-type="string">
            <text:p>1.2</text:p>
          </table:table-cell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G6]*[.D6]" office:value-type="currency" office:currency="EUR" office:value="400">
            <text:p>400,00 €</text:p>
          </table:table-cell>
          <table:table-cell table:style-name="ce143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6]*[.D6]" office:value-type="currency" office:currency="EUR" office:value="0">
            <text:p>0,00 €</text:p>
          </table:table-cell>
          <table:table-cell table:style-name="ce77"/>
          <table:table-cell table:style-name="ce12" table:formula="of:=[.L6]*[.D6]" office:value-type="currency" office:currency="EUR" office:value="0">
            <text:p>0,00 €</text:p>
          </table:table-cell>
          <table:table-cell table:style-name="ce77"/>
          <table:table-cell table:style-name="ce12" table:formula="of:=[.N6]*[.D6]" office:value-type="currency" office:currency="EUR" office:value="0">
            <text:p>0,00 €</text:p>
          </table:table-cell>
          <table:table-cell table:style-name="ce77"/>
          <table:table-cell table:style-name="ce12" table:formula="of:=[.P6]*[.D6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2</text:p>
          </table:table-cell>
          <table:table-cell table:style-name="ce6" office:value-type="string">
            <text:p>MENUISERIE METALLIQU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2.1</text:p>
          </table:table-cell>
          <table:table-cell table:style-name="ce140" office:value-type="string">
            <text:p>CLAUSTRA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2.1.1</text:p>
          </table:table-cell>
          <table:table-cell table:style-name="ce70" office:value-type="string">
            <text:p>claustra acier déployé en pignons (rep. CM1)</text:p>
          </table:table-cell>
          <table:table-cell table:style-name="ce73" office:value-type="string">
            <text:p>m²</text:p>
          </table:table-cell>
          <table:table-cell table:style-name="ce76" table:formula="of:=15*5.4+15*7.8" office:value-type="float" office:value="198">
            <text:p>198,00</text:p>
          </table:table-cell>
          <table:table-cell table:style-name="ce12" table:formula="of:=11.8*6.5+6.5*6.5" office:value-type="currency" office:currency="EUR" office:value="118.95">
            <text:p>118,95 €</text:p>
          </table:table-cell>
          <table:table-cell table:style-name="ce12" table:formula="of:=[.D10]*[.E10]" office:value-type="currency" office:currency="EUR" office:value="23552.1">
            <text:p>23 552,10 €</text:p>
          </table:table-cell>
          <table:table-cell table:style-name="ce77" office:value-type="currency" office:currency="EUR" office:value="295">
            <text:p>295,00 €</text:p>
          </table:table-cell>
          <table:table-cell table:style-name="ce12" table:formula="of:=[.G10]*[.D10]" office:value-type="currency" office:currency="EUR" office:value="58410">
            <text:p>58 410,00 €</text:p>
          </table:table-cell>
          <table:table-cell table:style-name="ce12"/>
          <table:table-cell table:style-name="ce77" office:value-type="currency" office:currency="EUR" office:value="275.45">
            <text:p>275,45 €</text:p>
          </table:table-cell>
          <table:table-cell table:style-name="ce12" table:formula="of:=[.J10]*[.D10]" office:value-type="currency" office:currency="EUR" office:value="54539.1">
            <text:p>54 539,10 €</text:p>
          </table:table-cell>
          <table:table-cell table:style-name="ce77"/>
          <table:table-cell table:style-name="ce12" table:formula="of:=[.L10]*[.D10]" office:value-type="currency" office:currency="EUR" office:value="0">
            <text:p>0,00 €</text:p>
          </table:table-cell>
          <table:table-cell table:style-name="ce77"/>
          <table:table-cell table:style-name="ce12" table:formula="of:=[.N10]*[.D10]" office:value-type="currency" office:currency="EUR" office:value="0">
            <text:p>0,00 €</text:p>
          </table:table-cell>
          <table:table-cell table:style-name="ce77"/>
          <table:table-cell table:style-name="ce12" table:formula="of:=[.P10]*[.D1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/>
        </table:table-row>
        <table:table-row table:style-name="ro1">
          <table:table-cell table:style-name="ce83" office:value-type="string">
            <text:p>2.1.2</text:p>
          </table:table-cell>
          <table:table-cell table:style-name="ce70" office:value-type="string">
            <text:p>claustra acier déployé coulissant sur rail (rep. CM2)</text:p>
          </table:table-cell>
          <table:table-cell table:style-name="ce73" office:value-type="string">
            <text:p>m²</text:p>
          </table:table-cell>
          <table:table-cell table:style-name="ce76" table:formula="of:=10*(2*3)" office:value-type="float" office:value="60">
            <text:p>60,00</text:p>
          </table:table-cell>
          <table:table-cell table:style-name="ce12" table:formula="of:=5.1*6.5+5.7*6.5+50" office:value-type="currency" office:currency="EUR" office:value="120.2">
            <text:p>120,20 €</text:p>
          </table:table-cell>
          <table:table-cell table:style-name="ce12" table:formula="of:=[.D11]*[.E11]" office:value-type="currency" office:currency="EUR" office:value="7212">
            <text:p>7 212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G11]*[.D11]" office:value-type="currency" office:currency="EUR" office:value="20700">
            <text:p>20 700,00 €</text:p>
          </table:table-cell>
          <table:table-cell table:style-name="ce12" office:value-type="currency" office:currency="EUR" office:value="84.8">
            <text:p>84,80 €</text:p>
          </table:table-cell>
          <table:table-cell table:style-name="ce77" office:value-type="currency" office:currency="EUR" office:value="363.21">
            <text:p>363,21 €</text:p>
          </table:table-cell>
          <table:table-cell table:style-name="ce12" table:formula="of:=[.I11]*[.J11]" office:value-type="currency" office:currency="EUR" office:value="30800.208">
            <text:p>30 800,21 €</text:p>
          </table:table-cell>
          <table:table-cell table:style-name="ce77"/>
          <table:table-cell table:style-name="ce12" table:formula="of:=[.L11]*[.D11]" office:value-type="currency" office:currency="EUR" office:value="0">
            <text:p>0,00 €</text:p>
          </table:table-cell>
          <table:table-cell table:style-name="ce77"/>
          <table:table-cell table:style-name="ce12" table:formula="of:=[.N11]*[.D11]" office:value-type="currency" office:currency="EUR" office:value="0">
            <text:p>0,00 €</text:p>
          </table:table-cell>
          <table:table-cell table:style-name="ce77"/>
          <table:table-cell table:style-name="ce12" table:formula="of:=[.P11]*[.D1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 table:style-name="ce43"/>
        </table:table-row>
        <table:table-row table:style-name="ro1">
          <table:table-cell table:style-name="ce83" office:value-type="string">
            <text:p>2.1.3</text:p>
          </table:table-cell>
          <table:table-cell table:style-name="ce70" office:value-type="string">
            <text:p>claustra acier déployé sous coursive (rep. CM3)</text:p>
          </table:table-cell>
          <table:table-cell table:style-name="ce73" office:value-type="string">
            <text:p>m²</text:p>
          </table:table-cell>
          <table:table-cell table:style-name="ce76" table:formula="of:=2*(3*4)" office:value-type="float" office:value="24">
            <text:p>24,00</text:p>
          </table:table-cell>
          <table:table-cell table:style-name="ce12" table:formula="of:=5.1*6.5+4.8*6.5" office:value-type="currency" office:currency="EUR" office:value="64.35">
            <text:p>64,35 €</text:p>
          </table:table-cell>
          <table:table-cell table:style-name="ce12" table:formula="of:=[.D12]*[.E12]" office:value-type="currency" office:currency="EUR" office:value="1544.4">
            <text:p>1 544,40 €</text:p>
          </table:table-cell>
          <table:table-cell table:style-name="ce142" office:value-type="currency" office:currency="EUR" office:value="325">
            <text:p>325,00 €</text:p>
          </table:table-cell>
          <table:table-cell table:style-name="ce12" table:formula="of:=[.G12]*[.D12]" office:value-type="currency" office:currency="EUR" office:value="7800">
            <text:p>7 800,00 €</text:p>
          </table:table-cell>
          <table:table-cell table:style-name="ce12"/>
          <table:table-cell table:style-name="ce77" office:value-type="currency" office:currency="EUR" office:value="219.67">
            <text:p>219,67 €</text:p>
          </table:table-cell>
          <table:table-cell table:style-name="ce12" table:formula="of:=[.J12]*[.D12]" office:value-type="currency" office:currency="EUR" office:value="5272.08">
            <text:p>5 272,08 €</text:p>
          </table:table-cell>
          <table:table-cell table:style-name="ce77"/>
          <table:table-cell table:style-name="ce12" table:formula="of:=[.L12]*[.D12]" office:value-type="currency" office:currency="EUR" office:value="0">
            <text:p>0,00 €</text:p>
          </table:table-cell>
          <table:table-cell table:style-name="ce77"/>
          <table:table-cell table:style-name="ce12" table:formula="of:=[.N12]*[.D12]" office:value-type="currency" office:currency="EUR" office:value="0">
            <text:p>0,00 €</text:p>
          </table:table-cell>
          <table:table-cell table:style-name="ce77"/>
          <table:table-cell table:style-name="ce12" table:formula="of:=[.P12]*[.D12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metal deployé à 11,8kg/m²</text:p>
          </table:table-cell>
          <table:table-cell table:style-name="ce13"/>
        </table:table-row>
        <table:table-row table:style-name="ro1">
          <table:table-cell table:style-name="ce83" office:value-type="string">
            <text:p>2.2</text:p>
          </table:table-cell>
          <table:table-cell table:style-name="ce140" office:value-type="string">
            <text:p>MAINS COURANTES – GARDE CORP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4"/>
          <table:table-cell/>
          <table:table-cell table:style-name="ce43"/>
        </table:table-row>
        <table:table-row table:style-name="ro1">
          <table:table-cell table:style-name="ce83" office:value-type="string">
            <text:p>2.2.1</text:p>
          </table:table-cell>
          <table:table-cell table:style-name="ce70" office:value-type="string">
            <text:p>Main courante acier (rep. MC1)</text:p>
          </table:table-cell>
          <table:table-cell table:style-name="ce73" office:value-type="string">
            <text:p>ml</text:p>
          </table:table-cell>
          <table:table-cell table:style-name="ce76" table:formula="of:=14.8*2" office:value-type="float" office:value="29.6">
            <text:p>29,60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4]*[.E14]" office:value-type="currency" office:currency="EUR" office:value="1392.9168">
            <text:p>1 392,92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4]*[.D14]" office:value-type="currency" office:currency="EUR" office:value="2516">
            <text:p>2 516,00 €</text:p>
          </table:table-cell>
          <table:table-cell table:style-name="ce12" office:value-type="currency" office:currency="EUR" office:value="30">
            <text:p>30,00 €</text:p>
          </table:table-cell>
          <table:table-cell table:style-name="ce77" office:value-type="currency" office:currency="EUR" office:value="94.67">
            <text:p>94,67 €</text:p>
          </table:table-cell>
          <table:table-cell table:style-name="ce12" table:formula="of:=[.J14]*[.I14]" office:value-type="currency" office:currency="EUR" office:value="2840.1">
            <text:p>2 840,10 €</text:p>
          </table:table-cell>
          <table:table-cell table:style-name="ce77"/>
          <table:table-cell table:style-name="ce12" table:formula="of:=[.L14]*[.D14]" office:value-type="currency" office:currency="EUR" office:value="0">
            <text:p>0,00 €</text:p>
          </table:table-cell>
          <table:table-cell table:style-name="ce77"/>
          <table:table-cell table:style-name="ce12" table:formula="of:=[.N14]*[.D14]" office:value-type="currency" office:currency="EUR" office:value="0">
            <text:p>0,00 €</text:p>
          </table:table-cell>
          <table:table-cell table:style-name="ce77"/>
          <table:table-cell table:style-name="ce12" table:formula="of:=[.P14]*[.D1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83" office:value-type="string">
            <text:p>2.2.1</text:p>
          </table:table-cell>
          <table:table-cell table:style-name="ce70" office:value-type="string">
            <text:p>Main courante acier (rep. MC2)</text:p>
          </table:table-cell>
          <table:table-cell table:style-name="ce73" office:value-type="string">
            <text:p>ml</text:p>
          </table:table-cell>
          <table:table-cell table:style-name="ce76" table:formula="of:=1.77+2.88+1.27+5.44" office:value-type="float" office:value="11.36">
            <text:p>11,36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5]*[.E15]" office:value-type="currency" office:currency="EUR" office:value="534.57888">
            <text:p>534,58 €</text:p>
          </table:table-cell>
          <table:table-cell table:style-name="ce77" office:value-type="currency" office:currency="EUR" office:value="92.5">
            <text:p>92,50 €</text:p>
          </table:table-cell>
          <table:table-cell table:style-name="ce12" table:formula="of:=[.G15]*[.D15]" office:value-type="currency" office:currency="EUR" office:value="1050.8">
            <text:p>1 050,80 €</text:p>
          </table:table-cell>
          <table:table-cell table:style-name="ce12" office:value-type="currency" office:currency="EUR" office:value="11">
            <text:p>11,00 €</text:p>
          </table:table-cell>
          <table:table-cell table:style-name="ce77" office:value-type="currency" office:currency="EUR" office:value="162.09">
            <text:p>162,09 €</text:p>
          </table:table-cell>
          <table:table-cell table:style-name="ce12" table:formula="of:=[.I15]*[.J15]" office:value-type="currency" office:currency="EUR" office:value="1782.99">
            <text:p>1 782,99 €</text:p>
          </table:table-cell>
          <table:table-cell table:style-name="ce77"/>
          <table:table-cell table:style-name="ce12" table:formula="of:=[.L15]*[.D15]" office:value-type="currency" office:currency="EUR" office:value="0">
            <text:p>0,00 €</text:p>
          </table:table-cell>
          <table:table-cell table:style-name="ce77"/>
          <table:table-cell table:style-name="ce12" table:formula="of:=[.N15]*[.D15]" office:value-type="currency" office:currency="EUR" office:value="0">
            <text:p>0,00 €</text:p>
          </table:table-cell>
          <table:table-cell table:style-name="ce77"/>
          <table:table-cell table:style-name="ce12" table:formula="of:=[.P15]*[.D15]" office:value-type="currency" office:currency="EUR" office:value="0">
            <text:p>0,00 €</text:p>
          </table:table-cell>
          <table:table-cell table:style-name="ce5" table:number-columns-repeated="2"/>
          <table:table-cell table:style-name="ce124"/>
          <table:table-cell/>
        </table:table-row>
        <table:table-row-group>
          <table:table-row table:style-name="ro1" table:visibility="collapse">
            <table:table-cell table:style-name="ce83"/>
            <table:table-cell table:style-name="ce70" office:value-type="string">
              <text:p>Garde-corps (rep. GC)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35">
              <text:p>435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77"/>
            <table:table-cell table:style-name="ce12" table:formula="of:=[.G16]*[.D1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L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N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P16]*[.D1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8" office:value-type="string">
              <text:p>PORTES MÉ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9" office:value-type="string">
              <text:p>(rep. PM1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60">
              <text:p>56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/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L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N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P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9" office:value-type="string">
              <text:p>(rep. PM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30">
              <text:p>8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/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L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N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P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9" office:value-type="string">
              <text:p>(rep. PM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/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L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83" office:value-type="string">
            <text:p>2.3</text:p>
          </table:table-cell>
          <table:table-cell table:style-name="ce8" office:value-type="string">
            <text:p>ESCALIER</text:p>
          </table:table-cell>
          <table:table-cell table:style-name="ce73"/>
          <table:table-cell table:style-name="ce91"/>
          <table:table-cell table:style-name="ce12" table:number-columns-repeated="15"/>
          <table:table-cell table:number-columns-repeated="2"/>
        </table:table-row>
        <table:table-row table:style-name="ro1">
          <table:table-cell table:style-name="ce83" office:value-type="string">
            <text:p>2.3.1</text:p>
          </table:table-cell>
          <table:table-cell table:style-name="ce70" office:value-type="string">
            <text:p>Escalier acier 10 marches volée droite selon plans</text:p>
          </table:table-cell>
          <table:table-cell table:style-name="ce73" office:value-type="string">
            <text:p>Kg</text:p>
          </table:table-cell>
          <table:table-cell table:style-name="ce76" office:value-type="float" office:value="450">
            <text:p>450,00</text:p>
          </table:table-cell>
          <table:table-cell table:style-name="ce12" office:value-type="currency" office:currency="EUR" office:value="6.5">
            <text:p>6,50 €</text:p>
          </table:table-cell>
          <table:table-cell table:style-name="ce12" table:formula="of:=[.D22]*[.E22]" office:value-type="currency" office:currency="EUR" office:value="2925">
            <text:p>2 925,00 €</text:p>
          </table:table-cell>
          <table:table-cell table:style-name="ce77" office:value-type="currency" office:currency="EUR" office:value="8.75">
            <text:p>8,75 €</text:p>
          </table:table-cell>
          <table:table-cell table:style-name="ce12" table:formula="of:=[.G22]*[.D22]" office:value-type="currency" office:currency="EUR" office:value="3937.5">
            <text:p>3 937,50 €</text:p>
          </table:table-cell>
          <table:table-cell table:style-name="ce12" office:value-type="currency" office:currency="EUR" office:value="1">
            <text:p>1,00 €</text:p>
          </table:table-cell>
          <table:table-cell table:style-name="ce77" office:value-type="currency" office:currency="EUR" office:value="4309">
            <text:p>4 309,00 €</text:p>
          </table:table-cell>
          <table:table-cell table:style-name="ce12" table:formula="of:=[.I22]*[.J22]" office:value-type="currency" office:currency="EUR" office:value="4309">
            <text:p>4 309,00 €</text:p>
          </table:table-cell>
          <table:table-cell table:style-name="ce77"/>
          <table:table-cell table:style-name="ce12" table:formula="of:=[.L22]*[.D22]" office:value-type="currency" office:currency="EUR" office:value="0">
            <text:p>0,00 €</text:p>
          </table:table-cell>
          <table:table-cell table:style-name="ce77"/>
          <table:table-cell table:style-name="ce12" table:formula="of:=[.N22]*[.D22]" office:value-type="currency" office:currency="EUR" office:value="0">
            <text:p>0,00 €</text:p>
          </table:table-cell>
          <table:table-cell table:style-name="ce77"/>
          <table:table-cell table:style-name="ce12" table:formula="of:=[.P22]*[.D2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83" office:value-type="string">
            <text:p>2.3.2</text:p>
          </table:table-cell>
          <table:table-cell table:style-name="ce70" office:value-type="string">
            <text:p>Garde-corps verre pour escalier volée droite selon plans</text:p>
          </table:table-cell>
          <table:table-cell table:style-name="ce73" office:value-type="string">
            <text:p>m²</text:p>
          </table:table-cell>
          <table:table-cell table:style-name="ce76" office:value-type="float" office:value="5.5">
            <text:p>5,5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3]*[.E23]" office:value-type="currency" office:currency="EUR" office:value="1375">
            <text:p>1 375,00 €</text:p>
          </table:table-cell>
          <table:table-cell table:style-name="ce77" office:value-type="currency" office:currency="EUR" office:value="568.75">
            <text:p>568,75 €</text:p>
          </table:table-cell>
          <table:table-cell table:style-name="ce12" table:formula="of:=[.G23]*[.D23]" office:value-type="currency" office:currency="EUR" office:value="3128.125">
            <text:p>3 128,13 €</text:p>
          </table:table-cell>
          <table:table-cell table:style-name="ce12" office:value-type="currency" office:currency="EUR" office:value="6">
            <text:p>6,00 €</text:p>
          </table:table-cell>
          <table:table-cell table:style-name="ce77" office:value-type="currency" office:currency="EUR" office:value="1522.83">
            <text:p>1 522,83 €</text:p>
          </table:table-cell>
          <table:table-cell table:style-name="ce12" table:formula="of:=[.J23]*[.I23]" office:value-type="currency" office:currency="EUR" office:value="9136.98">
            <text:p>9 136,98 €</text:p>
          </table:table-cell>
          <table:table-cell table:style-name="ce77"/>
          <table:table-cell table:style-name="ce12" table:formula="of:=[.L23]*[.D23]" office:value-type="currency" office:currency="EUR" office:value="0">
            <text:p>0,00 €</text:p>
          </table:table-cell>
          <table:table-cell table:style-name="ce77"/>
          <table:table-cell table:style-name="ce12" table:formula="of:=[.N23]*[.D23]" office:value-type="currency" office:currency="EUR" office:value="0">
            <text:p>0,00 €</text:p>
          </table:table-cell>
          <table:table-cell table:style-name="ce77"/>
          <table:table-cell table:style-name="ce12" table:formula="of:=[.P23]*[.D23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-group>
          <table:table-row table:style-name="ro1" table:visibility="collapse">
            <table:table-cell table:style-name="ce83"/>
            <table:table-cell table:style-name="ce30" office:value-type="string">
              <text:p>VOLET ROULANT ACIER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4"/>
            <table:table-cell/>
            <table:table-cell table:style-name="ce13"/>
          </table:table-row>
          <table:table-row table:style-name="ro1" table:visibility="collapse">
            <table:table-cell table:style-name="ce83"/>
            <table:table-cell table:style-name="ce8" office:value-type="string">
              <text:p>Volet roulant métallique 3,5*3m maille bijoutier (rep. VR+M)</text:p>
            </table:table-cell>
            <table:table-cell table:style-name="ce141" office:value-type="string">
              <text:p>U</text:p>
            </table:table-cell>
            <table:table-cell table:style-name="ce76"/>
            <table:table-cell table:style-name="ce12" office:value-type="currency" office:currency="EUR" office:value="4500">
              <text:p>4 50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L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N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P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83" office:value-type="string">
            <text:p>2.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91"/>
          <table:table-cell table:style-name="ce12" table:number-columns-repeated="15"/>
          <table:table-cell/>
          <table:table-cell table:style-name="ce13"/>
        </table:table-row>
        <table:table-row table:style-name="ro1">
          <table:table-cell table:style-name="ce83" office:value-type="string">
            <text:p>2.4.1</text:p>
          </table:table-cell>
          <table:table-cell table:style-name="ce70" office:value-type="string">
            <text:p>Boite aux lettres (rep. BAL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7]*[.D27]" office:value-type="currency" office:currency="EUR" office:value="250">
            <text:p>250,00 €</text:p>
          </table:table-cell>
          <table:table-cell table:style-name="ce12"/>
          <table:table-cell table:style-name="ce77" office:value-type="currency" office:currency="EUR" office:value="435">
            <text:p>435,00 €</text:p>
          </table:table-cell>
          <table:table-cell table:style-name="ce12" table:formula="of:=[.J27]*[.D27]" office:value-type="currency" office:currency="EUR" office:value="435">
            <text:p>435,00 €</text:p>
          </table:table-cell>
          <table:table-cell table:style-name="ce77"/>
          <table:table-cell table:style-name="ce12" table:formula="of:=[.L27]*[.D27]" office:value-type="currency" office:currency="EUR" office:value="0">
            <text:p>0,00 €</text:p>
          </table:table-cell>
          <table:table-cell table:style-name="ce77"/>
          <table:table-cell table:style-name="ce12" table:formula="of:=[.N27]*[.D27]" office:value-type="currency" office:currency="EUR" office:value="0">
            <text:p>0,00 €</text:p>
          </table:table-cell>
          <table:table-cell table:style-name="ce77"/>
          <table:table-cell table:style-name="ce12" table:formula="of:=[.P27]*[.D27]" office:value-type="currency" office:currency="EUR" office:value="0">
            <text:p>0,00 €</text:p>
          </table:table-cell>
          <table:table-cell table:style-name="ce12" table:number-columns-repeated="2"/>
          <table:table-cell table:style-name="ce144" office:value-type="string">
            <text:p>et ou cela ?</text:p>
          </table:table-cell>
          <table:table-cell table:style-name="ce13"/>
        </table:table-row>
        <table:table-row table:style-name="ro1">
          <table:table-cell table:style-name="ce83" office:value-type="string">
            <text:p>2.4.2</text:p>
          </table:table-cell>
          <table:table-cell table:style-name="ce70" office:value-type="string">
            <text:p>Lettrage en acie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28]*[.E28]" office:value-type="currency" office:currency="EUR" office:value="1000">
            <text:p>1 000,00 €</text:p>
          </table:table-cell>
          <table:table-cell table:style-name="ce77" office:value-type="currency" office:currency="EUR" office:value="1062.5">
            <text:p>1 062,50 €</text:p>
          </table:table-cell>
          <table:table-cell table:style-name="ce12" table:formula="of:=[.G28]*[.D28]" office:value-type="currency" office:currency="EUR" office:value="1062.5">
            <text:p>1 062,50 €</text:p>
          </table:table-cell>
          <table:table-cell table:style-name="ce12"/>
          <table:table-cell table:style-name="ce77" office:value-type="currency" office:currency="EUR" office:value="3794">
            <text:p>3 794,00 €</text:p>
          </table:table-cell>
          <table:table-cell table:style-name="ce12" table:formula="of:=[.J28]*[.D28]" office:value-type="currency" office:currency="EUR" office:value="3794">
            <text:p>3 794,00 €</text:p>
          </table:table-cell>
          <table:table-cell table:style-name="ce77"/>
          <table:table-cell table:style-name="ce12" table:formula="of:=[.L28]*[.D28]" office:value-type="currency" office:currency="EUR" office:value="0">
            <text:p>0,00 €</text:p>
          </table:table-cell>
          <table:table-cell table:style-name="ce77"/>
          <table:table-cell table:style-name="ce12" table:formula="of:=[.N28]*[.D28]" office:value-type="currency" office:currency="EUR" office:value="0">
            <text:p>0,00 €</text:p>
          </table:table-cell>
          <table:table-cell table:style-name="ce77"/>
          <table:table-cell table:style-name="ce12" table:formula="of:=[.P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/>
          <table:table-cell table:style-name="ce53"/>
          <table:table-cell table:style-name="ce135"/>
          <table:table-cell table:style-name="ce65"/>
          <table:table-cell table:style-name="ce58"/>
          <table:table-cell table:style-name="ce46"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>
            <text:p>TOTAL LOT N°05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8])" office:value-type="currency" office:currency="EUR" office:value="43185.99568">
            <text:p>43 186,00 €</text:p>
          </table:table-cell>
          <table:table-cell table:style-name="ce19"/>
          <table:table-cell table:style-name="ce19" table:formula="of:=SUM([.H3:.H28])" office:value-type="currency" office:currency="EUR" office:value="101029.925">
            <text:p>101 029,93 €</text:p>
          </table:table-cell>
          <table:table-cell table:style-name="ce19" table:number-columns-repeated="2"/>
          <table:table-cell table:style-name="ce19" table:formula="of:=SUM([.K3:.K28])" office:value-type="currency" office:currency="EUR" office:value="112909.458">
            <text:p>112 909,46 €</text:p>
          </table:table-cell>
          <table:table-cell table:style-name="ce19"/>
          <table:table-cell table:style-name="ce19" table:formula="of:=SUM([.M3:.M28])" office:value-type="currency" office:currency="EUR" office:value="0">
            <text:p>0,00 €</text:p>
          </table:table-cell>
          <table:table-cell table:style-name="ce19"/>
          <table:table-cell table:style-name="ce19" table:formula="of:=SUM([.O3:.O28])" office:value-type="currency" office:currency="EUR" office:value="0">
            <text:p>0,00 €</text:p>
          </table:table-cell>
          <table:table-cell table:style-name="ce19"/>
          <table:table-cell table:style-name="ce19" table:formula="of:=SUM([.Q3:.Q28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-group>
          <table:table-row table:style-name="ro1" table:visibility="collapse">
            <table:table-cell table:style-name="ce83" office:value-type="string">
              <text:p>3</text:p>
            </table:table-cell>
            <table:table-cell table:style-name="ce101" office:value-type="string">
              <text:p>VARIANTE 1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83" office:value-type="string">
              <text:p>3.1</text:p>
            </table:table-cell>
            <table:table-cell table:style-name="ce140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83" office:value-type="string">
              <text:p>3.1.1</text:p>
            </table:table-cell>
            <table:table-cell table:style-name="ce70" office:value-type="string">
              <text:p>claustra métal déployé coulissant sur rai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(8*7+6*7)" office:value-type="currency" office:currency="EUR" office:value="-98">
              <text:p>-98,00 €</text:p>
            </table:table-cell>
            <table:table-cell table:style-name="ce12" table:formula="of:=[.D34]*[.E34]" office:value-type="currency" office:currency="EUR" office:value="-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L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N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P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83" office:value-type="string">
              <text:p>3.2</text:p>
            </table:table-cell>
            <table:table-cell table:style-name="ce140" office:value-type="string">
              <text:p>VOLETS ROULANTS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4"/>
            <table:table-cell/>
            <table:table-cell table:style-name="ce91"/>
          </table:table-row>
          <table:table-row table:style-name="ro1" table:visibility="collapse">
            <table:table-cell table:style-name="ce83" office:value-type="string">
              <text:p>3.2.1</text:p>
            </table:table-cell>
            <table:table-cell table:style-name="ce70" office:value-type="string">
              <text:p>Volet roulant 3,5*3m maille bijoutier (rep. VR+M)</text:p>
            </table:table-cell>
            <table:table-cell table:style-name="ce141" office:value-type="string">
              <text:p>U</text:p>
            </table:table-cell>
            <table:table-cell table:style-name="ce76"/>
            <table:table-cell table:style-name="ce12" office:value-type="currency" office:currency="EUR" office:value="2235">
              <text:p>2 23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/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L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N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P36]*[.D3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0">
              <text:p>1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/>
            <table:table-cell table:style-name="ce29" office:value-type="string">
              <text:p>TOTAL VARIANTE 1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32:.F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32:.H3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32:.K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32:.M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32:.O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32:.Q36])" office:value-type="currency" office:currency="EUR" office:value="0">
              <text:p>0,00 €</text:p>
            </table:table-cell>
            <table:table-cell table:style-name="ce19" table:number-columns-repeated="2"/>
            <table:table-cell/>
            <table:table-cell table:style-name="ce17"/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 table:style-name="ce83" office:value-type="string">
              <text:p>3</text:p>
            </table:table-cell>
            <table:table-cell table:style-name="ce101" office:value-type="string">
              <text:p>VARIANTE 1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4"/>
            <table:table-cell/>
            <table:table-cell table:style-name="ce91"/>
          </table:table-row>
          <table:table-row table:style-name="ro1" table:visibility="collapse">
            <table:table-cell table:style-name="ce83" office:value-type="string">
              <text:p>3.1</text:p>
            </table:table-cell>
            <table:table-cell table:style-name="ce140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83" office:value-type="string">
              <text:p>3.1.1</text:p>
            </table:table-cell>
            <table:table-cell table:style-name="ce70" office:value-type="string">
              <text:p>Claustra acier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9*7+5" office:value-type="currency" office:currency="EUR" office:value="348">
              <text:p>348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/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L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N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P42]*[.D42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5*5.4+15*7.8" office:value-type="float" office:value="198">
              <text:p>198,00</text:p>
            </table:table-cell>
          </table:table-row>
          <table:table-row table:style-name="ro1" table:visibility="collapse">
            <table:table-cell table:style-name="ce83" office:value-type="string">
              <text:p>3.1.2</text:p>
            </table:table-cell>
            <table:table-cell table:style-name="ce70" office:value-type="string">
              <text:p>Claustra acier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45+5" office:value-type="currency" office:currency="EUR" office:value="450">
              <text:p>45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/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L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N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P43]*[.D43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83" office:value-type="string">
              <text:p>4.2.1</text:p>
            </table:table-cell>
            <table:table-cell table:style-name="ce140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83" office:value-type="string">
              <text:p>4.2.1</text:p>
            </table:table-cell>
            <table:table-cell table:style-name="ce70" office:value-type="string">
              <text:p>claustra métal déployé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0]" office:value-type="currency" office:currency="EUR" office:value="-118.95">
              <text:p>-118,95 €</text:p>
            </table:table-cell>
            <table:table-cell table:style-name="ce12" table:formula="of:=[.D45]*[.E45]" office:value-type="currency" office:currency="EUR" office:value="-0">
              <text:p>0,00 €</text:p>
            </table:table-cell>
            <table:table-cell table:style-name="ce77"/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L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N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P45]*[.D45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98">
              <text:p>198,00</text:p>
            </table:table-cell>
          </table:table-row>
          <table:table-row table:style-name="ro1" table:visibility="collapse">
            <table:table-cell table:style-name="ce83" office:value-type="string">
              <text:p>4.2.2</text:p>
            </table:table-cell>
            <table:table-cell table:style-name="ce70" office:value-type="string">
              <text:p>claustra métal déployé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1]" office:value-type="currency" office:currency="EUR" office:value="-120.2">
              <text:p>-120,20 €</text:p>
            </table:table-cell>
            <table:table-cell table:style-name="ce12" table:formula="of:=[.D46]*[.E46]" office:value-type="currency" office:currency="EUR" office:value="-0">
              <text:p>0,00 €</text:p>
            </table:table-cell>
            <table:table-cell table:style-name="ce77"/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L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N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P46]*[.D4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7"/>
          </table:table-row>
          <table:table-row table:style-name="ro1" table:visibility="collapse">
            <table:table-cell/>
            <table:table-cell table:style-name="ce29" office:value-type="string">
              <text:p>TOTAL VARIANTE 2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40:.F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40:.H4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40:.K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40:.M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40:.O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40:.Q46])" office:value-type="currency" office:currency="EUR" office:value="0">
              <text:p>0,00 €</text:p>
            </table:table-cell>
            <table:table-cell table:style-name="ce19" table:number-columns-repeated="2"/>
            <table:table-cell table:number-columns-repeated="2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07" office:value-type="string">
            <text:p>rapport offre entreprise / estim Moe :</text:p>
          </table:table-cell>
          <table:table-cell table:style-name="ce78" table:formula="of:=[.H30]/[.F30]" office:value-type="percentage" office:value="2.3394140486794">
            <text:p>233,94%</text:p>
          </table:table-cell>
          <table:table-cell table:style-name="ce78"/>
          <table:table-cell/>
          <table:table-cell table:style-name="ce78" table:formula="of:=[.K30]/[.F30]" office:value-type="percentage" office:value="2.61449241176787">
            <text:p>261,45%</text:p>
          </table:table-cell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06 menuiserie aluminium" table:style-name="ta13" table:print-ranges="'06 menuiserie aluminium'.A1:'06 menuiserie aluminium'.O34">
        <office:forms form:automatic-focus="false" form:apply-design-mode="false"/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Default"/>
        <table:table-column table:style-name="co6" table:number-columns-repeated="2" table:default-cell-style-name="ce13"/>
        <table:table-column table:style-name="co14" table:number-columns-repeated="6" table:default-cell-style-name="ce13"/>
        <table:table-column-group>
          <table:table-column table:style-name="co14" table:visibility="collapse" table:number-columns-repeated="4" table:default-cell-style-name="ce13"/>
          <table:table-column table:style-name="co14" table:visibility="collapse" table:number-columns-repeated="4" table:default-cell-style-name="Default"/>
        </table:table-column-group>
        <table:table-column table:style-name="co6" table:number-columns-repeated="1001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3" table:number-rows-spanned="1">
            <text:p>ENT. PIERRE&amp;BOIS (1)</text:p>
          </table:table-cell>
          <table:covered-table-cell table:number-columns-repeated="2" table:style-name="ce92"/>
          <table:table-cell table:style-name="ce92" office:value-type="string" table:number-columns-spanned="2" table:number-rows-spanned="1">
            <text:p>ESPACE ALUMINIUM (3)</text:p>
          </table:table-cell>
          <table:covered-table-cell table:style-name="ce92"/>
          <table:table-cell table:style-name="ce92" office:value-type="string" table:number-columns-spanned="2" table:number-rows-spanned="1">
            <text:p>PAQ-ALU-TP (5)</text:p>
          </table:table-cell>
          <table:covered-table-cell table:style-name="ce92"/>
          <table:table-cell table:style-name="ce92" office:value-type="string" table:number-columns-spanned="2" table:number-rows-spanned="1">
            <text:p>FAOI (7)</text:p>
          </table:table-cell>
          <table:covered-table-cell table:style-name="ce92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5"/>
        </table:table-row>
        <table:table-row table:style-name="ro1">
          <table:table-cell table:style-name="ce82" office:value-type="string">
            <text:p><text:s text:c="2"/>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8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8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5]*[.E5]" office:value-type="currency" office:currency="EUR" office:value="1000">
            <text:p>1 000,00 €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1569.56">
            <text:p>1 569,56 €</text:p>
          </table:table-cell>
          <table:table-cell table:style-name="ce12" table:formula="of:=[.H5]*[.D5]" office:value-type="currency" office:currency="EUR" office:value="1569.56">
            <text:p>1 569,56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J5]*[.D5]" office:value-type="currency" office:currency="EUR" office:value="500">
            <text:p>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L5]*[.D5]" office:value-type="currency" office:currency="EUR" office:value="1200">
            <text:p>1 200,00 €</text:p>
          </table:table-cell>
          <table:table-cell table:style-name="ce77" office:value-type="currency" office:currency="EUR" office:value="800">
            <text:p>800,00 €</text:p>
          </table:table-cell>
          <table:table-cell table:style-name="ce12" table:formula="of:=[.N5]*[.D5]" office:value-type="currency" office:currency="EUR" office:value="800">
            <text:p>8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83" office:value-type="string">
            <text:p>2</text:p>
          </table:table-cell>
          <table:table-cell table:style-name="ce6" office:value-type="string">
            <text:p>MENUISERIE ALUMINIUM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83" office:value-type="string">
            <text:p>2.1</text:p>
          </table:table-cell>
          <table:table-cell table:style-name="ce140" office:value-type="string">
            <text:p>CHASSIS TYPE NACO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83" office:value-type="string">
            <text:p>2.1.1</text:p>
          </table:table-cell>
          <table:table-cell table:style-name="ce88" office:value-type="string">
            <text:p>naco 6 lames / 864mm (rep.NA1)</text:p>
          </table:table-cell>
          <table:table-cell table:style-name="ce73" office:value-type="string">
            <text:p>U</text:p>
          </table:table-cell>
          <table:table-cell table:style-name="ce76" table:formula="of:=6+1" office:value-type="float" office:value="7">
            <text:p>7,00</text:p>
          </table:table-cell>
          <table:table-cell table:style-name="ce12" office:value-type="currency" office:currency="EUR" office:value="39">
            <text:p>39,00 €</text:p>
          </table:table-cell>
          <table:table-cell table:style-name="ce12" table:formula="of:=[.D9]*[.E9]" office:value-type="currency" office:currency="EUR" office:value="273">
            <text:p>273,00 €</text:p>
          </table:table-cell>
          <table:table-cell table:style-name="ce76" office:value-type="float" office:value="8">
            <text:p>8,00</text:p>
          </table:table-cell>
          <table:table-cell table:style-name="ce77" office:value-type="currency" office:currency="EUR" office:value="369.6">
            <text:p>369,60 €</text:p>
          </table:table-cell>
          <table:table-cell table:style-name="ce12" table:formula="of:=[.H9]*[.G9]" office:value-type="currency" office:currency="EUR" office:value="2956.8">
            <text:p>2 956,80 €</text:p>
          </table:table-cell>
          <table:table-cell table:style-name="ce77" office:value-type="currency" office:currency="EUR" office:value="352">
            <text:p>352,00 €</text:p>
          </table:table-cell>
          <table:table-cell table:style-name="ce12" table:formula="of:=[.J9]*[.D9]" office:value-type="currency" office:currency="EUR" office:value="2464">
            <text:p>2 464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L9]*[.D9]" office:value-type="currency" office:currency="EUR" office:value="2800">
            <text:p>2 80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N9]*[.D9]" office:value-type="currency" office:currency="EUR" office:value="560">
            <text:p>56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9]*[.D9]" office:value-type="currency" office:currency="EUR" office:value="35">
            <text:p>35,00 €</text:p>
          </table:table-cell>
          <table:table-cell table:style-name="ce12" table:number-columns-repeated="2"/>
          <table:table-cell office:value-type="string">
            <text:p>R+1 bureaux (6), salle de réunion (1)</text:p>
          </table:table-cell>
          <table:table-cell table:number-columns-repeated="1004"/>
        </table:table-row>
        <table:table-row table:style-name="ro1">
          <table:table-cell table:style-name="ce83" office:value-type="string">
            <text:p>2.1.2</text:p>
          </table:table-cell>
          <table:table-cell table:style-name="ce88" office:value-type="string">
            <text:p>vitrage pour naco</text:p>
          </table:table-cell>
          <table:table-cell table:style-name="ce73" office:value-type="string">
            <text:p>U</text:p>
          </table:table-cell>
          <table:table-cell table:style-name="ce76" table:formula="of:=6*7" office:value-type="float" office:value="42">
            <text:p>42,00</text:p>
          </table:table-cell>
          <table:table-cell table:style-name="ce12" table:formula="of:=(0.8*0.15)*75+4" office:value-type="currency" office:currency="EUR" office:value="13">
            <text:p>13,00 €</text:p>
          </table:table-cell>
          <table:table-cell table:style-name="ce12" table:formula="of:=[.D10]*[.E10]" office:value-type="currency" office:currency="EUR" office:value="546">
            <text:p>546,00 €</text:p>
          </table:table-cell>
          <table:table-cell table:style-name="ce146" office:value-type="string">
            <text:p>pm</text:p>
          </table:table-cell>
          <table:table-cell table:style-name="Default"/>
          <table:table-cell table:style-name="ce12"/>
          <table:table-cell table:style-name="ce147" office:value-type="string">
            <text:p>pm</text:p>
          </table:table-cell>
          <table:table-cell table:style-name="Default"/>
          <table:table-cell table:style-name="ce77" office:value-type="currency" office:currency="EUR" office:value="5">
            <text:p>5,00 €</text:p>
          </table:table-cell>
          <table:table-cell table:style-name="ce12" table:formula="of:=[.L10]*[.D10]" office:value-type="currency" office:currency="EUR" office:value="210">
            <text:p>21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N10]*[.D10]" office:value-type="currency" office:currency="EUR" office:value="252">
            <text:p>25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0]*[.D10]" office:value-type="currency" office:currency="EUR" office:value="210">
            <text:p>210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83" office:value-type="string">
            <text:p>2.2</text:p>
          </table:table-cell>
          <table:table-cell table:style-name="ce140" office:value-type="string">
            <text:p>CHASSIS FIXES</text:p>
          </table:table-cell>
          <table:table-cell table:style-name="ce73"/>
          <table:table-cell table:style-name="ce76"/>
          <table:table-cell table:style-name="ce12" table:number-columns-repeated="2"/>
          <table:table-cell table:style-name="ce76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83" office:value-type="string">
            <text:p>2.2.1</text:p>
          </table:table-cell>
          <table:table-cell table:style-name="ce88" office:value-type="string">
            <text:p>Chassis fixe 2000 x 3000 mm (rep. EM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44+121.4" office:value-type="currency" office:currency="EUR" office:value="1065.4">
            <text:p>1 065,40 €</text:p>
          </table:table-cell>
          <table:table-cell table:style-name="ce12" table:formula="of:=[.D12]*[.E12]" office:value-type="currency" office:currency="EUR" office:value="1065.4">
            <text:p>1 065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73.2">
            <text:p>1 573,20 €</text:p>
          </table:table-cell>
          <table:table-cell table:style-name="ce12" table:formula="of:=[.H12]*[.G12]" office:value-type="currency" office:currency="EUR" office:value="1573.2">
            <text:p>1 573,20 €</text:p>
          </table:table-cell>
          <table:table-cell table:style-name="ce77" office:value-type="currency" office:currency="EUR" office:value="1834">
            <text:p>1 834,00 €</text:p>
          </table:table-cell>
          <table:table-cell table:style-name="ce12" table:formula="of:=[.J12]*[.D12]" office:value-type="currency" office:currency="EUR" office:value="1834">
            <text:p>1 834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2]*[.D12]" office:value-type="currency" office:currency="EUR" office:value="1300">
            <text:p>1 300,00 €</text:p>
          </table:table-cell>
          <table:table-cell table:style-name="ce77" office:value-type="currency" office:currency="EUR" office:value="1047">
            <text:p>1 047,00 €</text:p>
          </table:table-cell>
          <table:table-cell table:style-name="ce12" table:formula="of:=[.N12]*[.D12]" office:value-type="currency" office:currency="EUR" office:value="1047">
            <text:p>1 047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2]*[.D12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48" office:value-type="currency" office:currency="EUR" office:value="1058">
            <text:p>1 058,00 €</text:p>
          </table:table-cell>
          <table:table-cell table:style-name="ce152" table:formula="of:=[.V12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83" office:value-type="string">
            <text:p>2.3</text:p>
          </table:table-cell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49" office:value-type="string">
            <text:p>AAD hors remise</text:p>
          </table:table-cell>
          <table:table-cell table:style-name="ce40" office:value-type="string">
            <text:p>AAD remise</text:p>
          </table:table-cell>
          <table:table-cell table:number-columns-repeated="1001"/>
        </table:table-row>
        <table:table-row table:style-name="ro1">
          <table:table-cell table:style-name="ce83" office:value-type="string">
            <text:p>2.3.1</text:p>
          </table:table-cell>
          <table:table-cell table:style-name="ce88" office:value-type="string">
            <text:p>Jalousie vitrée 500 x 1500 mm (rep. JA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420+121.4" office:value-type="currency" office:currency="EUR" office:value="541.4">
            <text:p>541,40 €</text:p>
          </table:table-cell>
          <table:table-cell table:style-name="ce12" table:formula="of:=[.D14]*[.E14]" office:value-type="currency" office:currency="EUR" office:value="541.4">
            <text:p>541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H14]*[.D14]" office:value-type="currency" office:currency="EUR" office:value="420">
            <text:p>420,00 €</text:p>
          </table:table-cell>
          <table:table-cell table:style-name="ce77" office:value-type="currency" office:currency="EUR" office:value="448">
            <text:p>448,00 €</text:p>
          </table:table-cell>
          <table:table-cell table:style-name="ce12" table:formula="of:=[.J14]*[.D14]" office:value-type="currency" office:currency="EUR" office:value="448">
            <text:p>448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L14]*[.D14]" office:value-type="currency" office:currency="EUR" office:value="650">
            <text:p>650,00 €</text:p>
          </table:table-cell>
          <table:table-cell table:style-name="ce77" office:value-type="currency" office:currency="EUR" office:value="594">
            <text:p>594,00 €</text:p>
          </table:table-cell>
          <table:table-cell table:style-name="ce12" table:formula="of:=[.N14]*[.D14]" office:value-type="currency" office:currency="EUR" office:value="594">
            <text:p>59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4]*[.D14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48" office:value-type="currency" office:currency="EUR" office:value="1058">
            <text:p>1 058,00 €</text:p>
          </table:table-cell>
          <table:table-cell table:style-name="ce152" table:formula="of:=[.V14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83" office:value-type="string">
            <text:p>2.3.2</text:p>
          </table:table-cell>
          <table:table-cell table:style-name="ce88" office:value-type="string">
            <text:p>Jalousie vitrée 1200 x 1700 mm (rep. JA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27+121.4" office:value-type="currency" office:currency="EUR" office:value="1048.4">
            <text:p>1 048,40 €</text:p>
          </table:table-cell>
          <table:table-cell table:style-name="ce12" table:formula="of:=[.D15]*[.E15]" office:value-type="currency" office:currency="EUR" office:value="1048.4">
            <text:p>1 048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926.4">
            <text:p>926,40 €</text:p>
          </table:table-cell>
          <table:table-cell table:style-name="ce12" table:formula="of:=[.H15]*[.D15]" office:value-type="currency" office:currency="EUR" office:value="926.4">
            <text:p>926,40 €</text:p>
          </table:table-cell>
          <table:table-cell table:style-name="ce77" office:value-type="currency" office:currency="EUR" office:value="1028">
            <text:p>1 028,00 €</text:p>
          </table:table-cell>
          <table:table-cell table:style-name="ce12" table:formula="of:=[.J15]*[.D15]" office:value-type="currency" office:currency="EUR" office:value="1028">
            <text:p>1 028,00 €</text:p>
          </table:table-cell>
          <table:table-cell table:style-name="ce77" office:value-type="currency" office:currency="EUR" office:value="1150">
            <text:p>1 150,00 €</text:p>
          </table:table-cell>
          <table:table-cell table:style-name="ce12" table:formula="of:=[.L15]*[.D15]" office:value-type="currency" office:currency="EUR" office:value="1150">
            <text:p>1 150,00 €</text:p>
          </table:table-cell>
          <table:table-cell table:style-name="ce77" office:value-type="currency" office:currency="EUR" office:value="1303">
            <text:p>1 303,00 €</text:p>
          </table:table-cell>
          <table:table-cell table:style-name="ce12" table:formula="of:=[.N15]*[.D15]" office:value-type="currency" office:currency="EUR" office:value="1303">
            <text:p>1 303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5]*[.D15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50*205</text:p>
          </table:table-cell>
          <table:table-cell table:style-name="ce148" office:value-type="currency" office:currency="EUR" office:value="1750">
            <text:p>1 750,00 €</text:p>
          </table:table-cell>
          <table:table-cell table:style-name="ce152" table:formula="of:=[.V15]*0.766262" office:value-type="currency" office:currency="EUR" office:value="1340.9585">
            <text:p>1 340,96 €</text:p>
          </table:table-cell>
          <table:table-cell table:number-columns-repeated="1001"/>
        </table:table-row>
        <table:table-row table:style-name="ro1">
          <table:table-cell table:style-name="ce83" office:value-type="string">
            <text:p>2.4</text:p>
          </table:table-cell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48"/>
          <table:table-cell table:style-name="ce152"/>
          <table:table-cell table:number-columns-repeated="1001"/>
        </table:table-row>
        <table:table-row table:style-name="ro1">
          <table:table-cell table:style-name="ce83" office:value-type="string">
            <text:p>2.4.1</text:p>
          </table:table-cell>
          <table:table-cell table:style-name="ce88" office:value-type="string">
            <text:p>Porte-fenêtre 1000 x 2050 mm (rep. PF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16+121.4" office:value-type="currency" office:currency="EUR" office:value="1037.4">
            <text:p>1 037,40 €</text:p>
          </table:table-cell>
          <table:table-cell table:style-name="ce12" table:formula="of:=[.D17]*[.E17]" office:value-type="currency" office:currency="EUR" office:value="1037.4">
            <text:p>1 037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25.2">
            <text:p>1 525,20 €</text:p>
          </table:table-cell>
          <table:table-cell table:style-name="ce12" table:formula="of:=[.H17]*[.D17]" office:value-type="currency" office:currency="EUR" office:value="1525.2">
            <text:p>1 525,20 €</text:p>
          </table:table-cell>
          <table:table-cell table:style-name="ce77" office:value-type="currency" office:currency="EUR" office:value="1262">
            <text:p>1 262,00 €</text:p>
          </table:table-cell>
          <table:table-cell table:style-name="ce12" table:formula="of:=[.J17]*[.D17]" office:value-type="currency" office:currency="EUR" office:value="1262">
            <text:p>1 262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7]*[.D17]" office:value-type="currency" office:currency="EUR" office:value="1300">
            <text:p>1 300,00 €</text:p>
          </table:table-cell>
          <table:table-cell table:style-name="ce77" office:value-type="currency" office:currency="EUR" office:value="1115">
            <text:p>1 115,00 €</text:p>
          </table:table-cell>
          <table:table-cell table:style-name="ce12" table:formula="of:=[.N17]*[.D17]" office:value-type="currency" office:currency="EUR" office:value="1115">
            <text:p>1 115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7]*[.D17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100*205</text:p>
          </table:table-cell>
          <table:table-cell table:style-name="ce148" office:value-type="currency" office:currency="EUR" office:value="981">
            <text:p>981,00 €</text:p>
          </table:table-cell>
          <table:table-cell table:style-name="ce152" table:formula="of:=[.V17]*0.766262" office:value-type="currency" office:currency="EUR" office:value="751.703022">
            <text:p>751,70 €</text:p>
          </table:table-cell>
          <table:table-cell table:number-columns-repeated="1001"/>
        </table:table-row>
        <table:table-row table:style-name="ro1">
          <table:table-cell table:style-name="ce83" office:value-type="string">
            <text:p>2.5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48"/>
          <table:table-cell table:style-name="ce152"/>
          <table:table-cell table:number-columns-repeated="1001"/>
        </table:table-row>
        <table:table-row table:style-name="ro1">
          <table:table-cell table:style-name="ce83" office:value-type="string">
            <text:p>2.5.1</text:p>
          </table:table-cell>
          <table:table-cell table:style-name="ce88" office:value-type="string">
            <text:p>ensemble menuisé 2000 x 3000 mm (rep. EM1)</text:p>
          </table:table-cell>
          <table:table-cell table:style-name="ce73" office:value-type="string">
            <text:p>U</text:p>
          </table:table-cell>
          <table:table-cell table:style-name="ce76" table:formula="of:=+11+1" office:value-type="float" office:value="12">
            <text:p>12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19]*[.E19]" office:value-type="currency" office:currency="EUR" office:value="25324.8">
            <text:p>25 324,80 €</text:p>
          </table:table-cell>
          <table:table-cell table:style-name="ce76" table:formula="of:=+11+1" office:value-type="float" office:value="12">
            <text:p>12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19]*[.D19]" office:value-type="currency" office:currency="EUR" office:value="31680">
            <text:p>31 68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19]*[.D19]" office:value-type="currency" office:currency="EUR" office:value="27408">
            <text:p>27 408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19]*[.D19]" office:value-type="currency" office:currency="EUR" office:value="33600">
            <text:p>33 6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19]*[.D19]" office:value-type="currency" office:currency="EUR" office:value="35700">
            <text:p>35 7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9]*[.D19]" office:value-type="currency" office:currency="EUR" office:value="60">
            <text:p>60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200*300</text:p>
          </table:table-cell>
          <table:table-cell table:style-name="ce148" table:formula="of:=(1446+1510)*12" office:value-type="currency" office:currency="EUR" office:value="35472">
            <text:p>35 472,00 €</text:p>
          </table:table-cell>
          <table:table-cell table:style-name="ce152" table:formula="of:=[.V19]*0.766262" office:value-type="currency" office:currency="EUR" office:value="27180.845664">
            <text:p>27 180,85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number-columns-repeated="14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/>
          <table:table-cell table:style-name="ce29" office:value-type="string">
            <text:p>TOTAL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9])" office:value-type="currency" office:currency="EUR" office:value="30836.4">
            <text:p>30 836,40 €</text:p>
          </table:table-cell>
          <table:table-cell table:style-name="ce17"/>
          <table:table-cell table:style-name="ce19"/>
          <table:table-cell table:style-name="ce19" table:formula="of:=SUM([.I3:.I19])" office:value-type="currency" office:currency="EUR" office:value="40651.16">
            <text:p>40 651,16 €</text:p>
          </table:table-cell>
          <table:table-cell table:style-name="ce19"/>
          <table:table-cell table:style-name="ce19" table:formula="of:=SUM([.K3:.K19])" office:value-type="currency" office:currency="EUR" office:value="34944">
            <text:p>34 944,00 €</text:p>
          </table:table-cell>
          <table:table-cell table:style-name="ce19"/>
          <table:table-cell table:style-name="ce19" table:formula="of:=SUM([.M3:.M19])" office:value-type="currency" office:currency="EUR" office:value="42210">
            <text:p>42 210,00 €</text:p>
          </table:table-cell>
          <table:table-cell table:style-name="ce19"/>
          <table:table-cell table:style-name="ce19" table:formula="of:=SUM([.O3:.O19])" office:value-type="currency" office:currency="EUR" office:value="41371">
            <text:p>41 371,00 €</text:p>
          </table:table-cell>
          <table:table-cell table:style-name="ce19"/>
          <table:table-cell table:style-name="ce19" table:formula="of:=SUM([.Q3:.Q19])" office:value-type="currency" office:currency="EUR" office:value="330">
            <text:p>330,00 €</text:p>
          </table:table-cell>
          <table:table-cell table:style-name="ce19" table:number-columns-repeated="2"/>
          <table:table-cell table:number-columns-repeated="2"/>
          <table:table-cell table:style-name="ce151" table:formula="of:=SUM([.V9:.V20])" office:value-type="currency" office:currency="EUR" office:value="40319">
            <text:p>40 319,00 €</text:p>
          </table:table-cell>
          <table:table-cell table:style-name="ce154" table:formula="of:=SUM([.W9:.W20])" office:value-type="currency" office:currency="EUR" office:value="30894.917578">
            <text:p>30 894,92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style-name="ce107" office:value-type="string">
            <text:p>rapport offre entreprise / estim Moe :</text:p>
          </table:table-cell>
          <table:table-cell table:style-name="ce78" table:formula="of:=[.I21]/[.F21]" office:value-type="percentage" office:value="1.31828488409801">
            <text:p>131,83%</text:p>
          </table:table-cell>
          <table:table-cell/>
          <table:table-cell table:style-name="ce78" table:formula="of:=[.K21]/[.F21]" office:value-type="percentage" office:value="1.13320621084173">
            <text:p>113,32%</text:p>
          </table:table-cell>
          <table:table-cell/>
          <table:table-cell table:style-name="ce78" table:formula="of:=[.M21]/[.F21]" office:value-type="percentage" office:value="1.36883682920185">
            <text:p>136,88%</text:p>
          </table:table-cell>
          <table:table-cell/>
          <table:table-cell table:style-name="ce78" table:formula="of:=[.O21]/[.F21]" office:value-type="percentage" office:value="1.34162872449443">
            <text:p>134,16%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3</text:p>
          </table:table-cell>
          <table:table-cell table:style-name="ce101" office:value-type="string">
            <text:p>OPTION 1</text:p>
          </table:table-cell>
          <table:table-cell table:style-name="ce73"/>
          <table:table-cell table:style-name="ce91"/>
          <table:table-cell table:style-name="ce12" table:number-columns-repeated="2"/>
          <table:table-cell table:style-name="ce91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83" office:value-type="string">
            <text:p>3.1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83" office:value-type="string">
            <text:p>3.1.1</text:p>
          </table:table-cell>
          <table:table-cell table:style-name="ce88" office:value-type="string">
            <text:p>ensemble menuisé 2000 x 3000 mm (rep. EM3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25]*[.E25]" office:value-type="currency" office:currency="EUR" office:value="21104">
            <text:p>21 104,00 €</text:p>
          </table:table-cell>
          <table:table-cell table:style-name="ce76" office:value-type="float" office:value="10">
            <text:p>10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25]*[.D25]" office:value-type="currency" office:currency="EUR" office:value="26400">
            <text:p>26 40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25]*[.D25]" office:value-type="currency" office:currency="EUR" office:value="22840">
            <text:p>22 840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25]*[.D25]" office:value-type="currency" office:currency="EUR" office:value="28000">
            <text:p>28 0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25]*[.D25]" office:value-type="currency" office:currency="EUR" office:value="29750">
            <text:p>29 7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25]*[.D25]" office:value-type="currency" office:currency="EUR" office:value="50">
            <text:p>50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200*30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84"/>
          <table:table-cell table:style-name="ce145"/>
          <table:table-cell table:style-name="ce135"/>
          <table:table-cell table:style-name="ce111"/>
          <table:table-cell table:style-name="ce58" table:number-columns-repeated="2"/>
          <table:table-cell table:style-name="ce111"/>
          <table:table-cell table:style-name="ce58" table:number-columns-repeated="12"/>
          <table:table-cell table:style-name="ce46" table:number-columns-repeated="2"/>
          <table:table-cell table:style-name="ce58" table:number-columns-repeated="2"/>
          <table:table-cell table:style-name="ce46" table:number-columns-repeated="1001"/>
        </table:table-row>
        <table:table-row table:style-name="ro1">
          <table:table-cell/>
          <table:table-cell table:style-name="ce29" office:value-type="string">
            <text:p>TOTAL OPTION 1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25]" office:value-type="currency" office:currency="EUR" office:value="21104">
            <text:p>21 104,00 €</text:p>
          </table:table-cell>
          <table:table-cell table:style-name="ce17"/>
          <table:table-cell table:style-name="ce19"/>
          <table:table-cell table:style-name="ce19" table:formula="of:=[.I25]" office:value-type="currency" office:currency="EUR" office:value="26400">
            <text:p>26 400,00 €</text:p>
          </table:table-cell>
          <table:table-cell table:style-name="ce19"/>
          <table:table-cell table:style-name="ce19" table:formula="of:=[.K25]" office:value-type="currency" office:currency="EUR" office:value="22840">
            <text:p>22 840,00 €</text:p>
          </table:table-cell>
          <table:table-cell table:style-name="ce19"/>
          <table:table-cell table:style-name="ce19" table:formula="of:=[.M25]" office:value-type="currency" office:currency="EUR" office:value="28000">
            <text:p>28 000,00 €</text:p>
          </table:table-cell>
          <table:table-cell table:style-name="ce19"/>
          <table:table-cell table:style-name="ce19" table:formula="of:=[.O25]" office:value-type="currency" office:currency="EUR" office:value="29750">
            <text:p>29 750,00 €</text:p>
          </table:table-cell>
          <table:table-cell table:style-name="ce19"/>
          <table:table-cell table:style-name="ce19" table:formula="of:=SUM([.Q9:.Q25])" office:value-type="currency" office:currency="EUR" office:value="705">
            <text:p>70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84"/>
          <table:table-cell table:style-name="ce145"/>
          <table:table-cell table:style-name="ce135"/>
          <table:table-cell table:style-name="ce111"/>
          <table:table-cell table:style-name="ce58" table:number-columns-repeated="2"/>
          <table:table-cell table:style-name="ce111"/>
          <table:table-cell table:style-name="ce107" office:value-type="string">
            <text:p>rapport offre entreprise / estim Moe :</text:p>
          </table:table-cell>
          <table:table-cell table:style-name="ce78" table:formula="of:=[.I27]/[.F27]" office:value-type="percentage" office:value="1.25094768764215">
            <text:p>125,09%</text:p>
          </table:table-cell>
          <table:table-cell table:style-name="ce58"/>
          <table:table-cell table:style-name="ce78" table:formula="of:=[.K27]/[.F27]" office:value-type="percentage" office:value="1.08225928733889">
            <text:p>108,23%</text:p>
          </table:table-cell>
          <table:table-cell table:style-name="ce58"/>
          <table:table-cell table:style-name="ce78" table:formula="of:=[.M27]/[.F27]" office:value-type="percentage" office:value="1.3267626990144">
            <text:p>132,68%</text:p>
          </table:table-cell>
          <table:table-cell table:style-name="ce58"/>
          <table:table-cell table:style-name="ce78" table:formula="of:=[.O27]/[.F27]" office:value-type="percentage" office:value="1.40968536770281">
            <text:p>140,97%</text:p>
          </table:table-cell>
          <table:table-cell table:style-name="ce58" table:number-columns-repeated="4"/>
          <table:table-cell table:style-name="ce46" table:number-columns-repeated="2"/>
          <table:table-cell table:style-name="ce58" table:number-columns-repeated="2"/>
          <table:table-cell table:style-name="ce46"/>
          <table:table-cell table:style-name="ce46" office:value-type="string">
            <text:p><text:s/></text:p>
          </table:table-cell>
          <table:table-cell table:style-name="ce46" table:number-columns-repeated="999"/>
        </table:table-row>
        <table:table-row table:style-name="ro1">
          <table:table-cell table:style-name="ce83" office:value-type="string">
            <text:p>4</text:p>
          </table:table-cell>
          <table:table-cell table:style-name="ce101" office:value-type="string">
            <text:p>OPTION 2</text:p>
          </table:table-cell>
          <table:table-cell table:style-name="ce73"/>
          <table:table-cell table:style-name="ce91"/>
          <table:table-cell table:style-name="ce12" table:number-columns-repeated="2"/>
          <table:table-cell table:style-name="ce91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83" office:value-type="string">
            <text:p>4.1</text:p>
          </table:table-cell>
          <table:table-cell table:style-name="ce140" office:value-type="string">
            <text:p>GRILLES MÉTALLIQUES</text:p>
          </table:table-cell>
          <table:table-cell table:style-name="ce73"/>
          <table:table-cell table:style-name="ce91"/>
          <table:table-cell table:style-name="ce12" table:number-columns-repeated="2"/>
          <table:table-cell table:style-name="ce91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83" office:value-type="string">
            <text:p>4.1.1</text:p>
          </table:table-cell>
          <table:table-cell table:style-name="ce88" office:value-type="string">
            <text:p>grille extensible de sécurité (rep. EM1)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table:formula="of:=145*(2*2)" office:value-type="currency" office:currency="EUR" office:value="580">
            <text:p>580,00 €</text:p>
          </table:table-cell>
          <table:table-cell table:style-name="ce12" table:formula="of:=[.D31]*[.E31]" office:value-type="currency" office:currency="EUR" office:value="7540">
            <text:p>7 540,00 €</text:p>
          </table:table-cell>
          <table:table-cell table:style-name="ce76" office:value-type="float" office:value="13">
            <text:p>13,00</text:p>
          </table:table-cell>
          <table:table-cell table:style-name="ce77" office:value-type="currency" office:currency="EUR" office:value="3012">
            <text:p>3 012,00 €</text:p>
          </table:table-cell>
          <table:table-cell table:style-name="ce12" table:formula="of:=[.H31]*[.D31]" office:value-type="currency" office:currency="EUR" office:value="39156">
            <text:p>39 156,00 €</text:p>
          </table:table-cell>
          <table:table-cell table:style-name="ce77" office:value-type="currency" office:currency="EUR" office:value="2100">
            <text:p>2 100,00 €</text:p>
          </table:table-cell>
          <table:table-cell table:style-name="ce12" table:formula="of:=[.J31]*[.D31]" office:value-type="currency" office:currency="EUR" office:value="27300">
            <text:p>27 3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L31]*[.D31]" office:value-type="currency" office:currency="EUR" office:value="19500">
            <text:p>19 500,00 €</text:p>
          </table:table-cell>
          <table:table-cell table:style-name="ce77" office:value-type="currency" office:currency="EUR" office:value="1950">
            <text:p>1 950,00 €</text:p>
          </table:table-cell>
          <table:table-cell table:style-name="ce12" table:formula="of:=[.N31]*[.D31]" office:value-type="currency" office:currency="EUR" office:value="25350">
            <text:p>25 3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31]*[.D31]" office:value-type="currency" office:currency="EUR" office:value="65">
            <text:p>6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>
          <table:table-cell/>
          <table:table-cell table:style-name="ce29" office:value-type="string">
            <text:p>TOTAL OPTION 2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31]" office:value-type="currency" office:currency="EUR" office:value="7540">
            <text:p>7 540,00 €</text:p>
          </table:table-cell>
          <table:table-cell table:style-name="ce17"/>
          <table:table-cell table:style-name="ce19"/>
          <table:table-cell table:style-name="ce19" table:formula="of:=[.I31]" office:value-type="currency" office:currency="EUR" office:value="39156">
            <text:p>39 156,00 €</text:p>
          </table:table-cell>
          <table:table-cell table:style-name="ce19"/>
          <table:table-cell table:style-name="ce19" table:formula="of:=[.K31]" office:value-type="currency" office:currency="EUR" office:value="27300">
            <text:p>27 300,00 €</text:p>
          </table:table-cell>
          <table:table-cell table:style-name="ce19"/>
          <table:table-cell table:style-name="ce19" table:formula="of:=[.M31]" office:value-type="currency" office:currency="EUR" office:value="19500">
            <text:p>19 500,00 €</text:p>
          </table:table-cell>
          <table:table-cell table:style-name="ce19"/>
          <table:table-cell table:style-name="ce19" table:formula="of:=[.O31]" office:value-type="currency" office:currency="EUR" office:value="25350">
            <text:p>25 350,00 €</text:p>
          </table:table-cell>
          <table:table-cell table:style-name="ce19"/>
          <table:table-cell table:style-name="ce19" table:formula="of:=[.Q31]" office:value-type="currency" office:currency="EUR" office:value="65">
            <text:p>6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style-name="ce107" office:value-type="string">
            <text:p>rapport offre entreprise / estim Moe :</text:p>
          </table:table-cell>
          <table:table-cell table:style-name="ce78" table:formula="of:=[.I33]/[.F33]" office:value-type="percentage" office:value="5.19310344827586">
            <text:p>519,31%</text:p>
          </table:table-cell>
          <table:table-cell/>
          <table:table-cell table:style-name="ce78" table:formula="of:=[.K33]/[.F33]" office:value-type="percentage" office:value="3.62068965517241">
            <text:p>362,07%</text:p>
          </table:table-cell>
          <table:table-cell/>
          <table:table-cell table:style-name="ce78" table:formula="of:=[.M33]/[.F33]" office:value-type="percentage" office:value="2.58620689655172">
            <text:p>258,62%</text:p>
          </table:table-cell>
          <table:table-cell/>
          <table:table-cell table:style-name="ce78" table:formula="of:=[.O33]/[.F33]" office:value-type="percentage" office:value="3.36206896551724">
            <text:p>336,21%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07 menuiserie bois" table:style-name="ta14" table:print-ranges="'07 menuiserie bois'.A1:'07 menuiserie bois'.O37">
        <office:forms form:automatic-focus="false" form:apply-design-mode="false"/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6" table:default-cell-style-name="Default"/>
        <table:table-column-group table:display="false">
          <table:table-column table:style-name="co14" table:visibility="collapse" table:number-columns-repeated="6" table:default-cell-style-name="Default"/>
        </table:table-column-group>
        <table:table-column table:style-name="co6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3" table:number-rows-spanned="1">
            <text:p>ENT. PIERRE &amp; BOIS (1)</text:p>
          </table:table-cell>
          <table:covered-table-cell table:number-columns-repeated="2" table:style-name="ce92"/>
          <table:table-cell table:style-name="ce92" office:value-type="string" table:number-columns-spanned="3" table:number-rows-spanned="1">
            <text:p>R.E.M.B.A.T (2)</text:p>
          </table:table-cell>
          <table:covered-table-cell table:number-columns-repeated="2" table:style-name="ce92"/>
          <table:table-cell table:style-name="ce92" office:value-type="string" table:number-columns-spanned="3" table:number-rows-spanned="1">
            <text:p>LJDS BOIS (4)</text:p>
          </table:table-cell>
          <table:covered-table-cell table:number-columns-repeated="2" table:style-name="ce92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38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38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38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8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8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5]*[.E5]" office:value-type="currency" office:currency="EUR" office:value="2000">
            <text:p>2 000,00 €</text:p>
          </table:table-cell>
          <table:table-cell table:style-name="ce139"/>
          <table:table-cell table:style-name="ce77" office:value-type="currency" office:currency="EUR" office:value="1241.5">
            <text:p>1 241,50 €</text:p>
          </table:table-cell>
          <table:table-cell table:style-name="ce12" table:formula="of:=[.H5]*[.D5]" office:value-type="currency" office:currency="EUR" office:value="1241.5">
            <text:p>1 241,50 €</text:p>
          </table:table-cell>
          <table:table-cell table:style-name="ce139"/>
          <table:table-cell table:style-name="ce77" office:value-type="currency" office:currency="EUR" office:value="450">
            <text:p>450,00 €</text:p>
          </table:table-cell>
          <table:table-cell table:style-name="ce12" table:formula="of:=[.K5]*[.D5]" office:value-type="currency" office:currency="EUR" office:value="450">
            <text:p>450,00 €</text:p>
          </table:table-cell>
          <table:table-cell table:style-name="ce139"/>
          <table:table-cell table:style-name="ce77" office:value-type="currency" office:currency="EUR" office:value="1000">
            <text:p>1 000,00 €</text:p>
          </table:table-cell>
          <table:table-cell table:style-name="ce12" table:formula="of:=[.N5]*[.D5]" office:value-type="currency" office:currency="EUR" office:value="1000">
            <text:p>1 0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5]*[.D5]" office:value-type="currency" office:currency="EUR" office:value="5">
            <text:p>5,00 €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83" office:value-type="string">
            <text:p>2</text:p>
          </table:table-cell>
          <table:table-cell table:style-name="ce6" office:value-type="string">
            <text:p>MENUISERIES BOI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VOLETS</text:p>
            </table:table-cell>
            <table:table-cell table:style-name="ce73"/>
            <table:table-cell table:style-name="ce15"/>
            <table:table-cell table:style-name="ce12" table:number-columns-repeated="17"/>
            <table:table-cell/>
          </table:table-row>
          <table:table-row table:style-name="ro1" table:visibility="collapse">
            <table:table-cell table:style-name="ce83"/>
            <table:table-cell table:style-name="ce88" office:value-type="string">
              <text:p>Volets bois battants 2 vantaux 2000x300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9]*[.D9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83"/>
            <table:table-cell table:style-name="ce88" office:value-type="string">
              <text:p>Volets bois battants 2 vantaux (rep. VB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0]*[.D1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83"/>
            <table:table-cell table:style-name="ce88" office:value-type="string">
              <text:p>Volets bois battants 2 vantaux (rep. VB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50">
              <text:p>75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1]*[.D11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83" office:value-type="string">
            <text:p>2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83" office:value-type="string">
            <text:p>2.1.1</text:p>
          </table:table-cell>
          <table:table-cell table:style-name="ce70" office:value-type="string">
            <text:p>Portes isoplanes âme alvéolair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83" office:value-type="string">
            <text:p>2.1.1.1</text:p>
          </table:table-cell>
          <table:table-cell table:style-name="ce88" office:value-type="string">
            <text:p>730*2005 + serrure A2P** 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70">
            <text:p>270,00 €</text:p>
          </table:table-cell>
          <table:table-cell table:style-name="ce12" table:formula="of:=[.D14]*[.E14]" office:value-type="currency" office:currency="EUR" office:value="270">
            <text:p>270,00 €</text:p>
          </table:table-cell>
          <table:table-cell table:style-name="ce139" office:value-type="float" office:value="11">
            <text:p>11,00</text:p>
          </table:table-cell>
          <table:table-cell table:style-name="ce77" office:value-type="currency" office:currency="EUR" office:value="405">
            <text:p>405,00 €</text:p>
          </table:table-cell>
          <table:table-cell table:style-name="ce12" table:formula="of:=[.H14]*[.G14]" office:value-type="currency" office:currency="EUR" office:value="4455">
            <text:p>4 455,00 €</text:p>
          </table:table-cell>
          <table:table-cell table:style-name="ce139" office:value-type="float" office:value="11">
            <text:p>11,00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K14]*[.J14]" office:value-type="currency" office:currency="EUR" office:value="2860">
            <text:p>2 860,00 €</text:p>
          </table:table-cell>
          <table:table-cell table:style-name="ce139" office:value-type="float" office:value="11">
            <text:p>11,00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N14]*[.M14]" office:value-type="currency" office:currency="EUR" office:value="8250">
            <text:p>8 2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4]*[.D1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4]*[.D14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83" office:value-type="string">
            <text:p>2.1.1.2</text:p>
          </table:table-cell>
          <table:table-cell table:style-name="ce88" office:value-type="string">
            <text:p>930*2005 + serrure A2P** <text:s/>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305">
            <text:p>305,00 €</text:p>
          </table:table-cell>
          <table:table-cell table:style-name="ce12" table:formula="of:=[.D15]*[.E15]" office:value-type="currency" office:currency="EUR" office:value="3355">
            <text:p>3 355,00 €</text:p>
          </table:table-cell>
          <table:table-cell table:style-name="ce139" office:value-type="float" office:value="1">
            <text:p>1,00</text:p>
          </table:table-cell>
          <table:table-cell table:style-name="ce77" office:value-type="currency" office:currency="EUR" office:value="305">
            <text:p>305,00 €</text:p>
          </table:table-cell>
          <table:table-cell table:style-name="ce12" table:formula="of:=[.H15]*[.G15]" office:value-type="currency" office:currency="EUR" office:value="305">
            <text:p>305,00 €</text:p>
          </table:table-cell>
          <table:table-cell table:style-name="ce139" office:value-type="float" office:value="1">
            <text:p>1,00</text:p>
          </table:table-cell>
          <table:table-cell table:style-name="ce77" office:value-type="currency" office:currency="EUR" office:value="240">
            <text:p>240,00 €</text:p>
          </table:table-cell>
          <table:table-cell table:style-name="ce12" table:formula="of:=[.K15]*[.J15]" office:value-type="currency" office:currency="EUR" office:value="240">
            <text:p>240,00 €</text:p>
          </table:table-cell>
          <table:table-cell table:style-name="ce139" office:value-type="float" office:value="1">
            <text:p>1,00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N15]*[.M15]" office:value-type="currency" office:currency="EUR" office:value="650">
            <text:p>6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5]*[.D15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5]*[.D15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83" office:value-type="string">
            <text:p>2.2</text:p>
          </table:table-cell>
          <table:table-cell table:style-name="ce8" office:value-type="string">
            <text:p>CADRES BOI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83" office:value-type="string">
            <text:p>2.2.1</text:p>
          </table:table-cell>
          <table:table-cell table:style-name="ce70" office:value-type="string">
            <text:p>Cadre bois pour nacos en imposte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83" office:value-type="string">
            <text:p>2.2.2.1</text:p>
          </table:table-cell>
          <table:table-cell table:style-name="ce88" office:value-type="string">
            <text:p>930*950 (rep. CB1)</text:p>
          </table:table-cell>
          <table:table-cell table:style-name="ce73" office:value-type="string">
            <text:p>U</text:p>
          </table:table-cell>
          <table:table-cell table:style-name="ce76" table:formula="of:=7" office:value-type="float" office:value="7">
            <text:p>7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18]*[.E18]" office:value-type="currency" office:currency="EUR" office:value="630">
            <text:p>630,00 €</text:p>
          </table:table-cell>
          <table:table-cell table:style-name="ce139" office:value-type="float" office:value="8">
            <text:p>8,00</text:p>
          </table:table-cell>
          <table:table-cell table:style-name="ce77" office:value-type="currency" office:currency="EUR" office:value="285">
            <text:p>285,00 €</text:p>
          </table:table-cell>
          <table:table-cell table:style-name="ce12" table:formula="of:=[.H18]*[.G18]" office:value-type="currency" office:currency="EUR" office:value="2280">
            <text:p>2 280,00 €</text:p>
          </table:table-cell>
          <table:table-cell table:style-name="ce139" office:value-type="float" office:value="8">
            <text:p>8,00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K18]*[.J18]" office:value-type="currency" office:currency="EUR" office:value="1560">
            <text:p>1 560,00 €</text:p>
          </table:table-cell>
          <table:table-cell table:style-name="ce139" office:value-type="float" office:value="8">
            <text:p>8,00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N18]*[.M18]" office:value-type="currency" office:currency="EUR" office:value="3200">
            <text:p>3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8]*[.D18]" office:value-type="currency" office:currency="EUR" office:value="28">
            <text:p>2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8]*[.D18]" office:value-type="currency" office:currency="EUR" office:value="35">
            <text:p>35,00 €</text:p>
          </table:table-cell>
          <table:table-cell table:style-name="ce5" table:number-columns-repeated="2"/>
          <table:table-cell office:value-type="string">
            <text:p>Porte des bureaux en R+1 (6) + porte salle de réunion (1)</text:p>
          </table:table-cell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PLANCHERS</text:p>
            </table:table-cell>
            <table:table-cell table:style-name="ce73"/>
            <table:table-cell table:style-name="ce15"/>
            <table:table-cell table:style-name="ce12"/>
            <table:table-cell table:style-name="ce5"/>
            <table:table-cell table:style-name="ce139"/>
            <table:table-cell table:style-name="ce5" table:number-columns-repeated="2"/>
            <table:table-cell table:style-name="ce139"/>
            <table:table-cell table:style-name="ce5" table:number-columns-repeated="2"/>
            <table:table-cell table:style-name="ce139"/>
            <table:table-cell table:style-name="ce5" table:number-columns-repeated="8"/>
            <table:table-cell/>
          </table:table-row>
          <table:table-row table:style-name="ro1" table:visibility="collapse">
            <table:table-cell table:style-name="ce83"/>
            <table:table-cell table:style-name="ce70" office:value-type="string">
              <text:p>Plancher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5"/>
            <table:table-cell table:style-name="ce77"/>
            <table:table-cell table:style-name="ce12" table:formula="of:=[.H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83" office:value-type="string">
            <text:p>2.3</text:p>
          </table:table-cell>
          <table:table-cell table:style-name="ce8" office:value-type="string">
            <text:p>PLATELAGE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83" office:value-type="string">
            <text:p>2.3.1</text:p>
          </table:table-cell>
          <table:table-cell table:style-name="ce70" office:value-type="string">
            <text:p>Pin classe 4 ep. 20 mm pour chéneau EP de toiture</text:p>
          </table:table-cell>
          <table:table-cell table:style-name="ce73" office:value-type="string">
            <text:p>M²</text:p>
          </table:table-cell>
          <table:table-cell table:style-name="ce76" table:formula="of:=((33.57+18.09)*2)*(0.21*0.63)" office:value-type="float" office:value="13.669236">
            <text:p>13,67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2]*[.E22]" office:value-type="currency" office:currency="EUR" office:value="2050.3854">
            <text:p>2 050,39 €</text:p>
          </table:table-cell>
          <table:table-cell table:style-name="ce139" office:value-type="float" office:value="34">
            <text:p>34,00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H22]*[.G22]" office:value-type="currency" office:currency="EUR" office:value="4420">
            <text:p>4 420,00 €</text:p>
          </table:table-cell>
          <table:table-cell table:style-name="ce139" office:value-type="float" office:value="13.67">
            <text:p>13,67</text:p>
          </table:table-cell>
          <table:table-cell table:style-name="ce77" office:value-type="currency" office:currency="EUR" office:value="106">
            <text:p>106,00 €</text:p>
          </table:table-cell>
          <table:table-cell table:style-name="ce12" table:formula="of:=[.K22]*[.J22]" office:value-type="currency" office:currency="EUR" office:value="1449.02">
            <text:p>1 449,02 €</text:p>
          </table:table-cell>
          <table:table-cell table:style-name="ce139" office:value-type="float" office:value="13.67">
            <text:p>13,67</text:p>
          </table:table-cell>
          <table:table-cell table:style-name="ce77" office:value-type="currency" office:currency="EUR" office:value="120">
            <text:p>120,00 €</text:p>
          </table:table-cell>
          <table:table-cell table:style-name="ce12" office:value-type="currency" office:currency="EUR" office:value="1640.31">
            <text:p>1 640,3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2]*[.D22]" office:value-type="currency" office:currency="EUR" office:value="54.676944">
            <text:p>54,6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2]*[.D22]" office:value-type="currency" office:currency="EUR" office:value="68.34618">
            <text:p>68,35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83" office:value-type="string">
            <text:p>2.4</text:p>
          </table:table-cell>
          <table:table-cell table:style-name="ce8" office:value-type="string">
            <text:p>REVISION DE MENUISERIES BOI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83" office:value-type="string">
            <text:p>2.4.1</text:p>
          </table:table-cell>
          <table:table-cell table:style-name="ce70" office:value-type="string">
            <text:p>Révision volets bois salle polyvalente en RDC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24]*[.E24]" office:value-type="currency" office:currency="EUR" office:value="650">
            <text:p>650,00 €</text:p>
          </table:table-cell>
          <table:table-cell table:style-name="ce139" office:value-type="float" office:value="1">
            <text:p>1,00</text:p>
          </table:table-cell>
          <table:table-cell table:style-name="ce77" office:value-type="currency" office:currency="EUR" office:value="6970">
            <text:p>6 970,00 €</text:p>
          </table:table-cell>
          <table:table-cell table:style-name="ce12" table:formula="of:=[.H24]*[.G24]" office:value-type="currency" office:currency="EUR" office:value="6970">
            <text:p>6 970,00 €</text:p>
          </table:table-cell>
          <table:table-cell table:style-name="ce139" office:value-type="float" office:value="1">
            <text:p>1,00</text:p>
          </table:table-cell>
          <table:table-cell table:style-name="ce77" office:value-type="currency" office:currency="EUR" office:value="960">
            <text:p>960,00 €</text:p>
          </table:table-cell>
          <table:table-cell table:style-name="ce12" table:formula="of:=[.K24]*[.D24]" office:value-type="currency" office:currency="EUR" office:value="960">
            <text:p>960,00 €</text:p>
          </table:table-cell>
          <table:table-cell table:style-name="ce139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N24]*[.D24]" office:value-type="currency" office:currency="EUR" office:value="1200">
            <text:p>1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4]*[.D2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4]*[.D24]" office:value-type="currency" office:currency="EUR" office:value="5">
            <text:p>5,00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83" office:value-type="string">
            <text:p>2.5</text:p>
          </table:table-cell>
          <table:table-cell table:style-name="ce8" office:value-type="string">
            <text:p>VOLET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83" office:value-type="string">
            <text:p>2.5.1</text:p>
          </table:table-cell>
          <table:table-cell table:style-name="ce88" office:value-type="string">
            <text:p>Volets bois battants 2 vantaux 2000x300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26]*[.E26]" office:value-type="currency" office:currency="EUR" office:value="1200">
            <text:p>1 200,00 €</text:p>
          </table:table-cell>
          <table:table-cell table:style-name="ce139" office:value-type="float" office:value="2">
            <text:p>2,00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H26]*[.G26]" office:value-type="currency" office:currency="EUR" office:value="6400">
            <text:p>6 400,00 €</text:p>
          </table:table-cell>
          <table:table-cell table:style-name="ce139" office:value-type="float" office:value="2">
            <text:p>2,00</text:p>
          </table:table-cell>
          <table:table-cell table:style-name="ce77" office:value-type="currency" office:currency="EUR" office:value="1480">
            <text:p>1 480,00 €</text:p>
          </table:table-cell>
          <table:table-cell table:style-name="ce12" table:formula="of:=[.K26]*[.D26]" office:value-type="currency" office:currency="EUR" office:value="2960">
            <text:p>2 960,00 €</text:p>
          </table:table-cell>
          <table:table-cell table:style-name="ce139" office:value-type="float" office:value="2">
            <text:p>2,00</text:p>
          </table:table-cell>
          <table:table-cell table:style-name="ce77" office:value-type="currency" office:currency="EUR" office:value="1800">
            <text:p>1 800,00 €</text:p>
          </table:table-cell>
          <table:table-cell table:style-name="ce12" table:formula="of:=[.N26]*[.D26]" office:value-type="currency" office:currency="EUR" office:value="3600">
            <text:p>3 6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6]*[.D26]" office:value-type="currency" office:currency="EUR" office:value="10">
            <text:p>10,00 €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132"/>
          <table:table-cell table:style-name="ce136"/>
          <table:table-cell table:style-name="ce16"/>
          <table:table-cell table:style-name="ce13"/>
          <table:table-cell table:number-columns-repeated="17"/>
        </table:table-row>
        <table:table-row table:style-name="ro1">
          <table:table-cell/>
          <table:table-cell table:style-name="ce29" office:value-type="string">
            <text:p>TOTAL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:.F26])" office:value-type="currency" office:currency="EUR" office:value="10155.3854">
            <text:p>10 155,39 €</text:p>
          </table:table-cell>
          <table:table-cell table:style-name="ce19" table:number-columns-repeated="2"/>
          <table:table-cell table:style-name="ce19" table:formula="of:=SUM([.I5:.I26])" office:value-type="currency" office:currency="EUR" office:value="26071.5">
            <text:p>26 071,50 €</text:p>
          </table:table-cell>
          <table:table-cell table:style-name="ce19" table:number-columns-repeated="2"/>
          <table:table-cell table:style-name="ce157" table:formula="of:=[.L5]+[.L14]+[.L15]+[.L18]+[.L22]+[.L24]+[.L26]" office:value-type="currency" office:currency="EUR" office:value="10479.02">
            <text:p>10 479,02 €</text:p>
          </table:table-cell>
          <table:table-cell table:style-name="ce19" table:number-columns-repeated="2"/>
          <table:table-cell table:style-name="ce19" table:formula="of:=SUM([.O3:.O24])" office:value-type="currency" office:currency="EUR" office:value="15940.31">
            <text:p>15 940,31 €</text:p>
          </table:table-cell>
          <table:table-cell table:style-name="ce19"/>
          <table:table-cell table:style-name="ce19" table:formula="of:=SUM([.Q3:.Q24])" office:value-type="currency" office:currency="EUR" office:value="138.676944">
            <text:p>138,68 €</text:p>
          </table:table-cell>
          <table:table-cell table:style-name="ce19"/>
          <table:table-cell table:style-name="ce19" table:formula="of:=SUM([.S3:.S24])" office:value-type="currency" office:currency="EUR" office:value="173.34618">
            <text:p>173,35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107" office:value-type="string">
            <text:p>rapport offre entreprise / estim Moe :</text:p>
          </table:table-cell>
          <table:table-cell table:style-name="ce78" table:formula="of:=[.I28]/[.F28]" office:value-type="percentage" office:value="2.56725855032543">
            <text:p>256,73%</text:p>
          </table:table-cell>
          <table:table-cell table:number-columns-repeated="2"/>
          <table:table-cell table:style-name="ce78" table:formula="of:=[.L28]/[.F28]" office:value-type="percentage" office:value="1.03186827355661">
            <text:p>103,19%</text:p>
          </table:table-cell>
          <table:table-cell table:number-columns-repeated="2"/>
          <table:table-cell table:style-name="ce78" table:formula="of:=[.O28]/[.F28]" office:value-type="percentage" office:value="1.56964106945661">
            <text:p>156,96%</text:p>
          </table:table-cell>
          <table:table-cell table:number-columns-repeated="7"/>
        </table:table-row>
        <table:table-row table:style-name="ro1">
          <table:table-cell table:style-name="ce83" office:value-type="string">
            <text:p>3</text:p>
          </table:table-cell>
          <table:table-cell table:style-name="ce101" office:value-type="string">
            <text:p>VARIANTE 1</text:p>
          </table:table-cell>
          <table:table-cell table:style-name="ce73"/>
          <table:table-cell table:style-name="ce91"/>
          <table:table-cell table:style-name="ce12" table:number-columns-repeated="17"/>
          <table:table-cell/>
        </table:table-row>
        <table:table-row table:style-name="ro1">
          <table:table-cell table:style-name="ce83" office:value-type="string">
            <text:p>3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83" office:value-type="string">
            <text:p>3.1.1</text:p>
          </table:table-cell>
          <table:table-cell table:style-name="ce70" office:value-type="string">
            <text:p>Portes isoplanes âme plein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83" office:value-type="string">
            <text:p>3.1.1.1</text:p>
          </table:table-cell>
          <table:table-cell table:style-name="ce88" office:value-type="string">
            <text:p>730*2005 + serrure A2P** 3 points <text:s/>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80">
            <text:p>380,00 €</text:p>
          </table:table-cell>
          <table:table-cell table:style-name="ce12" table:formula="of:=[.D33]*[.E33]" office:value-type="currency" office:currency="EUR" office:value="380">
            <text:p>380,00 €</text:p>
          </table:table-cell>
          <table:table-cell table:style-name="ce139" office:value-type="float" office:value="11">
            <text:p>11,00</text:p>
          </table:table-cell>
          <table:table-cell table:style-name="ce77" office:value-type="currency" office:currency="EUR" office:value="495">
            <text:p>495,00 €</text:p>
          </table:table-cell>
          <table:table-cell table:style-name="ce12" table:formula="of:=[.H33]*[.G33]" office:value-type="currency" office:currency="EUR" office:value="5445">
            <text:p>5 445,00 €</text:p>
          </table:table-cell>
          <table:table-cell table:style-name="ce139" office:value-type="float" office:value="11">
            <text:p>11,00</text:p>
          </table:table-cell>
          <table:table-cell table:style-name="ce77" office:value-type="currency" office:currency="EUR" office:value="593">
            <text:p>593,00 €</text:p>
          </table:table-cell>
          <table:table-cell table:style-name="ce12" table:formula="of:=[.K33]*[.J33]" office:value-type="currency" office:currency="EUR" office:value="6523">
            <text:p>6 523,00 €</text:p>
          </table:table-cell>
          <table:table-cell table:style-name="ce139" office:value-type="float" office:value="11">
            <text:p>1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3]*[.M33]" office:value-type="currency" office:currency="EUR" office:value="10450">
            <text:p>10 4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3]*[.D33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3]*[.D33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83" office:value-type="string">
            <text:p>3.1.1.2</text:p>
          </table:table-cell>
          <table:table-cell table:style-name="ce88" office:value-type="string">
            <text:p>930*2005 + serrure A2P** 3 points 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420">
            <text:p>420,00 €</text:p>
          </table:table-cell>
          <table:table-cell table:style-name="ce12" table:formula="of:=[.D34]*[.E34]" office:value-type="currency" office:currency="EUR" office:value="4620">
            <text:p>4 620,00 €</text:p>
          </table:table-cell>
          <table:table-cell table:style-name="ce139" office:value-type="float" office:value="1">
            <text:p>1,00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H34]*[.G34]" office:value-type="currency" office:currency="EUR" office:value="395">
            <text:p>395,00 €</text:p>
          </table:table-cell>
          <table:table-cell table:style-name="ce139" office:value-type="float" office:value="1">
            <text:p>1,00</text:p>
          </table:table-cell>
          <table:table-cell table:style-name="ce77" office:value-type="currency" office:currency="EUR" office:value="560">
            <text:p>560,00 €</text:p>
          </table:table-cell>
          <table:table-cell table:style-name="ce12" table:formula="of:=[.K34]*[.J34]" office:value-type="currency" office:currency="EUR" office:value="560">
            <text:p>560,00 €</text:p>
          </table:table-cell>
          <table:table-cell table:style-name="ce139" office:value-type="float" office:value="1">
            <text:p>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4]*[.M34]" office:value-type="currency" office:currency="EUR" office:value="950">
            <text:p>9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4]*[.D34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4]*[.D34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124"/>
          <table:table-cell table:style-name="ce155" office:value-type="string" table:number-columns-spanned="3" table:number-rows-spanned="1">
            <text:p>*prix calculé sur l'offre est faux</text:p>
          </table:table-cell>
          <table:covered-table-cell table:style-name="ce4"/>
          <table:covered-table-cell table:style-name="ce16"/>
          <table:table-cell table:number-columns-repeated="18"/>
        </table:table-row>
        <table:table-row table:style-name="ro1">
          <table:table-cell/>
          <table:table-cell table:style-name="ce29" office:value-type="string">
            <text:p>TOTAL VARIANTE 1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1:.F34])-[.F14]-[.F15]" office:value-type="currency" office:currency="EUR" office:value="1375">
            <text:p>1 375,00 €</text:p>
          </table:table-cell>
          <table:table-cell table:style-name="ce19" table:number-columns-repeated="2"/>
          <table:table-cell table:style-name="ce19" table:formula="of:=SUM([.I31:.I34])" office:value-type="currency" office:currency="EUR" office:value="5840">
            <text:p>5 840,00 €</text:p>
          </table:table-cell>
          <table:table-cell table:style-name="ce19" table:number-columns-repeated="2"/>
          <table:table-cell table:style-name="ce19" table:formula="of:=[.L33]+[.L34]" office:value-type="currency" office:currency="EUR" office:value="7083">
            <text:p>7 083,00 €</text:p>
          </table:table-cell>
          <table:table-cell table:style-name="ce19" table:number-columns-repeated="2"/>
          <table:table-cell table:style-name="ce19" table:formula="of:=SUM([.O31:.O34])-[.O14]-[.O15]" office:value-type="currency" office:currency="EUR" office:value="2500">
            <text:p>2 500,00 €</text:p>
          </table:table-cell>
          <table:table-cell table:style-name="ce19"/>
          <table:table-cell table:style-name="ce19" table:formula="of:=SUM([.Q31:.Q34])-[.Q14]-[.Q15]" office:value-type="currency" office:currency="EUR" office:value="0">
            <text:p>0,00 €</text:p>
          </table:table-cell>
          <table:table-cell table:style-name="ce19"/>
          <table:table-cell table:style-name="ce19" table:formula="of:=SUM([.S31:.S34])-[.S14]-[.S15]" office:value-type="currency" office:currency="EUR" office:value="0">
            <text:p>0,00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107" office:value-type="string">
            <text:p>rapport offre entreprise / estim Moe :</text:p>
          </table:table-cell>
          <table:table-cell table:style-name="ce78" table:formula="of:=[.I36]/[.F36]" office:value-type="percentage" office:value="4.24727272727273">
            <text:p>424,73%</text:p>
          </table:table-cell>
          <table:table-cell table:style-name="ce78"/>
          <table:table-cell/>
          <table:table-cell table:style-name="ce78" table:formula="of:=[.L36]/[.F36]" office:value-type="percentage" office:value="5.15127272727273">
            <text:p>515,13%</text:p>
          </table:table-cell>
          <table:table-cell table:style-name="ce78"/>
          <table:table-cell/>
          <table:table-cell table:style-name="ce78" table:formula="of:=[.O36]/[.F36]" office:value-type="percentage" office:value="1.81818181818182">
            <text:p>181,82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5"/>
          <table:table-cell table:style-name="ce100" table:number-columns-repeated="2"/>
          <table:table-cell/>
          <table:table-cell table:style-name="ce108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/>
          <table:table-cell table:style-name="ce156" table:number-columns-repeated="16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1048527">
          <table:table-cell table:number-columns-repeated="22"/>
        </table:table-row>
        <table:table-row table:style-name="ro1">
          <table:table-cell table:number-columns-repeated="22"/>
        </table:table-row>
        <table:named-expressions/>
      </table:table>
      <table:table table:name="08 menuiserie PVC" table:style-name="ta1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/>
          <table:table-cell table:style-name="ce12" table:formula="of:=[.D5]*[.E5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88" office:value-type="string">
            <text:p>(rep. FEN1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8" office:value-type="string">
            <text:p>(rep. FEN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8" office:value-type="string">
            <text:p>(rep. PV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2]*[.E12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2]*[.D12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8" office:value-type="string">
            <text:p>(rep. EM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4]*[.E14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4]*[.D14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8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4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 table:number-rows-repeated="2">
          <table:table-cell table:number-columns-repeated="4"/>
          <table:table-cell table:style-name="ce13"/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named-expressions/>
      </table:table>
      <table:table table:name="09a revetements durs" table:style-name="ta17" table:print="false"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-group>
          <table:table-column table:style-name="co14" table:visibility="collapse" table:number-columns-repeated="10" table:default-cell-style-name="Default"/>
        </table:table-column-group>
        <table:table-column table:style-name="co6" table:number-columns-repeated="6" table:default-cell-style-name="Default"/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/>
          <table:table-cell table:style-name="ce6" office:value-type="string">
            <text:p>REVETEMENTS D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1.1</text:p>
          </table:table-cell>
          <table:table-cell table:style-name="ce8" office:value-type="string">
            <text:p>Carrelage grès cérame 30*30 couleur gris clair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1.1.1</text:p>
          </table:table-cell>
          <table:table-cell table:style-name="ce70" office:value-type="string">
            <text:p>Bureaux et dégagement en R+1</text:p>
          </table:table-cell>
          <table:table-cell table:style-name="ce73" office:value-type="string">
            <text:p>M²</text:p>
          </table:table-cell>
          <table:table-cell table:style-name="ce103" table:formula="of:=(12.93+14.96+14.72+37.69+15.54+14.85+13.47+14.95+2.08)" office:value-type="float" office:value="141.19">
            <text:p>141,19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8]*[.E8]" office:value-type="currency" office:currency="EUR" office:value="4941.65">
            <text:p>4 941,65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G8]*[.D8]" office:value-type="currency" office:currency="EUR" office:value="6635.93">
            <text:p>6 635,93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82.38">
            <text:p>282,3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423.57">
            <text:p>423,5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564.76">
            <text:p>564,7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705.95">
            <text:p>705,95 €</text:p>
          </table:table-cell>
          <table:table-cell table:style-name="ce5" table:number-columns-repeated="2"/>
          <table:table-cell office:value-type="string">
            <text:p>bureaux, dégagement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1.2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83" office:value-type="string">
              <text:p>1.2.1</text:p>
            </table:table-cell>
            <table:table-cell table:style-name="ce70" office:value-type="string">
              <text:p>Bureaux et dégagement en R+1</text:p>
            </table:table-cell>
            <table:table-cell table:style-name="ce73" office:value-type="string">
              <text:p>M²</text:p>
            </table:table-cell>
            <table:table-cell table:style-name="ce103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 office:value-type="string">
              <text:p>1.2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103" table:formula="of:=232.49+((0.58+1.7)*3.45)" office:value-type="float" office:value="240.356">
              <text:p>240,356</text:p>
            </table:table-cell>
            <table:table-cell table:style-name="ce12" office:value-type="currency" office:currency="EUR" office:value="37.5">
              <text:p>37,50 €</text:p>
            </table:table-cell>
            <table:table-cell table:style-name="ce12" table:formula="of:=[.D11]*[.E11]" office:value-type="currency" office:currency="EUR" office:value="9013.35">
              <text:p>9 013,35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1]*[.D11]" office:value-type="currency" office:currency="EUR" office:value="11537.088">
              <text:p>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480.712">
              <text:p>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721.068">
              <text:p>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961.424">
              <text:p>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1201.78">
              <text:p>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83" office:value-type="string">
            <text:p>1.2.2</text:p>
          </table:table-cell>
          <table:table-cell table:style-name="ce70" office:value-type="string">
            <text:p>Escalier y/c paliers &amp; murs selon plans</text:p>
          </table:table-cell>
          <table:table-cell table:style-name="ce73" office:value-type="string">
            <text:p>M²</text:p>
          </table:table-cell>
          <table:table-cell table:style-name="ce103" table:formula="of:=(7.75+10.76+4.8+6)+(5.3+(1.47+0.21)*(3.98+3.43)+(1.58+3.43)*(2.02+0.85)+(1.76+1.2)*(1.5))" office:value-type="float" office:value="65.8775">
            <text:p>65,8775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12]*[.E12]" office:value-type="currency" office:currency="EUR" office:value="2470.40625">
            <text:p>2 470,4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12]*[.D12]" office:value-type="currency" office:currency="EUR" office:value="3623.2625">
            <text:p>3 623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329.3875">
            <text:p>329,39 €</text:p>
          </table:table-cell>
          <table:table-cell table:style-name="ce5" table:number-columns-repeated="2"/>
          <table:table-cell office:value-type="string">
            <text:p>(surfaces horizontales)+(surfaces verticales)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83" office:value-type="string">
              <text:p>1.2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103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style-name="ce110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2</text:p>
          </table:table-cell>
          <table:table-cell table:style-name="ce5" office:value-type="string">
            <text:p>CARRELAG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2.1</text:p>
          </table:table-cell>
          <table:table-cell table:style-name="ce8" office:value-type="string">
            <text:p>Carrelage grès émaille 10*10 couleur blanc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2">
          <table:table-cell table:style-name="ce83" office:value-type="string">
            <text:p>2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65">
            <text:p>3,65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7]*[.E17]" office:value-type="currency" office:currency="EUR" office:value="164.25">
            <text:p>164,25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7]*[.D17]" office:value-type="currency" office:currency="EUR" office:value="182.5">
            <text:p>182,5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7]*[.D17]" office:value-type="currency" office:currency="EUR" office:value="7.3">
            <text:p>7,3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7]*[.D17]" office:value-type="currency" office:currency="EUR" office:value="10.95">
            <text:p>10,9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7]*[.D17]" office:value-type="currency" office:currency="EUR" office:value="14.6">
            <text:p>14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7]*[.D17]" office:value-type="currency" office:currency="EUR" office:value="18.25">
            <text:p>18,25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2">
          <table:table-cell table:style-name="ce83" office:value-type="string">
            <text:p>2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78+1.78" office:value-type="float" office:value="3.56">
            <text:p>3,56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8]*[.E18]" office:value-type="currency" office:currency="EUR" office:value="160.2">
            <text:p>160,2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178">
            <text:p>178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8]*[.D18]" office:value-type="currency" office:currency="EUR" office:value="7.12">
            <text:p>7,1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8]*[.D18]" office:value-type="currency" office:currency="EUR" office:value="10.68">
            <text:p>10,6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8]*[.D18]" office:value-type="currency" office:currency="EUR" office:value="14.24">
            <text:p>14,2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8]*[.D18]" office:value-type="currency" office:currency="EUR" office:value="17.8">
            <text:p>17,8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Carrelage grès émaille 10*10 couleur blanc antidérapant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2" table:visibility="collapse">
            <table:table-cell table:style-name="ce83"/>
            <table:table-cell table:style-name="ce70" office:value-type="string">
              <text:p>WC handicapés en RDC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5"/>
          </table:table-row>
          <table:table-row table:style-name="ro2" table:visibility="collapse">
            <table:table-cell table:style-name="ce83"/>
            <table:table-cell table:style-name="ce70" office:value-type="string">
              <text:p>WC bureaux en R+1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bureaux</text:p>
            </table:table-cell>
            <table:table-cell table:number-columns-repeated="5"/>
          </table:table-row>
        </table:table-row-group>
        <table:table-row table:style-name="ro1">
          <table:table-cell table:style-name="ce83"/>
          <table:table-cell table:style-name="ce70"/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3</text:p>
          </table:table-cell>
          <table:table-cell table:style-name="ce30" office:value-type="string">
            <text:p>FAIENC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3.1</text:p>
          </table:table-cell>
          <table:table-cell table:style-name="ce8" office:value-type="string">
            <text:p>Faïence grès émaille 10*10 couleur blanc</text:p>
          </table:table-cell>
          <table:table-cell table:style-name="ce5" table:number-columns-repeated="16"/>
          <table:table-cell table:number-columns-repeated="6"/>
        </table:table-row>
        <table:table-row table:style-name="ro1">
          <table:table-cell table:style-name="ce83" office:value-type="string">
            <text:p>3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²</text:p>
          </table:table-cell>
          <table:table-cell table:style-name="ce76" table:formula="of:=((2.6+0.83+0.86+2.35)*2.4)" office:value-type="float" office:value="15.936">
            <text:p>15,9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5]*[.E25]" office:value-type="currency" office:currency="EUR" office:value="398.4">
            <text:p>398,4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5]*[.D25]" office:value-type="currency" office:currency="EUR" office:value="525.888">
            <text:p>525,89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5]*[.D25]" office:value-type="currency" office:currency="EUR" office:value="31.872">
            <text:p>31,87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5]*[.D25]" office:value-type="currency" office:currency="EUR" office:value="47.808">
            <text:p>47,8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5]*[.D25]" office:value-type="currency" office:currency="EUR" office:value="63.744">
            <text:p>63,7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5]*[.D25]" office:value-type="currency" office:currency="EUR" office:value="79.68">
            <text:p>79,68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1">
          <table:table-cell table:style-name="ce83" office:value-type="string">
            <text:p>3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²</text:p>
          </table:table-cell>
          <table:table-cell table:style-name="ce76" table:formula="of:=(((2.5+1)*4)*2.4)" office:value-type="float" office:value="33.6">
            <text:p>33,6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6]*[.E26]" office:value-type="currency" office:currency="EUR" office:value="840">
            <text:p>84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6]*[.D26]" office:value-type="currency" office:currency="EUR" office:value="1108.8">
            <text:p>1 108,8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6]*[.D26]" office:value-type="currency" office:currency="EUR" office:value="67.2">
            <text:p>67,2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100.8">
            <text:p>100,8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134.4">
            <text:p>134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68">
            <text:p>168,0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83"/>
            <table:table-cell table:style-name="ce8"/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30" office:value-type="string">
              <text:p>CARRELAGE PIERRE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8" office:value-type="string">
              <text:p>Carrelage marbre clair poli 30*30</text:p>
            </table:table-cell>
            <table:table-cell table:style-name="ce73"/>
            <table:table-cell table:style-name="ce76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8" office:value-type="string">
              <text:p>Carrelage marbre foncé pol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8" office:value-type="string">
              <text:p>Carrelage basalte scié 30*30</text:p>
            </table:table-cell>
            <table:table-cell table:style-name="ce73"/>
            <table:table-cell table:style-name="ce104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70" office:value-type="string">
              <text:p>Bureaux et dégagement en R+1</text:p>
            </table:table-cell>
            <table:table-cell table:style-name="ce73"/>
            <table:table-cell table:style-name="ce103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70" office:value-type="string">
              <text:p>Coursive en R+1</text:p>
            </table:table-cell>
            <table:table-cell table:style-name="ce73"/>
            <table:table-cell table:style-name="ce103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70" office:value-type="string">
              <text:p>Escalier y/c paliers</text:p>
            </table:table-cell>
            <table:table-cell table:style-name="ce73"/>
            <table:table-cell table:style-name="ce103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70" office:value-type="string">
              <text:p>Coursive en RDC</text:p>
            </table:table-cell>
            <table:table-cell table:style-name="ce73"/>
            <table:table-cell table:style-name="ce103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70" office:value-type="string">
              <text:p>Espaces extérieurs</text:p>
            </table:table-cell>
            <table:table-cell table:style-name="ce73"/>
            <table:table-cell table:style-name="ce103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8" office:value-type="string">
              <text:p>Carrelage basalte adouc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8" office:value-type="string">
              <text:p>Carrelage basalte bouchardé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83"/>
            <table:table-cell table:style-name="ce8" office:value-type="string">
              <text:p>Carrelage basalte flammé 30*30</text:p>
            </table:table-cell>
            <table:table-cell table:style-name="ce73"/>
            <table:table-cell table:style-name="ce76"/>
            <table:table-cell table:style-name="ce12" table:formula="of:=60+32" office:value-type="currency" office:currency="EUR" office:value="92">
              <text:p>92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6:.F39])" office:value-type="currency" office:currency="EUR" office:value="17988.25625">
            <text:p>17 988,26 €</text:p>
          </table:table-cell>
          <table:table-cell table:style-name="ce19"/>
          <table:table-cell table:style-name="ce19" table:formula="of:=SUM([.H6:.H39])" office:value-type="currency" office:currency="EUR" office:value="23791.4685">
            <text:p>23 791,47 €</text:p>
          </table:table-cell>
          <table:table-cell table:style-name="ce19"/>
          <table:table-cell table:style-name="ce19" table:formula="of:=SUM([.J6:.J39])" office:value-type="currency" office:currency="EUR" office:value="1008.339">
            <text:p>1 008,34 €</text:p>
          </table:table-cell>
          <table:table-cell table:style-name="ce19"/>
          <table:table-cell table:style-name="ce19" table:formula="of:=SUM([.L6:.L39])" office:value-type="currency" office:currency="EUR" office:value="1512.5085">
            <text:p>1 512,51 €</text:p>
          </table:table-cell>
          <table:table-cell table:style-name="ce19"/>
          <table:table-cell table:style-name="ce19" table:formula="of:=SUM([.N6:.N39])" office:value-type="currency" office:currency="EUR" office:value="2016.678">
            <text:p>2 016,68 €</text:p>
          </table:table-cell>
          <table:table-cell table:style-name="ce19"/>
          <table:table-cell table:style-name="ce19" table:formula="of:=SUM([.P6:.P39])" office:value-type="currency" office:currency="EUR" office:value="2520.8475">
            <text:p>2 520,85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07" office:value-type="string">
            <text:p>rapport offre entreprise / estim Moe :</text:p>
          </table:table-cell>
          <table:table-cell table:style-name="ce78" table:formula="of:=[.H41]/[.F41]" office:value-type="percentage" office:value="1.32261116193517">
            <text:p>132,26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83" office:value-type="string">
            <text:p>4</text:p>
          </table:table-cell>
          <table:table-cell table:style-name="ce6" office:value-type="string">
            <text:p>OPTION 1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83" office:value-type="string">
            <text:p>4.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4.1.1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83" office:value-type="string">
              <text:p>4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103"/>
            <table:table-cell table:style-name="ce12" office:value-type="currency" office:currency="EUR" office:value="37.5">
              <text:p>37,5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83" office:value-type="string">
            <text:p>4.1.1.1</text:p>
          </table:table-cell>
          <table:table-cell table:style-name="ce70" office:value-type="string">
            <text:p>Coursive en RDC</text:p>
          </table:table-cell>
          <table:table-cell table:style-name="ce73" office:value-type="string">
            <text:p>M²</text:p>
          </table:table-cell>
          <table:table-cell table:style-name="ce103" table:formula="of:=(164.56+68.48)+((0.58+1.7)*4)" office:value-type="float" office:value="242.16">
            <text:p>242,16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49]*[.E49]" office:value-type="currency" office:currency="EUR" office:value="9081">
            <text:p>9 081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9]*[.D49]" office:value-type="currency" office:currency="EUR" office:value="10897.2">
            <text:p>10 897,2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9]*[.D49]" office:value-type="currency" office:currency="EUR" office:value="484.32">
            <text:p>484,3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9]*[.D49]" office:value-type="currency" office:currency="EUR" office:value="726.48">
            <text:p>726,4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9]*[.D49]" office:value-type="currency" office:currency="EUR" office:value="968.64">
            <text:p>968,6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9]*[.D49]" office:value-type="currency" office:currency="EUR" office:value="1210.8">
            <text:p>1 210,80 €</text:p>
          </table:table-cell>
          <table:table-cell table:style-name="ce5" table:number-columns-repeated="2"/>
          <table:table-cell table:style-name="ce110" office:value-type="string">
            <text:p>(surfaces horizontales)+(surfaces verticales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/>
          <table:table-cell table:style-name="ce29" office:value-type="string">
            <text:p>TOTAL OPTION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8:.F49])" office:value-type="currency" office:currency="EUR" office:value="9081">
            <text:p>9 081,00 €</text:p>
          </table:table-cell>
          <table:table-cell table:style-name="ce19"/>
          <table:table-cell table:style-name="ce19" table:formula="of:=SUM([.H48:.H49])" office:value-type="currency" office:currency="EUR" office:value="10897.2">
            <text:p>10 897,20 €</text:p>
          </table:table-cell>
          <table:table-cell table:style-name="ce19"/>
          <table:table-cell table:style-name="ce19" table:formula="of:=SUM([.J48:.J49])" office:value-type="currency" office:currency="EUR" office:value="484.32">
            <text:p>484,32 €</text:p>
          </table:table-cell>
          <table:table-cell table:style-name="ce19"/>
          <table:table-cell table:style-name="ce19" table:formula="of:=SUM([.L48:.L49])" office:value-type="currency" office:currency="EUR" office:value="726.48">
            <text:p>726,48 €</text:p>
          </table:table-cell>
          <table:table-cell table:style-name="ce19"/>
          <table:table-cell table:style-name="ce19" table:formula="of:=SUM([.N48:.N49])" office:value-type="currency" office:currency="EUR" office:value="968.64">
            <text:p>968,64 €</text:p>
          </table:table-cell>
          <table:table-cell table:style-name="ce19"/>
          <table:table-cell table:style-name="ce19" table:formula="of:=SUM([.P48:.P49])" office:value-type="currency" office:currency="EUR" office:value="1210.8">
            <text:p>1 210,8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07" office:value-type="string">
            <text:p>rapport offre entreprise / estim Moe :</text:p>
          </table:table-cell>
          <table:table-cell table:style-name="ce78" table:formula="of:=[.H51]/[.F51]" office:value-type="percentage" office:value="1.2">
            <text:p>120,00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83" office:value-type="string">
            <text:p>5</text:p>
          </table:table-cell>
          <table:table-cell table:style-name="ce101" office:value-type="string">
            <text:p>VARIANTE 1</text:p>
          </table:table-cell>
          <table:table-cell table:style-name="ce73"/>
          <table:table-cell table:style-name="ce91"/>
          <table:table-cell table:style-name="ce12" table:number-columns-repeated="14"/>
          <table:table-cell table:number-columns-repeated="6"/>
        </table:table-row>
        <table:table-row-group>
          <table:table-row table:style-name="ro1" table:visibility="collapse">
            <table:table-cell table:style-name="ce83"/>
            <table:table-cell table:style-name="ce101"/>
            <table:table-cell table:style-name="ce73"/>
            <table:table-cell table:style-name="ce91"/>
            <table:table-cell table:style-name="ce12" table:number-columns-repeated="14"/>
            <table:table-cell table:number-columns-repeated="6"/>
          </table:table-row>
          <table:table-row table:style-name="ro1" table:visibility="collapse">
            <table:table-cell table:style-name="ce83" office:value-type="string">
              <text:p>5.1</text:p>
            </table:table-cell>
            <table:table-cell table:style-name="ce5" office:value-type="string">
              <text:p>CARRELAGE GRES CERAM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83" office:value-type="string">
              <text:p>5.1.1</text:p>
            </table:table-cell>
            <table:table-cell table:style-name="ce8" office:value-type="string">
              <text:p>Carrelage grès cérame 30*30 couleur gris clair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83" office:value-type="string">
              <text:p>5.1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103" table:formula="of:=-(232.49+((0.58+1.7)*3.45))" office:value-type="float" office:value="-240.356">
              <text:p>-240,35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8]*[.E58]" office:value-type="currency" office:currency="EUR" office:value="-10816.02">
              <text:p>-10 816,02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58]*[.D58]" office:value-type="currency" office:currency="EUR" office:value="-11537.088">
              <text:p>-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-480.712">
              <text:p>-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-721.068">
              <text:p>-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-961.424">
              <text:p>-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-1201.78">
              <text:p>-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83" office:value-type="string">
              <text:p>5.1.1.2</text:p>
            </table:table-cell>
            <table:table-cell table:style-name="ce70" office:value-type="string">
              <text:p>Escalier y/c paliers &amp; murs selon plans</text:p>
            </table:table-cell>
            <table:table-cell table:style-name="ce73" office:value-type="string">
              <text:p>M²</text:p>
            </table:table-cell>
            <table:table-cell table:style-name="ce103" table:formula="of:=-((7.75+10.76+4.8+6)+(5.3+(1.47+0.21)*(3.98+3.43)+(1.58+3.43)*(2.02+0.85)+(1.76+1.2)*(1.5)))" office:value-type="float" office:value="-65.8775">
              <text:p>-65,8775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9]*[.E59]" office:value-type="currency" office:currency="EUR" office:value="-2964.4875">
              <text:p>-2 964,49 €</text:p>
            </table:table-cell>
            <table:table-cell table:style-name="ce77" office:value-type="currency" office:currency="EUR" office:value="55">
              <text:p>55,00 €</text:p>
            </table:table-cell>
            <table:table-cell table:style-name="ce12" table:formula="of:=[.G59]*[.D59]" office:value-type="currency" office:currency="EUR" office:value="-3623.2625">
              <text:p>-3 623,26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-131.755">
              <text:p>-131,76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-197.6325">
              <text:p>-197,63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-263.51">
              <text:p>-263,51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-329.3875">
              <text:p>-329,39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83" office:value-type="string">
              <text:p>5.1.1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103" table:formula="of:=-((164.56+68.48)+((0.58+1.7)*4))" office:value-type="float" office:value="-242.16">
              <text:p>-242,1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60]*[.E60]" office:value-type="currency" office:currency="EUR" office:value="-10897.2">
              <text:p>-10 897,20 €</text:p>
            </table:table-cell>
            <table:table-cell table:style-name="ce77" office:value-type="currency" office:currency="EUR" office:value="45">
              <text:p>45,00 €</text:p>
            </table:table-cell>
            <table:table-cell table:style-name="ce12" table:formula="of:=[.G60]*[.D60]" office:value-type="currency" office:currency="EUR" office:value="-10897.2">
              <text:p>-10 897,2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-484.32">
              <text:p>-484,32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-726.48">
              <text:p>-726,48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-968.64">
              <text:p>-968,64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-1210.8">
              <text:p>-1 210,80 €</text:p>
            </table:table-cell>
            <table:table-cell table:style-name="ce5" table:number-columns-repeated="2"/>
            <table:table-cell table:style-name="ce110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83"/>
          <table:table-cell table:style-name="ce101"/>
          <table:table-cell table:style-name="ce73"/>
          <table:table-cell table:style-name="ce91"/>
          <table:table-cell table:style-name="ce12" table:number-columns-repeated="14"/>
          <table:table-cell table:number-columns-repeated="6"/>
        </table:table-row>
        <table:table-row table:style-name="ro1">
          <table:table-cell table:style-name="ce83" office:value-type="string">
            <text:p>5.2</text:p>
          </table:table-cell>
          <table:table-cell table:style-name="ce30" office:value-type="string">
            <text:p>CARRELAGE PIERRE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83" office:value-type="string">
            <text:p>5.2.1</text:p>
          </table:table-cell>
          <table:table-cell table:style-name="ce8" office:value-type="string">
            <text:p>Carrelage basalte scié 30*30</text:p>
          </table:table-cell>
          <table:table-cell table:style-name="ce73"/>
          <table:table-cell table:style-name="ce108"/>
          <table:table-cell table:style-name="ce12"/>
          <table:table-cell table:style-name="ce5" table:number-columns-repeated="13"/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style-name="ce83" office:value-type="string">
            <text:p>5.2.1.1</text:p>
          </table:table-cell>
          <table:table-cell table:style-name="ce70" office:value-type="string">
            <text:p>Coursive en R+1</text:p>
          </table:table-cell>
          <table:table-cell table:style-name="ce73"/>
          <table:table-cell table:style-name="ce103" office:value-type="float" office:value="232.49">
            <text:p>232,49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4]*[.E64]" office:value-type="currency" office:currency="EUR" office:value="15111.85">
            <text:p>15 111,85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4]*[.D64]" office:value-type="currency" office:currency="EUR" office:value="17204.26">
            <text:p>17 204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4]*[.D64]" office:value-type="currency" office:currency="EUR" office:value="464.98">
            <text:p>464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4]*[.D64]" office:value-type="currency" office:currency="EUR" office:value="697.47">
            <text:p>697,4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4]*[.D64]" office:value-type="currency" office:currency="EUR" office:value="929.96">
            <text:p>929,9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4]*[.D64]" office:value-type="currency" office:currency="EUR" office:value="1162.45">
            <text:p>1 162,45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83" office:value-type="string">
            <text:p>5.2.1.2</text:p>
          </table:table-cell>
          <table:table-cell table:style-name="ce70" office:value-type="string">
            <text:p>Escalier intérieur y/c paliers &amp; murs selon plans</text:p>
          </table:table-cell>
          <table:table-cell table:style-name="ce73"/>
          <table:table-cell table:style-name="ce103" table:formula="of:=[.D12]" office:value-type="float" office:value="65.8775">
            <text:p>65,8775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5]*[.E65]" office:value-type="currency" office:currency="EUR" office:value="4282.0375">
            <text:p>4 282,04 €</text:p>
          </table:table-cell>
          <table:table-cell table:style-name="ce77" office:value-type="currency" office:currency="EUR" office:value="77">
            <text:p>77,00 €</text:p>
          </table:table-cell>
          <table:table-cell table:style-name="ce12" table:formula="of:=[.G65]*[.D65]" office:value-type="currency" office:currency="EUR" office:value="5072.5675">
            <text:p>5 072,5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5]*[.D65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5]*[.D65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5]*[.D65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5]*[.D65]" office:value-type="currency" office:currency="EUR" office:value="329.3875">
            <text:p>329,39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83" office:value-type="string">
            <text:p>5.2.1.3</text:p>
          </table:table-cell>
          <table:table-cell table:style-name="ce70" office:value-type="string">
            <text:p>Coursive en RDC</text:p>
          </table:table-cell>
          <table:table-cell table:style-name="ce73"/>
          <table:table-cell table:style-name="ce103" table:formula="of:=164.56+68.48" office:value-type="float" office:value="233.04">
            <text:p>233,04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6]*[.E66]" office:value-type="currency" office:currency="EUR" office:value="15147.6">
            <text:p>15 147,6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6]*[.D66]" office:value-type="currency" office:currency="EUR" office:value="17244.96">
            <text:p>17 244,9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6]*[.D66]" office:value-type="currency" office:currency="EUR" office:value="466.08">
            <text:p>466,0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6]*[.D66]" office:value-type="currency" office:currency="EUR" office:value="699.12">
            <text:p>699,12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6]*[.D66]" office:value-type="currency" office:currency="EUR" office:value="932.16">
            <text:p>932,1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6]*[.D66]" office:value-type="currency" office:currency="EUR" office:value="1165.2">
            <text:p>1 165,20 €</text:p>
          </table:table-cell>
          <table:table-cell table:style-name="ce5" table:number-columns-repeated="2"/>
          <table:table-cell table:style-name="ce43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9" office:value-type="string">
            <text:p>TOTAL VARIANTE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8:.F66])" office:value-type="currency" office:currency="EUR" office:value="9863.78">
            <text:p>9 863,78 €</text:p>
          </table:table-cell>
          <table:table-cell table:style-name="ce19"/>
          <table:table-cell table:style-name="ce19" table:formula="of:=SUM([.H58:.H66])" office:value-type="currency" office:currency="EUR" office:value="13464.237">
            <text:p>13 464,24 €</text:p>
          </table:table-cell>
          <table:table-cell table:style-name="ce19"/>
          <table:table-cell table:style-name="ce19" table:formula="of:=SUM([.J58:.J66])" office:value-type="currency" office:currency="EUR" office:value="-33.972">
            <text:p>-33,97 €</text:p>
          </table:table-cell>
          <table:table-cell table:style-name="ce19"/>
          <table:table-cell table:style-name="ce19" table:formula="of:=SUM([.L58:.L66])" office:value-type="currency" office:currency="EUR" office:value="-50.958">
            <text:p>-50,96 €</text:p>
          </table:table-cell>
          <table:table-cell table:style-name="ce19"/>
          <table:table-cell table:style-name="ce19" table:formula="of:=SUM([.N58:.N66])" office:value-type="currency" office:currency="EUR" office:value="-67.9440000000001">
            <text:p>-67,94 €</text:p>
          </table:table-cell>
          <table:table-cell table:style-name="ce19"/>
          <table:table-cell table:style-name="ce19" table:formula="of:=SUM([.P58:.P66])" office:value-type="currency" office:currency="EUR" office:value="-84.9300000000003">
            <text:p>-84,93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107" office:value-type="string">
            <text:p>rapport offre entreprise / estim Moe :</text:p>
          </table:table-cell>
          <table:table-cell table:style-name="ce78" table:formula="of:=[.H68]/[.F68]" office:value-type="percentage" office:value="1.36501797485345">
            <text:p>136,50%</text:p>
          </table:table-cell>
          <table:table-cell table:number-columns-repeated="16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  <table:named-expressions/>
      </table:table>
      <table:table table:name="09b revetements souples" table:style-name="ta16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73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" office:value-type="string">
            <text:p>REVETEMENTS SOUP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" office:value-type="string">
            <text:p>REVETEMENT SOUPLE EN 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70" office:value-type="string">
            <text:p>Revêtement souple U4 P3 (rep. S1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6]*[.E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6]*[.D6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]*[.D6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]*[.D6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]*[.D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2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7]*[.E7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7]*[.D7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7]*[.D7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]*[.D7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]*[.D7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]*[.D7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(rep. S3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]*[.E8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8]*[.D8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4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Plinthes Revêtement souple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Nez de marches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1]*[.D11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1]*[.D11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9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1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named-expressions/>
      </table:table>
      <table:table table:name="10 plaques de platre" table:style-name="ta18" table:print="false"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4" table:visibility="collapse" table:number-columns-repeated="10" table:default-cell-style-name="Default"/>
        </table:table-column-group>
        <table:table-column table:style-name="co6" table:number-columns-repeated="1006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CIB (10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6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6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/>
          <table:table-cell table:style-name="ce6" office:value-type="string">
            <text:p>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 table:visibility="collapse">
            <table:table-cell table:style-name="ce83"/>
            <table:table-cell table:style-name="ce140" office:value-type="string">
              <text:p>POSE DES HUISSERIES ME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83"/>
            <table:table-cell table:style-name="ce70" office:value-type="string">
              <text:p>Huisseries sur bâti métalliqu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8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9]*[.E9]" office:value-type="currency" office:currency="EUR" office:value="9760.8">
            <text:p>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9]*[.D9]" office:value-type="currency" office:currency="EUR" office:value="9272.76">
            <text:p>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488.04">
            <text:p>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732.06">
            <text:p>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976.08">
            <text:p>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1220.1">
            <text:p>1 220,1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8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2</text:p>
          </table:table-cell>
          <table:table-cell table:style-name="ce8" office:value-type="string">
            <text:p>HABILLAGE EN PLAQUE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2.1</text:p>
          </table:table-cell>
          <table:table-cell table:style-name="ce70" office:value-type="string">
            <text:p>Plaques de plâtre hydrofuges pour encoffrement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office:value-type="string">
            <text:p>gaine RDC + gaine R+1</text:p>
          </table:table-cell>
          <table:table-cell/>
          <table:table-cell office:value-type="string">
            <text:p>doublage ventilé RDC</text:p>
          </table:table-cell>
          <table:table-cell table:number-columns-repeated="1003"/>
        </table:table-row>
        <table:table-row table:style-name="ro1">
          <table:table-cell table:style-name="ce83" office:value-type="string">
            <text:p>2.1.1</text:p>
          </table:table-cell>
          <table:table-cell table:style-name="ce88" office:value-type="string">
            <text:p>gaine technique</text:p>
          </table:table-cell>
          <table:table-cell table:style-name="ce73" office:value-type="string">
            <text:p>M²</text:p>
          </table:table-cell>
          <table:table-cell table:style-name="ce76" table:formula="of:=(1.38*3.98)+((1+1)*3.75)" office:value-type="float" office:value="12.9924">
            <text:p>12,99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3]*[.E13]" office:value-type="currency" office:currency="EUR" office:value="259.848">
            <text:p>259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]*[.D13]" office:value-type="currency" office:currency="EUR" office:value="389.772">
            <text:p>389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]*[.D13]" office:value-type="currency" office:currency="EUR" office:value="25.9848">
            <text:p>25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3]*[.D13]" office:value-type="currency" office:currency="EUR" office:value="38.9772">
            <text:p>38,9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3]*[.D13]" office:value-type="currency" office:currency="EUR" office:value="51.9696">
            <text:p>51,9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3]*[.D13]" office:value-type="currency" office:currency="EUR" office:value="64.962">
            <text:p>64,96 €</text:p>
          </table:table-cell>
          <table:table-cell table:style-name="ce5" table:number-columns-repeated="2"/>
          <table:table-cell table:number-columns-repeated="2"/>
          <table:table-cell office:value-type="string">
            <text:p>ml</text:p>
          </table:table-cell>
          <table:table-cell table:style-name="ce96" table:formula="of:=317.8+319.8" office:value-type="float" office:value="637.6">
            <text:p>637,6</text:p>
          </table:table-cell>
          <table:table-cell table:number-columns-repeated="1002"/>
        </table:table-row>
        <table:table-row table:style-name="ro1">
          <table:table-cell table:style-name="ce83" office:value-type="string">
            <text:p>2.1.2</text:p>
          </table:table-cell>
          <table:table-cell table:style-name="ce88" office:value-type="string">
            <text:p>doublage ventilé</text:p>
          </table:table-cell>
          <table:table-cell table:style-name="ce73" office:value-type="string">
            <text:p>M²</text:p>
          </table:table-cell>
          <table:table-cell table:style-name="ce102" table:formula="of:=(3.18+3.2)*3.98" office:value-type="float" office:value="25.3924">
            <text:p>25,3924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4]*[.E14]" office:value-type="currency" office:currency="EUR" office:value="507.848">
            <text:p>507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4]*[.D14]" office:value-type="currency" office:currency="EUR" office:value="761.772">
            <text:p>761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50.7848">
            <text:p>50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76.1772">
            <text:p>76,1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101.5696">
            <text:p>101,5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126.962">
            <text:p>126,96 €</text:p>
          </table:table-cell>
          <table:table-cell table:style-name="ce5" table:number-columns-repeated="2"/>
          <table:table-cell table:number-columns-repeated="1006"/>
        </table:table-row>
        <table:table-row-group>
          <table:table-row table:style-name="ro1" table:visibility="collapse">
            <table:table-cell table:style-name="ce83"/>
            <table:table-cell table:style-name="ce70" office:value-type="string">
              <text:p>Plaques de plâtre SF-CF 2H pour encoffrement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83"/>
          <table:table-cell table:style-name="ce158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3</text:p>
          </table:table-cell>
          <table:table-cell table:style-name="ce8" office:value-type="string">
            <text:p>FAUX PLAFOND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3.1</text:p>
          </table:table-cell>
          <table:table-cell table:style-name="ce70" office:value-type="string">
            <text:p>Plaques de plâtre pour faux plafond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3.1.1</text:p>
          </table:table-cell>
          <table:table-cell table:style-name="ce88" office:value-type="string">
            <text:p>bureaux et WC en R+1</text:p>
          </table:table-cell>
          <table:table-cell table:style-name="ce73" office:value-type="string">
            <text:p>M²</text:p>
          </table:table-cell>
          <table:table-cell table:style-name="ce102" table:formula="of:=(12.93+14.96+14.72+37.69+15.54+14.85+13.47+14.95+2.08+1.78+1.78)" office:value-type="float" office:value="144.75">
            <text:p>144,7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9]*[.E19]" office:value-type="currency" office:currency="EUR" office:value="5790">
            <text:p>5 79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G19]*[.D19]" office:value-type="currency" office:currency="EUR" office:value="4632">
            <text:p>4 63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9]*[.D19]" office:value-type="currency" office:currency="EUR" office:value="289.5">
            <text:p>289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9]*[.D19]" office:value-type="currency" office:currency="EUR" office:value="434.25">
            <text:p>434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9]*[.D19]" office:value-type="currency" office:currency="EUR" office:value="579">
            <text:p>579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9]*[.D19]" office:value-type="currency" office:currency="EUR" office:value="723.75">
            <text:p>723,75 €</text:p>
          </table:table-cell>
          <table:table-cell table:style-name="ce5" table:number-columns-repeated="2"/>
          <table:table-cell office:value-type="string">
            <text:p>Faux plafonds (type prégydro BA13 1 plaque) des bureaux et WC du R+1</text:p>
          </table:table-cell>
          <table:table-cell table:number-columns-repeated="1005"/>
        </table:table-row>
        <table:table-row table:style-name="ro1">
          <table:table-cell table:style-name="ce83" office:value-type="string">
            <text:p>3.1.2</text:p>
          </table:table-cell>
          <table:table-cell table:style-name="ce88" office:value-type="string">
            <text:p>escalier intérieur</text:p>
          </table:table-cell>
          <table:table-cell table:style-name="ce73" office:value-type="string">
            <text:p>M²</text:p>
          </table:table-cell>
          <table:table-cell table:style-name="ce76" table:formula="of:=24.89" office:value-type="float" office:value="24.89">
            <text:p>24,89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0]*[.E20]" office:value-type="currency" office:currency="EUR" office:value="995.6">
            <text:p>995,6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20]*[.D20]" office:value-type="currency" office:currency="EUR" office:value="871.15">
            <text:p>871,15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0]*[.D20]" office:value-type="currency" office:currency="EUR" office:value="49.78">
            <text:p>49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0]*[.D20]" office:value-type="currency" office:currency="EUR" office:value="74.67">
            <text:p>74,6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0]*[.D20]" office:value-type="currency" office:currency="EUR" office:value="99.56">
            <text:p>99,5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0]*[.D20]" office:value-type="currency" office:currency="EUR" office:value="124.45">
            <text:p>124,45 €</text:p>
          </table:table-cell>
          <table:table-cell table:style-name="ce5" table:number-columns-repeated="2"/>
          <table:table-cell office:value-type="string">
            <text:p>Faux plafonds (type prégydro BA13 1 plaque) du plafond de l'escalier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88"/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>
            <table:table-cell table:style-name="ce83" office:value-type="string">
              <text:p>4.1</text:p>
            </table:table-cell>
            <table:table-cell table:style-name="ce70" office:value-type="string">
              <text:p>Géotextile de polypropylène</text:p>
            </table:table-cell>
            <table:table-cell table:style-name="ce73" office:value-type="string">
              <text:p>M²</text:p>
            </table:table-cell>
            <table:table-cell table:style-name="ce15" table:formula="of:=(7*0.6)*18" office:value-type="float" office:value="75.6">
              <text:p>75,60</text:p>
            </table:table-cell>
            <table:table-cell table:style-name="ce12" office:value-type="currency" office:currency="EUR" office:value="12">
              <text:p>12,00 €</text:p>
            </table:table-cell>
            <table:table-cell table:style-name="ce12" table:formula="of:=[.D23]*[.E23]" office:value-type="currency" office:currency="EUR" office:value="907.2">
              <text:p>907,20 €</text:p>
            </table:table-cell>
            <table:table-cell table:style-name="ce77" office:value-type="currency" office:currency="EUR" office:value="100">
              <text:p>100,00 €</text:p>
            </table:table-cell>
            <table:table-cell table:style-name="ce12" table:formula="of:=[.G23]*[.D23]" office:value-type="currency" office:currency="EUR" office:value="7560">
              <text:p>7 56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151.2">
              <text:p>151,2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226.8">
              <text:p>226,8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302.4">
              <text:p>302,4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378">
              <text:p>378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83"/>
            <table:table-cell table:style-name="ce8" office:value-type="string">
              <text:p>FAUX PLAFONDS EN LAINE DE ROCHE</text:p>
            </table:table-cell>
            <table:table-cell table:style-name="ce27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83"/>
            <table:table-cell table:style-name="ce70" office:value-type="string">
              <text:p>Plaque composite à base de laine de roche ep 2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83"/>
            <table:table-cell table:style-name="ce70" office:value-type="string">
              <text:p>Panneau laine de roche + pare-vapeur alu ep 10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07"/>
          <table:table-cell table:style-name="ce78"/>
          <table:table-cell table:number-columns-repeated="1016"/>
        </table:table-row>
        <table:table-row table:style-name="ro1">
          <table:table-cell/>
          <table:table-cell table:style-name="ce29" office:value-type="string">
            <text:p>TOTAL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2:.F26])" office:value-type="currency" office:currency="EUR" office:value="18221.296">
            <text:p>18 221,30 €</text:p>
          </table:table-cell>
          <table:table-cell table:style-name="ce19"/>
          <table:table-cell table:style-name="ce19" table:formula="of:=SUM([.H2:.H26])" office:value-type="currency" office:currency="EUR" office:value="23487.454">
            <text:p>23 487,45 €</text:p>
          </table:table-cell>
          <table:table-cell table:style-name="ce19"/>
          <table:table-cell table:style-name="ce19" table:formula="of:=SUM([.J3:.J27])" office:value-type="currency" office:currency="EUR" office:value="1055.2896">
            <text:p>1 055,29 €</text:p>
          </table:table-cell>
          <table:table-cell table:style-name="ce19"/>
          <table:table-cell table:style-name="ce19" table:formula="of:=SUM([.L3:.L27])" office:value-type="currency" office:currency="EUR" office:value="1582.9344">
            <text:p>1 582,93 €</text:p>
          </table:table-cell>
          <table:table-cell table:style-name="ce19"/>
          <table:table-cell table:style-name="ce19" table:formula="of:=SUM([.N3:.N27])" office:value-type="currency" office:currency="EUR" office:value="2110.5792">
            <text:p>2 110,58 €</text:p>
          </table:table-cell>
          <table:table-cell table:style-name="ce19"/>
          <table:table-cell table:style-name="ce19" table:formula="of:=SUM([.P3:.P27])" office:value-type="currency" office:currency="EUR" office:value="2638.224">
            <text:p>2 638,22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style-name="Default"/>
          <table:table-cell table:number-columns-repeated="5"/>
          <table:table-cell table:style-name="ce107" office:value-type="string">
            <text:p>rapport offre entreprise / estim Moe :</text:p>
          </table:table-cell>
          <table:table-cell table:style-name="ce78" table:formula="of:=[.H28]/[.F28]" office:value-type="percentage" office:value="1.28901116583584">
            <text:p>128,90%</text:p>
          </table:table-cell>
          <table:table-cell table:number-columns-repeated="1016"/>
        </table:table-row>
        <table:table-row table:style-name="ro1">
          <table:table-cell/>
          <table:table-cell table:style-name="ce159" office:value-type="string">
            <text:p>(PM : si on enlève le géotextile)</text:p>
          </table:table-cell>
          <table:table-cell table:style-name="ce161"/>
          <table:table-cell table:style-name="ce162"/>
          <table:table-cell table:style-name="ce163"/>
          <table:table-cell table:style-name="ce163" table:formula="of:=[.F28]-[.F23]" office:value-type="currency" office:currency="EUR" office:value="17314.096">
            <text:p>17 314,10 €</text:p>
          </table:table-cell>
          <table:table-cell table:style-name="ce163"/>
          <table:table-cell table:style-name="ce166" table:formula="of:=[.H28]-[.H23]" office:value-type="currency" office:currency="EUR" office:value="15927.454">
            <text:p>15 927,45 €</text:p>
          </table:table-cell>
          <table:table-cell table:style-name="ce167" table:number-columns-repeated="10"/>
          <table:table-cell table:style-name="ce110"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07" office:value-type="string">
            <text:p>rapport offre entreprise / estim Moe :</text:p>
          </table:table-cell>
          <table:table-cell table:style-name="ce78" table:formula="of:=[.H30]/[.F30]" office:value-type="percentage" office:value="0.919912538315601">
            <text:p>91,9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07"/>
          <table:table-cell table:style-name="ce78"/>
          <table:table-cell table:number-columns-repeated="1016"/>
        </table:table-row>
        <table:table-row table:style-name="ro1">
          <table:table-cell table:style-name="ce83" office:value-type="string">
            <text:p>5</text:p>
          </table:table-cell>
          <table:table-cell table:style-name="ce101" office:value-type="string">
            <text:p>VARIANTE 1</text:p>
          </table:table-cell>
          <table:table-cell table:style-name="ce27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/>
          <table:table-cell table:style-name="ce101"/>
          <table:table-cell table:style-name="ce27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5.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5.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-(((8*3)+(14+2.15)*2+1.8)*4.2)" office:value-type="float" office:value="-244.02">
            <text:p>-244,02</text:p>
          </table:table-cell>
          <table:table-cell table:style-name="ce61" office:value-type="currency" office:currency="EUR" office:value="40">
            <text:p>40,00 €</text:p>
          </table:table-cell>
          <table:table-cell table:style-name="ce61" table:formula="of:=[.D36]*[.E36]" office:value-type="currency" office:currency="EUR" office:value="-9760.8">
            <text:p>-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36]*[.D36]" office:value-type="currency" office:currency="EUR" office:value="-9272.76">
            <text:p>-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36]*[.D36]" office:value-type="currency" office:currency="EUR" office:value="-488.04">
            <text:p>-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36]*[.D36]" office:value-type="currency" office:currency="EUR" office:value="-732.06">
            <text:p>-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6]*[.D36]" office:value-type="currency" office:currency="EUR" office:value="-976.08">
            <text:p>-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36]*[.D36]" office:value-type="currency" office:currency="EUR" office:value="-1220.1">
            <text:p>-1 220,10 €</text:p>
          </table:table-cell>
          <table:table-cell table:style-name="ce61" table:number-columns-repeated="2"/>
          <table:table-cell office:value-type="string">
            <text:p>R+1 dans bureaux en variante des blocs creux de 9cm</text:p>
          </table:table-cell>
          <table:table-cell table:number-columns-repeated="1005"/>
        </table:table-row>
        <table:table-row table:style-name="ro1">
          <table:table-cell table:style-name="ce84"/>
          <table:table-cell table:style-name="ce160"/>
          <table:table-cell table:style-name="ce135"/>
          <table:table-cell table:style-name="ce111"/>
          <table:table-cell table:style-name="ce164" table:number-columns-repeated="14"/>
          <table:table-cell table:style-name="ce46" table:number-columns-repeated="1006"/>
        </table:table-row>
        <table:table-row table:style-name="ro1">
          <table:table-cell/>
          <table:table-cell table:style-name="ce29" office:value-type="string">
            <text:p>TOTAL VARIANTE 1 LOT N°10 HT</text:p>
          </table:table-cell>
          <table:table-cell table:style-name="ce74"/>
          <table:table-cell table:style-name="ce17"/>
          <table:table-cell table:style-name="ce165"/>
          <table:table-cell table:style-name="ce121" table:formula="of:=SUM([.F34:.F36])" office:value-type="currency" office:currency="EUR" office:value="-9760.8">
            <text:p>-9 760,80 €</text:p>
          </table:table-cell>
          <table:table-cell table:style-name="ce121"/>
          <table:table-cell table:style-name="ce121" table:formula="of:=SUM([.H34:.H36])" office:value-type="currency" office:currency="EUR" office:value="-9272.76">
            <text:p>-9 272,76 €</text:p>
          </table:table-cell>
          <table:table-cell table:style-name="ce121"/>
          <table:table-cell table:style-name="ce121" table:formula="of:=SUM([.J34:.J36])" office:value-type="currency" office:currency="EUR" office:value="-488.04">
            <text:p>-488,04 €</text:p>
          </table:table-cell>
          <table:table-cell table:style-name="ce121"/>
          <table:table-cell table:style-name="ce121" table:formula="of:=SUM([.L34:.L36])" office:value-type="currency" office:currency="EUR" office:value="-732.06">
            <text:p>-732,06 €</text:p>
          </table:table-cell>
          <table:table-cell table:style-name="ce121"/>
          <table:table-cell table:style-name="ce121" table:formula="of:=SUM([.N34:.N36])" office:value-type="currency" office:currency="EUR" office:value="-976.08">
            <text:p>-976,08 €</text:p>
          </table:table-cell>
          <table:table-cell table:style-name="ce121"/>
          <table:table-cell table:style-name="ce121" table:formula="of:=SUM([.P34:.P36])" office:value-type="currency" office:currency="EUR" office:value="-1220.1">
            <text:p>-1 220,10 €</text:p>
          </table:table-cell>
          <table:table-cell table:style-name="ce121" table:number-columns-repeated="2"/>
          <table:table-cell table:number-columns-repeated="1006"/>
        </table:table-row>
        <table:table-row table:style-name="ro1">
          <table:table-cell table:style-name="ce84"/>
          <table:table-cell table:style-name="ce160"/>
          <table:table-cell table:style-name="ce135"/>
          <table:table-cell table:style-name="ce111"/>
          <table:table-cell table:style-name="ce58"/>
          <table:table-cell table:style-name="ce46"/>
          <table:table-cell table:style-name="ce107" office:value-type="string">
            <text:p>rapport offre entreprise / estim Moe :</text:p>
          </table:table-cell>
          <table:table-cell table:style-name="ce78" table:formula="of:=[.H38]/[.F38]" office:value-type="percentage" office:value="0.95">
            <text:p>95,00%</text:p>
          </table:table-cell>
          <table:table-cell table:style-name="ce46" table:number-columns-repeated="1016"/>
        </table:table-row>
        <table:table-row table:style-name="ro1">
          <table:table-cell table:style-name="ce83" office:value-type="string">
            <text:p>6</text:p>
          </table:table-cell>
          <table:table-cell table:style-name="ce101" office:value-type="string">
            <text:p>OPTION 1</text:p>
          </table:table-cell>
          <table:table-cell table:style-name="ce27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/>
          <table:table-cell table:style-name="ce101"/>
          <table:table-cell table:style-name="ce27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6.1</text:p>
          </table:table-cell>
          <table:table-cell table:style-name="ce8" office:value-type="string">
            <text:p>FAUX PLAFONDS EN LAINE DE ROCHE</text:p>
          </table:table-cell>
          <table:table-cell table:style-name="ce27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6.1.1</text:p>
          </table:table-cell>
          <table:table-cell table:style-name="ce70" office:value-type="string">
            <text:p>Plaque composite à base de laine de roche ep 20 mm</text:p>
          </table:table-cell>
          <table:table-cell table:style-name="ce27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83" office:value-type="string">
            <text:p>6.1.1.1</text:p>
          </table:table-cell>
          <table:table-cell table:style-name="ce88" office:value-type="string">
            <text:p>salle polyvalente en RDC</text:p>
          </table:table-cell>
          <table:table-cell table:style-name="ce73" office:value-type="string">
            <text:p>M²</text:p>
          </table:table-cell>
          <table:table-cell table:style-name="ce76" table:formula="of:=8*18.5" office:value-type="float" office:value="148">
            <text:p>148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44]*[.E44]" office:value-type="currency" office:currency="EUR" office:value="11840">
            <text:p>11 8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44]*[.D44]" office:value-type="currency" office:currency="EUR" office:value="5624">
            <text:p>5 624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4]*[.D44]" office:value-type="currency" office:currency="EUR" office:value="296">
            <text:p>296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4]*[.D44]" office:value-type="currency" office:currency="EUR" office:value="444">
            <text:p>44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4]*[.D44]" office:value-type="currency" office:currency="EUR" office:value="592">
            <text:p>59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4]*[.D44]" office:value-type="currency" office:currency="EUR" office:value="740">
            <text:p>740,0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>
          <table:table-cell/>
          <table:table-cell table:style-name="ce29" office:value-type="string">
            <text:p>TOTAL OPTION 1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2:.F44])" office:value-type="currency" office:currency="EUR" office:value="11840">
            <text:p>11 840,00 €</text:p>
          </table:table-cell>
          <table:table-cell table:style-name="ce19"/>
          <table:table-cell table:style-name="ce19" table:formula="of:=SUM([.H42:.H44])" office:value-type="currency" office:currency="EUR" office:value="5624">
            <text:p>5 624,00 €</text:p>
          </table:table-cell>
          <table:table-cell table:style-name="ce19"/>
          <table:table-cell table:style-name="ce19" table:formula="of:=SUM([.J42:.J44])" office:value-type="currency" office:currency="EUR" office:value="296">
            <text:p>296,00 €</text:p>
          </table:table-cell>
          <table:table-cell table:style-name="ce19"/>
          <table:table-cell table:style-name="ce19" table:formula="of:=SUM([.L42:.L44])" office:value-type="currency" office:currency="EUR" office:value="444">
            <text:p>444,00 €</text:p>
          </table:table-cell>
          <table:table-cell table:style-name="ce19"/>
          <table:table-cell table:style-name="ce19" table:formula="of:=SUM([.N42:.N44])" office:value-type="currency" office:currency="EUR" office:value="592">
            <text:p>592,00 €</text:p>
          </table:table-cell>
          <table:table-cell table:style-name="ce19"/>
          <table:table-cell table:style-name="ce19" table:formula="of:=SUM([.P42:.P44])" office:value-type="currency" office:currency="EUR" office:value="740">
            <text:p>740,00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07" office:value-type="string">
            <text:p>rapport offre entreprise / estim Moe :</text:p>
          </table:table-cell>
          <table:table-cell table:style-name="ce78" table:formula="of:=[.H46]/[.F46]" office:value-type="percentage" office:value="0.475">
            <text:p>47,50%</text:p>
          </table:table-cell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1 plomberie" table:style-name="ta27" table:print-ranges="'11 plomberie'.A1:'11 plomberie'.J108"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92" office:value-type="string" table:number-columns-spanned="2" table:number-rows-spanned="1">
            <text:p>R.E.M.B.A.T (2)</text:p>
          </table:table-cell>
          <table:covered-table-cell table:style-name="ce92"/>
          <table:table-cell table:style-name="ce92" office:value-type="string" table:number-columns-spanned="2" table:number-rows-spanned="1">
            <text:p>S2R (9)</text:p>
          </table:table-cell>
          <table:covered-table-cell table:style-name="ce92"/>
          <table:table-cell/>
          <table: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D5]*[.E5]" office:value-type="currency" office:currency="EUR" office:value="500">
            <text:p>500,00 €</text:p>
          </table:table-cell>
          <table:table-cell table:style-name="ce77" office:value-type="currency" office:currency="EUR" office:value="1250">
            <text:p>1 250,00 €</text:p>
          </table:table-cell>
          <table:table-cell table:style-name="ce12" table:formula="of:=[.G5]*[.D5]" office:value-type="currency" office:currency="EUR" office:value="1250">
            <text:p>1 250,00 €</text:p>
          </table:table-cell>
          <table:table-cell table:style-name="ce77" office:value-type="currency" office:currency="EUR" office:value="756.25">
            <text:p>756,25 €</text:p>
          </table:table-cell>
          <table:table-cell table:style-name="ce12" table:formula="of:=[.I5]*[.D5]" office:value-type="currency" office:currency="EUR" office:value="756.25">
            <text:p>756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2</text:p>
          </table:table-cell>
          <table:table-cell table:style-name="ce6" office:value-type="string">
            <text:p>PLOMB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2.1</text:p>
          </table:table-cell>
          <table:table-cell table:style-name="ce8" office:value-type="string">
            <text:p>AEP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2.1.1</text:p>
          </table:table-cell>
          <table:table-cell table:style-name="ce88" office:value-type="string">
            <text:p>Raccordement extérieur sur réseau exista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0">
            <text:p>1 500,00 €</text:p>
          </table:table-cell>
          <table:table-cell table:style-name="ce12" table:formula="of:=[.D9]*[.E9]" office:value-type="currency" office:currency="EUR" office:value="1500">
            <text:p>1 500,00 €</text:p>
          </table:table-cell>
          <table:table-cell table:style-name="ce77" office:value-type="currency" office:currency="EUR" office:value="1630">
            <text:p>1 630,00 €</text:p>
          </table:table-cell>
          <table:table-cell table:style-name="ce12" table:formula="of:=[.G9]*[.D9]" office:value-type="currency" office:currency="EUR" office:value="1630">
            <text:p>1 630,00 €</text:p>
          </table:table-cell>
          <table:table-cell table:style-name="ce77" office:value-type="currency" office:currency="EUR" office:value="361.25">
            <text:p>361,25 €</text:p>
          </table:table-cell>
          <table:table-cell table:style-name="ce12" table:formula="of:=[.I9]*[.D9]" office:value-type="currency" office:currency="EUR" office:value="361.25">
            <text:p>361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83" office:value-type="string">
            <text:p>2.1.2</text:p>
          </table:table-cell>
          <table:table-cell table:style-name="ce88" office:value-type="string">
            <text:p>Compteur intérieur</text:p>
          </table:table-cell>
          <table:table-cell table:style-name="ce73"/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0]*[.E10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G10]*[.D10]" office:value-type="currency" office:currency="EUR" office:value="400">
            <text:p>400,00 €</text:p>
          </table:table-cell>
          <table:table-cell table:style-name="ce77" office:value-type="currency" office:currency="EUR" office:value="733.75">
            <text:p>733,75 €</text:p>
          </table:table-cell>
          <table:table-cell table:style-name="ce12" table:formula="of:=[.I10]*[.D10]" office:value-type="currency" office:currency="EUR" office:value="1467.5">
            <text:p>1 4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83" office:value-type="string">
            <text:p>2.1.3</text:p>
          </table:table-cell>
          <table:table-cell table:style-name="ce88" office:value-type="string">
            <text:p>Réseau d'alimentation intérieur en cuivre recuit</text:p>
          </table:table-cell>
          <table:table-cell table:style-name="ce73" office:value-type="string">
            <text:p>Ml</text:p>
          </table:table-cell>
          <table:table-cell table:style-name="ce76" office:value-type="float" office:value="35">
            <text:p>35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1]*[.E11]" office:value-type="currency" office:currency="EUR" office:value="1225">
            <text:p>1 22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G11]*[.D11]" office:value-type="currency" office:currency="EUR" office:value="1470">
            <text:p>1 470,00 €</text:p>
          </table:table-cell>
          <table:table-cell table:style-name="ce77" office:value-type="currency" office:currency="EUR" office:value="28.13">
            <text:p>28,13 €</text:p>
          </table:table-cell>
          <table:table-cell table:style-name="ce12" table:formula="of:=[.I11]*[.D11]" office:value-type="currency" office:currency="EUR" office:value="984.55">
            <text:p>984,5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105">
            <text:p>105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140">
            <text:p>14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175">
            <text:p>17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Production d'eau chaude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8" office:value-type="string">
              <text:p>Chauffe-eau électrique 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5">
              <text:p>355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8" office:value-type="string">
              <text:p>Chauffe-eau électrique 10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75">
              <text:p>375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8" office:value-type="string">
              <text:p>Chauffe-eau électrique 1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15">
              <text:p>41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83" office:value-type="string">
            <text:p>2.2</text:p>
          </table:table-cell>
          <table:table-cell table:style-name="ce8" office:value-type="string">
            <text:p>APPAREILS SANITA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208" office:value-type="string">
            <text:p>Prix pose lavabo</text:p>
          </table:table-cell>
          <table:table-cell/>
        </table:table-row>
        <table:table-row table:style-name="ro1">
          <table:table-cell table:style-name="ce83" office:value-type="string">
            <text:p>2.2.1</text:p>
          </table:table-cell>
          <table:table-cell table:style-name="ce70" office:value-type="string">
            <text:p>Faïence sanitai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50">
            <text:p>50,00 €</text:p>
          </table:table-cell>
          <table:table-cell/>
        </table:table-row>
        <table:table-row table:style-name="ro1">
          <table:table-cell table:style-name="ce83" office:value-type="string">
            <text:p>2.2.1.1</text:p>
          </table:table-cell>
          <table:table-cell table:style-name="ce88" office:value-type="string">
            <text:p>ROC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208" office:value-type="string">
            <text:p>Prix pose wc</text:p>
          </table:table-cell>
          <table:table-cell/>
        </table:table-row>
        <table:table-row-group>
          <table:table-row table:style-name="ro1" table:visibility="collapse">
            <table:table-cell table:style-name="ce83"/>
            <table:table-cell table:style-name="ce90" office:value-type="string">
              <text:p>Gamme Element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office:value-type="currency" office:currency="EUR" office:value="150">
              <text:p>150,00 €</text:p>
            </table:table-cell>
            <table:table-cell/>
          </table:table-row>
          <table:table-row table:style-name="ro1" table:visibility="collapse">
            <table:table-cell table:style-name="ce83"/>
            <table:table-cell table:style-name="ce206" office:value-type="string">
              <text:p>Lavabo porcelaine 600*515*22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51+[.T17]" office:value-type="currency" office:currency="EUR" office:value="301">
              <text:p>301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208" office:value-type="string">
              <text:p>Prix pose évier</text:p>
            </table:table-cell>
            <table:table-cell/>
          </table:table-row>
          <table:table-row table:style-name="ro1" table:visibility="collapse">
            <table:table-cell table:style-name="ce83"/>
            <table:table-cell table:style-name="ce206" office:value-type="string">
              <text:p>WC porcelaine avec réservoir 615*370*78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385+299+106)+[.T19]" office:value-type="currency" office:currency="EUR" office:value="940">
              <text:p>94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83"/>
            <table:table-cell table:style-name="ce90" office:value-type="string">
              <text:p>Gamme Girald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table:style-name="ce36" office:value-type="string">
              <text:p>Prix pose robinet monotrou</text:p>
            </table:table-cell>
            <table:table-cell/>
          </table:table-row>
          <table:table-row table:style-name="ro1" table:visibility="collapse">
            <table:table-cell table:style-name="ce83"/>
            <table:table-cell table:style-name="ce206" office:value-type="string">
              <text:p>Lavabo porcelaine s/semi-colonne 630*505*2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77.7+38.6)+[.T17]" office:value-type="currency" office:currency="EUR" office:value="166.3">
              <text:p>166,30 €</text:p>
            </table:table-cell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83"/>
            <table:table-cell table:style-name="ce206" office:value-type="string">
              <text:p>WC porcelaine avec réservoir 680*360*75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19]" office:value-type="currency" office:currency="EUR" office:value="480">
              <text:p>480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208" office:value-type="string">
              <text:p>Prix pose robinet encastré pour douche</text:p>
            </table:table-cell>
            <table:table-cell/>
          </table:table-row>
        </table:table-row-group>
        <table:table-row table:style-name="ro1">
          <table:table-cell table:style-name="ce83"/>
          <table:table-cell table:style-name="ce90" office:value-type="string">
            <text:p>Gamme Victori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100">
            <text:p>100,00 €</text:p>
          </table:table-cell>
          <table:table-cell/>
        </table:table-row>
        <table:table-row table:style-name="ro1">
          <table:table-cell table:style-name="ce83"/>
          <table:table-cell table:style-name="ce206" office:value-type="string">
            <text:p>Lave-mains porcelaine 340*45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(62+64)+[.T17]" office:value-type="currency" office:currency="EUR" office:value="176">
            <text:p>176,00 €</text:p>
          </table:table-cell>
          <table:table-cell table:style-name="ce12" table:formula="of:=[.D26]*[.E26]" office:value-type="currency" office:currency="EUR" office:value="352">
            <text:p>352,00 €</text:p>
          </table:table-cell>
          <table:table-cell table:style-name="ce77" office:value-type="currency" office:currency="EUR" office:value="278">
            <text:p>278,00 €</text:p>
          </table:table-cell>
          <table:table-cell table:style-name="ce12" table:formula="of:=[.G26]*[.D26]" office:value-type="currency" office:currency="EUR" office:value="556">
            <text:p>556,00 €</text:p>
          </table:table-cell>
          <table:table-cell table:style-name="ce77" office:value-type="currency" office:currency="EUR" office:value="333.75">
            <text:p>333,75 €</text:p>
          </table:table-cell>
          <table:table-cell table:style-name="ce12" table:formula="of:=[.I26]*[.D26]" office:value-type="currency" office:currency="EUR" office:value="667.5">
            <text:p>6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0">
            <text:p>10,00 €</text:p>
          </table:table-cell>
          <table:table-cell table:style-name="ce5" table:number-columns-repeated="2"/>
          <table:table-cell table:style-name="ce110" office:value-type="string">
            <text:p>Ref. 325323005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83"/>
            <table:table-cell table:style-name="ce206" office:value-type="string">
              <text:p>Lavabo porcelaine s/semi-colonne 650*510*19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61.9+41.5)+[.T17]" office:value-type="currency" office:currency="EUR" office:value="153.4">
              <text:p>153,4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83"/>
          <table:table-cell table:style-name="ce206" office:value-type="string">
            <text:p>WC porcelaine avec réservoir 605*370*780h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table:formula="of:=(96.4+135+37.5)+[.T19]" office:value-type="currency" office:currency="EUR" office:value="418.9">
            <text:p>418,90 €</text:p>
          </table:table-cell>
          <table:table-cell table:style-name="ce12" table:formula="of:=[.D28]*[.E28]" office:value-type="currency" office:currency="EUR" office:value="1256.7">
            <text:p>1 256,7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G28]*[.D28]" office:value-type="currency" office:currency="EUR" office:value="1260">
            <text:p>1 260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I28]*[.D28]" office:value-type="currency" office:currency="EUR" office:value="1035">
            <text:p>1 03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8]*[.D28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8]*[.D28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8]*[.D28]" office:value-type="currency" office:currency="EUR" office:value="15">
            <text:p>15,00 €</text:p>
          </table:table-cell>
          <table:table-cell table:style-name="ce5" table:number-columns-repeated="2"/>
          <table:table-cell office:value-type="string">
            <text:p>Ref. 342392000+822853+801390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83"/>
            <table:table-cell table:style-name="ce88" office:value-type="string">
              <text:p>DURAVIT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90" office:value-type="string">
              <text:p>Gamme Starck 1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Lavabo porcelaine Ø58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557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7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9520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7" office:value-type="string">
              <text:p>Cache-siphon avec porte-serviettes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86353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Lavabo porcelaine Ø46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7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658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WC porcelaine avec réservoir 640*415*104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23309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0" office:value-type="string">
              <text:p>Gamme Starck 3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Lavabo porcelaine <text:s/>600*545*16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30960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WC porcelaine avec réservoir 655*360*8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12809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70" office:value-type="string">
              <text:p>Robinetteri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8" office:value-type="string">
              <text:p>ROC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90" office:value-type="string">
              <text:p>Gamme Loft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25]" office:value-type="currency" office:currency="EUR" office:value="430">
              <text:p>43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1343C00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0" office:value-type="string">
              <text:p>Gamme Kendo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6+[.T23]" office:value-type="currency" office:currency="EUR" office:value="296">
              <text:p>296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3058..0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50+[.T25]" office:value-type="currency" office:currency="EUR" office:value="450">
              <text:p>45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2058..0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0" office:value-type="string">
              <text:p>Gamme Logica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5+[.T23]" office:value-type="currency" office:currency="EUR" office:value="185">
              <text:p>185,0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6+[.T25]" office:value-type="currency" office:currency="EUR" office:value="236">
              <text:p>236,00 €</text:p>
            </table:table-cell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9]*[.D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9]*[.D4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9]*[.D4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9]*[.D4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1+[.T23]" office:value-type="currency" office:currency="EUR" office:value="191">
              <text:p>191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0]*[.D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0]*[.D5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90" office:value-type="string">
              <text:p>Gamme Victoria plus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3+[.T23]" office:value-type="currency" office:currency="EUR" office:value="133">
              <text:p>133,00 €</text:p>
            </table:table-cell>
            <table:table-cell table:style-name="ce12" table:formula="of:=[.D52]*[.E5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2]*[.D5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2]*[.D5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2]*[.D5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2]*[.D5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2]*[.D5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9.6+[.T25]" office:value-type="currency" office:currency="EUR" office:value="179.6">
              <text:p>179,60 €</text:p>
            </table:table-cell>
            <table:table-cell table:style-name="ce12" table:formula="of:=[.D53]*[.E5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3]*[.D5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3]*[.D5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3]*[.D5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3]*[.D5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3]*[.D5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93.5+[.T23]" office:value-type="currency" office:currency="EUR" office:value="143.5">
              <text:p>143,50 €</text:p>
            </table:table-cell>
            <table:table-cell table:style-name="ce12" table:formula="of:=[.D54]*[.E5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4]*[.D5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4]*[.D5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4]*[.D5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4]*[.D5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4]*[.D5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88" office:value-type="string">
              <text:p>GROHE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90" office:value-type="string">
              <text:p>Gamme Essence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/>
            <table:table-cell table:style-name="ce209" office:value-type="string">
              <text:p>MEILLEUR CHOIX!</text:p>
            </table:table-cell>
            <table:table-cell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51+[.T23]" office:value-type="currency" office:currency="EUR" office:value="201">
              <text:p>201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7]*[.D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7]*[.D5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7]*[.D5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7]*[.D5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562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monocommande lavabo rehauss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8+[.T23]" office:value-type="currency" office:currency="EUR" office:value="298">
              <text:p>298,0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247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monocommand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76+[.T25]" office:value-type="currency" office:currency="EUR" office:value="276">
              <text:p>276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636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20+[.T25]" office:value-type="currency" office:currency="EUR" office:value="320">
              <text:p>320,00 €</text:p>
            </table:table-cell>
            <table:table-cell table:style-name="ce12" table:formula="of:=[.D60]*[.E6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0]*[.D6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264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0" office:value-type="string">
              <text:p>Gamme Concetto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8+[.T23]" office:value-type="currency" office:currency="EUR" office:value="198">
              <text:p>198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2]*[.D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2]*[.D6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629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0" office:value-type="string">
              <text:p>Gamme Atrio</text:p>
            </table:table-cell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7+[.T23]" office:value-type="currency" office:currency="EUR" office:value="457">
              <text:p>457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4]*[.D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4]*[.D64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042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603+[.T25]" office:value-type="currency" office:currency="EUR" office:value="703">
              <text:p>703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5]*[.D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5]*[.D6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4010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500+[.T25]" office:value-type="currency" office:currency="EUR" office:value="600">
              <text:p>600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6]*[.D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6]*[.D6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5010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1+[.T23]" office:value-type="currency" office:currency="EUR" office:value="451">
              <text:p>451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7]*[.D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7]*[.D6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1033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0" office:value-type="string">
              <text:p>Gamme Eurosmart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3]" office:value-type="currency" office:currency="EUR" office:value="138">
              <text:p>138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926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5]" office:value-type="currency" office:currency="EUR" office:value="188">
              <text:p>188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172</text:p>
            </table:table-cell>
            <table:table-cell table:number-columns-repeated="2"/>
          </table:table-row>
        </table:table-row-group>
        <table:table-row table:style-name="ro1">
          <table:table-cell table:style-name="ce83" office:value-type="string">
            <text:p>2.2.1.2</text:p>
          </table:table-cell>
          <table:table-cell table:style-name="ce88" office:value-type="string">
            <text:p>PRESTO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83"/>
            <table:table-cell table:style-name="ce206" office:value-type="string">
              <text:p>Robinet temporisé 504 mural pour lavabo</text:p>
            </table:table-cell>
            <table:table-cell table:style-name="ce73" office:value-type="string">
              <text:p>U</text:p>
            </table:table-cell>
            <table:table-cell table:style-name="ce76" office:value-type="string">
              <text:p>PM</text:p>
            </table:table-cell>
            <table:table-cell table:style-name="ce12" table:formula="of:=195" office:value-type="currency" office:currency="EUR" office:value="195">
              <text:p>195,00 €</text:p>
            </table:table-cell>
            <table:table-cell table:style-name="ce5" table:number-columns-repeated="13"/>
            <table:table-cell table:number-columns-repeated="3"/>
          </table:table-row>
        </table:table-row-group>
        <table:table-row table:style-name="ro1">
          <table:table-cell table:style-name="ce83"/>
          <table:table-cell table:style-name="ce206" office:value-type="string">
            <text:p>Robinet temporisé 605 sur plage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195+50" office:value-type="currency" office:currency="EUR" office:value="245">
            <text:p>245,00 €</text:p>
          </table:table-cell>
          <table:table-cell table:style-name="ce12" table:formula="of:=[.D73]*[.E73]" office:value-type="currency" office:currency="EUR" office:value="490">
            <text:p>490,00 €</text:p>
          </table:table-cell>
          <table:table-cell table:style-name="ce77" office:value-type="currency" office:currency="EUR" office:value="177">
            <text:p>177,00 €</text:p>
          </table:table-cell>
          <table:table-cell table:style-name="ce12" table:formula="of:=[.G73]*[.D73]" office:value-type="currency" office:currency="EUR" office:value="354">
            <text:p>354,00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I73]*[.D73]" office:value-type="currency" office:currency="EUR" office:value="145">
            <text:p>14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3]*[.D73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3]*[.D73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3]*[.D73]" office:value-type="currency" office:currency="EUR" office:value="10">
            <text:p>10,00 €</text:p>
          </table:table-cell>
          <table:table-cell table:style-name="ce5" table:number-columns-repeated="2"/>
          <table:table-cell office:value-type="string">
            <text:p>WC handicapés et bureaux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2.2.1.3</text:p>
          </table:table-cell>
          <table:table-cell table:style-name="ce88" office:value-type="string">
            <text:p>Robinetterie standard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83"/>
            <table:table-cell table:style-name="ce206" office:value-type="string">
              <text:p>Robinet laiton Ø1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5">
              <text:p>85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5]*[.D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5]*[.D7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Robinet laiton Ø15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0">
              <text:p>9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6]*[.D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6]*[.D7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83"/>
          <table:table-cell table:style-name="ce206" office:value-type="string">
            <text:p>Robinet laiton 15x21 mm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77]*[.E77]" office:value-type="currency" office:currency="EUR" office:value="360">
            <text:p>360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77]*[.D77]" office:value-type="currency" office:currency="EUR" office:value="112">
            <text:p>112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77]*[.D77]" office:value-type="currency" office:currency="EUR" office:value="140">
            <text:p>1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7]*[.D77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7]*[.D77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7]*[.D77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83"/>
            <table:table-cell table:style-name="ce206" office:value-type="string">
              <text:p>Robinet laiton Ø2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">
              <text:p>95,00 €</text:p>
            </table:table-cell>
            <table:table-cell table:style-name="ce12" table:formula="of:=[.D78]*[.E7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8]*[.D7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8]*[.D7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8]*[.D7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8]*[.D7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8]*[.D7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83" office:value-type="string">
            <text:p>2.2.1.4</text:p>
          </table:table-cell>
          <table:table-cell table:style-name="ce70" office:value-type="string">
            <text:p>Alimentations EF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/>
          <table:table-cell table:style-name="ce206" office:value-type="string">
            <text:p>Alimentation EF pour WC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80]*[.E80]" office:value-type="currency" office:currency="EUR" office:value="165">
            <text:p>165,00 €</text:p>
          </table:table-cell>
          <table:table-cell table:style-name="ce77" office:value-type="currency" office:currency="EUR" office:value="187">
            <text:p>187,00 €</text:p>
          </table:table-cell>
          <table:table-cell table:style-name="ce12" table:formula="of:=[.G80]*[.D80]" office:value-type="currency" office:currency="EUR" office:value="561">
            <text:p>561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I80]*[.D80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0]*[.D80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0]*[.D80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0]*[.D80]" office:value-type="currency" office:currency="EUR" office:value="15">
            <text:p>1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83"/>
            <table:table-cell table:style-name="ce206" office:value-type="string">
              <text:p>Alimentation EF pour Lave-vaissel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1]*[.D8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Alimentation EF pour Lave-li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2]*[.E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2]*[.D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2]*[.D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2]*[.D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2]*[.D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2]*[.D8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Alimentation EF pour refrigérateur américain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3]*[.D8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83" office:value-type="string">
            <text:p>2.3</text:p>
          </table:table-cell>
          <table:table-cell table:style-name="ce8" office:value-type="string">
            <text:p>EU/EV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83"/>
            <table:table-cell table:style-name="ce70" office:value-type="string">
              <text:p>Siphons de sol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SS BLUCHER carré inox EUØ32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6]*[.D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6]*[.D8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6]*[.D8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6]*[.D8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32</text:p>
            </table:table-cell>
            <table:table-cell/>
            <table:table-cell office:value-type="string">
              <text:p>WC handicapés</text:p>
            </table:table-cell>
          </table:table-row>
          <table:table-row table:style-name="ro1" table:visibility="collapse">
            <table:table-cell table:style-name="ce83"/>
            <table:table-cell table:style-name="ce206" office:value-type="string">
              <text:p>SS BLUCHER carré inox EUØ50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7]*[.E8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7]*[.D8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7]*[.D8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7]*[.D8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7]*[.D8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7]*[.D8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50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SS BLUCHER carré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8]*[.E8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8]*[.D8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8]*[.D8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8]*[.D8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8]*[.D8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8]*[.D8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75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206" office:value-type="string">
              <text:p>SS BLUCHER triangle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9]*[.E8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9]*[.D8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9]*[.D8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9]*[.D8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9]*[.D8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9]*[.D8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10 370 075</text:p>
            </table:table-cell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70" office:value-type="string">
              <text:p>Caniveaux de douch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CD NICOLL inox 306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1]*[.E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1]*[.D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1]*[.D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1]*[.D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1]*[.D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1]*[.D9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83"/>
            <table:table-cell table:style-name="ce206" office:value-type="string">
              <text:p>CD BLUCHER inox 306L 3m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2]*[.E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2]*[.D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2]*[.D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2]*[.D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2]*[.D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2]*[.D9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697 004 030</text:p>
            </table:table-cell>
            <table:table-cell table:number-columns-repeated="2"/>
          </table:table-row>
        </table:table-row-group>
        <table:table-row table:style-name="ro1">
          <table:table-cell table:style-name="ce83" office:value-type="string">
            <text:p>2.3.1</text:p>
          </table:table-cell>
          <table:table-cell table:style-name="ce88" office:value-type="string">
            <text:p>Réseau d’évacuation en PVC</text:p>
          </table:table-cell>
          <table:table-cell table:style-name="ce73" office:value-type="string">
            <text:p>Ml</text:p>
          </table:table-cell>
          <table:table-cell table:style-name="ce76" table:formula="of:=(14+2.5+1.7+1.7+0.7)+9.3+(1.5+0.5)" office:value-type="float" office:value="31.9">
            <text:p>31,90</text:p>
          </table:table-cell>
          <table:table-cell table:style-name="ce12" office:value-type="currency" office:currency="EUR" office:value="13">
            <text:p>13,00 €</text:p>
          </table:table-cell>
          <table:table-cell table:style-name="ce12" table:formula="of:=[.D93]*[.E93]" office:value-type="currency" office:currency="EUR" office:value="414.7">
            <text:p>414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93]*[.D93]" office:value-type="currency" office:currency="EUR" office:value="1116.5">
            <text:p>1 116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93]*[.D93]" office:value-type="currency" office:currency="EUR" office:value="1116.5">
            <text:p>1 116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3]*[.D93]" office:value-type="currency" office:currency="EUR" office:value="95.7">
            <text:p>95,7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3]*[.D93]" office:value-type="currency" office:currency="EUR" office:value="127.6">
            <text:p>127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3]*[.D93]" office:value-type="currency" office:currency="EUR" office:value="159.5">
            <text:p>159,5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83" office:value-type="string">
            <text:p>2.3.2</text:p>
          </table:table-cell>
          <table:table-cell table:style-name="ce88" office:value-type="string">
            <text:p>Raccordement sur regard en pied de bâtime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94]*[.E94]" office:value-type="currency" office:currency="EUR" office:value="750">
            <text:p>750,00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G94]*[.D94]" office:value-type="currency" office:currency="EUR" office:value="260">
            <text:p>260,00 €</text:p>
          </table:table-cell>
          <table:table-cell table:style-name="ce77" office:value-type="currency" office:currency="EUR" office:value="518.75">
            <text:p>518,75 €</text:p>
          </table:table-cell>
          <table:table-cell table:style-name="ce12" table:formula="of:=[.I94]*[.D94]" office:value-type="currency" office:currency="EUR" office:value="518.75">
            <text:p>518,7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4]*[.D94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4]*[.D9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4]*[.D94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83" office:value-type="string">
            <text:p>2.4</text:p>
          </table:table-cell>
          <table:table-cell table:style-name="ce8" office:value-type="string">
            <text:p>VENTILATION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2.4.1</text:p>
          </table:table-cell>
          <table:table-cell table:style-name="ce88" office:value-type="string">
            <text:p>Ventilation naturelle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2.4.1</text:p>
          </table:table-cell>
          <table:table-cell table:style-name="ce90" office:value-type="string">
            <text:p>ventilation naturelle dans WC handicapé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7]*[.E97]" office:value-type="currency" office:currency="EUR" office:value="120">
            <text:p>12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G97]*[.D97]" office:value-type="currency" office:currency="EUR" office:value="430">
            <text:p>43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7]*[.D97]" office:value-type="currency" office:currency="EUR" office:value="170">
            <text:p>1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7]*[.D97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7]*[.D97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7]*[.D97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83" office:value-type="string">
            <text:p>2.4.1</text:p>
          </table:table-cell>
          <table:table-cell table:style-name="ce90" office:value-type="string">
            <text:p>ventilation naturelle doublage dans salle polyvale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8]*[.E98]" office:value-type="currency" office:currency="EUR" office:value="240">
            <text:p>240,00 €</text:p>
          </table:table-cell>
          <table:table-cell table:style-name="ce77" office:value-type="currency" office:currency="EUR" office:value="235">
            <text:p>235,00 €</text:p>
          </table:table-cell>
          <table:table-cell table:style-name="ce12" table:formula="of:=[.G98]*[.D98]" office:value-type="currency" office:currency="EUR" office:value="940">
            <text:p>94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8]*[.D98]" office:value-type="currency" office:currency="EUR" office:value="340">
            <text:p>3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8]*[.D98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8]*[.D98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8]*[.D98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83" office:value-type="string">
            <text:p>2.4.2</text:p>
          </table:table-cell>
          <table:table-cell table:style-name="ce88" office:value-type="string">
            <text:p>VMC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2.4.2.1</text:p>
          </table:table-cell>
          <table:table-cell table:style-name="ce90" office:value-type="string">
            <text:p>VMC dans WC y/c raccordements sur extérieur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60">
            <text:p>760,00 €</text:p>
          </table:table-cell>
          <table:table-cell table:style-name="ce12" table:formula="of:=[.D100]*[.E100]" office:value-type="currency" office:currency="EUR" office:value="760">
            <text:p>760,00 €</text:p>
          </table:table-cell>
          <table:table-cell table:style-name="ce77" office:value-type="currency" office:currency="EUR" office:value="2300">
            <text:p>2 300,00 €</text:p>
          </table:table-cell>
          <table:table-cell table:style-name="ce12" table:formula="of:=[.G100]*[.D100]" office:value-type="currency" office:currency="EUR" office:value="2300">
            <text:p>2 300,00 €</text:p>
          </table:table-cell>
          <table:table-cell table:style-name="ce77" office:value-type="currency" office:currency="EUR" office:value="1357.5">
            <text:p>1 357,50 €</text:p>
          </table:table-cell>
          <table:table-cell table:style-name="ce12" table:formula="of:=[.I100]*[.D100]" office:value-type="currency" office:currency="EUR" office:value="1357.5">
            <text:p>1 35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0]*[.D100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0]*[.D100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0]*[.D100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83" office:value-type="string">
            <text:p>2.5</text:p>
          </table:table-cell>
          <table:table-cell table:style-name="ce8" office:value-type="string">
            <text:p>PROTECTION INCENDIE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2.5.1</text:p>
          </table:table-cell>
          <table:table-cell table:style-name="ce70" office:value-type="string">
            <text:p>plan d'intervent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102]*[.E102]" office:value-type="currency" office:currency="EUR" office:value="600">
            <text:p>600,00 €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G102]*[.D102]" office:value-type="currency" office:currency="EUR" office:value="790">
            <text:p>790,00 €</text:p>
          </table:table-cell>
          <table:table-cell table:style-name="ce77" office:value-type="currency" office:currency="EUR" office:value="306.25">
            <text:p>306,25 €</text:p>
          </table:table-cell>
          <table:table-cell table:style-name="ce12" table:formula="of:=[.I102]*[.D102]" office:value-type="currency" office:currency="EUR" office:value="612.5">
            <text:p>61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2]*[.D102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2]*[.D102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2]*[.D102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83" office:value-type="string">
            <text:p>2.5.2</text:p>
          </table:table-cell>
          <table:table-cell table:style-name="ce70" office:value-type="string">
            <text:p>extincte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83" office:value-type="string">
            <text:p>2.5.2.1</text:p>
          </table:table-cell>
          <table:table-cell table:style-name="ce88" office:value-type="string">
            <text:p>Extincteur 6L ou 6Kg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20">
            <text:p>220,00 €</text:p>
          </table:table-cell>
          <table:table-cell table:style-name="ce12" table:formula="of:=[.D104]*[.E104]" office:value-type="currency" office:currency="EUR" office:value="440">
            <text:p>440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G104]*[.D104]" office:value-type="currency" office:currency="EUR" office:value="310">
            <text:p>310,00 €</text:p>
          </table:table-cell>
          <table:table-cell table:style-name="ce77" office:value-type="currency" office:currency="EUR" office:value="236.25">
            <text:p>236,25 €</text:p>
          </table:table-cell>
          <table:table-cell table:style-name="ce12" table:formula="of:=[.I104]*[.D104]" office:value-type="currency" office:currency="EUR" office:value="472.5">
            <text:p>47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4]*[.D104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4]*[.D104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4]*[.D104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1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04])" office:value-type="currency" office:currency="EUR" office:value="10173.4">
            <text:p>10 173,40 €</text:p>
          </table:table-cell>
          <table:table-cell table:style-name="ce19"/>
          <table:table-cell table:style-name="ce19" table:formula="of:=SUM([.H3:.H104])" office:value-type="currency" office:currency="EUR" office:value="13739.5">
            <text:p>13 739,50 €</text:p>
          </table:table-cell>
          <table:table-cell table:style-name="ce19"/>
          <table:table-cell table:style-name="ce19" table:formula="of:=SUM([.J3:.J104])" office:value-type="currency" office:currency="EUR" office:value="10414.8">
            <text:p>10 414,80 €</text:p>
          </table:table-cell>
          <table:table-cell table:style-name="ce19"/>
          <table:table-cell table:style-name="ce19" table:formula="of:=SUM([.L3:.L104])" office:value-type="currency" office:currency="EUR" office:value="290.7">
            <text:p>290,70 €</text:p>
          </table:table-cell>
          <table:table-cell table:style-name="ce19"/>
          <table:table-cell table:style-name="ce19" table:formula="of:=SUM([.N3:.N104])" office:value-type="currency" office:currency="EUR" office:value="387.6">
            <text:p>387,60 €</text:p>
          </table:table-cell>
          <table:table-cell table:style-name="ce19"/>
          <table:table-cell table:style-name="ce19" table:formula="of:=SUM([.P3:.P104])" office:value-type="currency" office:currency="EUR" office:value="484.5">
            <text:p>484,50 €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07" office:value-type="string">
            <text:p>rapport offre entreprise / estim Moe :</text:p>
          </table:table-cell>
          <table:table-cell table:style-name="ce78" table:formula="of:=[.H106]/[.F106]" office:value-type="percentage" office:value="1.35053177895296">
            <text:p>135,05%</text:p>
          </table:table-cell>
          <table:table-cell/>
          <table:table-cell table:style-name="ce78" table:formula="of:=[.J106]/[.F106]" office:value-type="percentage" office:value="1.0237285469951">
            <text:p>102,37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450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12 climatisation" table:style-name="ta20" table:print="false">
        <table:table-column table:style-name="co1" table:default-cell-style-name="ce173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3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72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72" office:value-type="float" office:value="1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72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D5]*[.E5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72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72" office:value-type="string">
            <text:p>2</text:p>
          </table:table-cell>
          <table:table-cell table:style-name="ce6" office:value-type="string">
            <text:p>CLIMATISA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72" office:value-type="string">
            <text:p>2.1</text:p>
          </table:table-cell>
          <table:table-cell table:style-name="ce8" office:value-type="string">
            <text:p>Blocs climatiseurs "split system" mural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72" office:value-type="string">
            <text:p>2.1.1</text:p>
          </table:table-cell>
          <table:table-cell table:style-name="ce70" office:value-type="string">
            <text:p>bureaux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9]*[.E9]" office:value-type="currency" office:currency="EUR" office:value="3600">
            <text:p>3 6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6">
            <text:p>6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12">
            <text:p>1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18">
            <text:p>18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24">
            <text:p>2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30">
            <text:p>30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72" office:value-type="string">
            <text:p>2.1.2</text:p>
          </table:table-cell>
          <table:table-cell table:style-name="ce70" office:value-type="string">
            <text:p>salle de réun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10]*[.E10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2">
            <text:p>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4">
            <text:p>4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12" table:number-columns-repeated="2"/>
          <table:table-cell table:number-columns-repeated="3"/>
        </table:table-row>
        <table:table-row-group>
          <table:table-row table:style-name="ro1">
            <table:table-cell table:style-name="ce172"/>
            <table:table-cell table:style-name="ce8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72"/>
            <table:table-cell table:style-name="ce8"/>
            <table:table-cell table:style-name="ce73"/>
            <table:table-cell table:style-name="ce91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>
            <table:table-cell table:style-name="ce172"/>
            <table:table-cell table:style-name="ce8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72"/>
            <table:table-cell table:style-name="ce8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72"/>
            <table:table-cell table:style-name="ce8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])" office:value-type="currency" office:currency="EUR" office:value="6000">
            <text:p>6 000,00 €</text:p>
          </table:table-cell>
          <table:table-cell table:style-name="ce19"/>
          <table:table-cell table:style-name="ce19" table:formula="of:=SUM([.H3:.H15])" office:value-type="currency" office:currency="EUR" office:value="9">
            <text:p>9,00 €</text:p>
          </table:table-cell>
          <table:table-cell table:style-name="ce19"/>
          <table:table-cell table:style-name="ce19" table:formula="of:=SUM([.J3:.J15])" office:value-type="currency" office:currency="EUR" office:value="18">
            <text:p>18,00 €</text:p>
          </table:table-cell>
          <table:table-cell table:style-name="ce19"/>
          <table:table-cell table:style-name="ce19" table:formula="of:=SUM([.L3:.L15])" office:value-type="currency" office:currency="EUR" office:value="27">
            <text:p>27,00 €</text:p>
          </table:table-cell>
          <table:table-cell table:style-name="ce19"/>
          <table:table-cell table:style-name="ce19" table:formula="of:=SUM([.N3:.N15])" office:value-type="currency" office:currency="EUR" office:value="36">
            <text:p>36,00 €</text:p>
          </table:table-cell>
          <table:table-cell table:style-name="ce19"/>
          <table:table-cell table:style-name="ce19" table:formula="of:=SUM([.P3:.P15])" office:value-type="currency" office:currency="EUR" office:value="45">
            <text:p>45,00 €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13 electricité" table:style-name="ta28" table:print="false">
        <office:forms form:automatic-focus="false" form:apply-design-mode="false"/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-group table:display="false">
          <table:table-column table:style-name="co4" table:visibility="collapse" table:number-columns-repeated="2" table:default-cell-style-name="Default"/>
        </table:table-column-group>
        <table:table-column-group table:display="false">
          <table:table-column table:style-name="co6" table:visibility="collapse" table:number-columns-repeated="2" table:default-cell-style-name="Default"/>
        </table:table-column-group>
        <table:table-column table:style-name="co6" table:number-columns-repeated="2" table:default-cell-style-name="Default"/>
        <table:table-column-group table:display="false">
          <table:table-column table:style-name="co14" table:visibility="collapse" table:number-columns-repeated="6" table:default-cell-style-name="Default"/>
        </table:table-column-group>
        <table:table-column table:style-name="co14" table:number-columns-repeated="3" table:default-cell-style-name="Default"/>
        <table:table-column table:style-name="co6" table:number-columns-repeated="9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IRELEC</text:p>
          </table:table-cell>
          <table:covered-table-cell table:style-name="ce1"/>
          <table:table-cell table:style-name="ce1" office:value-type="string" table:number-columns-spanned="2" table:number-rows-spanned="1">
            <text:p>ENT. IDEM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8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83" office:value-type="string">
            <text:p>1.1.</text:p>
          </table:table-cell>
          <table:table-cell table:style-name="ce8" office:value-type="string">
            <text:p>Études d’exécution (EXE)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G5]*[.D5]" office:value-type="currency" office:currency="EUR" office:value="900">
            <text:p>900,00 €</text:p>
          </table:table-cell>
          <table:table-cell table:style-name="ce77" office:value-type="currency" office:currency="EUR" office:value="1290">
            <text:p>1 290,00 €</text:p>
          </table:table-cell>
          <table:table-cell table:style-name="ce12" table:formula="of:=[.I5]*[.D5]" office:value-type="currency" office:currency="EUR" office:value="1290">
            <text:p>1 29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number-columns-repeated="2" table:style-name="ce69" office:value-type="percentage" office:value="1">
            <text:p>100,00%</text:p>
          </table:table-cell>
          <table:table-cell table:style-name="ce12" table:formula="of:=[.J5]*([.R5]-[.Q5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83" office:value-type="string">
            <text:p>2</text:p>
          </table:table-cell>
          <table:table-cell table:style-name="ce6" office:value-type="string">
            <text:p>ELECTRIC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9"/>
        </table:table-row>
        <table:table-row table:style-name="ro10">
          <table:table-cell table:style-name="ce83" office:value-type="string">
            <text:p>2.1</text:p>
          </table:table-cell>
          <table:table-cell table:style-name="ce8" office:value-type="string">
            <text:p>Fourreautage, saignées, réservations, fouilles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8]*[.E8]" office:value-type="currency" office:currency="EUR" office:value="1000">
            <text:p>1 0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8]*[.D8]" office:value-type="currency" office:currency="EUR" office:value="1500">
            <text:p>1 50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I8]*[.D8]" office:value-type="currency" office:currency="EUR" office:value="1650">
            <text:p>1 650,00 €</text:p>
          </table:table-cell>
          <table:table-cell table:style-name="ce77"/>
          <table:table-cell table:style-name="ce12" table:formula="of:=[.K8]*[.D8]" office:value-type="currency" office:currency="EUR" office:value="0">
            <text:p>0,00 €</text:p>
          </table:table-cell>
          <table:table-cell table:style-name="ce77"/>
          <table:table-cell table:style-name="ce12" table:formula="of:=[.M8]*[.D8]" office:value-type="currency" office:currency="EUR" office:value="0">
            <text:p>0,00 €</text:p>
          </table:table-cell>
          <table:table-cell table:style-name="ce77"/>
          <table:table-cell table:style-name="ce12" table:formula="of:=[.O8]*[.D8]" office:value-type="currency" office:currency="EUR" office:value="0">
            <text:p>0,00 €</text:p>
          </table:table-cell>
          <table:table-cell table:number-columns-repeated="2" table:style-name="ce69" office:value-type="percentage" office:value="1">
            <text:p>100,00%</text:p>
          </table:table-cell>
          <table:table-cell table:style-name="ce12" table:formula="of:=[.J8]*([.R8]-[.Q8])" office:value-type="currency" office:currency="EUR" office:value="0">
            <text:p>0,00 €</text:p>
          </table:table-cell>
          <table:table-cell table:number-columns-repeated="9"/>
        </table:table-row>
        <table:table-row table:style-name="ro10">
          <table:table-cell table:style-name="ce83" office:value-type="string">
            <text:p>2.2</text:p>
          </table:table-cell>
          <table:table-cell table:style-name="ce8" office:value-type="string">
            <text:p>Fourniture et mise en place alimentation tableau général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9]*[.E9]" office:value-type="currency" office:currency="EUR" office:value="500">
            <text:p>5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9]*[.D9]" office:value-type="currency" office:currency="EUR" office:value="500">
            <text:p>500,00 €</text:p>
          </table:table-cell>
          <table:table-cell table:style-name="ce77" office:value-type="currency" office:currency="EUR" office:value="816">
            <text:p>816,00 €</text:p>
          </table:table-cell>
          <table:table-cell table:style-name="ce12" table:formula="of:=[.I9]*[.D9]" office:value-type="currency" office:currency="EUR" office:value="816">
            <text:p>816,00 €</text:p>
          </table:table-cell>
          <table:table-cell table:style-name="ce77"/>
          <table:table-cell table:style-name="ce12" table:formula="of:=[.K9]*[.D9]" office:value-type="currency" office:currency="EUR" office:value="0">
            <text:p>0,00 €</text:p>
          </table:table-cell>
          <table:table-cell table:style-name="ce77"/>
          <table:table-cell table:style-name="ce12" table:formula="of:=[.M9]*[.D9]" office:value-type="currency" office:currency="EUR" office:value="0">
            <text:p>0,00 €</text:p>
          </table:table-cell>
          <table:table-cell table:style-name="ce77"/>
          <table:table-cell table:style-name="ce12" table:formula="of:=[.O9]*[.D9]" office:value-type="currency" office:currency="EUR" office:value="0">
            <text:p>0,00 €</text:p>
          </table:table-cell>
          <table:table-cell table:number-columns-repeated="2" table:style-name="ce69" office:value-type="percentage" office:value="0.8">
            <text:p>80,00%</text:p>
          </table:table-cell>
          <table:table-cell table:style-name="ce12" table:formula="of:=[.J9]*([.R9]-[.Q9])" office:value-type="currency" office:currency="EUR" office:value="0">
            <text:p>0,00 €</text:p>
          </table:table-cell>
          <table:table-cell table:number-columns-repeated="9"/>
        </table:table-row>
        <table:table-row table:style-name="ro10">
          <table:table-cell table:style-name="ce83" office:value-type="string">
            <text:p>2.3</text:p>
          </table:table-cell>
          <table:table-cell table:style-name="ce8" office:value-type="string">
            <text:p>Réseau et prise de terr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0]*[.E10]" office:value-type="currency" office:currency="EUR" office:value="700">
            <text:p>7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10]*[.D10]" office:value-type="currency" office:currency="EUR" office:value="500">
            <text:p>500,00 €</text:p>
          </table:table-cell>
          <table:table-cell table:style-name="ce77" office:value-type="currency" office:currency="EUR" office:value="330">
            <text:p>330,00 €</text:p>
          </table:table-cell>
          <table:table-cell table:style-name="ce12" table:formula="of:=[.I10]*[.D10]" office:value-type="currency" office:currency="EUR" office:value="330">
            <text:p>330,00 €</text:p>
          </table:table-cell>
          <table:table-cell table:style-name="ce77"/>
          <table:table-cell table:style-name="ce12" table:formula="of:=[.K10]*[.D10]" office:value-type="currency" office:currency="EUR" office:value="0">
            <text:p>0,00 €</text:p>
          </table:table-cell>
          <table:table-cell table:style-name="ce77"/>
          <table:table-cell table:style-name="ce12" table:formula="of:=[.M10]*[.D10]" office:value-type="currency" office:currency="EUR" office:value="0">
            <text:p>0,00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J10]*([.R10]-[.Q10])" office:value-type="currency" office:currency="EUR" office:value="0">
            <text:p>0,00 €</text:p>
          </table:table-cell>
          <table:table-cell table:number-columns-repeated="9"/>
        </table:table-row>
        <table:table-row table:style-name="ro10">
          <table:table-cell table:style-name="ce83" office:value-type="string">
            <text:p>2.4</text:p>
          </table:table-cell>
          <table:table-cell table:style-name="ce8" office:value-type="string">
            <text:p>Fourniture et pose tableau général (rep. TG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00">
            <text:p>1 700,00 €</text:p>
          </table:table-cell>
          <table:table-cell table:style-name="ce12" table:formula="of:=[.D11]*[.E11]" office:value-type="currency" office:currency="EUR" office:value="1700">
            <text:p>1 700,00 €</text:p>
          </table:table-cell>
          <table:table-cell table:style-name="ce77" office:value-type="currency" office:currency="EUR" office:value="4230">
            <text:p>4 230,00 €</text:p>
          </table:table-cell>
          <table:table-cell table:style-name="ce12" table:formula="of:=[.G11]*[.D11]" office:value-type="currency" office:currency="EUR" office:value="4230">
            <text:p>4 230,00 €</text:p>
          </table:table-cell>
          <table:table-cell table:style-name="ce77" office:value-type="currency" office:currency="EUR" office:value="1333.5">
            <text:p>1 333,50 €</text:p>
          </table:table-cell>
          <table:table-cell table:style-name="ce12" table:formula="of:=[.I11]*[.D11]" office:value-type="currency" office:currency="EUR" office:value="1333.5">
            <text:p>1 333,5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number-columns-repeated="2" table:style-name="ce69" office:value-type="percentage" office:value="0.5">
            <text:p>50,00%</text:p>
          </table:table-cell>
          <table:table-cell table:style-name="ce12" table:formula="of:=[.J11]*([.R11]-[.Q11])" office:value-type="currency" office:currency="EUR" office:value="0">
            <text:p>0,00 €</text:p>
          </table:table-cell>
          <table:table-cell table:number-columns-repeated="9"/>
        </table:table-row>
        <table:table-row-group>
          <table:table-row table:style-name="ro10" table:visibility="collapse">
            <table:table-cell table:style-name="ce83"/>
            <table:table-cell table:style-name="ce8" office:value-type="string">
              <text:p>Coupure d'urgence (rep. CU)</text:p>
            </table:table-cell>
            <table:table-cell table:style-name="ce73" office:value-type="string">
              <text:p>Ens</text:p>
            </table:table-cell>
            <table:table-cell table:style-name="ce76"/>
            <table:table-cell table:style-name="ce12" office:value-type="currency" office:currency="EUR" office:value="650">
              <text:p>650,00 €</text:p>
            </table:table-cell>
            <table:table-cell table:style-name="ce12" table:formula="of:=[.D12]*[.E1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]*[.D1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K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M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O12]*[.D12]" office:value-type="currency" office:currency="EUR" office:value="0">
              <text:p>0,00 €</text:p>
            </table:table-cell>
            <table:table-cell table:number-columns-repeated="2" table:style-name="ce69" office:value-type="percentage" office:value="0">
              <text:p>0,00%</text:p>
            </table:table-cell>
            <table:table-cell table:style-name="ce12" table:formula="of:=[.J12]*([.R12]-[.Q12])" office:value-type="currency" office:currency="EUR" office:value="0">
              <text:p>0,00 €</text:p>
            </table:table-cell>
            <table:table-cell table:number-columns-repeated="9"/>
          </table:table-row>
        </table:table-row-group>
        <table:table-row table:style-name="ro10">
          <table:table-cell table:style-name="ce83" office:value-type="string">
            <text:p>2.5</text:p>
          </table:table-cell>
          <table:table-cell table:style-name="ce8" office:value-type="string">
            <text:p>Fourniture et pose tableau divisionnaire (rep. TD)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13]*[.E13]" office:value-type="currency" office:currency="EUR" office:value="1950">
            <text:p>1 9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3]*[.D13]" office:value-type="currency" office:currency="EUR" office:value="2250">
            <text:p>2 250,00 €</text:p>
          </table:table-cell>
          <table:table-cell table:style-name="ce77" office:value-type="currency" office:currency="EUR" office:value="1052.4">
            <text:p>1 052,40 €</text:p>
          </table:table-cell>
          <table:table-cell table:style-name="ce12" table:formula="of:=[.I13]*[.D13]" office:value-type="currency" office:currency="EUR" office:value="3157.2">
            <text:p>3 157,20 €</text:p>
          </table:table-cell>
          <table:table-cell table:style-name="ce77"/>
          <table:table-cell table:style-name="ce12" table:formula="of:=[.K13]*[.D13]" office:value-type="currency" office:currency="EUR" office:value="0">
            <text:p>0,00 €</text:p>
          </table:table-cell>
          <table:table-cell table:style-name="ce77"/>
          <table:table-cell table:style-name="ce12" table:formula="of:=[.M13]*[.D13]" office:value-type="currency" office:currency="EUR" office:value="0">
            <text:p>0,00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number-columns-repeated="2" table:style-name="ce69" office:value-type="percentage" office:value="0.5">
            <text:p>50,00%</text:p>
          </table:table-cell>
          <table:table-cell table:style-name="ce12" table:formula="of:=[.J13]*([.R13]-[.Q13])" office:value-type="currency" office:currency="EUR" office:value="0">
            <text:p>0,00 €</text:p>
          </table:table-cell>
          <table:table-cell table:number-columns-repeated="9"/>
        </table:table-row>
        <table:table-row-group>
          <table:table-row table:style-name="ro10" table:visibility="collapse">
            <table:table-cell table:style-name="ce83"/>
            <table:table-cell table:style-name="ce8" office:value-type="string">
              <text:p>Fourniture et pose tableau de commande (rep. TC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0">
              <text:p>45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O14]*[.D14]" office:value-type="currency" office:currency="EUR" office:value="0">
              <text:p>0,00 €</text:p>
            </table:table-cell>
            <table:table-cell table:number-columns-repeated="2" table:style-name="ce69" office:value-type="percentage" office:value="0">
              <text:p>0,00%</text:p>
            </table:table-cell>
            <table:table-cell table:style-name="ce12" table:formula="of:=[.J14]*([.R14]-[.Q14])" office:value-type="currency" office:currency="EUR" office:value="0">
              <text:p>0,00 €</text:p>
            </table:table-cell>
            <table:table-cell table:number-columns-repeated="9"/>
          </table:table-row>
        </table:table-row-group>
        <table:table-row table:style-name="ro10">
          <table:table-cell table:style-name="ce83" office:value-type="string">
            <text:p>2.6</text:p>
          </table:table-cell>
          <table:table-cell table:style-name="ce8" office:value-type="string">
            <text:p>Réseau de distribution encastré &amp; sur chemin de câble</text:p>
          </table:table-cell>
          <table:table-cell table:style-name="ce73" office:value-type="string">
            <text:p>Ens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15]*[.E15]" office:value-type="currency" office:currency="EUR" office:value="3500">
            <text:p>3 5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]*[.D15]" office:value-type="currency" office:currency="EUR" office:value="3000">
            <text:p>3 000,00 €</text:p>
          </table:table-cell>
          <table:table-cell table:style-name="ce77" office:value-type="currency" office:currency="EUR" office:value="1328.4">
            <text:p>1 328,40 €</text:p>
          </table:table-cell>
          <table:table-cell table:style-name="ce12" table:formula="of:=[.I15]*[.D15]" office:value-type="currency" office:currency="EUR" office:value="1328.4">
            <text:p>1 328,4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J15]*([.R15]-[.Q15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83" office:value-type="string">
            <text:p>2.7</text:p>
          </table:table-cell>
          <table:table-cell table:style-name="ce8" office:value-type="string">
            <text:p>Éclairage bâtiment</text:p>
          </table:table-cell>
          <table:table-cell table:style-name="ce5" table:number-columns-repeated="17"/>
          <table:table-cell table:number-columns-repeated="9"/>
        </table:table-row>
        <table:table-row table:style-name="ro1">
          <table:table-cell table:style-name="ce83" office:value-type="string">
            <text:p>2.7.1</text:p>
          </table:table-cell>
          <table:table-cell table:style-name="ce70" office:value-type="string">
            <text:p>Intérieur </text:p>
          </table:table-cell>
          <table:table-cell table:style-name="ce5" table:number-columns-repeated="17"/>
          <table:table-cell table:number-columns-repeated="9"/>
        </table:table-row>
        <table:table-row table:style-name="ro10">
          <table:table-cell table:style-name="ce83" office:value-type="string">
            <text:p>2.7.1.1</text:p>
          </table:table-cell>
          <table:table-cell table:style-name="ce8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 table:formula="of:=5+2" office:value-type="float" office:value="7">
            <text:p>7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80">
            <text:p>28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350">
            <text:p>350,00 €</text:p>
          </table:table-cell>
          <table:table-cell table:style-name="ce77" office:value-type="currency" office:currency="EUR" office:value="65.4">
            <text:p>65,40 €</text:p>
          </table:table-cell>
          <table:table-cell table:style-name="ce12" table:formula="of:=[.I18]*[.D18]" office:value-type="currency" office:currency="EUR" office:value="457.8">
            <text:p>457,8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18]*([.R18]-[.Q18])" office:value-type="currency" office:currency="EUR" office:value="206.01">
            <text:p>206,01 €</text:p>
          </table:table-cell>
          <table:table-cell office:value-type="string">
            <text:p>Dégagement, WC handicapés, 2WC, dégagement, 2couloir</text:p>
          </table:table-cell>
          <table:table-cell table:number-columns-repeated="3"/>
          <table:table-cell table:style-name="ce95"/>
          <table:table-cell table:number-columns-repeated="4"/>
        </table:table-row>
        <table:table-row-group>
          <table:table-row table:style-name="ro10" table:visibility="collapse">
            <table:table-cell table:style-name="ce83"/>
            <table:table-cell table:style-name="ce88" office:value-type="string">
              <text:p>Point lumineux en applique (rep. PL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number-columns-repeated="2" table:style-name="ce69" office:value-type="percentage" office:value="0">
              <text:p>0,00%</text:p>
            </table:table-cell>
            <table:table-cell table:style-name="ce12" table:formula="of:=[.J19]*([.R19]-[.Q19])" office:value-type="currency" office:currency="EUR" office:value="0">
              <text:p>0,00 €</text:p>
            </table:table-cell>
            <table:table-cell table:number-columns-repeated="9"/>
          </table:table-row>
          <table:table-row table:style-name="ro10" table:visibility="collapse">
            <table:table-cell table:style-name="ce83"/>
            <table:table-cell table:style-name="ce8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number-columns-repeated="2" table:style-name="ce69" office:value-type="percentage" office:value="0">
              <text:p>0,00%</text:p>
            </table:table-cell>
            <table:table-cell table:style-name="ce12" table:formula="of:=[.J20]*([.R20]-[.Q20])" office:value-type="currency" office:currency="EUR" office:value="0">
              <text:p>0,00 €</text:p>
            </table:table-cell>
            <table:table-cell table:number-columns-repeated="9"/>
          </table:table-row>
          <table:table-row table:style-name="ro10" table:visibility="collapse">
            <table:table-cell table:style-name="ce83" office:value-type="string">
              <text:p>2.7.1.2</text:p>
            </table:table-cell>
            <table:table-cell table:style-name="ce88" office:value-type="string">
              <text:p>Luminaire néon en applique (rep. LN/A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50">
              <text:p>5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number-columns-repeated="2" table:style-name="ce69" office:value-type="percentage" office:value="0">
              <text:p>0,00%</text:p>
            </table:table-cell>
            <table:table-cell table:style-name="ce12" table:formula="of:=[.J21]*([.R21]-[.Q21])" office:value-type="currency" office:currency="EUR" office:value="0">
              <text:p>0,00 €</text:p>
            </table:table-cell>
            <table:table-cell office:value-type="string">
              <text:p>escalier (dessus ascenseur)</text:p>
            </table:table-cell>
            <table:table-cell table:number-columns-repeated="8"/>
          </table:table-row>
        </table:table-row-group>
        <table:table-row table:style-name="ro10">
          <table:table-cell table:style-name="ce83" office:value-type="string">
            <text:p>2.7.1.2</text:p>
          </table:table-cell>
          <table:table-cell table:style-name="ce88" office:value-type="string">
            <text:p>Projecteur halogène sur chemin de câbles (rep PH/CC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]*[.E22]" office:value-type="currency" office:currency="EUR" office:value="750">
            <text:p>75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22]*[.D22]" office:value-type="currency" office:currency="EUR" office:value="1300">
            <text:p>1 300,00 €</text:p>
          </table:table-cell>
          <table:table-cell table:style-name="ce77" office:value-type="currency" office:currency="EUR" office:value="60.6">
            <text:p>60,60 €</text:p>
          </table:table-cell>
          <table:table-cell table:style-name="ce12" table:formula="of:=[.I22]*[.D22]" office:value-type="currency" office:currency="EUR" office:value="606">
            <text:p>606,00 €</text:p>
          </table:table-cell>
          <table:table-cell table:style-name="ce77"/>
          <table:table-cell table:style-name="ce12" table:formula="of:=[.K22]*[.D22]" office:value-type="currency" office:currency="EUR" office:value="0">
            <text:p>0,00 €</text:p>
          </table:table-cell>
          <table:table-cell table:style-name="ce77"/>
          <table:table-cell table:style-name="ce12" table:formula="of:=[.M22]*[.D22]" office:value-type="currency" office:currency="EUR" office:value="0">
            <text:p>0,00 €</text:p>
          </table:table-cell>
          <table:table-cell table:style-name="ce77"/>
          <table:table-cell table:style-name="ce12" table:formula="of:=[.O22]*[.D22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8">
            <text:p>80,00%</text:p>
          </table:table-cell>
          <table:table-cell table:style-name="ce12" table:formula="of:=[.J22]*([.R22]-[.Q22])" office:value-type="currency" office:currency="EUR" office:value="181.8">
            <text:p>181,80 €</text:p>
          </table:table-cell>
          <table:table-cell office:value-type="string">
            <text:p>salle polyvalente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2.7.1.3</text:p>
          </table:table-cell>
          <table:table-cell table:style-name="ce88" office:value-type="string">
            <text:p>Luminaire néon en plafond (rep. LN/PF)</text:p>
          </table:table-cell>
          <table:table-cell table:style-name="ce73" office:value-type="string">
            <text:p>U</text:p>
          </table:table-cell>
          <table:table-cell table:style-name="ce76" table:formula="of:=(2*6)+3" office:value-type="float" office:value="15">
            <text:p>15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23]*[.E23]" office:value-type="currency" office:currency="EUR" office:value="2625">
            <text:p>2 6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3]*[.D23]" office:value-type="currency" office:currency="EUR" office:value="2400">
            <text:p>2 400,00 €</text:p>
          </table:table-cell>
          <table:table-cell table:style-name="ce77" office:value-type="currency" office:currency="EUR" office:value="143.4">
            <text:p>143,40 €</text:p>
          </table:table-cell>
          <table:table-cell table:style-name="ce12" table:formula="of:=[.I23]*[.D23]" office:value-type="currency" office:currency="EUR" office:value="2151">
            <text:p>2 151,00 €</text:p>
          </table:table-cell>
          <table:table-cell table:style-name="ce77"/>
          <table:table-cell table:style-name="ce12" table:formula="of:=[.K23]*[.D23]" office:value-type="currency" office:currency="EUR" office:value="0">
            <text:p>0,00 €</text:p>
          </table:table-cell>
          <table:table-cell table:style-name="ce77"/>
          <table:table-cell table:style-name="ce12" table:formula="of:=[.M23]*[.D23]" office:value-type="currency" office:currency="EUR" office:value="0">
            <text:p>0,00 €</text:p>
          </table:table-cell>
          <table:table-cell table:style-name="ce77"/>
          <table:table-cell table:style-name="ce12" table:formula="of:=[.O23]*[.D23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23]*([.R23]-[.Q23])" office:value-type="currency" office:currency="EUR" office:value="967.95">
            <text:p>967,95 €</text:p>
          </table:table-cell>
          <table:table-cell office:value-type="string">
            <text:p>(2x6 bureaux)+(3 salle de réunion)</text:p>
          </table:table-cell>
          <table:table-cell table:number-columns-repeated="3"/>
          <table:table-cell table:style-name="ce95"/>
          <table:table-cell table:number-columns-repeated="4"/>
        </table:table-row>
        <table:table-row-group>
          <table:table-row table:style-name="ro10" table:visibility="collapse">
            <table:table-cell table:style-name="Default"/>
            <table:table-cell table:style-name="ce88" office:value-type="string">
              <text:p>Luminaire néon 36W en suspension (rep. LN/S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24">
              <text:p>1 024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number-columns-repeated="2" table:style-name="ce69" office:value-type="percentage" office:value="0">
              <text:p>0,00%</text:p>
            </table:table-cell>
            <table:table-cell table:style-name="ce12" table:formula="of:=[.J24]*([.R24]-[.Q24])" office:value-type="currency" office:currency="EUR" office:value="0">
              <text:p>0,00 €</text:p>
            </table:table-cell>
            <table:table-cell table:number-columns-repeated="9"/>
          </table:table-row>
        </table:table-row-group>
        <table:table-row table:style-name="ro10">
          <table:table-cell table:style-name="ce83" office:value-type="string">
            <text:p>2.7.1.4</text:p>
          </table:table-cell>
          <table:table-cell table:style-name="ce88" office:value-type="string">
            <text:p>Luminaire iodures métalliques en plafond (rep. LI/PF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5]*[.E25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5]*[.D25]" office:value-type="currency" office:currency="EUR" office:value="250">
            <text:p>250,00 €</text:p>
          </table:table-cell>
          <table:table-cell table:style-name="ce77" office:value-type="currency" office:currency="EUR" office:value="204.12">
            <text:p>204,12 €</text:p>
          </table:table-cell>
          <table:table-cell table:style-name="ce12" table:formula="of:=[.I25]*[.D25]" office:value-type="currency" office:currency="EUR" office:value="204.12">
            <text:p>204,12 €</text:p>
          </table:table-cell>
          <table:table-cell table:style-name="ce77"/>
          <table:table-cell table:style-name="ce12" table:formula="of:=[.K25]*[.D25]" office:value-type="currency" office:currency="EUR" office:value="0">
            <text:p>0,00 €</text:p>
          </table:table-cell>
          <table:table-cell table:style-name="ce77"/>
          <table:table-cell table:style-name="ce12" table:formula="of:=[.M25]*[.D25]" office:value-type="currency" office:currency="EUR" office:value="0">
            <text:p>0,00 €</text:p>
          </table:table-cell>
          <table:table-cell table:style-name="ce77"/>
          <table:table-cell table:style-name="ce12" table:formula="of:=[.O25]*[.D25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8">
            <text:p>80,00%</text:p>
          </table:table-cell>
          <table:table-cell table:style-name="ce12" table:formula="of:=[.J25]*([.R25]-[.Q25])" office:value-type="currency" office:currency="EUR" office:value="61.236">
            <text:p>61,24 €</text:p>
          </table:table-cell>
          <table:table-cell office:value-type="string">
            <text:p>escalier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2.7.1.5</text:p>
          </table:table-cell>
          <table:table-cell table:style-name="ce88" office:value-type="string">
            <text:p>Luminaire fluocompact en plafond (rep. LF/PF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300">
            <text:p>3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6]*[.D26]" office:value-type="currency" office:currency="EUR" office:value="320">
            <text:p>320,00 €</text:p>
          </table:table-cell>
          <table:table-cell table:style-name="ce77" office:value-type="currency" office:currency="EUR" office:value="126.6">
            <text:p>126,60 €</text:p>
          </table:table-cell>
          <table:table-cell table:style-name="ce12" table:formula="of:=[.I26]*[.D26]" office:value-type="currency" office:currency="EUR" office:value="253.2">
            <text:p>253,20 €</text:p>
          </table:table-cell>
          <table:table-cell table:style-name="ce77"/>
          <table:table-cell table:style-name="ce12" table:formula="of:=[.K26]*[.D26]" office:value-type="currency" office:currency="EUR" office:value="0">
            <text:p>0,00 €</text:p>
          </table:table-cell>
          <table:table-cell table:style-name="ce77"/>
          <table:table-cell table:style-name="ce12" table:formula="of:=[.M26]*[.D26]" office:value-type="currency" office:currency="EUR" office:value="0">
            <text:p>0,00 €</text:p>
          </table:table-cell>
          <table:table-cell table:style-name="ce77"/>
          <table:table-cell table:style-name="ce12" table:formula="of:=[.O26]*[.D26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8">
            <text:p>80,00%</text:p>
          </table:table-cell>
          <table:table-cell table:style-name="ce12" table:formula="of:=[.J26]*([.R26]-[.Q26])" office:value-type="currency" office:currency="EUR" office:value="75.96">
            <text:p>75,96 €</text:p>
          </table:table-cell>
          <table:table-cell office:value-type="string">
            <text:p>escalier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">
          <table:table-cell table:style-name="ce83" office:value-type="string">
            <text:p>2.7.2</text:p>
          </table:table-cell>
          <table:table-cell table:style-name="ce70" office:value-type="string">
            <text:p>Extérieur 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83" office:value-type="string">
            <text:p>2.7.2.1</text:p>
          </table:table-cell>
          <table:table-cell table:style-name="ce88" office:value-type="string">
            <text:p>Hublot IP54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250">
            <text:p>25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8]*[.D28]" office:value-type="currency" office:currency="EUR" office:value="320">
            <text:p>320,00 €</text:p>
          </table:table-cell>
          <table:table-cell table:style-name="ce77" office:value-type="currency" office:currency="EUR" office:value="85.32">
            <text:p>85,32 €</text:p>
          </table:table-cell>
          <table:table-cell table:style-name="ce12" table:formula="of:=[.I28]*[.D28]" office:value-type="currency" office:currency="EUR" office:value="170.64">
            <text:p>170,64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8">
            <text:p>80,00%</text:p>
          </table:table-cell>
          <table:table-cell table:style-name="ce12" table:formula="of:=[.J28]*([.R28]-[.Q28])" office:value-type="currency" office:currency="EUR" office:value="51.192">
            <text:p>51,19 €</text:p>
          </table:table-cell>
          <table:table-cell office:value-type="string">
            <text:p>R-1 local technique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">
          <table:table-cell table:style-name="ce83" office:value-type="string">
            <text:p>2.7.2.2</text:p>
          </table:table-cell>
          <table:table-cell table:style-name="ce88" office:value-type="string">
            <text:p>Luminaire néon 18W IP54</text:p>
          </table:table-cell>
          <table:table-cell table:style-name="ce73" office:value-type="string">
            <text:p>U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135">
            <text:p>135,00 €</text:p>
          </table:table-cell>
          <table:table-cell table:style-name="ce12" table:formula="of:=[.D29]*[.E29]" office:value-type="currency" office:currency="EUR" office:value="0">
            <text:p>0,00 €</text:p>
          </table:table-cell>
          <table:table-cell table:style-name="ce77"/>
          <table:table-cell table:style-name="ce12" table:formula="of:=[.G29]*[.D29]" office:value-type="currency" office:currency="EUR" office:value="0">
            <text:p>0,00 €</text:p>
          </table:table-cell>
          <table:table-cell table:style-name="ce77" office:value-type="currency" office:currency="EUR" office:value="129.72">
            <text:p>129,72 €</text:p>
          </table:table-cell>
          <table:table-cell table:style-name="ce12" table:formula="of:=[.I29]*[.D29]" office:value-type="currency" office:currency="EUR" office:value="0">
            <text:p>0,00 €</text:p>
          </table:table-cell>
          <table:table-cell table:style-name="ce77"/>
          <table:table-cell table:style-name="ce12" table:formula="of:=[.K29]*[.D29]" office:value-type="currency" office:currency="EUR" office:value="0">
            <text:p>0,00 €</text:p>
          </table:table-cell>
          <table:table-cell table:style-name="ce77"/>
          <table:table-cell table:style-name="ce12" table:formula="of:=[.M29]*[.D29]" office:value-type="currency" office:currency="EUR" office:value="0">
            <text:p>0,00 €</text:p>
          </table:table-cell>
          <table:table-cell table:style-name="ce77"/>
          <table:table-cell table:style-name="ce12" table:formula="of:=[.O29]*[.D29]" office:value-type="currency" office:currency="EUR" office:value="0">
            <text:p>0,00 €</text:p>
          </table:table-cell>
          <table:table-cell table:style-name="ce69" office:value-type="percentage" office:value="0.2">
            <text:p>20,00%</text:p>
          </table:table-cell>
          <table:table-cell table:style-name="ce69" office:value-type="percentage" office:value="0">
            <text:p>0,00%</text:p>
          </table:table-cell>
          <table:table-cell table:style-name="ce12" table:formula="of:=[.J29]*([.R29]-[.Q29])" office:value-type="currency" office:currency="EUR" office:value="-0">
            <text:p>0,00 €</text:p>
          </table:table-cell>
          <table:table-cell office:value-type="string">
            <text:p>PM</text:p>
          </table:table-cell>
          <table:table-cell table:number-columns-repeated="8"/>
        </table:table-row>
        <table:table-row table:style-name="ro10">
          <table:table-cell table:style-name="ce83" office:value-type="string">
            <text:p>2.7.2.3</text:p>
          </table:table-cell>
          <table:table-cell table:style-name="ce88" office:value-type="string">
            <text:p>Proj. Iodures métalliques en applique (rep. PI/AP IP 54)</text:p>
          </table:table-cell>
          <table:table-cell table:style-name="ce73" office:value-type="string">
            <text:p>U</text:p>
          </table:table-cell>
          <table:table-cell table:style-name="ce76" table:formula="of:=(3+3+1+1)*2+(2+2)" office:value-type="float" office:value="20">
            <text:p>20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0]*[.E30]" office:value-type="currency" office:currency="EUR" office:value="4000">
            <text:p>4 0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30]*[.D30]" office:value-type="currency" office:currency="EUR" office:value="3600">
            <text:p>3 600,00 €</text:p>
          </table:table-cell>
          <table:table-cell table:style-name="ce77" office:value-type="currency" office:currency="EUR" office:value="207">
            <text:p>207,00 €</text:p>
          </table:table-cell>
          <table:table-cell table:style-name="ce12" table:formula="of:=[.I30]*[.D30]" office:value-type="currency" office:currency="EUR" office:value="4140">
            <text:p>4 140,00 €</text:p>
          </table:table-cell>
          <table:table-cell table:style-name="ce77"/>
          <table:table-cell table:style-name="ce12" table:formula="of:=[.K30]*[.D30]" office:value-type="currency" office:currency="EUR" office:value="0">
            <text:p>0,00 €</text:p>
          </table:table-cell>
          <table:table-cell table:style-name="ce77"/>
          <table:table-cell table:style-name="ce12" table:formula="of:=[.M30]*[.D30]" office:value-type="currency" office:currency="EUR" office:value="0">
            <text:p>0,00 €</text:p>
          </table:table-cell>
          <table:table-cell table:style-name="ce77"/>
          <table:table-cell table:style-name="ce12" table:formula="of:=[.O30]*[.D30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8">
            <text:p>80,00%</text:p>
          </table:table-cell>
          <table:table-cell table:style-name="ce12" table:formula="of:=[.J30]*([.R30]-[.Q30])" office:value-type="currency" office:currency="EUR" office:value="1242">
            <text:p>1 242,00 €</text:p>
          </table:table-cell>
          <table:table-cell office:value-type="string">
            <text:p>coursive (3+1+1)*2+éclairage devant et derrière bâtiment (2+2)</text:p>
          </table:table-cell>
          <table:table-cell table:number-columns-repeated="3"/>
          <table:table-cell table:style-name="ce95"/>
          <table:table-cell table:number-columns-repeated="4"/>
        </table:table-row>
        <table:table-row-group>
          <table:table-row table:style-name="ro2" table:visibility="collapse">
            <table:table-cell table:style-name="ce83"/>
            <table:table-cell table:style-name="ce88" office:value-type="string">
              <text:p>Luminaire encastré leds 4W IP65 (rep. LE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80">
              <text:p>38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83" office:value-type="string">
            <text:p>2.8</text:p>
          </table:table-cell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5"/>
          <table:table-cell table:number-columns-repeated="9"/>
        </table:table-row>
        <table:table-row table:style-name="ro10">
          <table:table-cell table:style-name="ce83" office:value-type="string">
            <text:p>2.8.1</text:p>
          </table:table-cell>
          <table:table-cell table:style-name="ce206" office:value-type="string">
            <text:p>Simple allumage (rep. SA)</text:p>
          </table:table-cell>
          <table:table-cell table:style-name="ce73" office:value-type="string">
            <text:p>U</text:p>
          </table:table-cell>
          <table:table-cell table:style-name="ce76" table:formula="of:=1+2+1+1" office:value-type="float" office:value="5">
            <text:p>5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3]*[.E33]" office:value-type="currency" office:currency="EUR" office:value="200">
            <text:p>20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3]*[.D33]" office:value-type="currency" office:currency="EUR" office:value="150">
            <text:p>15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3]*[.D33]" office:value-type="currency" office:currency="EUR" office:value="270">
            <text:p>270,00 €</text:p>
          </table:table-cell>
          <table:table-cell table:style-name="ce77"/>
          <table:table-cell table:style-name="ce12" table:formula="of:=[.K33]*[.D33]" office:value-type="currency" office:currency="EUR" office:value="0">
            <text:p>0,00 €</text:p>
          </table:table-cell>
          <table:table-cell table:style-name="ce77"/>
          <table:table-cell table:style-name="ce12" table:formula="of:=[.M33]*[.D33]" office:value-type="currency" office:currency="EUR" office:value="0">
            <text:p>0,00 €</text:p>
          </table:table-cell>
          <table:table-cell table:style-name="ce77"/>
          <table:table-cell table:style-name="ce12" table:formula="of:=[.O33]*[.D33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33]*([.R33]-[.Q33])" office:value-type="currency" office:currency="EUR" office:value="121.5">
            <text:p>121,50 €</text:p>
          </table:table-cell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0">
          <table:table-cell table:style-name="ce83" office:value-type="string">
            <text:p>2.8.2</text:p>
          </table:table-cell>
          <table:table-cell table:style-name="ce206" office:value-type="string">
            <text:p>Simple allumage (rep. SA IP54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34]*[.E34]" office:value-type="currency" office:currency="EUR" office:value="110">
            <text:p>11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4]*[.D34]" office:value-type="currency" office:currency="EUR" office:value="60">
            <text:p>60,00 €</text:p>
          </table:table-cell>
          <table:table-cell table:style-name="ce77" office:value-type="currency" office:currency="EUR" office:value="56.4">
            <text:p>56,40 €</text:p>
          </table:table-cell>
          <table:table-cell table:style-name="ce12" table:formula="of:=[.I34]*[.D34]" office:value-type="currency" office:currency="EUR" office:value="112.8">
            <text:p>112,80 €</text:p>
          </table:table-cell>
          <table:table-cell table:style-name="ce77"/>
          <table:table-cell table:style-name="ce12" table:formula="of:=[.K34]*[.D34]" office:value-type="currency" office:currency="EUR" office:value="0">
            <text:p>0,00 €</text:p>
          </table:table-cell>
          <table:table-cell table:style-name="ce77"/>
          <table:table-cell table:style-name="ce12" table:formula="of:=[.M34]*[.D34]" office:value-type="currency" office:currency="EUR" office:value="0">
            <text:p>0,00 €</text:p>
          </table:table-cell>
          <table:table-cell table:style-name="ce77"/>
          <table:table-cell table:style-name="ce12" table:formula="of:=[.O34]*[.D34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34]*([.R34]-[.Q34])" office:value-type="currency" office:currency="EUR" office:value="50.76">
            <text:p>50,76 €</text:p>
          </table:table-cell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0">
          <table:table-cell table:style-name="ce83" office:value-type="string">
            <text:p>2.8.3</text:p>
          </table:table-cell>
          <table:table-cell table:style-name="ce206" office:value-type="string">
            <text:p>Double allumage (rep. DA)</text:p>
          </table:table-cell>
          <table:table-cell table:style-name="ce73" office:value-type="string">
            <text:p>U</text:p>
          </table:table-cell>
          <table:table-cell table:style-name="ce76" table:formula="of:=(1*6)" office:value-type="float" office:value="6">
            <text:p>6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5]*[.E35]" office:value-type="currency" office:currency="EUR" office:value="240">
            <text:p>24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5]*[.D35]" office:value-type="currency" office:currency="EUR" office:value="210">
            <text:p>21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5]*[.D35]" office:value-type="currency" office:currency="EUR" office:value="324">
            <text:p>324,00 €</text:p>
          </table:table-cell>
          <table:table-cell table:style-name="ce77"/>
          <table:table-cell table:style-name="ce12" table:formula="of:=[.K35]*[.D35]" office:value-type="currency" office:currency="EUR" office:value="0">
            <text:p>0,00 €</text:p>
          </table:table-cell>
          <table:table-cell table:style-name="ce77"/>
          <table:table-cell table:style-name="ce12" table:formula="of:=[.M35]*[.D35]" office:value-type="currency" office:currency="EUR" office:value="0">
            <text:p>0,00 €</text:p>
          </table:table-cell>
          <table:table-cell table:style-name="ce77"/>
          <table:table-cell table:style-name="ce12" table:formula="of:=[.O35]*[.D35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35]*([.R35]-[.Q35])" office:value-type="currency" office:currency="EUR" office:value="145.8">
            <text:p>145,80 €</text:p>
          </table:table-cell>
          <table:table-cell office:value-type="string">
            <text:p>bureaux </text:p>
          </table:table-cell>
          <table:table-cell table:number-columns-repeated="8"/>
        </table:table-row>
        <table:table-row table:style-name="ro10">
          <table:table-cell table:style-name="ce83" office:value-type="string">
            <text:p>2.8.4</text:p>
          </table:table-cell>
          <table:table-cell table:style-name="ce206" office:value-type="string">
            <text:p>Va et vient (rep. VV)</text:p>
          </table:table-cell>
          <table:table-cell table:style-name="ce73" office:value-type="string">
            <text:p>U</text:p>
          </table:table-cell>
          <table:table-cell table:style-name="ce76" table:formula="of:=2+2" office:value-type="float" office:value="4">
            <text:p>4,00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36]*[.E36]" office:value-type="currency" office:currency="EUR" office:value="180">
            <text:p>18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6]*[.D36]" office:value-type="currency" office:currency="EUR" office:value="140">
            <text:p>14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36]*[.D36]" office:value-type="currency" office:currency="EUR" office:value="220">
            <text:p>220,00 €</text:p>
          </table:table-cell>
          <table:table-cell table:style-name="ce77"/>
          <table:table-cell table:style-name="ce12" table:formula="of:=[.K36]*[.D36]" office:value-type="currency" office:currency="EUR" office:value="0">
            <text:p>0,00 €</text:p>
          </table:table-cell>
          <table:table-cell table:style-name="ce77"/>
          <table:table-cell table:style-name="ce12" table:formula="of:=[.M36]*[.D36]" office:value-type="currency" office:currency="EUR" office:value="0">
            <text:p>0,00 €</text:p>
          </table:table-cell>
          <table:table-cell table:style-name="ce77"/>
          <table:table-cell table:style-name="ce12" table:formula="of:=[.O36]*[.D36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36]*([.R36]-[.Q36])" office:value-type="currency" office:currency="EUR" office:value="99">
            <text:p>99,00 €</text:p>
          </table:table-cell>
          <table:table-cell office:value-type="string">
            <text:p>couloir, salle de réunion</text:p>
          </table:table-cell>
          <table:table-cell table:number-columns-repeated="3"/>
          <table:table-cell table:style-name="ce95"/>
          <table:table-cell table:number-columns-repeated="3"/>
          <table:table-cell office:value-type="string">
            <text:p><text:s/></text:p>
          </table:table-cell>
        </table:table-row>
        <table:table-row-group>
          <table:table-row table:style-name="ro10" table:visibility="collapse">
            <table:table-cell table:style-name="Default"/>
            <table:table-cell table:style-name="ce206" office:value-type="string">
              <text:p>Temporisés (rep. T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69" office:value-type="percentage" office:value="0">
              <text:p>0,00%</text:p>
            </table:table-cell>
            <table:table-cell table:style-name="ce69" office:value-type="percentage" office:value="0.95">
              <text:p>95,00%</text:p>
            </table:table-cell>
            <table:table-cell table:style-name="ce12" table:formula="of:=[.J37]*([.R37]-[.Q37])" office:value-type="currency" office:currency="EUR" office:value="0">
              <text:p>0,00 €</text:p>
            </table:table-cell>
            <table:table-cell office:value-type="string">
              <text:p>WC handicapés</text:p>
            </table:table-cell>
            <table:table-cell table:number-columns-repeated="3"/>
            <table:table-cell table:style-name="ce95"/>
            <table:table-cell table:number-columns-repeated="4"/>
          </table:table-row>
        </table:table-row-group>
        <table:table-row table:style-name="ro10">
          <table:table-cell table:style-name="ce83" office:value-type="string">
            <text:p>2.8.5</text:p>
          </table:table-cell>
          <table:table-cell table:style-name="ce206" office:value-type="string">
            <text:p>Sur programmateur (rep. P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38]*[.E38]" office:value-type="currency" office:currency="EUR" office:value="150">
            <text:p>150,00 €</text:p>
          </table:table-cell>
          <table:table-cell table:style-name="ce77" office:value-type="currency" office:currency="EUR" office:value="175">
            <text:p>175,00 €</text:p>
          </table:table-cell>
          <table:table-cell table:style-name="ce12" table:formula="of:=[.G38]*[.D38]" office:value-type="currency" office:currency="EUR" office:value="175">
            <text:p>175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38]*[.D38]" office:value-type="currency" office:currency="EUR" office:value="152.1">
            <text:p>152,10 €</text:p>
          </table:table-cell>
          <table:table-cell table:style-name="ce77"/>
          <table:table-cell table:style-name="ce12" table:formula="of:=[.K38]*[.D38]" office:value-type="currency" office:currency="EUR" office:value="0">
            <text:p>0,00 €</text:p>
          </table:table-cell>
          <table:table-cell table:style-name="ce77"/>
          <table:table-cell table:style-name="ce12" table:formula="of:=[.M38]*[.D38]" office:value-type="currency" office:currency="EUR" office:value="0">
            <text:p>0,00 €</text:p>
          </table:table-cell>
          <table:table-cell table:style-name="ce77"/>
          <table:table-cell table:style-name="ce12" table:formula="of:=[.O38]*[.D38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38]*([.R38]-[.Q38])" office:value-type="currency" office:currency="EUR" office:value="68.445">
            <text:p>68,45 €</text:p>
          </table:table-cell>
          <table:table-cell office:value-type="string">
            <text:p>iodures métalliques en coursive R+1, et escalier</text:p>
          </table:table-cell>
          <table:table-cell table:number-columns-repeated="3"/>
          <table:table-cell table:style-name="ce95"/>
          <table:table-cell table:number-columns-repeated="4"/>
        </table:table-row>
        <table:table-row-group>
          <table:table-row table:style-name="ro1" table:visibility="collapse">
            <table:table-cell table:style-name="ce83"/>
            <table:table-cell table:style-name="ce206" office:value-type="string">
              <text:p>Sur détecteur de présenc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69" office:value-type="percentage" office:value="0">
              <text:p>0,00%</text:p>
            </table:table-cell>
            <table:table-cell table:style-name="ce69" office:value-type="percentage" office:value="0.95">
              <text:p>95,00%</text:p>
            </table:table-cell>
            <table:table-cell table:style-name="ce12" table:formula="of:=[.J39]*([.R39]-[.Q39])" office:value-type="currency" office:currency="EUR" office:value="0">
              <text:p>0,00 €</text:p>
            </table:table-cell>
            <table:table-cell table:number-columns-repeated="4"/>
            <table:table-cell table:style-name="ce95"/>
            <table:table-cell table:number-columns-repeated="4"/>
          </table:table-row>
          <table:table-row table:style-name="ro1" table:visibility="collapse">
            <table:table-cell table:style-name="ce83"/>
            <table:table-cell table:style-name="ce206" office:value-type="string">
              <text:p>sur détecteur de luminosit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69" office:value-type="percentage" office:value="0">
              <text:p>0,00%</text:p>
            </table:table-cell>
            <table:table-cell table:style-name="ce69" office:value-type="percentage" office:value="0.95">
              <text:p>95,00%</text:p>
            </table:table-cell>
            <table:table-cell table:style-name="ce12" table:formula="of:=[.J40]*([.R40]-[.Q40])" office:value-type="currency" office:currency="EUR" office:value="0">
              <text:p>0,00 €</text:p>
            </table:table-cell>
            <table:table-cell table:number-columns-repeated="4"/>
            <table:table-cell table:style-name="ce95"/>
            <table:table-cell table:number-columns-repeated="4"/>
          </table:table-row>
        </table:table-row-group>
        <table:table-row table:style-name="ro10">
          <table:table-cell table:style-name="ce83" office:value-type="string">
            <text:p>2.8.6</text:p>
          </table:table-cell>
          <table:table-cell table:style-name="ce206" office:value-type="string">
            <text:p>Sur variateur (rep. V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41]*[.E41]" office:value-type="currency" office:currency="EUR" office:value="100">
            <text:p>1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1]*[.D41]" office:value-type="currency" office:currency="EUR" office:value="160">
            <text:p>160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41]*[.D41]" office:value-type="currency" office:currency="EUR" office:value="152.1">
            <text:p>152,10 €</text:p>
          </table:table-cell>
          <table:table-cell table:style-name="ce77"/>
          <table:table-cell table:style-name="ce12" table:formula="of:=[.K41]*[.D41]" office:value-type="currency" office:currency="EUR" office:value="0">
            <text:p>0,00 €</text:p>
          </table:table-cell>
          <table:table-cell table:style-name="ce77"/>
          <table:table-cell table:style-name="ce12" table:formula="of:=[.M41]*[.D41]" office:value-type="currency" office:currency="EUR" office:value="0">
            <text:p>0,00 €</text:p>
          </table:table-cell>
          <table:table-cell table:style-name="ce77"/>
          <table:table-cell table:style-name="ce12" table:formula="of:=[.O41]*[.D41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41]*([.R41]-[.Q41])" office:value-type="currency" office:currency="EUR" office:value="68.445">
            <text:p>68,45 €</text:p>
          </table:table-cell>
          <table:table-cell office:value-type="string">
            <text:p>salle polyvalente</text:p>
          </table:table-cell>
          <table:table-cell table:number-columns-repeated="3"/>
          <table:table-cell table:style-name="ce95"/>
          <table:table-cell table:number-columns-repeated="4"/>
        </table:table-row>
        <table:table-row-group>
          <table:table-row table:style-name="ro1" table:visibility="collapse">
            <table:table-cell table:style-name="ce83"/>
            <table:table-cell table:style-name="ce206" office:value-type="string">
              <text:p>Simple allumage IP54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K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M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O42]*[.D42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83" office:value-type="string">
            <text:p>2.9</text:p>
          </table:table-cell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5"/>
          <table:table-cell table:number-columns-repeated="9"/>
        </table:table-row>
        <table:table-row table:style-name="ro10">
          <table:table-cell table:style-name="ce83" office:value-type="string">
            <text:p>2.9.1</text:p>
          </table:table-cell>
          <table:table-cell table:style-name="ce206" office:value-type="string">
            <text:p>PC 10/16+T (rep. P+T)</text:p>
          </table:table-cell>
          <table:table-cell table:style-name="ce73" office:value-type="string">
            <text:p>U</text:p>
          </table:table-cell>
          <table:table-cell table:style-name="ce76" table:formula="of:=((6*6)+(5)+(2))+(4+2+1+1)" office:value-type="float" office:value="51">
            <text:p>51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44]*[.E44]" office:value-type="currency" office:currency="EUR" office:value="2040">
            <text:p>2 04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4]*[.D44]" office:value-type="currency" office:currency="EUR" office:value="1530">
            <text:p>1 530,00 €</text:p>
          </table:table-cell>
          <table:table-cell table:style-name="ce77" office:value-type="currency" office:currency="EUR" office:value="67.5">
            <text:p>67,50 €</text:p>
          </table:table-cell>
          <table:table-cell table:style-name="ce12" table:formula="of:=[.I44]*[.D44]" office:value-type="currency" office:currency="EUR" office:value="3442.5">
            <text:p>3 442,50 €</text:p>
          </table:table-cell>
          <table:table-cell table:style-name="ce77"/>
          <table:table-cell table:style-name="ce12" table:formula="of:=[.K44]*[.D44]" office:value-type="currency" office:currency="EUR" office:value="0">
            <text:p>0,00 €</text:p>
          </table:table-cell>
          <table:table-cell table:style-name="ce77"/>
          <table:table-cell table:style-name="ce12" table:formula="of:=[.M44]*[.D44]" office:value-type="currency" office:currency="EUR" office:value="0">
            <text:p>0,00 €</text:p>
          </table:table-cell>
          <table:table-cell table:style-name="ce77"/>
          <table:table-cell table:style-name="ce12" table:formula="of:=[.O44]*[.D44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44]*([.R44]-[.Q44])" office:value-type="currency" office:currency="EUR" office:value="1549.125">
            <text:p>1 549,13 €</text:p>
          </table:table-cell>
          <table:table-cell office:value-type="string">
            <text:p>R+1 : 6 dans 6 bureaux, 6 dans salle de réunion,1 dans couloir, 1 dans escalier / RDC 8 dans salle polyvalente</text:p>
          </table:table-cell>
          <table:table-cell table:number-columns-repeated="3"/>
          <table:table-cell table:style-name="ce95"/>
          <table:table-cell table:number-columns-repeated="4"/>
        </table:table-row>
        <table:table-row-group>
          <table:table-row table:style-name="ro1" table:visibility="collapse">
            <table:table-cell table:style-name="ce83"/>
            <table:table-cell table:style-name="ce206" office:value-type="string">
              <text:p>PC 20/32+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69" office:value-type="percentage" office:value="0">
              <text:p>0,00%</text:p>
            </table:table-cell>
            <table:table-cell table:style-name="ce69" office:value-type="percentage" office:value="0.45">
              <text:p>45,00%</text:p>
            </table:table-cell>
            <table:table-cell table:style-name="ce12" table:formula="of:=[.J45]*([.R45]-[.Q45])" office:value-type="currency" office:currency="EUR" office:value="0">
              <text:p>0,00 €</text:p>
            </table:table-cell>
            <table:table-cell table:number-columns-repeated="9"/>
          </table:table-row>
        </table:table-row-group>
        <table:table-row table:style-name="ro10">
          <table:table-cell table:style-name="ce83" office:value-type="string">
            <text:p>2.9.2</text:p>
          </table:table-cell>
          <table:table-cell table:style-name="ce206" office:value-type="string">
            <text:p>PC 10/16+T IP54 (rep. P+T IP54)</text:p>
          </table:table-cell>
          <table:table-cell table:style-name="ce73" office:value-type="string">
            <text:p>U</text:p>
          </table:table-cell>
          <table:table-cell table:style-name="ce76" table:formula="of:=4+4+3" office:value-type="float" office:value="11">
            <text:p>11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6]*[.E46]" office:value-type="currency" office:currency="EUR" office:value="605">
            <text:p>60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6]*[.D46]" office:value-type="currency" office:currency="EUR" office:value="330">
            <text:p>330,00 €</text:p>
          </table:table-cell>
          <table:table-cell table:style-name="ce77" office:value-type="currency" office:currency="EUR" office:value="73.5">
            <text:p>73,50 €</text:p>
          </table:table-cell>
          <table:table-cell table:style-name="ce12" table:formula="of:=[.I46]*[.D46]" office:value-type="currency" office:currency="EUR" office:value="808.5">
            <text:p>808,50 €</text:p>
          </table:table-cell>
          <table:table-cell table:style-name="ce77"/>
          <table:table-cell table:style-name="ce12" table:formula="of:=[.K46]*[.D46]" office:value-type="currency" office:currency="EUR" office:value="0">
            <text:p>0,00 €</text:p>
          </table:table-cell>
          <table:table-cell table:style-name="ce77"/>
          <table:table-cell table:style-name="ce12" table:formula="of:=[.M46]*[.D46]" office:value-type="currency" office:currency="EUR" office:value="0">
            <text:p>0,00 €</text:p>
          </table:table-cell>
          <table:table-cell table:style-name="ce77"/>
          <table:table-cell table:style-name="ce12" table:formula="of:=[.O46]*[.D46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46]*([.R46]-[.Q46])" office:value-type="currency" office:currency="EUR" office:value="363.825">
            <text:p>363,83 €</text:p>
          </table:table-cell>
          <table:table-cell office:value-type="string">
            <text:p>coursive R+1, coursive RDC , local R-1 (à placer à 2,4m de haut à côté des portes)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">
          <table:table-cell table:style-name="ce83" office:value-type="string">
            <text:p>2.10</text:p>
          </table:table-cell>
          <table:table-cell table:style-name="ce8" office:value-type="string">
            <text:p>Dispositif d'alarme</text:p>
          </table:table-cell>
          <table:table-cell table:style-name="ce73"/>
          <table:table-cell table:style-name="ce15"/>
          <table:table-cell table:style-name="ce5" table:number-columns-repeated="15"/>
          <table:table-cell table:number-columns-repeated="9"/>
        </table:table-row>
        <table:table-row table:style-name="ro1">
          <table:table-cell table:style-name="ce83" office:value-type="string">
            <text:p>2.10.1</text:p>
          </table:table-cell>
          <table:table-cell table:style-name="ce206" office:value-type="string">
            <text:p>BAAS type 4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30">
            <text:p>530,00 €</text:p>
          </table:table-cell>
          <table:table-cell table:style-name="ce12" table:formula="of:=[.D48]*[.E48]" office:value-type="currency" office:currency="EUR" office:value="530">
            <text:p>53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G48]*[.D48]" office:value-type="currency" office:currency="EUR" office:value="450">
            <text:p>450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48]*[.D48]" office:value-type="currency" office:currency="EUR" office:value="944.1">
            <text:p>944,10 €</text:p>
          </table:table-cell>
          <table:table-cell table:style-name="ce77"/>
          <table:table-cell table:style-name="ce12" table:formula="of:=[.K48]*[.D48]" office:value-type="currency" office:currency="EUR" office:value="0">
            <text:p>0,00 €</text:p>
          </table:table-cell>
          <table:table-cell table:style-name="ce77"/>
          <table:table-cell table:style-name="ce12" table:formula="of:=[.M48]*[.D48]" office:value-type="currency" office:currency="EUR" office:value="0">
            <text:p>0,00 €</text:p>
          </table:table-cell>
          <table:table-cell table:style-name="ce77"/>
          <table:table-cell table:style-name="ce12" table:formula="of:=[.O48]*[.D48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48]*([.R48]-[.Q48])" office:value-type="currency" office:currency="EUR" office:value="424.845">
            <text:p>424,85 €</text:p>
          </table:table-cell>
          <table:table-cell table:number-columns-repeated="3"/>
          <table:table-cell table:style-name="ce43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2.10.2</text:p>
          </table:table-cell>
          <table:table-cell table:style-name="ce206" office:value-type="string">
            <text:p>BAES (rep ; BAES IP54)</text:p>
          </table:table-cell>
          <table:table-cell table:style-name="ce73" office:value-type="string">
            <text:p>U</text:p>
          </table:table-cell>
          <table:table-cell table:style-name="ce76" table:formula="of:=4+3" office:value-type="float" office:value="7">
            <text:p>7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49]*[.E49]" office:value-type="currency" office:currency="EUR" office:value="1225">
            <text:p>1 2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9]*[.D49]" office:value-type="currency" office:currency="EUR" office:value="1120">
            <text:p>1 120,00 €</text:p>
          </table:table-cell>
          <table:table-cell table:style-name="ce77" office:value-type="currency" office:currency="EUR" office:value="125.1">
            <text:p>125,10 €</text:p>
          </table:table-cell>
          <table:table-cell table:style-name="ce12" table:formula="of:=[.I49]*[.D49]" office:value-type="currency" office:currency="EUR" office:value="875.7">
            <text:p>875,70 €</text:p>
          </table:table-cell>
          <table:table-cell table:style-name="ce77"/>
          <table:table-cell table:style-name="ce12" table:formula="of:=[.K49]*[.D49]" office:value-type="currency" office:currency="EUR" office:value="0">
            <text:p>0,00 €</text:p>
          </table:table-cell>
          <table:table-cell table:style-name="ce77"/>
          <table:table-cell table:style-name="ce12" table:formula="of:=[.M49]*[.D49]" office:value-type="currency" office:currency="EUR" office:value="0">
            <text:p>0,00 €</text:p>
          </table:table-cell>
          <table:table-cell table:style-name="ce77"/>
          <table:table-cell table:style-name="ce12" table:formula="of:=[.O49]*[.D49]" office:value-type="currency" office:currency="EUR" office:value="0">
            <text:p>0,00 €</text:p>
          </table:table-cell>
          <table:table-cell table:number-columns-repeated="2" table:style-name="ce69" office:value-type="percentage" office:value="0.5">
            <text:p>50,00%</text:p>
          </table:table-cell>
          <table:table-cell table:style-name="ce12" table:formula="of:=[.J49]*([.R49]-[.Q49])" office:value-type="currency" office:currency="EUR" office:value="0">
            <text:p>0,00 €</text:p>
          </table:table-cell>
          <table:table-cell office:value-type="string">
            <text:p>coursive R+1, coursive RDC (1/face)</text:p>
          </table:table-cell>
          <table:table-cell table:number-columns-repeated="2"/>
          <table:table-cell table:style-name="ce43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2.10.3</text:p>
          </table:table-cell>
          <table:table-cell table:style-name="ce206" office:value-type="string">
            <text:p>BAEA (rep. BAEA/CC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50]*[.E50]" office:value-type="currency" office:currency="EUR" office:value="350">
            <text:p>3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0]*[.D50]" office:value-type="currency" office:currency="EUR" office:value="500">
            <text:p>500,00 €</text:p>
          </table:table-cell>
          <table:table-cell table:style-name="ce77" office:value-type="currency" office:currency="EUR" office:value="215.7">
            <text:p>215,70 €</text:p>
          </table:table-cell>
          <table:table-cell table:style-name="ce12" table:formula="of:=[.I50]*[.D50]" office:value-type="currency" office:currency="EUR" office:value="431.4">
            <text:p>431,40 €</text:p>
          </table:table-cell>
          <table:table-cell table:style-name="ce77"/>
          <table:table-cell table:style-name="ce12" table:formula="of:=[.K50]*[.D50]" office:value-type="currency" office:currency="EUR" office:value="0">
            <text:p>0,00 €</text:p>
          </table:table-cell>
          <table:table-cell table:style-name="ce77"/>
          <table:table-cell table:style-name="ce12" table:formula="of:=[.M50]*[.D50]" office:value-type="currency" office:currency="EUR" office:value="0">
            <text:p>0,00 €</text:p>
          </table:table-cell>
          <table:table-cell table:style-name="ce77"/>
          <table:table-cell table:style-name="ce12" table:formula="of:=[.O50]*[.D50]" office:value-type="currency" office:currency="EUR" office:value="0">
            <text:p>0,00 €</text:p>
          </table:table-cell>
          <table:table-cell table:number-columns-repeated="2" table:style-name="ce69" office:value-type="percentage" office:value="0.5">
            <text:p>50,00%</text:p>
          </table:table-cell>
          <table:table-cell table:style-name="ce12" table:formula="of:=[.J50]*([.R50]-[.Q50])" office:value-type="currency" office:currency="EUR" office:value="0">
            <text:p>0,00 €</text:p>
          </table:table-cell>
          <table:table-cell office:value-type="string">
            <text:p>salle polyvalente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2.10.4</text:p>
          </table:table-cell>
          <table:table-cell table:style-name="ce206" office:value-type="string">
            <text:p>Déclencheur manuel (rep. DM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1]*[.E51]" office:value-type="currency" office:currency="EUR" office:value="200">
            <text:p>20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51]*[.D51]" office:value-type="currency" office:currency="EUR" office:value="260">
            <text:p>260,00 €</text:p>
          </table:table-cell>
          <table:table-cell table:style-name="ce77" office:value-type="currency" office:currency="EUR" office:value="85.5">
            <text:p>85,50 €</text:p>
          </table:table-cell>
          <table:table-cell table:style-name="ce12" table:formula="of:=[.I51]*[.D51]" office:value-type="currency" office:currency="EUR" office:value="171">
            <text:p>171,00 €</text:p>
          </table:table-cell>
          <table:table-cell table:style-name="ce77"/>
          <table:table-cell table:style-name="ce12" table:formula="of:=[.K51]*[.D51]" office:value-type="currency" office:currency="EUR" office:value="0">
            <text:p>0,00 €</text:p>
          </table:table-cell>
          <table:table-cell table:style-name="ce77"/>
          <table:table-cell table:style-name="ce12" table:formula="of:=[.M51]*[.D51]" office:value-type="currency" office:currency="EUR" office:value="0">
            <text:p>0,00 €</text:p>
          </table:table-cell>
          <table:table-cell table:style-name="ce77"/>
          <table:table-cell table:style-name="ce12" table:formula="of:=[.O51]*[.D51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51]*([.R51]-[.Q51])" office:value-type="currency" office:currency="EUR" office:value="76.95">
            <text:p>76,95 €</text:p>
          </table:table-cell>
          <table:table-cell office:value-type="string">
            <text:p>escalier R+1, salle polyvalente RDC</text:p>
          </table:table-cell>
          <table:table-cell table:number-columns-repeated="2"/>
          <table:table-cell table:style-name="ce43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2.10.5</text:p>
          </table:table-cell>
          <table:table-cell table:style-name="ce206" office:value-type="string">
            <text:p>Diffuseur sonore (rep. DS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2]*[.E52]" office:value-type="currency" office:currency="EUR" office:value="200">
            <text:p>20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G52]*[.D52]" office:value-type="currency" office:currency="EUR" office:value="560">
            <text:p>560,00 €</text:p>
          </table:table-cell>
          <table:table-cell table:style-name="ce77" office:value-type="currency" office:currency="EUR" office:value="161.1">
            <text:p>161,10 €</text:p>
          </table:table-cell>
          <table:table-cell table:style-name="ce12" table:formula="of:=[.I52]*[.D52]" office:value-type="currency" office:currency="EUR" office:value="322.2">
            <text:p>322,20 €</text:p>
          </table:table-cell>
          <table:table-cell table:style-name="ce77"/>
          <table:table-cell table:style-name="ce12" table:formula="of:=[.K52]*[.D52]" office:value-type="currency" office:currency="EUR" office:value="0">
            <text:p>0,00 €</text:p>
          </table:table-cell>
          <table:table-cell table:style-name="ce77"/>
          <table:table-cell table:style-name="ce12" table:formula="of:=[.M52]*[.D52]" office:value-type="currency" office:currency="EUR" office:value="0">
            <text:p>0,00 €</text:p>
          </table:table-cell>
          <table:table-cell table:style-name="ce77"/>
          <table:table-cell table:style-name="ce12" table:formula="of:=[.O52]*[.D52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52]*([.R52]-[.Q52])" office:value-type="currency" office:currency="EUR" office:value="144.99">
            <text:p>144,99 €</text:p>
          </table:table-cell>
          <table:table-cell table:number-columns-repeated="3"/>
          <table:table-cell table:style-name="ce43"/>
          <table:table-cell table:style-name="ce95"/>
          <table:table-cell table:number-columns-repeated="4"/>
        </table:table-row>
        <table:table-row table:style-name="ro1">
          <table:table-cell table:style-name="ce83" office:value-type="string">
            <text:p>2.11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5" table:number-columns-repeated="15"/>
          <table:table-cell table:number-columns-repeated="9"/>
        </table:table-row>
        <table:table-row table:style-name="ro1">
          <table:table-cell table:style-name="ce83" office:value-type="string">
            <text:p>2.11.1</text:p>
          </table:table-cell>
          <table:table-cell table:style-name="ce206" office:value-type="string">
            <text:p>Prises RJ 45 (téléphone)</text:p>
          </table:table-cell>
          <table:table-cell table:style-name="ce73" office:value-type="string">
            <text:p>U</text:p>
          </table:table-cell>
          <table:table-cell table:style-name="ce76" office:value-type="float" office:value="16">
            <text:p>16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4]*[.E54]" office:value-type="currency" office:currency="EUR" office:value="3200">
            <text:p>3 200,00 €</text:p>
          </table:table-cell>
          <table:table-cell table:style-name="ce77" office:value-type="currency" office:currency="EUR" office:value="110">
            <text:p>110,00 €</text:p>
          </table:table-cell>
          <table:table-cell table:style-name="ce12" table:formula="of:=[.G54]*[.D54]" office:value-type="currency" office:currency="EUR" office:value="1760">
            <text:p>1 760,00 €</text:p>
          </table:table-cell>
          <table:table-cell table:style-name="ce77" office:value-type="currency" office:currency="EUR" office:value="104.4">
            <text:p>104,40 €</text:p>
          </table:table-cell>
          <table:table-cell table:style-name="ce12" table:formula="of:=[.I54]*[.D54]" office:value-type="currency" office:currency="EUR" office:value="1670.4">
            <text:p>1 670,40 €</text:p>
          </table:table-cell>
          <table:table-cell table:style-name="ce77"/>
          <table:table-cell table:style-name="ce12" table:formula="of:=[.K54]*[.D54]" office:value-type="currency" office:currency="EUR" office:value="0">
            <text:p>0,00 €</text:p>
          </table:table-cell>
          <table:table-cell table:style-name="ce77"/>
          <table:table-cell table:style-name="ce12" table:formula="of:=[.M54]*[.D54]" office:value-type="currency" office:currency="EUR" office:value="0">
            <text:p>0,00 €</text:p>
          </table:table-cell>
          <table:table-cell table:style-name="ce77"/>
          <table:table-cell table:style-name="ce12" table:formula="of:=[.O54]*[.D54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54]*([.R54]-[.Q54])" office:value-type="currency" office:currency="EUR" office:value="751.68">
            <text:p>751,68 €</text:p>
          </table:table-cell>
          <table:table-cell table:number-columns-repeated="4"/>
          <table:table-cell table:style-name="ce95"/>
          <table:table-cell table:number-columns-repeated="4"/>
        </table:table-row>
        <table:table-row-group>
          <table:table-row table:style-name="ro1" table:visibility="collapse">
            <table:table-cell table:style-name="ce83"/>
            <table:table-cell table:style-name="ce206" office:value-type="string">
              <text:p>Prise TV-R-SAT (télévision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00">
              <text:p>200,00 €</text:p>
            </table:table-cell>
            <table:table-cell table:style-name="ce12" table:formula="of:=[.D55]*[.E5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5]*[.D5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K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M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O55]*[.D55]" office:value-type="currency" office:currency="EUR" office:value="0">
              <text:p>0,00 €</text:p>
            </table:table-cell>
            <table:table-cell table:style-name="ce69" office:value-type="percentage" office:value="0.5">
              <text:p>50,00%</text:p>
            </table:table-cell>
            <table:table-cell table:style-name="ce69" office:value-type="percentage" office:value="0">
              <text:p>0,00%</text:p>
            </table:table-cell>
            <table:table-cell table:style-name="ce12" table:formula="of:=[.J55]*([.R55]-[.Q55])" office:value-type="currency" office:currency="EUR" office:value="-0">
              <text:p>0,00 €</text:p>
            </table:table-cell>
            <table:table-cell table:number-columns-repeated="9"/>
          </table:table-row>
        </table:table-row-group>
        <table:table-row table:style-name="ro10">
          <table:table-cell table:style-name="ce83" office:value-type="string">
            <text:p>2.11.2</text:p>
          </table:table-cell>
          <table:table-cell table:style-name="ce206" office:value-type="string">
            <text:p>ventilateurs de plafond (rep. V/PF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6]*[.E56]" office:value-type="currency" office:currency="EUR" office:value="800">
            <text:p>8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6]*[.D56]" office:value-type="currency" office:currency="EUR" office:value="2000">
            <text:p>2 000,00 €</text:p>
          </table:table-cell>
          <table:table-cell table:style-name="ce77" office:value-type="currency" office:currency="EUR" office:value="206.1">
            <text:p>206,10 €</text:p>
          </table:table-cell>
          <table:table-cell table:style-name="ce12" table:formula="of:=[.I56]*[.D56]" office:value-type="currency" office:currency="EUR" office:value="1648.8">
            <text:p>1 648,80 €</text:p>
          </table:table-cell>
          <table:table-cell table:style-name="ce77"/>
          <table:table-cell table:style-name="ce12" table:formula="of:=[.K56]*[.D56]" office:value-type="currency" office:currency="EUR" office:value="0">
            <text:p>0,00 €</text:p>
          </table:table-cell>
          <table:table-cell table:style-name="ce77"/>
          <table:table-cell table:style-name="ce12" table:formula="of:=[.M56]*[.D56]" office:value-type="currency" office:currency="EUR" office:value="0">
            <text:p>0,00 €</text:p>
          </table:table-cell>
          <table:table-cell table:style-name="ce77"/>
          <table:table-cell table:style-name="ce12" table:formula="of:=[.O56]*[.D56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56]*([.R56]-[.Q56])" office:value-type="currency" office:currency="EUR" office:value="741.96">
            <text:p>741,96 €</text:p>
          </table:table-cell>
          <table:table-cell office:value-type="string">
            <text:p>6 bureaux, 2 salle de réunion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2.11.3</text:p>
          </table:table-cell>
          <table:table-cell table:style-name="ce206" office:value-type="string">
            <text:p>attentes pour climatisation (rep. AC/AT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7]*[.E57]" office:value-type="currency" office:currency="EUR" office:value="400">
            <text:p>4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7]*[.D57]" office:value-type="currency" office:currency="EUR" office:value="480">
            <text:p>480,00 €</text:p>
          </table:table-cell>
          <table:table-cell table:style-name="ce77" office:value-type="currency" office:currency="EUR" office:value="129.9">
            <text:p>129,90 €</text:p>
          </table:table-cell>
          <table:table-cell table:style-name="ce12" table:formula="of:=[.I57]*[.D57]" office:value-type="currency" office:currency="EUR" office:value="1039.2">
            <text:p>1 039,20 €</text:p>
          </table:table-cell>
          <table:table-cell table:style-name="ce77"/>
          <table:table-cell table:style-name="ce12" table:formula="of:=[.K57]*[.D57]" office:value-type="currency" office:currency="EUR" office:value="0">
            <text:p>0,00 €</text:p>
          </table:table-cell>
          <table:table-cell table:style-name="ce77"/>
          <table:table-cell table:style-name="ce12" table:formula="of:=[.M57]*[.D57]" office:value-type="currency" office:currency="EUR" office:value="0">
            <text:p>0,00 €</text:p>
          </table:table-cell>
          <table:table-cell table:style-name="ce77"/>
          <table:table-cell table:style-name="ce12" table:formula="of:=[.O57]*[.D57]" office:value-type="currency" office:currency="EUR" office:value="0">
            <text:p>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J57]*([.R57]-[.Q57])" office:value-type="currency" office:currency="EUR" office:value="0">
            <text:p>0,00 €</text:p>
          </table:table-cell>
          <table:table-cell office:value-type="string">
            <text:p>6 bureaux, 2 salle de réunion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">
          <table:table-cell table:style-name="ce83" office:value-type="string">
            <text:p>2.11.4</text:p>
          </table:table-cell>
          <table:table-cell table:style-name="ce206" office:value-type="string">
            <text:p>attentes pour alimentation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8]*[.E58]" office:value-type="currency" office:currency="EUR" office:value="200">
            <text:p>2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58]*[.D58]" office:value-type="currency" office:currency="EUR" office:value="180">
            <text:p>180,0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I58]*[.D58]" office:value-type="currency" office:currency="EUR" office:value="225">
            <text:p>225,00 €</text:p>
          </table:table-cell>
          <table:table-cell table:style-name="ce77"/>
          <table:table-cell table:style-name="ce12" table:formula="of:=[.K58]*[.D58]" office:value-type="currency" office:currency="EUR" office:value="0">
            <text:p>0,00 €</text:p>
          </table:table-cell>
          <table:table-cell table:style-name="ce77"/>
          <table:table-cell table:style-name="ce12" table:formula="of:=[.M58]*[.D58]" office:value-type="currency" office:currency="EUR" office:value="0">
            <text:p>0,00 €</text:p>
          </table:table-cell>
          <table:table-cell table:style-name="ce77"/>
          <table:table-cell table:style-name="ce12" table:formula="of:=[.O58]*[.D58]" office:value-type="currency" office:currency="EUR" office:value="0">
            <text:p>0,00 €</text:p>
          </table:table-cell>
          <table:table-cell table:style-name="ce69" office:value-type="percentage" office:value="0.5">
            <text:p>5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58]*([.R58]-[.Q58])" office:value-type="currency" office:currency="EUR" office:value="101.25">
            <text:p>101,25 €</text:p>
          </table:table-cell>
          <table:table-cell office:value-type="string">
            <text:p>escalier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">
          <table:table-cell table:style-name="ce83" office:value-type="string">
            <text:p>2.11.5</text:p>
          </table:table-cell>
          <table:table-cell table:style-name="ce206" office:value-type="string">
            <text:p>attentes pour VMC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9]*[.E59]" office:value-type="currency" office:currency="EUR" office:value="50">
            <text:p>5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9]*[.D59]" office:value-type="currency" office:currency="EUR" office:value="60">
            <text:p>60,00 €</text:p>
          </table:table-cell>
          <table:table-cell table:style-name="ce77" office:value-type="currency" office:currency="EUR" office:value="102.9">
            <text:p>102,90 €</text:p>
          </table:table-cell>
          <table:table-cell table:style-name="ce12" table:formula="of:=[.I59]*[.D59]" office:value-type="currency" office:currency="EUR" office:value="102.9">
            <text:p>102,90 €</text:p>
          </table:table-cell>
          <table:table-cell table:style-name="ce77"/>
          <table:table-cell table:style-name="ce12" table:formula="of:=[.K59]*[.D59]" office:value-type="currency" office:currency="EUR" office:value="0">
            <text:p>0,00 €</text:p>
          </table:table-cell>
          <table:table-cell table:style-name="ce77"/>
          <table:table-cell table:style-name="ce12" table:formula="of:=[.M59]*[.D59]" office:value-type="currency" office:currency="EUR" office:value="0">
            <text:p>0,00 €</text:p>
          </table:table-cell>
          <table:table-cell table:style-name="ce77"/>
          <table:table-cell table:style-name="ce12" table:formula="of:=[.O59]*[.D59]" office:value-type="currency" office:currency="EUR" office:value="0">
            <text:p>0,00 €</text:p>
          </table:table-cell>
          <table:table-cell table:number-columns-repeated="2" table:style-name="ce69" office:value-type="percentage" office:value="0.95">
            <text:p>95,00%</text:p>
          </table:table-cell>
          <table:table-cell table:style-name="ce12" table:formula="of:=[.J59]*([.R59]-[.Q59])" office:value-type="currency" office:currency="EUR" office:value="0">
            <text:p>0,00 €</text:p>
          </table:table-cell>
          <table:table-cell office:value-type="string">
            <text:p><text:s/>2WC</text:p>
          </table:table-cell>
          <table:table-cell table:number-columns-repeated="3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2.12</text:p>
          </table:table-cell>
          <table:table-cell table:style-name="ce8" office:value-type="string">
            <text:p>Rapport de conformité d'un organisme agréé et consuel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60]*[.E60]" office:value-type="currency" office:currency="EUR" office:value="500">
            <text:p>5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0]*[.D60]" office:value-type="currency" office:currency="EUR" office:value="675">
            <text:p>675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60]*[.D60]" office:value-type="currency" office:currency="EUR" office:value="944.1">
            <text:p>944,10 €</text:p>
          </table:table-cell>
          <table:table-cell table:style-name="ce77"/>
          <table:table-cell table:style-name="ce12" table:formula="of:=[.K60]*[.D60]" office:value-type="currency" office:currency="EUR" office:value="0">
            <text:p>0,00 €</text:p>
          </table:table-cell>
          <table:table-cell table:style-name="ce77"/>
          <table:table-cell table:style-name="ce12" table:formula="of:=[.M60]*[.D60]" office:value-type="currency" office:currency="EUR" office:value="0">
            <text:p>0,00 €</text:p>
          </table:table-cell>
          <table:table-cell table:style-name="ce77"/>
          <table:table-cell table:style-name="ce12" table:formula="of:=[.O60]*[.D60]" office:value-type="currency" office:currency="EUR" office:value="0">
            <text:p>0,00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J60]*([.R60]-[.Q60])" office:value-type="currency" office:currency="EUR" office:value="0">
            <text:p>0,00 €</text:p>
          </table:table-cell>
          <table:table-cell table:number-columns-repeated="4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3</text:p>
          </table:table-cell>
          <table:table-cell table:style-name="ce8" office:value-type="string">
            <text:p>TS1 cf OS ?</text:p>
          </table:table-cell>
          <table:table-cell table:style-name="ce73" office:value-type="string">
            <text:p>Ens</text:p>
          </table:table-cell>
          <table:table-cell table:style-name="ce76"/>
          <table:table-cell table:style-name="ce12" office:value-type="currency" office:currency="EUR" office:value="500">
            <text:p>500,00 €</text:p>
          </table:table-cell>
          <table:table-cell table:style-name="ce12" table:formula="of:=[.D61]*[.E61]" office:value-type="currency" office:currency="EUR" office:value="0">
            <text:p>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1]*[.D61]" office:value-type="currency" office:currency="EUR" office:value="0">
            <text:p>0,00 €</text:p>
          </table:table-cell>
          <table:table-cell table:style-name="ce77"/>
          <table:table-cell table:style-name="ce12" table:formula="of:=[.I61]*[.D61]" office:value-type="currency" office:currency="EUR" office:value="0">
            <text:p>0,00 €</text:p>
          </table:table-cell>
          <table:table-cell table:style-name="ce77"/>
          <table:table-cell table:style-name="ce12" table:formula="of:=[.K61]*[.D61]" office:value-type="currency" office:currency="EUR" office:value="0">
            <text:p>0,00 €</text:p>
          </table:table-cell>
          <table:table-cell table:style-name="ce77"/>
          <table:table-cell table:style-name="ce12" table:formula="of:=[.M61]*[.D61]" office:value-type="currency" office:currency="EUR" office:value="0">
            <text:p>0,00 €</text:p>
          </table:table-cell>
          <table:table-cell table:style-name="ce77"/>
          <table:table-cell table:style-name="ce12" table:formula="of:=[.O61]*[.D61]" office:value-type="currency" office:currency="EUR" office:value="0">
            <text:p>0,00 €</text:p>
          </table:table-cell>
          <table:table-cell table:number-columns-repeated="2" table:style-name="ce69" office:value-type="percentage" office:value="0">
            <text:p>0,00%</text:p>
          </table:table-cell>
          <table:table-cell table:style-name="ce12" table:formula="of:=[.J61]*([.R61]-[.Q61])" office:value-type="currency" office:currency="EUR" office:value="0">
            <text:p>0,00 €</text:p>
          </table:table-cell>
          <table:table-cell table:number-columns-repeated="4"/>
          <table:table-cell table:style-name="ce95"/>
          <table:table-cell table:number-columns-repeated="4"/>
        </table:table-row>
        <table:table-row table:style-name="ro10">
          <table:table-cell table:style-name="ce83" office:value-type="string">
            <text:p>4</text:p>
          </table:table-cell>
          <table:table-cell table:style-name="ce8" office:value-type="string">
            <text:p>TS2 cf OS 5 &amp; avenant 2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62]*[.E62]" office:value-type="currency" office:currency="EUR" office:value="500">
            <text:p>5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2]*[.D62]" office:value-type="currency" office:currency="EUR" office:value="675">
            <text:p>675,00 €</text:p>
          </table:table-cell>
          <table:table-cell table:style-name="ce77" office:value-type="currency" office:currency="EUR" office:value="3180.6">
            <text:p>3 180,60 €</text:p>
          </table:table-cell>
          <table:table-cell table:style-name="ce12" table:formula="of:=[.I62]*[.D62]" office:value-type="currency" office:currency="EUR" office:value="3180.6">
            <text:p>3 180,60 €</text:p>
          </table:table-cell>
          <table:table-cell table:style-name="ce77"/>
          <table:table-cell table:style-name="ce12" table:formula="of:=[.K62]*[.D62]" office:value-type="currency" office:currency="EUR" office:value="0">
            <text:p>0,00 €</text:p>
          </table:table-cell>
          <table:table-cell table:style-name="ce77"/>
          <table:table-cell table:style-name="ce12" table:formula="of:=[.M62]*[.D62]" office:value-type="currency" office:currency="EUR" office:value="0">
            <text:p>0,00 €</text:p>
          </table:table-cell>
          <table:table-cell table:style-name="ce77"/>
          <table:table-cell table:style-name="ce12" table:formula="of:=[.O62]*[.D62]" office:value-type="currency" office:currency="EUR" office:value="0">
            <text:p>0,00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5">
            <text:p>50,00%</text:p>
          </table:table-cell>
          <table:table-cell table:style-name="ce12" table:formula="of:=[.J62]*([.R62]-[.Q62])" office:value-type="currency" office:currency="EUR" office:value="1590.3">
            <text:p>1 590,30 €</text:p>
          </table:table-cell>
          <table:table-cell table:number-columns-repeated="4"/>
          <table:table-cell table:style-name="ce9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3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0])" office:value-type="currency" office:currency="EUR" office:value="30485">
            <text:p>30 485,00 €</text:p>
          </table:table-cell>
          <table:table-cell table:style-name="ce19"/>
          <table:table-cell table:style-name="ce19" table:formula="of:=SUM([.H3:.H60])" office:value-type="currency" office:currency="EUR" office:value="32220">
            <text:p>32 220,00 €</text:p>
          </table:table-cell>
          <table:table-cell table:style-name="ce19"/>
          <table:table-cell table:style-name="ce19" table:formula="of:=SUM([.J3:.J60])" office:value-type="currency" office:currency="EUR" office:value="31744.66">
            <text:p>31 744,66 €</text:p>
          </table:table-cell>
          <table:table-cell table:style-name="ce19"/>
          <table:table-cell table:style-name="ce19" table:formula="of:=SUM([.L3:.L60])" office:value-type="currency" office:currency="EUR" office:value="0">
            <text:p>0,00 €</text:p>
          </table:table-cell>
          <table:table-cell table:style-name="ce19"/>
          <table:table-cell table:style-name="ce19" table:formula="of:=SUM([.N3:.N60])" office:value-type="currency" office:currency="EUR" office:value="0">
            <text:p>0,00 €</text:p>
          </table:table-cell>
          <table:table-cell table:style-name="ce19"/>
          <table:table-cell table:style-name="ce19" table:formula="of:=SUM([.P3:.P60])" office:value-type="currency" office:currency="EUR" office:value="0">
            <text:p>0,00 €</text:p>
          </table:table-cell>
          <table:table-cell table:style-name="ce19" table:number-columns-repeated="2"/>
          <table:table-cell table:style-name="ce19" table:formula="of:=SUM([.S3:.S62])" office:value-type="currency" office:currency="EUR" office:value="9085.023">
            <text:p>9 085,02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07" office:value-type="string">
            <text:p>rapport offre entreprise / estim Moe :</text:p>
          </table:table-cell>
          <table:table-cell table:style-name="ce78" table:formula="of:=[.H64]/[.F64]" office:value-type="percentage" office:value="1.05691323601771">
            <text:p>105,69%</text:p>
          </table:table-cell>
          <table:table-cell/>
          <table:table-cell table:style-name="ce78" table:formula="of:=[.J64]/[.F64]" office:value-type="percentage" office:value="1.04132064949975">
            <text:p>104,13%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3"/>
        </table:table-row>
        <table:table-row table:style-name="ro1">
          <table:table-cell table:style-name="ce83"/>
          <table:table-cell table:style-name="ce8" office:value-type="string">
            <text:p>Éclairage bâtiment</text:p>
          </table:table-cell>
          <table:table-cell table:style-name="ce5" table:number-columns-repeated="17"/>
          <table:table-cell table:number-columns-repeated="9"/>
        </table:table-row>
        <table:table-row table:style-name="ro1">
          <table:table-cell table:style-name="ce83"/>
          <table:table-cell table:style-name="ce70" office:value-type="string">
            <text:p>intérieur</text:p>
          </table:table-cell>
          <table:table-cell table:style-name="ce5" table:number-columns-repeated="17"/>
          <table:table-cell table:number-columns-repeated="9"/>
        </table:table-row>
        <table:table-row table:style-name="ro1">
          <table:table-cell table:style-name="ce83"/>
          <table:table-cell table:style-name="ce8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9]*[.E69]" office:value-type="currency" office:currency="EUR" office:value="0">
            <text:p>0,00 €</text:p>
          </table:table-cell>
          <table:table-cell table:style-name="ce77"/>
          <table:table-cell table:style-name="ce12" table:formula="of:=[.G69]*[.D69]" office:value-type="currency" office:currency="EUR" office:value="0">
            <text:p>0,00 €</text:p>
          </table:table-cell>
          <table:table-cell table:style-name="ce77"/>
          <table:table-cell table:style-name="ce12" table:formula="of:=[.I69]*[.D69]" office:value-type="currency" office:currency="EUR" office:value="0">
            <text:p>0,00 €</text:p>
          </table:table-cell>
          <table:table-cell table:style-name="ce77"/>
          <table:table-cell table:style-name="ce12" table:formula="of:=[.K69]*[.D69]" office:value-type="currency" office:currency="EUR" office:value="0">
            <text:p>0,00 €</text:p>
          </table:table-cell>
          <table:table-cell table:style-name="ce77"/>
          <table:table-cell table:style-name="ce12" table:formula="of:=[.M69]*[.D69]" office:value-type="currency" office:currency="EUR" office:value="0">
            <text:p>0,00 €</text:p>
          </table:table-cell>
          <table:table-cell table:style-name="ce77"/>
          <table:table-cell table:style-name="ce12" table:formula="of:=[.O69]*[.D69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88" office:value-type="string">
            <text:p>Point lumineux en applique (rep. PL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0]*[.E70]" office:value-type="currency" office:currency="EUR" office:value="0">
            <text:p>0,00 €</text:p>
          </table:table-cell>
          <table:table-cell table:style-name="ce77"/>
          <table:table-cell table:style-name="ce12" table:formula="of:=[.G70]*[.D70]" office:value-type="currency" office:currency="EUR" office:value="0">
            <text:p>0,00 €</text:p>
          </table:table-cell>
          <table:table-cell table:style-name="ce77"/>
          <table:table-cell table:style-name="ce12" table:formula="of:=[.I70]*[.D70]" office:value-type="currency" office:currency="EUR" office:value="0">
            <text:p>0,00 €</text:p>
          </table:table-cell>
          <table:table-cell table:style-name="ce77"/>
          <table:table-cell table:style-name="ce12" table:formula="of:=[.K70]*[.D70]" office:value-type="currency" office:currency="EUR" office:value="0">
            <text:p>0,00 €</text:p>
          </table:table-cell>
          <table:table-cell table:style-name="ce77"/>
          <table:table-cell table:style-name="ce12" table:formula="of:=[.M70]*[.D70]" office:value-type="currency" office:currency="EUR" office:value="0">
            <text:p>0,00 €</text:p>
          </table:table-cell>
          <table:table-cell table:style-name="ce77"/>
          <table:table-cell table:style-name="ce12" table:formula="of:=[.O70]*[.D70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83"/>
            <table:table-cell table:style-name="ce8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71]*[.E71]" office:value-type="currency" office:currency="EUR" office:value="0">
              <text:p>0,00 €</text:p>
            </table:table-cell>
            <table:table-cell table:style-name="ce77"/>
            <table:table-cell table:style-name="ce12" table:formula="of:=[.G71]*[.D71]" office:value-type="currency" office:currency="EUR" office:value="0">
              <text:p>0,00 €</text:p>
            </table:table-cell>
            <table:table-cell table:style-name="ce77"/>
            <table:table-cell table:style-name="ce12" table:formula="of:=[.I71]*[.D71]" office:value-type="currency" office:currency="EUR" office:value="0">
              <text:p>0,00 €</text:p>
            </table:table-cell>
            <table:table-cell table:style-name="ce77"/>
            <table:table-cell table:style-name="ce12" table:formula="of:=[.K71]*[.D71]" office:value-type="currency" office:currency="EUR" office:value="0">
              <text:p>0,00 €</text:p>
            </table:table-cell>
            <table:table-cell table:style-name="ce77"/>
            <table:table-cell table:style-name="ce12" table:formula="of:=[.M71]*[.D71]" office:value-type="currency" office:currency="EUR" office:value="0">
              <text:p>0,00 €</text:p>
            </table:table-cell>
            <table:table-cell table:style-name="ce77"/>
            <table:table-cell table:style-name="ce12" table:formula="of:=[.O71]*[.D71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83"/>
            <table:table-cell table:style-name="ce88" office:value-type="string">
              <text:p>Luminaire halogène TBT 20W encastré ds plafond (rep LH/PF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/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77"/>
            <table:table-cell table:style-name="ce12" table:formula="of:=[.I72]*[.D72]" office:value-type="currency" office:currency="EUR" office:value="0">
              <text:p>0,00 €</text:p>
            </table:table-cell>
            <table:table-cell table:style-name="ce77"/>
            <table:table-cell table:style-name="ce12" table:formula="of:=[.K72]*[.D72]" office:value-type="currency" office:currency="EUR" office:value="0">
              <text:p>0,00 €</text:p>
            </table:table-cell>
            <table:table-cell table:style-name="ce77"/>
            <table:table-cell table:style-name="ce12" table:formula="of:=[.M72]*[.D72]" office:value-type="currency" office:currency="EUR" office:value="0">
              <text:p>0,00 €</text:p>
            </table:table-cell>
            <table:table-cell table:style-name="ce77"/>
            <table:table-cell table:style-name="ce12" table:formula="of:=[.O72]*[.D72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83"/>
          <table:table-cell table:style-name="ce88" office:value-type="string">
            <text:p>Luminaire néon 36W en suspension (rep. LN/S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1024">
            <text:p>1 024,00 €</text:p>
          </table:table-cell>
          <table:table-cell table:style-name="ce12" table:formula="of:=[.D73]*[.E73]" office:value-type="currency" office:currency="EUR" office:value="0">
            <text:p>0,00 €</text:p>
          </table:table-cell>
          <table:table-cell table:style-name="ce77"/>
          <table:table-cell table:style-name="ce12" table:formula="of:=[.G73]*[.D73]" office:value-type="currency" office:currency="EUR" office:value="0">
            <text:p>0,00 €</text:p>
          </table:table-cell>
          <table:table-cell table:style-name="ce77"/>
          <table:table-cell table:style-name="ce12" table:formula="of:=[.I73]*[.D73]" office:value-type="currency" office:currency="EUR" office:value="0">
            <text:p>0,00 €</text:p>
          </table:table-cell>
          <table:table-cell table:style-name="ce77"/>
          <table:table-cell table:style-name="ce12" table:formula="of:=[.K73]*[.D73]" office:value-type="currency" office:currency="EUR" office:value="0">
            <text:p>0,00 €</text:p>
          </table:table-cell>
          <table:table-cell table:style-name="ce77"/>
          <table:table-cell table:style-name="ce12" table:formula="of:=[.M73]*[.D73]" office:value-type="currency" office:currency="EUR" office:value="0">
            <text:p>0,00 €</text:p>
          </table:table-cell>
          <table:table-cell table:style-name="ce77"/>
          <table:table-cell table:style-name="ce12" table:formula="of:=[.O73]*[.D73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88" office:value-type="string">
            <text:p>Luminaire iodures métalliques 70W en applique (rep. PI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30">
            <text:p>330,00 €</text:p>
          </table:table-cell>
          <table:table-cell table:style-name="ce12" table:formula="of:=[.D74]*[.E74]" office:value-type="currency" office:currency="EUR" office:value="0">
            <text:p>0,00 €</text:p>
          </table:table-cell>
          <table:table-cell table:style-name="ce77"/>
          <table:table-cell table:style-name="ce12" table:formula="of:=[.G74]*[.D74]" office:value-type="currency" office:currency="EUR" office:value="0">
            <text:p>0,00 €</text:p>
          </table:table-cell>
          <table:table-cell table:style-name="ce77"/>
          <table:table-cell table:style-name="ce12" table:formula="of:=[.I74]*[.D74]" office:value-type="currency" office:currency="EUR" office:value="0">
            <text:p>0,00 €</text:p>
          </table:table-cell>
          <table:table-cell table:style-name="ce77"/>
          <table:table-cell table:style-name="ce12" table:formula="of:=[.K74]*[.D74]" office:value-type="currency" office:currency="EUR" office:value="0">
            <text:p>0,00 €</text:p>
          </table:table-cell>
          <table:table-cell table:style-name="ce77"/>
          <table:table-cell table:style-name="ce12" table:formula="of:=[.M74]*[.D74]" office:value-type="currency" office:currency="EUR" office:value="0">
            <text:p>0,00 €</text:p>
          </table:table-cell>
          <table:table-cell table:style-name="ce77"/>
          <table:table-cell table:style-name="ce12" table:formula="of:=[.O74]*[.D74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70" office:value-type="string">
            <text:p>extérieur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83"/>
          <table:table-cell table:style-name="ce88" office:value-type="string">
            <text:p>Hublot IP54</text:p>
          </table:table-cell>
          <table:table-cell table:style-name="ce73"/>
          <table:table-cell table:style-name="ce76"/>
          <table:table-cell table:style-name="ce12" office:value-type="currency" office:currency="EUR" office:value="125">
            <text:p>125,00 €</text:p>
          </table:table-cell>
          <table:table-cell table:style-name="ce12" table:formula="of:=[.D76]*[.E76]" office:value-type="currency" office:currency="EUR" office:value="0">
            <text:p>0,00 €</text:p>
          </table:table-cell>
          <table:table-cell table:style-name="ce77"/>
          <table:table-cell table:style-name="ce12" table:formula="of:=[.G76]*[.D76]" office:value-type="currency" office:currency="EUR" office:value="0">
            <text:p>0,00 €</text:p>
          </table:table-cell>
          <table:table-cell table:style-name="ce77"/>
          <table:table-cell table:style-name="ce12" table:formula="of:=[.I76]*[.D76]" office:value-type="currency" office:currency="EUR" office:value="0">
            <text:p>0,00 €</text:p>
          </table:table-cell>
          <table:table-cell table:style-name="ce77"/>
          <table:table-cell table:style-name="ce12" table:formula="of:=[.K76]*[.D76]" office:value-type="currency" office:currency="EUR" office:value="0">
            <text:p>0,00 €</text:p>
          </table:table-cell>
          <table:table-cell table:style-name="ce77"/>
          <table:table-cell table:style-name="ce12" table:formula="of:=[.M76]*[.D76]" office:value-type="currency" office:currency="EUR" office:value="0">
            <text:p>0,00 €</text:p>
          </table:table-cell>
          <table:table-cell table:style-name="ce77"/>
          <table:table-cell table:style-name="ce12" table:formula="of:=[.O76]*[.D76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88" office:value-type="string">
            <text:p>Projecteur iodures métalliques 70W en applique IP 65 (rep. PI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70">
            <text:p>470,00 €</text:p>
          </table:table-cell>
          <table:table-cell table:style-name="ce12" table:formula="of:=[.D77]*[.E77]" office:value-type="currency" office:currency="EUR" office:value="0">
            <text:p>0,00 €</text:p>
          </table:table-cell>
          <table:table-cell table:style-name="ce77"/>
          <table:table-cell table:style-name="ce12" table:formula="of:=[.G77]*[.D77]" office:value-type="currency" office:currency="EUR" office:value="0">
            <text:p>0,00 €</text:p>
          </table:table-cell>
          <table:table-cell table:style-name="ce77"/>
          <table:table-cell table:style-name="ce12" table:formula="of:=[.I77]*[.D77]" office:value-type="currency" office:currency="EUR" office:value="0">
            <text:p>0,00 €</text:p>
          </table:table-cell>
          <table:table-cell table:style-name="ce77"/>
          <table:table-cell table:style-name="ce12" table:formula="of:=[.K77]*[.D77]" office:value-type="currency" office:currency="EUR" office:value="0">
            <text:p>0,00 €</text:p>
          </table:table-cell>
          <table:table-cell table:style-name="ce77"/>
          <table:table-cell table:style-name="ce12" table:formula="of:=[.M77]*[.D77]" office:value-type="currency" office:currency="EUR" office:value="0">
            <text:p>0,00 €</text:p>
          </table:table-cell>
          <table:table-cell table:style-name="ce77"/>
          <table:table-cell table:style-name="ce12" table:formula="of:=[.O77]*[.D77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88" office:value-type="string">
            <text:p>Luminaire encastré leds 4W IP65 (rep. LE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80">
            <text:p>380,00 €</text:p>
          </table:table-cell>
          <table:table-cell table:style-name="ce12" table:formula="of:=[.D78]*[.E78]" office:value-type="currency" office:currency="EUR" office:value="0">
            <text:p>0,00 €</text:p>
          </table:table-cell>
          <table:table-cell table:style-name="ce77"/>
          <table:table-cell table:style-name="ce12" table:formula="of:=[.G78]*[.D78]" office:value-type="currency" office:currency="EUR" office:value="0">
            <text:p>0,00 €</text:p>
          </table:table-cell>
          <table:table-cell table:style-name="ce77"/>
          <table:table-cell table:style-name="ce12" table:formula="of:=[.I78]*[.D78]" office:value-type="currency" office:currency="EUR" office:value="0">
            <text:p>0,00 €</text:p>
          </table:table-cell>
          <table:table-cell table:style-name="ce77"/>
          <table:table-cell table:style-name="ce12" table:formula="of:=[.K78]*[.D78]" office:value-type="currency" office:currency="EUR" office:value="0">
            <text:p>0,00 €</text:p>
          </table:table-cell>
          <table:table-cell table:style-name="ce77"/>
          <table:table-cell table:style-name="ce12" table:formula="of:=[.M78]*[.D78]" office:value-type="currency" office:currency="EUR" office:value="0">
            <text:p>0,00 €</text:p>
          </table:table-cell>
          <table:table-cell table:style-name="ce77"/>
          <table:table-cell table:style-name="ce12" table:formula="of:=[.O78]*[.D78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5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Simp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0]*[.E80]" office:value-type="currency" office:currency="EUR" office:value="0">
            <text:p>0,00 €</text:p>
          </table:table-cell>
          <table:table-cell table:style-name="ce77"/>
          <table:table-cell table:style-name="ce12" table:formula="of:=[.G80]*[.D80]" office:value-type="currency" office:currency="EUR" office:value="0">
            <text:p>0,00 €</text:p>
          </table:table-cell>
          <table:table-cell table:style-name="ce77"/>
          <table:table-cell table:style-name="ce12" table:formula="of:=[.I80]*[.D80]" office:value-type="currency" office:currency="EUR" office:value="0">
            <text:p>0,00 €</text:p>
          </table:table-cell>
          <table:table-cell table:style-name="ce77"/>
          <table:table-cell table:style-name="ce12" table:formula="of:=[.K80]*[.D80]" office:value-type="currency" office:currency="EUR" office:value="0">
            <text:p>0,00 €</text:p>
          </table:table-cell>
          <table:table-cell table:style-name="ce77"/>
          <table:table-cell table:style-name="ce12" table:formula="of:=[.M80]*[.D80]" office:value-type="currency" office:currency="EUR" office:value="0">
            <text:p>0,00 €</text:p>
          </table:table-cell>
          <table:table-cell table:style-name="ce77"/>
          <table:table-cell table:style-name="ce12" table:formula="of:=[.O80]*[.D80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Doub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1]*[.E81]" office:value-type="currency" office:currency="EUR" office:value="0">
            <text:p>0,00 €</text:p>
          </table:table-cell>
          <table:table-cell table:style-name="ce77"/>
          <table:table-cell table:style-name="ce12" table:formula="of:=[.G81]*[.D81]" office:value-type="currency" office:currency="EUR" office:value="0">
            <text:p>0,00 €</text:p>
          </table:table-cell>
          <table:table-cell table:style-name="ce77"/>
          <table:table-cell table:style-name="ce12" table:formula="of:=[.I81]*[.D81]" office:value-type="currency" office:currency="EUR" office:value="0">
            <text:p>0,00 €</text:p>
          </table:table-cell>
          <table:table-cell table:style-name="ce77"/>
          <table:table-cell table:style-name="ce12" table:formula="of:=[.K81]*[.D81]" office:value-type="currency" office:currency="EUR" office:value="0">
            <text:p>0,00 €</text:p>
          </table:table-cell>
          <table:table-cell table:style-name="ce77"/>
          <table:table-cell table:style-name="ce12" table:formula="of:=[.M81]*[.D81]" office:value-type="currency" office:currency="EUR" office:value="0">
            <text:p>0,00 €</text:p>
          </table:table-cell>
          <table:table-cell table:style-name="ce77"/>
          <table:table-cell table:style-name="ce12" table:formula="of:=[.O81]*[.D81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Va et vien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2]*[.E82]" office:value-type="currency" office:currency="EUR" office:value="0">
            <text:p>0,00 €</text:p>
          </table:table-cell>
          <table:table-cell table:style-name="ce77"/>
          <table:table-cell table:style-name="ce12" table:formula="of:=[.G82]*[.D82]" office:value-type="currency" office:currency="EUR" office:value="0">
            <text:p>0,00 €</text:p>
          </table:table-cell>
          <table:table-cell table:style-name="ce77"/>
          <table:table-cell table:style-name="ce12" table:formula="of:=[.I82]*[.D82]" office:value-type="currency" office:currency="EUR" office:value="0">
            <text:p>0,00 €</text:p>
          </table:table-cell>
          <table:table-cell table:style-name="ce77"/>
          <table:table-cell table:style-name="ce12" table:formula="of:=[.K82]*[.D82]" office:value-type="currency" office:currency="EUR" office:value="0">
            <text:p>0,00 €</text:p>
          </table:table-cell>
          <table:table-cell table:style-name="ce77"/>
          <table:table-cell table:style-name="ce12" table:formula="of:=[.M82]*[.D82]" office:value-type="currency" office:currency="EUR" office:value="0">
            <text:p>0,00 €</text:p>
          </table:table-cell>
          <table:table-cell table:style-name="ce77"/>
          <table:table-cell table:style-name="ce12" table:formula="of:=[.O82]*[.D82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Temporisés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3]*[.E83]" office:value-type="currency" office:currency="EUR" office:value="0">
            <text:p>0,00 €</text:p>
          </table:table-cell>
          <table:table-cell table:style-name="ce77"/>
          <table:table-cell table:style-name="ce12" table:formula="of:=[.G83]*[.D83]" office:value-type="currency" office:currency="EUR" office:value="0">
            <text:p>0,00 €</text:p>
          </table:table-cell>
          <table:table-cell table:style-name="ce77"/>
          <table:table-cell table:style-name="ce12" table:formula="of:=[.I83]*[.D83]" office:value-type="currency" office:currency="EUR" office:value="0">
            <text:p>0,00 €</text:p>
          </table:table-cell>
          <table:table-cell table:style-name="ce77"/>
          <table:table-cell table:style-name="ce12" table:formula="of:=[.K83]*[.D83]" office:value-type="currency" office:currency="EUR" office:value="0">
            <text:p>0,00 €</text:p>
          </table:table-cell>
          <table:table-cell table:style-name="ce77"/>
          <table:table-cell table:style-name="ce12" table:formula="of:=[.M83]*[.D83]" office:value-type="currency" office:currency="EUR" office:value="0">
            <text:p>0,00 €</text:p>
          </table:table-cell>
          <table:table-cell table:style-name="ce77"/>
          <table:table-cell table:style-name="ce12" table:formula="of:=[.O83]*[.D83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Sur programmateur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4]*[.E84]" office:value-type="currency" office:currency="EUR" office:value="0">
            <text:p>0,00 €</text:p>
          </table:table-cell>
          <table:table-cell table:style-name="ce77"/>
          <table:table-cell table:style-name="ce12" table:formula="of:=[.G84]*[.D84]" office:value-type="currency" office:currency="EUR" office:value="0">
            <text:p>0,00 €</text:p>
          </table:table-cell>
          <table:table-cell table:style-name="ce77"/>
          <table:table-cell table:style-name="ce12" table:formula="of:=[.I84]*[.D84]" office:value-type="currency" office:currency="EUR" office:value="0">
            <text:p>0,00 €</text:p>
          </table:table-cell>
          <table:table-cell table:style-name="ce77"/>
          <table:table-cell table:style-name="ce12" table:formula="of:=[.K84]*[.D84]" office:value-type="currency" office:currency="EUR" office:value="0">
            <text:p>0,00 €</text:p>
          </table:table-cell>
          <table:table-cell table:style-name="ce77"/>
          <table:table-cell table:style-name="ce12" table:formula="of:=[.M84]*[.D84]" office:value-type="currency" office:currency="EUR" office:value="0">
            <text:p>0,00 €</text:p>
          </table:table-cell>
          <table:table-cell table:style-name="ce77"/>
          <table:table-cell table:style-name="ce12" table:formula="of:=[.O84]*[.D84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Sur détecteur de présenc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5]*[.E85]" office:value-type="currency" office:currency="EUR" office:value="0">
            <text:p>0,00 €</text:p>
          </table:table-cell>
          <table:table-cell table:style-name="ce77"/>
          <table:table-cell table:style-name="ce12" table:formula="of:=[.G85]*[.D85]" office:value-type="currency" office:currency="EUR" office:value="0">
            <text:p>0,00 €</text:p>
          </table:table-cell>
          <table:table-cell table:style-name="ce77"/>
          <table:table-cell table:style-name="ce12" table:formula="of:=[.I85]*[.D85]" office:value-type="currency" office:currency="EUR" office:value="0">
            <text:p>0,00 €</text:p>
          </table:table-cell>
          <table:table-cell table:style-name="ce77"/>
          <table:table-cell table:style-name="ce12" table:formula="of:=[.K85]*[.D85]" office:value-type="currency" office:currency="EUR" office:value="0">
            <text:p>0,00 €</text:p>
          </table:table-cell>
          <table:table-cell table:style-name="ce77"/>
          <table:table-cell table:style-name="ce12" table:formula="of:=[.M85]*[.D85]" office:value-type="currency" office:currency="EUR" office:value="0">
            <text:p>0,00 €</text:p>
          </table:table-cell>
          <table:table-cell table:style-name="ce77"/>
          <table:table-cell table:style-name="ce12" table:formula="of:=[.O85]*[.D85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sur détecteur de luminosité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6]*[.E86]" office:value-type="currency" office:currency="EUR" office:value="0">
            <text:p>0,00 €</text:p>
          </table:table-cell>
          <table:table-cell table:style-name="ce77"/>
          <table:table-cell table:style-name="ce12" table:formula="of:=[.G86]*[.D86]" office:value-type="currency" office:currency="EUR" office:value="0">
            <text:p>0,00 €</text:p>
          </table:table-cell>
          <table:table-cell table:style-name="ce77"/>
          <table:table-cell table:style-name="ce12" table:formula="of:=[.I86]*[.D86]" office:value-type="currency" office:currency="EUR" office:value="0">
            <text:p>0,00 €</text:p>
          </table:table-cell>
          <table:table-cell table:style-name="ce77"/>
          <table:table-cell table:style-name="ce12" table:formula="of:=[.K86]*[.D86]" office:value-type="currency" office:currency="EUR" office:value="0">
            <text:p>0,00 €</text:p>
          </table:table-cell>
          <table:table-cell table:style-name="ce77"/>
          <table:table-cell table:style-name="ce12" table:formula="of:=[.M86]*[.D86]" office:value-type="currency" office:currency="EUR" office:value="0">
            <text:p>0,00 €</text:p>
          </table:table-cell>
          <table:table-cell table:style-name="ce77"/>
          <table:table-cell table:style-name="ce12" table:formula="of:=[.O86]*[.D86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Simple allumage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7]*[.E87]" office:value-type="currency" office:currency="EUR" office:value="0">
            <text:p>0,00 €</text:p>
          </table:table-cell>
          <table:table-cell table:style-name="ce77"/>
          <table:table-cell table:style-name="ce12" table:formula="of:=[.G87]*[.D87]" office:value-type="currency" office:currency="EUR" office:value="0">
            <text:p>0,00 €</text:p>
          </table:table-cell>
          <table:table-cell table:style-name="ce77"/>
          <table:table-cell table:style-name="ce12" table:formula="of:=[.I87]*[.D87]" office:value-type="currency" office:currency="EUR" office:value="0">
            <text:p>0,00 €</text:p>
          </table:table-cell>
          <table:table-cell table:style-name="ce77"/>
          <table:table-cell table:style-name="ce12" table:formula="of:=[.K87]*[.D87]" office:value-type="currency" office:currency="EUR" office:value="0">
            <text:p>0,00 €</text:p>
          </table:table-cell>
          <table:table-cell table:style-name="ce77"/>
          <table:table-cell table:style-name="ce12" table:formula="of:=[.M87]*[.D87]" office:value-type="currency" office:currency="EUR" office:value="0">
            <text:p>0,00 €</text:p>
          </table:table-cell>
          <table:table-cell table:style-name="ce77"/>
          <table:table-cell table:style-name="ce12" table:formula="of:=[.O87]*[.D87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5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PC 10/16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9]*[.E89]" office:value-type="currency" office:currency="EUR" office:value="0">
            <text:p>0,00 €</text:p>
          </table:table-cell>
          <table:table-cell table:style-name="ce77"/>
          <table:table-cell table:style-name="ce12" table:formula="of:=[.G89]*[.D89]" office:value-type="currency" office:currency="EUR" office:value="0">
            <text:p>0,00 €</text:p>
          </table:table-cell>
          <table:table-cell table:style-name="ce77"/>
          <table:table-cell table:style-name="ce12" table:formula="of:=[.I89]*[.D89]" office:value-type="currency" office:currency="EUR" office:value="0">
            <text:p>0,00 €</text:p>
          </table:table-cell>
          <table:table-cell table:style-name="ce77"/>
          <table:table-cell table:style-name="ce12" table:formula="of:=[.K89]*[.D89]" office:value-type="currency" office:currency="EUR" office:value="0">
            <text:p>0,00 €</text:p>
          </table:table-cell>
          <table:table-cell table:style-name="ce77"/>
          <table:table-cell table:style-name="ce12" table:formula="of:=[.M89]*[.D89]" office:value-type="currency" office:currency="EUR" office:value="0">
            <text:p>0,00 €</text:p>
          </table:table-cell>
          <table:table-cell table:style-name="ce77"/>
          <table:table-cell table:style-name="ce12" table:formula="of:=[.O89]*[.D89]" office:value-type="currency" office:currency="EUR" office:value="0">
            <text:p>0,00 €</text:p>
          </table:table-cell>
          <table:table-cell table:style-name="ce12" table:number-columns-repeated="3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PC 20/32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90]*[.E90]" office:value-type="currency" office:currency="EUR" office:value="0">
            <text:p>0,00 €</text:p>
          </table:table-cell>
          <table:table-cell table:style-name="ce77"/>
          <table:table-cell table:style-name="ce12" table:formula="of:=[.G90]*[.D90]" office:value-type="currency" office:currency="EUR" office:value="0">
            <text:p>0,00 €</text:p>
          </table:table-cell>
          <table:table-cell table:style-name="ce77"/>
          <table:table-cell table:style-name="ce12" table:formula="of:=[.I90]*[.D90]" office:value-type="currency" office:currency="EUR" office:value="0">
            <text:p>0,00 €</text:p>
          </table:table-cell>
          <table:table-cell table:style-name="ce77"/>
          <table:table-cell table:style-name="ce12" table:formula="of:=[.K90]*[.D90]" office:value-type="currency" office:currency="EUR" office:value="0">
            <text:p>0,00 €</text:p>
          </table:table-cell>
          <table:table-cell table:style-name="ce77"/>
          <table:table-cell table:style-name="ce12" table:formula="of:=[.M90]*[.D90]" office:value-type="currency" office:currency="EUR" office:value="0">
            <text:p>0,00 €</text:p>
          </table:table-cell>
          <table:table-cell table:style-name="ce77"/>
          <table:table-cell table:style-name="ce12" table:formula="of:=[.O90]*[.D90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83"/>
          <table:table-cell table:style-name="ce206" office:value-type="string">
            <text:p>PC 10/16+T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91]*[.E91]" office:value-type="currency" office:currency="EUR" office:value="0">
            <text:p>0,00 €</text:p>
          </table:table-cell>
          <table:table-cell table:style-name="ce77"/>
          <table:table-cell table:style-name="ce12" table:formula="of:=[.G91]*[.D91]" office:value-type="currency" office:currency="EUR" office:value="0">
            <text:p>0,00 €</text:p>
          </table:table-cell>
          <table:table-cell table:style-name="ce77"/>
          <table:table-cell table:style-name="ce12" table:formula="of:=[.I91]*[.D91]" office:value-type="currency" office:currency="EUR" office:value="0">
            <text:p>0,00 €</text:p>
          </table:table-cell>
          <table:table-cell table:style-name="ce77"/>
          <table:table-cell table:style-name="ce12" table:formula="of:=[.K91]*[.D91]" office:value-type="currency" office:currency="EUR" office:value="0">
            <text:p>0,00 €</text:p>
          </table:table-cell>
          <table:table-cell table:style-name="ce77"/>
          <table:table-cell table:style-name="ce12" table:formula="of:=[.M91]*[.D91]" office:value-type="currency" office:currency="EUR" office:value="0">
            <text:p>0,00 €</text:p>
          </table:table-cell>
          <table:table-cell table:style-name="ce77"/>
          <table:table-cell table:style-name="ce12" table:formula="of:=[.O91]*[.D91]" office:value-type="currency" office:currency="EUR" office:value="0">
            <text:p>0,00 €</text:p>
          </table:table-cell>
          <table:table-cell table:style-name="ce12"/>
          <table:table-cell table:style-name="ce5" table:number-columns-repeated="2"/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4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4"/>
        </table:table-row>
        <table:table-row table:style-name="ro1" table:number-rows-repeated="1048468">
          <table:table-cell table:number-columns-repeated="28"/>
        </table:table-row>
        <table:table-row table:style-name="ro1">
          <table:table-cell table:number-columns-repeated="28"/>
        </table:table-row>
        <table:named-expressions/>
      </table:table>
      <table:table table:name="14 ascenseur" table:style-name="ta22" table:print="false">
        <office:forms form:automatic-focus="false" form:apply-design-mode="false"/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4" table:visibility="collapse" table:number-columns-repeated="10" table:default-cell-style-name="Default"/>
        </table:table-column-group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RIVIERE SCHINDLER (2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8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83" office:value-type="string">
            <text:p>1.1</text:p>
          </table:table-cell>
          <table:table-cell table:style-name="ce8" office:value-type="string">
            <text:p>Etudes d'éxécution (EXE)</text:p>
          </table:table-cell>
          <table:table-cell table:style-name="ce73" office:value-type="string">
            <text:p>U</text:p>
          </table:table-cell>
          <table:table-cell table:style-name="ce91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G5]*[.D5]" office:value-type="currency" office:currency="EUR" office:value="630">
            <text:p>63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83" office:value-type="string">
            <text:p>2</text:p>
          </table:table-cell>
          <table:table-cell table:style-name="ce6" office:value-type="string">
            <text:p>ASCENSEU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83" office:value-type="string">
            <text:p>2.1</text:p>
          </table:table-cell>
          <table:table-cell table:style-name="ce8" office:value-type="string">
            <text:p>Ascenseur desservant 2 niveaux conforme EN 81-70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0">
            <text:p>25 000,00 €</text:p>
          </table:table-cell>
          <table:table-cell table:style-name="ce12" table:formula="of:=[.D8]*[.E8]" office:value-type="currency" office:currency="EUR" office:value="25000">
            <text:p>25 000,00 €</text:p>
          </table:table-cell>
          <table:table-cell table:style-name="ce77" office:value-type="currency" office:currency="EUR" office:value="22500">
            <text:p>22 500,00 €</text:p>
          </table:table-cell>
          <table:table-cell table:style-name="ce12" table:formula="of:=[.G8]*[.D8]" office:value-type="currency" office:currency="EUR" office:value="22500">
            <text:p>22 50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5">
            <text:p>5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8])" office:value-type="currency" office:currency="EUR" office:value="26500">
            <text:p>26 500,00 €</text:p>
          </table:table-cell>
          <table:table-cell table:style-name="ce19"/>
          <table:table-cell table:style-name="ce19" table:formula="of:=SUM([.H3:.H8])" office:value-type="currency" office:currency="EUR" office:value="23130">
            <text:p>23 130,00 €</text:p>
          </table:table-cell>
          <table:table-cell table:style-name="ce19"/>
          <table:table-cell table:style-name="ce19" table:formula="of:=SUM([.J3:.J8])" office:value-type="currency" office:currency="EUR" office:value="4">
            <text:p>4,00 €</text:p>
          </table:table-cell>
          <table:table-cell table:style-name="ce19"/>
          <table:table-cell table:style-name="ce19" table:formula="of:=SUM([.L3:.L8])" office:value-type="currency" office:currency="EUR" office:value="6">
            <text:p>6,00 €</text:p>
          </table:table-cell>
          <table:table-cell table:style-name="ce19"/>
          <table:table-cell table:style-name="ce19" table:formula="of:=SUM([.N3:.N8])" office:value-type="currency" office:currency="EUR" office:value="8">
            <text:p>8,00 €</text:p>
          </table:table-cell>
          <table:table-cell table:style-name="ce19"/>
          <table:table-cell table:style-name="ce19" table:formula="of:=SUM([.P3:.P8])" office:value-type="currency" office:currency="EUR" office:value="10">
            <text:p>10,00 €</text:p>
          </table:table-cell>
          <table:table-cell table:style-name="ce19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07" office:value-type="string">
            <text:p>rapport offre entreprise / estim Moe :</text:p>
          </table:table-cell>
          <table:table-cell table:style-name="ce78" table:formula="of:=[.H10]/[.F10]" office:value-type="percentage" office:value="0.872830188679245">
            <text:p>87,28%</text:p>
          </table:table-cell>
          <table:table-cell table:number-columns-repeated="10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4"/>
        </table:table-row>
        <table:table-row table:style-name="ro1" table:number-rows-repeated="1048548">
          <table:table-cell table:number-columns-repeated="18"/>
        </table:table-row>
        <table:table-row table:style-name="ro1">
          <table:table-cell table:number-columns-repeated="18"/>
        </table:table-row>
        <table:named-expressions/>
      </table:table>
      <table:table table:name="15 peinture" table:style-name="ta23" table:print="false">
        <office:forms form:automatic-focus="false" form:apply-design-mode="false"/>
        <table:table-column table:style-name="co1" table:default-cell-style-name="ce98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6" table:visibility="collapse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visibility="collapse" table:number-columns-repeated="6" table:default-cell-style-name="Default"/>
        <table:table-column table:style-name="co6" table:number-columns-repeated="5" table:default-cell-style-name="Default"/>
        <table:table-row table:style-name="ro1">
          <table:table-cell table:style-name="ce8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8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/>
          <table:table-cell table:style-name="ce6" office:value-type="string">
            <text:p>PEIN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1</text:p>
          </table:table-cell>
          <table:table-cell table:style-name="ce8" office:value-type="string">
            <text:p>PEINTURE SUR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office:value-type="float" office:value="60">
            <text:p>60,00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7]*[.E7]" office:value-type="currency" office:currency="EUR" office:value="180">
            <text:p>18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7]*[.D7]" office:value-type="currency" office:currency="EUR" office:value="600">
            <text:p>60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7]*[.D7]" office:value-type="currency" office:currency="EUR" office:value="150">
            <text:p>15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7]*[.D7]" office:value-type="currency" office:currency="EUR" office:value="480">
            <text:p>48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M7]*[.D7]" office:value-type="currency" office:currency="EUR" office:value="180">
            <text:p>180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7]*[.D7]" office:value-type="currency" office:currency="EUR" office:value="234">
            <text:p>234,00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7]*([.R7]-[.Q7])" office:value-type="currency" office:currency="EUR" office:value="142.5">
            <text:p>142,50 €</text:p>
          </table:table-cell>
          <table:table-cell office:value-type="string">
            <text:p>cadres et portes bureaux</text:p>
          </table:table-cell>
          <table:table-cell/>
        </table:table-row>
        <table:table-row table:style-name="ro8">
          <table:table-cell table:style-name="ce83" office:value-type="string">
            <text:p>1.2</text:p>
          </table:table-cell>
          <table:table-cell table:style-name="ce70" office:value-type="string">
            <text:p>Glycero mat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[.D7]" office:value-type="float" office:value="60">
            <text:p>6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8]*[.E8]" office:value-type="currency" office:currency="EUR" office:value="300">
            <text:p>30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8]*[.D8]" office:value-type="currency" office:currency="EUR" office:value="600">
            <text:p>600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8]*[.D8]" office:value-type="currency" office:currency="EUR" office:value="540">
            <text:p>54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8]*[.D8]" office:value-type="currency" office:currency="EUR" office:value="660">
            <text:p>66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8]*[.D8]" office:value-type="currency" office:currency="EUR" office:value="480">
            <text:p>480,00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8]*[.D8]" office:value-type="currency" office:currency="EUR" office:value="810">
            <text:p>810,00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5">
            <text:p>50,00%</text:p>
          </table:table-cell>
          <table:table-cell table:style-name="ce12" table:formula="of:=[.J8]*([.R8]-[.Q8])" office:value-type="currency" office:currency="EUR" office:value="270">
            <text:p>270,00 €</text:p>
          </table:table-cell>
          <table:table-cell office:value-type="string">
            <text:p>cadres et portes bureaux</text:p>
          </table:table-cell>
          <table:table-cell/>
        </table:table-row>
        <table:table-row-group>
          <table:table-row table:style-name="ro1" table:visibility="collapse">
            <table:table-cell table:style-name="ce83"/>
            <table:table-cell table:style-name="ce8" office:value-type="string">
              <text:p>PEINTURE SUR METAUX FERREUX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70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12" table:number-columns-repeated="3"/>
            <table:table-cell office:value-type="string">
              <text:p>Sous-face plancher collaborant</text:p>
            </table:table-cell>
            <table:table-cell/>
          </table:table-row>
          <table:table-row table:style-name="ro2" table:visibility="collapse">
            <table:table-cell table:style-name="ce83"/>
            <table:table-cell table:style-name="ce70" office:value-type="string">
              <text:p>Glycero mat bicouche sur antirouille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office:value-type="string">
              <text:p>Sous-face plancher collaborant</text:p>
            </table:table-cell>
            <table:table-cell table:style-name="ce78"/>
          </table:table-row>
        </table:table-row-group>
        <table:table-row table:style-name="ro1">
          <table:table-cell table:style-name="ce83" office:value-type="string">
            <text:p>2</text:p>
          </table:table-cell>
          <table:table-cell table:style-name="ce8" office:value-type="string">
            <text:p>PEINTURE INTERIEURE SUR BETON ET MACONN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2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2.1.1</text:p>
          </table:table-cell>
          <table:table-cell table:style-name="ce88" office:value-type="string">
            <text:p>Préparation des surface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4"/>
          <table:table-cell table:style-name="ce12" office:value-type="currency" office:currency="EUR" office:value="3">
            <text:p>3,00 €</text:p>
          </table:table-cell>
          <table:table-cell/>
        </table:table-row>
        <table:table-row table:style-name="ro1">
          <table:table-cell table:style-name="ce83" office:value-type="string">
            <text:p>2.1.1.1</text:p>
          </table:table-cell>
          <table:table-cell table:style-name="ce90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office:value-type="float" office:value="17.05">
            <text:p>17,05</text:p>
          </table:table-cell>
          <table:table-cell table:style-name="ce12" table:formula="of:=[.T14]" office:value-type="currency" office:currency="EUR" office:value="3">
            <text:p>3,00 €</text:p>
          </table:table-cell>
          <table:table-cell table:style-name="ce12" table:formula="of:=[.D15]*[.E15]" office:value-type="currency" office:currency="EUR" office:value="51.15">
            <text:p>51,1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5]*[.D15]" office:value-type="currency" office:currency="EUR" office:value="170.5">
            <text:p>170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5]*[.D15]" office:value-type="currency" office:currency="EUR" office:value="42.625">
            <text:p>42,6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5]*[.D15]" office:value-type="currency" office:currency="EUR" office:value="187.55">
            <text:p>187,5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5]*[.D15]" office:value-type="currency" office:currency="EUR" office:value="85.25">
            <text:p>85,25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5]*[.D15]" office:value-type="currency" office:currency="EUR" office:value="66.495">
            <text:p>66,50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15]*([.R15]-[.Q15])" office:value-type="currency" office:currency="EUR" office:value="40.49375">
            <text:p>40,49 €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2.1.1.2</text:p>
          </table:table-cell>
          <table:table-cell table:style-name="ce90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office:value-type="float" office:value="3.65">
            <text:p>3,65</text:p>
          </table:table-cell>
          <table:table-cell table:style-name="ce12" table:formula="of:=[.T14]" office:value-type="currency" office:currency="EUR" office:value="3">
            <text:p>3,00 €</text:p>
          </table:table-cell>
          <table:table-cell table:style-name="ce12" table:formula="of:=[.D16]*[.E16]" office:value-type="currency" office:currency="EUR" office:value="10.95">
            <text:p>10,9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6]*[.D16]" office:value-type="currency" office:currency="EUR" office:value="36.5">
            <text:p>36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6]*[.D16]" office:value-type="currency" office:currency="EUR" office:value="9.125">
            <text:p>9,1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6]*[.D16]" office:value-type="currency" office:currency="EUR" office:value="40.15">
            <text:p>40,1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6]*[.D16]" office:value-type="currency" office:currency="EUR" office:value="21.9">
            <text:p>21,9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6]*[.D16]" office:value-type="currency" office:currency="EUR" office:value="14.235">
            <text:p>14,24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16]*([.R16]-[.Q16])" office:value-type="currency" office:currency="EUR" office:value="8.66875">
            <text:p>8,67 €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2.1.1.3</text:p>
          </table:table-cell>
          <table:table-cell table:style-name="ce90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98.5" office:value-type="float" office:value="98.5">
            <text:p>98,50</text:p>
          </table:table-cell>
          <table:table-cell table:style-name="ce12" table:formula="of:=[.T14]" office:value-type="currency" office:currency="EUR" office:value="3">
            <text:p>3,00 €</text:p>
          </table:table-cell>
          <table:table-cell table:style-name="ce12" table:formula="of:=[.D17]*[.E17]" office:value-type="currency" office:currency="EUR" office:value="295.5">
            <text:p>295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7]*[.D17]" office:value-type="currency" office:currency="EUR" office:value="985">
            <text:p>985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7]*[.D17]" office:value-type="currency" office:currency="EUR" office:value="246.25">
            <text:p>246,2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7]*[.D17]" office:value-type="currency" office:currency="EUR" office:value="1083.5">
            <text:p>1 083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7]*[.D17]" office:value-type="currency" office:currency="EUR" office:value="591">
            <text:p>591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7]*[.D17]" office:value-type="currency" office:currency="EUR" office:value="384.15">
            <text:p>384,15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17]*([.R17]-[.Q17])" office:value-type="currency" office:currency="EUR" office:value="233.9375">
            <text:p>233,94 €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2.1.1.4</text:p>
          </table:table-cell>
          <table:table-cell table:style-name="ce90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office:value-type="float" office:value="497.4">
            <text:p>497,40</text:p>
          </table:table-cell>
          <table:table-cell table:style-name="ce12" table:formula="of:=[.T14]" office:value-type="currency" office:currency="EUR" office:value="3">
            <text:p>3,00 €</text:p>
          </table:table-cell>
          <table:table-cell table:style-name="ce12" table:formula="of:=[.D18]*[.E18]" office:value-type="currency" office:currency="EUR" office:value="1492.2">
            <text:p>1 492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8]*[.D18]" office:value-type="currency" office:currency="EUR" office:value="4974">
            <text:p>4 974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8]*[.D18]" office:value-type="currency" office:currency="EUR" office:value="1243.5">
            <text:p>1 243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8]*[.D18]" office:value-type="currency" office:currency="EUR" office:value="5471.4">
            <text:p>5 471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8]*[.D18]" office:value-type="currency" office:currency="EUR" office:value="2487">
            <text:p>2 487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8]*[.D18]" office:value-type="currency" office:currency="EUR" office:value="1939.86">
            <text:p>1 939,86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18]*([.R18]-[.Q18])" office:value-type="currency" office:currency="EUR" office:value="1181.325">
            <text:p>1 181,33 €</text:p>
          </table:table-cell>
          <table:table-cell table:number-columns-repeated="2"/>
        </table:table-row>
        <table:table-row table:style-name="ro8">
          <table:table-cell table:style-name="ce83" office:value-type="string">
            <text:p>2.1.2</text:p>
          </table:table-cell>
          <table:table-cell table:style-name="ce88" office:value-type="string">
            <text:p>Acrylique mat bicouche sur impression monocouche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4"/>
          <table:table-cell table:style-name="ce12" office:value-type="currency" office:currency="EUR" office:value="5">
            <text:p>5,00 €</text:p>
          </table:table-cell>
          <table:table-cell/>
        </table:table-row>
        <table:table-row table:style-name="ro1">
          <table:table-cell table:style-name="ce83" office:value-type="string">
            <text:p>2.1.2.1</text:p>
          </table:table-cell>
          <table:table-cell table:style-name="ce90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table:formula="of:=[.D15]" office:value-type="float" office:value="17.05">
            <text:p>17,05</text:p>
          </table:table-cell>
          <table:table-cell table:style-name="ce12" table:formula="of:=[.T19]" office:value-type="currency" office:currency="EUR" office:value="5">
            <text:p>5,00 €</text:p>
          </table:table-cell>
          <table:table-cell table:style-name="ce12" table:formula="of:=[.D20]*[.E20]" office:value-type="currency" office:currency="EUR" office:value="85.25">
            <text:p>85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0]*[.D20]" office:value-type="currency" office:currency="EUR" office:value="170.5">
            <text:p>170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0]*[.D20]" office:value-type="currency" office:currency="EUR" office:value="102.3">
            <text:p>102,3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0]*[.D20]" office:value-type="currency" office:currency="EUR" office:value="187.55">
            <text:p>187,5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0]*[.D20]" office:value-type="currency" office:currency="EUR" office:value="136.4">
            <text:p>136,4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0]*[.D20]" office:value-type="currency" office:currency="EUR" office:value="168.795">
            <text:p>168,80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5">
            <text:p>50,00%</text:p>
          </table:table-cell>
          <table:table-cell table:style-name="ce12" table:formula="of:=[.J20]*([.R20]-[.Q20])" office:value-type="currency" office:currency="EUR" office:value="51.15">
            <text:p>51,15 €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2.1.2.2</text:p>
          </table:table-cell>
          <table:table-cell table:style-name="ce90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3.65">
            <text:p>3,65</text:p>
          </table:table-cell>
          <table:table-cell table:style-name="ce12" table:formula="of:=[.T19]" office:value-type="currency" office:currency="EUR" office:value="5">
            <text:p>5,00 €</text:p>
          </table:table-cell>
          <table:table-cell table:style-name="ce12" table:formula="of:=[.D21]*[.E21]" office:value-type="currency" office:currency="EUR" office:value="18.25">
            <text:p>18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1]*[.D21]" office:value-type="currency" office:currency="EUR" office:value="36.5">
            <text:p>36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1]*[.D21]" office:value-type="currency" office:currency="EUR" office:value="21.9">
            <text:p>21,9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1]*[.D21]" office:value-type="currency" office:currency="EUR" office:value="40.15">
            <text:p>40,1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1]*[.D21]" office:value-type="currency" office:currency="EUR" office:value="29.2">
            <text:p>29,2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1]*[.D21]" office:value-type="currency" office:currency="EUR" office:value="36.135">
            <text:p>36,14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25">
            <text:p>25,00%</text:p>
          </table:table-cell>
          <table:table-cell table:style-name="ce12" table:formula="of:=[.J21]*([.R21]-[.Q21])" office:value-type="currency" office:currency="EUR" office:value="5.475">
            <text:p>5,48 €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2.1.2.3</text:p>
          </table:table-cell>
          <table:table-cell table:style-name="ce90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17]" office:value-type="float" office:value="98.5">
            <text:p>98,50</text:p>
          </table:table-cell>
          <table:table-cell table:style-name="ce12" table:formula="of:=[.T19]" office:value-type="currency" office:currency="EUR" office:value="5">
            <text:p>5,00 €</text:p>
          </table:table-cell>
          <table:table-cell table:style-name="ce12" table:formula="of:=[.D22]*[.E22]" office:value-type="currency" office:currency="EUR" office:value="492.5">
            <text:p>492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2]*[.D22]" office:value-type="currency" office:currency="EUR" office:value="985">
            <text:p>985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2]*[.D22]" office:value-type="currency" office:currency="EUR" office:value="591">
            <text:p>591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2]*[.D22]" office:value-type="currency" office:currency="EUR" office:value="1083.5">
            <text:p>1 083,5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2]*[.D22]" office:value-type="currency" office:currency="EUR" office:value="788">
            <text:p>78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2]*[.D22]" office:value-type="currency" office:currency="EUR" office:value="975.15">
            <text:p>975,15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25">
            <text:p>25,00%</text:p>
          </table:table-cell>
          <table:table-cell table:style-name="ce12" table:formula="of:=[.J22]*([.R22]-[.Q22])" office:value-type="currency" office:currency="EUR" office:value="147.75">
            <text:p>147,75 €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2.1.2.4</text:p>
          </table:table-cell>
          <table:table-cell table:style-name="ce90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497.4">
            <text:p>497,40</text:p>
          </table:table-cell>
          <table:table-cell table:style-name="ce12" table:formula="of:=[.T19]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2487">
            <text:p>2 487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3]*[.D23]" office:value-type="currency" office:currency="EUR" office:value="4974">
            <text:p>4 974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3]*[.D23]" office:value-type="currency" office:currency="EUR" office:value="2984.4">
            <text:p>2 984,4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3]*[.D23]" office:value-type="currency" office:currency="EUR" office:value="5471.4">
            <text:p>5 471,4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23]*[.D23]" office:value-type="currency" office:currency="EUR" office:value="3481.8">
            <text:p>3 481,8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3]*[.D23]" office:value-type="currency" office:currency="EUR" office:value="4924.26">
            <text:p>4 924,26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5">
            <text:p>50,00%</text:p>
          </table:table-cell>
          <table:table-cell table:style-name="ce12" table:formula="of:=[.J23]*([.R23]-[.Q23])" office:value-type="currency" office:currency="EUR" office:value="1492.2">
            <text:p>1 492,20 €</text:p>
          </table:table-cell>
          <table:table-cell table:number-columns-repeated="2"/>
        </table:table-row>
        <table:table-row-group>
          <table:table-row table:style-name="ro2" table:visibility="collapse">
            <table:table-cell table:style-name="ce8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88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  <table:table-row table:style-name="ro2" table:visibility="collapse">
            <table:table-cell table:style-name="ce83"/>
            <table:table-cell table:style-name="ce8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83" office:value-type="string">
            <text:p>3</text:p>
          </table:table-cell>
          <table:table-cell table:style-name="ce8" office:value-type="string">
            <text:p>PEINTURE INTERIEURE SUR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3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3.1.1</text:p>
          </table:table-cell>
          <table:table-cell table:style-name="ce88" office:value-type="string">
            <text:p>Préparation des surfaces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4"/>
          <table:table-cell table:style-name="ce12" office:value-type="currency" office:currency="EUR" office:value="3">
            <text:p>3,00 €</text:p>
          </table:table-cell>
          <table:table-cell/>
        </table:table-row>
        <table:table-row-group>
          <table:table-row table:style-name="ro1" table:visibility="collapse">
            <table:table-cell table:style-name="ce83"/>
            <table:table-cell table:style-name="ce90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T29]" office:value-type="currency" office:currency="EUR" office:value="3">
              <text:p>3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0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T29]" office:value-type="currency" office:currency="EUR" office:value="3">
              <text:p>3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83" office:value-type="string">
            <text:p>3.1.1.1</text:p>
          </table:table-cell>
          <table:table-cell table:style-name="ce90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24" office:value-type="float" office:value="24">
            <text:p>24,00</text:p>
          </table:table-cell>
          <table:table-cell table:style-name="ce12" table:formula="of:=[.T29]" office:value-type="currency" office:currency="EUR" office:value="3">
            <text:p>3,00 €</text:p>
          </table:table-cell>
          <table:table-cell table:style-name="ce12" table:formula="of:=[.D32]*[.E32]" office:value-type="currency" office:currency="EUR" office:value="72">
            <text:p>72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2]*[.D32]" office:value-type="currency" office:currency="EUR" office:value="240">
            <text:p>24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2]*[.D32]" office:value-type="currency" office:currency="EUR" office:value="60">
            <text:p>6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2]*[.D32]" office:value-type="currency" office:currency="EUR" office:value="264">
            <text:p>26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2]*[.D32]" office:value-type="currency" office:currency="EUR" office:value="96">
            <text:p>96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2]*[.D32]" office:value-type="currency" office:currency="EUR" office:value="93.6">
            <text:p>93,60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32]*([.R32]-[.Q32])" office:value-type="currency" office:currency="EUR" office:value="57">
            <text:p>57,00 €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3.1.1.2</text:p>
          </table:table-cell>
          <table:table-cell table:style-name="ce90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(12.93+14.96+14.72+37.69+15.54+14.85+13.47+14.95+2.08+1.78+1.78)" office:value-type="float" office:value="144.75">
            <text:p>144,75</text:p>
          </table:table-cell>
          <table:table-cell table:style-name="ce12" table:formula="of:=[.T29]" office:value-type="currency" office:currency="EUR" office:value="3">
            <text:p>3,00 €</text:p>
          </table:table-cell>
          <table:table-cell table:style-name="ce12" table:formula="of:=[.D33]*[.E33]" office:value-type="currency" office:currency="EUR" office:value="434.25">
            <text:p>434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3]*[.D33]" office:value-type="currency" office:currency="EUR" office:value="1447.5">
            <text:p>1 447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3]*[.D33]" office:value-type="currency" office:currency="EUR" office:value="361.875">
            <text:p>361,88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3]*[.D33]" office:value-type="currency" office:currency="EUR" office:value="1592.25">
            <text:p>1 592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3]*[.D33]" office:value-type="currency" office:currency="EUR" office:value="579">
            <text:p>579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3]*[.D33]" office:value-type="currency" office:currency="EUR" office:value="564.525">
            <text:p>564,53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95">
            <text:p>95,00%</text:p>
          </table:table-cell>
          <table:table-cell table:style-name="ce12" table:formula="of:=[.J33]*([.R33]-[.Q33])" office:value-type="currency" office:currency="EUR" office:value="343.78125">
            <text:p>343,78 €</text:p>
          </table:table-cell>
          <table:table-cell table:number-columns-repeated="2"/>
        </table:table-row>
        <table:table-row table:style-name="ro2">
          <table:table-cell table:style-name="ce83" office:value-type="string">
            <text:p>3.1.2</text:p>
          </table:table-cell>
          <table:table-cell table:style-name="ce88" office:value-type="string">
            <text:p>Acrylique mat bicouche sur impression monocouche</text:p>
          </table:table-cell>
          <table:table-cell table:style-name="ce73"/>
          <table:table-cell table:style-name="ce91"/>
          <table:table-cell table:style-name="ce12"/>
          <table:table-cell table:style-name="ce5" table:number-columns-repeated="14"/>
          <table:table-cell table:style-name="ce12" office:value-type="currency" office:currency="EUR" office:value="5">
            <text:p>5,00 €</text:p>
          </table:table-cell>
          <table:table-cell/>
        </table:table-row>
        <table:table-row-group>
          <table:table-row table:style-name="ro1" table:visibility="collapse">
            <table:table-cell table:style-name="ce83"/>
            <table:table-cell table:style-name="ce90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T34]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83"/>
            <table:table-cell table:style-name="ce90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T34]" office:value-type="currency" office:currency="EUR" office:value="5">
              <text:p>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83" office:value-type="string">
            <text:p>3.1.2.1</text:p>
          </table:table-cell>
          <table:table-cell table:style-name="ce90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32]" office:value-type="float" office:value="24">
            <text:p>24,00</text:p>
          </table:table-cell>
          <table:table-cell table:style-name="ce12" table:formula="of:=[.T34]" office:value-type="currency" office:currency="EUR" office:value="5">
            <text:p>5,00 €</text:p>
          </table:table-cell>
          <table:table-cell table:style-name="ce12" table:formula="of:=[.D37]*[.E37]" office:value-type="currency" office:currency="EUR" office:value="120">
            <text:p>12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7]*[.D37]" office:value-type="currency" office:currency="EUR" office:value="240">
            <text:p>24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44">
            <text:p>144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7]*[.D37]" office:value-type="currency" office:currency="EUR" office:value="264">
            <text:p>26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7]*[.D37]" office:value-type="currency" office:currency="EUR" office:value="168">
            <text:p>16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7]*[.D37]" office:value-type="currency" office:currency="EUR" office:value="237.6">
            <text:p>237,60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5">
            <text:p>50,00%</text:p>
          </table:table-cell>
          <table:table-cell table:style-name="ce12" table:formula="of:=[.J37]*([.R37]-[.Q37])" office:value-type="currency" office:currency="EUR" office:value="72">
            <text:p>72,00 €</text:p>
          </table:table-cell>
          <table:table-cell table:number-columns-repeated="2"/>
        </table:table-row>
        <table:table-row table:style-name="ro1">
          <table:table-cell table:style-name="ce83" office:value-type="string">
            <text:p>3.1.2.2</text:p>
          </table:table-cell>
          <table:table-cell table:style-name="ce90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33]" office:value-type="float" office:value="144.75">
            <text:p>144,75</text:p>
          </table:table-cell>
          <table:table-cell table:style-name="ce12" table:formula="of:=[.T34]" office:value-type="currency" office:currency="EUR" office:value="5">
            <text:p>5,00 €</text:p>
          </table:table-cell>
          <table:table-cell table:style-name="ce12" table:formula="of:=[.D38]*[.E38]" office:value-type="currency" office:currency="EUR" office:value="723.75">
            <text:p>723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8]*[.D38]" office:value-type="currency" office:currency="EUR" office:value="1447.5">
            <text:p>1 447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8]*[.D38]" office:value-type="currency" office:currency="EUR" office:value="868.5">
            <text:p>868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8]*[.D38]" office:value-type="currency" office:currency="EUR" office:value="1592.25">
            <text:p>1 592,2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8]*[.D38]" office:value-type="currency" office:currency="EUR" office:value="1013.25">
            <text:p>1 013,25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8]*[.D38]" office:value-type="currency" office:currency="EUR" office:value="1433.025">
            <text:p>1 433,03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5">
            <text:p>50,00%</text:p>
          </table:table-cell>
          <table:table-cell table:style-name="ce12" table:formula="of:=[.J38]*([.R38]-[.Q38])" office:value-type="currency" office:currency="EUR" office:value="434.25">
            <text:p>434,25 €</text:p>
          </table:table-cell>
          <table:table-cell table:number-columns-repeated="2"/>
        </table:table-row>
        <table:table-row-group>
          <table:table-row table:style-name="ro2" table:visibility="collapse">
            <table:table-cell table:style-name="ce8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2" table:visibility="collapse">
            <table:table-cell table:style-name="ce83"/>
            <table:table-cell table:style-name="ce88" office:value-type="string">
              <text:p>Pre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  <table:table-row table:style-name="ro2" table:visibility="collapse">
            <table:table-cell table:style-name="ce83"/>
            <table:table-cell table:style-name="ce8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41]*[.E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1]*[.D41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83" office:value-type="string">
            <text:p>4</text:p>
          </table:table-cell>
          <table:table-cell table:style-name="ce8" office:value-type="string">
            <text:p>PEINTURE EXTERIE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-group>
          <table:table-row table:style-name="ro1" table:visibility="collapse">
            <table:table-cell table:style-name="ce83"/>
            <table:table-cell table:style-name="ce70" office:value-type="string">
              <text:p>Préparation des tableaux d'ouvertur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</table:table-row-group>
        <table:table-row table:style-name="ro8">
          <table:table-cell table:style-name="ce83" office:value-type="string">
            <text:p>4.1</text:p>
          </table:table-cell>
          <table:table-cell table:style-name="ce70" office:value-type="string">
            <text:p>pliolite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251.2+270.04" office:value-type="float" office:value="521.24">
            <text:p>521,24</text:p>
          </table:table-cell>
          <table:table-cell table:style-name="ce12" table:formula="of:=12+2" office:value-type="currency" office:currency="EUR" office:value="14">
            <text:p>14,00 €</text:p>
          </table:table-cell>
          <table:table-cell table:style-name="ce12" table:formula="of:=[.D44]*[.E44]" office:value-type="currency" office:currency="EUR" office:value="7297.36">
            <text:p>7 297,3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44]*[.D44]" office:value-type="currency" office:currency="EUR" office:value="7818.6">
            <text:p>7 818,6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44]*[.D44]" office:value-type="currency" office:currency="EUR" office:value="5733.64">
            <text:p>5 733,64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44]*[.D44]" office:value-type="currency" office:currency="EUR" office:value="5733.64">
            <text:p>5 733,64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44]*[.D44]" office:value-type="currency" office:currency="EUR" office:value="4169.92">
            <text:p>4 169,92 €</text:p>
          </table:table-cell>
          <table:table-cell table:style-name="ce77" office:value-type="currency" office:currency="EUR" office:value="11.9">
            <text:p>11,90 €</text:p>
          </table:table-cell>
          <table:table-cell table:style-name="ce12" table:formula="of:=[.O44]*[.D44]" office:value-type="currency" office:currency="EUR" office:value="6202.756">
            <text:p>6 202,76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5">
            <text:p>50,00%</text:p>
          </table:table-cell>
          <table:table-cell table:style-name="ce12" table:formula="of:=[.J44]*([.R44]-[.Q44])" office:value-type="currency" office:currency="EUR" office:value="2866.82">
            <text:p>2 866,82 €</text:p>
          </table:table-cell>
          <table:table-cell office:value-type="string">
            <text:p>12+2 pour couleur</text:p>
          </table:table-cell>
          <table:table-cell/>
        </table:table-row>
        <table:table-row-group>
          <table:table-row table:style-name="ro2" table:visibility="collapse">
            <table:table-cell table:style-name="ce83"/>
            <table:table-cell table:style-name="ce70" office:value-type="string">
              <text:p>Preparation des surfac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  <table:table-row table:style-name="ro2" table:visibility="collapse">
            <table:table-cell table:style-name="ce83"/>
            <table:table-cell table:style-name="ce70" office:value-type="string">
              <text:p>imper20/10e mat sur precofix monocouche yc pontag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">
              <text:p>12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12"/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83" office:value-type="string">
            <text:p>5</text:p>
          </table:table-cell>
          <table:table-cell table:style-name="ce8" office:value-type="string">
            <text:p>NETTOYAGE DE CHANTIE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8">
          <table:table-cell table:style-name="ce83" office:value-type="string">
            <text:p>5.1</text:p>
          </table:table-cell>
          <table:table-cell table:style-name="ce70" office:value-type="string">
            <text:p>Nettoyage de fin de chantier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48]*[.E48]" office:value-type="currency" office:currency="EUR" office:value="1500">
            <text:p>1 5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G48]*[.D48]" office:value-type="currency" office:currency="EUR" office:value="3200">
            <text:p>3 2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48]*[.D48]" office:value-type="currency" office:currency="EUR" office:value="1200">
            <text:p>1 2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48]*[.D48]" office:value-type="currency" office:currency="EUR" office:value="400">
            <text:p>4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M48]*[.D48]" office:value-type="currency" office:currency="EUR" office:value="400">
            <text:p>400,00 €</text:p>
          </table:table-cell>
          <table:table-cell table:style-name="ce77" office:value-type="currency" office:currency="EUR" office:value="2550">
            <text:p>2 550,00 €</text:p>
          </table:table-cell>
          <table:table-cell table:style-name="ce12" table:formula="of:=[.O48]*[.D48]" office:value-type="currency" office:currency="EUR" office:value="2550">
            <text:p>2 550,00 €</text:p>
          </table:table-cell>
          <table:table-cell table:style-name="ce69" office:value-type="percentage" office:value="0">
            <text:p>0,00%</text:p>
          </table:table-cell>
          <table:table-cell table:style-name="ce69" office:value-type="percentage" office:value="0.1">
            <text:p>10,00%</text:p>
          </table:table-cell>
          <table:table-cell table:style-name="ce12" table:formula="of:=[.J48]*([.R48]-[.Q48])" office:value-type="currency" office:currency="EUR" office:value="120">
            <text:p>120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8])" office:value-type="currency" office:currency="EUR" office:value="15560.16">
            <text:p>15 560,16 €</text:p>
          </table:table-cell>
          <table:table-cell table:style-name="ce19"/>
          <table:table-cell table:style-name="ce19" table:formula="of:=SUM([.H3:.H48])" office:value-type="currency" office:currency="EUR" office:value="27925.6">
            <text:p>27 925,60 €</text:p>
          </table:table-cell>
          <table:table-cell table:style-name="ce19"/>
          <table:table-cell table:style-name="ce19" table:formula="of:=SUM([.J3:.J48])" office:value-type="currency" office:currency="EUR" office:value="14299.115">
            <text:p>14 299,12 €</text:p>
          </table:table-cell>
          <table:table-cell table:style-name="ce19"/>
          <table:table-cell table:style-name="ce19" table:formula="of:=SUM([.L3:.L48])" office:value-type="currency" office:currency="EUR" office:value="24551.34">
            <text:p>24 551,34 €</text:p>
          </table:table-cell>
          <table:table-cell table:style-name="ce19"/>
          <table:table-cell table:style-name="ce19" table:formula="of:=SUM([.N3:.N48])" office:value-type="currency" office:currency="EUR" office:value="14706.72">
            <text:p>14 706,72 €</text:p>
          </table:table-cell>
          <table:table-cell table:style-name="ce19"/>
          <table:table-cell table:style-name="ce19" table:formula="of:=SUM([.P3:.P48])" office:value-type="currency" office:currency="EUR" office:value="20634.586">
            <text:p>20 634,59 €</text:p>
          </table:table-cell>
          <table:table-cell table:style-name="ce19" table:number-columns-repeated="2"/>
          <table:table-cell table:style-name="ce19" table:formula="of:=SUM([.S3:.S48])" office:value-type="currency" office:currency="EUR" office:value="7467.35125">
            <text:p>7 467,35 €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07" office:value-type="string">
            <text:p>rapport offre entreprise / estim Moe :</text:p>
          </table:table-cell>
          <table:table-cell table:style-name="ce78" table:formula="of:=[.H50]/[.F50]" office:value-type="percentage" office:value="1.79468591582606">
            <text:p>179,47%</text:p>
          </table:table-cell>
          <table:table-cell/>
          <table:table-cell table:style-name="ce78" table:formula="of:=[.J50]/[.F50]" office:value-type="percentage" office:value="0.918956810212748">
            <text:p>91,90%</text:p>
          </table:table-cell>
          <table:table-cell table:style-name="ce78"/>
          <table:table-cell table:style-name="ce78" table:formula="of:=[.L50]/[.F50]" office:value-type="percentage" office:value="1.57783338988802">
            <text:p>157,78%</text:p>
          </table:table-cell>
          <table:table-cell table:style-name="ce78"/>
          <table:table-cell table:style-name="ce78" table:formula="of:=[.N50]/[.F50]" office:value-type="percentage" office:value="0.945152234938458">
            <text:p>94,52%</text:p>
          </table:table-cell>
          <table:table-cell table:style-name="ce78"/>
          <table:table-cell table:style-name="ce78" table:formula="of:=[.P50]/[.F50]" office:value-type="percentage" office:value="1.32611656949543">
            <text:p>132,61%</text:p>
          </table:table-cell>
          <table:table-cell table:style-name="ce78"/>
          <table:table-cell/>
          <table:table-cell table:style-name="ce78" table:formula="of:=[.S50]/[.J50]" office:value-type="percentage" office:value="0.522224714606463">
            <text:p>52,22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5">
          <table:table-cell table:style-name="ce83" office:value-type="string">
            <text:p>6</text:p>
          </table:table-cell>
          <table:table-cell table:style-name="ce101" office:value-type="string">
            <text:p>OPTION 1</text:p>
          </table:table-cell>
          <table:table-cell table:style-name="ce27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/>
          <table:table-cell table:style-name="ce101"/>
          <table:table-cell table:style-name="ce27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6.1</text:p>
          </table:table-cell>
          <table:table-cell table:style-name="ce8" office:value-type="string">
            <text:p>PEINTURE SUR METAUX FERRE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83" office:value-type="string">
            <text:p>6.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table:formula="of:=2*(23.23*2.99)" office:value-type="float" office:value="138.9154">
            <text:p>138,92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56]*[.E56]" office:value-type="currency" office:currency="EUR" office:value="416.7462">
            <text:p>416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56]*[.D56]" office:value-type="currency" office:currency="EUR" office:value="1389.154">
            <text:p>1 389,1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56]*[.D56]" office:value-type="currency" office:currency="EUR" office:value="347.2885">
            <text:p>347,29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56]*[.D56]" office:value-type="currency" office:currency="EUR" office:value="1111.3232">
            <text:p>1 111,32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56]*[.D56]" office:value-type="currency" office:currency="EUR" office:value="694.577">
            <text:p>694,58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O56]*[.D56]" office:value-type="currency" office:currency="EUR" office:value="486.2039">
            <text:p>486,20 €</text:p>
          </table:table-cell>
          <table:table-cell table:style-name="ce12" table:number-columns-repeated="3"/>
          <table:table-cell office:value-type="string">
            <text:p>Sous-face plancher collaborant</text:p>
          </table:table-cell>
          <table:table-cell/>
        </table:table-row>
        <table:table-row table:style-name="ro2">
          <table:table-cell table:style-name="ce83" office:value-type="string">
            <text:p>6.1.2</text:p>
          </table:table-cell>
          <table:table-cell table:style-name="ce70" office:value-type="string">
            <text:p>Glycero mat bicouche sur antirouille monocouche</text:p>
          </table:table-cell>
          <table:table-cell table:style-name="ce73" office:value-type="string">
            <text:p>M²</text:p>
          </table:table-cell>
          <table:table-cell table:style-name="ce76" table:formula="of:=[.D56]" office:value-type="float" office:value="138.9154">
            <text:p>138,92</text:p>
          </table:table-cell>
          <table:table-cell table:style-name="ce12" office:value-type="currency" office:currency="EUR" office:value="6">
            <text:p>6,00 €</text:p>
          </table:table-cell>
          <table:table-cell table:style-name="ce12" table:formula="of:=[.D57]*[.E57]" office:value-type="currency" office:currency="EUR" office:value="833.4924">
            <text:p>833,49 €</text:p>
          </table:table-cell>
          <table:table-cell table:style-name="ce77" office:value-type="currency" office:currency="EUR" office:value="21">
            <text:p>21,00 €</text:p>
          </table:table-cell>
          <table:table-cell table:style-name="ce12" table:formula="of:=[.G57]*[.D57]" office:value-type="currency" office:currency="EUR" office:value="2917.2234">
            <text:p>2 917,22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57]*[.D57]" office:value-type="currency" office:currency="EUR" office:value="1250.2386">
            <text:p>1 250,2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K57]*[.D57]" office:value-type="currency" office:currency="EUR" office:value="1805.9002">
            <text:p>1 805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57]*[.D57]" office:value-type="currency" office:currency="EUR" office:value="1111.3232">
            <text:p>1 111,32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57]*[.D57]" office:value-type="currency" office:currency="EUR" office:value="1875.3579">
            <text:p>1 875,36 €</text:p>
          </table:table-cell>
          <table:table-cell table:style-name="ce12"/>
          <table:table-cell table:style-name="ce5" table:number-columns-repeated="2"/>
          <table:table-cell office:value-type="string">
            <text:p>Sous-face plancher collaborant</text:p>
          </table:table-cell>
          <table:table-cell table:style-name="ce7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3:.F57])" office:value-type="currency" office:currency="EUR" office:value="1250.2386">
            <text:p>1 250,24 €</text:p>
          </table:table-cell>
          <table:table-cell table:style-name="ce19"/>
          <table:table-cell table:style-name="ce19" table:formula="of:=SUM([.H53:.H57])" office:value-type="currency" office:currency="EUR" office:value="4306.3774">
            <text:p>4 306,38 €</text:p>
          </table:table-cell>
          <table:table-cell table:style-name="ce19"/>
          <table:table-cell table:style-name="ce19" table:formula="of:=SUM([.J53:.J57])" office:value-type="currency" office:currency="EUR" office:value="1597.5271">
            <text:p>1 597,53 €</text:p>
          </table:table-cell>
          <table:table-cell table:style-name="ce19"/>
          <table:table-cell table:style-name="ce19" table:formula="of:=SUM([.L53:.L57])" office:value-type="currency" office:currency="EUR" office:value="2917.2234">
            <text:p>2 917,22 €</text:p>
          </table:table-cell>
          <table:table-cell table:style-name="ce19"/>
          <table:table-cell table:style-name="ce19" table:formula="of:=SUM([.N53:.N57])" office:value-type="currency" office:currency="EUR" office:value="1805.9002">
            <text:p>1 805,90 €</text:p>
          </table:table-cell>
          <table:table-cell table:style-name="ce19"/>
          <table:table-cell table:style-name="ce19" table:formula="of:=SUM([.P53:.P57])" office:value-type="currency" office:currency="EUR" office:value="2361.5618">
            <text:p>2 361,56 €</text:p>
          </table:table-cell>
          <table:table-cell table:style-name="ce19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07" office:value-type="string">
            <text:p>rapport offre entreprise / estim Moe :</text:p>
          </table:table-cell>
          <table:table-cell table:style-name="ce78" table:formula="of:=[.H59]/[.F59]" office:value-type="percentage" office:value="3.44444444444444">
            <text:p>344,44%</text:p>
          </table:table-cell>
          <table:table-cell/>
          <table:table-cell table:style-name="ce78" table:formula="of:=[.J59]/[.F59]" office:value-type="percentage" office:value="1.27777777777778">
            <text:p>127,78%</text:p>
          </table:table-cell>
          <table:table-cell table:style-name="ce78"/>
          <table:table-cell table:style-name="ce78" table:formula="of:=[.L59]/[.F59]" office:value-type="percentage" office:value="2.33333333333333">
            <text:p>233,33%</text:p>
          </table:table-cell>
          <table:table-cell table:style-name="ce78"/>
          <table:table-cell table:style-name="ce78" table:formula="of:=[.N59]/[.F59]" office:value-type="percentage" office:value="1.44444444444444">
            <text:p>144,44%</text:p>
          </table:table-cell>
          <table:table-cell table:style-name="ce78"/>
          <table:table-cell table:style-name="ce78" table:formula="of:=[.P59]/[.F59]" office:value-type="percentage" office:value="1.88888888888889">
            <text:p>188,89%</text:p>
          </table:table-cell>
          <table:table-cell table:style-name="ce78"/>
          <table:table-cell table:number-columns-repeated="4"/>
        </table:table-row>
        <table:table-row table:style-name="ro2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59" office:value-type="string">
            <text:p>(vérif)</text:p>
          </table:table-cell>
          <table:table-cell table:style-name="ce166" table:formula="of:=[.H50]+[.H59]" office:value-type="currency" office:currency="EUR" office:value="32231.9774">
            <text:p>32 231,98 €</text:p>
          </table:table-cell>
          <table:table-cell table:number-columns-repeated="13"/>
        </table:table-row>
        <table:table-row table:style-name="ro2" table:number-rows-repeated="3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2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2" table:number-rows-repeated="1048505">
          <table:table-cell table:number-columns-repeated="21"/>
        </table:table-row>
        <table:table-row table:style-name="ro2">
          <table:table-cell table:number-columns-repeated="21"/>
        </table:table-row>
        <table:named-expressions/>
      </table:table>
      <table:named-expressions>
        <table:named-range table:name="Excel_BuiltIn_Print_Area" table:base-cell-address="$'00a récapitulatif corps d état MOe'.$A$1" table:cell-range-address="$'01a démolition'.$A$1:.$F$66" table:range-usable-as="print-range"/>
        <table:named-range table:name="Excel_BuiltIn_Print_Area 1" table:base-cell-address="$'00a récapitulatif corps d état MOe'.$A$1" table:cell-range-address="$'01c gros oeuvre'.$A$1:.$F$117" table:range-usable-as="print-range"/>
        <table:named-range table:name="Excel_BuiltIn_Print_Area 2" table:base-cell-address="$'00a récapitulatif corps d état MOe'.$A$1" table:cell-range-address="$'03 couverture'.$A$1:.$N$39" table:range-usable-as="print-range"/>
        <table:named-range table:name="Excel_BuiltIn_Print_Area 3" table:base-cell-address="$'00a récapitulatif corps d état MOe'.$A$1" table:cell-range-address="$'04 etancheite'.$A$1:.$N$23" table:range-usable-as="print-range"/>
        <table:named-range table:name="Excel_BuiltIn_Print_Area 4" table:base-cell-address="$'00a récapitulatif corps d état MOe'.$A$1" table:cell-range-address="$'06 menuiserie aluminium'.$A$1:.$I$34" table:range-usable-as="print-range"/>
        <table:named-range table:name="Excel_BuiltIn_Print_Area 5" table:base-cell-address="$'00a récapitulatif corps d état MOe'.$A$1" table:cell-range-address="$'07 menuiserie bois'.$A$1:.$I$37" table:range-usable-as="print-range"/>
        <table:named-range table:name="Excel_BuiltIn_Print_Area 6" table:base-cell-address="$'00a récapitulatif corps d état MOe'.$A$1" table:cell-range-address="$'09a revetements durs'.$A$1:.$H$42" table:range-usable-as="print-range"/>
        <table:named-range table:name="Excel_BuiltIn_Print_Area 7" table:base-cell-address="$'00a récapitulatif corps d état MOe'.$A$1" table:cell-range-address="$'10 plaques de platre'.$A$1:.$H$31" table:range-usable-as="print-range"/>
        <table:named-range table:name="Excel_BuiltIn_Print_Area 8" table:base-cell-address="$'00a récapitulatif corps d état MOe'.$A$1" table:cell-range-address="$'13 electricité'.$A$1:.$J$65" table:range-usable-as="print-range"/>
        <table:named-range table:name="Excel_BuiltIn_Print_Area 9" table:base-cell-address="$'00a récapitulatif corps d état MOe'.$A$1" table:cell-range-address="$'14 ascenseur'.$A$1:.$H$11" table:range-usable-as="print-range"/>
        <table:named-range table:name="Excel_BuiltIn_Print_Area 10" table:base-cell-address="$'00a récapitulatif corps d état MOe'.$A$1" table:cell-range-address="$'15 peinture'.$A$1:.$P$60" table:range-usable-as="print-range"/>
        <table:named-range table:name="Excel_BuiltIn_Print_Area_11" table:base-cell-address="$'00a récapitulatif corps d état MOe'.$A$1" table:cell-range-address="$'00a récapitulatif corps d état MOe'.$A$1:.$E$46"/>
        <table:named-range table:name="Excel_BuiltIn_Print_Area_1" table:base-cell-address="$'00a récapitulatif corps d état MOe'.$A$1" table:cell-range-address="$'00a récapitulatif corps d état_options-variantes MOe'.$A$1:.$E$46"/>
        <table:named-range table:name="Excel_BuiltIn_Print_Area_2" table:base-cell-address="$'00a récapitulatif corps d état MOe'.$A$1" table:cell-range-address="$'00b récapitulatif lots - MOe &amp; offres entreprises'.$A$1:.$E$143"/>
        <table:named-range table:name="Excel_BuiltIn_Print_Area_3" table:base-cell-address="$'00a récapitulatif corps d état MOe'.$A$1" table:cell-range-address="$'01a démolition'.$A$2:.$F$65"/>
        <table:named-range table:name="Excel_BuiltIn_Print_Area_4" table:base-cell-address="$'00a récapitulatif corps d état MOe'.$A$1" table:cell-range-address="$'01b VRD'.$A$2:.$F$231"/>
        <table:named-range table:name="Excel_BuiltIn_Print_Area_5" table:base-cell-address="$'00a récapitulatif corps d état MOe'.$A$1" table:cell-range-address="$'01c gros oeuvre'.$A$2:.$F$107"/>
        <table:named-range table:name="Excel_BuiltIn_Print_Area_6" table:base-cell-address="$'00a récapitulatif corps d état MOe'.$A$1" table:cell-range-address="$'02 charpente metallique '.$A$2:.$F$42"/>
        <table:named-range table:name="Excel_BuiltIn_Print_Area_7" table:base-cell-address="$'00a récapitulatif corps d état MOe'.$A$1" table:cell-range-address="$'03 couverture'.$A$2:.$F$38"/>
        <table:named-range table:name="Excel_BuiltIn_Print_Area_8" table:base-cell-address="$'00a récapitulatif corps d état MOe'.$A$1" table:cell-range-address="$'04 etancheite'.$A$2:.$F$22"/>
        <table:named-range table:name="Excel_BuiltIn_Print_Area_9" table:base-cell-address="$'00a récapitulatif corps d état MOe'.$A$1" table:cell-range-address="$'05 menuiserie metallique'.$A$2:.$F$48"/>
        <table:named-range table:name="Excel_BuiltIn_Print_Area_10" table:base-cell-address="$'00a récapitulatif corps d état MOe'.$A$1" table:cell-range-address="$'06 menuiserie aluminium'.$A$2:.$F$33"/>
        <table:named-range table:name="Excel_BuiltIn_Print_Area_11_1" table:base-cell-address="$'00a récapitulatif corps d état MOe'.$A$1" table:cell-range-address="$'07 menuiserie bois'.$A$2:.$F$36"/>
        <table:named-range table:name="Excel_BuiltIn_Print_Area_12" table:base-cell-address="$'00a récapitulatif corps d état MOe'.$A$1" table:cell-range-address="$'09a revetements durs'.$A$3:.$F$68"/>
        <table:named-range table:name="Excel_BuiltIn_Print_Area_13" table:base-cell-address="$'00a récapitulatif corps d état MOe'.$A$1" table:cell-range-address="$'10 plaques de platre'.$A$2:.$F$46"/>
        <table:named-range table:name="Excel_BuiltIn_Print_Area_14" table:base-cell-address="$'00a récapitulatif corps d état MOe'.$A$1" table:cell-range-address="$'11 plomberie'.$A$2:.$F$106"/>
        <table:named-range table:name="Excel_BuiltIn_Print_Area_15" table:base-cell-address="$'00a récapitulatif corps d état MOe'.$A$1" table:cell-range-address="$'13 electricité'.$A$2:.$F$64"/>
        <table:named-range table:name="Excel_BuiltIn_Print_Area_16" table:base-cell-address="$'00a récapitulatif corps d état MOe'.$A$1" table:cell-range-address="$'14 ascenseur'.$A$2:.$F$10"/>
        <table:named-range table:name="Excel_BuiltIn_Print_Area_17" table:base-cell-address="$'00a récapitulatif corps d état MOe'.$A$1" table:cell-range-address="$'15 peinture'.$A$2:.$F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>€*-40C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5">
      <style:page-layout-properties fo:page-width="42cm" fo:page-height="29.7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shadow="none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68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13/05/2015</text:date>, <text:time>12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a_20_récapitulatif_20_corps_20_d_20_état" style:display-name="PageStyle_00a récapitulatif corps d ét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5f_options-variantes" style:display-name="PageStyle_00a récapitulatif corps d état_options-varian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b_20_récapitulatif_20_lots_20_-_20_MOe_20__26__20_offres_20_entreprises" style:display-name="PageStyle_00b récapitulatif lots - MOe &amp; offres entrepris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20_-_20_MOe_20__26__20_offres_20_entreprises" style:display-name="PageStyle_00a récapitulatif corps d état - MOe &amp; offres entrepri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a_20_démolition" style:display-name="PageStyle_01a démolition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b_20_VRD" style:display-name="PageStyle_01b VRD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c_20_gros_20_oeuvre" style:display-name="PageStyle_01c gros oeuv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2_20_charpente_20_metallique_20_" style:display-name="PageStyle_02 charpente metallique 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3_20_couverture" style:display-name="PageStyle_03 couvertu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4_20_etancheite" style:display-name="PageStyle_04 etancheit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5_20_menuiserie_20_metallique" style:display-name="PageStyle_05 menuiserie metalliqu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6_20_menuiserie_20_aluminium" style:display-name="PageStyle_06 menuiserie aluminium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7_20_menuiserie_20_bois" style:display-name="PageStyle_07 menuiserie boi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8_20_menuiserie_20_PVC" style:display-name="PageStyle_08 menuiserie PVC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a_20_revetements_20_durs" style:display-name="PageStyle_09a revetements dur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b_20_revetements_20_souples" style:display-name="PageStyle_09b revetements souples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20_plaques_20_de_20_platre" style:display-name="PageStyle_10 plaques de plat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20_plomberie" style:display-name="PageStyle_11 plomberi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20_climatisation" style:display-name="PageStyle_12 climatisation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20_electricité" style:display-name="PageStyle_13 electricité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20_ascenseur" style:display-name="PageStyle_14 ascenseu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20_peinture" style:display-name="PageStyle_15 peinture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daron</meta:initial-creator>
    <meta:creation-date>2008-11-17T11:05:57</meta:creation-date>
    <dc:date>2015-05-13T12:22:25.08</dc:date>
    <meta:print-date>2013-03-13T23:14:27</meta:print-date>
    <meta:editing-cycles>316</meta:editing-cycles>
    <meta:editing-duration>P13DT6H3M27S</meta:editing-duration>
    <meta:generator>OpenOffice/4.1.0$Win32 OpenOffice.org_project/410m18$Build-9764</meta:generator>
    <dc:creator>XAVIER DARON ARCHITECTE DPLG XDA</dc:creator>
    <meta:document-statistic meta:table-count="22" meta:cell-count="12796" meta:object-count="0"/>
  </office:meta>
</office:document-meta>
</file>